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173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6.971cm"/>
    </style:style>
    <style:style style:name="co11" style:family="table-column">
      <style:table-column-properties fo:break-before="auto" style:column-width="8.142cm"/>
    </style:style>
    <style:style style:name="co12" style:family="table-column">
      <style:table-column-properties fo:break-before="auto" style:column-width="10.892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6cm" svg:height="8.995cm" svg:x="29.159cm" svg:y="1.197cm">
            <draw:object draw:notify-on-update-of-ranges="Sheet1.N1:Sheet1.N1 Sheet1.N2:Sheet1.N1002 Sheet1.O1:Sheet1.O1 Sheet1.O2:Sheet1.O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0" table:default-cell-style-name="ce3"/>
        <table:table-column table:style-name="co7" table:default-cell-style-name="ce2"/>
        <table:table-column table:style-name="co7" table:default-cell-style-name="Default"/>
        <table:table-column table:style-name="co11" table:default-cell-style-name="ce4"/>
        <table:table-column table:style-name="co7" table:default-cell-style-name="ce4"/>
        <table:table-column table:style-name="co7" table:default-cell-style-name="ce2"/>
        <table:table-column table:style-name="co12" table:default-cell-style-name="ce2"/>
        <table:table-column table:style-name="co7" table:number-columns-repeated="47" table:default-cell-style-name="ce2"/>
        <table:table-row table:style-name="ro1">
          <table:table-cell table:style-name="ce1"/>
          <table:table-cell table:number-columns-repeated="12"/>
          <table:table-cell office:value-type="string" calcext:value-type="string">
            <text:p>% CHANGE</text:p>
          </table:table-cell>
          <table:table-cell office:value-type="string" calcext:value-type="string">
            <text:p>CDF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18" calcext:value-type="date">
            <text:p>2020-03-18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1073741823" calcext:value-type="float">
            <text:p>1073741823</text:p>
          </table:table-cell>
          <table:table-cell/>
          <table:table-cell office:value-type="float" office:value="3.15" calcext:value-type="float">
            <text:p>3.15</text:p>
          </table:table-cell>
          <table:table-cell table:formula="of:=[.I2]/[.I3]" office:value-type="float" office:value="0.466666666666667" calcext:value-type="float">
            <text:p>0.466666666666667</text:p>
          </table:table-cell>
          <table:table-cell table:formula="of:=([.J2]-1)*100" office:value-type="float" office:value="-53.3333333333333" calcext:value-type="float">
            <text:p>-53.3333333333333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-35.0515463917526" calcext:value-type="float">
            <text:p>-35.0515463917526</text:p>
          </table:table-cell>
          <table:table-cell table:formula="of:=[.L2]/1000" office:value-type="float" office:value="0.112" calcext:value-type="float">
            <text:p>0.11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29" calcext:value-type="date">
            <text:p>2019-07-29</text:p>
          </table:table-cell>
          <table:table-cell office:value-type="float" office:value="8.75" calcext:value-type="float">
            <text:p>8.75</text:p>
          </table:table-cell>
          <table:table-cell office:value-type="float" office:value="8.9" calcext:value-type="float">
            <text:p>8.9</text:p>
          </table:table-cell>
          <table:table-cell office:value-type="float" office:value="6.55" calcext:value-type="float">
            <text:p>6.55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669682147" calcext:value-type="float">
            <text:p>669682147</text:p>
          </table:table-cell>
          <table:table-cell/>
          <table:table-cell office:value-type="float" office:value="6.75" calcext:value-type="float">
            <text:p>6.75</text:p>
          </table:table-cell>
          <table:table-cell table:formula="of:=[.I3]/[.I4]" office:value-type="float" office:value="1.5" calcext:value-type="float">
            <text:p>1.5</text:p>
          </table:table-cell>
          <table:table-cell table:formula="of:=([.J3]-1)*100" office:value-type="float" office:value="50" calcext:value-type="float">
            <text:p>50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-27.027027027027" calcext:value-type="float">
            <text:p>-27.027027027027</text:p>
          </table:table-cell>
          <table:table-cell table:formula="of:=[.L3]/1000" office:value-type="float" office:value="0.268" calcext:value-type="float">
            <text:p>0.26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17" calcext:value-type="date">
            <text:p>2020-01-17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34870" calcext:value-type="float">
            <text:p>534870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[.I4]/[.I5]" office:value-type="float" office:value="1.32352941176471" calcext:value-type="float">
            <text:p>1.32352941176471</text:p>
          </table:table-cell>
          <table:table-cell table:formula="of:=([.J4]-1)*100" office:value-type="float" office:value="32.3529411764706" calcext:value-type="float">
            <text:p>32.3529411764706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L4]/1000" office:value-type="float" office:value="0.153" calcext:value-type="float">
            <text:p>0.153</text:p>
          </table:table-cell>
          <table:table-cell/>
          <table:table-cell office:value-type="string" calcext:value-type="string">
            <text:p>calculate the probability of</text:p>
          </table:table-cell>
          <table:table-cell table:number-columns-repeated="47"/>
        </table:table-row>
        <table:table-row table:style-name="ro1">
          <table:table-cell table:style-name="ce1" office:value-type="date" office:date-value="2020-02-14" calcext:value-type="date">
            <text:p>2020-02-14</text:p>
          </table:table-cell>
          <table:table-cell office:value-type="float" office:value="4.35" calcext:value-type="float">
            <text:p>4.35</text:p>
          </table:table-cell>
          <table:table-cell office:value-type="float" office:value="5.45" calcext:value-type="float">
            <text:p>5.45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344910835" calcext:value-type="float">
            <text:p>344910835</text:p>
          </table:table-cell>
          <table:table-cell/>
          <table:table-cell office:value-type="float" office:value="3.4" calcext:value-type="float">
            <text:p>3.4</text:p>
          </table:table-cell>
          <table:table-cell table:formula="of:=[.I5]/[.I6]" office:value-type="float" office:value="0.781609195402299" calcext:value-type="float">
            <text:p>0.781609195402299</text:p>
          </table:table-cell>
          <table:table-cell table:formula="of:=([.J5]-1)*100" office:value-type="float" office:value="-21.8390804597701" calcext:value-type="float">
            <text:p>-21.839080459770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-24.4444444444444" calcext:value-type="float">
            <text:p>-24.4444444444444</text:p>
          </table:table-cell>
          <table:table-cell table:formula="of:=[.L5]/1000" office:value-type="float" office:value="0.133" calcext:value-type="float">
            <text:p>0.133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47"/>
        </table:table-row>
        <table:table-row table:style-name="ro1">
          <table:table-cell table:style-name="ce1" office:value-type="date" office:date-value="2019-10-24" calcext:value-type="date">
            <text:p>2019-10-24</text:p>
          </table:table-cell>
          <table:table-cell office:value-type="float" office:value="5.6" calcext:value-type="float">
            <text:p>5.6</text:p>
          </table:table-cell>
          <table:table-cell office:value-type="float" office:value="5.65" calcext:value-type="float">
            <text:p>5.65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4.35" calcext:value-type="float">
            <text:p>4.35</text:p>
          </table:table-cell>
          <table:table-cell office:value-type="float" office:value="755710087" calcext:value-type="float">
            <text:p>755710087</text:p>
          </table:table-cell>
          <table:table-cell/>
          <table:table-cell office:value-type="float" office:value="4.35" calcext:value-type="float">
            <text:p>4.35</text:p>
          </table:table-cell>
          <table:table-cell table:formula="of:=[.I6]/[.I7]" office:value-type="float" office:value="1.47457627118644" calcext:value-type="float">
            <text:p>1.47457627118644</text:p>
          </table:table-cell>
          <table:table-cell table:formula="of:=([.J6]-1)*100" office:value-type="float" office:value="47.4576271186441" calcext:value-type="float">
            <text:p>47.457627118644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-23.0088495575221" calcext:value-type="float">
            <text:p>-23.0088495575221</text:p>
          </table:table-cell>
          <table:table-cell table:formula="of:=[.L6]/1000" office:value-type="float" office:value="0.212" calcext:value-type="float">
            <text:p>0.21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14" calcext:value-type="date">
            <text:p>2019-11-14</text:p>
          </table:table-cell>
          <table:table-cell office:value-type="float" office:value="3.35" calcext:value-type="float">
            <text:p>3.35</text:p>
          </table:table-cell>
          <table:table-cell office:value-type="float" office:value="3.45" calcext:value-type="float">
            <text:p>3.45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585724890" calcext:value-type="float">
            <text:p>585724890</text:p>
          </table:table-cell>
          <table:table-cell/>
          <table:table-cell office:value-type="float" office:value="2.95" calcext:value-type="float">
            <text:p>2.95</text:p>
          </table:table-cell>
          <table:table-cell table:formula="of:=[.I7]/[.I8]" office:value-type="float" office:value="0.293532338308458" calcext:value-type="float">
            <text:p>0.293532338308458</text:p>
          </table:table-cell>
          <table:table-cell table:formula="of:=([.J7]-1)*100" office:value-type="float" office:value="-70.6467661691542" calcext:value-type="float">
            <text:p>-70.6467661691542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-20.2702702702703" calcext:value-type="float">
            <text:p>-20.2702702702703</text:p>
          </table:table-cell>
          <table:table-cell table:formula="of:=[.L7]/1000" office:value-type="float" office:value="0.198" calcext:value-type="float">
            <text:p>0.198</text:p>
          </table:table-cell>
          <table:table-cell/>
          <table:table-cell table:formula="of:=LOOKUP([.Q5];[.O2:.O999];[.N2:.N999])" office:value-type="float" office:value="-10.8693340917922" calcext:value-type="float">
            <text:p>-10.8693340917922</text:p>
          </table:table-cell>
          <table:table-cell table:number-columns-repeated="47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table:number-columns-repeated="2" office:value-type="float" office:value="12.35" calcext:value-type="float">
            <text:p>12.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.05" calcext:value-type="float">
            <text:p>10.05</text:p>
          </table:table-cell>
          <table:table-cell office:value-type="float" office:value="485568457" calcext:value-type="float">
            <text:p>485568457</text:p>
          </table:table-cell>
          <table:table-cell/>
          <table:table-cell office:value-type="float" office:value="10.05" calcext:value-type="float">
            <text:p>10.05</text:p>
          </table:table-cell>
          <table:table-cell table:formula="of:=[.I8]/[.I9]" office:value-type="float" office:value="2.07216494845361" calcext:value-type="float">
            <text:p>2.07216494845361</text:p>
          </table:table-cell>
          <table:table-cell table:formula="of:=([.J8]-1)*100" office:value-type="float" office:value="107.216494845361" calcext:value-type="float">
            <text:p>107.21649484536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16.25" calcext:value-type="float">
            <text:p>-16.25</text:p>
          </table:table-cell>
          <table:table-cell table:formula="of:=[.L8]/1000" office:value-type="float" office:value="0.059" calcext:value-type="float">
            <text:p>0.05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.85" calcext:value-type="float">
            <text:p>4.85</text:p>
          </table:table-cell>
          <table:table-cell office:value-type="float" office:value="698221911" calcext:value-type="float">
            <text:p>698221911</text:p>
          </table:table-cell>
          <table:table-cell/>
          <table:table-cell office:value-type="float" office:value="4.85" calcext:value-type="float">
            <text:p>4.85</text:p>
          </table:table-cell>
          <table:table-cell table:formula="of:=[.I9]/[.I10]" office:value-type="float" office:value="0.515957446808511" calcext:value-type="float">
            <text:p>0.515957446808511</text:p>
          </table:table-cell>
          <table:table-cell table:formula="of:=([.J9]-1)*100" office:value-type="float" office:value="-48.4042553191489" calcext:value-type="float">
            <text:p>-48.404255319148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-14.9122807017544" calcext:value-type="float">
            <text:p>-14.9122807017544</text:p>
          </table:table-cell>
          <table:table-cell table:formula="of:=[.L9]/1000" office:value-type="float" office:value="0.113" calcext:value-type="float">
            <text:p>0.11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float" office:value="11.1" calcext:value-type="float">
            <text:p>11.1</text:p>
          </table:table-cell>
          <table:table-cell office:value-type="float" office:value="11.45" calcext:value-type="float">
            <text:p>11.45</text:p>
          </table:table-cell>
          <table:table-cell office:value-type="float" office:value="9.15" calcext:value-type="float">
            <text:p>9.15</text:p>
          </table:table-cell>
          <table:table-cell table:number-columns-repeated="2" office:value-type="float" office:value="9.4" calcext:value-type="float">
            <text:p>9.4</text:p>
          </table:table-cell>
          <table:table-cell office:value-type="float" office:value="1073741823" calcext:value-type="float">
            <text:p>1073741823</text:p>
          </table:table-cell>
          <table:table-cell/>
          <table:table-cell office:value-type="float" office:value="9.4" calcext:value-type="float">
            <text:p>9.4</text:p>
          </table:table-cell>
          <table:table-cell table:formula="of:=[.I10]/[.I11]" office:value-type="float" office:value="2.44155844155844" calcext:value-type="float">
            <text:p>2.44155844155844</text:p>
          </table:table-cell>
          <table:table-cell table:formula="of:=([.J10]-1)*100" office:value-type="float" office:value="144.155844155844" calcext:value-type="float">
            <text:p>144.1558441558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-13.3640552995392" calcext:value-type="float">
            <text:p>-13.3640552995392</text:p>
          </table:table-cell>
          <table:table-cell table:formula="of:=[.L10]/1000" office:value-type="float" office:value="0.057" calcext:value-type="float">
            <text:p>0.057</text:p>
          </table:table-cell>
          <table:table-cell/>
          <table:table-cell office:value-type="string" calcext:value-type="string">
            <text:p>that means there is 20% chance</text:p>
          </table:table-cell>
          <table:table-cell table:number-columns-repeated="47"/>
        </table:table-row>
        <table:table-row table:style-name="ro1">
          <table:table-cell table:style-name="ce1" office:value-type="date" office:date-value="2020-02-24" calcext:value-type="date">
            <text:p>2020-02-24</text:p>
          </table:table-cell>
          <table:table-cell office:value-type="float" office:value="4.8" calcext:value-type="float">
            <text:p>4.8</text:p>
          </table:table-cell>
          <table:table-cell office:value-type="float" office:value="5.05" calcext:value-type="float">
            <text:p>5.05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679574901" calcext:value-type="float">
            <text:p>679574901</text:p>
          </table:table-cell>
          <table:table-cell/>
          <table:table-cell office:value-type="float" office:value="3.85" calcext:value-type="float">
            <text:p>3.85</text:p>
          </table:table-cell>
          <table:table-cell table:formula="of:=[.I11]/[.I12]" office:value-type="float" office:value="0.641666666666667" calcext:value-type="float">
            <text:p>0.641666666666667</text:p>
          </table:table-cell>
          <table:table-cell table:formula="of:=([.J11]-1)*100" office:value-type="float" office:value="-35.8333333333333" calcext:value-type="float">
            <text:p>-35.833333333333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12.5" calcext:value-type="float">
            <text:p>-12.5</text:p>
          </table:table-cell>
          <table:table-cell table:formula="of:=[.L11]/1000" office:value-type="float" office:value="0.128" calcext:value-type="float">
            <text:p>0.128</text:p>
          </table:table-cell>
          <table:table-cell/>
          <table:table-cell office:value-type="string" calcext:value-type="string">
            <text:p>that the stock will return -10.87%.</text:p>
          </table:table-cell>
          <table:table-cell table:number-columns-repeated="47"/>
        </table:table-row>
        <table:table-row table:style-name="ro1">
          <table:table-cell table:style-name="ce1" office:value-type="date" office:date-value="2019-11-26" calcext:value-type="date">
            <text:p>2019-11-26</text:p>
          </table:table-cell>
          <table:table-cell office:value-type="float" office:value="6.55" calcext:value-type="float">
            <text:p>6.55</text:p>
          </table:table-cell>
          <table:table-cell office:value-type="float" office:value="6.8" calcext:value-type="float">
            <text:p>6.8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1166562" calcext:value-type="float">
            <text:p>17116656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12]/[.I13]" office:value-type="float" office:value="1.11111111111111" calcext:value-type="float">
            <text:p>1.11111111111111</text:p>
          </table:table-cell>
          <table:table-cell table:formula="of:=([.J12]-1)*100" office:value-type="float" office:value="11.1111111111111" calcext:value-type="float">
            <text:p>11.111111111111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-12.4087591240876" calcext:value-type="float">
            <text:p>-12.4087591240876</text:p>
          </table:table-cell>
          <table:table-cell table:formula="of:=[.L12]/1000" office:value-type="float" office:value="0.19" calcext:value-type="float">
            <text:p>0.1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01" calcext:value-type="date">
            <text:p>2019-10-01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219653425" calcext:value-type="float">
            <text:p>219653425</text:p>
          </table:table-cell>
          <table:table-cell/>
          <table:table-cell office:value-type="float" office:value="5.4" calcext:value-type="float">
            <text:p>5.4</text:p>
          </table:table-cell>
          <table:table-cell table:formula="of:=[.I13]/[.I14]" office:value-type="float" office:value="0.174235145622992" calcext:value-type="float">
            <text:p>0.174235145622992</text:p>
          </table:table-cell>
          <table:table-cell table:formula="of:=([.J13]-1)*100" office:value-type="float" office:value="-82.5764854377008" calcext:value-type="float">
            <text:p>-82.5764854377008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-12.1951219512195" calcext:value-type="float">
            <text:p>-12.1951219512195</text:p>
          </table:table-cell>
          <table:table-cell table:formula="of:=[.L13]/1000" office:value-type="float" office:value="0.226" calcext:value-type="float">
            <text:p>0.22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11" calcext:value-type="date">
            <text:p>2018-05-11</text:p>
          </table:table-cell>
          <table:table-cell table:number-columns-repeated="2" office:value-type="float" office:value="35.122898" calcext:value-type="float">
            <text:p>35.122898</text:p>
          </table:table-cell>
          <table:table-cell office:value-type="float" office:value="30.6007" calcext:value-type="float">
            <text:p>30.6007</text:p>
          </table:table-cell>
          <table:table-cell table:number-columns-repeated="2" office:value-type="float" office:value="30.992599" calcext:value-type="float">
            <text:p>30.992599</text:p>
          </table:table-cell>
          <table:table-cell office:value-type="float" office:value="131996627" calcext:value-type="float">
            <text:p>131996627</text:p>
          </table:table-cell>
          <table:table-cell/>
          <table:table-cell office:value-type="float" office:value="30.992599" calcext:value-type="float">
            <text:p>30.992599</text:p>
          </table:table-cell>
          <table:table-cell table:formula="of:=[.I14]/[.I15]" office:value-type="float" office:value="10.3308663333333" calcext:value-type="float">
            <text:p>10.3308663333333</text:p>
          </table:table-cell>
          <table:table-cell table:formula="of:=([.J14]-1)*100" office:value-type="float" office:value="933.086633333333" calcext:value-type="float">
            <text:p>933.086633333333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-11.9108036815638" calcext:value-type="float">
            <text:p>-11.9108036815638</text:p>
          </table:table-cell>
          <table:table-cell table:formula="of:=[.L14]/1000" office:value-type="float" office:value="0.566" calcext:value-type="float">
            <text:p>0.56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18" calcext:value-type="date">
            <text:p>2020-02-18</text:p>
          </table:table-cell>
          <table:table-cell table:number-columns-repeated="2" office:value-type="float" office:value="3.25" calcext:value-type="float">
            <text:p>3.25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2554754" calcext:value-type="float">
            <text:p>6425547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15]/[.I16]" office:value-type="float" office:value="0.134833890714165" calcext:value-type="float">
            <text:p>0.134833890714165</text:p>
          </table:table-cell>
          <table:table-cell table:formula="of:=([.J15]-1)*100" office:value-type="float" office:value="-86.5166109285835" calcext:value-type="float">
            <text:p>-86.5166109285835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-11.7647058823529" calcext:value-type="float">
            <text:p>-11.7647058823529</text:p>
          </table:table-cell>
          <table:table-cell table:formula="of:=[.L15]/1000" office:value-type="float" office:value="0.131" calcext:value-type="float">
            <text:p>0.13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15" calcext:value-type="date">
            <text:p>2018-11-15</text:p>
          </table:table-cell>
          <table:table-cell office:value-type="float" office:value="24.2092" calcext:value-type="float">
            <text:p>24.2092</text:p>
          </table:table-cell>
          <table:table-cell office:value-type="float" office:value="24.4202" calcext:value-type="float">
            <text:p>24.4202</text:p>
          </table:table-cell>
          <table:table-cell office:value-type="float" office:value="21.857599" calcext:value-type="float">
            <text:p>21.857599</text:p>
          </table:table-cell>
          <table:table-cell table:number-columns-repeated="2" office:value-type="float" office:value="22.249599" calcext:value-type="float">
            <text:p>22.249599</text:p>
          </table:table-cell>
          <table:table-cell office:value-type="float" office:value="94308835" calcext:value-type="float">
            <text:p>94308835</text:p>
          </table:table-cell>
          <table:table-cell/>
          <table:table-cell office:value-type="float" office:value="22.249599" calcext:value-type="float">
            <text:p>22.249599</text:p>
          </table:table-cell>
          <table:table-cell table:formula="of:=[.I16]/[.I17]" office:value-type="float" office:value="0.441124202988199" calcext:value-type="float">
            <text:p>0.441124202988199</text:p>
          </table:table-cell>
          <table:table-cell table:formula="of:=([.J16]-1)*100" office:value-type="float" office:value="-55.8875797011801" calcext:value-type="float">
            <text:p>-55.8875797011801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-10.8693340917922" calcext:value-type="float">
            <text:p>-10.8693340917922</text:p>
          </table:table-cell>
          <table:table-cell table:formula="of:=[.L16]/1000" office:value-type="float" office:value="0.439" calcext:value-type="float">
            <text:p>0.43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01" calcext:value-type="date">
            <text:p>2016-09-01</text:p>
          </table:table-cell>
          <table:table-cell office:value-type="float" office:value="56.136398" calcext:value-type="float">
            <text:p>56.136398</text:p>
          </table:table-cell>
          <table:table-cell office:value-type="float" office:value="56.498199" calcext:value-type="float">
            <text:p>56.498199</text:p>
          </table:table-cell>
          <table:table-cell office:value-type="float" office:value="50.106701" calcext:value-type="float">
            <text:p>50.106701</text:p>
          </table:table-cell>
          <table:table-cell office:value-type="float" office:value="50.4384" calcext:value-type="float">
            <text:p>50.4384</text:p>
          </table:table-cell>
          <table:table-cell office:value-type="float" office:value="49.844086" calcext:value-type="float">
            <text:p>49.844086</text:p>
          </table:table-cell>
          <table:table-cell office:value-type="float" office:value="103220420" calcext:value-type="float">
            <text:p>103220420</text:p>
          </table:table-cell>
          <table:table-cell/>
          <table:table-cell office:value-type="float" office:value="50.4384" calcext:value-type="float">
            <text:p>50.4384</text:p>
          </table:table-cell>
          <table:table-cell table:formula="of:=[.I17]/[.I18]" office:value-type="float" office:value="14.6198260869565" calcext:value-type="float">
            <text:p>14.6198260869565</text:p>
          </table:table-cell>
          <table:table-cell table:formula="of:=([.J17]-1)*100" office:value-type="float" office:value="1361.98260869565" calcext:value-type="float">
            <text:p>1361.98260869565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-10.486889391721" calcext:value-type="float">
            <text:p>-10.486889391721</text:p>
          </table:table-cell>
          <table:table-cell table:formula="of:=[.L17]/1000" office:value-type="float" office:value="0.983" calcext:value-type="float">
            <text:p>0.98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02" calcext:value-type="date">
            <text:p>2020-03-02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44209249" calcext:value-type="float">
            <text:p>244209249</text:p>
          </table:table-cell>
          <table:table-cell/>
          <table:table-cell office:value-type="float" office:value="3.45" calcext:value-type="float">
            <text:p>3.45</text:p>
          </table:table-cell>
          <table:table-cell table:formula="of:=[.I18]/[.I19]" office:value-type="float" office:value="0.101179251508157" calcext:value-type="float">
            <text:p>0.101179251508157</text:p>
          </table:table-cell>
          <table:table-cell table:formula="of:=([.J18]-1)*100" office:value-type="float" office:value="-89.8820748491843" calcext:value-type="float">
            <text:p>-89.882074849184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-10.3896103896104" calcext:value-type="float">
            <text:p>-10.3896103896104</text:p>
          </table:table-cell>
          <table:table-cell table:formula="of:=[.L18]/1000" office:value-type="float" office:value="0.123" calcext:value-type="float">
            <text:p>0.12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05" calcext:value-type="date">
            <text:p>2018-06-05</text:p>
          </table:table-cell>
          <table:table-cell table:number-columns-repeated="2" office:value-type="float" office:value="38.499599" calcext:value-type="float">
            <text:p>38.499599</text:p>
          </table:table-cell>
          <table:table-cell office:value-type="float" office:value="33.3442" calcext:value-type="float">
            <text:p>33.3442</text:p>
          </table:table-cell>
          <table:table-cell table:number-columns-repeated="2" office:value-type="float" office:value="34.0979" calcext:value-type="float">
            <text:p>34.0979</text:p>
          </table:table-cell>
          <table:table-cell office:value-type="float" office:value="65232976" calcext:value-type="float">
            <text:p>65232976</text:p>
          </table:table-cell>
          <table:table-cell/>
          <table:table-cell office:value-type="float" office:value="34.0979" calcext:value-type="float">
            <text:p>34.0979</text:p>
          </table:table-cell>
          <table:table-cell table:formula="of:=[.I19]/[.I20]" office:value-type="float" office:value="0.578812471525468" calcext:value-type="float">
            <text:p>0.578812471525468</text:p>
          </table:table-cell>
          <table:table-cell table:formula="of:=([.J19]-1)*100" office:value-type="float" office:value="-42.1187528474532" calcext:value-type="float">
            <text:p>-42.1187528474532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-10.0954997521541" calcext:value-type="float">
            <text:p>-10.0954997521541</text:p>
          </table:table-cell>
          <table:table-cell table:formula="of:=[.L19]/1000" office:value-type="float" office:value="0.549" calcext:value-type="float">
            <text:p>0.54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20" calcext:value-type="date">
            <text:p>2017-03-20</text:p>
          </table:table-cell>
          <table:table-cell office:value-type="float" office:value="66.266296" calcext:value-type="float">
            <text:p>66.266296</text:p>
          </table:table-cell>
          <table:table-cell office:value-type="float" office:value="74.466698" calcext:value-type="float">
            <text:p>74.466698</text:p>
          </table:table-cell>
          <table:table-cell office:value-type="float" office:value="55.6842" calcext:value-type="float">
            <text:p>55.6842</text:p>
          </table:table-cell>
          <table:table-cell table:number-columns-repeated="2" office:value-type="float" office:value="58.910099" calcext:value-type="float">
            <text:p>58.910099</text:p>
          </table:table-cell>
          <table:table-cell office:value-type="float" office:value="333067878" calcext:value-type="float">
            <text:p>333067878</text:p>
          </table:table-cell>
          <table:table-cell/>
          <table:table-cell office:value-type="float" office:value="58.910099" calcext:value-type="float">
            <text:p>58.910099</text:p>
          </table:table-cell>
          <table:table-cell table:formula="of:=[.I20]/[.I21]" office:value-type="float" office:value="8.35604241134752" calcext:value-type="float">
            <text:p>8.35604241134752</text:p>
          </table:table-cell>
          <table:table-cell table:formula="of:=([.J20]-1)*100" office:value-type="float" office:value="735.604241134752" calcext:value-type="float">
            <text:p>735.604241134752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-9.6207499117841" calcext:value-type="float">
            <text:p>-9.6207499117841</text:p>
          </table:table-cell>
          <table:table-cell table:formula="of:=[.L20]/1000" office:value-type="float" office:value="0.85" calcext:value-type="float">
            <text:p>0.8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03" calcext:value-type="date">
            <text:p>2019-12-03</text:p>
          </table:table-cell>
          <table:table-cell office:value-type="float" office:value="7.9" calcext:value-type="float">
            <text:p>7.9</text:p>
          </table:table-cell>
          <table:table-cell office:value-type="float" office:value="7.95" calcext:value-type="float">
            <text:p>7.95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733287657" calcext:value-type="float">
            <text:p>733287657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I21]/[.I22]" office:value-type="float" office:value="0.898089171974522" calcext:value-type="float">
            <text:p>0.898089171974522</text:p>
          </table:table-cell>
          <table:table-cell table:formula="of:=([.J21]-1)*100" office:value-type="float" office:value="-10.1910828025478" calcext:value-type="float">
            <text:p>-10.1910828025478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-9.61538461538462" calcext:value-type="float">
            <text:p>-9.61538461538462</text:p>
          </table:table-cell>
          <table:table-cell table:formula="of:=[.L21]/1000" office:value-type="float" office:value="0.185" calcext:value-type="float">
            <text:p>0.18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float" office:value="8.65" calcext:value-type="float">
            <text:p>8.65</text:p>
          </table:table-cell>
          <table:table-cell office:value-type="float" office:value="8.7" calcext:value-type="float">
            <text:p>8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85" calcext:value-type="float">
            <text:p>7.85</text:p>
          </table:table-cell>
          <table:table-cell office:value-type="float" office:value="990846027" calcext:value-type="float">
            <text:p>990846027</text:p>
          </table:table-cell>
          <table:table-cell/>
          <table:table-cell office:value-type="float" office:value="7.85" calcext:value-type="float">
            <text:p>7.85</text:p>
          </table:table-cell>
          <table:table-cell table:formula="of:=[.I22]/[.I23]" office:value-type="float" office:value="0.94578313253012" calcext:value-type="float">
            <text:p>0.94578313253012</text:p>
          </table:table-cell>
          <table:table-cell table:formula="of:=([.J22]-1)*100" office:value-type="float" office:value="-5.42168674698796" calcext:value-type="float">
            <text:p>-5.4216867469879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9.2485549132948" calcext:value-type="float">
            <text:p>-9.2485549132948</text:p>
          </table:table-cell>
          <table:table-cell table:formula="of:=[.L22]/1000" office:value-type="float" office:value="0.032" calcext:value-type="float">
            <text:p>0.032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table:number-columns-repeated="2" office:value-type="float" office:value="8.95" calcext:value-type="float">
            <text:p>8.95</text:p>
          </table:table-cell>
          <table:table-cell office:value-type="float" office:value="8.15" calcext:value-type="float">
            <text:p>8.15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644443669" calcext:value-type="float">
            <text:p>644443669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[.I23]/[.I24]" office:value-type="float" office:value="2.63492063492064" calcext:value-type="float">
            <text:p>2.63492063492064</text:p>
          </table:table-cell>
          <table:table-cell table:formula="of:=([.J23]-1)*100" office:value-type="float" office:value="163.492063492064" calcext:value-type="float">
            <text:p>163.49206349206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-8.79120879120878" calcext:value-type="float">
            <text:p>-8.79120879120878</text:p>
          </table:table-cell>
          <table:table-cell table:formula="of:=[.L23]/1000" office:value-type="float" office:value="0.029" calcext:value-type="float">
            <text:p>0.02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23" calcext:value-type="date">
            <text:p>2020-03-23</text:p>
          </table:table-cell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12968741" calcext:value-type="float">
            <text:p>312968741</text:p>
          </table:table-cell>
          <table:table-cell/>
          <table:table-cell office:value-type="float" office:value="3.15" calcext:value-type="float">
            <text:p>3.15</text:p>
          </table:table-cell>
          <table:table-cell table:formula="of:=[.I24]/[.I25]" office:value-type="float" office:value="0.954545454545455" calcext:value-type="float">
            <text:p>0.954545454545455</text:p>
          </table:table-cell>
          <table:table-cell table:formula="of:=([.J24]-1)*100" office:value-type="float" office:value="-4.54545454545454" calcext:value-type="float">
            <text:p>-4.5454545454545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-8.69565217391305" calcext:value-type="float">
            <text:p>-8.69565217391305</text:p>
          </table:table-cell>
          <table:table-cell table:formula="of:=[.L24]/1000" office:value-type="float" office:value="0.109" calcext:value-type="float">
            <text:p>0.10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06" calcext:value-type="date">
            <text:p>2020-03-06</text:p>
          </table:table-cell>
          <table:table-cell office:value-type="float" office:value="3.4" calcext:value-type="float">
            <text:p>3.4</text:p>
          </table:table-cell>
          <table:table-cell office:value-type="float" office:value="3.45" calcext:value-type="float">
            <text:p>3.4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38761004" calcext:value-type="float">
            <text:p>338761004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I25]/[.I26]" office:value-type="float" office:value="0.857142857142857" calcext:value-type="float">
            <text:p>0.857142857142857</text:p>
          </table:table-cell>
          <table:table-cell table:formula="of:=([.J25]-1)*100" office:value-type="float" office:value="-14.2857142857143" calcext:value-type="float">
            <text:p>-14.285714285714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-8.33333333333334" calcext:value-type="float">
            <text:p>-8.33333333333334</text:p>
          </table:table-cell>
          <table:table-cell table:formula="of:=[.L25]/1000" office:value-type="float" office:value="0.119" calcext:value-type="float">
            <text:p>0.11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06" calcext:value-type="date">
            <text:p>2019-11-06</text:p>
          </table:table-cell>
          <table:table-cell office:value-type="float" office:value="4.1" calcext:value-type="float">
            <text:p>4.1</text:p>
          </table:table-cell>
          <table:table-cell office:value-type="float" office:value="4.15" calcext:value-type="float">
            <text:p>4.15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168131372" calcext:value-type="float">
            <text:p>168131372</text:p>
          </table:table-cell>
          <table:table-cell/>
          <table:table-cell office:value-type="float" office:value="3.85" calcext:value-type="float">
            <text:p>3.85</text:p>
          </table:table-cell>
          <table:table-cell table:formula="of:=[.I26]/[.I27]" office:value-type="float" office:value="0.269230769230769" calcext:value-type="float">
            <text:p>0.269230769230769</text:p>
          </table:table-cell>
          <table:table-cell table:formula="of:=([.J26]-1)*100" office:value-type="float" office:value="-73.0769230769231" calcext:value-type="float">
            <text:p>-73.0769230769231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-8.33333333333334" calcext:value-type="float">
            <text:p>-8.33333333333334</text:p>
          </table:table-cell>
          <table:table-cell table:formula="of:=[.L26]/1000" office:value-type="float" office:value="0.203" calcext:value-type="float">
            <text:p>0.20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08" calcext:value-type="date">
            <text:p>2019-05-08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float" office:value="13.65" calcext:value-type="float">
            <text:p>13.65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240357694" calcext:value-type="float">
            <text:p>240357694</text:p>
          </table:table-cell>
          <table:table-cell/>
          <table:table-cell office:value-type="float" office:value="14.3" calcext:value-type="float">
            <text:p>14.3</text:p>
          </table:table-cell>
          <table:table-cell table:formula="of:=[.I27]/[.I28]" office:value-type="float" office:value="3.575" calcext:value-type="float">
            <text:p>3.575</text:p>
          </table:table-cell>
          <table:table-cell table:formula="of:=([.J27]-1)*100" office:value-type="float" office:value="257.5" calcext:value-type="float">
            <text:p>257.5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-8.33333333333333" calcext:value-type="float">
            <text:p>-8.33333333333333</text:p>
          </table:table-cell>
          <table:table-cell table:formula="of:=[.L27]/1000" office:value-type="float" office:value="0.325" calcext:value-type="float">
            <text:p>0.32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24" calcext:value-type="date">
            <text:p>2020-04-24</text:p>
          </table:table-cell>
          <table:table-cell table:number-columns-repeated="2" office:value-type="float" office:value="4.25" calcext:value-type="float">
            <text:p>4.25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1586483" calcext:value-type="float">
            <text:p>32158648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28]/[.I29]" office:value-type="float" office:value="0.196267001629016" calcext:value-type="float">
            <text:p>0.196267001629016</text:p>
          </table:table-cell>
          <table:table-cell table:formula="of:=([.J28]-1)*100" office:value-type="float" office:value="-80.3732998370984" calcext:value-type="float">
            <text:p>-80.373299837098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-8.04597701149424" calcext:value-type="float">
            <text:p>-8.04597701149424</text:p>
          </table:table-cell>
          <table:table-cell table:formula="of:=[.L28]/1000" office:value-type="float" office:value="0.089" calcext:value-type="float">
            <text:p>0.08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04" calcext:value-type="date">
            <text:p>2018-10-04</text:p>
          </table:table-cell>
          <table:table-cell office:value-type="float" office:value="21.7069" calcext:value-type="float">
            <text:p>21.7069</text:p>
          </table:table-cell>
          <table:table-cell office:value-type="float" office:value="22.34" calcext:value-type="float">
            <text:p>22.34</text:p>
          </table:table-cell>
          <table:table-cell office:value-type="float" office:value="19.9583" calcext:value-type="float">
            <text:p>19.9583</text:p>
          </table:table-cell>
          <table:table-cell table:number-columns-repeated="2" office:value-type="float" office:value="20.3804" calcext:value-type="float">
            <text:p>20.3804</text:p>
          </table:table-cell>
          <table:table-cell office:value-type="float" office:value="56375899" calcext:value-type="float">
            <text:p>56375899</text:p>
          </table:table-cell>
          <table:table-cell/>
          <table:table-cell office:value-type="float" office:value="20.3804" calcext:value-type="float">
            <text:p>20.3804</text:p>
          </table:table-cell>
          <table:table-cell table:formula="of:=[.I29]/[.I30]" office:value-type="float" office:value="1.57987596899225" calcext:value-type="float">
            <text:p>1.57987596899225</text:p>
          </table:table-cell>
          <table:table-cell table:formula="of:=([.J29]-1)*100" office:value-type="float" office:value="57.9875968992248" calcext:value-type="float">
            <text:p>57.9875968992248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-7.90184825342311" calcext:value-type="float">
            <text:p>-7.90184825342311</text:p>
          </table:table-cell>
          <table:table-cell table:formula="of:=[.L29]/1000" office:value-type="float" office:value="0.467" calcext:value-type="float">
            <text:p>0.46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15" calcext:value-type="date">
            <text:p>2019-05-15</text:p>
          </table:table-cell>
          <table:table-cell office:value-type="float" office:value="14.05" calcext:value-type="float">
            <text:p>14.05</text:p>
          </table:table-cell>
          <table:table-cell office:value-type="float" office:value="14.15" calcext:value-type="float">
            <text:p>14.15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148791000" calcext:value-type="float">
            <text:p>148791000</text:p>
          </table:table-cell>
          <table:table-cell/>
          <table:table-cell office:value-type="float" office:value="12.9" calcext:value-type="float">
            <text:p>12.9</text:p>
          </table:table-cell>
          <table:table-cell table:formula="of:=[.I30]/[.I31]" office:value-type="float" office:value="2.41121495327103" calcext:value-type="float">
            <text:p>2.41121495327103</text:p>
          </table:table-cell>
          <table:table-cell table:formula="of:=([.J30]-1)*100" office:value-type="float" office:value="141.121495327103" calcext:value-type="float">
            <text:p>141.121495327103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7.85714285714285" calcext:value-type="float">
            <text:p>-7.85714285714285</text:p>
          </table:table-cell>
          <table:table-cell table:formula="of:=[.L30]/1000" office:value-type="float" office:value="0.32" calcext:value-type="float">
            <text:p>0.32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28" calcext:value-type="date">
            <text:p>2020-01-28</text:p>
          </table:table-cell>
          <table:table-cell office:value-type="float" office:value="5.85" calcext:value-type="float">
            <text:p>5.85</text:p>
          </table:table-cell>
          <table:table-cell office:value-type="float" office:value="5.9" calcext:value-type="float">
            <text:p>5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5.35" calcext:value-type="float">
            <text:p>5.35</text:p>
          </table:table-cell>
          <table:table-cell office:value-type="float" office:value="248123542" calcext:value-type="float">
            <text:p>248123542</text:p>
          </table:table-cell>
          <table:table-cell/>
          <table:table-cell office:value-type="float" office:value="5.35" calcext:value-type="float">
            <text:p>5.35</text:p>
          </table:table-cell>
          <table:table-cell table:formula="of:=[.I31]/[.I32]" office:value-type="float" office:value="0.158441996902237" calcext:value-type="float">
            <text:p>0.158441996902237</text:p>
          </table:table-cell>
          <table:table-cell table:formula="of:=([.J31]-1)*100" office:value-type="float" office:value="-84.1558003097763" calcext:value-type="float">
            <text:p>-84.1558003097763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-7.75862068965517" calcext:value-type="float">
            <text:p>-7.75862068965517</text:p>
          </table:table-cell>
          <table:table-cell table:formula="of:=[.L31]/1000" office:value-type="float" office:value="0.146" calcext:value-type="float">
            <text:p>0.14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25" calcext:value-type="date">
            <text:p>2018-06-25</text:p>
          </table:table-cell>
          <table:table-cell office:value-type="float" office:value="36.208302" calcext:value-type="float">
            <text:p>36.208302</text:p>
          </table:table-cell>
          <table:table-cell office:value-type="float" office:value="36.298698" calcext:value-type="float">
            <text:p>36.298698</text:p>
          </table:table-cell>
          <table:table-cell office:value-type="float" office:value="33.525101" calcext:value-type="float">
            <text:p>33.525101</text:p>
          </table:table-cell>
          <table:table-cell table:number-columns-repeated="2" office:value-type="float" office:value="33.7663" calcext:value-type="float">
            <text:p>33.7663</text:p>
          </table:table-cell>
          <table:table-cell office:value-type="float" office:value="46858445" calcext:value-type="float">
            <text:p>46858445</text:p>
          </table:table-cell>
          <table:table-cell/>
          <table:table-cell office:value-type="float" office:value="33.7663" calcext:value-type="float">
            <text:p>33.7663</text:p>
          </table:table-cell>
          <table:table-cell table:formula="of:=[.I32]/[.I33]" office:value-type="float" office:value="9.12602702702703" calcext:value-type="float">
            <text:p>9.12602702702703</text:p>
          </table:table-cell>
          <table:table-cell table:formula="of:=([.J32]-1)*100" office:value-type="float" office:value="812.602702702703" calcext:value-type="float">
            <text:p>812.602702702703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-7.51442078565207" calcext:value-type="float">
            <text:p>-7.51442078565207</text:p>
          </table:table-cell>
          <table:table-cell table:formula="of:=[.L32]/1000" office:value-type="float" office:value="0.535" calcext:value-type="float">
            <text:p>0.53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13" calcext:value-type="date">
            <text:p>2019-11-13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219386908" calcext:value-type="float">
            <text:p>219386908</text:p>
          </table:table-cell>
          <table:table-cell/>
          <table:table-cell office:value-type="float" office:value="3.7" calcext:value-type="float">
            <text:p>3.7</text:p>
          </table:table-cell>
          <table:table-cell table:formula="of:=[.I33]/[.I34]" office:value-type="float" office:value="0.427745664739884" calcext:value-type="float">
            <text:p>0.427745664739884</text:p>
          </table:table-cell>
          <table:table-cell table:formula="of:=([.J33]-1)*100" office:value-type="float" office:value="-57.2254335260116" calcext:value-type="float">
            <text:p>-57.2254335260116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-7.5" calcext:value-type="float">
            <text:p>-7.5</text:p>
          </table:table-cell>
          <table:table-cell table:formula="of:=[.L33]/1000" office:value-type="float" office:value="0.199" calcext:value-type="float">
            <text:p>0.19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float" office:value="9.2" calcext:value-type="float">
            <text:p>9.2</text:p>
          </table:table-cell>
          <table:table-cell office:value-type="float" office:value="9.35" calcext:value-type="float">
            <text:p>9.35</text:p>
          </table:table-cell>
          <table:table-cell office:value-type="float" office:value="8.45" calcext:value-type="float">
            <text:p>8.45</text:p>
          </table:table-cell>
          <table:table-cell table:number-columns-repeated="2" office:value-type="float" office:value="8.65" calcext:value-type="float">
            <text:p>8.65</text:p>
          </table:table-cell>
          <table:table-cell office:value-type="float" office:value="475980943" calcext:value-type="float">
            <text:p>475980943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[.I34]/[.I35]" office:value-type="float" office:value="1.53097345132743" calcext:value-type="float">
            <text:p>1.53097345132743</text:p>
          </table:table-cell>
          <table:table-cell table:formula="of:=([.J34]-1)*100" office:value-type="float" office:value="53.0973451327434" calcext:value-type="float">
            <text:p>53.097345132743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-7.48663101604278" calcext:value-type="float">
            <text:p>-7.48663101604278</text:p>
          </table:table-cell>
          <table:table-cell table:formula="of:=[.L34]/1000" office:value-type="float" office:value="0.033" calcext:value-type="float">
            <text:p>0.03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23" calcext:value-type="date">
            <text:p>2019-10-23</text:p>
          </table:table-cell>
          <table:table-cell office:value-type="float" office:value="6.2" calcext:value-type="float">
            <text:p>6.2</text:p>
          </table:table-cell>
          <table:table-cell office:value-type="float" office:value="6.25" calcext:value-type="float">
            <text:p>6.25</text:p>
          </table:table-cell>
          <table:table-cell office:value-type="float" office:value="5.55" calcext:value-type="float">
            <text:p>5.55</text:p>
          </table:table-cell>
          <table:table-cell table:number-columns-repeated="2" office:value-type="float" office:value="5.65" calcext:value-type="float">
            <text:p>5.65</text:p>
          </table:table-cell>
          <table:table-cell office:value-type="float" office:value="159051328" calcext:value-type="float">
            <text:p>159051328</text:p>
          </table:table-cell>
          <table:table-cell/>
          <table:table-cell office:value-type="float" office:value="5.65" calcext:value-type="float">
            <text:p>5.65</text:p>
          </table:table-cell>
          <table:table-cell table:formula="of:=[.I35]/[.I36]" office:value-type="float" office:value="0.22230878493494" calcext:value-type="float">
            <text:p>0.22230878493494</text:p>
          </table:table-cell>
          <table:table-cell table:formula="of:=([.J35]-1)*100" office:value-type="float" office:value="-77.769121506506" calcext:value-type="float">
            <text:p>-77.769121506506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-7.37704918032786" calcext:value-type="float">
            <text:p>-7.37704918032786</text:p>
          </table:table-cell>
          <table:table-cell table:formula="of:=[.L35]/1000" office:value-type="float" office:value="0.213" calcext:value-type="float">
            <text:p>0.21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24" calcext:value-type="date">
            <text:p>2018-09-24</text:p>
          </table:table-cell>
          <table:table-cell office:value-type="float" office:value="26.651199" calcext:value-type="float">
            <text:p>26.651199</text:p>
          </table:table-cell>
          <table:table-cell office:value-type="float" office:value="26.9527" calcext:value-type="float">
            <text:p>26.9527</text:p>
          </table:table-cell>
          <table:table-cell office:value-type="float" office:value="24.9328" calcext:value-type="float">
            <text:p>24.9328</text:p>
          </table:table-cell>
          <table:table-cell table:number-columns-repeated="2" office:value-type="float" office:value="25.4151" calcext:value-type="float">
            <text:p>25.4151</text:p>
          </table:table-cell>
          <table:table-cell office:value-type="float" office:value="35452265" calcext:value-type="float">
            <text:p>35452265</text:p>
          </table:table-cell>
          <table:table-cell/>
          <table:table-cell office:value-type="float" office:value="25.4151" calcext:value-type="float">
            <text:p>25.4151</text:p>
          </table:table-cell>
          <table:table-cell table:formula="of:=[.I36]/[.I37]" office:value-type="float" office:value="3.971109375" calcext:value-type="float">
            <text:p>3.971109375</text:p>
          </table:table-cell>
          <table:table-cell table:formula="of:=([.J36]-1)*100" office:value-type="float" office:value="297.1109375" calcext:value-type="float">
            <text:p>297.1109375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-7.26074534116162" calcext:value-type="float">
            <text:p>-7.26074534116162</text:p>
          </table:table-cell>
          <table:table-cell table:formula="of:=[.L36]/1000" office:value-type="float" office:value="0.474" calcext:value-type="float">
            <text:p>0.47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18" calcext:value-type="date">
            <text:p>2019-12-18</text:p>
          </table:table-cell>
          <table:table-cell office:value-type="float" office:value="7.25" calcext:value-type="float">
            <text:p>7.25</text:p>
          </table:table-cell>
          <table:table-cell office:value-type="float" office:value="7.35" calcext:value-type="float">
            <text:p>7.35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328199359" calcext:value-type="float">
            <text:p>328199359</text:p>
          </table:table-cell>
          <table:table-cell/>
          <table:table-cell office:value-type="float" office:value="6.4" calcext:value-type="float">
            <text:p>6.4</text:p>
          </table:table-cell>
          <table:table-cell table:formula="of:=[.I37]/[.I38]" office:value-type="float" office:value="1.42222222222222" calcext:value-type="float">
            <text:p>1.42222222222222</text:p>
          </table:table-cell>
          <table:table-cell table:formula="of:=([.J37]-1)*100" office:value-type="float" office:value="42.2222222222222" calcext:value-type="float">
            <text:p>42.222222222222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-7.2463768115942" calcext:value-type="float">
            <text:p>-7.2463768115942</text:p>
          </table:table-cell>
          <table:table-cell table:formula="of:=[.L37]/1000" office:value-type="float" office:value="0.174" calcext:value-type="float">
            <text:p>0.17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12" calcext:value-type="date">
            <text:p>2020-02-12</text:p>
          </table:table-cell>
          <table:table-cell table:number-columns-repeated="2" office:value-type="float" office:value="4.85" calcext:value-type="float">
            <text:p>4.85</text:p>
          </table:table-cell>
          <table:table-cell office:value-type="float" office:value="4.45" calcext:value-type="float">
            <text:p>4.4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93521398" calcext:value-type="float">
            <text:p>293521398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[.I38]/[.I39]" office:value-type="float" office:value="0.193846034556286" calcext:value-type="float">
            <text:p>0.193846034556286</text:p>
          </table:table-cell>
          <table:table-cell table:formula="of:=([.J38]-1)*100" office:value-type="float" office:value="-80.6153965443714" calcext:value-type="float">
            <text:p>-80.615396544371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-7.21649484536082" calcext:value-type="float">
            <text:p>-7.21649484536082</text:p>
          </table:table-cell>
          <table:table-cell table:formula="of:=[.L38]/1000" office:value-type="float" office:value="0.135" calcext:value-type="float">
            <text:p>0.13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27" calcext:value-type="date">
            <text:p>2018-09-27</text:p>
          </table:table-cell>
          <table:table-cell table:number-columns-repeated="2" office:value-type="float" office:value="24.993099" calcext:value-type="float">
            <text:p>24.993099</text:p>
          </table:table-cell>
          <table:table-cell office:value-type="float" office:value="23.123899" calcext:value-type="float">
            <text:p>23.123899</text:p>
          </table:table-cell>
          <table:table-cell table:number-columns-repeated="2" office:value-type="float" office:value="23.2143" calcext:value-type="float">
            <text:p>23.2143</text:p>
          </table:table-cell>
          <table:table-cell office:value-type="float" office:value="50116341" calcext:value-type="float">
            <text:p>50116341</text:p>
          </table:table-cell>
          <table:table-cell/>
          <table:table-cell office:value-type="float" office:value="23.2143" calcext:value-type="float">
            <text:p>23.2143</text:p>
          </table:table-cell>
          <table:table-cell table:formula="of:=[.I39]/[.I40]" office:value-type="float" office:value="3.86905" calcext:value-type="float">
            <text:p>3.86905</text:p>
          </table:table-cell>
          <table:table-cell table:formula="of:=([.J39]-1)*100" office:value-type="float" office:value="286.905" calcext:value-type="float">
            <text:p>286.905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-7.11716062101783" calcext:value-type="float">
            <text:p>-7.11716062101783</text:p>
          </table:table-cell>
          <table:table-cell table:formula="of:=[.L39]/1000" office:value-type="float" office:value="0.471" calcext:value-type="float">
            <text:p>0.47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19" calcext:value-type="date">
            <text:p>2019-08-19</text:p>
          </table:table-cell>
          <table:table-cell office:value-type="float" office:value="6.4" calcext:value-type="float">
            <text:p>6.4</text:p>
          </table:table-cell>
          <table:table-cell office:value-type="float" office:value="6.45" calcext:value-type="float">
            <text:p>6.45</text:p>
          </table:table-cell>
          <table:table-cell office:value-type="float" office:value="5.85" calcext:value-type="float">
            <text:p>5.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1624842" calcext:value-type="float">
            <text:p>13162484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40]/[.I41]" office:value-type="float" office:value="0.240066267892589" calcext:value-type="float">
            <text:p>0.240066267892589</text:p>
          </table:table-cell>
          <table:table-cell table:formula="of:=([.J40]-1)*100" office:value-type="float" office:value="-75.9933732107411" calcext:value-type="float">
            <text:p>-75.9933732107411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-6.97674418604651" calcext:value-type="float">
            <text:p>-6.97674418604651</text:p>
          </table:table-cell>
          <table:table-cell table:formula="of:=[.L40]/1000" office:value-type="float" office:value="0.255" calcext:value-type="float">
            <text:p>0.25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22" calcext:value-type="date">
            <text:p>2018-11-22</text:p>
          </table:table-cell>
          <table:table-cell office:value-type="float" office:value="26.41" calcext:value-type="float">
            <text:p>26.41</text:p>
          </table:table-cell>
          <table:table-cell office:value-type="float" office:value="26.982901" calcext:value-type="float">
            <text:p>26.982901</text:p>
          </table:table-cell>
          <table:table-cell office:value-type="float" office:value="24.601101" calcext:value-type="float">
            <text:p>24.601101</text:p>
          </table:table-cell>
          <table:table-cell table:number-columns-repeated="2" office:value-type="float" office:value="24.993099" calcext:value-type="float">
            <text:p>24.993099</text:p>
          </table:table-cell>
          <table:table-cell office:value-type="float" office:value="75852625" calcext:value-type="float">
            <text:p>75852625</text:p>
          </table:table-cell>
          <table:table-cell/>
          <table:table-cell office:value-type="float" office:value="24.993099" calcext:value-type="float">
            <text:p>24.993099</text:p>
          </table:table-cell>
          <table:table-cell table:formula="of:=[.I41]/[.I42]" office:value-type="float" office:value="0.481697160798406" calcext:value-type="float">
            <text:p>0.481697160798406</text:p>
          </table:table-cell>
          <table:table-cell table:formula="of:=([.J41]-1)*100" office:value-type="float" office:value="-51.8302839201594" calcext:value-type="float">
            <text:p>-51.8302839201594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-6.95845824972328" calcext:value-type="float">
            <text:p>-6.95845824972328</text:p>
          </table:table-cell>
          <table:table-cell table:formula="of:=[.L41]/1000" office:value-type="float" office:value="0.434" calcext:value-type="float">
            <text:p>0.43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15" calcext:value-type="date">
            <text:p>2017-05-15</text:p>
          </table:table-cell>
          <table:table-cell office:value-type="float" office:value="55.473099" calcext:value-type="float">
            <text:p>55.473099</text:p>
          </table:table-cell>
          <table:table-cell office:value-type="float" office:value="56.287201" calcext:value-type="float">
            <text:p>56.287201</text:p>
          </table:table-cell>
          <table:table-cell office:value-type="float" office:value="50.980999" calcext:value-type="float">
            <text:p>50.980999</text:p>
          </table:table-cell>
          <table:table-cell table:number-columns-repeated="2" office:value-type="float" office:value="51.885502" calcext:value-type="float">
            <text:p>51.885502</text:p>
          </table:table-cell>
          <table:table-cell office:value-type="float" office:value="68788283" calcext:value-type="float">
            <text:p>68788283</text:p>
          </table:table-cell>
          <table:table-cell/>
          <table:table-cell office:value-type="float" office:value="51.885502" calcext:value-type="float">
            <text:p>51.885502</text:p>
          </table:table-cell>
          <table:table-cell table:formula="of:=[.I42]/[.I43]" office:value-type="float" office:value="1.09200450393568" calcext:value-type="float">
            <text:p>1.09200450393568</text:p>
          </table:table-cell>
          <table:table-cell table:formula="of:=([.J42]-1)*100" office:value-type="float" office:value="9.2004503935682" calcext:value-type="float">
            <text:p>9.2004503935682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float" office:value="-6.82185970167479" calcext:value-type="float">
            <text:p>-6.82185970167479</text:p>
          </table:table-cell>
          <table:table-cell table:formula="of:=[.L42]/1000" office:value-type="float" office:value="0.813" calcext:value-type="float">
            <text:p>0.81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24" calcext:value-type="date">
            <text:p>2017-05-24</text:p>
          </table:table-cell>
          <table:table-cell office:value-type="float" office:value="51.131802" calcext:value-type="float">
            <text:p>51.131802</text:p>
          </table:table-cell>
          <table:table-cell office:value-type="float" office:value="51.1619" calcext:value-type="float">
            <text:p>51.1619</text:p>
          </table:table-cell>
          <table:table-cell office:value-type="float" office:value="46.277901" calcext:value-type="float">
            <text:p>46.277901</text:p>
          </table:table-cell>
          <table:table-cell table:number-columns-repeated="2" office:value-type="float" office:value="47.514" calcext:value-type="float">
            <text:p>47.514</text:p>
          </table:table-cell>
          <table:table-cell office:value-type="float" office:value="22323893" calcext:value-type="float">
            <text:p>22323893</text:p>
          </table:table-cell>
          <table:table-cell/>
          <table:table-cell office:value-type="float" office:value="47.514" calcext:value-type="float">
            <text:p>47.514</text:p>
          </table:table-cell>
          <table:table-cell table:formula="of:=[.I43]/[.I44]" office:value-type="float" office:value="2.23229722618958" calcext:value-type="float">
            <text:p>2.23229722618958</text:p>
          </table:table-cell>
          <table:table-cell table:formula="of:=([.J43]-1)*100" office:value-type="float" office:value="123.229722618958" calcext:value-type="float">
            <text:p>123.229722618958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-6.80057093428081" calcext:value-type="float">
            <text:p>-6.80057093428081</text:p>
          </table:table-cell>
          <table:table-cell table:formula="of:=[.L43]/1000" office:value-type="float" office:value="0.806" calcext:value-type="float">
            <text:p>0.80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30" calcext:value-type="date">
            <text:p>2018-11-30</text:p>
          </table:table-cell>
          <table:table-cell office:value-type="float" office:value="22.6113" calcext:value-type="float">
            <text:p>22.6113</text:p>
          </table:table-cell>
          <table:table-cell office:value-type="float" office:value="22.701799" calcext:value-type="float">
            <text:p>22.701799</text:p>
          </table:table-cell>
          <table:table-cell office:value-type="float" office:value="21.1642" calcext:value-type="float">
            <text:p>21.1642</text:p>
          </table:table-cell>
          <table:table-cell table:number-columns-repeated="2" office:value-type="float" office:value="21.2848" calcext:value-type="float">
            <text:p>21.2848</text:p>
          </table:table-cell>
          <table:table-cell office:value-type="float" office:value="76877788" calcext:value-type="float">
            <text:p>76877788</text:p>
          </table:table-cell>
          <table:table-cell/>
          <table:table-cell office:value-type="float" office:value="21.2848" calcext:value-type="float">
            <text:p>21.2848</text:p>
          </table:table-cell>
          <table:table-cell table:formula="of:=[.I44]/[.I45]" office:value-type="float" office:value="1.07458280577646" calcext:value-type="float">
            <text:p>1.07458280577646</text:p>
          </table:table-cell>
          <table:table-cell table:formula="of:=([.J44]-1)*100" office:value-type="float" office:value="7.45828057764582" calcext:value-type="float">
            <text:p>7.45828057764582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-6.73723651926338" calcext:value-type="float">
            <text:p>-6.73723651926338</text:p>
          </table:table-cell>
          <table:table-cell table:formula="of:=[.L44]/1000" office:value-type="float" office:value="0.429" calcext:value-type="float">
            <text:p>0.42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21" calcext:value-type="date">
            <text:p>2019-01-21</text:p>
          </table:table-cell>
          <table:table-cell office:value-type="float" office:value="21.224501" calcext:value-type="float">
            <text:p>21.224501</text:p>
          </table:table-cell>
          <table:table-cell office:value-type="float" office:value="21.375299" calcext:value-type="float">
            <text:p>21.375299</text:p>
          </table:table-cell>
          <table:table-cell office:value-type="float" office:value="19.5362" calcext:value-type="float">
            <text:p>19.5362</text:p>
          </table:table-cell>
          <table:table-cell table:number-columns-repeated="2" office:value-type="float" office:value="19.807501" calcext:value-type="float">
            <text:p>19.807501</text:p>
          </table:table-cell>
          <table:table-cell office:value-type="float" office:value="65723724" calcext:value-type="float">
            <text:p>65723724</text:p>
          </table:table-cell>
          <table:table-cell/>
          <table:table-cell office:value-type="float" office:value="19.807501" calcext:value-type="float">
            <text:p>19.807501</text:p>
          </table:table-cell>
          <table:table-cell table:formula="of:=[.I45]/[.I46]" office:value-type="float" office:value="4.71607166666667" calcext:value-type="float">
            <text:p>4.71607166666667</text:p>
          </table:table-cell>
          <table:table-cell table:formula="of:=([.J45]-1)*100" office:value-type="float" office:value="371.607166666667" calcext:value-type="float">
            <text:p>371.607166666667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-6.6762464757122" calcext:value-type="float">
            <text:p>-6.6762464757122</text:p>
          </table:table-cell>
          <table:table-cell table:formula="of:=[.L45]/1000" office:value-type="float" office:value="0.394" calcext:value-type="float">
            <text:p>0.39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05" calcext:value-type="date">
            <text:p>2019-11-05</text:p>
          </table:table-cell>
          <table:table-cell office:value-type="float" office:value="4.5" calcext:value-type="float">
            <text:p>4.5</text:p>
          </table:table-cell>
          <table:table-cell office:value-type="float" office:value="4.65" calcext:value-type="float">
            <text:p>4.65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19281067" calcext:value-type="float">
            <text:p>119281067</text:p>
          </table:table-cell>
          <table:table-cell/>
          <table:table-cell office:value-type="float" office:value="4.2" calcext:value-type="float">
            <text:p>4.2</text:p>
          </table:table-cell>
          <table:table-cell table:formula="of:=[.I46]/[.I47]" office:value-type="float" office:value="0.84" calcext:value-type="float">
            <text:p>0.84</text:p>
          </table:table-cell>
          <table:table-cell table:formula="of:=([.J46]-1)*100" office:value-type="float" office:value="-16" calcext:value-type="float">
            <text:p>-16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-6.66666666666667" calcext:value-type="float">
            <text:p>-6.66666666666667</text:p>
          </table:table-cell>
          <table:table-cell table:formula="of:=[.L46]/1000" office:value-type="float" office:value="0.204" calcext:value-type="float">
            <text:p>0.20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13" calcext:value-type="date">
            <text:p>2019-08-13</text:p>
          </table:table-cell>
          <table:table-cell office:value-type="float" office:value="5.4" calcext:value-type="float">
            <text:p>5.4</text:p>
          </table:table-cell>
          <table:table-cell office:value-type="float" office:value="5.45" calcext:value-type="float">
            <text:p>5.45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9808065" calcext:value-type="float">
            <text:p>16980806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47]/[.I48]" office:value-type="float" office:value="0.546448087431694" calcext:value-type="float">
            <text:p>0.546448087431694</text:p>
          </table:table-cell>
          <table:table-cell table:formula="of:=([.J47]-1)*100" office:value-type="float" office:value="-45.3551912568306" calcext:value-type="float">
            <text:p>-45.355191256830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-6.54205607476635" calcext:value-type="float">
            <text:p>-6.54205607476635</text:p>
          </table:table-cell>
          <table:table-cell table:formula="of:=[.L47]/1000" office:value-type="float" office:value="0.258" calcext:value-type="float">
            <text:p>0.25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float" office:value="9.75" calcext:value-type="float">
            <text:p>9.75</text:p>
          </table:table-cell>
          <table:table-cell office:value-type="float" office:value="9.9" calcext:value-type="float">
            <text:p>9.9</text:p>
          </table:table-cell>
          <table:table-cell office:value-type="float" office:value="9.05" calcext:value-type="float">
            <text:p>9.05</text:p>
          </table:table-cell>
          <table:table-cell table:number-columns-repeated="2" office:value-type="float" office:value="9.15" calcext:value-type="float">
            <text:p>9.15</text:p>
          </table:table-cell>
          <table:table-cell office:value-type="float" office:value="542136358" calcext:value-type="float">
            <text:p>542136358</text:p>
          </table:table-cell>
          <table:table-cell/>
          <table:table-cell office:value-type="float" office:value="9.15" calcext:value-type="float">
            <text:p>9.15</text:p>
          </table:table-cell>
          <table:table-cell table:formula="of:=[.I48]/[.I49]" office:value-type="float" office:value="0.276662393265765" calcext:value-type="float">
            <text:p>0.276662393265765</text:p>
          </table:table-cell>
          <table:table-cell table:formula="of:=([.J48]-1)*100" office:value-type="float" office:value="-72.3337606734235" calcext:value-type="float">
            <text:p>-72.333760673423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-6.15384615384615" calcext:value-type="float">
            <text:p>-6.15384615384615</text:p>
          </table:table-cell>
          <table:table-cell table:formula="of:=[.L48]/1000" office:value-type="float" office:value="0.051" calcext:value-type="float">
            <text:p>0.05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31" calcext:value-type="date">
            <text:p>2018-07-31</text:p>
          </table:table-cell>
          <table:table-cell office:value-type="float" office:value="33.947201" calcext:value-type="float">
            <text:p>33.947201</text:p>
          </table:table-cell>
          <table:table-cell office:value-type="float" office:value="34.851601" calcext:value-type="float">
            <text:p>34.851601</text:p>
          </table:table-cell>
          <table:table-cell office:value-type="float" office:value="32.741199" calcext:value-type="float">
            <text:p>32.741199</text:p>
          </table:table-cell>
          <table:table-cell table:number-columns-repeated="2" office:value-type="float" office:value="33.0728" calcext:value-type="float">
            <text:p>33.0728</text:p>
          </table:table-cell>
          <table:table-cell office:value-type="float" office:value="73300512" calcext:value-type="float">
            <text:p>73300512</text:p>
          </table:table-cell>
          <table:table-cell/>
          <table:table-cell office:value-type="float" office:value="33.0728" calcext:value-type="float">
            <text:p>33.0728</text:p>
          </table:table-cell>
          <table:table-cell table:formula="of:=[.I49]/[.I50]" office:value-type="float" office:value="1.81322173561233" calcext:value-type="float">
            <text:p>1.81322173561233</text:p>
          </table:table-cell>
          <table:table-cell table:formula="of:=([.J49]-1)*100" office:value-type="float" office:value="81.3221735612328" calcext:value-type="float">
            <text:p>81.3221735612328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-6.07894119403744" calcext:value-type="float">
            <text:p>-6.07894119403744</text:p>
          </table:table-cell>
          <table:table-cell table:formula="of:=[.L49]/1000" office:value-type="float" office:value="0.509" calcext:value-type="float">
            <text:p>0.50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25" calcext:value-type="date">
            <text:p>2019-03-25</text:p>
          </table:table-cell>
          <table:table-cell table:number-columns-repeated="2" office:value-type="float" office:value="19.355301" calcext:value-type="float">
            <text:p>19.355301</text:p>
          </table:table-cell>
          <table:table-cell office:value-type="float" office:value="18.1192" calcext:value-type="float">
            <text:p>18.1192</text:p>
          </table:table-cell>
          <table:table-cell table:number-columns-repeated="2" office:value-type="float" office:value="18.239799" calcext:value-type="float">
            <text:p>18.239799</text:p>
          </table:table-cell>
          <table:table-cell office:value-type="float" office:value="88595223" calcext:value-type="float">
            <text:p>88595223</text:p>
          </table:table-cell>
          <table:table-cell/>
          <table:table-cell office:value-type="float" office:value="18.239799" calcext:value-type="float">
            <text:p>18.239799</text:p>
          </table:table-cell>
          <table:table-cell table:formula="of:=[.I50]/[.I51]" office:value-type="float" office:value="0.415522094571547" calcext:value-type="float">
            <text:p>0.415522094571547</text:p>
          </table:table-cell>
          <table:table-cell table:formula="of:=([.J50]-1)*100" office:value-type="float" office:value="-58.4477905428453" calcext:value-type="float">
            <text:p>-58.4477905428453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-6.05596015575104" calcext:value-type="float">
            <text:p>-6.05596015575104</text:p>
          </table:table-cell>
          <table:table-cell table:formula="of:=[.L50]/1000" office:value-type="float" office:value="0.352" calcext:value-type="float">
            <text:p>0.35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01" calcext:value-type="date">
            <text:p>2016-12-01</text:p>
          </table:table-cell>
          <table:table-cell office:value-type="float" office:value="46.488899" calcext:value-type="float">
            <text:p>46.488899</text:p>
          </table:table-cell>
          <table:table-cell office:value-type="float" office:value="46.579399" calcext:value-type="float">
            <text:p>46.579399</text:p>
          </table:table-cell>
          <table:table-cell office:value-type="float" office:value="43.413799" calcext:value-type="float">
            <text:p>43.413799</text:p>
          </table:table-cell>
          <table:table-cell table:number-columns-repeated="2" office:value-type="float" office:value="43.896099" calcext:value-type="float">
            <text:p>43.896099</text:p>
          </table:table-cell>
          <table:table-cell office:value-type="float" office:value="26002529" calcext:value-type="float">
            <text:p>26002529</text:p>
          </table:table-cell>
          <table:table-cell/>
          <table:table-cell office:value-type="float" office:value="43.896099" calcext:value-type="float">
            <text:p>43.896099</text:p>
          </table:table-cell>
          <table:table-cell table:formula="of:=[.I51]/[.I52]" office:value-type="float" office:value="3.72000838983051" calcext:value-type="float">
            <text:p>3.72000838983051</text:p>
          </table:table-cell>
          <table:table-cell table:formula="of:=([.J51]-1)*100" office:value-type="float" office:value="272.000838983051" calcext:value-type="float">
            <text:p>272.000838983051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-6.00407267657233" calcext:value-type="float">
            <text:p>-6.00407267657233</text:p>
          </table:table-cell>
          <table:table-cell table:formula="of:=[.L51]/1000" office:value-type="float" office:value="0.924" calcext:value-type="float">
            <text:p>0.92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21" calcext:value-type="date">
            <text:p>2019-05-21</text:p>
          </table:table-cell>
          <table:table-cell office:value-type="float" office:value="12.6" calcext:value-type="float">
            <text:p>12.6</text:p>
          </table:table-cell>
          <table:table-cell office:value-type="float" office:value="12.65" calcext:value-type="float">
            <text:p>12.65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94310446" calcext:value-type="float">
            <text:p>94310446</text:p>
          </table:table-cell>
          <table:table-cell/>
          <table:table-cell office:value-type="float" office:value="11.8" calcext:value-type="float">
            <text:p>11.8</text:p>
          </table:table-cell>
          <table:table-cell table:formula="of:=[.I52]/[.I53]" office:value-type="float" office:value="2.10714285714286" calcext:value-type="float">
            <text:p>2.10714285714286</text:p>
          </table:table-cell>
          <table:table-cell table:formula="of:=([.J52]-1)*100" office:value-type="float" office:value="110.714285714286" calcext:value-type="float">
            <text:p>110.714285714286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-5.97609561752988" calcext:value-type="float">
            <text:p>-5.97609561752988</text:p>
          </table:table-cell>
          <table:table-cell table:formula="of:=[.L52]/1000" office:value-type="float" office:value="0.316" calcext:value-type="float">
            <text:p>0.31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22" calcext:value-type="date">
            <text:p>2020-01-22</text:p>
          </table:table-cell>
          <table:table-cell office:value-type="float" office:value="5.95" calcext:value-type="float">
            <text:p>5.95</text:p>
          </table:table-cell>
          <table:table-cell office:value-type="float" office:value="6.05" calcext:value-type="float">
            <text:p>6.05</text:p>
          </table:table-cell>
          <table:table-cell office:value-type="float" office:value="5.45" calcext:value-type="float">
            <text:p>5.4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0874524" calcext:value-type="float">
            <text:p>300874524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[.I53]/[.I54]" office:value-type="float" office:value="0.991150442477876" calcext:value-type="float">
            <text:p>0.991150442477876</text:p>
          </table:table-cell>
          <table:table-cell table:formula="of:=([.J53]-1)*100" office:value-type="float" office:value="-0.884955752212402" calcext:value-type="float">
            <text:p>-0.88495575221240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-5.88235294117648" calcext:value-type="float">
            <text:p>-5.88235294117648</text:p>
          </table:table-cell>
          <table:table-cell table:formula="of:=[.L53]/1000" office:value-type="float" office:value="0.15" calcext:value-type="float">
            <text:p>0.1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06" calcext:value-type="date">
            <text:p>2019-08-06</text:p>
          </table:table-cell>
          <table:table-cell office:value-type="float" office:value="5.9" calcext:value-type="float">
            <text:p>5.9</text:p>
          </table:table-cell>
          <table:table-cell office:value-type="float" office:value="6.05" calcext:value-type="float">
            <text:p>6.0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5.65" calcext:value-type="float">
            <text:p>5.65</text:p>
          </table:table-cell>
          <table:table-cell office:value-type="float" office:value="141607241" calcext:value-type="float">
            <text:p>141607241</text:p>
          </table:table-cell>
          <table:table-cell/>
          <table:table-cell office:value-type="float" office:value="5.65" calcext:value-type="float">
            <text:p>5.65</text:p>
          </table:table-cell>
          <table:table-cell table:formula="of:=[.I54]/[.I55]" office:value-type="float" office:value="0.123455978143791" calcext:value-type="float">
            <text:p>0.123455978143791</text:p>
          </table:table-cell>
          <table:table-cell table:formula="of:=([.J54]-1)*100" office:value-type="float" office:value="-87.6544021856209" calcext:value-type="float">
            <text:p>-87.6544021856209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-5.83333333333332" calcext:value-type="float">
            <text:p>-5.83333333333332</text:p>
          </table:table-cell>
          <table:table-cell table:formula="of:=[.L54]/1000" office:value-type="float" office:value="0.262" calcext:value-type="float">
            <text:p>0.26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28" calcext:value-type="date">
            <text:p>2018-03-28</text:p>
          </table:table-cell>
          <table:table-cell office:value-type="float" office:value="48.629501" calcext:value-type="float">
            <text:p>48.629501</text:p>
          </table:table-cell>
          <table:table-cell office:value-type="float" office:value="48.659599" calcext:value-type="float">
            <text:p>48.659599</text:p>
          </table:table-cell>
          <table:table-cell office:value-type="float" office:value="45.433701" calcext:value-type="float">
            <text:p>45.433701</text:p>
          </table:table-cell>
          <table:table-cell table:number-columns-repeated="2" office:value-type="float" office:value="45.765301" calcext:value-type="float">
            <text:p>45.765301</text:p>
          </table:table-cell>
          <table:table-cell office:value-type="float" office:value="31435288" calcext:value-type="float">
            <text:p>31435288</text:p>
          </table:table-cell>
          <table:table-cell/>
          <table:table-cell office:value-type="float" office:value="45.765301" calcext:value-type="float">
            <text:p>45.765301</text:p>
          </table:table-cell>
          <table:table-cell table:formula="of:=[.I55]/[.I56]" office:value-type="float" office:value="0.696009990236458" calcext:value-type="float">
            <text:p>0.696009990236458</text:p>
          </table:table-cell>
          <table:table-cell table:formula="of:=([.J55]-1)*100" office:value-type="float" office:value="-30.3990009763542" calcext:value-type="float">
            <text:p>-30.399000976354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-5.83135765329953" calcext:value-type="float">
            <text:p>-5.83135765329953</text:p>
          </table:table-cell>
          <table:table-cell table:formula="of:=[.L55]/1000" office:value-type="float" office:value="0.595" calcext:value-type="float">
            <text:p>0.59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08" calcext:value-type="date">
            <text:p>2018-01-08</text:p>
          </table:table-cell>
          <table:table-cell office:value-type="float" office:value="66.386902" calcext:value-type="float">
            <text:p>66.386902</text:p>
          </table:table-cell>
          <table:table-cell office:value-type="float" office:value="68.5877" calcext:value-type="float">
            <text:p>68.5877</text:p>
          </table:table-cell>
          <table:table-cell office:value-type="float" office:value="64.939796" calcext:value-type="float">
            <text:p>64.939796</text:p>
          </table:table-cell>
          <table:table-cell table:number-columns-repeated="2" office:value-type="float" office:value="65.753799" calcext:value-type="float">
            <text:p>65.753799</text:p>
          </table:table-cell>
          <table:table-cell office:value-type="float" office:value="61767898" calcext:value-type="float">
            <text:p>61767898</text:p>
          </table:table-cell>
          <table:table-cell/>
          <table:table-cell office:value-type="float" office:value="65.753799" calcext:value-type="float">
            <text:p>65.753799</text:p>
          </table:table-cell>
          <table:table-cell table:formula="of:=[.I56]/[.I57]" office:value-type="float" office:value="9.0073697260274" calcext:value-type="float">
            <text:p>9.0073697260274</text:p>
          </table:table-cell>
          <table:table-cell table:formula="of:=([.J56]-1)*100" office:value-type="float" office:value="800.73697260274" calcext:value-type="float">
            <text:p>800.73697260274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-5.82895811784746" calcext:value-type="float">
            <text:p>-5.82895811784746</text:p>
          </table:table-cell>
          <table:table-cell table:formula="of:=[.L56]/1000" office:value-type="float" office:value="0.649" calcext:value-type="float">
            <text:p>0.64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05" calcext:value-type="date">
            <text:p>2019-12-05</text:p>
          </table:table-cell>
          <table:table-cell table:number-columns-repeated="2"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339294803" calcext:value-type="float">
            <text:p>339294803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[.I57]/[.I58]" office:value-type="float" office:value="1.12307692307692" calcext:value-type="float">
            <text:p>1.12307692307692</text:p>
          </table:table-cell>
          <table:table-cell table:formula="of:=([.J57]-1)*100" office:value-type="float" office:value="12.3076923076923" calcext:value-type="float">
            <text:p>12.3076923076923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-5.80645161290323" calcext:value-type="float">
            <text:p>-5.80645161290323</text:p>
          </table:table-cell>
          <table:table-cell table:formula="of:=[.L57]/1000" office:value-type="float" office:value="0.183" calcext:value-type="float">
            <text:p>0.18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09" calcext:value-type="date">
            <text:p>2019-12-09</text:p>
          </table:table-cell>
          <table:table-cell office:value-type="float" office:value="6.5" calcext:value-type="float">
            <text:p>6.5</text:p>
          </table:table-cell>
          <table:table-cell office:value-type="float" office:value="6.7" calcext:value-type="float">
            <text:p>6.7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315704587" calcext:value-type="float">
            <text:p>315704587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[.I58]/[.I59]" office:value-type="float" office:value="0.110962402523797" calcext:value-type="float">
            <text:p>0.110962402523797</text:p>
          </table:table-cell>
          <table:table-cell table:formula="of:=([.J58]-1)*100" office:value-type="float" office:value="-88.9037597476203" calcext:value-type="float">
            <text:p>-88.903759747620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-5.79710144927537" calcext:value-type="float">
            <text:p>-5.79710144927537</text:p>
          </table:table-cell>
          <table:table-cell table:formula="of:=[.L58]/1000" office:value-type="float" office:value="0.181" calcext:value-type="float">
            <text:p>0.18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09" calcext:value-type="date">
            <text:p>2016-08-09</text:p>
          </table:table-cell>
          <table:table-cell office:value-type="float" office:value="59.091" calcext:value-type="float">
            <text:p>59.091</text:p>
          </table:table-cell>
          <table:table-cell office:value-type="float" office:value="59.995399" calcext:value-type="float">
            <text:p>59.995399</text:p>
          </table:table-cell>
          <table:table-cell office:value-type="float" office:value="58.337299" calcext:value-type="float">
            <text:p>58.337299</text:p>
          </table:table-cell>
          <table:table-cell office:value-type="float" office:value="58.5784" calcext:value-type="float">
            <text:p>58.5784</text:p>
          </table:table-cell>
          <table:table-cell office:value-type="float" office:value="57.888168" calcext:value-type="float">
            <text:p>57.888168</text:p>
          </table:table-cell>
          <table:table-cell office:value-type="float" office:value="46474973" calcext:value-type="float">
            <text:p>46474973</text:p>
          </table:table-cell>
          <table:table-cell/>
          <table:table-cell office:value-type="float" office:value="58.5784" calcext:value-type="float">
            <text:p>58.5784</text:p>
          </table:table-cell>
          <table:table-cell table:formula="of:=[.I59]/[.I60]" office:value-type="float" office:value="14.2874146341463" calcext:value-type="float">
            <text:p>14.2874146341463</text:p>
          </table:table-cell>
          <table:table-cell table:formula="of:=([.J59]-1)*100" office:value-type="float" office:value="1328.74146341463" calcext:value-type="float">
            <text:p>1328.74146341463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-5.77115180138371" calcext:value-type="float">
            <text:p>-5.77115180138371</text:p>
          </table:table-cell>
          <table:table-cell table:formula="of:=[.L59]/1000" office:value-type="float" office:value="0.999" calcext:value-type="float">
            <text:p>0.99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25" calcext:value-type="date">
            <text:p>2019-10-25</text:p>
          </table:table-cell>
          <table:table-cell office:value-type="float" office:value="4.15" calcext:value-type="float">
            <text:p>4.15</text:p>
          </table:table-cell>
          <table:table-cell office:value-type="float" office:value="4.2" calcext:value-type="float">
            <text:p>4.2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420424858" calcext:value-type="float">
            <text:p>420424858</text:p>
          </table:table-cell>
          <table:table-cell/>
          <table:table-cell office:value-type="float" office:value="4.1" calcext:value-type="float">
            <text:p>4.1</text:p>
          </table:table-cell>
          <table:table-cell table:formula="of:=[.I60]/[.I61]" office:value-type="float" office:value="0.110563984186654" calcext:value-type="float">
            <text:p>0.110563984186654</text:p>
          </table:table-cell>
          <table:table-cell table:formula="of:=([.J60]-1)*100" office:value-type="float" office:value="-88.9436015813346" calcext:value-type="float">
            <text:p>-88.9436015813346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-5.74712643678161" calcext:value-type="float">
            <text:p>-5.74712643678161</text:p>
          </table:table-cell>
          <table:table-cell table:formula="of:=[.L60]/1000" office:value-type="float" office:value="0.211" calcext:value-type="float">
            <text:p>0.21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13" calcext:value-type="date">
            <text:p>2018-06-13</text:p>
          </table:table-cell>
          <table:table-cell office:value-type="float" office:value="38.801102" calcext:value-type="float">
            <text:p>38.801102</text:p>
          </table:table-cell>
          <table:table-cell office:value-type="float" office:value="38.891499" calcext:value-type="float">
            <text:p>38.891499</text:p>
          </table:table-cell>
          <table:table-cell office:value-type="float" office:value="36.750999" calcext:value-type="float">
            <text:p>36.750999</text:p>
          </table:table-cell>
          <table:table-cell table:number-columns-repeated="2" office:value-type="float" office:value="37.0826" calcext:value-type="float">
            <text:p>37.0826</text:p>
          </table:table-cell>
          <table:table-cell office:value-type="float" office:value="36981631" calcext:value-type="float">
            <text:p>36981631</text:p>
          </table:table-cell>
          <table:table-cell/>
          <table:table-cell office:value-type="float" office:value="37.0826" calcext:value-type="float">
            <text:p>37.0826</text:p>
          </table:table-cell>
          <table:table-cell table:formula="of:=[.I61]/[.I62]" office:value-type="float" office:value="3.72689447236181" calcext:value-type="float">
            <text:p>3.72689447236181</text:p>
          </table:table-cell>
          <table:table-cell table:formula="of:=([.J61]-1)*100" office:value-type="float" office:value="272.689447236181" calcext:value-type="float">
            <text:p>272.689447236181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-5.74704463484623" calcext:value-type="float">
            <text:p>-5.74704463484623</text:p>
          </table:table-cell>
          <table:table-cell table:formula="of:=[.L61]/1000" office:value-type="float" office:value="0.543" calcext:value-type="float">
            <text:p>0.54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24" calcext:value-type="date">
            <text:p>2019-07-24</text:p>
          </table:table-cell>
          <table:table-cell office:value-type="float" office:value="10.5" calcext:value-type="float">
            <text:p>10.5</text:p>
          </table:table-cell>
          <table:table-cell office:value-type="float" office:value="10.65" calcext:value-type="float">
            <text:p>10.65</text:p>
          </table:table-cell>
          <table:table-cell office:value-type="float" office:value="9.85" calcext:value-type="float">
            <text:p>9.85</text:p>
          </table:table-cell>
          <table:table-cell table:number-columns-repeated="2" office:value-type="float" office:value="9.95" calcext:value-type="float">
            <text:p>9.95</text:p>
          </table:table-cell>
          <table:table-cell office:value-type="float" office:value="117809888" calcext:value-type="float">
            <text:p>117809888</text:p>
          </table:table-cell>
          <table:table-cell/>
          <table:table-cell office:value-type="float" office:value="9.95" calcext:value-type="float">
            <text:p>9.95</text:p>
          </table:table-cell>
          <table:table-cell table:formula="of:=[.I62]/[.I63]" office:value-type="float" office:value="1.49624060150376" calcext:value-type="float">
            <text:p>1.49624060150376</text:p>
          </table:table-cell>
          <table:table-cell table:formula="of:=([.J62]-1)*100" office:value-type="float" office:value="49.6240601503759" calcext:value-type="float">
            <text:p>49.6240601503759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-5.68720379146921" calcext:value-type="float">
            <text:p>-5.68720379146921</text:p>
          </table:table-cell>
          <table:table-cell table:formula="of:=[.L62]/1000" office:value-type="float" office:value="0.271" calcext:value-type="float">
            <text:p>0.27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21" calcext:value-type="date">
            <text:p>2019-11-21</text:p>
          </table:table-cell>
          <table:table-cell office:value-type="float" office:value="7.75" calcext:value-type="float">
            <text:p>7.75</text:p>
          </table:table-cell>
          <table:table-cell office:value-type="float" office:value="7.95" calcext:value-type="float">
            <text:p>7.95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6.65" calcext:value-type="float">
            <text:p>6.65</text:p>
          </table:table-cell>
          <table:table-cell office:value-type="float" office:value="879935477" calcext:value-type="float">
            <text:p>879935477</text:p>
          </table:table-cell>
          <table:table-cell/>
          <table:table-cell office:value-type="float" office:value="6.65" calcext:value-type="float">
            <text:p>6.65</text:p>
          </table:table-cell>
          <table:table-cell table:formula="of:=[.I63]/[.I64]" office:value-type="float" office:value="1.33" calcext:value-type="float">
            <text:p>1.33</text:p>
          </table:table-cell>
          <table:table-cell table:formula="of:=([.J63]-1)*100"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-5.67375886524822" calcext:value-type="float">
            <text:p>-5.67375886524822</text:p>
          </table:table-cell>
          <table:table-cell table:formula="of:=[.L63]/1000" office:value-type="float" office:value="0.193" calcext:value-type="float">
            <text:p>0.19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28" calcext:value-type="date">
            <text:p>2019-08-28</text:p>
          </table:table-cell>
          <table:table-cell office:value-type="float" office:value="5.3" calcext:value-type="float">
            <text:p>5.3</text:p>
          </table:table-cell>
          <table:table-cell office:value-type="float" office:value="5.35" calcext:value-type="float">
            <text:p>5.35</text:p>
          </table:table-cell>
          <table:table-cell office:value-type="float" office:value="4.95" calcext:value-type="float">
            <text:p>4.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3324776" calcext:value-type="float">
            <text:p>15332477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64]/[.I65]" office:value-type="float" office:value="0.298507462686567" calcext:value-type="float">
            <text:p>0.298507462686567</text:p>
          </table:table-cell>
          <table:table-cell table:formula="of:=([.J64]-1)*100" office:value-type="float" office:value="-70.1492537313433" calcext:value-type="float">
            <text:p>-70.14925373134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-5.66037735849057" calcext:value-type="float">
            <text:p>-5.66037735849057</text:p>
          </table:table-cell>
          <table:table-cell table:formula="of:=[.L64]/1000" office:value-type="float" office:value="0.248" calcext:value-type="float">
            <text:p>0.24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02" calcext:value-type="date">
            <text:p>2019-04-02</text:p>
          </table:table-cell>
          <table:table-cell table:number-columns-repeated="2" office:value-type="float" office:value="17.9" calcext:value-type="float">
            <text:p>17.9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16.75" calcext:value-type="float">
            <text:p>16.75</text:p>
          </table:table-cell>
          <table:table-cell office:value-type="float" office:value="61660301" calcext:value-type="float">
            <text:p>61660301</text:p>
          </table:table-cell>
          <table:table-cell/>
          <table:table-cell office:value-type="float" office:value="16.75" calcext:value-type="float">
            <text:p>16.75</text:p>
          </table:table-cell>
          <table:table-cell table:formula="of:=[.I65]/[.I66]" office:value-type="float" office:value="3.2843137254902" calcext:value-type="float">
            <text:p>3.2843137254902</text:p>
          </table:table-cell>
          <table:table-cell table:formula="of:=([.J65]-1)*100" office:value-type="float" office:value="228.43137254902" calcext:value-type="float">
            <text:p>228.43137254902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-5.63380281690141" calcext:value-type="float">
            <text:p>-5.63380281690141</text:p>
          </table:table-cell>
          <table:table-cell table:formula="of:=[.L65]/1000" office:value-type="float" office:value="0.347" calcext:value-type="float">
            <text:p>0.34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03" calcext:value-type="date">
            <text:p>2019-10-03</text:p>
          </table:table-cell>
          <table:table-cell office:value-type="float" office:value="5.35" calcext:value-type="float">
            <text:p>5.35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119493478" calcext:value-type="float">
            <text:p>119493478</text:p>
          </table:table-cell>
          <table:table-cell/>
          <table:table-cell office:value-type="float" office:value="5.1" calcext:value-type="float">
            <text:p>5.1</text:p>
          </table:table-cell>
          <table:table-cell table:formula="of:=[.I66]/[.I67]" office:value-type="float" office:value="0.85" calcext:value-type="float">
            <text:p>0.85</text:p>
          </table:table-cell>
          <table:table-cell table:formula="of:=([.J66]-1)*100" office:value-type="float" office:value="-15" calcext:value-type="float">
            <text:p>-1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-5.55555555555557" calcext:value-type="float">
            <text:p>-5.55555555555557</text:p>
          </table:table-cell>
          <table:table-cell table:formula="of:=[.L66]/1000" office:value-type="float" office:value="0.225" calcext:value-type="float">
            <text:p>0.22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05" calcext:value-type="date">
            <text:p>2019-08-05</text:p>
          </table:table-cell>
          <table:table-cell table:number-columns-repeated="2" office:value-type="float" office:value="6.25" calcext:value-type="float">
            <text:p>6.25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1217920" calcext:value-type="float">
            <text:p>10121792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67]/[.I68]" office:value-type="float" office:value="0.105971866129768" calcext:value-type="float">
            <text:p>0.105971866129768</text:p>
          </table:table-cell>
          <table:table-cell table:formula="of:=([.J67]-1)*100" office:value-type="float" office:value="-89.4028133870232" calcext:value-type="float">
            <text:p>-89.4028133870232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-5.51181102362204" calcext:value-type="float">
            <text:p>-5.51181102362204</text:p>
          </table:table-cell>
          <table:table-cell table:formula="of:=[.L67]/1000" office:value-type="float" office:value="0.263" calcext:value-type="float">
            <text:p>0.26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24" calcext:value-type="date">
            <text:p>2018-01-24</text:p>
          </table:table-cell>
          <table:table-cell office:value-type="float" office:value="59.091" calcext:value-type="float">
            <text:p>59.091</text:p>
          </table:table-cell>
          <table:table-cell office:value-type="float" office:value="59.693901" calcext:value-type="float">
            <text:p>59.693901</text:p>
          </table:table-cell>
          <table:table-cell office:value-type="float" office:value="55.9254" calcext:value-type="float">
            <text:p>55.9254</text:p>
          </table:table-cell>
          <table:table-cell table:number-columns-repeated="2" office:value-type="float" office:value="56.618801" calcext:value-type="float">
            <text:p>56.618801</text:p>
          </table:table-cell>
          <table:table-cell office:value-type="float" office:value="60828544" calcext:value-type="float">
            <text:p>60828544</text:p>
          </table:table-cell>
          <table:table-cell/>
          <table:table-cell office:value-type="float" office:value="56.618801" calcext:value-type="float">
            <text:p>56.618801</text:p>
          </table:table-cell>
          <table:table-cell table:formula="of:=[.I68]/[.I69]" office:value-type="float" office:value="8.20562333333333" calcext:value-type="float">
            <text:p>8.20562333333333</text:p>
          </table:table-cell>
          <table:table-cell table:formula="of:=([.J68]-1)*100" office:value-type="float" office:value="720.562333333333" calcext:value-type="float">
            <text:p>720.562333333333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-5.48568242192943" calcext:value-type="float">
            <text:p>-5.48568242192943</text:p>
          </table:table-cell>
          <table:table-cell table:formula="of:=[.L68]/1000" office:value-type="float" office:value="0.637" calcext:value-type="float">
            <text:p>0.63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06" calcext:value-type="date">
            <text:p>2019-12-06</text:p>
          </table:table-cell>
          <table:table-cell office:value-type="float" office:value="7.1" calcext:value-type="float">
            <text:p>7.1</text:p>
          </table:table-cell>
          <table:table-cell office:value-type="float" office:value="7.35" calcext:value-type="float">
            <text:p>7.35</text:p>
          </table:table-cell>
          <table:table-cell office:value-type="float" office:value="6.65" calcext:value-type="float">
            <text:p>6.65</text:p>
          </table:table-cell>
          <table:table-cell table:number-columns-repeated="2" office:value-type="float" office:value="6.9" calcext:value-type="float">
            <text:p>6.9</text:p>
          </table:table-cell>
          <table:table-cell office:value-type="float" office:value="513327745" calcext:value-type="float">
            <text:p>513327745</text:p>
          </table:table-cell>
          <table:table-cell/>
          <table:table-cell office:value-type="float" office:value="6.9" calcext:value-type="float">
            <text:p>6.9</text:p>
          </table:table-cell>
          <table:table-cell table:formula="of:=[.I69]/[.I70]" office:value-type="float" office:value="0.368546431509117" calcext:value-type="float">
            <text:p>0.368546431509117</text:p>
          </table:table-cell>
          <table:table-cell table:formula="of:=([.J69]-1)*100" office:value-type="float" office:value="-63.1453568490882" calcext:value-type="float">
            <text:p>-63.1453568490882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-5.47945205479451" calcext:value-type="float">
            <text:p>-5.47945205479451</text:p>
          </table:table-cell>
          <table:table-cell table:formula="of:=[.L69]/1000" office:value-type="float" office:value="0.182" calcext:value-type="float">
            <text:p>0.18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28" calcext:value-type="date">
            <text:p>2019-01-28</text:p>
          </table:table-cell>
          <table:table-cell table:number-columns-repeated="2" office:value-type="float" office:value="19.777399" calcext:value-type="float">
            <text:p>19.777399</text:p>
          </table:table-cell>
          <table:table-cell office:value-type="float" office:value="17.154499" calcext:value-type="float">
            <text:p>17.154499</text:p>
          </table:table-cell>
          <table:table-cell table:number-columns-repeated="2" office:value-type="float" office:value="18.7222" calcext:value-type="float">
            <text:p>18.7222</text:p>
          </table:table-cell>
          <table:table-cell office:value-type="float" office:value="48905912" calcext:value-type="float">
            <text:p>48905912</text:p>
          </table:table-cell>
          <table:table-cell/>
          <table:table-cell office:value-type="float" office:value="18.7222" calcext:value-type="float">
            <text:p>18.7222</text:p>
          </table:table-cell>
          <table:table-cell table:formula="of:=[.I70]/[.I71]" office:value-type="float" office:value="1.65683185840708" calcext:value-type="float">
            <text:p>1.65683185840708</text:p>
          </table:table-cell>
          <table:table-cell table:formula="of:=([.J70]-1)*100" office:value-type="float" office:value="65.683185840708" calcext:value-type="float">
            <text:p>65.683185840708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-5.47924243446963" calcext:value-type="float">
            <text:p>-5.47924243446963</text:p>
          </table:table-cell>
          <table:table-cell table:formula="of:=[.L70]/1000" office:value-type="float" office:value="0.389" calcext:value-type="float">
            <text:p>0.38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18" calcext:value-type="date">
            <text:p>2019-07-18</text:p>
          </table:table-cell>
          <table:table-cell table:number-columns-repeated="2" office:value-type="float" office:value="11.95" calcext:value-type="float">
            <text:p>11.95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1.3" calcext:value-type="float">
            <text:p>11.3</text:p>
          </table:table-cell>
          <table:table-cell office:value-type="float" office:value="41704209" calcext:value-type="float">
            <text:p>41704209</text:p>
          </table:table-cell>
          <table:table-cell/>
          <table:table-cell office:value-type="float" office:value="11.3" calcext:value-type="float">
            <text:p>11.3</text:p>
          </table:table-cell>
          <table:table-cell table:formula="of:=[.I71]/[.I72]" office:value-type="float" office:value="0.926229508196721" calcext:value-type="float">
            <text:p>0.926229508196721</text:p>
          </table:table-cell>
          <table:table-cell table:formula="of:=([.J71]-1)*100" office:value-type="float" office:value="-7.37704918032786" calcext:value-type="float">
            <text:p>-7.37704918032786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-5.43933054393304" calcext:value-type="float">
            <text:p>-5.43933054393304</text:p>
          </table:table-cell>
          <table:table-cell table:formula="of:=[.L71]/1000" office:value-type="float" office:value="0.275" calcext:value-type="float">
            <text:p>0.27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16" calcext:value-type="date">
            <text:p>2019-05-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.05" calcext:value-type="float">
            <text:p>12.05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61982330" calcext:value-type="float">
            <text:p>161982330</text:p>
          </table:table-cell>
          <table:table-cell/>
          <table:table-cell office:value-type="float" office:value="12.2" calcext:value-type="float">
            <text:p>12.2</text:p>
          </table:table-cell>
          <table:table-cell table:formula="of:=[.I72]/[.I73]" office:value-type="float" office:value="2.30188679245283" calcext:value-type="float">
            <text:p>2.30188679245283</text:p>
          </table:table-cell>
          <table:table-cell table:formula="of:=([.J72]-1)*100" office:value-type="float" office:value="130.188679245283" calcext:value-type="float">
            <text:p>130.188679245283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-5.4263565891473" calcext:value-type="float">
            <text:p>-5.4263565891473</text:p>
          </table:table-cell>
          <table:table-cell table:formula="of:=[.L72]/1000" office:value-type="float" office:value="0.319" calcext:value-type="float">
            <text:p>0.31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25" calcext:value-type="date">
            <text:p>2019-09-25</text:p>
          </table:table-cell>
          <table:table-cell office:value-type="float" office:value="5.55" calcext:value-type="float">
            <text:p>5.55</text:p>
          </table:table-cell>
          <table:table-cell office:value-type="float" office:value="5.6" calcext:value-type="float">
            <text:p>5.6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81683260" calcext:value-type="float">
            <text:p>81683260</text:p>
          </table:table-cell>
          <table:table-cell/>
          <table:table-cell office:value-type="float" office:value="5.3" calcext:value-type="float">
            <text:p>5.3</text:p>
          </table:table-cell>
          <table:table-cell table:formula="of:=[.I73]/[.I74]" office:value-type="float" office:value="1" calcext:value-type="float">
            <text:p>1</text:p>
          </table:table-cell>
          <table:table-cell table:formula="of:=([.J73]-1)*100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-5.35714285714285" calcext:value-type="float">
            <text:p>-5.35714285714285</text:p>
          </table:table-cell>
          <table:table-cell table:formula="of:=[.L73]/1000" office:value-type="float" office:value="0.23" calcext:value-type="float">
            <text:p>0.2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22" calcext:value-type="date">
            <text:p>2019-08-22</text:p>
          </table:table-cell>
          <table:table-cell office:value-type="float" office:value="5.55" calcext:value-type="float">
            <text:p>5.55</text:p>
          </table:table-cell>
          <table:table-cell office:value-type="float" office:value="5.75" calcext:value-type="float">
            <text:p>5.7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32541611" calcext:value-type="float">
            <text:p>132541611</text:p>
          </table:table-cell>
          <table:table-cell/>
          <table:table-cell office:value-type="float" office:value="5.3" calcext:value-type="float">
            <text:p>5.3</text:p>
          </table:table-cell>
          <table:table-cell table:formula="of:=[.I74]/[.I75]" office:value-type="float" office:value="0.990654205607477" calcext:value-type="float">
            <text:p>0.990654205607477</text:p>
          </table:table-cell>
          <table:table-cell table:formula="of:=([.J74]-1)*100" office:value-type="float" office:value="-0.934579439252336" calcext:value-type="float">
            <text:p>-0.93457943925233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-5.35714285714285" calcext:value-type="float">
            <text:p>-5.35714285714285</text:p>
          </table:table-cell>
          <table:table-cell table:formula="of:=[.L74]/1000" office:value-type="float" office:value="0.252" calcext:value-type="float">
            <text:p>0.25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09" calcext:value-type="date">
            <text:p>2019-08-09</text:p>
          </table:table-cell>
          <table:table-cell office:value-type="float" office:value="5.7" calcext:value-type="float">
            <text:p>5.7</text:p>
          </table:table-cell>
          <table:table-cell office:value-type="float" office:value="5.95" calcext:value-type="float">
            <text:p>5.95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5.35" calcext:value-type="float">
            <text:p>5.35</text:p>
          </table:table-cell>
          <table:table-cell office:value-type="float" office:value="137510852" calcext:value-type="float">
            <text:p>137510852</text:p>
          </table:table-cell>
          <table:table-cell/>
          <table:table-cell office:value-type="float" office:value="5.35" calcext:value-type="float">
            <text:p>5.35</text:p>
          </table:table-cell>
          <table:table-cell table:formula="of:=[.I75]/[.I76]" office:value-type="float" office:value="1" calcext:value-type="float">
            <text:p>1</text:p>
          </table:table-cell>
          <table:table-cell table:formula="of:=([.J75]-1)*100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-5.30973451327434" calcext:value-type="float">
            <text:p>-5.30973451327434</text:p>
          </table:table-cell>
          <table:table-cell table:formula="of:=[.L75]/1000" office:value-type="float" office:value="0.259" calcext:value-type="float">
            <text:p>0.25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07" calcext:value-type="date">
            <text:p>2019-08-0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5.35" calcext:value-type="float">
            <text:p>5.35</text:p>
          </table:table-cell>
          <table:table-cell office:value-type="float" office:value="134873257" calcext:value-type="float">
            <text:p>134873257</text:p>
          </table:table-cell>
          <table:table-cell/>
          <table:table-cell office:value-type="float" office:value="5.35" calcext:value-type="float">
            <text:p>5.35</text:p>
          </table:table-cell>
          <table:table-cell table:formula="of:=[.I76]/[.I77]" office:value-type="float" office:value="0.24176420082245" calcext:value-type="float">
            <text:p>0.24176420082245</text:p>
          </table:table-cell>
          <table:table-cell table:formula="of:=([.J76]-1)*100" office:value-type="float" office:value="-75.823579917755" calcext:value-type="float">
            <text:p>-75.82357991775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-5.30973451327434" calcext:value-type="float">
            <text:p>-5.30973451327434</text:p>
          </table:table-cell>
          <table:table-cell table:formula="of:=[.L76]/1000" office:value-type="float" office:value="0.261" calcext:value-type="float">
            <text:p>0.26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03" calcext:value-type="date">
            <text:p>2018-10-03</text:p>
          </table:table-cell>
          <table:table-cell office:value-type="float" office:value="22.9128" calcext:value-type="float">
            <text:p>22.9128</text:p>
          </table:table-cell>
          <table:table-cell office:value-type="float" office:value="23.6364" calcext:value-type="float">
            <text:p>23.6364</text:p>
          </table:table-cell>
          <table:table-cell office:value-type="float" office:value="22.0084" calcext:value-type="float">
            <text:p>22.0084</text:p>
          </table:table-cell>
          <table:table-cell table:number-columns-repeated="2" office:value-type="float" office:value="22.129" calcext:value-type="float">
            <text:p>22.129</text:p>
          </table:table-cell>
          <table:table-cell office:value-type="float" office:value="50898553" calcext:value-type="float">
            <text:p>50898553</text:p>
          </table:table-cell>
          <table:table-cell/>
          <table:table-cell office:value-type="float" office:value="22.129" calcext:value-type="float">
            <text:p>22.129</text:p>
          </table:table-cell>
          <table:table-cell table:formula="of:=[.I77]/[.I78]" office:value-type="float" office:value="1.22333338861524" calcext:value-type="float">
            <text:p>1.22333338861524</text:p>
          </table:table-cell>
          <table:table-cell table:formula="of:=([.J77]-1)*100" office:value-type="float" office:value="22.3333388615244" calcext:value-type="float">
            <text:p>22.3333388615244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-5.28996362080033" calcext:value-type="float">
            <text:p>-5.28996362080033</text:p>
          </table:table-cell>
          <table:table-cell table:formula="of:=[.L77]/1000" office:value-type="float" office:value="0.468" calcext:value-type="float">
            <text:p>0.46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15" calcext:value-type="date">
            <text:p>2019-02-15</text:p>
          </table:table-cell>
          <table:table-cell table:number-columns-repeated="2" office:value-type="float" office:value="18.903099" calcext:value-type="float">
            <text:p>18.903099</text:p>
          </table:table-cell>
          <table:table-cell office:value-type="float" office:value="17.938299" calcext:value-type="float">
            <text:p>17.938299</text:p>
          </table:table-cell>
          <table:table-cell table:number-columns-repeated="2" office:value-type="float" office:value="18.0891" calcext:value-type="float">
            <text:p>18.0891</text:p>
          </table:table-cell>
          <table:table-cell office:value-type="float" office:value="40783778" calcext:value-type="float">
            <text:p>40783778</text:p>
          </table:table-cell>
          <table:table-cell/>
          <table:table-cell office:value-type="float" office:value="18.0891" calcext:value-type="float">
            <text:p>18.0891</text:p>
          </table:table-cell>
          <table:table-cell table:formula="of:=[.I78]/[.I79]" office:value-type="float" office:value="0.298359672485393" calcext:value-type="float">
            <text:p>0.298359672485393</text:p>
          </table:table-cell>
          <table:table-cell table:formula="of:=([.J78]-1)*100" office:value-type="float" office:value="-70.1640327514607" calcext:value-type="float">
            <text:p>-70.1640327514607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-5.21326765877175" calcext:value-type="float">
            <text:p>-5.21326765877175</text:p>
          </table:table-cell>
          <table:table-cell table:formula="of:=[.L78]/1000" office:value-type="float" office:value="0.376" calcext:value-type="float">
            <text:p>0.37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06" calcext:value-type="date">
            <text:p>2017-11-06</text:p>
          </table:table-cell>
          <table:table-cell office:value-type="float" office:value="64.065498" calcext:value-type="float">
            <text:p>64.065498</text:p>
          </table:table-cell>
          <table:table-cell office:value-type="float" office:value="64.095596" calcext:value-type="float">
            <text:p>64.095596</text:p>
          </table:table-cell>
          <table:table-cell office:value-type="float" office:value="60.296902" calcext:value-type="float">
            <text:p>60.296902</text:p>
          </table:table-cell>
          <table:table-cell table:number-columns-repeated="2" office:value-type="float" office:value="60.628502" calcext:value-type="float">
            <text:p>60.628502</text:p>
          </table:table-cell>
          <table:table-cell office:value-type="float" office:value="25024988" calcext:value-type="float">
            <text:p>25024988</text:p>
          </table:table-cell>
          <table:table-cell/>
          <table:table-cell office:value-type="float" office:value="60.628502" calcext:value-type="float">
            <text:p>60.628502</text:p>
          </table:table-cell>
          <table:table-cell table:formula="of:=[.I79]/[.I80]" office:value-type="float" office:value="16.3860816216216" calcext:value-type="float">
            <text:p>16.3860816216216</text:p>
          </table:table-cell>
          <table:table-cell table:formula="of:=([.J79]-1)*100" office:value-type="float" office:value="1538.60816216216" calcext:value-type="float">
            <text:p>1538.60816216216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-5.18633846973976" calcext:value-type="float">
            <text:p>-5.18633846973976</text:p>
          </table:table-cell>
          <table:table-cell table:formula="of:=[.L79]/1000" office:value-type="float" office:value="0.693" calcext:value-type="float">
            <text:p>0.69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21" calcext:value-type="date">
            <text:p>2020-04-21</text:p>
          </table:table-cell>
          <table:table-cell office:value-type="float" office:value="3.75" calcext:value-type="float">
            <text:p>3.75</text:p>
          </table:table-cell>
          <table:table-cell office:value-type="float" office:value="3.85" calcext:value-type="float">
            <text:p>3.85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251790440" calcext:value-type="float">
            <text:p>251790440</text:p>
          </table:table-cell>
          <table:table-cell/>
          <table:table-cell office:value-type="float" office:value="3.7" calcext:value-type="float">
            <text:p>3.7</text:p>
          </table:table-cell>
          <table:table-cell table:formula="of:=[.I80]/[.I81]" office:value-type="float" office:value="0.232704402515723" calcext:value-type="float">
            <text:p>0.232704402515723</text:p>
          </table:table-cell>
          <table:table-cell table:formula="of:=([.J80]-1)*100" office:value-type="float" office:value="-76.7295597484277" calcext:value-type="float">
            <text:p>-76.729559748427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-5.12820512820512" calcext:value-type="float">
            <text:p>-5.12820512820512</text:p>
          </table:table-cell>
          <table:table-cell table:formula="of:=[.L80]/1000" office:value-type="float" office:value="0.092" calcext:value-type="float">
            <text:p>0.09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03" calcext:value-type="date">
            <text:p>2019-04-03</text:p>
          </table:table-cell>
          <table:table-cell office:value-type="float" office:value="16.450001" calcext:value-type="float">
            <text:p>16.450001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15.9" calcext:value-type="float">
            <text:p>15.9</text:p>
          </table:table-cell>
          <table:table-cell office:value-type="float" office:value="61979681" calcext:value-type="float">
            <text:p>61979681</text:p>
          </table:table-cell>
          <table:table-cell/>
          <table:table-cell office:value-type="float" office:value="15.9" calcext:value-type="float">
            <text:p>15.9</text:p>
          </table:table-cell>
          <table:table-cell table:formula="of:=[.I81]/[.I82]" office:value-type="float" office:value="4.18421052631579" calcext:value-type="float">
            <text:p>4.18421052631579</text:p>
          </table:table-cell>
          <table:table-cell table:formula="of:=([.J81]-1)*100" office:value-type="float" office:value="318.421052631579" calcext:value-type="float">
            <text:p>318.421052631579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-5.07462686567164" calcext:value-type="float">
            <text:p>-5.07462686567164</text:p>
          </table:table-cell>
          <table:table-cell table:formula="of:=[.L81]/1000" office:value-type="float" office:value="0.346" calcext:value-type="float">
            <text:p>0.34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27" calcext:value-type="date">
            <text:p>2020-02-27</text:p>
          </table:table-cell>
          <table:table-cell office:value-type="float" office:value="4.05" calcext:value-type="float">
            <text:p>4.05</text:p>
          </table:table-cell>
          <table:table-cell office:value-type="float" office:value="4.25" calcext:value-type="float">
            <text:p>4.25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393794097" calcext:value-type="float">
            <text:p>393794097</text:p>
          </table:table-cell>
          <table:table-cell/>
          <table:table-cell office:value-type="float" office:value="3.8" calcext:value-type="float">
            <text:p>3.8</text:p>
          </table:table-cell>
          <table:table-cell table:formula="of:=[.I82]/[.I83]" office:value-type="float" office:value="0.245954692556634" calcext:value-type="float">
            <text:p>0.245954692556634</text:p>
          </table:table-cell>
          <table:table-cell table:formula="of:=([.J82]-1)*100" office:value-type="float" office:value="-75.4045307443366" calcext:value-type="float">
            <text:p>-75.404530744336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-5" calcext:value-type="float">
            <text:p>-5</text:p>
          </table:table-cell>
          <table:table-cell table:formula="of:=[.L82]/1000" office:value-type="float" office:value="0.125" calcext:value-type="float">
            <text:p>0.12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30" calcext:value-type="date">
            <text:p>2019-04-30</text:p>
          </table:table-cell>
          <table:table-cell office:value-type="float" office:value="16.1" calcext:value-type="float">
            <text:p>16.1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15.25" calcext:value-type="float">
            <text:p>15.25</text:p>
          </table:table-cell>
          <table:table-cell table:number-columns-repeated="2" office:value-type="float" office:value="15.45" calcext:value-type="float">
            <text:p>15.45</text:p>
          </table:table-cell>
          <table:table-cell office:value-type="float" office:value="33729371" calcext:value-type="float">
            <text:p>33729371</text:p>
          </table:table-cell>
          <table:table-cell/>
          <table:table-cell office:value-type="float" office:value="15.45" calcext:value-type="float">
            <text:p>15.45</text:p>
          </table:table-cell>
          <table:table-cell table:formula="of:=[.I83]/[.I84]" office:value-type="float" office:value="0.400675333736619" calcext:value-type="float">
            <text:p>0.400675333736619</text:p>
          </table:table-cell>
          <table:table-cell table:formula="of:=([.J83]-1)*100" office:value-type="float" office:value="-59.9324666263381" calcext:value-type="float">
            <text:p>-59.932466626338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-4.92307692307693" calcext:value-type="float">
            <text:p>-4.92307692307693</text:p>
          </table:table-cell>
          <table:table-cell table:formula="of:=[.L83]/1000" office:value-type="float" office:value="0.33" calcext:value-type="float">
            <text:p>0.3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03" calcext:value-type="date">
            <text:p>2018-05-03</text:p>
          </table:table-cell>
          <table:table-cell office:value-type="float" office:value="40.519501" calcext:value-type="float">
            <text:p>40.519501</text:p>
          </table:table-cell>
          <table:table-cell office:value-type="float" office:value="40.6703" calcext:value-type="float">
            <text:p>40.6703</text:p>
          </table:table-cell>
          <table:table-cell office:value-type="float" office:value="38.288502" calcext:value-type="float">
            <text:p>38.288502</text:p>
          </table:table-cell>
          <table:table-cell table:number-columns-repeated="2" office:value-type="float" office:value="38.559898" calcext:value-type="float">
            <text:p>38.559898</text:p>
          </table:table-cell>
          <table:table-cell office:value-type="float" office:value="37848208" calcext:value-type="float">
            <text:p>37848208</text:p>
          </table:table-cell>
          <table:table-cell/>
          <table:table-cell office:value-type="float" office:value="38.559898" calcext:value-type="float">
            <text:p>38.559898</text:p>
          </table:table-cell>
          <table:table-cell table:formula="of:=[.I84]/[.I85]" office:value-type="float" office:value="7.95049443298969" calcext:value-type="float">
            <text:p>7.95049443298969</text:p>
          </table:table-cell>
          <table:table-cell table:formula="of:=([.J84]-1)*100" office:value-type="float" office:value="695.049443298969" calcext:value-type="float">
            <text:p>695.049443298969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-4.90707428626728" calcext:value-type="float">
            <text:p>-4.90707428626728</text:p>
          </table:table-cell>
          <table:table-cell table:formula="of:=[.L84]/1000" office:value-type="float" office:value="0.572" calcext:value-type="float">
            <text:p>0.57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18" calcext:value-type="date">
            <text:p>2019-09-18</text:p>
          </table:table-cell>
          <table:table-cell office:value-type="float" office:value="5.05" calcext:value-type="float">
            <text:p>5.05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4.85" calcext:value-type="float">
            <text:p>4.85</text:p>
          </table:table-cell>
          <table:table-cell office:value-type="float" office:value="85057239" calcext:value-type="float">
            <text:p>85057239</text:p>
          </table:table-cell>
          <table:table-cell/>
          <table:table-cell office:value-type="float" office:value="4.85" calcext:value-type="float">
            <text:p>4.85</text:p>
          </table:table-cell>
          <table:table-cell table:formula="of:=[.I85]/[.I86]" office:value-type="float" office:value="1.24358974358974" calcext:value-type="float">
            <text:p>1.24358974358974</text:p>
          </table:table-cell>
          <table:table-cell table:formula="of:=([.J85]-1)*100" office:value-type="float" office:value="24.3589743589744" calcext:value-type="float">
            <text:p>24.3589743589744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-4.90196078431373" calcext:value-type="float">
            <text:p>-4.90196078431373</text:p>
          </table:table-cell>
          <table:table-cell table:formula="of:=[.L85]/1000" office:value-type="float" office:value="0.235" calcext:value-type="float">
            <text:p>0.23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20" calcext:value-type="date">
            <text:p>2020-04-20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274023994" calcext:value-type="float">
            <text:p>274023994</text:p>
          </table:table-cell>
          <table:table-cell/>
          <table:table-cell office:value-type="float" office:value="3.9" calcext:value-type="float">
            <text:p>3.9</text:p>
          </table:table-cell>
          <table:table-cell table:formula="of:=[.I86]/[.I87]" office:value-type="float" office:value="0.0695856962212166" calcext:value-type="float">
            <text:p>0.069585696221217</text:p>
          </table:table-cell>
          <table:table-cell table:formula="of:=([.J86]-1)*100" office:value-type="float" office:value="-93.0414303778784" calcext:value-type="float">
            <text:p>-93.041430377878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-4.8780487804878" calcext:value-type="float">
            <text:p>-4.8780487804878</text:p>
          </table:table-cell>
          <table:table-cell table:formula="of:=[.L86]/1000" office:value-type="float" office:value="0.093" calcext:value-type="float">
            <text:p>0.09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21" calcext:value-type="date">
            <text:p>2017-03-21</text:p>
          </table:table-cell>
          <table:table-cell office:value-type="float" office:value="59.091" calcext:value-type="float">
            <text:p>59.091</text:p>
          </table:table-cell>
          <table:table-cell office:value-type="float" office:value="59.121101" calcext:value-type="float">
            <text:p>59.121101</text:p>
          </table:table-cell>
          <table:table-cell office:value-type="float" office:value="54.327499" calcext:value-type="float">
            <text:p>54.327499</text:p>
          </table:table-cell>
          <table:table-cell table:number-columns-repeated="2" office:value-type="float" office:value="56.046001" calcext:value-type="float">
            <text:p>56.046001</text:p>
          </table:table-cell>
          <table:table-cell office:value-type="float" office:value="146940834" calcext:value-type="float">
            <text:p>146940834</text:p>
          </table:table-cell>
          <table:table-cell/>
          <table:table-cell office:value-type="float" office:value="56.046001" calcext:value-type="float">
            <text:p>56.046001</text:p>
          </table:table-cell>
          <table:table-cell table:formula="of:=[.I87]/[.I88]" office:value-type="float" office:value="2.87771030464778" calcext:value-type="float">
            <text:p>2.87771030464778</text:p>
          </table:table-cell>
          <table:table-cell table:formula="of:=([.J87]-1)*100" office:value-type="float" office:value="187.771030464778" calcext:value-type="float">
            <text:p>187.771030464778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-4.86181155458593" calcext:value-type="float">
            <text:p>-4.86181155458593</text:p>
          </table:table-cell>
          <table:table-cell table:formula="of:=[.L87]/1000" office:value-type="float" office:value="0.849" calcext:value-type="float">
            <text:p>0.84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18" calcext:value-type="date">
            <text:p>2019-03-18</text:p>
          </table:table-cell>
          <table:table-cell office:value-type="float" office:value="20.4708" calcext:value-type="float">
            <text:p>20.4708</text:p>
          </table:table-cell>
          <table:table-cell office:value-type="float" office:value="20.561199" calcext:value-type="float">
            <text:p>20.561199</text:p>
          </table:table-cell>
          <table:table-cell office:value-type="float" office:value="19.295" calcext:value-type="float">
            <text:p>19.295</text:p>
          </table:table-cell>
          <table:table-cell table:number-columns-repeated="2" office:value-type="float" office:value="19.475901" calcext:value-type="float">
            <text:p>19.475901</text:p>
          </table:table-cell>
          <table:table-cell office:value-type="float" office:value="34225081" calcext:value-type="float">
            <text:p>34225081</text:p>
          </table:table-cell>
          <table:table-cell/>
          <table:table-cell office:value-type="float" office:value="19.475901" calcext:value-type="float">
            <text:p>19.475901</text:p>
          </table:table-cell>
          <table:table-cell table:formula="of:=[.I88]/[.I89]" office:value-type="float" office:value="0.42472054953309" calcext:value-type="float">
            <text:p>0.42472054953309</text:p>
          </table:table-cell>
          <table:table-cell table:formula="of:=([.J88]-1)*100" office:value-type="float" office:value="-57.527945046691" calcext:value-type="float">
            <text:p>-57.527945046691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-4.86008851632569" calcext:value-type="float">
            <text:p>-4.86008851632569</text:p>
          </table:table-cell>
          <table:table-cell table:formula="of:=[.L88]/1000" office:value-type="float" office:value="0.356" calcext:value-type="float">
            <text:p>0.35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13" calcext:value-type="date">
            <text:p>2016-10-13</text:p>
          </table:table-cell>
          <table:table-cell office:value-type="float" office:value="48.0868" calcext:value-type="float">
            <text:p>48.0868</text:p>
          </table:table-cell>
          <table:table-cell office:value-type="float" office:value="48.2677" calcext:value-type="float">
            <text:p>48.2677</text:p>
          </table:table-cell>
          <table:table-cell office:value-type="float" office:value="45.644798" calcext:value-type="float">
            <text:p>45.644798</text:p>
          </table:table-cell>
          <table:table-cell table:number-columns-repeated="2" office:value-type="float" office:value="45.855801" calcext:value-type="float">
            <text:p>45.855801</text:p>
          </table:table-cell>
          <table:table-cell office:value-type="float" office:value="19038663" calcext:value-type="float">
            <text:p>19038663</text:p>
          </table:table-cell>
          <table:table-cell/>
          <table:table-cell office:value-type="float" office:value="45.855801" calcext:value-type="float">
            <text:p>45.855801</text:p>
          </table:table-cell>
          <table:table-cell table:formula="of:=[.I89]/[.I90]" office:value-type="float" office:value="2.1605125604602" calcext:value-type="float">
            <text:p>2.1605125604602</text:p>
          </table:table-cell>
          <table:table-cell table:formula="of:=([.J89]-1)*100" office:value-type="float" office:value="116.05125604602" calcext:value-type="float">
            <text:p>116.05125604602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float" office:value="-4.75895338990205" calcext:value-type="float">
            <text:p>-4.75895338990205</text:p>
          </table:table-cell>
          <table:table-cell table:formula="of:=[.L89]/1000" office:value-type="float" office:value="0.957" calcext:value-type="float">
            <text:p>0.95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18" calcext:value-type="date">
            <text:p>2019-01-18</text:p>
          </table:table-cell>
          <table:table-cell table:number-columns-repeated="2" office:value-type="float" office:value="22.3099" calcext:value-type="float">
            <text:p>22.3099</text:p>
          </table:table-cell>
          <table:table-cell office:value-type="float" office:value="20.712" calcext:value-type="float">
            <text:p>20.712</text:p>
          </table:table-cell>
          <table:table-cell table:number-columns-repeated="2" office:value-type="float" office:value="21.224501" calcext:value-type="float">
            <text:p>21.224501</text:p>
          </table:table-cell>
          <table:table-cell office:value-type="float" office:value="47866044" calcext:value-type="float">
            <text:p>47866044</text:p>
          </table:table-cell>
          <table:table-cell/>
          <table:table-cell office:value-type="float" office:value="21.224501" calcext:value-type="float">
            <text:p>21.224501</text:p>
          </table:table-cell>
          <table:table-cell table:formula="of:=[.I90]/[.I91]" office:value-type="float" office:value="1.40095716171617" calcext:value-type="float">
            <text:p>1.40095716171617</text:p>
          </table:table-cell>
          <table:table-cell table:formula="of:=([.J90]-1)*100" office:value-type="float" office:value="40.0957161716172" calcext:value-type="float">
            <text:p>40.0957161716172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-4.73614118395406" calcext:value-type="float">
            <text:p>-4.73614118395406</text:p>
          </table:table-cell>
          <table:table-cell table:formula="of:=[.L90]/1000" office:value-type="float" office:value="0.395" calcext:value-type="float">
            <text:p>0.39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04" calcext:value-type="date">
            <text:p>2019-04-04</text:p>
          </table:table-cell>
          <table:table-cell office:value-type="float" office:value="15.9" calcext:value-type="float">
            <text:p>15.9</text:p>
          </table:table-cell>
          <table:table-cell office:value-type="float" office:value="15.95" calcext:value-type="float">
            <text:p>15.95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5.15" calcext:value-type="float">
            <text:p>15.15</text:p>
          </table:table-cell>
          <table:table-cell office:value-type="float" office:value="115062504" calcext:value-type="float">
            <text:p>115062504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[.I91]/[.I92]" office:value-type="float" office:value="2.48360655737705" calcext:value-type="float">
            <text:p>2.48360655737705</text:p>
          </table:table-cell>
          <table:table-cell table:formula="of:=([.J91]-1)*100" office:value-type="float" office:value="148.360655737705" calcext:value-type="float">
            <text:p>148.360655737705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-4.71698113207547" calcext:value-type="float">
            <text:p>-4.71698113207547</text:p>
          </table:table-cell>
          <table:table-cell table:formula="of:=[.L91]/1000" office:value-type="float" office:value="0.345" calcext:value-type="float">
            <text:p>0.34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22" calcext:value-type="date">
            <text:p>2019-10-22</text:p>
          </table:table-cell>
          <table:table-cell office:value-type="float" office:value="6.4" calcext:value-type="float">
            <text:p>6.4</text:p>
          </table:table-cell>
          <table:table-cell office:value-type="float" office:value="6.55" calcext:value-type="float">
            <text:p>6.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28095442" calcext:value-type="float">
            <text:p>128095442</text:p>
          </table:table-cell>
          <table:table-cell/>
          <table:table-cell office:value-type="float" office:value="6.1" calcext:value-type="float">
            <text:p>6.1</text:p>
          </table:table-cell>
          <table:table-cell table:formula="of:=[.I92]/[.I93]" office:value-type="float" office:value="1.19607843137255" calcext:value-type="float">
            <text:p>1.19607843137255</text:p>
          </table:table-cell>
          <table:table-cell table:formula="of:=([.J92]-1)*100" office:value-type="float" office:value="19.6078431372549" calcext:value-type="float">
            <text:p>19.6078431372549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-4.68750000000001" calcext:value-type="float">
            <text:p>-4.68750000000001</text:p>
          </table:table-cell>
          <table:table-cell table:formula="of:=[.L92]/1000" office:value-type="float" office:value="0.214" calcext:value-type="float">
            <text:p>0.21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03" calcext:value-type="date">
            <text:p>2019-09-03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05" calcext:value-type="float">
            <text:p>5.05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58510935" calcext:value-type="float">
            <text:p>58510935</text:p>
          </table:table-cell>
          <table:table-cell/>
          <table:table-cell office:value-type="float" office:value="5.1" calcext:value-type="float">
            <text:p>5.1</text:p>
          </table:table-cell>
          <table:table-cell table:formula="of:=[.I93]/[.I94]" office:value-type="float" office:value="0.169162644907707" calcext:value-type="float">
            <text:p>0.169162644907707</text:p>
          </table:table-cell>
          <table:table-cell table:formula="of:=([.J93]-1)*100" office:value-type="float" office:value="-83.0837355092293" calcext:value-type="float">
            <text:p>-83.0837355092293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-4.67289719626168" calcext:value-type="float">
            <text:p>-4.67289719626168</text:p>
          </table:table-cell>
          <table:table-cell table:formula="of:=[.L93]/1000" office:value-type="float" office:value="0.245" calcext:value-type="float">
            <text:p>0.24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18" calcext:value-type="date">
            <text:p>2018-07-18</text:p>
          </table:table-cell>
          <table:table-cell office:value-type="float" office:value="31.655899" calcext:value-type="float">
            <text:p>31.655899</text:p>
          </table:table-cell>
          <table:table-cell office:value-type="float" office:value="31.9272" calcext:value-type="float">
            <text:p>31.9272</text:p>
          </table:table-cell>
          <table:table-cell office:value-type="float" office:value="29.1234" calcext:value-type="float">
            <text:p>29.1234</text:p>
          </table:table-cell>
          <table:table-cell table:number-columns-repeated="2" office:value-type="float" office:value="30.1485" calcext:value-type="float">
            <text:p>30.1485</text:p>
          </table:table-cell>
          <table:table-cell office:value-type="float" office:value="48534020" calcext:value-type="float">
            <text:p>48534020</text:p>
          </table:table-cell>
          <table:table-cell/>
          <table:table-cell office:value-type="float" office:value="30.1485" calcext:value-type="float">
            <text:p>30.1485</text:p>
          </table:table-cell>
          <table:table-cell table:formula="of:=[.I94]/[.I95]" office:value-type="float" office:value="0.726744834232344" calcext:value-type="float">
            <text:p>0.726744834232344</text:p>
          </table:table-cell>
          <table:table-cell table:formula="of:=([.J94]-1)*100" office:value-type="float" office:value="-27.3255165767656" calcext:value-type="float">
            <text:p>-27.3255165767656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-4.67088475512004" calcext:value-type="float">
            <text:p>-4.67088475512004</text:p>
          </table:table-cell>
          <table:table-cell table:formula="of:=[.L94]/1000" office:value-type="float" office:value="0.518" calcext:value-type="float">
            <text:p>0.51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13" calcext:value-type="date">
            <text:p>2017-01-13</text:p>
          </table:table-cell>
          <table:table-cell table:number-columns-repeated="2" office:value-type="float" office:value="43.413799" calcext:value-type="float">
            <text:p>43.413799</text:p>
          </table:table-cell>
          <table:table-cell office:value-type="float" office:value="39.976799" calcext:value-type="float">
            <text:p>39.976799</text:p>
          </table:table-cell>
          <table:table-cell table:number-columns-repeated="2" office:value-type="float" office:value="41.484299" calcext:value-type="float">
            <text:p>41.484299</text:p>
          </table:table-cell>
          <table:table-cell office:value-type="float" office:value="44687637" calcext:value-type="float">
            <text:p>44687637</text:p>
          </table:table-cell>
          <table:table-cell/>
          <table:table-cell office:value-type="float" office:value="41.484299" calcext:value-type="float">
            <text:p>41.484299</text:p>
          </table:table-cell>
          <table:table-cell table:formula="of:=[.I95]/[.I96]" office:value-type="float" office:value="4.48478908108108" calcext:value-type="float">
            <text:p>4.48478908108108</text:p>
          </table:table-cell>
          <table:table-cell table:formula="of:=([.J95]-1)*100" office:value-type="float" office:value="348.478908108108" calcext:value-type="float">
            <text:p>348.478908108108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-4.64300228483686" calcext:value-type="float">
            <text:p>-4.64300228483686</text:p>
          </table:table-cell>
          <table:table-cell table:formula="of:=[.L95]/1000" office:value-type="float" office:value="0.893" calcext:value-type="float">
            <text:p>0.89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26" calcext:value-type="date">
            <text:p>2019-07-26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float" office:value="9.25" calcext:value-type="float">
            <text:p>9.25</text:p>
          </table:table-cell>
          <table:table-cell office:value-type="float" office:value="86263682" calcext:value-type="float">
            <text:p>86263682</text:p>
          </table:table-cell>
          <table:table-cell/>
          <table:table-cell office:value-type="float" office:value="9.25" calcext:value-type="float">
            <text:p>9.25</text:p>
          </table:table-cell>
          <table:table-cell table:formula="of:=[.I96]/[.I97]" office:value-type="float" office:value="0.81140350877193" calcext:value-type="float">
            <text:p>0.81140350877193</text:p>
          </table:table-cell>
          <table:table-cell table:formula="of:=([.J96]-1)*100" office:value-type="float" office:value="-18.859649122807" calcext:value-type="float">
            <text:p>-18.859649122807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-4.63917525773195" calcext:value-type="float">
            <text:p>-4.63917525773195</text:p>
          </table:table-cell>
          <table:table-cell table:formula="of:=[.L96]/1000" office:value-type="float" office:value="0.269" calcext:value-type="float">
            <text:p>0.26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19" calcext:value-type="date">
            <text:p>2019-06-19</text:p>
          </table:table-cell>
          <table:table-cell office:value-type="float" office:value="11.95" calcext:value-type="float">
            <text:p>11.95</text:p>
          </table:table-cell>
          <table:table-cell office:value-type="float" office:value="12.25" calcext:value-type="float">
            <text:p>12.25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50447027" calcext:value-type="float">
            <text:p>50447027</text:p>
          </table:table-cell>
          <table:table-cell/>
          <table:table-cell office:value-type="float" office:value="11.4" calcext:value-type="float">
            <text:p>11.4</text:p>
          </table:table-cell>
          <table:table-cell table:formula="of:=[.I97]/[.I98]" office:value-type="float" office:value="0.730769230769231" calcext:value-type="float">
            <text:p>0.730769230769231</text:p>
          </table:table-cell>
          <table:table-cell table:formula="of:=([.J97]-1)*100" office:value-type="float" office:value="-26.9230769230769" calcext:value-type="float">
            <text:p>-26.9230769230769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-4.60251046025104" calcext:value-type="float">
            <text:p>-4.60251046025104</text:p>
          </table:table-cell>
          <table:table-cell table:formula="of:=[.L97]/1000" office:value-type="float" office:value="0.296" calcext:value-type="float">
            <text:p>0.29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07" calcext:value-type="date">
            <text:p>2019-05-07</text:p>
          </table:table-cell>
          <table:table-cell office:value-type="float" office:value="16.4" calcext:value-type="float">
            <text:p>16.4</text:p>
          </table:table-cell>
          <table:table-cell office:value-type="float" office:value="16.6" calcext:value-type="float">
            <text:p>16.6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float" office:value="36754853" calcext:value-type="float">
            <text:p>36754853</text:p>
          </table:table-cell>
          <table:table-cell/>
          <table:table-cell office:value-type="float" office:value="15.6" calcext:value-type="float">
            <text:p>15.6</text:p>
          </table:table-cell>
          <table:table-cell table:formula="of:=[.I98]/[.I99]" office:value-type="float" office:value="1.36244541484716" calcext:value-type="float">
            <text:p>1.36244541484716</text:p>
          </table:table-cell>
          <table:table-cell table:formula="of:=([.J98]-1)*100" office:value-type="float" office:value="36.2445414847162" calcext:value-type="float">
            <text:p>36.2445414847162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-4.58715596330276" calcext:value-type="float">
            <text:p>-4.58715596330276</text:p>
          </table:table-cell>
          <table:table-cell table:formula="of:=[.L98]/1000" office:value-type="float" office:value="0.326" calcext:value-type="float">
            <text:p>0.32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08" calcext:value-type="date">
            <text:p>2019-07-08</text:p>
          </table:table-cell>
          <table:table-cell table:number-columns-repeated="2" office:value-type="float" office:value="11.95" calcext:value-type="float">
            <text:p>11.95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float" office:value="11.45" calcext:value-type="float">
            <text:p>11.45</text:p>
          </table:table-cell>
          <table:table-cell office:value-type="float" office:value="49904183" calcext:value-type="float">
            <text:p>49904183</text:p>
          </table:table-cell>
          <table:table-cell/>
          <table:table-cell office:value-type="float" office:value="11.45" calcext:value-type="float">
            <text:p>11.45</text:p>
          </table:table-cell>
          <table:table-cell table:formula="of:=[.I99]/[.I100]" office:value-type="float" office:value="0.621583327452268" calcext:value-type="float">
            <text:p>0.621583327452268</text:p>
          </table:table-cell>
          <table:table-cell table:formula="of:=([.J99]-1)*100" office:value-type="float" office:value="-37.8416672547732" calcext:value-type="float">
            <text:p>-37.8416672547732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-4.58333333333334" calcext:value-type="float">
            <text:p>-4.58333333333334</text:p>
          </table:table-cell>
          <table:table-cell table:formula="of:=[.L99]/1000" office:value-type="float" office:value="0.283" calcext:value-type="float">
            <text:p>0.28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08" calcext:value-type="date">
            <text:p>2019-02-08</text:p>
          </table:table-cell>
          <table:table-cell table:number-columns-repeated="2" office:value-type="float" office:value="19.295" calcext:value-type="float">
            <text:p>19.295</text:p>
          </table:table-cell>
          <table:table-cell office:value-type="float" office:value="17.908199" calcext:value-type="float">
            <text:p>17.908199</text:p>
          </table:table-cell>
          <table:table-cell table:number-columns-repeated="2" office:value-type="float" office:value="18.4207" calcext:value-type="float">
            <text:p>18.4207</text:p>
          </table:table-cell>
          <table:table-cell office:value-type="float" office:value="41510502" calcext:value-type="float">
            <text:p>41510502</text:p>
          </table:table-cell>
          <table:table-cell/>
          <table:table-cell office:value-type="float" office:value="18.4207" calcext:value-type="float">
            <text:p>18.4207</text:p>
          </table:table-cell>
          <table:table-cell table:formula="of:=[.I100]/[.I101]" office:value-type="float" office:value="2.90089763779528" calcext:value-type="float">
            <text:p>2.90089763779528</text:p>
          </table:table-cell>
          <table:table-cell table:formula="of:=([.J100]-1)*100" office:value-type="float" office:value="190.089763779528" calcext:value-type="float">
            <text:p>190.089763779528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-4.53122570614149" calcext:value-type="float">
            <text:p>-4.53122570614149</text:p>
          </table:table-cell>
          <table:table-cell table:formula="of:=[.L100]/1000" office:value-type="float" office:value="0.38" calcext:value-type="float">
            <text:p>0.3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02" calcext:value-type="date">
            <text:p>2019-08-02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6.35" calcext:value-type="float">
            <text:p>6.35</text:p>
          </table:table-cell>
          <table:table-cell office:value-type="float" office:value="138890327" calcext:value-type="float">
            <text:p>138890327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[.I101]/[.I102]" office:value-type="float" office:value="0.599056603773585" calcext:value-type="float">
            <text:p>0.599056603773585</text:p>
          </table:table-cell>
          <table:table-cell table:formula="of:=([.J101]-1)*100" office:value-type="float" office:value="-40.0943396226415" calcext:value-type="float">
            <text:p>-40.0943396226415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-4.51127819548873" calcext:value-type="float">
            <text:p>-4.51127819548873</text:p>
          </table:table-cell>
          <table:table-cell table:formula="of:=[.L101]/1000" office:value-type="float" office:value="0.264" calcext:value-type="float">
            <text:p>0.26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table:number-columns-repeated="2" office:value-type="float" office:value="11.45" calcext:value-type="float">
            <text:p>11.45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885288809" calcext:value-type="float">
            <text:p>885288809</text:p>
          </table:table-cell>
          <table:table-cell/>
          <table:table-cell office:value-type="float" office:value="10.6" calcext:value-type="float">
            <text:p>10.6</text:p>
          </table:table-cell>
          <table:table-cell table:formula="of:=[.I102]/[.I103]" office:value-type="float" office:value="0.590914445121023" calcext:value-type="float">
            <text:p>0.590914445121023</text:p>
          </table:table-cell>
          <table:table-cell table:formula="of:=([.J102]-1)*100" office:value-type="float" office:value="-40.9085554878977" calcext:value-type="float">
            <text:p>-40.908555487897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-4.5045045045045" calcext:value-type="float">
            <text:p>-4.5045045045045</text:p>
          </table:table-cell>
          <table:table-cell table:formula="of:=[.L102]/1000" office:value-type="float" office:value="0.044" calcext:value-type="float">
            <text:p>0.04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12" calcext:value-type="date">
            <text:p>2019-02-12</text:p>
          </table:table-cell>
          <table:table-cell table:number-columns-repeated="2" office:value-type="float" office:value="18.6619" calcext:value-type="float">
            <text:p>18.6619</text:p>
          </table:table-cell>
          <table:table-cell office:value-type="float" office:value="17.7876" calcext:value-type="float">
            <text:p>17.7876</text:p>
          </table:table-cell>
          <table:table-cell table:number-columns-repeated="2" office:value-type="float" office:value="17.938299" calcext:value-type="float">
            <text:p>17.938299</text:p>
          </table:table-cell>
          <table:table-cell office:value-type="float" office:value="31303004" calcext:value-type="float">
            <text:p>31303004</text:p>
          </table:table-cell>
          <table:table-cell/>
          <table:table-cell office:value-type="float" office:value="17.938299" calcext:value-type="float">
            <text:p>17.938299</text:p>
          </table:table-cell>
          <table:table-cell table:formula="of:=[.I103]/[.I104]" office:value-type="float" office:value="1.401429609375" calcext:value-type="float">
            <text:p>1.401429609375</text:p>
          </table:table-cell>
          <table:table-cell table:formula="of:=([.J103]-1)*100" office:value-type="float" office:value="40.1429609375" calcext:value-type="float">
            <text:p>40.1429609375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-4.49460958310181" calcext:value-type="float">
            <text:p>-4.49460958310181</text:p>
          </table:table-cell>
          <table:table-cell table:formula="of:=[.L103]/1000" office:value-type="float" office:value="0.378" calcext:value-type="float">
            <text:p>0.37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10" calcext:value-type="date">
            <text:p>2019-06-10</text:p>
          </table:table-cell>
          <table:table-cell office:value-type="float" office:value="13.3" calcext:value-type="float">
            <text:p>13.3</text:p>
          </table:table-cell>
          <table:table-cell office:value-type="float" office:value="13.55" calcext:value-type="float">
            <text:p>13.55</text:p>
          </table:table-cell>
          <table:table-cell office:value-type="float" office:value="12.65" calcext:value-type="float">
            <text:p>12.65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49800929" calcext:value-type="float">
            <text:p>49800929</text:p>
          </table:table-cell>
          <table:table-cell/>
          <table:table-cell office:value-type="float" office:value="12.8" calcext:value-type="float">
            <text:p>12.8</text:p>
          </table:table-cell>
          <table:table-cell table:formula="of:=[.I104]/[.I105]" office:value-type="float" office:value="1.47126436781609" calcext:value-type="float">
            <text:p>1.47126436781609</text:p>
          </table:table-cell>
          <table:table-cell table:formula="of:=([.J104]-1)*100" office:value-type="float" office:value="47.1264367816092" calcext:value-type="float">
            <text:p>47.1264367816092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-4.47761194029851" calcext:value-type="float">
            <text:p>-4.47761194029851</text:p>
          </table:table-cell>
          <table:table-cell table:formula="of:=[.L104]/1000" office:value-type="float" office:value="0.303" calcext:value-type="float">
            <text:p>0.30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float" office:value="8.9" calcext:value-type="float">
            <text:p>8.9</text:p>
          </table:table-cell>
          <table:table-cell office:value-type="float" office:value="8.95" calcext:value-type="float">
            <text:p>8.95</text:p>
          </table:table-cell>
          <table:table-cell office:value-type="float" office:value="8.65" calcext:value-type="float">
            <text:p>8.65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161123113" calcext:value-type="float">
            <text:p>161123113</text:p>
          </table:table-cell>
          <table:table-cell/>
          <table:table-cell office:value-type="float" office:value="8.7" calcext:value-type="float">
            <text:p>8.7</text:p>
          </table:table-cell>
          <table:table-cell table:formula="of:=[.I105]/[.I106]" office:value-type="float" office:value="0.887755102040816" calcext:value-type="float">
            <text:p>0.887755102040816</text:p>
          </table:table-cell>
          <table:table-cell table:formula="of:=([.J105]-1)*100" office:value-type="float" office:value="-11.2244897959184" calcext:value-type="float">
            <text:p>-11.224489795918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4.3956043956044" calcext:value-type="float">
            <text:p>-4.3956043956044</text:p>
          </table:table-cell>
          <table:table-cell table:formula="of:=[.L105]/1000" office:value-type="float" office:value="0.014" calcext:value-type="float">
            <text:p>0.01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float" office:value="10.35" calcext:value-type="float">
            <text:p>10.35</text:p>
          </table:table-cell>
          <table:table-cell office:value-type="float" office:value="10.4" calcext:value-type="float">
            <text:p>10.4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524309917" calcext:value-type="float">
            <text:p>524309917</text:p>
          </table:table-cell>
          <table:table-cell/>
          <table:table-cell office:value-type="float" office:value="9.8" calcext:value-type="float">
            <text:p>9.8</text:p>
          </table:table-cell>
          <table:table-cell table:formula="of:=[.I106]/[.I107]" office:value-type="float" office:value="1.48484848484849" calcext:value-type="float">
            <text:p>1.48484848484849</text:p>
          </table:table-cell>
          <table:table-cell table:formula="of:=([.J106]-1)*100" office:value-type="float" office:value="48.4848484848485" calcext:value-type="float">
            <text:p>48.484848484848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-4.39024390243902" calcext:value-type="float">
            <text:p>-4.39024390243902</text:p>
          </table:table-cell>
          <table:table-cell table:formula="of:=[.L106]/1000" office:value-type="float" office:value="0.048" calcext:value-type="float">
            <text:p>0.04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16" calcext:value-type="date">
            <text:p>2019-12-16</text:p>
          </table:table-cell>
          <table:table-cell table:number-columns-repeated="2" office:value-type="float" office:value="6.9" calcext:value-type="float">
            <text:p>6.9</text:p>
          </table:table-cell>
          <table:table-cell office:value-type="float" office:value="6.55" calcext:value-type="float">
            <text:p>6.55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float" office:value="153481308" calcext:value-type="float">
            <text:p>153481308</text:p>
          </table:table-cell>
          <table:table-cell/>
          <table:table-cell office:value-type="float" office:value="6.6" calcext:value-type="float">
            <text:p>6.6</text:p>
          </table:table-cell>
          <table:table-cell table:formula="of:=[.I107]/[.I108]" office:value-type="float" office:value="1.2" calcext:value-type="float">
            <text:p>1.2</text:p>
          </table:table-cell>
          <table:table-cell table:formula="of:=([.J107]-1)*100" office:value-type="float" office:value="20" calcext:value-type="float">
            <text:p>2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-4.34782608695653" calcext:value-type="float">
            <text:p>-4.34782608695653</text:p>
          </table:table-cell>
          <table:table-cell table:formula="of:=[.L107]/1000" office:value-type="float" office:value="0.176" calcext:value-type="float">
            <text:p>0.17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26" calcext:value-type="date">
            <text:p>2019-08-26</text:p>
          </table:table-cell>
          <table:table-cell office:value-type="float" office:value="5.85" calcext:value-type="float">
            <text:p>5.85</text:p>
          </table:table-cell>
          <table:table-cell office:value-type="float" office:value="6.05" calcext:value-type="float">
            <text:p>6.05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54474776" calcext:value-type="float">
            <text:p>154474776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[.I108]/[.I109]" office:value-type="float" office:value="0.0981336741581259" calcext:value-type="float">
            <text:p>0.098133674158126</text:p>
          </table:table-cell>
          <table:table-cell table:formula="of:=([.J108]-1)*100" office:value-type="float" office:value="-90.1866325841874" calcext:value-type="float">
            <text:p>-90.186632584187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-4.34782608695652" calcext:value-type="float">
            <text:p>-4.34782608695652</text:p>
          </table:table-cell>
          <table:table-cell table:formula="of:=[.L108]/1000" office:value-type="float" office:value="0.25" calcext:value-type="float">
            <text:p>0.2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10" calcext:value-type="date">
            <text:p>2016-08-10</text:p>
          </table:table-cell>
          <table:table-cell office:value-type="float" office:value="58.457802" calcext:value-type="float">
            <text:p>58.457802</text:p>
          </table:table-cell>
          <table:table-cell office:value-type="float" office:value="59.091" calcext:value-type="float">
            <text:p>59.091</text:p>
          </table:table-cell>
          <table:table-cell office:value-type="float" office:value="55.774601" calcext:value-type="float">
            <text:p>55.774601</text:p>
          </table:table-cell>
          <table:table-cell office:value-type="float" office:value="56.046001" calcext:value-type="float">
            <text:p>56.046001</text:p>
          </table:table-cell>
          <table:table-cell office:value-type="float" office:value="55.385612" calcext:value-type="float">
            <text:p>55.385612</text:p>
          </table:table-cell>
          <table:table-cell office:value-type="float" office:value="24291062" calcext:value-type="float">
            <text:p>24291062</text:p>
          </table:table-cell>
          <table:table-cell/>
          <table:table-cell office:value-type="float" office:value="56.046001" calcext:value-type="float">
            <text:p>56.046001</text:p>
          </table:table-cell>
          <table:table-cell table:formula="of:=[.I109]/[.I110]" office:value-type="float" office:value="0.859851812644789" calcext:value-type="float">
            <text:p>0.859851812644789</text:p>
          </table:table-cell>
          <table:table-cell table:formula="of:=([.J109]-1)*100" office:value-type="float" office:value="-14.0148187355211" calcext:value-type="float">
            <text:p>-14.0148187355211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float" office:value="-4.32309349521326" calcext:value-type="float">
            <text:p>-4.32309349521326</text:p>
          </table:table-cell>
          <table:table-cell table:formula="of:=[.L109]/1000" office:value-type="float" office:value="0.998" calcext:value-type="float">
            <text:p>0.99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17" calcext:value-type="date">
            <text:p>2017-03-17</text:p>
          </table:table-cell>
          <table:table-cell table:number-columns-repeated="2" office:value-type="float" office:value="68.738503" calcext:value-type="float">
            <text:p>68.738503</text:p>
          </table:table-cell>
          <table:table-cell office:value-type="float" office:value="64.5177" calcext:value-type="float">
            <text:p>64.5177</text:p>
          </table:table-cell>
          <table:table-cell table:number-columns-repeated="2" office:value-type="float" office:value="65.181" calcext:value-type="float">
            <text:p>65.181</text:p>
          </table:table-cell>
          <table:table-cell office:value-type="float" office:value="47771567" calcext:value-type="float">
            <text:p>47771567</text:p>
          </table:table-cell>
          <table:table-cell/>
          <table:table-cell office:value-type="float" office:value="65.181" calcext:value-type="float">
            <text:p>65.181</text:p>
          </table:table-cell>
          <table:table-cell table:formula="of:=[.I110]/[.I111]" office:value-type="float" office:value="11.6394642857143" calcext:value-type="float">
            <text:p>11.6394642857143</text:p>
          </table:table-cell>
          <table:table-cell table:formula="of:=([.J110]-1)*100" office:value-type="float" office:value="1063.94642857143" calcext:value-type="float">
            <text:p>1063.94642857143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-4.29379351836358" calcext:value-type="float">
            <text:p>-4.29379351836358</text:p>
          </table:table-cell>
          <table:table-cell table:formula="of:=[.L110]/1000" office:value-type="float" office:value="0.851" calcext:value-type="float">
            <text:p>0.85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23" calcext:value-type="date">
            <text:p>2019-09-23</text:p>
          </table:table-cell>
          <table:table-cell office:value-type="float" office:value="5.95" calcext:value-type="float">
            <text:p>5.95</text:p>
          </table:table-cell>
          <table:table-cell office:value-type="float" office:value="6.05" calcext:value-type="float">
            <text:p>6.05</text:p>
          </table:table-cell>
          <table:table-cell office:value-type="float" office:value="5.55" calcext:value-type="float">
            <text:p>5.5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82988317" calcext:value-type="float">
            <text:p>82988317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[.I111]/[.I112]" office:value-type="float" office:value="1" calcext:value-type="float">
            <text:p>1</text:p>
          </table:table-cell>
          <table:table-cell table:formula="of:=([.J111]-1)*100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-4.27350427350427" calcext:value-type="float">
            <text:p>-4.27350427350427</text:p>
          </table:table-cell>
          <table:table-cell table:formula="of:=[.L111]/1000" office:value-type="float" office:value="0.232" calcext:value-type="float">
            <text:p>0.23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21" calcext:value-type="date">
            <text:p>2019-08-21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84350479" calcext:value-type="float">
            <text:p>84350479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[.I112]/[.I113]" office:value-type="float" office:value="0.551724137931034" calcext:value-type="float">
            <text:p>0.551724137931034</text:p>
          </table:table-cell>
          <table:table-cell table:formula="of:=([.J112]-1)*100" office:value-type="float" office:value="-44.8275862068966" calcext:value-type="float">
            <text:p>-44.8275862068966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-4.27350427350427" calcext:value-type="float">
            <text:p>-4.27350427350427</text:p>
          </table:table-cell>
          <table:table-cell table:formula="of:=[.L112]/1000" office:value-type="float" office:value="0.253" calcext:value-type="float">
            <text:p>0.25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float" office:value="10.4" calcext:value-type="float">
            <text:p>10.4</text:p>
          </table:table-cell>
          <table:table-cell office:value-type="float" office:value="10.75" calcext:value-type="float">
            <text:p>10.75</text:p>
          </table:table-cell>
          <table:table-cell office:value-type="float" office:value="10.05" calcext:value-type="float">
            <text:p>10.05</text:p>
          </table:table-cell>
          <table:table-cell table:number-columns-repeated="2" office:value-type="float" office:value="10.15" calcext:value-type="float">
            <text:p>10.15</text:p>
          </table:table-cell>
          <table:table-cell office:value-type="float" office:value="434160300" calcext:value-type="float">
            <text:p>434160300</text:p>
          </table:table-cell>
          <table:table-cell/>
          <table:table-cell office:value-type="float" office:value="10.15" calcext:value-type="float">
            <text:p>10.15</text:p>
          </table:table-cell>
          <table:table-cell table:formula="of:=[.I113]/[.I114]" office:value-type="float" office:value="0.240648494346539" calcext:value-type="float">
            <text:p>0.240648494346539</text:p>
          </table:table-cell>
          <table:table-cell table:formula="of:=([.J113]-1)*100" office:value-type="float" office:value="-75.9351505653462" calcext:value-type="float">
            <text:p>-75.935150565346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-4.24528301886792" calcext:value-type="float">
            <text:p>-4.24528301886792</text:p>
          </table:table-cell>
          <table:table-cell table:formula="of:=[.L113]/1000" office:value-type="float" office:value="0.043" calcext:value-type="float">
            <text:p>0.04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11" calcext:value-type="date">
            <text:p>2016-11-11</text:p>
          </table:table-cell>
          <table:table-cell office:value-type="float" office:value="43.8358" calcext:value-type="float">
            <text:p>43.8358</text:p>
          </table:table-cell>
          <table:table-cell office:value-type="float" office:value="43.896099" calcext:value-type="float">
            <text:p>43.896099</text:p>
          </table:table-cell>
          <table:table-cell office:value-type="float" office:value="42.0872" calcext:value-type="float">
            <text:p>42.0872</text:p>
          </table:table-cell>
          <table:table-cell table:number-columns-repeated="2" office:value-type="float" office:value="42.1777" calcext:value-type="float">
            <text:p>42.1777</text:p>
          </table:table-cell>
          <table:table-cell office:value-type="float" office:value="10145889" calcext:value-type="float">
            <text:p>10145889</text:p>
          </table:table-cell>
          <table:table-cell/>
          <table:table-cell office:value-type="float" office:value="42.1777" calcext:value-type="float">
            <text:p>42.1777</text:p>
          </table:table-cell>
          <table:table-cell table:formula="of:=[.I114]/[.I115]" office:value-type="float" office:value="0.610650637694902" calcext:value-type="float">
            <text:p>0.610650637694902</text:p>
          </table:table-cell>
          <table:table-cell table:formula="of:=([.J114]-1)*100" office:value-type="float" office:value="-38.9349362305098" calcext:value-type="float">
            <text:p>-38.9349362305098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-4.24366281197257" calcext:value-type="float">
            <text:p>-4.24366281197257</text:p>
          </table:table-cell>
          <table:table-cell table:formula="of:=[.L114]/1000" office:value-type="float" office:value="0.937" calcext:value-type="float">
            <text:p>0.93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27" calcext:value-type="date">
            <text:p>2017-02-27</text:p>
          </table:table-cell>
          <table:table-cell office:value-type="float" office:value="71.451797" calcext:value-type="float">
            <text:p>71.451797</text:p>
          </table:table-cell>
          <table:table-cell office:value-type="float" office:value="71.753304" calcext:value-type="float">
            <text:p>71.753304</text:p>
          </table:table-cell>
          <table:table-cell office:value-type="float" office:value="68.165604" calcext:value-type="float">
            <text:p>68.165604</text:p>
          </table:table-cell>
          <table:table-cell table:number-columns-repeated="2" office:value-type="float" office:value="69.070099" calcext:value-type="float">
            <text:p>69.070099</text:p>
          </table:table-cell>
          <table:table-cell office:value-type="float" office:value="33410099" calcext:value-type="float">
            <text:p>33410099</text:p>
          </table:table-cell>
          <table:table-cell/>
          <table:table-cell office:value-type="float" office:value="69.070099" calcext:value-type="float">
            <text:p>69.070099</text:p>
          </table:table-cell>
          <table:table-cell table:formula="of:=[.I115]/[.I116]" office:value-type="float" office:value="1.67470681579966" calcext:value-type="float">
            <text:p>1.67470681579966</text:p>
          </table:table-cell>
          <table:table-cell table:formula="of:=([.J115]-1)*100" office:value-type="float" office:value="67.4706815799657" calcext:value-type="float">
            <text:p>67.4706815799657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-4.22241406677996" calcext:value-type="float">
            <text:p>-4.22241406677996</text:p>
          </table:table-cell>
          <table:table-cell table:formula="of:=[.L115]/1000" office:value-type="float" office:value="0.864" calcext:value-type="float">
            <text:p>0.86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26" calcext:value-type="date">
            <text:p>2018-04-26</text:p>
          </table:table-cell>
          <table:table-cell office:value-type="float" office:value="43.1726" calcext:value-type="float">
            <text:p>43.1726</text:p>
          </table:table-cell>
          <table:table-cell office:value-type="float" office:value="43.263" calcext:value-type="float">
            <text:p>43.263</text:p>
          </table:table-cell>
          <table:table-cell office:value-type="float" office:value="40.730598" calcext:value-type="float">
            <text:p>40.730598</text:p>
          </table:table-cell>
          <table:table-cell table:number-columns-repeated="2" office:value-type="float" office:value="41.243099" calcext:value-type="float">
            <text:p>41.243099</text:p>
          </table:table-cell>
          <table:table-cell office:value-type="float" office:value="55840371" calcext:value-type="float">
            <text:p>55840371</text:p>
          </table:table-cell>
          <table:table-cell/>
          <table:table-cell office:value-type="float" office:value="41.243099" calcext:value-type="float">
            <text:p>41.243099</text:p>
          </table:table-cell>
          <table:table-cell table:formula="of:=[.I116]/[.I117]" office:value-type="float" office:value="5.12336633540373" calcext:value-type="float">
            <text:p>5.12336633540373</text:p>
          </table:table-cell>
          <table:table-cell table:formula="of:=([.J116]-1)*100" office:value-type="float" office:value="412.336633540373" calcext:value-type="float">
            <text:p>412.336633540373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-4.20166097749981" calcext:value-type="float">
            <text:p>-4.20166097749981</text:p>
          </table:table-cell>
          <table:table-cell table:formula="of:=[.L116]/1000" office:value-type="float" office:value="0.576" calcext:value-type="float">
            <text:p>0.57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float" office:value="8.2" calcext:value-type="float">
            <text:p>8.2</text:p>
          </table:table-cell>
          <table:table-cell office:value-type="float" office:value="8.45" calcext:value-type="float">
            <text:p>8.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05" calcext:value-type="float">
            <text:p>8.05</text:p>
          </table:table-cell>
          <table:table-cell office:value-type="float" office:value="177632018" calcext:value-type="float">
            <text:p>177632018</text:p>
          </table:table-cell>
          <table:table-cell/>
          <table:table-cell office:value-type="float" office:value="8.05" calcext:value-type="float">
            <text:p>8.05</text:p>
          </table:table-cell>
          <table:table-cell table:formula="of:=[.I117]/[.I118]" office:value-type="float" office:value="0.386413601758782" calcext:value-type="float">
            <text:p>0.386413601758782</text:p>
          </table:table-cell>
          <table:table-cell table:formula="of:=([.J117]-1)*100" office:value-type="float" office:value="-61.3586398241218" calcext:value-type="float">
            <text:p>-61.35863982412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-4.16666666666666" calcext:value-type="float">
            <text:p>-4.16666666666666</text:p>
          </table:table-cell>
          <table:table-cell table:formula="of:=[.L117]/1000" office:value-type="float" office:value="0.025" calcext:value-type="float">
            <text:p>0.02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11" calcext:value-type="date">
            <text:p>2018-10-11</text:p>
          </table:table-cell>
          <table:table-cell office:value-type="float" office:value="20.3804" calcext:value-type="float">
            <text:p>20.3804</text:p>
          </table:table-cell>
          <table:table-cell office:value-type="float" office:value="21.2547" calcext:value-type="float">
            <text:p>21.2547</text:p>
          </table:table-cell>
          <table:table-cell office:value-type="float" office:value="20.1392" calcext:value-type="float">
            <text:p>20.1392</text:p>
          </table:table-cell>
          <table:table-cell table:number-columns-repeated="2" office:value-type="float" office:value="20.8326" calcext:value-type="float">
            <text:p>20.8326</text:p>
          </table:table-cell>
          <table:table-cell office:value-type="float" office:value="26206754" calcext:value-type="float">
            <text:p>26206754</text:p>
          </table:table-cell>
          <table:table-cell/>
          <table:table-cell office:value-type="float" office:value="20.8326" calcext:value-type="float">
            <text:p>20.8326</text:p>
          </table:table-cell>
          <table:table-cell table:formula="of:=[.I118]/[.I119]" office:value-type="float" office:value="3.5918275862069" calcext:value-type="float">
            <text:p>3.5918275862069</text:p>
          </table:table-cell>
          <table:table-cell table:formula="of:=([.J118]-1)*100" office:value-type="float" office:value="259.18275862069" calcext:value-type="float">
            <text:p>259.18275862069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-4.16064774347885" calcext:value-type="float">
            <text:p>-4.16064774347885</text:p>
          </table:table-cell>
          <table:table-cell table:formula="of:=[.L118]/1000" office:value-type="float" office:value="0.462" calcext:value-type="float">
            <text:p>0.462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27" calcext:value-type="date">
            <text:p>2020-01-27</text:p>
          </table:table-cell>
          <table:table-cell office:value-type="float" office:value="5.85" calcext:value-type="float">
            <text:p>5.85</text:p>
          </table:table-cell>
          <table:table-cell office:value-type="float" office:value="6.05" calcext:value-type="float">
            <text:p>6.05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37436771" calcext:value-type="float">
            <text:p>137436771</text:p>
          </table:table-cell>
          <table:table-cell/>
          <table:table-cell office:value-type="float" office:value="5.8" calcext:value-type="float">
            <text:p>5.8</text:p>
          </table:table-cell>
          <table:table-cell table:formula="of:=[.I119]/[.I120]" office:value-type="float" office:value="1" calcext:value-type="float">
            <text:p>1</text:p>
          </table:table-cell>
          <table:table-cell table:formula="of:=([.J119]-1)*10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-4.13223140495868" calcext:value-type="float">
            <text:p>-4.13223140495868</text:p>
          </table:table-cell>
          <table:table-cell table:formula="of:=[.L119]/1000" office:value-type="float" office:value="0.147" calcext:value-type="float">
            <text:p>0.14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27" calcext:value-type="date">
            <text:p>2019-12-27</text:p>
          </table:table-cell>
          <table:table-cell office:value-type="float" office:value="6.05" calcext:value-type="float">
            <text:p>6.05</text:p>
          </table:table-cell>
          <table:table-cell office:value-type="float" office:value="6.15" calcext:value-type="float">
            <text:p>6.15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35829056" calcext:value-type="float">
            <text:p>135829056</text:p>
          </table:table-cell>
          <table:table-cell/>
          <table:table-cell office:value-type="float" office:value="5.8" calcext:value-type="float">
            <text:p>5.8</text:p>
          </table:table-cell>
          <table:table-cell table:formula="of:=[.I120]/[.I121]" office:value-type="float" office:value="1.24731182795699" calcext:value-type="float">
            <text:p>1.24731182795699</text:p>
          </table:table-cell>
          <table:table-cell table:formula="of:=([.J120]-1)*100" office:value-type="float" office:value="24.7311827956989" calcext:value-type="float">
            <text:p>24.7311827956989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-4.13223140495868" calcext:value-type="float">
            <text:p>-4.13223140495868</text:p>
          </table:table-cell>
          <table:table-cell table:formula="of:=[.L120]/1000" office:value-type="float" office:value="0.168" calcext:value-type="float">
            <text:p>0.16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float" office:value="4.95" calcext:value-type="float">
            <text:p>4.95</text:p>
          </table:table-cell>
          <table:table-cell office:value-type="float" office:value="5.1" calcext:value-type="float">
            <text:p>5.1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4.65" calcext:value-type="float">
            <text:p>4.65</text:p>
          </table:table-cell>
          <table:table-cell office:value-type="float" office:value="349402211" calcext:value-type="float">
            <text:p>349402211</text:p>
          </table:table-cell>
          <table:table-cell/>
          <table:table-cell office:value-type="float" office:value="4.65" calcext:value-type="float">
            <text:p>4.65</text:p>
          </table:table-cell>
          <table:table-cell table:formula="of:=[.I121]/[.I122]" office:value-type="float" office:value="0.10528103243335" calcext:value-type="float">
            <text:p>0.10528103243335</text:p>
          </table:table-cell>
          <table:table-cell table:formula="of:=([.J121]-1)*100" office:value-type="float" office:value="-89.471896756665" calcext:value-type="float">
            <text:p>-89.47189675666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-4.12371134020617" calcext:value-type="float">
            <text:p>-4.12371134020617</text:p>
          </table:table-cell>
          <table:table-cell table:formula="of:=[.L121]/1000" office:value-type="float" office:value="0.074" calcext:value-type="float">
            <text:p>0.07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20" calcext:value-type="date">
            <text:p>2016-12-20</text:p>
          </table:table-cell>
          <table:table-cell table:number-columns-repeated="2" office:value-type="float" office:value="46.217602" calcext:value-type="float">
            <text:p>46.217602</text:p>
          </table:table-cell>
          <table:table-cell office:value-type="float" office:value="44.016701" calcext:value-type="float">
            <text:p>44.016701</text:p>
          </table:table-cell>
          <table:table-cell table:number-columns-repeated="2" office:value-type="float" office:value="44.1675" calcext:value-type="float">
            <text:p>44.1675</text:p>
          </table:table-cell>
          <table:table-cell office:value-type="float" office:value="14011555" calcext:value-type="float">
            <text:p>14011555</text:p>
          </table:table-cell>
          <table:table-cell/>
          <table:table-cell office:value-type="float" office:value="44.1675" calcext:value-type="float">
            <text:p>44.1675</text:p>
          </table:table-cell>
          <table:table-cell table:formula="of:=[.I122]/[.I123]" office:value-type="float" office:value="4.72379679144385" calcext:value-type="float">
            <text:p>4.72379679144385</text:p>
          </table:table-cell>
          <table:table-cell table:formula="of:=([.J122]-1)*100" office:value-type="float" office:value="372.379679144385" calcext:value-type="float">
            <text:p>372.379679144385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float" office:value="-4.12292375686881" calcext:value-type="float">
            <text:p>-4.12292375686881</text:p>
          </table:table-cell>
          <table:table-cell table:formula="of:=[.L122]/1000" office:value-type="float" office:value="0.911" calcext:value-type="float">
            <text:p>0.91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float" office:value="9.65" calcext:value-type="float">
            <text:p>9.65</text:p>
          </table:table-cell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78276181" calcext:value-type="float">
            <text:p>278276181</text:p>
          </table:table-cell>
          <table:table-cell/>
          <table:table-cell office:value-type="float" office:value="9.35" calcext:value-type="float">
            <text:p>9.35</text:p>
          </table:table-cell>
          <table:table-cell table:formula="of:=[.I123]/[.I124]" office:value-type="float" office:value="1.12650602409639" calcext:value-type="float">
            <text:p>1.12650602409639</text:p>
          </table:table-cell>
          <table:table-cell table:formula="of:=([.J123]-1)*100" office:value-type="float" office:value="12.6506024096385" calcext:value-type="float">
            <text:p>12.650602409638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-4.10256410256411" calcext:value-type="float">
            <text:p>-4.10256410256411</text:p>
          </table:table-cell>
          <table:table-cell table:formula="of:=[.L123]/1000" office:value-type="float" office:value="0.034" calcext:value-type="float">
            <text:p>0.03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float" office:value="8.6" calcext:value-type="float">
            <text:p>8.6</text:p>
          </table:table-cell>
          <table:table-cell office:value-type="float" office:value="8.75" calcext:value-type="float">
            <text:p>8.75</text:p>
          </table:table-cell>
          <table:table-cell office:value-type="float" office:value="8.15" calcext:value-type="float">
            <text:p>8.15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289455100" calcext:value-type="float">
            <text:p>289455100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[.I124]/[.I125]" office:value-type="float" office:value="0.176930787596316" calcext:value-type="float">
            <text:p>0.176930787596316</text:p>
          </table:table-cell>
          <table:table-cell table:formula="of:=([.J124]-1)*100" office:value-type="float" office:value="-82.3069212403684" calcext:value-type="float">
            <text:p>-82.306921240368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4.04624277456647" calcext:value-type="float">
            <text:p>-4.04624277456647</text:p>
          </table:table-cell>
          <table:table-cell table:formula="of:=[.L124]/1000" office:value-type="float" office:value="0.018" calcext:value-type="float">
            <text:p>0.01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19" calcext:value-type="date">
            <text:p>2018-03-19</text:p>
          </table:table-cell>
          <table:table-cell office:value-type="float" office:value="48.8405" calcext:value-type="float">
            <text:p>48.8405</text:p>
          </table:table-cell>
          <table:table-cell office:value-type="float" office:value="49.0214" calcext:value-type="float">
            <text:p>49.0214</text:p>
          </table:table-cell>
          <table:table-cell office:value-type="float" office:value="46.368301" calcext:value-type="float">
            <text:p>46.368301</text:p>
          </table:table-cell>
          <table:table-cell table:number-columns-repeated="2" office:value-type="float" office:value="46.910999" calcext:value-type="float">
            <text:p>46.910999</text:p>
          </table:table-cell>
          <table:table-cell office:value-type="float" office:value="18329578" calcext:value-type="float">
            <text:p>18329578</text:p>
          </table:table-cell>
          <table:table-cell/>
          <table:table-cell office:value-type="float" office:value="46.910999" calcext:value-type="float">
            <text:p>46.910999</text:p>
          </table:table-cell>
          <table:table-cell table:formula="of:=[.I125]/[.I126]" office:value-type="float" office:value="1.01302150844393" calcext:value-type="float">
            <text:p>1.01302150844393</text:p>
          </table:table-cell>
          <table:table-cell table:formula="of:=([.J125]-1)*100" office:value-type="float" office:value="1.30215084439298" calcext:value-type="float">
            <text:p>1.30215084439298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-4.0097787213671" calcext:value-type="float">
            <text:p>-4.0097787213671</text:p>
          </table:table-cell>
          <table:table-cell table:formula="of:=[.L125]/1000" office:value-type="float" office:value="0.602" calcext:value-type="float">
            <text:p>0.60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24" calcext:value-type="date">
            <text:p>2016-10-24</text:p>
          </table:table-cell>
          <table:table-cell office:value-type="float" office:value="47.0919" calcext:value-type="float">
            <text:p>47.0919</text:p>
          </table:table-cell>
          <table:table-cell office:value-type="float" office:value="47.875702" calcext:value-type="float">
            <text:p>47.875702</text:p>
          </table:table-cell>
          <table:table-cell office:value-type="float" office:value="45.946201" calcext:value-type="float">
            <text:p>45.946201</text:p>
          </table:table-cell>
          <table:table-cell table:number-columns-repeated="2" office:value-type="float" office:value="46.307999" calcext:value-type="float">
            <text:p>46.307999</text:p>
          </table:table-cell>
          <table:table-cell office:value-type="float" office:value="26258158" calcext:value-type="float">
            <text:p>26258158</text:p>
          </table:table-cell>
          <table:table-cell/>
          <table:table-cell office:value-type="float" office:value="46.307999" calcext:value-type="float">
            <text:p>46.307999</text:p>
          </table:table-cell>
          <table:table-cell table:formula="of:=[.I126]/[.I127]" office:value-type="float" office:value="7.6542147107438" calcext:value-type="float">
            <text:p>7.6542147107438</text:p>
          </table:table-cell>
          <table:table-cell table:formula="of:=([.J126]-1)*100" office:value-type="float" office:value="665.42147107438" calcext:value-type="float">
            <text:p>665.42147107438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-4.00000008292304" calcext:value-type="float">
            <text:p>-4.00000008292304</text:p>
          </table:table-cell>
          <table:table-cell table:formula="of:=[.L126]/1000" office:value-type="float" office:value="0.95" calcext:value-type="float">
            <text:p>0.9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26" calcext:value-type="date">
            <text:p>2019-12-26</text:p>
          </table:table-cell>
          <table:table-cell office:value-type="float" office:value="6.3" calcext:value-type="float">
            <text:p>6.3</text:p>
          </table:table-cell>
          <table:table-cell office:value-type="float" office:value="6.45" calcext:value-type="float">
            <text:p>6.45</text:p>
          </table:table-cell>
          <table:table-cell office:value-type="float" office:value="5.95" calcext:value-type="float">
            <text:p>5.95</text:p>
          </table:table-cell>
          <table:table-cell table:number-columns-repeated="2" office:value-type="float" office:value="6.05" calcext:value-type="float">
            <text:p>6.05</text:p>
          </table:table-cell>
          <table:table-cell office:value-type="float" office:value="191531777" calcext:value-type="float">
            <text:p>191531777</text:p>
          </table:table-cell>
          <table:table-cell/>
          <table:table-cell office:value-type="float" office:value="6.05" calcext:value-type="float">
            <text:p>6.05</text:p>
          </table:table-cell>
          <table:table-cell table:formula="of:=[.I127]/[.I128]" office:value-type="float" office:value="1.24742268041237" calcext:value-type="float">
            <text:p>1.24742268041237</text:p>
          </table:table-cell>
          <table:table-cell table:formula="of:=([.J127]-1)*100" office:value-type="float" office:value="24.7422680412371" calcext:value-type="float">
            <text:p>24.742268041237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-3.96825396825397" calcext:value-type="float">
            <text:p>-3.96825396825397</text:p>
          </table:table-cell>
          <table:table-cell table:formula="of:=[.L127]/1000" office:value-type="float" office:value="0.169" calcext:value-type="float">
            <text:p>0.16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11" calcext:value-type="date">
            <text:p>2020-02-11</text:p>
          </table:table-cell>
          <table:table-cell office:value-type="float" office:value="5.1" calcext:value-type="float">
            <text:p>5.1</text:p>
          </table:table-cell>
          <table:table-cell office:value-type="float" office:value="5.15" calcext:value-type="float">
            <text:p>5.15</text:p>
          </table:table-cell>
          <table:table-cell office:value-type="float" office:value="4.75" calcext:value-type="float">
            <text:p>4.75</text:p>
          </table:table-cell>
          <table:table-cell table:number-columns-repeated="2" office:value-type="float" office:value="4.85" calcext:value-type="float">
            <text:p>4.85</text:p>
          </table:table-cell>
          <table:table-cell office:value-type="float" office:value="136571874" calcext:value-type="float">
            <text:p>136571874</text:p>
          </table:table-cell>
          <table:table-cell/>
          <table:table-cell office:value-type="float" office:value="4.85" calcext:value-type="float">
            <text:p>4.85</text:p>
          </table:table-cell>
          <table:table-cell table:formula="of:=[.I128]/[.I129]" office:value-type="float" office:value="0.497435897435897" calcext:value-type="float">
            <text:p>0.497435897435897</text:p>
          </table:table-cell>
          <table:table-cell table:formula="of:=([.J128]-1)*100" office:value-type="float" office:value="-50.2564102564103" calcext:value-type="float">
            <text:p>-50.256410256410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-3.96039603960396" calcext:value-type="float">
            <text:p>-3.96039603960396</text:p>
          </table:table-cell>
          <table:table-cell table:formula="of:=[.L128]/1000" office:value-type="float" office:value="0.136" calcext:value-type="float">
            <text:p>0.13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float" office:value="10.3" calcext:value-type="float">
            <text:p>10.3</text:p>
          </table:table-cell>
          <table:table-cell office:value-type="float" office:value="10.4" calcext:value-type="float">
            <text:p>10.4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9.75" calcext:value-type="float">
            <text:p>9.75</text:p>
          </table:table-cell>
          <table:table-cell office:value-type="float" office:value="807989244" calcext:value-type="float">
            <text:p>807989244</text:p>
          </table:table-cell>
          <table:table-cell/>
          <table:table-cell office:value-type="float" office:value="9.75" calcext:value-type="float">
            <text:p>9.75</text:p>
          </table:table-cell>
          <table:table-cell table:formula="of:=[.I129]/[.I130]" office:value-type="float" office:value="0.399259629323265" calcext:value-type="float">
            <text:p>0.399259629323265</text:p>
          </table:table-cell>
          <table:table-cell table:formula="of:=([.J129]-1)*100" office:value-type="float" office:value="-60.0740370676735" calcext:value-type="float">
            <text:p>-60.074037067673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-3.9408866995074" calcext:value-type="float">
            <text:p>-3.9408866995074</text:p>
          </table:table-cell>
          <table:table-cell table:formula="of:=[.L129]/1000" office:value-type="float" office:value="0.054" calcext:value-type="float">
            <text:p>0.05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25" calcext:value-type="date">
            <text:p>2018-09-25</text:p>
          </table:table-cell>
          <table:table-cell office:value-type="float" office:value="25.023199" calcext:value-type="float">
            <text:p>25.023199</text:p>
          </table:table-cell>
          <table:table-cell office:value-type="float" office:value="25.2041" calcext:value-type="float">
            <text:p>25.2041</text:p>
          </table:table-cell>
          <table:table-cell office:value-type="float" office:value="23.817301" calcext:value-type="float">
            <text:p>23.817301</text:p>
          </table:table-cell>
          <table:table-cell table:number-columns-repeated="2" office:value-type="float" office:value="24.4202" calcext:value-type="float">
            <text:p>24.4202</text:p>
          </table:table-cell>
          <table:table-cell office:value-type="float" office:value="41750493" calcext:value-type="float">
            <text:p>41750493</text:p>
          </table:table-cell>
          <table:table-cell/>
          <table:table-cell office:value-type="float" office:value="24.4202" calcext:value-type="float">
            <text:p>24.4202</text:p>
          </table:table-cell>
          <table:table-cell table:formula="of:=[.I130]/[.I131]" office:value-type="float" office:value="3.97076422764228" calcext:value-type="float">
            <text:p>3.97076422764228</text:p>
          </table:table-cell>
          <table:table-cell table:formula="of:=([.J130]-1)*100" office:value-type="float" office:value="297.076422764228" calcext:value-type="float">
            <text:p>297.07642276422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-3.9146019492349" calcext:value-type="float">
            <text:p>-3.9146019492349</text:p>
          </table:table-cell>
          <table:table-cell table:formula="of:=[.L130]/1000" office:value-type="float" office:value="0.473" calcext:value-type="float">
            <text:p>0.47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15" calcext:value-type="date">
            <text:p>2019-10-15</text:p>
          </table:table-cell>
          <table:table-cell office:value-type="float" office:value="6.4" calcext:value-type="float">
            <text:p>6.4</text:p>
          </table:table-cell>
          <table:table-cell office:value-type="float" office:value="6.45" calcext:value-type="float">
            <text:p>6.45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107234406" calcext:value-type="float">
            <text:p>107234406</text:p>
          </table:table-cell>
          <table:table-cell/>
          <table:table-cell office:value-type="float" office:value="6.15" calcext:value-type="float">
            <text:p>6.15</text:p>
          </table:table-cell>
          <table:table-cell table:formula="of:=[.I131]/[.I132]" office:value-type="float" office:value="0.356521739130435" calcext:value-type="float">
            <text:p>0.356521739130435</text:p>
          </table:table-cell>
          <table:table-cell table:formula="of:=([.J131]-1)*100" office:value-type="float" office:value="-64.3478260869565" calcext:value-type="float">
            <text:p>-64.3478260869565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-3.90625" calcext:value-type="float">
            <text:p>-3.90625</text:p>
          </table:table-cell>
          <table:table-cell table:formula="of:=[.L131]/1000" office:value-type="float" office:value="0.218" calcext:value-type="float">
            <text:p>0.21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18" calcext:value-type="date">
            <text:p>2019-04-18</text:p>
          </table:table-cell>
          <table:table-cell office:value-type="float" office:value="18.1" calcext:value-type="float">
            <text:p>18.1</text:p>
          </table:table-cell>
          <table:table-cell office:value-type="float" office:value="18.15" calcext:value-type="float">
            <text:p>18.15</text:p>
          </table:table-cell>
          <table:table-cell office:value-type="float" office:value="16.950001" calcext:value-type="float">
            <text:p>16.950001</text:p>
          </table:table-cell>
          <table:table-cell table:number-columns-repeated="2" office:value-type="float" office:value="17.25" calcext:value-type="float">
            <text:p>17.25</text:p>
          </table:table-cell>
          <table:table-cell office:value-type="float" office:value="73204505" calcext:value-type="float">
            <text:p>73204505</text:p>
          </table:table-cell>
          <table:table-cell/>
          <table:table-cell office:value-type="float" office:value="17.25" calcext:value-type="float">
            <text:p>17.25</text:p>
          </table:table-cell>
          <table:table-cell table:formula="of:=[.I132]/[.I133]" office:value-type="float" office:value="0.513616035539252" calcext:value-type="float">
            <text:p>0.513616035539252</text:p>
          </table:table-cell>
          <table:table-cell table:formula="of:=([.J132]-1)*100" office:value-type="float" office:value="-48.6383964460748" calcext:value-type="float">
            <text:p>-48.6383964460748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-3.89972680224363" calcext:value-type="float">
            <text:p>-3.89972680224363</text:p>
          </table:table-cell>
          <table:table-cell table:formula="of:=[.L132]/1000" office:value-type="float" office:value="0.336" calcext:value-type="float">
            <text:p>0.33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27" calcext:value-type="date">
            <text:p>2018-06-27</text:p>
          </table:table-cell>
          <table:table-cell office:value-type="float" office:value="34.972198" calcext:value-type="float">
            <text:p>34.972198</text:p>
          </table:table-cell>
          <table:table-cell office:value-type="float" office:value="35.4244" calcext:value-type="float">
            <text:p>35.4244</text:p>
          </table:table-cell>
          <table:table-cell office:value-type="float" office:value="32.861801" calcext:value-type="float">
            <text:p>32.861801</text:p>
          </table:table-cell>
          <table:table-cell table:number-columns-repeated="2" office:value-type="float" office:value="33.5854" calcext:value-type="float">
            <text:p>33.5854</text:p>
          </table:table-cell>
          <table:table-cell office:value-type="float" office:value="27450297" calcext:value-type="float">
            <text:p>27450297</text:p>
          </table:table-cell>
          <table:table-cell/>
          <table:table-cell office:value-type="float" office:value="33.5854" calcext:value-type="float">
            <text:p>33.5854</text:p>
          </table:table-cell>
          <table:table-cell table:formula="of:=[.I133]/[.I134]" office:value-type="float" office:value="0.976336824954413" calcext:value-type="float">
            <text:p>0.976336824954413</text:p>
          </table:table-cell>
          <table:table-cell table:formula="of:=([.J133]-1)*100" office:value-type="float" office:value="-2.36631750455873" calcext:value-type="float">
            <text:p>-2.36631750455873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-3.88271157478481" calcext:value-type="float">
            <text:p>-3.88271157478481</text:p>
          </table:table-cell>
          <table:table-cell table:formula="of:=[.L133]/1000" office:value-type="float" office:value="0.533" calcext:value-type="float">
            <text:p>0.53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02" calcext:value-type="date">
            <text:p>2018-07-02</text:p>
          </table:table-cell>
          <table:table-cell office:value-type="float" office:value="35.5149" calcext:value-type="float">
            <text:p>35.5149</text:p>
          </table:table-cell>
          <table:table-cell office:value-type="float" office:value="35.544998" calcext:value-type="float">
            <text:p>35.544998</text:p>
          </table:table-cell>
          <table:table-cell office:value-type="float" office:value="33.555199" calcext:value-type="float">
            <text:p>33.555199</text:p>
          </table:table-cell>
          <table:table-cell table:number-columns-repeated="2" office:value-type="float" office:value="34.399399" calcext:value-type="float">
            <text:p>34.399399</text:p>
          </table:table-cell>
          <table:table-cell office:value-type="float" office:value="18522046" calcext:value-type="float">
            <text:p>18522046</text:p>
          </table:table-cell>
          <table:table-cell/>
          <table:table-cell office:value-type="float" office:value="34.399399" calcext:value-type="float">
            <text:p>34.399399</text:p>
          </table:table-cell>
          <table:table-cell table:formula="of:=[.I134]/[.I135]" office:value-type="float" office:value="1.43162023246007" calcext:value-type="float">
            <text:p>1.43162023246007</text:p>
          </table:table-cell>
          <table:table-cell table:formula="of:=([.J134]-1)*100" office:value-type="float" office:value="43.1620232460067" calcext:value-type="float">
            <text:p>43.1620232460067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-3.8752423035907" calcext:value-type="float">
            <text:p>-3.8752423035907</text:p>
          </table:table-cell>
          <table:table-cell table:formula="of:=[.L134]/1000" office:value-type="float" office:value="0.53" calcext:value-type="float">
            <text:p>0.5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26" calcext:value-type="date">
            <text:p>2018-11-26</text:p>
          </table:table-cell>
          <table:table-cell office:value-type="float" office:value="25.113701" calcext:value-type="float">
            <text:p>25.113701</text:p>
          </table:table-cell>
          <table:table-cell office:value-type="float" office:value="25.8372" calcext:value-type="float">
            <text:p>25.8372</text:p>
          </table:table-cell>
          <table:table-cell office:value-type="float" office:value="23.726801" calcext:value-type="float">
            <text:p>23.726801</text:p>
          </table:table-cell>
          <table:table-cell table:number-columns-repeated="2" office:value-type="float" office:value="24.028299" calcext:value-type="float">
            <text:p>24.028299</text:p>
          </table:table-cell>
          <table:table-cell office:value-type="float" office:value="70503529" calcext:value-type="float">
            <text:p>70503529</text:p>
          </table:table-cell>
          <table:table-cell/>
          <table:table-cell office:value-type="float" office:value="24.028299" calcext:value-type="float">
            <text:p>24.028299</text:p>
          </table:table-cell>
          <table:table-cell table:formula="of:=[.I135]/[.I136]" office:value-type="float" office:value="3.84452784" calcext:value-type="float">
            <text:p>3.84452784</text:p>
          </table:table-cell>
          <table:table-cell table:formula="of:=([.J135]-1)*100" office:value-type="float" office:value="284.452784" calcext:value-type="float">
            <text:p>284.452784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-3.86026558771283" calcext:value-type="float">
            <text:p>-3.86026558771283</text:p>
          </table:table-cell>
          <table:table-cell table:formula="of:=[.L135]/1000" office:value-type="float" office:value="0.433" calcext:value-type="float">
            <text:p>0.43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09" calcext:value-type="date">
            <text:p>2020-01-09</text:p>
          </table:table-cell>
          <table:table-cell office:value-type="float" office:value="6.55" calcext:value-type="float">
            <text:p>6.55</text:p>
          </table:table-cell>
          <table:table-cell office:value-type="float" office:value="6.65" calcext:value-type="float">
            <text:p>6.65</text:p>
          </table:table-cell>
          <table:table-cell office:value-type="float" office:value="5.65" calcext:value-type="float">
            <text:p>5.65</text:p>
          </table:table-cell>
          <table:table-cell table:number-columns-repeated="2" office:value-type="float" office:value="6.25" calcext:value-type="float">
            <text:p>6.25</text:p>
          </table:table-cell>
          <table:table-cell office:value-type="float" office:value="384515490" calcext:value-type="float">
            <text:p>384515490</text:p>
          </table:table-cell>
          <table:table-cell/>
          <table:table-cell office:value-type="float" office:value="6.25" calcext:value-type="float">
            <text:p>6.25</text:p>
          </table:table-cell>
          <table:table-cell table:formula="of:=[.I136]/[.I137]" office:value-type="float" office:value="1.66666666666667" calcext:value-type="float">
            <text:p>1.66666666666667</text:p>
          </table:table-cell>
          <table:table-cell table:formula="of:=([.J136]-1)*100" office:value-type="float" office:value="66.6666666666667" calcext:value-type="float">
            <text:p>66.6666666666667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-3.84615384615384" calcext:value-type="float">
            <text:p>-3.84615384615384</text:p>
          </table:table-cell>
          <table:table-cell table:formula="of:=[.L136]/1000" office:value-type="float" office:value="0.159" calcext:value-type="float">
            <text:p>0.15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08" calcext:value-type="date">
            <text:p>2019-11-08</text:p>
          </table:table-cell>
          <table:table-cell office:value-type="float" office:value="3.9" calcext:value-type="float">
            <text:p>3.9</text:p>
          </table:table-cell>
          <table:table-cell office:value-type="float" office:value="4.05" calcext:value-type="float">
            <text:p>4.05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229885771" calcext:value-type="float">
            <text:p>229885771</text:p>
          </table:table-cell>
          <table:table-cell/>
          <table:table-cell office:value-type="float" office:value="3.75" calcext:value-type="float">
            <text:p>3.75</text:p>
          </table:table-cell>
          <table:table-cell table:formula="of:=[.I137]/[.I138]" office:value-type="float" office:value="0.0668734107199575" calcext:value-type="float">
            <text:p>0.066873410719958</text:p>
          </table:table-cell>
          <table:table-cell table:formula="of:=([.J137]-1)*100" office:value-type="float" office:value="-93.3126589280042" calcext:value-type="float">
            <text:p>-93.312658928004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-3.84615384615384" calcext:value-type="float">
            <text:p>-3.84615384615384</text:p>
          </table:table-cell>
          <table:table-cell table:formula="of:=[.L137]/1000" office:value-type="float" office:value="0.201" calcext:value-type="float">
            <text:p>0.20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27" calcext:value-type="date">
            <text:p>2017-10-27</text:p>
          </table:table-cell>
          <table:table-cell office:value-type="float" office:value="58.397499" calcext:value-type="float">
            <text:p>58.397499</text:p>
          </table:table-cell>
          <table:table-cell office:value-type="float" office:value="58.638699" calcext:value-type="float">
            <text:p>58.638699</text:p>
          </table:table-cell>
          <table:table-cell office:value-type="float" office:value="55.774601" calcext:value-type="float">
            <text:p>55.774601</text:p>
          </table:table-cell>
          <table:table-cell table:number-columns-repeated="2" office:value-type="float" office:value="56.076099" calcext:value-type="float">
            <text:p>56.076099</text:p>
          </table:table-cell>
          <table:table-cell office:value-type="float" office:value="20174719" calcext:value-type="float">
            <text:p>20174719</text:p>
          </table:table-cell>
          <table:table-cell/>
          <table:table-cell office:value-type="float" office:value="56.076099" calcext:value-type="float">
            <text:p>56.076099</text:p>
          </table:table-cell>
          <table:table-cell table:formula="of:=[.I138]/[.I139]" office:value-type="float" office:value="8.9009680952381" calcext:value-type="float">
            <text:p>8.9009680952381</text:p>
          </table:table-cell>
          <table:table-cell table:formula="of:=([.J138]-1)*100" office:value-type="float" office:value="790.09680952381" calcext:value-type="float">
            <text:p>790.09680952381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-3.8262905830093" calcext:value-type="float">
            <text:p>-3.8262905830093</text:p>
          </table:table-cell>
          <table:table-cell table:formula="of:=[.L138]/1000" office:value-type="float" office:value="0.699" calcext:value-type="float">
            <text:p>0.69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17" calcext:value-type="date">
            <text:p>2019-10-17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5.95" calcext:value-type="float">
            <text:p>5.95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165817016" calcext:value-type="float">
            <text:p>165817016</text:p>
          </table:table-cell>
          <table:table-cell/>
          <table:table-cell office:value-type="float" office:value="6.3" calcext:value-type="float">
            <text:p>6.3</text:p>
          </table:table-cell>
          <table:table-cell table:formula="of:=[.I139]/[.I140]" office:value-type="float" office:value="1.24752475247525" calcext:value-type="float">
            <text:p>1.24752475247525</text:p>
          </table:table-cell>
          <table:table-cell table:formula="of:=([.J139]-1)*100" office:value-type="float" office:value="24.7524752475248" calcext:value-type="float">
            <text:p>24.7524752475248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-3.81679389312977" calcext:value-type="float">
            <text:p>-3.81679389312977</text:p>
          </table:table-cell>
          <table:table-cell table:formula="of:=[.L139]/1000" office:value-type="float" office:value="0.216" calcext:value-type="float">
            <text:p>0.21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10" calcext:value-type="date">
            <text:p>2020-02-10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05" calcext:value-type="float">
            <text:p>5.05</text:p>
          </table:table-cell>
          <table:table-cell office:value-type="float" office:value="84534088" calcext:value-type="float">
            <text:p>84534088</text:p>
          </table:table-cell>
          <table:table-cell/>
          <table:table-cell office:value-type="float" office:value="5.05" calcext:value-type="float">
            <text:p>5.05</text:p>
          </table:table-cell>
          <table:table-cell table:formula="of:=[.I140]/[.I141]" office:value-type="float" office:value="0.14353441007258" calcext:value-type="float">
            <text:p>0.14353441007258</text:p>
          </table:table-cell>
          <table:table-cell table:formula="of:=([.J140]-1)*100" office:value-type="float" office:value="-85.646558992742" calcext:value-type="float">
            <text:p>-85.64655899274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-3.80952380952382" calcext:value-type="float">
            <text:p>-3.80952380952382</text:p>
          </table:table-cell>
          <table:table-cell table:formula="of:=[.L140]/1000" office:value-type="float" office:value="0.137" calcext:value-type="float">
            <text:p>0.13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10" calcext:value-type="date">
            <text:p>2018-05-10</text:p>
          </table:table-cell>
          <table:table-cell table:number-columns-repeated="2" office:value-type="float" office:value="36.630402" calcext:value-type="float">
            <text:p>36.630402</text:p>
          </table:table-cell>
          <table:table-cell office:value-type="float" office:value="35.032501" calcext:value-type="float">
            <text:p>35.032501</text:p>
          </table:table-cell>
          <table:table-cell table:number-columns-repeated="2" office:value-type="float" office:value="35.183201" calcext:value-type="float">
            <text:p>35.183201</text:p>
          </table:table-cell>
          <table:table-cell office:value-type="float" office:value="29120852" calcext:value-type="float">
            <text:p>29120852</text:p>
          </table:table-cell>
          <table:table-cell/>
          <table:table-cell office:value-type="float" office:value="35.183201" calcext:value-type="float">
            <text:p>35.183201</text:p>
          </table:table-cell>
          <table:table-cell table:formula="of:=[.I141]/[.I142]" office:value-type="float" office:value="0.625065740966583" calcext:value-type="float">
            <text:p>0.625065740966583</text:p>
          </table:table-cell>
          <table:table-cell table:formula="of:=([.J141]-1)*100" office:value-type="float" office:value="-37.4934259033417" calcext:value-type="float">
            <text:p>-37.4934259033417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float" office:value="-3.79243709457828" calcext:value-type="float">
            <text:p>-3.79243709457828</text:p>
          </table:table-cell>
          <table:table-cell table:formula="of:=[.L141]/1000" office:value-type="float" office:value="0.567" calcext:value-type="float">
            <text:p>0.56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13" calcext:value-type="date">
            <text:p>2017-11-13</text:p>
          </table:table-cell>
          <table:table-cell office:value-type="float" office:value="59.573299" calcext:value-type="float">
            <text:p>59.573299</text:p>
          </table:table-cell>
          <table:table-cell office:value-type="float" office:value="59.633598" calcext:value-type="float">
            <text:p>59.633598</text:p>
          </table:table-cell>
          <table:table-cell office:value-type="float" office:value="54.990799" calcext:value-type="float">
            <text:p>54.990799</text:p>
          </table:table-cell>
          <table:table-cell table:number-columns-repeated="2" office:value-type="float" office:value="56.287201" calcext:value-type="float">
            <text:p>56.287201</text:p>
          </table:table-cell>
          <table:table-cell office:value-type="float" office:value="36138062" calcext:value-type="float">
            <text:p>36138062</text:p>
          </table:table-cell>
          <table:table-cell/>
          <table:table-cell office:value-type="float" office:value="56.287201" calcext:value-type="float">
            <text:p>56.287201</text:p>
          </table:table-cell>
          <table:table-cell table:formula="of:=[.I142]/[.I143]" office:value-type="float" office:value="0.927011300350424" calcext:value-type="float">
            <text:p>0.927011300350424</text:p>
          </table:table-cell>
          <table:table-cell table:formula="of:=([.J142]-1)*100" office:value-type="float" office:value="-7.29886996495759" calcext:value-type="float">
            <text:p>-7.29886996495759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-3.76281978803891" calcext:value-type="float">
            <text:p>-3.76281978803891</text:p>
          </table:table-cell>
          <table:table-cell table:formula="of:=[.L142]/1000" office:value-type="float" office:value="0.688" calcext:value-type="float">
            <text:p>0.68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02" calcext:value-type="date">
            <text:p>2018-01-02</text:p>
          </table:table-cell>
          <table:table-cell table:number-columns-repeated="2" office:value-type="float" office:value="64.095596" calcext:value-type="float">
            <text:p>64.095596</text:p>
          </table:table-cell>
          <table:table-cell office:value-type="float" office:value="59.904999" calcext:value-type="float">
            <text:p>59.904999</text:p>
          </table:table-cell>
          <table:table-cell table:number-columns-repeated="2" office:value-type="float" office:value="60.719002" calcext:value-type="float">
            <text:p>60.719002</text:p>
          </table:table-cell>
          <table:table-cell office:value-type="float" office:value="29025353" calcext:value-type="float">
            <text:p>29025353</text:p>
          </table:table-cell>
          <table:table-cell/>
          <table:table-cell office:value-type="float" office:value="60.719002" calcext:value-type="float">
            <text:p>60.719002</text:p>
          </table:table-cell>
          <table:table-cell table:formula="of:=[.I143]/[.I144]" office:value-type="float" office:value="3.53333789943683" calcext:value-type="float">
            <text:p>3.53333789943683</text:p>
          </table:table-cell>
          <table:table-cell table:formula="of:=([.J143]-1)*100" office:value-type="float" office:value="253.333789943683" calcext:value-type="float">
            <text:p>253.33378994368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-3.728515405411" calcext:value-type="float">
            <text:p>-3.728515405411</text:p>
          </table:table-cell>
          <table:table-cell table:formula="of:=[.L143]/1000" office:value-type="float" office:value="0.653" calcext:value-type="float">
            <text:p>0.65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27" calcext:value-type="date">
            <text:p>2019-03-27</text:p>
          </table:table-cell>
          <table:table-cell office:value-type="float" office:value="17.636801" calcext:value-type="float">
            <text:p>17.636801</text:p>
          </table:table-cell>
          <table:table-cell office:value-type="float" office:value="17.817699" calcext:value-type="float">
            <text:p>17.817699</text:p>
          </table:table-cell>
          <table:table-cell office:value-type="float" office:value="17.063999" calcext:value-type="float">
            <text:p>17.063999</text:p>
          </table:table-cell>
          <table:table-cell table:number-columns-repeated="2" office:value-type="float" office:value="17.184601" calcext:value-type="float">
            <text:p>17.184601</text:p>
          </table:table-cell>
          <table:table-cell office:value-type="float" office:value="87204737" calcext:value-type="float">
            <text:p>87204737</text:p>
          </table:table-cell>
          <table:table-cell/>
          <table:table-cell office:value-type="float" office:value="17.184601" calcext:value-type="float">
            <text:p>17.184601</text:p>
          </table:table-cell>
          <table:table-cell table:formula="of:=[.I144]/[.I145]" office:value-type="float" office:value="2.64378476923077" calcext:value-type="float">
            <text:p>2.64378476923077</text:p>
          </table:table-cell>
          <table:table-cell table:formula="of:=([.J144]-1)*100" office:value-type="float" office:value="164.378476923077" calcext:value-type="float">
            <text:p>164.378476923077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-3.71639800760873" calcext:value-type="float">
            <text:p>-3.71639800760873</text:p>
          </table:table-cell>
          <table:table-cell table:formula="of:=[.L144]/1000" office:value-type="float" office:value="0.35" calcext:value-type="float">
            <text:p>0.3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30" calcext:value-type="date">
            <text:p>2019-07-30</text:p>
          </table:table-cell>
          <table:table-cell office:value-type="float" office:value="6.85" calcext:value-type="float">
            <text:p>6.85</text:p>
          </table:table-cell>
          <table:table-cell office:value-type="float" office:value="7.05" calcext:value-type="float">
            <text:p>7.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371103251" calcext:value-type="float">
            <text:p>371103251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[.I145]/[.I146]" office:value-type="float" office:value="0.306684770190014" calcext:value-type="float">
            <text:p>0.306684770190014</text:p>
          </table:table-cell>
          <table:table-cell table:formula="of:=([.J145]-1)*100" office:value-type="float" office:value="-69.3315229809986" calcext:value-type="float">
            <text:p>-69.3315229809986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-3.70370370370371" calcext:value-type="float">
            <text:p>-3.70370370370371</text:p>
          </table:table-cell>
          <table:table-cell table:formula="of:=[.L145]/1000" office:value-type="float" office:value="0.267" calcext:value-type="float">
            <text:p>0.26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22" calcext:value-type="date">
            <text:p>2018-10-22</text:p>
          </table:table-cell>
          <table:table-cell office:value-type="float" office:value="22.129" calcext:value-type="float">
            <text:p>22.129</text:p>
          </table:table-cell>
          <table:table-cell office:value-type="float" office:value="22.4606" calcext:value-type="float">
            <text:p>22.4606</text:p>
          </table:table-cell>
          <table:table-cell office:value-type="float" office:value="21.0135" calcext:value-type="float">
            <text:p>21.0135</text:p>
          </table:table-cell>
          <table:table-cell table:number-columns-repeated="2" office:value-type="float" office:value="21.194401" calcext:value-type="float">
            <text:p>21.194401</text:p>
          </table:table-cell>
          <table:table-cell office:value-type="float" office:value="31422617" calcext:value-type="float">
            <text:p>31422617</text:p>
          </table:table-cell>
          <table:table-cell/>
          <table:table-cell office:value-type="float" office:value="21.194401" calcext:value-type="float">
            <text:p>21.194401</text:p>
          </table:table-cell>
          <table:table-cell table:formula="of:=[.I146]/[.I147]" office:value-type="float" office:value="0.336042487879337" calcext:value-type="float">
            <text:p>0.336042487879337</text:p>
          </table:table-cell>
          <table:table-cell table:formula="of:=([.J146]-1)*100" office:value-type="float" office:value="-66.3957512120663" calcext:value-type="float">
            <text:p>-66.395751212066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-3.6985832682067" calcext:value-type="float">
            <text:p>-3.6985832682067</text:p>
          </table:table-cell>
          <table:table-cell table:formula="of:=[.L146]/1000" office:value-type="float" office:value="0.456" calcext:value-type="float">
            <text:p>0.45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15" calcext:value-type="date">
            <text:p>2018-01-15</text:p>
          </table:table-cell>
          <table:table-cell table:number-columns-repeated="2" office:value-type="float" office:value="65.572899" calcext:value-type="float">
            <text:p>65.572899</text:p>
          </table:table-cell>
          <table:table-cell office:value-type="float" office:value="62.618301" calcext:value-type="float">
            <text:p>62.618301</text:p>
          </table:table-cell>
          <table:table-cell table:number-columns-repeated="2" office:value-type="float" office:value="63.070599" calcext:value-type="float">
            <text:p>63.070599</text:p>
          </table:table-cell>
          <table:table-cell office:value-type="float" office:value="25446851" calcext:value-type="float">
            <text:p>25446851</text:p>
          </table:table-cell>
          <table:table-cell/>
          <table:table-cell office:value-type="float" office:value="63.070599" calcext:value-type="float">
            <text:p>63.070599</text:p>
          </table:table-cell>
          <table:table-cell table:formula="of:=[.I147]/[.I148]" office:value-type="float" office:value="1.30505297767449" calcext:value-type="float">
            <text:p>1.30505297767449</text:p>
          </table:table-cell>
          <table:table-cell table:formula="of:=([.J147]-1)*100" office:value-type="float" office:value="30.5052977674495" calcext:value-type="float">
            <text:p>30.5052977674495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-3.68312712550437" calcext:value-type="float">
            <text:p>-3.68312712550437</text:p>
          </table:table-cell>
          <table:table-cell table:formula="of:=[.L147]/1000" office:value-type="float" office:value="0.644" calcext:value-type="float">
            <text:p>0.64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20" calcext:value-type="date">
            <text:p>2017-09-20</text:p>
          </table:table-cell>
          <table:table-cell office:value-type="float" office:value="46.4286" calcext:value-type="float">
            <text:p>46.4286</text:p>
          </table:table-cell>
          <table:table-cell office:value-type="float" office:value="49.081699" calcext:value-type="float">
            <text:p>49.081699</text:p>
          </table:table-cell>
          <table:table-cell office:value-type="float" office:value="46.4286" calcext:value-type="float">
            <text:p>46.4286</text:p>
          </table:table-cell>
          <table:table-cell table:number-columns-repeated="2" office:value-type="float" office:value="48.327999" calcext:value-type="float">
            <text:p>48.327999</text:p>
          </table:table-cell>
          <table:table-cell office:value-type="float" office:value="43154301" calcext:value-type="float">
            <text:p>43154301</text:p>
          </table:table-cell>
          <table:table-cell/>
          <table:table-cell office:value-type="float" office:value="48.327999" calcext:value-type="float">
            <text:p>48.327999</text:p>
          </table:table-cell>
          <table:table-cell table:formula="of:=[.I148]/[.I149]" office:value-type="float" office:value="0.947961004059571" calcext:value-type="float">
            <text:p>0.947961004059571</text:p>
          </table:table-cell>
          <table:table-cell table:formula="of:=([.J148]-1)*100" office:value-type="float" office:value="-5.20389959404287" calcext:value-type="float">
            <text:p>-5.20389959404287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float" office:value="-3.66575836705405" calcext:value-type="float">
            <text:p>-3.66575836705405</text:p>
          </table:table-cell>
          <table:table-cell table:formula="of:=[.L148]/1000" office:value-type="float" office:value="0.724" calcext:value-type="float">
            <text:p>0.72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23" calcext:value-type="date">
            <text:p>2017-05-23</text:p>
          </table:table-cell>
          <table:table-cell office:value-type="float" office:value="52.9105" calcext:value-type="float">
            <text:p>52.9105</text:p>
          </table:table-cell>
          <table:table-cell office:value-type="float" office:value="53.151699" calcext:value-type="float">
            <text:p>53.151699</text:p>
          </table:table-cell>
          <table:table-cell office:value-type="float" office:value="50.4384" calcext:value-type="float">
            <text:p>50.4384</text:p>
          </table:table-cell>
          <table:table-cell table:number-columns-repeated="2" office:value-type="float" office:value="50.980999" calcext:value-type="float">
            <text:p>50.980999</text:p>
          </table:table-cell>
          <table:table-cell office:value-type="float" office:value="11409791" calcext:value-type="float">
            <text:p>11409791</text:p>
          </table:table-cell>
          <table:table-cell/>
          <table:table-cell office:value-type="float" office:value="50.980999" calcext:value-type="float">
            <text:p>50.980999</text:p>
          </table:table-cell>
          <table:table-cell table:formula="of:=[.I149]/[.I150]" office:value-type="float" office:value="9.61905641509434" calcext:value-type="float">
            <text:p>9.61905641509434</text:p>
          </table:table-cell>
          <table:table-cell table:formula="of:=([.J149]-1)*100" office:value-type="float" office:value="861.905641509434" calcext:value-type="float">
            <text:p>861.905641509434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-3.64672607516466" calcext:value-type="float">
            <text:p>-3.64672607516466</text:p>
          </table:table-cell>
          <table:table-cell table:formula="of:=[.L149]/1000" office:value-type="float" office:value="0.807" calcext:value-type="float">
            <text:p>0.80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27" calcext:value-type="date">
            <text:p>2019-08-27</text:p>
          </table:table-cell>
          <table:table-cell office:value-type="float" office:value="5.6" calcext:value-type="float">
            <text:p>5.6</text:p>
          </table:table-cell>
          <table:table-cell office:value-type="float" office:value="5.75" calcext:value-type="float">
            <text:p>5.7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54864384" calcext:value-type="float">
            <text:p>154864384</text:p>
          </table:table-cell>
          <table:table-cell/>
          <table:table-cell office:value-type="float" office:value="5.3" calcext:value-type="float">
            <text:p>5.3</text:p>
          </table:table-cell>
          <table:table-cell table:formula="of:=[.I150]/[.I151]" office:value-type="float" office:value="0.100340591940201" calcext:value-type="float">
            <text:p>0.100340591940201</text:p>
          </table:table-cell>
          <table:table-cell table:formula="of:=([.J150]-1)*100" office:value-type="float" office:value="-89.9659408059799" calcext:value-type="float">
            <text:p>-89.9659408059799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-3.63636363636364" calcext:value-type="float">
            <text:p>-3.63636363636364</text:p>
          </table:table-cell>
          <table:table-cell table:formula="of:=[.L150]/1000" office:value-type="float" office:value="0.249" calcext:value-type="float">
            <text:p>0.24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27" calcext:value-type="date">
            <text:p>2017-03-27</text:p>
          </table:table-cell>
          <table:table-cell office:value-type="float" office:value="54.5084" calcext:value-type="float">
            <text:p>54.5084</text:p>
          </table:table-cell>
          <table:table-cell office:value-type="float" office:value="54.809898" calcext:value-type="float">
            <text:p>54.809898</text:p>
          </table:table-cell>
          <table:table-cell office:value-type="float" office:value="52.277401" calcext:value-type="float">
            <text:p>52.277401</text:p>
          </table:table-cell>
          <table:table-cell table:number-columns-repeated="2" office:value-type="float" office:value="52.820099" calcext:value-type="float">
            <text:p>52.820099</text:p>
          </table:table-cell>
          <table:table-cell office:value-type="float" office:value="38417380" calcext:value-type="float">
            <text:p>38417380</text:p>
          </table:table-cell>
          <table:table-cell/>
          <table:table-cell office:value-type="float" office:value="52.820099" calcext:value-type="float">
            <text:p>52.820099</text:p>
          </table:table-cell>
          <table:table-cell table:formula="of:=[.I151]/[.I152]" office:value-type="float" office:value="3.25046763076923" calcext:value-type="float">
            <text:p>3.25046763076923</text:p>
          </table:table-cell>
          <table:table-cell table:formula="of:=([.J151]-1)*100" office:value-type="float" office:value="225.046763076923" calcext:value-type="float">
            <text:p>225.046763076923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-3.63036435499295" calcext:value-type="float">
            <text:p>-3.63036435499295</text:p>
          </table:table-cell>
          <table:table-cell table:formula="of:=[.L151]/1000" office:value-type="float" office:value="0.845" calcext:value-type="float">
            <text:p>0.84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26" calcext:value-type="date">
            <text:p>2019-04-26</text:p>
          </table:table-cell>
          <table:table-cell office:value-type="float" office:value="16.75" calcext:value-type="float">
            <text:p>16.75</text:p>
          </table:table-cell>
          <table:table-cell office:value-type="float" office:value="16.85" calcext:value-type="float">
            <text:p>16.85</text:p>
          </table:table-cell>
          <table:table-cell office:value-type="float" office:value="16.049999" calcext:value-type="float">
            <text:p>16.049999</text:p>
          </table:table-cell>
          <table:table-cell table:number-columns-repeated="2" office:value-type="float" office:value="16.25" calcext:value-type="float">
            <text:p>16.25</text:p>
          </table:table-cell>
          <table:table-cell office:value-type="float" office:value="35364872" calcext:value-type="float">
            <text:p>35364872</text:p>
          </table:table-cell>
          <table:table-cell/>
          <table:table-cell office:value-type="float" office:value="16.25" calcext:value-type="float">
            <text:p>16.25</text:p>
          </table:table-cell>
          <table:table-cell table:formula="of:=[.I152]/[.I153]" office:value-type="float" office:value="0.99388379204893" calcext:value-type="float">
            <text:p>0.99388379204893</text:p>
          </table:table-cell>
          <table:table-cell table:formula="of:=([.J152]-1)*100" office:value-type="float" office:value="-0.611620795107037" calcext:value-type="float">
            <text:p>-0.611620795107037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-3.56083086053414" calcext:value-type="float">
            <text:p>-3.56083086053414</text:p>
          </table:table-cell>
          <table:table-cell table:formula="of:=[.L152]/1000" office:value-type="float" office:value="0.331" calcext:value-type="float">
            <text:p>0.33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10" calcext:value-type="date">
            <text:p>2019-04-10</text:p>
          </table:table-cell>
          <table:table-cell office:value-type="float" office:value="17.049999" calcext:value-type="float">
            <text:p>17.049999</text:p>
          </table:table-cell>
          <table:table-cell office:value-type="float" office:value="17.15" calcext:value-type="float">
            <text:p>17.15</text:p>
          </table:table-cell>
          <table:table-cell office:value-type="float" office:value="16.299999" calcext:value-type="float">
            <text:p>16.299999</text:p>
          </table:table-cell>
          <table:table-cell table:number-columns-repeated="2" office:value-type="float" office:value="16.35" calcext:value-type="float">
            <text:p>16.35</text:p>
          </table:table-cell>
          <table:table-cell office:value-type="float" office:value="67257100" calcext:value-type="float">
            <text:p>67257100</text:p>
          </table:table-cell>
          <table:table-cell/>
          <table:table-cell office:value-type="float" office:value="16.35" calcext:value-type="float">
            <text:p>16.35</text:p>
          </table:table-cell>
          <table:table-cell table:formula="of:=[.I153]/[.I154]" office:value-type="float" office:value="3.98780487804878" calcext:value-type="float">
            <text:p>3.98780487804878</text:p>
          </table:table-cell>
          <table:table-cell table:formula="of:=([.J153]-1)*100" office:value-type="float" office:value="298.780487804878" calcext:value-type="float">
            <text:p>298.780487804878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-3.53982869971512" calcext:value-type="float">
            <text:p>-3.53982869971512</text:p>
          </table:table-cell>
          <table:table-cell table:formula="of:=[.L153]/1000" office:value-type="float" office:value="0.341" calcext:value-type="float">
            <text:p>0.34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17" calcext:value-type="date">
            <text:p>2020-04-17</text:p>
          </table:table-cell>
          <table:table-cell office:value-type="float" office:value="4.35" calcext:value-type="float">
            <text:p>4.35</text:p>
          </table:table-cell>
          <table:table-cell office:value-type="float" office:value="4.4" calcext:value-type="float">
            <text:p>4.4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536816968" calcext:value-type="float">
            <text:p>536816968</text:p>
          </table:table-cell>
          <table:table-cell/>
          <table:table-cell office:value-type="float" office:value="4.1" calcext:value-type="float">
            <text:p>4.1</text:p>
          </table:table-cell>
          <table:table-cell table:formula="of:=[.I154]/[.I155]" office:value-type="float" office:value="0.206992290445927" calcext:value-type="float">
            <text:p>0.206992290445927</text:p>
          </table:table-cell>
          <table:table-cell table:formula="of:=([.J154]-1)*100" office:value-type="float" office:value="-79.3007709554072" calcext:value-type="float">
            <text:p>-79.3007709554072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-3.52941176470589" calcext:value-type="float">
            <text:p>-3.52941176470589</text:p>
          </table:table-cell>
          <table:table-cell table:formula="of:=[.L154]/1000" office:value-type="float" office:value="0.094" calcext:value-type="float">
            <text:p>0.09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25" calcext:value-type="date">
            <text:p>2019-01-25</text:p>
          </table:table-cell>
          <table:table-cell office:value-type="float" office:value="20.3804" calcext:value-type="float">
            <text:p>20.3804</text:p>
          </table:table-cell>
          <table:table-cell office:value-type="float" office:value="20.6215" calcext:value-type="float">
            <text:p>20.6215</text:p>
          </table:table-cell>
          <table:table-cell office:value-type="float" office:value="19.4457" calcext:value-type="float">
            <text:p>19.4457</text:p>
          </table:table-cell>
          <table:table-cell table:number-columns-repeated="2" office:value-type="float" office:value="19.807501" calcext:value-type="float">
            <text:p>19.807501</text:p>
          </table:table-cell>
          <table:table-cell office:value-type="float" office:value="38758118" calcext:value-type="float">
            <text:p>38758118</text:p>
          </table:table-cell>
          <table:table-cell/>
          <table:table-cell office:value-type="float" office:value="19.807501" calcext:value-type="float">
            <text:p>19.807501</text:p>
          </table:table-cell>
          <table:table-cell table:formula="of:=[.I155]/[.I156]" office:value-type="float" office:value="0.625712793688153" calcext:value-type="float">
            <text:p>0.625712793688153</text:p>
          </table:table-cell>
          <table:table-cell table:formula="of:=([.J155]-1)*100" office:value-type="float" office:value="-37.4287206311847" calcext:value-type="float">
            <text:p>-37.4287206311847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-3.52439974109522" calcext:value-type="float">
            <text:p>-3.52439974109522</text:p>
          </table:table-cell>
          <table:table-cell table:formula="of:=[.L155]/1000" office:value-type="float" office:value="0.39" calcext:value-type="float">
            <text:p>0.3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13" calcext:value-type="date">
            <text:p>2018-08-13</text:p>
          </table:table-cell>
          <table:table-cell table:number-columns-repeated="2" office:value-type="float" office:value="32.741199" calcext:value-type="float">
            <text:p>32.741199</text:p>
          </table:table-cell>
          <table:table-cell office:value-type="float" office:value="31.535299" calcext:value-type="float">
            <text:p>31.535299</text:p>
          </table:table-cell>
          <table:table-cell table:number-columns-repeated="2" office:value-type="float" office:value="31.655899" calcext:value-type="float">
            <text:p>31.655899</text:p>
          </table:table-cell>
          <table:table-cell office:value-type="float" office:value="16079151" calcext:value-type="float">
            <text:p>16079151</text:p>
          </table:table-cell>
          <table:table-cell/>
          <table:table-cell office:value-type="float" office:value="31.655899" calcext:value-type="float">
            <text:p>31.655899</text:p>
          </table:table-cell>
          <table:table-cell table:formula="of:=[.I156]/[.I157]" office:value-type="float" office:value="5.70376558558559" calcext:value-type="float">
            <text:p>5.70376558558559</text:p>
          </table:table-cell>
          <table:table-cell table:formula="of:=([.J156]-1)*100" office:value-type="float" office:value="470.376558558559" calcext:value-type="float">
            <text:p>470.3765585585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-3.49252037208788" calcext:value-type="float">
            <text:p>-3.49252037208788</text:p>
          </table:table-cell>
          <table:table-cell table:formula="of:=[.L156]/1000" office:value-type="float" office:value="0.5" calcext:value-type="float">
            <text:p>0.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12" calcext:value-type="date">
            <text:p>2019-09-12</text:p>
          </table:table-cell>
          <table:table-cell office:value-type="float" office:value="5.8" calcext:value-type="float">
            <text:p>5.8</text:p>
          </table:table-cell>
          <table:table-cell office:value-type="float" office:value="6.05" calcext:value-type="float">
            <text:p>6.05</text:p>
          </table:table-cell>
          <table:table-cell office:value-type="float" office:value="5.45" calcext:value-type="float">
            <text:p>5.45</text:p>
          </table:table-cell>
          <table:table-cell table:number-columns-repeated="2" office:value-type="float" office:value="5.55" calcext:value-type="float">
            <text:p>5.55</text:p>
          </table:table-cell>
          <table:table-cell office:value-type="float" office:value="110173555" calcext:value-type="float">
            <text:p>110173555</text:p>
          </table:table-cell>
          <table:table-cell/>
          <table:table-cell office:value-type="float" office:value="5.55" calcext:value-type="float">
            <text:p>5.55</text:p>
          </table:table-cell>
          <table:table-cell table:formula="of:=[.I157]/[.I158]" office:value-type="float" office:value="0.169199589604109" calcext:value-type="float">
            <text:p>0.169199589604109</text:p>
          </table:table-cell>
          <table:table-cell table:formula="of:=([.J157]-1)*100" office:value-type="float" office:value="-83.0800410395891" calcext:value-type="float">
            <text:p>-83.0800410395891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-3.47826086956522" calcext:value-type="float">
            <text:p>-3.47826086956522</text:p>
          </table:table-cell>
          <table:table-cell table:formula="of:=[.L157]/1000" office:value-type="float" office:value="0.239" calcext:value-type="float">
            <text:p>0.23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10" calcext:value-type="date">
            <text:p>2018-08-10</text:p>
          </table:table-cell>
          <table:table-cell table:number-columns-repeated="2" office:value-type="float" office:value="33.977299" calcext:value-type="float">
            <text:p>33.977299</text:p>
          </table:table-cell>
          <table:table-cell office:value-type="float" office:value="32.560299" calcext:value-type="float">
            <text:p>32.560299</text:p>
          </table:table-cell>
          <table:table-cell table:number-columns-repeated="2" office:value-type="float" office:value="32.801498" calcext:value-type="float">
            <text:p>32.801498</text:p>
          </table:table-cell>
          <table:table-cell office:value-type="float" office:value="16079307" calcext:value-type="float">
            <text:p>16079307</text:p>
          </table:table-cell>
          <table:table-cell/>
          <table:table-cell office:value-type="float" office:value="32.801498" calcext:value-type="float">
            <text:p>32.801498</text:p>
          </table:table-cell>
          <table:table-cell table:formula="of:=[.I158]/[.I159]" office:value-type="float" office:value="7.80988047619048" calcext:value-type="float">
            <text:p>7.80988047619048</text:p>
          </table:table-cell>
          <table:table-cell table:formula="of:=([.J158]-1)*100" office:value-type="float" office:value="680.988047619048" calcext:value-type="float">
            <text:p>680.98804761904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-3.46054876227801" calcext:value-type="float">
            <text:p>-3.46054876227801</text:p>
          </table:table-cell>
          <table:table-cell table:formula="of:=[.L158]/1000" office:value-type="float" office:value="0.501" calcext:value-type="float">
            <text:p>0.50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12" calcext:value-type="date">
            <text:p>2020-03-12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741584887" calcext:value-type="float">
            <text:p>741584887</text:p>
          </table:table-cell>
          <table:table-cell/>
          <table:table-cell office:value-type="float" office:value="4.2" calcext:value-type="float">
            <text:p>4.2</text:p>
          </table:table-cell>
          <table:table-cell table:formula="of:=[.I159]/[.I160]" office:value-type="float" office:value="0.19083622616819" calcext:value-type="float">
            <text:p>0.19083622616819</text:p>
          </table:table-cell>
          <table:table-cell table:formula="of:=([.J159]-1)*100" office:value-type="float" office:value="-80.916377383181" calcext:value-type="float">
            <text:p>-80.916377383181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-3.44827586206895" calcext:value-type="float">
            <text:p>-3.44827586206895</text:p>
          </table:table-cell>
          <table:table-cell table:formula="of:=[.L159]/1000" office:value-type="float" office:value="0.116" calcext:value-type="float">
            <text:p>0.11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19" calcext:value-type="date">
            <text:p>2018-10-19</text:p>
          </table:table-cell>
          <table:table-cell office:value-type="float" office:value="22.731899" calcext:value-type="float">
            <text:p>22.731899</text:p>
          </table:table-cell>
          <table:table-cell office:value-type="float" office:value="23.244499" calcext:value-type="float">
            <text:p>23.244499</text:p>
          </table:table-cell>
          <table:table-cell office:value-type="float" office:value="21.8878" calcext:value-type="float">
            <text:p>21.8878</text:p>
          </table:table-cell>
          <table:table-cell table:number-columns-repeated="2" office:value-type="float" office:value="22.0084" calcext:value-type="float">
            <text:p>22.0084</text:p>
          </table:table-cell>
          <table:table-cell office:value-type="float" office:value="26433180" calcext:value-type="float">
            <text:p>26433180</text:p>
          </table:table-cell>
          <table:table-cell/>
          <table:table-cell office:value-type="float" office:value="22.0084" calcext:value-type="float">
            <text:p>22.0084</text:p>
          </table:table-cell>
          <table:table-cell table:formula="of:=[.I160]/[.I161]" office:value-type="float" office:value="0.89461036723519" calcext:value-type="float">
            <text:p>0.89461036723519</text:p>
          </table:table-cell>
          <table:table-cell table:formula="of:=([.J160]-1)*100" office:value-type="float" office:value="-10.538963276481" calcext:value-type="float">
            <text:p>-10.53896327648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-3.43889576258545" calcext:value-type="float">
            <text:p>-3.43889576258545</text:p>
          </table:table-cell>
          <table:table-cell table:formula="of:=[.L160]/1000" office:value-type="float" office:value="0.457" calcext:value-type="float">
            <text:p>0.45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12" calcext:value-type="date">
            <text:p>2018-11-12</text:p>
          </table:table-cell>
          <table:table-cell table:number-columns-repeated="2" office:value-type="float" office:value="25.6262" calcext:value-type="float">
            <text:p>25.6262</text:p>
          </table:table-cell>
          <table:table-cell office:value-type="float" office:value="24.3901" calcext:value-type="float">
            <text:p>24.3901</text:p>
          </table:table-cell>
          <table:table-cell table:number-columns-repeated="2" office:value-type="float" office:value="24.601101" calcext:value-type="float">
            <text:p>24.601101</text:p>
          </table:table-cell>
          <table:table-cell office:value-type="float" office:value="14845847" calcext:value-type="float">
            <text:p>14845847</text:p>
          </table:table-cell>
          <table:table-cell/>
          <table:table-cell office:value-type="float" office:value="24.601101" calcext:value-type="float">
            <text:p>24.601101</text:p>
          </table:table-cell>
          <table:table-cell table:formula="of:=[.I161]/[.I162]" office:value-type="float" office:value="0.67271081218566" calcext:value-type="float">
            <text:p>0.67271081218566</text:p>
          </table:table-cell>
          <table:table-cell table:formula="of:=([.J161]-1)*100" office:value-type="float" office:value="-32.728918781434" calcext:value-type="float">
            <text:p>-32.728918781434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-3.43193812729387" calcext:value-type="float">
            <text:p>-3.43193812729387</text:p>
          </table:table-cell>
          <table:table-cell table:formula="of:=[.L161]/1000" office:value-type="float" office:value="0.442" calcext:value-type="float">
            <text:p>0.44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15" calcext:value-type="date">
            <text:p>2018-06-15</text:p>
          </table:table-cell>
          <table:table-cell office:value-type="float" office:value="37.564999" calcext:value-type="float">
            <text:p>37.564999</text:p>
          </table:table-cell>
          <table:table-cell office:value-type="float" office:value="38.1679" calcext:value-type="float">
            <text:p>38.1679</text:p>
          </table:table-cell>
          <table:table-cell office:value-type="float" office:value="36.2686" calcext:value-type="float">
            <text:p>36.2686</text:p>
          </table:table-cell>
          <table:table-cell table:number-columns-repeated="2" office:value-type="float" office:value="36.570099" calcext:value-type="float">
            <text:p>36.570099</text:p>
          </table:table-cell>
          <table:table-cell office:value-type="float" office:value="45304677" calcext:value-type="float">
            <text:p>45304677</text:p>
          </table:table-cell>
          <table:table-cell/>
          <table:table-cell office:value-type="float" office:value="36.570099" calcext:value-type="float">
            <text:p>36.570099</text:p>
          </table:table-cell>
          <table:table-cell table:formula="of:=[.I162]/[.I163]" office:value-type="float" office:value="0.68959720447818" calcext:value-type="float">
            <text:p>0.68959720447818</text:p>
          </table:table-cell>
          <table:table-cell table:formula="of:=([.J162]-1)*100" office:value-type="float" office:value="-31.040279552182" calcext:value-type="float">
            <text:p>-31.040279552182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-3.42361180928759" calcext:value-type="float">
            <text:p>-3.42361180928759</text:p>
          </table:table-cell>
          <table:table-cell table:formula="of:=[.L162]/1000" office:value-type="float" office:value="0.541" calcext:value-type="float">
            <text:p>0.54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10" calcext:value-type="date">
            <text:p>2017-08-10</text:p>
          </table:table-cell>
          <table:table-cell office:value-type="float" office:value="54.749599" calcext:value-type="float">
            <text:p>54.749599</text:p>
          </table:table-cell>
          <table:table-cell office:value-type="float" office:value="56.076099" calcext:value-type="float">
            <text:p>56.076099</text:p>
          </table:table-cell>
          <table:table-cell office:value-type="float" office:value="52.187" calcext:value-type="float">
            <text:p>52.187</text:p>
          </table:table-cell>
          <table:table-cell table:number-columns-repeated="2" office:value-type="float" office:value="53.031101" calcext:value-type="float">
            <text:p>53.031101</text:p>
          </table:table-cell>
          <table:table-cell office:value-type="float" office:value="17343624" calcext:value-type="float">
            <text:p>17343624</text:p>
          </table:table-cell>
          <table:table-cell/>
          <table:table-cell office:value-type="float" office:value="53.031101" calcext:value-type="float">
            <text:p>53.031101</text:p>
          </table:table-cell>
          <table:table-cell table:formula="of:=[.I163]/[.I164]" office:value-type="float" office:value="1.07518215829122" calcext:value-type="float">
            <text:p>1.07518215829122</text:p>
          </table:table-cell>
          <table:table-cell table:formula="of:=([.J163]-1)*100" office:value-type="float" office:value="7.51821582912229" calcext:value-type="float">
            <text:p>7.51821582912229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float" office:value="-3.40471369746091" calcext:value-type="float">
            <text:p>-3.40471369746091</text:p>
          </table:table-cell>
          <table:table-cell table:formula="of:=[.L163]/1000" office:value-type="float" office:value="0.751" calcext:value-type="float">
            <text:p>0.75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06" calcext:value-type="date">
            <text:p>2017-09-06</text:p>
          </table:table-cell>
          <table:table-cell table:number-columns-repeated="2" office:value-type="float" office:value="50.950901" calcext:value-type="float">
            <text:p>50.950901</text:p>
          </table:table-cell>
          <table:table-cell office:value-type="float" office:value="49.202301" calcext:value-type="float">
            <text:p>49.202301</text:p>
          </table:table-cell>
          <table:table-cell table:number-columns-repeated="2" office:value-type="float" office:value="49.322899" calcext:value-type="float">
            <text:p>49.322899</text:p>
          </table:table-cell>
          <table:table-cell office:value-type="float" office:value="20699497" calcext:value-type="float">
            <text:p>20699497</text:p>
          </table:table-cell>
          <table:table-cell/>
          <table:table-cell office:value-type="float" office:value="49.322899" calcext:value-type="float">
            <text:p>49.322899</text:p>
          </table:table-cell>
          <table:table-cell table:formula="of:=[.I164]/[.I165]" office:value-type="float" office:value="0.970344459315496" calcext:value-type="float">
            <text:p>0.970344459315496</text:p>
          </table:table-cell>
          <table:table-cell table:formula="of:=([.J164]-1)*100" office:value-type="float" office:value="-2.96555406845039" calcext:value-type="float">
            <text:p>-2.96555406845039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float" office:value="-3.36669115533142" calcext:value-type="float">
            <text:p>-3.36669115533142</text:p>
          </table:table-cell>
          <table:table-cell table:formula="of:=[.L164]/1000" office:value-type="float" office:value="0.734" calcext:value-type="float">
            <text:p>0.73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11" calcext:value-type="date">
            <text:p>2017-07-11</text:p>
          </table:table-cell>
          <table:table-cell office:value-type="float" office:value="52.277401" calcext:value-type="float">
            <text:p>52.277401</text:p>
          </table:table-cell>
          <table:table-cell office:value-type="float" office:value="53.905399" calcext:value-type="float">
            <text:p>53.905399</text:p>
          </table:table-cell>
          <table:table-cell office:value-type="float" office:value="50.5891" calcext:value-type="float">
            <text:p>50.5891</text:p>
          </table:table-cell>
          <table:table-cell table:number-columns-repeated="2" office:value-type="float" office:value="50.830299" calcext:value-type="float">
            <text:p>50.830299</text:p>
          </table:table-cell>
          <table:table-cell office:value-type="float" office:value="34952134" calcext:value-type="float">
            <text:p>34952134</text:p>
          </table:table-cell>
          <table:table-cell/>
          <table:table-cell office:value-type="float" office:value="50.830299" calcext:value-type="float">
            <text:p>50.830299</text:p>
          </table:table-cell>
          <table:table-cell table:formula="of:=[.I165]/[.I166]" office:value-type="float" office:value="3.85078022727273" calcext:value-type="float">
            <text:p>3.85078022727273</text:p>
          </table:table-cell>
          <table:table-cell table:formula="of:=([.J165]-1)*100" office:value-type="float" office:value="285.078022727273" calcext:value-type="float">
            <text:p>285.078022727273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-3.32566872501457" calcext:value-type="float">
            <text:p>-3.32566872501457</text:p>
          </table:table-cell>
          <table:table-cell table:formula="of:=[.L165]/1000" office:value-type="float" office:value="0.773" calcext:value-type="float">
            <text:p>0.77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29" calcext:value-type="date">
            <text:p>2019-05-29</text:p>
          </table:table-cell>
          <table:table-cell office:value-type="float" office:value="13.7" calcext:value-type="float">
            <text:p>13.7</text:p>
          </table:table-cell>
          <table:table-cell office:value-type="float" office:value="13.75" calcext:value-type="float">
            <text:p>13.75</text:p>
          </table:table-cell>
          <table:table-cell office:value-type="float" office:value="13.15" calcext:value-type="float">
            <text:p>13.15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50735753" calcext:value-type="float">
            <text:p>50735753</text:p>
          </table:table-cell>
          <table:table-cell/>
          <table:table-cell office:value-type="float" office:value="13.2" calcext:value-type="float">
            <text:p>13.2</text:p>
          </table:table-cell>
          <table:table-cell table:formula="of:=[.I166]/[.I167]" office:value-type="float" office:value="0.247923644175553" calcext:value-type="float">
            <text:p>0.247923644175553</text:p>
          </table:table-cell>
          <table:table-cell table:formula="of:=([.J166]-1)*100" office:value-type="float" office:value="-75.2076355824447" calcext:value-type="float">
            <text:p>-75.2076355824447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-3.29670329670331" calcext:value-type="float">
            <text:p>-3.29670329670331</text:p>
          </table:table-cell>
          <table:table-cell table:formula="of:=[.L166]/1000" office:value-type="float" office:value="0.31" calcext:value-type="float">
            <text:p>0.3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02" calcext:value-type="date">
            <text:p>2018-02-02</text:p>
          </table:table-cell>
          <table:table-cell table:number-columns-repeated="2" office:value-type="float" office:value="54.9305" calcext:value-type="float">
            <text:p>54.9305</text:p>
          </table:table-cell>
          <table:table-cell office:value-type="float" office:value="52.6693" calcext:value-type="float">
            <text:p>52.6693</text:p>
          </table:table-cell>
          <table:table-cell table:number-columns-repeated="2" office:value-type="float" office:value="53.242199" calcext:value-type="float">
            <text:p>53.242199</text:p>
          </table:table-cell>
          <table:table-cell office:value-type="float" office:value="38985571" calcext:value-type="float">
            <text:p>38985571</text:p>
          </table:table-cell>
          <table:table-cell/>
          <table:table-cell office:value-type="float" office:value="53.242199" calcext:value-type="float">
            <text:p>53.242199</text:p>
          </table:table-cell>
          <table:table-cell table:formula="of:=[.I167]/[.I168]" office:value-type="float" office:value="1.2238404337972" calcext:value-type="float">
            <text:p>1.2238404337972</text:p>
          </table:table-cell>
          <table:table-cell table:formula="of:=([.J167]-1)*100" office:value-type="float" office:value="22.3840433797197" calcext:value-type="float">
            <text:p>22.3840433797197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-3.28586156186301" calcext:value-type="float">
            <text:p>-3.28586156186301</text:p>
          </table:table-cell>
          <table:table-cell table:formula="of:=[.L167]/1000" office:value-type="float" office:value="0.631" calcext:value-type="float">
            <text:p>0.63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12" calcext:value-type="date">
            <text:p>2017-01-12</text:p>
          </table:table-cell>
          <table:table-cell office:value-type="float" office:value="44.890999" calcext:value-type="float">
            <text:p>44.890999</text:p>
          </table:table-cell>
          <table:table-cell office:value-type="float" office:value="44.9212" calcext:value-type="float">
            <text:p>44.9212</text:p>
          </table:table-cell>
          <table:table-cell office:value-type="float" office:value="43.021801" calcext:value-type="float">
            <text:p>43.021801</text:p>
          </table:table-cell>
          <table:table-cell table:number-columns-repeated="2" office:value-type="float" office:value="43.5042" calcext:value-type="float">
            <text:p>43.5042</text:p>
          </table:table-cell>
          <table:table-cell office:value-type="float" office:value="25114784" calcext:value-type="float">
            <text:p>25114784</text:p>
          </table:table-cell>
          <table:table-cell/>
          <table:table-cell office:value-type="float" office:value="43.5042" calcext:value-type="float">
            <text:p>43.5042</text:p>
          </table:table-cell>
          <table:table-cell table:formula="of:=[.I168]/[.I169]" office:value-type="float" office:value="0.689769887868038" calcext:value-type="float">
            <text:p>0.689769887868038</text:p>
          </table:table-cell>
          <table:table-cell table:formula="of:=([.J168]-1)*100" office:value-type="float" office:value="-31.0230112131962" calcext:value-type="float">
            <text:p>-31.0230112131962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float" office:value="-3.28423692594149" calcext:value-type="float">
            <text:p>-3.28423692594149</text:p>
          </table:table-cell>
          <table:table-cell table:formula="of:=[.L168]/1000" office:value-type="float" office:value="0.894" calcext:value-type="float">
            <text:p>0.89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01" calcext:value-type="date">
            <text:p>2018-01-01</text:p>
          </table:table-cell>
          <table:table-cell office:value-type="float" office:value="64.758904" calcext:value-type="float">
            <text:p>64.758904</text:p>
          </table:table-cell>
          <table:table-cell office:value-type="float" office:value="65.211098" calcext:value-type="float">
            <text:p>65.211098</text:p>
          </table:table-cell>
          <table:table-cell office:value-type="float" office:value="62.738899" calcext:value-type="float">
            <text:p>62.738899</text:p>
          </table:table-cell>
          <table:table-cell table:number-columns-repeated="2" office:value-type="float" office:value="63.070599" calcext:value-type="float">
            <text:p>63.070599</text:p>
          </table:table-cell>
          <table:table-cell office:value-type="float" office:value="17357407" calcext:value-type="float">
            <text:p>17357407</text:p>
          </table:table-cell>
          <table:table-cell/>
          <table:table-cell office:value-type="float" office:value="63.070599" calcext:value-type="float">
            <text:p>63.070599</text:p>
          </table:table-cell>
          <table:table-cell table:formula="of:=[.I169]/[.I170]" office:value-type="float" office:value="1.44775219382186" calcext:value-type="float">
            <text:p>1.44775219382186</text:p>
          </table:table-cell>
          <table:table-cell table:formula="of:=([.J169]-1)*100" office:value-type="float" office:value="44.7752193821855" calcext:value-type="float">
            <text:p>44.7752193821855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-3.28241521098143" calcext:value-type="float">
            <text:p>-3.28241521098143</text:p>
          </table:table-cell>
          <table:table-cell table:formula="of:=[.L169]/1000" office:value-type="float" office:value="0.654" calcext:value-type="float">
            <text:p>0.65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17" calcext:value-type="date">
            <text:p>2016-10-17</text:p>
          </table:table-cell>
          <table:table-cell office:value-type="float" office:value="45.222698" calcext:value-type="float">
            <text:p>45.222698</text:p>
          </table:table-cell>
          <table:table-cell office:value-type="float" office:value="45.433701" calcext:value-type="float">
            <text:p>45.433701</text:p>
          </table:table-cell>
          <table:table-cell office:value-type="float" office:value="43.443901" calcext:value-type="float">
            <text:p>43.443901</text:p>
          </table:table-cell>
          <table:table-cell table:number-columns-repeated="2" office:value-type="float" office:value="43.564499" calcext:value-type="float">
            <text:p>43.564499</text:p>
          </table:table-cell>
          <table:table-cell office:value-type="float" office:value="12370438" calcext:value-type="float">
            <text:p>12370438</text:p>
          </table:table-cell>
          <table:table-cell/>
          <table:table-cell office:value-type="float" office:value="43.564499" calcext:value-type="float">
            <text:p>43.564499</text:p>
          </table:table-cell>
          <table:table-cell table:formula="of:=[.I170]/[.I171]" office:value-type="float" office:value="0.90538871154649" calcext:value-type="float">
            <text:p>0.90538871154649</text:p>
          </table:table-cell>
          <table:table-cell table:formula="of:=([.J170]-1)*100" office:value-type="float" office:value="-9.46112884535103" calcext:value-type="float">
            <text:p>-9.46112884535103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-3.27984664733988" calcext:value-type="float">
            <text:p>-3.27984664733988</text:p>
          </table:table-cell>
          <table:table-cell table:formula="of:=[.L170]/1000" office:value-type="float" office:value="0.955" calcext:value-type="float">
            <text:p>0.95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29" calcext:value-type="date">
            <text:p>2016-09-29</text:p>
          </table:table-cell>
          <table:table-cell office:value-type="float" office:value="50.0163" calcext:value-type="float">
            <text:p>50.0163</text:p>
          </table:table-cell>
          <table:table-cell office:value-type="float" office:value="50.106701" calcext:value-type="float">
            <text:p>50.106701</text:p>
          </table:table-cell>
          <table:table-cell office:value-type="float" office:value="47.333099" calcext:value-type="float">
            <text:p>47.333099</text:p>
          </table:table-cell>
          <table:table-cell table:number-columns-repeated="2" office:value-type="float" office:value="48.116901" calcext:value-type="float">
            <text:p>48.116901</text:p>
          </table:table-cell>
          <table:table-cell office:value-type="float" office:value="22207855" calcext:value-type="float">
            <text:p>22207855</text:p>
          </table:table-cell>
          <table:table-cell/>
          <table:table-cell office:value-type="float" office:value="48.116901" calcext:value-type="float">
            <text:p>48.116901</text:p>
          </table:table-cell>
          <table:table-cell table:formula="of:=[.I171]/[.I172]" office:value-type="float" office:value="2.34361058801577" calcext:value-type="float">
            <text:p>2.34361058801577</text:p>
          </table:table-cell>
          <table:table-cell table:formula="of:=([.J171]-1)*100" office:value-type="float" office:value="134.361058801577" calcext:value-type="float">
            <text:p>134.361058801577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float" office:value="-3.2726952913766" calcext:value-type="float">
            <text:p>-3.2726952913766</text:p>
          </table:table-cell>
          <table:table-cell table:formula="of:=[.L171]/1000" office:value-type="float" office:value="0.965" calcext:value-type="float">
            <text:p>0.96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05" calcext:value-type="date">
            <text:p>2018-12-05</text:p>
          </table:table-cell>
          <table:table-cell office:value-type="float" office:value="21.0135" calcext:value-type="float">
            <text:p>21.0135</text:p>
          </table:table-cell>
          <table:table-cell office:value-type="float" office:value="21.073799" calcext:value-type="float">
            <text:p>21.073799</text:p>
          </table:table-cell>
          <table:table-cell office:value-type="float" office:value="20.3804" calcext:value-type="float">
            <text:p>20.3804</text:p>
          </table:table-cell>
          <table:table-cell table:number-columns-repeated="2" office:value-type="float" office:value="20.531099" calcext:value-type="float">
            <text:p>20.531099</text:p>
          </table:table-cell>
          <table:table-cell office:value-type="float" office:value="42861571" calcext:value-type="float">
            <text:p>42861571</text:p>
          </table:table-cell>
          <table:table-cell/>
          <table:table-cell office:value-type="float" office:value="20.531099" calcext:value-type="float">
            <text:p>20.531099</text:p>
          </table:table-cell>
          <table:table-cell table:formula="of:=[.I172]/[.I173]" office:value-type="float" office:value="0.370310023441913" calcext:value-type="float">
            <text:p>0.370310023441913</text:p>
          </table:table-cell>
          <table:table-cell table:formula="of:=([.J172]-1)*100" office:value-type="float" office:value="-62.9689976558087" calcext:value-type="float">
            <text:p>-62.9689976558087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-3.26698846771474" calcext:value-type="float">
            <text:p>-3.26698846771474</text:p>
          </table:table-cell>
          <table:table-cell table:formula="of:=[.L172]/1000" office:value-type="float" office:value="0.426" calcext:value-type="float">
            <text:p>0.42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21" calcext:value-type="date">
            <text:p>2017-07-21</text:p>
          </table:table-cell>
          <table:table-cell table:number-columns-repeated="2" office:value-type="float" office:value="57.553398" calcext:value-type="float">
            <text:p>57.553398</text:p>
          </table:table-cell>
          <table:table-cell office:value-type="float" office:value="53.121601" calcext:value-type="float">
            <text:p>53.121601</text:p>
          </table:table-cell>
          <table:table-cell table:number-columns-repeated="2" office:value-type="float" office:value="55.443001" calcext:value-type="float">
            <text:p>55.443001</text:p>
          </table:table-cell>
          <table:table-cell office:value-type="float" office:value="69449680" calcext:value-type="float">
            <text:p>69449680</text:p>
          </table:table-cell>
          <table:table-cell/>
          <table:table-cell office:value-type="float" office:value="55.443001" calcext:value-type="float">
            <text:p>55.443001</text:p>
          </table:table-cell>
          <table:table-cell table:formula="of:=[.I173]/[.I174]" office:value-type="float" office:value="1.99025742033451" calcext:value-type="float">
            <text:p>1.99025742033451</text:p>
          </table:table-cell>
          <table:table-cell table:formula="of:=([.J173]-1)*100" office:value-type="float" office:value="99.0257420334513" calcext:value-type="float">
            <text:p>99.0257420334513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-3.26143130540149" calcext:value-type="float">
            <text:p>-3.26143130540149</text:p>
          </table:table-cell>
          <table:table-cell table:formula="of:=[.L173]/1000" office:value-type="float" office:value="0.765" calcext:value-type="float">
            <text:p>0.76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11" calcext:value-type="date">
            <text:p>2018-09-11</text:p>
          </table:table-cell>
          <table:table-cell office:value-type="float" office:value="28.821899" calcext:value-type="float">
            <text:p>28.821899</text:p>
          </table:table-cell>
          <table:table-cell office:value-type="float" office:value="29.063101" calcext:value-type="float">
            <text:p>29.063101</text:p>
          </table:table-cell>
          <table:table-cell office:value-type="float" office:value="27.5557" calcext:value-type="float">
            <text:p>27.5557</text:p>
          </table:table-cell>
          <table:table-cell table:number-columns-repeated="2" office:value-type="float" office:value="27.857201" calcext:value-type="float">
            <text:p>27.857201</text:p>
          </table:table-cell>
          <table:table-cell office:value-type="float" office:value="35039349" calcext:value-type="float">
            <text:p>35039349</text:p>
          </table:table-cell>
          <table:table-cell/>
          <table:table-cell office:value-type="float" office:value="27.857201" calcext:value-type="float">
            <text:p>27.857201</text:p>
          </table:table-cell>
          <table:table-cell table:formula="of:=[.I174]/[.I175]" office:value-type="float" office:value="0.499730045111716" calcext:value-type="float">
            <text:p>0.499730045111716</text:p>
          </table:table-cell>
          <table:table-cell table:formula="of:=([.J174]-1)*100" office:value-type="float" office:value="-50.0269954888284" calcext:value-type="float">
            <text:p>-50.0269954888284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-3.24605964198139" calcext:value-type="float">
            <text:p>-3.24605964198139</text:p>
          </table:table-cell>
          <table:table-cell table:formula="of:=[.L174]/1000" office:value-type="float" office:value="0.481" calcext:value-type="float">
            <text:p>0.48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31" calcext:value-type="date">
            <text:p>2017-07-31</text:p>
          </table:table-cell>
          <table:table-cell office:value-type="float" office:value="57.221802" calcext:value-type="float">
            <text:p>57.221802</text:p>
          </table:table-cell>
          <table:table-cell office:value-type="float" office:value="57.613701" calcext:value-type="float">
            <text:p>57.613701</text:p>
          </table:table-cell>
          <table:table-cell office:value-type="float" office:value="55.533401" calcext:value-type="float">
            <text:p>55.533401</text:p>
          </table:table-cell>
          <table:table-cell table:number-columns-repeated="2" office:value-type="float" office:value="55.744499" calcext:value-type="float">
            <text:p>55.744499</text:p>
          </table:table-cell>
          <table:table-cell office:value-type="float" office:value="21495447" calcext:value-type="float">
            <text:p>21495447</text:p>
          </table:table-cell>
          <table:table-cell/>
          <table:table-cell office:value-type="float" office:value="55.744499" calcext:value-type="float">
            <text:p>55.744499</text:p>
          </table:table-cell>
          <table:table-cell table:formula="of:=[.I175]/[.I176]" office:value-type="float" office:value="0.950154153222576" calcext:value-type="float">
            <text:p>0.950154153222576</text:p>
          </table:table-cell>
          <table:table-cell table:formula="of:=([.J175]-1)*100" office:value-type="float" office:value="-4.98458467774239" calcext:value-type="float">
            <text:p>-4.98458467774239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-3.24437064024059" calcext:value-type="float">
            <text:p>-3.24437064024059</text:p>
          </table:table-cell>
          <table:table-cell table:formula="of:=[.L175]/1000" office:value-type="float" office:value="0.759" calcext:value-type="float">
            <text:p>0.75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07" calcext:value-type="date">
            <text:p>2017-11-07</text:p>
          </table:table-cell>
          <table:table-cell office:value-type="float" office:value="61.1712" calcext:value-type="float">
            <text:p>61.1712</text:p>
          </table:table-cell>
          <table:table-cell office:value-type="float" office:value="61.985199" calcext:value-type="float">
            <text:p>61.985199</text:p>
          </table:table-cell>
          <table:table-cell office:value-type="float" office:value="57.945301" calcext:value-type="float">
            <text:p>57.945301</text:p>
          </table:table-cell>
          <table:table-cell table:number-columns-repeated="2" office:value-type="float" office:value="58.6689" calcext:value-type="float">
            <text:p>58.6689</text:p>
          </table:table-cell>
          <table:table-cell office:value-type="float" office:value="32484426" calcext:value-type="float">
            <text:p>32484426</text:p>
          </table:table-cell>
          <table:table-cell/>
          <table:table-cell office:value-type="float" office:value="58.6689" calcext:value-type="float">
            <text:p>58.6689</text:p>
          </table:table-cell>
          <table:table-cell table:formula="of:=[.I176]/[.I177]" office:value-type="float" office:value="1.96963416456453" calcext:value-type="float">
            <text:p>1.96963416456453</text:p>
          </table:table-cell>
          <table:table-cell table:formula="of:=([.J176]-1)*100" office:value-type="float" office:value="96.9634164564526" calcext:value-type="float">
            <text:p>96.9634164564526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-3.23214649110083" calcext:value-type="float">
            <text:p>-3.23214649110083</text:p>
          </table:table-cell>
          <table:table-cell table:formula="of:=[.L176]/1000" office:value-type="float" office:value="0.692" calcext:value-type="float">
            <text:p>0.69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04" calcext:value-type="date">
            <text:p>2018-09-04</text:p>
          </table:table-cell>
          <table:table-cell office:value-type="float" office:value="30.902201" calcext:value-type="float">
            <text:p>30.902201</text:p>
          </table:table-cell>
          <table:table-cell office:value-type="float" office:value="31.083099" calcext:value-type="float">
            <text:p>31.083099</text:p>
          </table:table-cell>
          <table:table-cell office:value-type="float" office:value="29.5756" calcext:value-type="float">
            <text:p>29.5756</text:p>
          </table:table-cell>
          <table:table-cell table:number-columns-repeated="2" office:value-type="float" office:value="29.786699" calcext:value-type="float">
            <text:p>29.786699</text:p>
          </table:table-cell>
          <table:table-cell office:value-type="float" office:value="44277123" calcext:value-type="float">
            <text:p>44277123</text:p>
          </table:table-cell>
          <table:table-cell/>
          <table:table-cell office:value-type="float" office:value="29.786699" calcext:value-type="float">
            <text:p>29.786699</text:p>
          </table:table-cell>
          <table:table-cell table:formula="of:=[.I177]/[.I178]" office:value-type="float" office:value="4.96444983333333" calcext:value-type="float">
            <text:p>4.96444983333333</text:p>
          </table:table-cell>
          <table:table-cell table:formula="of:=([.J177]-1)*100" office:value-type="float" office:value="396.444983333333" calcext:value-type="float">
            <text:p>396.444983333333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-3.23213207786041" calcext:value-type="float">
            <text:p>-3.23213207786041</text:p>
          </table:table-cell>
          <table:table-cell table:formula="of:=[.L177]/1000" office:value-type="float" office:value="0.486" calcext:value-type="float">
            <text:p>0.48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11" calcext:value-type="date">
            <text:p>2019-10-11</text:p>
          </table:table-cell>
          <table:table-cell office:value-type="float" office:value="6" calcext:value-type="float">
            <text:p>6</text:p>
          </table:table-cell>
          <table:table-cell office:value-type="float" office:value="6.15" calcext:value-type="float">
            <text:p>6.15</text:p>
          </table:table-cell>
          <table:table-cell office:value-type="float" office:value="5.85" calcext:value-type="float">
            <text:p>5.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2282409" calcext:value-type="float">
            <text:p>12228240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178]/[.I179]" office:value-type="float" office:value="0.105243401677229" calcext:value-type="float">
            <text:p>0.105243401677229</text:p>
          </table:table-cell>
          <table:table-cell table:formula="of:=([.J178]-1)*100" office:value-type="float" office:value="-89.4756598322771" calcext:value-type="float">
            <text:p>-89.475659832277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-3.22580645161291" calcext:value-type="float">
            <text:p>-3.22580645161291</text:p>
          </table:table-cell>
          <table:table-cell table:formula="of:=[.L178]/1000" office:value-type="float" office:value="0.22" calcext:value-type="float">
            <text:p>0.2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26" calcext:value-type="date">
            <text:p>2017-07-26</text:p>
          </table:table-cell>
          <table:table-cell office:value-type="float" office:value="59.091" calcext:value-type="float">
            <text:p>59.091</text:p>
          </table:table-cell>
          <table:table-cell office:value-type="float" office:value="59.211601" calcext:value-type="float">
            <text:p>59.211601</text:p>
          </table:table-cell>
          <table:table-cell office:value-type="float" office:value="56.377602" calcext:value-type="float">
            <text:p>56.377602</text:p>
          </table:table-cell>
          <table:table-cell table:number-columns-repeated="2" office:value-type="float" office:value="57.0107" calcext:value-type="float">
            <text:p>57.0107</text:p>
          </table:table-cell>
          <table:table-cell office:value-type="float" office:value="27567134" calcext:value-type="float">
            <text:p>27567134</text:p>
          </table:table-cell>
          <table:table-cell/>
          <table:table-cell office:value-type="float" office:value="57.0107" calcext:value-type="float">
            <text:p>57.0107</text:p>
          </table:table-cell>
          <table:table-cell table:formula="of:=[.I179]/[.I180]" office:value-type="float" office:value="0.86268218716923" calcext:value-type="float">
            <text:p>0.86268218716923</text:p>
          </table:table-cell>
          <table:table-cell table:formula="of:=([.J179]-1)*100" office:value-type="float" office:value="-13.731781283077" calcext:value-type="float">
            <text:p>-13.731781283077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-3.22423325073686" calcext:value-type="float">
            <text:p>-3.22423325073686</text:p>
          </table:table-cell>
          <table:table-cell table:formula="of:=[.L179]/1000" office:value-type="float" office:value="0.762" calcext:value-type="float">
            <text:p>0.76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02" calcext:value-type="date">
            <text:p>2017-03-02</text:p>
          </table:table-cell>
          <table:table-cell office:value-type="float" office:value="68.406799" calcext:value-type="float">
            <text:p>68.406799</text:p>
          </table:table-cell>
          <table:table-cell office:value-type="float" office:value="68.889198" calcext:value-type="float">
            <text:p>68.889198</text:p>
          </table:table-cell>
          <table:table-cell office:value-type="float" office:value="65.211098" calcext:value-type="float">
            <text:p>65.211098</text:p>
          </table:table-cell>
          <table:table-cell table:number-columns-repeated="2" office:value-type="float" office:value="66.085403" calcext:value-type="float">
            <text:p>66.085403</text:p>
          </table:table-cell>
          <table:table-cell office:value-type="float" office:value="34664505" calcext:value-type="float">
            <text:p>34664505</text:p>
          </table:table-cell>
          <table:table-cell/>
          <table:table-cell office:value-type="float" office:value="66.085403" calcext:value-type="float">
            <text:p>66.085403</text:p>
          </table:table-cell>
          <table:table-cell table:formula="of:=[.I180]/[.I181]" office:value-type="float" office:value="5.46160355371901" calcext:value-type="float">
            <text:p>5.46160355371901</text:p>
          </table:table-cell>
          <table:table-cell table:formula="of:=([.J180]-1)*100" office:value-type="float" office:value="446.160355371901" calcext:value-type="float">
            <text:p>446.160355371901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float" office:value="-3.22290296981085" calcext:value-type="float">
            <text:p>-3.22290296981085</text:p>
          </table:table-cell>
          <table:table-cell table:formula="of:=[.L180]/1000" office:value-type="float" office:value="0.861" calcext:value-type="float">
            <text:p>0.86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17" calcext:value-type="date">
            <text:p>2019-06-17</text:p>
          </table:table-cell>
          <table:table-cell table:number-columns-repeated="2" office:value-type="float" office:value="12.45" calcext:value-type="float">
            <text:p>12.4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34319913" calcext:value-type="float">
            <text:p>34319913</text:p>
          </table:table-cell>
          <table:table-cell/>
          <table:table-cell office:value-type="float" office:value="12.1" calcext:value-type="float">
            <text:p>12.1</text:p>
          </table:table-cell>
          <table:table-cell table:formula="of:=[.I181]/[.I182]" office:value-type="float" office:value="0.371273837467974" calcext:value-type="float">
            <text:p>0.371273837467974</text:p>
          </table:table-cell>
          <table:table-cell table:formula="of:=([.J181]-1)*100" office:value-type="float" office:value="-62.8726162532026" calcext:value-type="float">
            <text:p>-62.8726162532026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-3.2" calcext:value-type="float">
            <text:p>-3.2</text:p>
          </table:table-cell>
          <table:table-cell table:formula="of:=[.L181]/1000" office:value-type="float" office:value="0.298" calcext:value-type="float">
            <text:p>0.29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11" calcext:value-type="date">
            <text:p>2018-07-11</text:p>
          </table:table-cell>
          <table:table-cell table:number-columns-repeated="2" office:value-type="float" office:value="33.886902" calcext:value-type="float">
            <text:p>33.886902</text:p>
          </table:table-cell>
          <table:table-cell office:value-type="float" office:value="31.7463" calcext:value-type="float">
            <text:p>31.7463</text:p>
          </table:table-cell>
          <table:table-cell table:number-columns-repeated="2" office:value-type="float" office:value="32.5905" calcext:value-type="float">
            <text:p>32.5905</text:p>
          </table:table-cell>
          <table:table-cell office:value-type="float" office:value="28644810" calcext:value-type="float">
            <text:p>28644810</text:p>
          </table:table-cell>
          <table:table-cell/>
          <table:table-cell office:value-type="float" office:value="32.5905" calcext:value-type="float">
            <text:p>32.5905</text:p>
          </table:table-cell>
          <table:table-cell table:formula="of:=[.I182]/[.I183]" office:value-type="float" office:value="2.32789285714286" calcext:value-type="float">
            <text:p>2.32789285714286</text:p>
          </table:table-cell>
          <table:table-cell table:formula="of:=([.J182]-1)*100" office:value-type="float" office:value="132.789285714286" calcext:value-type="float">
            <text:p>132.789285714286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-3.13620769180631" calcext:value-type="float">
            <text:p>-3.13620769180631</text:p>
          </table:table-cell>
          <table:table-cell table:formula="of:=[.L182]/1000" office:value-type="float" office:value="0.523" calcext:value-type="float">
            <text:p>0.52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14" calcext:value-type="date">
            <text:p>2019-05-14</text:p>
          </table:table-cell>
          <table:table-cell office:value-type="float" office:value="14.45" calcext:value-type="float">
            <text:p>14.45</text:p>
          </table:table-cell>
          <table:table-cell office:value-type="float" office:value="14.55" calcext:value-type="float">
            <text:p>14.5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43253187" calcext:value-type="float">
            <text:p>24325318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183]/[.I184]" office:value-type="float" office:value="1.12" calcext:value-type="float">
            <text:p>1.12</text:p>
          </table:table-cell>
          <table:table-cell table:formula="of:=([.J183]-1)*100" office:value-type="float" office:value="12" calcext:value-type="float">
            <text:p>12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-3.11418685121106" calcext:value-type="float">
            <text:p>-3.11418685121106</text:p>
          </table:table-cell>
          <table:table-cell table:formula="of:=[.L183]/1000" office:value-type="float" office:value="0.321" calcext:value-type="float">
            <text:p>0.32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14" calcext:value-type="date">
            <text:p>2019-06-14</text:p>
          </table:table-cell>
          <table:table-cell office:value-type="float" office:value="12.85" calcext:value-type="float">
            <text:p>12.85</text:p>
          </table:table-cell>
          <table:table-cell office:value-type="float" office:value="12.9" calcext:value-type="float">
            <text:p>12.9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35801366" calcext:value-type="float">
            <text:p>35801366</text:p>
          </table:table-cell>
          <table:table-cell/>
          <table:table-cell office:value-type="float" office:value="12.5" calcext:value-type="float">
            <text:p>12.5</text:p>
          </table:table-cell>
          <table:table-cell table:formula="of:=[.I184]/[.I185]" office:value-type="float" office:value="1.14155251141553" calcext:value-type="float">
            <text:p>1.14155251141553</text:p>
          </table:table-cell>
          <table:table-cell table:formula="of:=([.J184]-1)*100" office:value-type="float" office:value="14.1552511415525" calcext:value-type="float">
            <text:p>14.155251141552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-3.10077519379846" calcext:value-type="float">
            <text:p>-3.10077519379846</text:p>
          </table:table-cell>
          <table:table-cell table:formula="of:=[.L184]/1000" office:value-type="float" office:value="0.299" calcext:value-type="float">
            <text:p>0.29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19" calcext:value-type="date">
            <text:p>2019-07-19</text:p>
          </table:table-cell>
          <table:table-cell office:value-type="float" office:value="11.45" calcext:value-type="float">
            <text:p>11.45</text:p>
          </table:table-cell>
          <table:table-cell office:value-type="float" office:value="11.55" calcext:value-type="float">
            <text:p>11.55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10.95" calcext:value-type="float">
            <text:p>10.95</text:p>
          </table:table-cell>
          <table:table-cell office:value-type="float" office:value="80656229" calcext:value-type="float">
            <text:p>80656229</text:p>
          </table:table-cell>
          <table:table-cell/>
          <table:table-cell office:value-type="float" office:value="10.95" calcext:value-type="float">
            <text:p>10.95</text:p>
          </table:table-cell>
          <table:table-cell table:formula="of:=[.I185]/[.I186]" office:value-type="float" office:value="2.30526315789474" calcext:value-type="float">
            <text:p>2.30526315789474</text:p>
          </table:table-cell>
          <table:table-cell table:formula="of:=([.J185]-1)*100" office:value-type="float" office:value="130.526315789474" calcext:value-type="float">
            <text:p>130.526315789474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-3.09734513274338" calcext:value-type="float">
            <text:p>-3.09734513274338</text:p>
          </table:table-cell>
          <table:table-cell table:formula="of:=[.L185]/1000" office:value-type="float" office:value="0.274" calcext:value-type="float">
            <text:p>0.27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.75" calcext:value-type="float">
            <text:p>4.75</text:p>
          </table:table-cell>
          <table:table-cell office:value-type="float" office:value="251907237" calcext:value-type="float">
            <text:p>251907237</text:p>
          </table:table-cell>
          <table:table-cell/>
          <table:table-cell office:value-type="float" office:value="4.75" calcext:value-type="float">
            <text:p>4.75</text:p>
          </table:table-cell>
          <table:table-cell table:formula="of:=[.I186]/[.I187]" office:value-type="float" office:value="0.170328429069863" calcext:value-type="float">
            <text:p>0.170328429069863</text:p>
          </table:table-cell>
          <table:table-cell table:formula="of:=([.J186]-1)*100" office:value-type="float" office:value="-82.9671570930137" calcext:value-type="float">
            <text:p>-82.967157093013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-3.06122448979592" calcext:value-type="float">
            <text:p>-3.06122448979592</text:p>
          </table:table-cell>
          <table:table-cell table:formula="of:=[.L186]/1000" office:value-type="float" office:value="0.076" calcext:value-type="float">
            <text:p>0.07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18" calcext:value-type="date">
            <text:p>2018-09-18</text:p>
          </table:table-cell>
          <table:table-cell office:value-type="float" office:value="29.153601" calcext:value-type="float">
            <text:p>29.153601</text:p>
          </table:table-cell>
          <table:table-cell office:value-type="float" office:value="29.2138" calcext:value-type="float">
            <text:p>29.2138</text:p>
          </table:table-cell>
          <table:table-cell office:value-type="float" office:value="27.766701" calcext:value-type="float">
            <text:p>27.766701</text:p>
          </table:table-cell>
          <table:table-cell table:number-columns-repeated="2" office:value-type="float" office:value="27.8873" calcext:value-type="float">
            <text:p>27.8873</text:p>
          </table:table-cell>
          <table:table-cell office:value-type="float" office:value="26272963" calcext:value-type="float">
            <text:p>26272963</text:p>
          </table:table-cell>
          <table:table-cell/>
          <table:table-cell office:value-type="float" office:value="27.8873" calcext:value-type="float">
            <text:p>27.8873</text:p>
          </table:table-cell>
          <table:table-cell table:formula="of:=[.I187]/[.I188]" office:value-type="float" office:value="0.965553178082002" calcext:value-type="float">
            <text:p>0.965553178082002</text:p>
          </table:table-cell>
          <table:table-cell table:formula="of:=([.J187]-1)*100" office:value-type="float" office:value="-3.4446821917998" calcext:value-type="float">
            <text:p>-3.4446821917998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-3.03981697819315" calcext:value-type="float">
            <text:p>-3.03981697819315</text:p>
          </table:table-cell>
          <table:table-cell table:formula="of:=[.L187]/1000" office:value-type="float" office:value="0.477" calcext:value-type="float">
            <text:p>0.47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05" calcext:value-type="date">
            <text:p>2018-09-05</text:p>
          </table:table-cell>
          <table:table-cell office:value-type="float" office:value="29.907301" calcext:value-type="float">
            <text:p>29.907301</text:p>
          </table:table-cell>
          <table:table-cell office:value-type="float" office:value="30.238899" calcext:value-type="float">
            <text:p>30.238899</text:p>
          </table:table-cell>
          <table:table-cell office:value-type="float" office:value="28.2491" calcext:value-type="float">
            <text:p>28.2491</text:p>
          </table:table-cell>
          <table:table-cell table:number-columns-repeated="2" office:value-type="float" office:value="28.8822" calcext:value-type="float">
            <text:p>28.8822</text:p>
          </table:table-cell>
          <table:table-cell office:value-type="float" office:value="52176755" calcext:value-type="float">
            <text:p>52176755</text:p>
          </table:table-cell>
          <table:table-cell/>
          <table:table-cell office:value-type="float" office:value="28.8822" calcext:value-type="float">
            <text:p>28.8822</text:p>
          </table:table-cell>
          <table:table-cell table:formula="of:=[.I188]/[.I189]" office:value-type="float" office:value="0.966700248685448" calcext:value-type="float">
            <text:p>0.966700248685448</text:p>
          </table:table-cell>
          <table:table-cell table:formula="of:=([.J188]-1)*100" office:value-type="float" office:value="-3.32997513145519" calcext:value-type="float">
            <text:p>-3.32997513145519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-3.03658690075056" calcext:value-type="float">
            <text:p>-3.03658690075056</text:p>
          </table:table-cell>
          <table:table-cell table:formula="of:=[.L188]/1000" office:value-type="float" office:value="0.485" calcext:value-type="float">
            <text:p>0.48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29" calcext:value-type="date">
            <text:p>2018-08-29</text:p>
          </table:table-cell>
          <table:table-cell table:number-columns-repeated="2" office:value-type="float" office:value="30.992599" calcext:value-type="float">
            <text:p>30.992599</text:p>
          </table:table-cell>
          <table:table-cell office:value-type="float" office:value="29.7565" calcext:value-type="float">
            <text:p>29.7565</text:p>
          </table:table-cell>
          <table:table-cell table:number-columns-repeated="2" office:value-type="float" office:value="29.8771" calcext:value-type="float">
            <text:p>29.8771</text:p>
          </table:table-cell>
          <table:table-cell office:value-type="float" office:value="49828437" calcext:value-type="float">
            <text:p>49828437</text:p>
          </table:table-cell>
          <table:table-cell/>
          <table:table-cell office:value-type="float" office:value="29.8771" calcext:value-type="float">
            <text:p>29.8771</text:p>
          </table:table-cell>
          <table:table-cell table:formula="of:=[.I189]/[.I190]" office:value-type="float" office:value="3.7346375" calcext:value-type="float">
            <text:p>3.7346375</text:p>
          </table:table-cell>
          <table:table-cell table:formula="of:=([.J189]-1)*100" office:value-type="float" office:value="273.46375" calcext:value-type="float">
            <text:p>273.4637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-3.03326648535244" calcext:value-type="float">
            <text:p>-3.03326648535244</text:p>
          </table:table-cell>
          <table:table-cell table:formula="of:=[.L189]/1000" office:value-type="float" office:value="0.49" calcext:value-type="float">
            <text:p>0.4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float" office:value="8.25" calcext:value-type="float">
            <text:p>8.25</text:p>
          </table:table-cell>
          <table:table-cell office:value-type="float" office:value="8.5" calcext:value-type="float">
            <text:p>8.5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93048882" calcext:value-type="float">
            <text:p>29304888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190]/[.I191]" office:value-type="float" office:value="0.178569044993551" calcext:value-type="float">
            <text:p>0.178569044993551</text:p>
          </table:table-cell>
          <table:table-cell table:formula="of:=([.J190]-1)*100" office:value-type="float" office:value="-82.1430955006449" calcext:value-type="float">
            <text:p>-82.143095500644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-3.03030303030303" calcext:value-type="float">
            <text:p>-3.03030303030303</text:p>
          </table:table-cell>
          <table:table-cell table:formula="of:=[.L190]/1000" office:value-type="float" office:value="0.022" calcext:value-type="float">
            <text:p>0.02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02" calcext:value-type="date">
            <text:p>2016-11-02</text:p>
          </table:table-cell>
          <table:table-cell office:value-type="float" office:value="45.8256" calcext:value-type="float">
            <text:p>45.8256</text:p>
          </table:table-cell>
          <table:table-cell office:value-type="float" office:value="45.946201" calcext:value-type="float">
            <text:p>45.946201</text:p>
          </table:table-cell>
          <table:table-cell office:value-type="float" office:value="44.649899" calcext:value-type="float">
            <text:p>44.649899</text:p>
          </table:table-cell>
          <table:table-cell table:number-columns-repeated="2" office:value-type="float" office:value="44.800598" calcext:value-type="float">
            <text:p>44.800598</text:p>
          </table:table-cell>
          <table:table-cell office:value-type="float" office:value="9860713" calcext:value-type="float">
            <text:p>9860713</text:p>
          </table:table-cell>
          <table:table-cell/>
          <table:table-cell office:value-type="float" office:value="44.800598" calcext:value-type="float">
            <text:p>44.800598</text:p>
          </table:table-cell>
          <table:table-cell table:formula="of:=[.I191]/[.I192]" office:value-type="float" office:value="9.23723670103093" calcext:value-type="float">
            <text:p>9.23723670103093</text:p>
          </table:table-cell>
          <table:table-cell table:formula="of:=([.J191]-1)*100" office:value-type="float" office:value="823.723670103093" calcext:value-type="float">
            <text:p>823.723670103093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-3.0025569094048" calcext:value-type="float">
            <text:p>-3.0025569094048</text:p>
          </table:table-cell>
          <table:table-cell table:formula="of:=[.L191]/1000" office:value-type="float" office:value="0.944" calcext:value-type="float">
            <text:p>0.94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29" calcext:value-type="date">
            <text:p>2019-08-29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4.85" calcext:value-type="float">
            <text:p>4.85</text:p>
          </table:table-cell>
          <table:table-cell office:value-type="float" office:value="163803711" calcext:value-type="float">
            <text:p>163803711</text:p>
          </table:table-cell>
          <table:table-cell/>
          <table:table-cell office:value-type="float" office:value="4.85" calcext:value-type="float">
            <text:p>4.85</text:p>
          </table:table-cell>
          <table:table-cell table:formula="of:=[.I192]/[.I193]" office:value-type="float" office:value="1.49230769230769" calcext:value-type="float">
            <text:p>1.49230769230769</text:p>
          </table:table-cell>
          <table:table-cell table:formula="of:=([.J192]-1)*100" office:value-type="float" office:value="49.2307692307692" calcext:value-type="float">
            <text:p>49.2307692307692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-3" calcext:value-type="float">
            <text:p>-3</text:p>
          </table:table-cell>
          <table:table-cell table:formula="of:=[.L192]/1000" office:value-type="float" office:value="0.247" calcext:value-type="float">
            <text:p>0.247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26" calcext:value-type="date">
            <text:p>2020-03-26</text:p>
          </table:table-cell>
          <table:table-cell table:number-columns-repeated="2" office:value-type="float" office:value="3.4" calcext:value-type="float">
            <text:p>3.4</text:p>
          </table:table-cell>
          <table:table-cell table:number-columns-repeated="3" office:value-type="float" office:value="3.25" calcext:value-type="float">
            <text:p>3.25</text:p>
          </table:table-cell>
          <table:table-cell office:value-type="float" office:value="143520346" calcext:value-type="float">
            <text:p>143520346</text:p>
          </table:table-cell>
          <table:table-cell/>
          <table:table-cell office:value-type="float" office:value="3.25" calcext:value-type="float">
            <text:p>3.25</text:p>
          </table:table-cell>
          <table:table-cell table:formula="of:=[.I193]/[.I194]" office:value-type="float" office:value="0.488721804511278" calcext:value-type="float">
            <text:p>0.488721804511278</text:p>
          </table:table-cell>
          <table:table-cell table:formula="of:=([.J193]-1)*100" office:value-type="float" office:value="-51.1278195488722" calcext:value-type="float">
            <text:p>-51.127819548872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-2.98507462686567" calcext:value-type="float">
            <text:p>-2.98507462686567</text:p>
          </table:table-cell>
          <table:table-cell table:formula="of:=[.L193]/1000" office:value-type="float" office:value="0.106" calcext:value-type="float">
            <text:p>0.10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01" calcext:value-type="date">
            <text:p>2019-08-01</text:p>
          </table:table-cell>
          <table:table-cell office:value-type="float" office:value="6.9" calcext:value-type="float">
            <text:p>6.9</text:p>
          </table:table-cell>
          <table:table-cell office:value-type="float" office:value="6.95" calcext:value-type="float">
            <text:p>6.95</text:p>
          </table:table-cell>
          <table:table-cell office:value-type="float" office:value="6.45" calcext:value-type="float">
            <text:p>6.45</text:p>
          </table:table-cell>
          <table:table-cell table:number-columns-repeated="2" office:value-type="float" office:value="6.65" calcext:value-type="float">
            <text:p>6.65</text:p>
          </table:table-cell>
          <table:table-cell office:value-type="float" office:value="115818792" calcext:value-type="float">
            <text:p>115818792</text:p>
          </table:table-cell>
          <table:table-cell/>
          <table:table-cell office:value-type="float" office:value="6.65" calcext:value-type="float">
            <text:p>6.65</text:p>
          </table:table-cell>
          <table:table-cell table:formula="of:=[.I194]/[.I195]" office:value-type="float" office:value="0.129750023993999" calcext:value-type="float">
            <text:p>0.129750023993999</text:p>
          </table:table-cell>
          <table:table-cell table:formula="of:=([.J194]-1)*100" office:value-type="float" office:value="-87.0249976006001" calcext:value-type="float">
            <text:p>-87.0249976006001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-2.91970802919707" calcext:value-type="float">
            <text:p>-2.91970802919707</text:p>
          </table:table-cell>
          <table:table-cell table:formula="of:=[.L194]/1000" office:value-type="float" office:value="0.265" calcext:value-type="float">
            <text:p>0.26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06" calcext:value-type="date">
            <text:p>2018-02-06</text:p>
          </table:table-cell>
          <table:table-cell office:value-type="float" office:value="50.528801" calcext:value-type="float">
            <text:p>50.528801</text:p>
          </table:table-cell>
          <table:table-cell office:value-type="float" office:value="51.825199" calcext:value-type="float">
            <text:p>51.825199</text:p>
          </table:table-cell>
          <table:table-cell office:value-type="float" office:value="48.237499" calcext:value-type="float">
            <text:p>48.237499</text:p>
          </table:table-cell>
          <table:table-cell table:number-columns-repeated="2" office:value-type="float" office:value="51.252399" calcext:value-type="float">
            <text:p>51.252399</text:p>
          </table:table-cell>
          <table:table-cell office:value-type="float" office:value="35684219" calcext:value-type="float">
            <text:p>35684219</text:p>
          </table:table-cell>
          <table:table-cell/>
          <table:table-cell office:value-type="float" office:value="51.252399" calcext:value-type="float">
            <text:p>51.252399</text:p>
          </table:table-cell>
          <table:table-cell table:formula="of:=[.I195]/[.I196]" office:value-type="float" office:value="1.5412540258678" calcext:value-type="float">
            <text:p>1.5412540258678</text:p>
          </table:table-cell>
          <table:table-cell table:formula="of:=([.J195]-1)*100" office:value-type="float" office:value="54.1254025867798" calcext:value-type="float">
            <text:p>54.1254025867798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-2.91249451457591" calcext:value-type="float">
            <text:p>-2.91249451457591</text:p>
          </table:table-cell>
          <table:table-cell table:formula="of:=[.L195]/1000" office:value-type="float" office:value="0.629" calcext:value-type="float">
            <text:p>0.62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04" calcext:value-type="date">
            <text:p>2018-07-04</text:p>
          </table:table-cell>
          <table:table-cell office:value-type="float" office:value="34.2486" calcext:value-type="float">
            <text:p>34.2486</text:p>
          </table:table-cell>
          <table:table-cell office:value-type="float" office:value="34.429501" calcext:value-type="float">
            <text:p>34.429501</text:p>
          </table:table-cell>
          <table:table-cell office:value-type="float" office:value="33.193401" calcext:value-type="float">
            <text:p>33.193401</text:p>
          </table:table-cell>
          <table:table-cell table:number-columns-repeated="2" office:value-type="float" office:value="33.2537" calcext:value-type="float">
            <text:p>33.2537</text:p>
          </table:table-cell>
          <table:table-cell office:value-type="float" office:value="16894066" calcext:value-type="float">
            <text:p>16894066</text:p>
          </table:table-cell>
          <table:table-cell/>
          <table:table-cell office:value-type="float" office:value="33.2537" calcext:value-type="float">
            <text:p>33.2537</text:p>
          </table:table-cell>
          <table:table-cell table:formula="of:=[.I196]/[.I197]" office:value-type="float" office:value="0.514218659238908" calcext:value-type="float">
            <text:p>0.514218659238908</text:p>
          </table:table-cell>
          <table:table-cell table:formula="of:=([.J196]-1)*100" office:value-type="float" office:value="-48.5781340761093" calcext:value-type="float">
            <text:p>-48.5781340761093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-2.9049362601683" calcext:value-type="float">
            <text:p>-2.9049362601683</text:p>
          </table:table-cell>
          <table:table-cell table:formula="of:=[.L196]/1000" office:value-type="float" office:value="0.528" calcext:value-type="float">
            <text:p>0.52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13" calcext:value-type="date">
            <text:p>2017-02-13</text:p>
          </table:table-cell>
          <table:table-cell office:value-type="float" office:value="63.311699" calcext:value-type="float">
            <text:p>63.311699</text:p>
          </table:table-cell>
          <table:table-cell office:value-type="float" office:value="65.723602" calcext:value-type="float">
            <text:p>65.723602</text:p>
          </table:table-cell>
          <table:table-cell office:value-type="float" office:value="62.889702" calcext:value-type="float">
            <text:p>62.889702</text:p>
          </table:table-cell>
          <table:table-cell table:number-columns-repeated="2" office:value-type="float" office:value="64.668404" calcext:value-type="float">
            <text:p>64.668404</text:p>
          </table:table-cell>
          <table:table-cell office:value-type="float" office:value="31791555" calcext:value-type="float">
            <text:p>31791555</text:p>
          </table:table-cell>
          <table:table-cell/>
          <table:table-cell office:value-type="float" office:value="64.668404" calcext:value-type="float">
            <text:p>64.668404</text:p>
          </table:table-cell>
          <table:table-cell table:formula="of:=[.I197]/[.I198]" office:value-type="float" office:value="4.80805977695167" calcext:value-type="float">
            <text:p>4.80805977695167</text:p>
          </table:table-cell>
          <table:table-cell table:formula="of:=([.J197]-1)*100" office:value-type="float" office:value="380.805977695167" calcext:value-type="float">
            <text:p>380.805977695167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-2.89723249531892" calcext:value-type="float">
            <text:p>-2.89723249531892</text:p>
          </table:table-cell>
          <table:table-cell table:formula="of:=[.L197]/1000" office:value-type="float" office:value="0.873" calcext:value-type="float">
            <text:p>0.87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06" calcext:value-type="date">
            <text:p>2019-06-06</text:p>
          </table:table-cell>
          <table:table-cell office:value-type="float" office:value="13.9" calcext:value-type="float">
            <text:p>13.9</text:p>
          </table:table-cell>
          <table:table-cell office:value-type="float" office:value="14" calcext:value-type="float">
            <text:p>14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13.45" calcext:value-type="float">
            <text:p>13.45</text:p>
          </table:table-cell>
          <table:table-cell office:value-type="float" office:value="69427339" calcext:value-type="float">
            <text:p>69427339</text:p>
          </table:table-cell>
          <table:table-cell/>
          <table:table-cell office:value-type="float" office:value="13.45" calcext:value-type="float">
            <text:p>13.45</text:p>
          </table:table-cell>
          <table:table-cell table:formula="of:=[.I198]/[.I199]" office:value-type="float" office:value="1.13502109704641" calcext:value-type="float">
            <text:p>1.13502109704641</text:p>
          </table:table-cell>
          <table:table-cell table:formula="of:=([.J198]-1)*100" office:value-type="float" office:value="13.5021097046413" calcext:value-type="float">
            <text:p>13.5021097046413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-2.88808664259929" calcext:value-type="float">
            <text:p>-2.88808664259929</text:p>
          </table:table-cell>
          <table:table-cell table:formula="of:=[.L198]/1000" office:value-type="float" office:value="0.305" calcext:value-type="float">
            <text:p>0.30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17" calcext:value-type="date">
            <text:p>2019-05-17</text:p>
          </table:table-cell>
          <table:table-cell office:value-type="float" office:value="12.4" calcext:value-type="float">
            <text:p>12.4</text:p>
          </table:table-cell>
          <table:table-cell office:value-type="float" office:value="12.45" calcext:value-type="float">
            <text:p>12.45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1.85" calcext:value-type="float">
            <text:p>11.85</text:p>
          </table:table-cell>
          <table:table-cell office:value-type="float" office:value="180983160" calcext:value-type="float">
            <text:p>180983160</text:p>
          </table:table-cell>
          <table:table-cell/>
          <table:table-cell office:value-type="float" office:value="11.85" calcext:value-type="float">
            <text:p>11.85</text:p>
          </table:table-cell>
          <table:table-cell table:formula="of:=[.I199]/[.I200]" office:value-type="float" office:value="2.32352941176471" calcext:value-type="float">
            <text:p>2.32352941176471</text:p>
          </table:table-cell>
          <table:table-cell table:formula="of:=([.J199]-1)*100" office:value-type="float" office:value="132.352941176471" calcext:value-type="float">
            <text:p>132.352941176471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-2.86885245901639" calcext:value-type="float">
            <text:p>-2.86885245901639</text:p>
          </table:table-cell>
          <table:table-cell table:formula="of:=[.L199]/1000" office:value-type="float" office:value="0.318" calcext:value-type="float">
            <text:p>0.31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17" calcext:value-type="date">
            <text:p>2019-09-17</text:p>
          </table:table-cell>
          <table:table-cell office:value-type="float" office:value="5.25" calcext:value-type="float">
            <text:p>5.25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112812385" calcext:value-type="float">
            <text:p>112812385</text:p>
          </table:table-cell>
          <table:table-cell/>
          <table:table-cell office:value-type="float" office:value="5.1" calcext:value-type="float">
            <text:p>5.1</text:p>
          </table:table-cell>
          <table:table-cell table:formula="of:=[.I200]/[.I201]" office:value-type="float" office:value="0.425" calcext:value-type="float">
            <text:p>0.425</text:p>
          </table:table-cell>
          <table:table-cell table:formula="of:=([.J200]-1)*100" office:value-type="float" office:value="-57.5" calcext:value-type="float">
            <text:p>-57.5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-2.85714285714287" calcext:value-type="float">
            <text:p>-2.85714285714287</text:p>
          </table:table-cell>
          <table:table-cell table:formula="of:=[.L200]/1000" office:value-type="float" office:value="0.236" calcext:value-type="float">
            <text:p>0.23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05" calcext:value-type="date">
            <text:p>2019-07-05</text:p>
          </table:table-cell>
          <table:table-cell office:value-type="float" office:value="12.3" calcext:value-type="float">
            <text:p>12.3</text:p>
          </table:table-cell>
          <table:table-cell office:value-type="float" office:value="12.55" calcext:value-type="float">
            <text:p>12.55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9585610" calcext:value-type="float">
            <text:p>5958561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201]/[.I202]" office:value-type="float" office:value="0.427530102661735" calcext:value-type="float">
            <text:p>0.427530102661735</text:p>
          </table:table-cell>
          <table:table-cell table:formula="of:=([.J201]-1)*100" office:value-type="float" office:value="-57.2469897338265" calcext:value-type="float">
            <text:p>-57.2469897338265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-2.83400809716599" calcext:value-type="float">
            <text:p>-2.83400809716599</text:p>
          </table:table-cell>
          <table:table-cell table:formula="of:=[.L201]/1000" office:value-type="float" office:value="0.284" calcext:value-type="float">
            <text:p>0.28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06" calcext:value-type="date">
            <text:p>2018-09-06</text:p>
          </table:table-cell>
          <table:table-cell office:value-type="float" office:value="28.8822" calcext:value-type="float">
            <text:p>28.8822</text:p>
          </table:table-cell>
          <table:table-cell office:value-type="float" office:value="29.033001" calcext:value-type="float">
            <text:p>29.033001</text:p>
          </table:table-cell>
          <table:table-cell office:value-type="float" office:value="27.947599" calcext:value-type="float">
            <text:p>27.947599</text:p>
          </table:table-cell>
          <table:table-cell table:number-columns-repeated="2" office:value-type="float" office:value="28.068199" calcext:value-type="float">
            <text:p>28.068199</text:p>
          </table:table-cell>
          <table:table-cell office:value-type="float" office:value="50456385" calcext:value-type="float">
            <text:p>50456385</text:p>
          </table:table-cell>
          <table:table-cell/>
          <table:table-cell office:value-type="float" office:value="28.068199" calcext:value-type="float">
            <text:p>28.068199</text:p>
          </table:table-cell>
          <table:table-cell table:formula="of:=[.I202]/[.I203]" office:value-type="float" office:value="5.34632361904762" calcext:value-type="float">
            <text:p>5.34632361904762</text:p>
          </table:table-cell>
          <table:table-cell table:formula="of:=([.J202]-1)*100" office:value-type="float" office:value="434.632361904762" calcext:value-type="float">
            <text:p>434.632361904762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-2.81834832526608" calcext:value-type="float">
            <text:p>-2.81834832526608</text:p>
          </table:table-cell>
          <table:table-cell table:formula="of:=[.L202]/1000" office:value-type="float" office:value="0.484" calcext:value-type="float">
            <text:p>0.48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16" calcext:value-type="date">
            <text:p>2019-09-16</text:p>
          </table:table-cell>
          <table:table-cell office:value-type="float" office:value="5.3" calcext:value-type="float">
            <text:p>5.3</text:p>
          </table:table-cell>
          <table:table-cell office:value-type="float" office:value="5.5" calcext:value-type="float">
            <text:p>5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63595939" calcext:value-type="float">
            <text:p>63595939</text:p>
          </table:table-cell>
          <table:table-cell/>
          <table:table-cell office:value-type="float" office:value="5.25" calcext:value-type="float">
            <text:p>5.25</text:p>
          </table:table-cell>
          <table:table-cell table:formula="of:=[.I203]/[.I204]" office:value-type="float" office:value="0.224695056708752" calcext:value-type="float">
            <text:p>0.224695056708752</text:p>
          </table:table-cell>
          <table:table-cell table:formula="of:=([.J203]-1)*100" office:value-type="float" office:value="-77.5304943291247" calcext:value-type="float">
            <text:p>-77.5304943291247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-2.77777777777778" calcext:value-type="float">
            <text:p>-2.77777777777778</text:p>
          </table:table-cell>
          <table:table-cell table:formula="of:=[.L203]/1000" office:value-type="float" office:value="0.237" calcext:value-type="float">
            <text:p>0.23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27" calcext:value-type="date">
            <text:p>2018-11-27</text:p>
          </table:table-cell>
          <table:table-cell office:value-type="float" office:value="23.998199" calcext:value-type="float">
            <text:p>23.998199</text:p>
          </table:table-cell>
          <table:table-cell office:value-type="float" office:value="24.480499" calcext:value-type="float">
            <text:p>24.480499</text:p>
          </table:table-cell>
          <table:table-cell office:value-type="float" office:value="23.0334" calcext:value-type="float">
            <text:p>23.0334</text:p>
          </table:table-cell>
          <table:table-cell table:number-columns-repeated="2" office:value-type="float" office:value="23.365" calcext:value-type="float">
            <text:p>23.365</text:p>
          </table:table-cell>
          <table:table-cell office:value-type="float" office:value="48774411" calcext:value-type="float">
            <text:p>48774411</text:p>
          </table:table-cell>
          <table:table-cell/>
          <table:table-cell office:value-type="float" office:value="23.365" calcext:value-type="float">
            <text:p>23.365</text:p>
          </table:table-cell>
          <table:table-cell table:formula="of:=[.I204]/[.I205]" office:value-type="float" office:value="1.28951609342576" calcext:value-type="float">
            <text:p>1.28951609342576</text:p>
          </table:table-cell>
          <table:table-cell table:formula="of:=([.J204]-1)*100" office:value-type="float" office:value="28.9516093425758" calcext:value-type="float">
            <text:p>28.9516093425758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-2.7604908695368" calcext:value-type="float">
            <text:p>-2.7604908695368</text:p>
          </table:table-cell>
          <table:table-cell table:formula="of:=[.L204]/1000" office:value-type="float" office:value="0.432" calcext:value-type="float">
            <text:p>0.43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04" calcext:value-type="date">
            <text:p>2019-02-04</text:p>
          </table:table-cell>
          <table:table-cell office:value-type="float" office:value="18.6619" calcext:value-type="float">
            <text:p>18.6619</text:p>
          </table:table-cell>
          <table:table-cell office:value-type="float" office:value="18.691999" calcext:value-type="float">
            <text:p>18.691999</text:p>
          </table:table-cell>
          <table:table-cell office:value-type="float" office:value="17.727301" calcext:value-type="float">
            <text:p>17.727301</text:p>
          </table:table-cell>
          <table:table-cell table:number-columns-repeated="2" office:value-type="float" office:value="18.1192" calcext:value-type="float">
            <text:p>18.1192</text:p>
          </table:table-cell>
          <table:table-cell office:value-type="float" office:value="30177019" calcext:value-type="float">
            <text:p>30177019</text:p>
          </table:table-cell>
          <table:table-cell/>
          <table:table-cell office:value-type="float" office:value="18.1192" calcext:value-type="float">
            <text:p>18.1192</text:p>
          </table:table-cell>
          <table:table-cell table:formula="of:=[.I205]/[.I206]" office:value-type="float" office:value="0.395134303727461" calcext:value-type="float">
            <text:p>0.395134303727461</text:p>
          </table:table-cell>
          <table:table-cell table:formula="of:=([.J205]-1)*100" office:value-type="float" office:value="-60.4865696272539" calcext:value-type="float">
            <text:p>-60.486569627253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-2.75069356254698" calcext:value-type="float">
            <text:p>-2.75069356254698</text:p>
          </table:table-cell>
          <table:table-cell table:formula="of:=[.L205]/1000" office:value-type="float" office:value="0.384" calcext:value-type="float">
            <text:p>0.38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25" calcext:value-type="date">
            <text:p>2017-09-25</text:p>
          </table:table-cell>
          <table:table-cell table:number-columns-repeated="2" office:value-type="float" office:value="47.604401" calcext:value-type="float">
            <text:p>47.604401</text:p>
          </table:table-cell>
          <table:table-cell office:value-type="float" office:value="45.2528" calcext:value-type="float">
            <text:p>45.2528</text:p>
          </table:table-cell>
          <table:table-cell table:number-columns-repeated="2" office:value-type="float" office:value="45.855801" calcext:value-type="float">
            <text:p>45.855801</text:p>
          </table:table-cell>
          <table:table-cell office:value-type="float" office:value="14637912" calcext:value-type="float">
            <text:p>14637912</text:p>
          </table:table-cell>
          <table:table-cell/>
          <table:table-cell office:value-type="float" office:value="45.855801" calcext:value-type="float">
            <text:p>45.855801</text:p>
          </table:table-cell>
          <table:table-cell table:formula="of:=[.I206]/[.I207]" office:value-type="float" office:value="1.13085420455124" calcext:value-type="float">
            <text:p>1.13085420455124</text:p>
          </table:table-cell>
          <table:table-cell table:formula="of:=([.J206]-1)*100" office:value-type="float" office:value="13.0854204551244" calcext:value-type="float">
            <text:p>13.0854204551244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float" office:value="-2.74939033066094" calcext:value-type="float">
            <text:p>-2.74939033066094</text:p>
          </table:table-cell>
          <table:table-cell table:formula="of:=[.L206]/1000" office:value-type="float" office:value="0.721" calcext:value-type="float">
            <text:p>0.72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02" calcext:value-type="date">
            <text:p>2018-05-02</text:p>
          </table:table-cell>
          <table:table-cell table:number-columns-repeated="2" office:value-type="float" office:value="41.8461" calcext:value-type="float">
            <text:p>41.8461</text:p>
          </table:table-cell>
          <table:table-cell office:value-type="float" office:value="40.097401" calcext:value-type="float">
            <text:p>40.097401</text:p>
          </table:table-cell>
          <table:table-cell table:number-columns-repeated="2" office:value-type="float" office:value="40.549702" calcext:value-type="float">
            <text:p>40.549702</text:p>
          </table:table-cell>
          <table:table-cell office:value-type="float" office:value="20988277" calcext:value-type="float">
            <text:p>20988277</text:p>
          </table:table-cell>
          <table:table-cell/>
          <table:table-cell office:value-type="float" office:value="40.549702" calcext:value-type="float">
            <text:p>40.549702</text:p>
          </table:table-cell>
          <table:table-cell table:formula="of:=[.I207]/[.I208]" office:value-type="float" office:value="0.703084613517356" calcext:value-type="float">
            <text:p>0.703084613517356</text:p>
          </table:table-cell>
          <table:table-cell table:formula="of:=([.J207]-1)*100" office:value-type="float" office:value="-29.6915386482644" calcext:value-type="float">
            <text:p>-29.691538648264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-2.74754941809869" calcext:value-type="float">
            <text:p>-2.74754941809869</text:p>
          </table:table-cell>
          <table:table-cell table:formula="of:=[.L207]/1000" office:value-type="float" office:value="0.573" calcext:value-type="float">
            <text:p>0.57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25" calcext:value-type="date">
            <text:p>2016-08-25</text:p>
          </table:table-cell>
          <table:table-cell office:value-type="float" office:value="59.121101" calcext:value-type="float">
            <text:p>59.121101</text:p>
          </table:table-cell>
          <table:table-cell office:value-type="float" office:value="59.4226" calcext:value-type="float">
            <text:p>59.4226</text:p>
          </table:table-cell>
          <table:table-cell office:value-type="float" office:value="57.402599" calcext:value-type="float">
            <text:p>57.402599</text:p>
          </table:table-cell>
          <table:table-cell office:value-type="float" office:value="57.674" calcext:value-type="float">
            <text:p>57.674</text:p>
          </table:table-cell>
          <table:table-cell office:value-type="float" office:value="56.994427" calcext:value-type="float">
            <text:p>56.994427</text:p>
          </table:table-cell>
          <table:table-cell office:value-type="float" office:value="15740359" calcext:value-type="float">
            <text:p>15740359</text:p>
          </table:table-cell>
          <table:table-cell/>
          <table:table-cell office:value-type="float" office:value="57.674" calcext:value-type="float">
            <text:p>57.674</text:p>
          </table:table-cell>
          <table:table-cell table:formula="of:=[.I208]/[.I209]" office:value-type="float" office:value="0.961307049562251" calcext:value-type="float">
            <text:p>0.961307049562251</text:p>
          </table:table-cell>
          <table:table-cell table:formula="of:=([.J208]-1)*100" office:value-type="float" office:value="-3.86929504377493" calcext:value-type="float">
            <text:p>-3.86929504377493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-2.74526669404966" calcext:value-type="float">
            <text:p>-2.74526669404966</text:p>
          </table:table-cell>
          <table:table-cell table:formula="of:=[.L208]/1000" office:value-type="float" office:value="0.988" calcext:value-type="float">
            <text:p>0.98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22" calcext:value-type="date">
            <text:p>2018-01-22</text:p>
          </table:table-cell>
          <table:table-cell table:number-columns-repeated="2" office:value-type="float" office:value="61.623402" calcext:value-type="float">
            <text:p>61.623402</text:p>
          </table:table-cell>
          <table:table-cell office:value-type="float" office:value="59.7542" calcext:value-type="float">
            <text:p>59.7542</text:p>
          </table:table-cell>
          <table:table-cell table:number-columns-repeated="2" office:value-type="float" office:value="59.995399" calcext:value-type="float">
            <text:p>59.995399</text:p>
          </table:table-cell>
          <table:table-cell office:value-type="float" office:value="12482155" calcext:value-type="float">
            <text:p>12482155</text:p>
          </table:table-cell>
          <table:table-cell/>
          <table:table-cell office:value-type="float" office:value="59.995399" calcext:value-type="float">
            <text:p>59.995399</text:p>
          </table:table-cell>
          <table:table-cell table:formula="of:=[.I209]/[.I210]" office:value-type="float" office:value="3.09006154844558" calcext:value-type="float">
            <text:p>3.09006154844558</text:p>
          </table:table-cell>
          <table:table-cell table:formula="of:=([.J209]-1)*100" office:value-type="float" office:value="209.006154844558" calcext:value-type="float">
            <text:p>209.006154844558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-2.73703097030445" calcext:value-type="float">
            <text:p>-2.73703097030445</text:p>
          </table:table-cell>
          <table:table-cell table:formula="of:=[.L209]/1000" office:value-type="float" office:value="0.639" calcext:value-type="float">
            <text:p>0.63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22" calcext:value-type="date">
            <text:p>2019-03-22</text:p>
          </table:table-cell>
          <table:table-cell office:value-type="float" office:value="19.9583" calcext:value-type="float">
            <text:p>19.9583</text:p>
          </table:table-cell>
          <table:table-cell office:value-type="float" office:value="20.078899" calcext:value-type="float">
            <text:p>20.078899</text:p>
          </table:table-cell>
          <table:table-cell office:value-type="float" office:value="19.234699" calcext:value-type="float">
            <text:p>19.234699</text:p>
          </table:table-cell>
          <table:table-cell table:number-columns-repeated="2" office:value-type="float" office:value="19.4156" calcext:value-type="float">
            <text:p>19.4156</text:p>
          </table:table-cell>
          <table:table-cell office:value-type="float" office:value="79960239" calcext:value-type="float">
            <text:p>79960239</text:p>
          </table:table-cell>
          <table:table-cell/>
          <table:table-cell office:value-type="float" office:value="19.4156" calcext:value-type="float">
            <text:p>19.4156</text:p>
          </table:table-cell>
          <table:table-cell table:formula="of:=[.I210]/[.I211]" office:value-type="float" office:value="3.59548148148148" calcext:value-type="float">
            <text:p>3.59548148148148</text:p>
          </table:table-cell>
          <table:table-cell table:formula="of:=([.J210]-1)*100" office:value-type="float" office:value="259.548148148148" calcext:value-type="float">
            <text:p>259.548148148148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-2.71916946834149" calcext:value-type="float">
            <text:p>-2.71916946834149</text:p>
          </table:table-cell>
          <table:table-cell table:formula="of:=[.L210]/1000" office:value-type="float" office:value="0.353" calcext:value-type="float">
            <text:p>0.35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13" calcext:value-type="date">
            <text:p>2019-09-13</text:p>
          </table:table-cell>
          <table:table-cell office:value-type="float" office:value="5.55" calcext:value-type="float">
            <text:p>5.55</text:p>
          </table:table-cell>
          <table:table-cell office:value-type="float" office:value="5.6" calcext:value-type="float">
            <text:p>5.6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73375292" calcext:value-type="float">
            <text:p>73375292</text:p>
          </table:table-cell>
          <table:table-cell/>
          <table:table-cell office:value-type="float" office:value="5.4" calcext:value-type="float">
            <text:p>5.4</text:p>
          </table:table-cell>
          <table:table-cell table:formula="of:=[.I211]/[.I212]" office:value-type="float" office:value="0.176989984431764" calcext:value-type="float">
            <text:p>0.176989984431764</text:p>
          </table:table-cell>
          <table:table-cell table:formula="of:=([.J211]-1)*100" office:value-type="float" office:value="-82.3010015568236" calcext:value-type="float">
            <text:p>-82.3010015568236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-2.7027027027027" calcext:value-type="float">
            <text:p>-2.7027027027027</text:p>
          </table:table-cell>
          <table:table-cell table:formula="of:=[.L211]/1000" office:value-type="float" office:value="0.238" calcext:value-type="float">
            <text:p>0.23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16" calcext:value-type="date">
            <text:p>2018-08-16</text:p>
          </table:table-cell>
          <table:table-cell office:value-type="float" office:value="31.3242" calcext:value-type="float">
            <text:p>31.3242</text:p>
          </table:table-cell>
          <table:table-cell office:value-type="float" office:value="31.565399" calcext:value-type="float">
            <text:p>31.565399</text:p>
          </table:table-cell>
          <table:table-cell office:value-type="float" office:value="30.4198" calcext:value-type="float">
            <text:p>30.4198</text:p>
          </table:table-cell>
          <table:table-cell table:number-columns-repeated="2" office:value-type="float" office:value="30.510201" calcext:value-type="float">
            <text:p>30.510201</text:p>
          </table:table-cell>
          <table:table-cell office:value-type="float" office:value="14081804" calcext:value-type="float">
            <text:p>14081804</text:p>
          </table:table-cell>
          <table:table-cell/>
          <table:table-cell office:value-type="float" office:value="30.510201" calcext:value-type="float">
            <text:p>30.510201</text:p>
          </table:table-cell>
          <table:table-cell table:formula="of:=[.I212]/[.I213]" office:value-type="float" office:value="0.634880570720371" calcext:value-type="float">
            <text:p>0.634880570720371</text:p>
          </table:table-cell>
          <table:table-cell table:formula="of:=([.J212]-1)*100" office:value-type="float" office:value="-36.5119429279629" calcext:value-type="float">
            <text:p>-36.511942927962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-2.69244499360712" calcext:value-type="float">
            <text:p>-2.69244499360712</text:p>
          </table:table-cell>
          <table:table-cell table:formula="of:=[.L212]/1000" office:value-type="float" office:value="0.498" calcext:value-type="float">
            <text:p>0.49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07" calcext:value-type="date">
            <text:p>2018-03-07</text:p>
          </table:table-cell>
          <table:table-cell office:value-type="float" office:value="49.443501" calcext:value-type="float">
            <text:p>49.443501</text:p>
          </table:table-cell>
          <table:table-cell office:value-type="float" office:value="49.865501" calcext:value-type="float">
            <text:p>49.865501</text:p>
          </table:table-cell>
          <table:table-cell office:value-type="float" office:value="46.579399" calcext:value-type="float">
            <text:p>46.579399</text:p>
          </table:table-cell>
          <table:table-cell table:number-columns-repeated="2" office:value-type="float" office:value="48.056599" calcext:value-type="float">
            <text:p>48.056599</text:p>
          </table:table-cell>
          <table:table-cell office:value-type="float" office:value="22678239" calcext:value-type="float">
            <text:p>22678239</text:p>
          </table:table-cell>
          <table:table-cell/>
          <table:table-cell office:value-type="float" office:value="48.056599" calcext:value-type="float">
            <text:p>48.056599</text:p>
          </table:table-cell>
          <table:table-cell table:formula="of:=[.I213]/[.I214]" office:value-type="float" office:value="0.911378047839886" calcext:value-type="float">
            <text:p>0.911378047839886</text:p>
          </table:table-cell>
          <table:table-cell table:formula="of:=([.J213]-1)*100" office:value-type="float" office:value="-8.86219521601142" calcext:value-type="float">
            <text:p>-8.86219521601142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-2.68634464002556" calcext:value-type="float">
            <text:p>-2.68634464002556</text:p>
          </table:table-cell>
          <table:table-cell table:formula="of:=[.L213]/1000" office:value-type="float" office:value="0.61" calcext:value-type="float">
            <text:p>0.6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29" calcext:value-type="date">
            <text:p>2017-08-29</text:p>
          </table:table-cell>
          <table:table-cell table:number-columns-repeated="2" office:value-type="float" office:value="54.2672" calcext:value-type="float">
            <text:p>54.2672</text:p>
          </table:table-cell>
          <table:table-cell office:value-type="float" office:value="52.277401" calcext:value-type="float">
            <text:p>52.277401</text:p>
          </table:table-cell>
          <table:table-cell table:number-columns-repeated="2" office:value-type="float" office:value="52.729599" calcext:value-type="float">
            <text:p>52.729599</text:p>
          </table:table-cell>
          <table:table-cell office:value-type="float" office:value="12075253" calcext:value-type="float">
            <text:p>12075253</text:p>
          </table:table-cell>
          <table:table-cell/>
          <table:table-cell office:value-type="float" office:value="52.729599" calcext:value-type="float">
            <text:p>52.729599</text:p>
          </table:table-cell>
          <table:table-cell table:formula="of:=[.I214]/[.I215]" office:value-type="float" office:value="1.08904050939312" calcext:value-type="float">
            <text:p>1.08904050939312</text:p>
          </table:table-cell>
          <table:table-cell table:formula="of:=([.J214]-1)*100" office:value-type="float" office:value="8.90405093931232" calcext:value-type="float">
            <text:p>8.90405093931232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-2.67125596196157" calcext:value-type="float">
            <text:p>-2.67125596196157</text:p>
          </table:table-cell>
          <table:table-cell table:formula="of:=[.L214]/1000" office:value-type="float" office:value="0.74" calcext:value-type="float">
            <text:p>0.7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26" calcext:value-type="date">
            <text:p>2016-09-26</text:p>
          </table:table-cell>
          <table:table-cell office:value-type="float" office:value="49.624401" calcext:value-type="float">
            <text:p>49.624401</text:p>
          </table:table-cell>
          <table:table-cell office:value-type="float" office:value="49.7449" calcext:value-type="float">
            <text:p>49.7449</text:p>
          </table:table-cell>
          <table:table-cell office:value-type="float" office:value="48.237499" calcext:value-type="float">
            <text:p>48.237499</text:p>
          </table:table-cell>
          <table:table-cell table:number-columns-repeated="2" office:value-type="float" office:value="48.4184" calcext:value-type="float">
            <text:p>48.4184</text:p>
          </table:table-cell>
          <table:table-cell office:value-type="float" office:value="12981749" calcext:value-type="float">
            <text:p>12981749</text:p>
          </table:table-cell>
          <table:table-cell/>
          <table:table-cell office:value-type="float" office:value="48.4184" calcext:value-type="float">
            <text:p>48.4184</text:p>
          </table:table-cell>
          <table:table-cell table:formula="of:=[.I215]/[.I216]" office:value-type="float" office:value="1.46265892932185" calcext:value-type="float">
            <text:p>1.46265892932185</text:p>
          </table:table-cell>
          <table:table-cell table:formula="of:=([.J215]-1)*100" office:value-type="float" office:value="46.2658929321846" calcext:value-type="float">
            <text:p>46.2658929321846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float" office:value="-2.66660501880596" calcext:value-type="float">
            <text:p>-2.66660501880596</text:p>
          </table:table-cell>
          <table:table-cell table:formula="of:=[.L215]/1000" office:value-type="float" office:value="0.968" calcext:value-type="float">
            <text:p>0.96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25" calcext:value-type="date">
            <text:p>2018-07-25</text:p>
          </table:table-cell>
          <table:table-cell office:value-type="float" office:value="34.0979" calcext:value-type="float">
            <text:p>34.0979</text:p>
          </table:table-cell>
          <table:table-cell office:value-type="float" office:value="34.127998" calcext:value-type="float">
            <text:p>34.127998</text:p>
          </table:table-cell>
          <table:table-cell office:value-type="float" office:value="32.9221" calcext:value-type="float">
            <text:p>32.9221</text:p>
          </table:table-cell>
          <table:table-cell table:number-columns-repeated="2" office:value-type="float" office:value="33.103001" calcext:value-type="float">
            <text:p>33.103001</text:p>
          </table:table-cell>
          <table:table-cell office:value-type="float" office:value="26222194" calcext:value-type="float">
            <text:p>26222194</text:p>
          </table:table-cell>
          <table:table-cell/>
          <table:table-cell office:value-type="float" office:value="33.103001" calcext:value-type="float">
            <text:p>33.103001</text:p>
          </table:table-cell>
          <table:table-cell table:formula="of:=[.I216]/[.I217]" office:value-type="float" office:value="1.49387840661399" calcext:value-type="float">
            <text:p>1.49387840661399</text:p>
          </table:table-cell>
          <table:table-cell table:formula="of:=([.J216]-1)*100" office:value-type="float" office:value="49.3878406613987" calcext:value-type="float">
            <text:p>49.3878406613987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-2.65970447695362" calcext:value-type="float">
            <text:p>-2.65970447695362</text:p>
          </table:table-cell>
          <table:table-cell table:formula="of:=[.L216]/1000" office:value-type="float" office:value="0.513" calcext:value-type="float">
            <text:p>0.51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02" calcext:value-type="date">
            <text:p>2019-01-02</text:p>
          </table:table-cell>
          <table:table-cell table:number-columns-repeated="2" office:value-type="float" office:value="22.8827" calcext:value-type="float">
            <text:p>22.8827</text:p>
          </table:table-cell>
          <table:table-cell office:value-type="float" office:value="22.0084" calcext:value-type="float">
            <text:p>22.0084</text:p>
          </table:table-cell>
          <table:table-cell table:number-columns-repeated="2" office:value-type="float" office:value="22.1591" calcext:value-type="float">
            <text:p>22.1591</text:p>
          </table:table-cell>
          <table:table-cell office:value-type="float" office:value="17611505" calcext:value-type="float">
            <text:p>17611505</text:p>
          </table:table-cell>
          <table:table-cell/>
          <table:table-cell office:value-type="float" office:value="22.1591" calcext:value-type="float">
            <text:p>22.1591</text:p>
          </table:table-cell>
          <table:table-cell table:formula="of:=[.I217]/[.I218]" office:value-type="float" office:value="0.373665318999876" calcext:value-type="float">
            <text:p>0.373665318999876</text:p>
          </table:table-cell>
          <table:table-cell table:formula="of:=([.J217]-1)*100" office:value-type="float" office:value="-62.6334681000124" calcext:value-type="float">
            <text:p>-62.6334681000124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-2.64914045716345" calcext:value-type="float">
            <text:p>-2.64914045716345</text:p>
          </table:table-cell>
          <table:table-cell table:formula="of:=[.L217]/1000" office:value-type="float" office:value="0.407" calcext:value-type="float">
            <text:p>0.40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24" calcext:value-type="date">
            <text:p>2016-08-24</text:p>
          </table:table-cell>
          <table:table-cell office:value-type="float" office:value="59.452702" calcext:value-type="float">
            <text:p>59.452702</text:p>
          </table:table-cell>
          <table:table-cell office:value-type="float" office:value="59.633598" calcext:value-type="float">
            <text:p>59.633598</text:p>
          </table:table-cell>
          <table:table-cell office:value-type="float" office:value="58.487999" calcext:value-type="float">
            <text:p>58.487999</text:p>
          </table:table-cell>
          <table:table-cell office:value-type="float" office:value="59.301998" calcext:value-type="float">
            <text:p>59.301998</text:p>
          </table:table-cell>
          <table:table-cell office:value-type="float" office:value="58.603241" calcext:value-type="float">
            <text:p>58.603241</text:p>
          </table:table-cell>
          <table:table-cell office:value-type="float" office:value="23873213" calcext:value-type="float">
            <text:p>23873213</text:p>
          </table:table-cell>
          <table:table-cell/>
          <table:table-cell office:value-type="float" office:value="59.301998" calcext:value-type="float">
            <text:p>59.301998</text:p>
          </table:table-cell>
          <table:table-cell table:formula="of:=[.I218]/[.I219]" office:value-type="float" office:value="6.37655892473118" calcext:value-type="float">
            <text:p>6.37655892473118</text:p>
          </table:table-cell>
          <table:table-cell table:formula="of:=([.J218]-1)*100" office:value-type="float" office:value="537.655892473118" calcext:value-type="float">
            <text:p>537.655892473118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float" office:value="-2.62381551732951" calcext:value-type="float">
            <text:p>-2.62381551732951</text:p>
          </table:table-cell>
          <table:table-cell table:formula="of:=[.L218]/1000" office:value-type="float" office:value="0.989" calcext:value-type="float">
            <text:p>0.98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float" office:value="9.6" calcext:value-type="float">
            <text:p>9.6</text:p>
          </table:table-cell>
          <table:table-cell office:value-type="float" office:value="9.9" calcext:value-type="float">
            <text:p>9.9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451507367" calcext:value-type="float">
            <text:p>451507367</text:p>
          </table:table-cell>
          <table:table-cell/>
          <table:table-cell office:value-type="float" office:value="9.3" calcext:value-type="float">
            <text:p>9.3</text:p>
          </table:table-cell>
          <table:table-cell table:formula="of:=[.I219]/[.I220]" office:value-type="float" office:value="0.228668094407959" calcext:value-type="float">
            <text:p>0.228668094407959</text:p>
          </table:table-cell>
          <table:table-cell table:formula="of:=([.J219]-1)*100" office:value-type="float" office:value="-77.1331905592041" calcext:value-type="float">
            <text:p>-77.133190559204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2.61780104712042" calcext:value-type="float">
            <text:p>-2.61780104712042</text:p>
          </table:table-cell>
          <table:table-cell table:formula="of:=[.L219]/1000" office:value-type="float" office:value="0.038" calcext:value-type="float">
            <text:p>0.03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18" calcext:value-type="date">
            <text:p>2017-01-18</text:p>
          </table:table-cell>
          <table:table-cell office:value-type="float" office:value="41.815899" calcext:value-type="float">
            <text:p>41.815899</text:p>
          </table:table-cell>
          <table:table-cell office:value-type="float" office:value="41.966599" calcext:value-type="float">
            <text:p>41.966599</text:p>
          </table:table-cell>
          <table:table-cell office:value-type="float" office:value="40.308498" calcext:value-type="float">
            <text:p>40.308498</text:p>
          </table:table-cell>
          <table:table-cell table:number-columns-repeated="2" office:value-type="float" office:value="40.6703" calcext:value-type="float">
            <text:p>40.6703</text:p>
          </table:table-cell>
          <table:table-cell office:value-type="float" office:value="16033384" calcext:value-type="float">
            <text:p>16033384</text:p>
          </table:table-cell>
          <table:table-cell/>
          <table:table-cell office:value-type="float" office:value="40.6703" calcext:value-type="float">
            <text:p>40.6703</text:p>
          </table:table-cell>
          <table:table-cell table:formula="of:=[.I220]/[.I221]" office:value-type="float" office:value="0.875405716992137" calcext:value-type="float">
            <text:p>0.875405716992137</text:p>
          </table:table-cell>
          <table:table-cell table:formula="of:=([.J220]-1)*100" office:value-type="float" office:value="-12.4594283007863" calcext:value-type="float">
            <text:p>-12.4594283007863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-2.59917232658614" calcext:value-type="float">
            <text:p>-2.59917232658614</text:p>
          </table:table-cell>
          <table:table-cell table:formula="of:=[.L220]/1000" office:value-type="float" office:value="0.89" calcext:value-type="float">
            <text:p>0.8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14" calcext:value-type="date">
            <text:p>2017-06-14</text:p>
          </table:table-cell>
          <table:table-cell office:value-type="float" office:value="47.694801" calcext:value-type="float">
            <text:p>47.694801</text:p>
          </table:table-cell>
          <table:table-cell office:value-type="float" office:value="47.785301" calcext:value-type="float">
            <text:p>47.785301</text:p>
          </table:table-cell>
          <table:table-cell office:value-type="float" office:value="46.0065" calcext:value-type="float">
            <text:p>46.0065</text:p>
          </table:table-cell>
          <table:table-cell table:number-columns-repeated="2" office:value-type="float" office:value="46.458801" calcext:value-type="float">
            <text:p>46.458801</text:p>
          </table:table-cell>
          <table:table-cell office:value-type="float" office:value="18189158" calcext:value-type="float">
            <text:p>18189158</text:p>
          </table:table-cell>
          <table:table-cell/>
          <table:table-cell office:value-type="float" office:value="46.458801" calcext:value-type="float">
            <text:p>46.458801</text:p>
          </table:table-cell>
          <table:table-cell table:formula="of:=[.I221]/[.I222]" office:value-type="float" office:value="0.910219747137328" calcext:value-type="float">
            <text:p>0.910219747137328</text:p>
          </table:table-cell>
          <table:table-cell table:formula="of:=([.J221]-1)*100" office:value-type="float" office:value="-8.97802528626719" calcext:value-type="float">
            <text:p>-8.97802528626719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-2.591477423294" calcext:value-type="float">
            <text:p>-2.591477423294</text:p>
          </table:table-cell>
          <table:table-cell table:formula="of:=[.L221]/1000" office:value-type="float" office:value="0.791" calcext:value-type="float">
            <text:p>0.79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05" calcext:value-type="date">
            <text:p>2017-09-05</text:p>
          </table:table-cell>
          <table:table-cell office:value-type="float" office:value="52.458302" calcext:value-type="float">
            <text:p>52.458302</text:p>
          </table:table-cell>
          <table:table-cell office:value-type="float" office:value="52.820099" calcext:value-type="float">
            <text:p>52.820099</text:p>
          </table:table-cell>
          <table:table-cell office:value-type="float" office:value="50.830299" calcext:value-type="float">
            <text:p>50.830299</text:p>
          </table:table-cell>
          <table:table-cell table:number-columns-repeated="2" office:value-type="float" office:value="51.041302" calcext:value-type="float">
            <text:p>51.041302</text:p>
          </table:table-cell>
          <table:table-cell office:value-type="float" office:value="14513735" calcext:value-type="float">
            <text:p>14513735</text:p>
          </table:table-cell>
          <table:table-cell/>
          <table:table-cell office:value-type="float" office:value="51.041302" calcext:value-type="float">
            <text:p>51.041302</text:p>
          </table:table-cell>
          <table:table-cell table:formula="of:=[.I222]/[.I223]" office:value-type="float" office:value="2.35466190173495" calcext:value-type="float">
            <text:p>2.35466190173495</text:p>
          </table:table-cell>
          <table:table-cell table:formula="of:=([.J222]-1)*100" office:value-type="float" office:value="135.466190173495" calcext:value-type="float">
            <text:p>135.466190173495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-2.58921528663718" calcext:value-type="float">
            <text:p>-2.58921528663718</text:p>
          </table:table-cell>
          <table:table-cell table:formula="of:=[.L222]/1000" office:value-type="float" office:value="0.735" calcext:value-type="float">
            <text:p>0.73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14" calcext:value-type="date">
            <text:p>2019-01-14</text:p>
          </table:table-cell>
          <table:table-cell table:number-columns-repeated="2" office:value-type="float" office:value="22.3099" calcext:value-type="float">
            <text:p>22.3099</text:p>
          </table:table-cell>
          <table:table-cell office:value-type="float" office:value="21.4657" calcext:value-type="float">
            <text:p>21.4657</text:p>
          </table:table-cell>
          <table:table-cell table:number-columns-repeated="2" office:value-type="float" office:value="21.676701" calcext:value-type="float">
            <text:p>21.676701</text:p>
          </table:table-cell>
          <table:table-cell office:value-type="float" office:value="17509665" calcext:value-type="float">
            <text:p>17509665</text:p>
          </table:table-cell>
          <table:table-cell/>
          <table:table-cell office:value-type="float" office:value="21.676701" calcext:value-type="float">
            <text:p>21.676701</text:p>
          </table:table-cell>
          <table:table-cell table:formula="of:=[.I223]/[.I224]" office:value-type="float" office:value="0.459717711150651" calcext:value-type="float">
            <text:p>0.459717711150651</text:p>
          </table:table-cell>
          <table:table-cell table:formula="of:=([.J223]-1)*100" office:value-type="float" office:value="-54.0282288849349" calcext:value-type="float">
            <text:p>-54.0282288849349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-2.57486887741212" calcext:value-type="float">
            <text:p>-2.57486887741212</text:p>
          </table:table-cell>
          <table:table-cell table:formula="of:=[.L223]/1000" office:value-type="float" office:value="0.399" calcext:value-type="float">
            <text:p>0.39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22" calcext:value-type="date">
            <text:p>2017-09-22</text:p>
          </table:table-cell>
          <table:table-cell office:value-type="float" office:value="47.634602" calcext:value-type="float">
            <text:p>47.634602</text:p>
          </table:table-cell>
          <table:table-cell office:value-type="float" office:value="48.0868" calcext:value-type="float">
            <text:p>48.0868</text:p>
          </table:table-cell>
          <table:table-cell office:value-type="float" office:value="47.031601" calcext:value-type="float">
            <text:p>47.031601</text:p>
          </table:table-cell>
          <table:table-cell table:number-columns-repeated="2" office:value-type="float" office:value="47.152199" calcext:value-type="float">
            <text:p>47.152199</text:p>
          </table:table-cell>
          <table:table-cell office:value-type="float" office:value="11535154" calcext:value-type="float">
            <text:p>11535154</text:p>
          </table:table-cell>
          <table:table-cell/>
          <table:table-cell office:value-type="float" office:value="47.152199" calcext:value-type="float">
            <text:p>47.152199</text:p>
          </table:table-cell>
          <table:table-cell table:formula="of:=[.I224]/[.I225]" office:value-type="float" office:value="0.931508145861327" calcext:value-type="float">
            <text:p>0.931508145861327</text:p>
          </table:table-cell>
          <table:table-cell table:formula="of:=([.J224]-1)*100" office:value-type="float" office:value="-6.84918541386724" calcext:value-type="float">
            <text:p>-6.84918541386724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float" office:value="-2.55454923795425" calcext:value-type="float">
            <text:p>-2.55454923795425</text:p>
          </table:table-cell>
          <table:table-cell table:formula="of:=[.L224]/1000" office:value-type="float" office:value="0.722" calcext:value-type="float">
            <text:p>0.72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04" calcext:value-type="date">
            <text:p>2017-07-04</text:p>
          </table:table-cell>
          <table:table-cell office:value-type="float" office:value="51.825199" calcext:value-type="float">
            <text:p>51.825199</text:p>
          </table:table-cell>
          <table:table-cell office:value-type="float" office:value="51.9156" calcext:value-type="float">
            <text:p>51.9156</text:p>
          </table:table-cell>
          <table:table-cell office:value-type="float" office:value="50.408199" calcext:value-type="float">
            <text:p>50.408199</text:p>
          </table:table-cell>
          <table:table-cell table:number-columns-repeated="2" office:value-type="float" office:value="50.619202" calcext:value-type="float">
            <text:p>50.619202</text:p>
          </table:table-cell>
          <table:table-cell office:value-type="float" office:value="6324847" calcext:value-type="float">
            <text:p>6324847</text:p>
          </table:table-cell>
          <table:table-cell/>
          <table:table-cell office:value-type="float" office:value="50.619202" calcext:value-type="float">
            <text:p>50.619202</text:p>
          </table:table-cell>
          <table:table-cell table:formula="of:=[.I225]/[.I226]" office:value-type="float" office:value="5.30044" calcext:value-type="float">
            <text:p>5.30044</text:p>
          </table:table-cell>
          <table:table-cell table:formula="of:=([.J225]-1)*100" office:value-type="float" office:value="430.044" calcext:value-type="float">
            <text:p>430.044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-2.55381373366444" calcext:value-type="float">
            <text:p>-2.55381373366444</text:p>
          </table:table-cell>
          <table:table-cell table:formula="of:=[.L225]/1000" office:value-type="float" office:value="0.778" calcext:value-type="float">
            <text:p>0.77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float" office:value="9.8" calcext:value-type="float">
            <text:p>9.8</text:p>
          </table:table-cell>
          <table:table-cell office:value-type="float" office:value="9.85" calcext:value-type="float">
            <text:p>9.85</text:p>
          </table:table-cell>
          <table:table-cell office:value-type="float" office:value="9.45" calcext:value-type="float">
            <text:p>9.45</text:p>
          </table:table-cell>
          <table:table-cell table:number-columns-repeated="2" office:value-type="float" office:value="9.55" calcext:value-type="float">
            <text:p>9.55</text:p>
          </table:table-cell>
          <table:table-cell office:value-type="float" office:value="240978456" calcext:value-type="float">
            <text:p>240978456</text:p>
          </table:table-cell>
          <table:table-cell/>
          <table:table-cell office:value-type="float" office:value="9.55" calcext:value-type="float">
            <text:p>9.55</text:p>
          </table:table-cell>
          <table:table-cell table:formula="of:=[.I226]/[.I227]" office:value-type="float" office:value="0.217260730302721" calcext:value-type="float">
            <text:p>0.217260730302721</text:p>
          </table:table-cell>
          <table:table-cell table:formula="of:=([.J226]-1)*100" office:value-type="float" office:value="-78.2739269697279" calcext:value-type="float">
            <text:p>-78.273926969727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-2.55102040816326" calcext:value-type="float">
            <text:p>-2.55102040816326</text:p>
          </table:table-cell>
          <table:table-cell table:formula="of:=[.L226]/1000" office:value-type="float" office:value="0.039" calcext:value-type="float">
            <text:p>0.03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06" calcext:value-type="date">
            <text:p>2017-01-06</text:p>
          </table:table-cell>
          <table:table-cell office:value-type="float" office:value="44.4991" calcext:value-type="float">
            <text:p>44.4991</text:p>
          </table:table-cell>
          <table:table-cell office:value-type="float" office:value="45.162399" calcext:value-type="float">
            <text:p>45.162399</text:p>
          </table:table-cell>
          <table:table-cell office:value-type="float" office:value="43.8358" calcext:value-type="float">
            <text:p>43.8358</text:p>
          </table:table-cell>
          <table:table-cell table:number-columns-repeated="2" office:value-type="float" office:value="43.956402" calcext:value-type="float">
            <text:p>43.956402</text:p>
          </table:table-cell>
          <table:table-cell office:value-type="float" office:value="8610986" calcext:value-type="float">
            <text:p>8610986</text:p>
          </table:table-cell>
          <table:table-cell/>
          <table:table-cell office:value-type="float" office:value="43.956402" calcext:value-type="float">
            <text:p>43.956402</text:p>
          </table:table-cell>
          <table:table-cell table:formula="of:=[.I227]/[.I228]" office:value-type="float" office:value="0.97264813912379" calcext:value-type="float">
            <text:p>0.97264813912379</text:p>
          </table:table-cell>
          <table:table-cell table:formula="of:=([.J227]-1)*100" office:value-type="float" office:value="-2.73518608762104" calcext:value-type="float">
            <text:p>-2.73518608762104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-2.54023205127921" calcext:value-type="float">
            <text:p>-2.54023205127921</text:p>
          </table:table-cell>
          <table:table-cell table:formula="of:=[.L227]/1000" office:value-type="float" office:value="0.898" calcext:value-type="float">
            <text:p>0.89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06" calcext:value-type="date">
            <text:p>2018-04-06</text:p>
          </table:table-cell>
          <table:table-cell office:value-type="float" office:value="46.277901" calcext:value-type="float">
            <text:p>46.277901</text:p>
          </table:table-cell>
          <table:table-cell office:value-type="float" office:value="46.368301" calcext:value-type="float">
            <text:p>46.368301</text:p>
          </table:table-cell>
          <table:table-cell office:value-type="float" office:value="45.071899" calcext:value-type="float">
            <text:p>45.071899</text:p>
          </table:table-cell>
          <table:table-cell table:number-columns-repeated="2" office:value-type="float" office:value="45.192501" calcext:value-type="float">
            <text:p>45.192501</text:p>
          </table:table-cell>
          <table:table-cell office:value-type="float" office:value="15890534" calcext:value-type="float">
            <text:p>15890534</text:p>
          </table:table-cell>
          <table:table-cell/>
          <table:table-cell office:value-type="float" office:value="45.192501" calcext:value-type="float">
            <text:p>45.192501</text:p>
          </table:table-cell>
          <table:table-cell table:formula="of:=[.I228]/[.I229]" office:value-type="float" office:value="4.65902072164949" calcext:value-type="float">
            <text:p>4.65902072164949</text:p>
          </table:table-cell>
          <table:table-cell table:formula="of:=([.J228]-1)*100" office:value-type="float" office:value="365.902072164948" calcext:value-type="float">
            <text:p>365.90207216494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-2.5357840909461" calcext:value-type="float">
            <text:p>-2.5357840909461</text:p>
          </table:table-cell>
          <table:table-cell table:formula="of:=[.L228]/1000" office:value-type="float" office:value="0.59" calcext:value-type="float">
            <text:p>0.5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25" calcext:value-type="date">
            <text:p>2019-07-25</text:p>
          </table:table-cell>
          <table:table-cell office:value-type="float" office:value="9.95" calcext:value-type="float">
            <text:p>9.95</text:p>
          </table:table-cell>
          <table:table-cell office:value-type="float" office:value="10.15" calcext:value-type="float">
            <text:p>10.15</text:p>
          </table:table-cell>
          <table:table-cell office:value-type="float" office:value="9.65" calcext:value-type="float">
            <text:p>9.65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75424647" calcext:value-type="float">
            <text:p>75424647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[.I229]/[.I230]" office:value-type="float" office:value="0.201971823847838" calcext:value-type="float">
            <text:p>0.201971823847838</text:p>
          </table:table-cell>
          <table:table-cell table:formula="of:=([.J229]-1)*100" office:value-type="float" office:value="-79.8028176152162" calcext:value-type="float">
            <text:p>-79.8028176152162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-2.51256281407035" calcext:value-type="float">
            <text:p>-2.51256281407035</text:p>
          </table:table-cell>
          <table:table-cell table:formula="of:=[.L229]/1000" office:value-type="float" office:value="0.27" calcext:value-type="float">
            <text:p>0.2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15" calcext:value-type="date">
            <text:p>2017-09-15</text:p>
          </table:table-cell>
          <table:table-cell office:value-type="float" office:value="48.569199" calcext:value-type="float">
            <text:p>48.569199</text:p>
          </table:table-cell>
          <table:table-cell office:value-type="float" office:value="49.714802" calcext:value-type="float">
            <text:p>49.714802</text:p>
          </table:table-cell>
          <table:table-cell office:value-type="float" office:value="47.785301" calcext:value-type="float">
            <text:p>47.785301</text:p>
          </table:table-cell>
          <table:table-cell table:number-columns-repeated="2" office:value-type="float" office:value="48.026501" calcext:value-type="float">
            <text:p>48.026501</text:p>
          </table:table-cell>
          <table:table-cell office:value-type="float" office:value="27532046" calcext:value-type="float">
            <text:p>27532046</text:p>
          </table:table-cell>
          <table:table-cell/>
          <table:table-cell office:value-type="float" office:value="48.026501" calcext:value-type="float">
            <text:p>48.026501</text:p>
          </table:table-cell>
          <table:table-cell table:formula="of:=[.I230]/[.I231]" office:value-type="float" office:value="0.853240170887161" calcext:value-type="float">
            <text:p>0.853240170887161</text:p>
          </table:table-cell>
          <table:table-cell table:formula="of:=([.J230]-1)*100" office:value-type="float" office:value="-14.6759829112839" calcext:value-type="float">
            <text:p>-14.6759829112839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float" office:value="-2.50920373670898" calcext:value-type="float">
            <text:p>-2.50920373670898</text:p>
          </table:table-cell>
          <table:table-cell table:formula="of:=[.L230]/1000" office:value-type="float" office:value="0.727" calcext:value-type="float">
            <text:p>0.72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12" calcext:value-type="date">
            <text:p>2017-12-12</text:p>
          </table:table-cell>
          <table:table-cell office:value-type="float" office:value="57.734299" calcext:value-type="float">
            <text:p>57.734299</text:p>
          </table:table-cell>
          <table:table-cell office:value-type="float" office:value="58.186501" calcext:value-type="float">
            <text:p>58.186501</text:p>
          </table:table-cell>
          <table:table-cell office:value-type="float" office:value="56.076099" calcext:value-type="float">
            <text:p>56.076099</text:p>
          </table:table-cell>
          <table:table-cell table:number-columns-repeated="2" office:value-type="float" office:value="56.287201" calcext:value-type="float">
            <text:p>56.287201</text:p>
          </table:table-cell>
          <table:table-cell office:value-type="float" office:value="10195857" calcext:value-type="float">
            <text:p>10195857</text:p>
          </table:table-cell>
          <table:table-cell/>
          <table:table-cell office:value-type="float" office:value="56.287201" calcext:value-type="float">
            <text:p>56.287201</text:p>
          </table:table-cell>
          <table:table-cell table:formula="of:=[.I231]/[.I232]" office:value-type="float" office:value="9.62174376068376" calcext:value-type="float">
            <text:p>9.62174376068376</text:p>
          </table:table-cell>
          <table:table-cell table:formula="of:=([.J231]-1)*100" office:value-type="float" office:value="862.174376068376" calcext:value-type="float">
            <text:p>862.174376068376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-2.50647886103198" calcext:value-type="float">
            <text:p>-2.50647886103198</text:p>
          </table:table-cell>
          <table:table-cell table:formula="of:=[.L231]/1000" office:value-type="float" office:value="0.667" calcext:value-type="float">
            <text:p>0.66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20" calcext:value-type="date">
            <text:p>2019-08-20</text:p>
          </table:table-cell>
          <table:table-cell office:value-type="float" office:value="5.95" calcext:value-type="float">
            <text:p>5.95</text:p>
          </table:table-cell>
          <table:table-cell office:value-type="float" office:value="6.2" calcext:value-type="float">
            <text:p>6.2</text:p>
          </table:table-cell>
          <table:table-cell office:value-type="float" office:value="5.45" calcext:value-type="float">
            <text:p>5.45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54625376" calcext:value-type="float">
            <text:p>154625376</text:p>
          </table:table-cell>
          <table:table-cell/>
          <table:table-cell office:value-type="float" office:value="5.85" calcext:value-type="float">
            <text:p>5.85</text:p>
          </table:table-cell>
          <table:table-cell table:formula="of:=[.I232]/[.I233]" office:value-type="float" office:value="0.5" calcext:value-type="float">
            <text:p>0.5</text:p>
          </table:table-cell>
          <table:table-cell table:formula="of:=([.J232]-1)*100" office:value-type="float" office:value="-50" calcext:value-type="float">
            <text:p>-5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-2.5" calcext:value-type="float">
            <text:p>-2.5</text:p>
          </table:table-cell>
          <table:table-cell table:formula="of:=[.L232]/1000" office:value-type="float" office:value="0.254" calcext:value-type="float">
            <text:p>0.25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02" calcext:value-type="date">
            <text:p>2019-07-02</text:p>
          </table:table-cell>
          <table:table-cell office:value-type="float" office:value="12.05" calcext:value-type="float">
            <text:p>12.05</text:p>
          </table:table-cell>
          <table:table-cell office:value-type="float" office:value="12.1" calcext:value-type="float">
            <text:p>12.1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36003888" calcext:value-type="float">
            <text:p>36003888</text:p>
          </table:table-cell>
          <table:table-cell/>
          <table:table-cell office:value-type="float" office:value="11.7" calcext:value-type="float">
            <text:p>11.7</text:p>
          </table:table-cell>
          <table:table-cell table:formula="of:=[.I233]/[.I234]" office:value-type="float" office:value="0.519517402967137" calcext:value-type="float">
            <text:p>0.519517402967137</text:p>
          </table:table-cell>
          <table:table-cell table:formula="of:=([.J233]-1)*100" office:value-type="float" office:value="-48.0482597032863" calcext:value-type="float">
            <text:p>-48.0482597032863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-2.5" calcext:value-type="float">
            <text:p>-2.5</text:p>
          </table:table-cell>
          <table:table-cell table:formula="of:=[.L233]/1000" office:value-type="float" office:value="0.287" calcext:value-type="float">
            <text:p>0.28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24" calcext:value-type="date">
            <text:p>2018-12-24</text:p>
          </table:table-cell>
          <table:table-cell office:value-type="float" office:value="23.063601" calcext:value-type="float">
            <text:p>23.063601</text:p>
          </table:table-cell>
          <table:table-cell office:value-type="float" office:value="23.0937" calcext:value-type="float">
            <text:p>23.0937</text:p>
          </table:table-cell>
          <table:table-cell office:value-type="float" office:value="22.400299" calcext:value-type="float">
            <text:p>22.400299</text:p>
          </table:table-cell>
          <table:table-cell table:number-columns-repeated="2" office:value-type="float" office:value="22.520901" calcext:value-type="float">
            <text:p>22.520901</text:p>
          </table:table-cell>
          <table:table-cell office:value-type="float" office:value="27864216" calcext:value-type="float">
            <text:p>27864216</text:p>
          </table:table-cell>
          <table:table-cell/>
          <table:table-cell office:value-type="float" office:value="22.520901" calcext:value-type="float">
            <text:p>22.520901</text:p>
          </table:table-cell>
          <table:table-cell table:formula="of:=[.I234]/[.I235]" office:value-type="float" office:value="0.347765320426053" calcext:value-type="float">
            <text:p>0.347765320426053</text:p>
          </table:table-cell>
          <table:table-cell table:formula="of:=([.J234]-1)*100" office:value-type="float" office:value="-65.2234679573947" calcext:value-type="float">
            <text:p>-65.223467957394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-2.48032580314111" calcext:value-type="float">
            <text:p>-2.48032580314111</text:p>
          </table:table-cell>
          <table:table-cell table:formula="of:=[.L234]/1000" office:value-type="float" office:value="0.413" calcext:value-type="float">
            <text:p>0.41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01" calcext:value-type="date">
            <text:p>2017-02-01</text:p>
          </table:table-cell>
          <table:table-cell office:value-type="float" office:value="66.5075" calcext:value-type="float">
            <text:p>66.5075</text:p>
          </table:table-cell>
          <table:table-cell office:value-type="float" office:value="67.532501" calcext:value-type="float">
            <text:p>67.532501</text:p>
          </table:table-cell>
          <table:table-cell office:value-type="float" office:value="62.799198" calcext:value-type="float">
            <text:p>62.799198</text:p>
          </table:table-cell>
          <table:table-cell table:number-columns-repeated="2" office:value-type="float" office:value="64.758904" calcext:value-type="float">
            <text:p>64.758904</text:p>
          </table:table-cell>
          <table:table-cell office:value-type="float" office:value="110707828" calcext:value-type="float">
            <text:p>110707828</text:p>
          </table:table-cell>
          <table:table-cell/>
          <table:table-cell office:value-type="float" office:value="64.758904" calcext:value-type="float">
            <text:p>64.758904</text:p>
          </table:table-cell>
          <table:table-cell table:formula="of:=[.I235]/[.I236]" office:value-type="float" office:value="2.84127482208826" calcext:value-type="float">
            <text:p>2.84127482208826</text:p>
          </table:table-cell>
          <table:table-cell table:formula="of:=([.J235]-1)*100" office:value-type="float" office:value="184.127482208826" calcext:value-type="float">
            <text:p>184.127482208826</text:p>
          </table:table-cell>
          <table:table-cell office:value-type="float" office:value="881" calcext:value-type="float">
            <text:p>881</text:p>
          </table:table-cell>
          <table:table-cell/>
          <table:table-cell office:value-type="float" office:value="-2.4522879528254" calcext:value-type="float">
            <text:p>-2.4522879528254</text:p>
          </table:table-cell>
          <table:table-cell table:formula="of:=[.L235]/1000" office:value-type="float" office:value="0.881" calcext:value-type="float">
            <text:p>0.88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28" calcext:value-type="date">
            <text:p>2018-11-28</text:p>
          </table:table-cell>
          <table:table-cell office:value-type="float" office:value="23.365" calcext:value-type="float">
            <text:p>23.365</text:p>
          </table:table-cell>
          <table:table-cell office:value-type="float" office:value="23.6364" calcext:value-type="float">
            <text:p>23.6364</text:p>
          </table:table-cell>
          <table:table-cell office:value-type="float" office:value="22.6113" calcext:value-type="float">
            <text:p>22.6113</text:p>
          </table:table-cell>
          <table:table-cell table:number-columns-repeated="2" office:value-type="float" office:value="22.7922" calcext:value-type="float">
            <text:p>22.7922</text:p>
          </table:table-cell>
          <table:table-cell office:value-type="float" office:value="33672121" calcext:value-type="float">
            <text:p>33672121</text:p>
          </table:table-cell>
          <table:table-cell/>
          <table:table-cell office:value-type="float" office:value="22.7922" calcext:value-type="float">
            <text:p>22.7922</text:p>
          </table:table-cell>
          <table:table-cell table:formula="of:=[.I236]/[.I237]" office:value-type="float" office:value="5.69805" calcext:value-type="float">
            <text:p>5.69805</text:p>
          </table:table-cell>
          <table:table-cell table:formula="of:=([.J236]-1)*100" office:value-type="float" office:value="469.805" calcext:value-type="float">
            <text:p>469.805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-2.45153006633853" calcext:value-type="float">
            <text:p>-2.45153006633853</text:p>
          </table:table-cell>
          <table:table-cell table:formula="of:=[.L236]/1000" office:value-type="float" office:value="0.431" calcext:value-type="float">
            <text:p>0.43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3932026" calcext:value-type="float">
            <text:p>30393202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237]/[.I238]" office:value-type="float" office:value="0.655737704918033" calcext:value-type="float">
            <text:p>0.655737704918033</text:p>
          </table:table-cell>
          <table:table-cell table:formula="of:=([.J237]-1)*100" office:value-type="float" office:value="-34.4262295081967" calcext:value-type="float">
            <text:p>-34.426229508196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-2.43902439024389" calcext:value-type="float">
            <text:p>-2.43902439024389</text:p>
          </table:table-cell>
          <table:table-cell table:formula="of:=[.L237]/1000" office:value-type="float" office:value="0.087" calcext:value-type="float">
            <text:p>0.087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10" calcext:value-type="date">
            <text:p>2020-01-10</text:p>
          </table:table-cell>
          <table:table-cell office:value-type="float" office:value="6.3" calcext:value-type="float">
            <text:p>6.3</text:p>
          </table:table-cell>
          <table:table-cell office:value-type="float" office:value="6.35" calcext:value-type="float">
            <text:p>6.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98544671" calcext:value-type="float">
            <text:p>98544671</text:p>
          </table:table-cell>
          <table:table-cell/>
          <table:table-cell office:value-type="float" office:value="6.1" calcext:value-type="float">
            <text:p>6.1</text:p>
          </table:table-cell>
          <table:table-cell table:formula="of:=[.I238]/[.I239]" office:value-type="float" office:value="0.105271694075763" calcext:value-type="float">
            <text:p>0.105271694075763</text:p>
          </table:table-cell>
          <table:table-cell table:formula="of:=([.J238]-1)*100" office:value-type="float" office:value="-89.4728305924237" calcext:value-type="float">
            <text:p>-89.4728305924237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-2.4" calcext:value-type="float">
            <text:p>-2.4</text:p>
          </table:table-cell>
          <table:table-cell table:formula="of:=[.L238]/1000" office:value-type="float" office:value="0.158" calcext:value-type="float">
            <text:p>0.15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23" calcext:value-type="date">
            <text:p>2017-11-23</text:p>
          </table:table-cell>
          <table:table-cell office:value-type="float" office:value="59.543201" calcext:value-type="float">
            <text:p>59.543201</text:p>
          </table:table-cell>
          <table:table-cell office:value-type="float" office:value="60.4175" calcext:value-type="float">
            <text:p>60.4175</text:p>
          </table:table-cell>
          <table:table-cell office:value-type="float" office:value="57.704102" calcext:value-type="float">
            <text:p>57.704102</text:p>
          </table:table-cell>
          <table:table-cell table:number-columns-repeated="2" office:value-type="float" office:value="57.945301" calcext:value-type="float">
            <text:p>57.945301</text:p>
          </table:table-cell>
          <table:table-cell office:value-type="float" office:value="30345962" calcext:value-type="float">
            <text:p>30345962</text:p>
          </table:table-cell>
          <table:table-cell/>
          <table:table-cell office:value-type="float" office:value="57.945301" calcext:value-type="float">
            <text:p>57.945301</text:p>
          </table:table-cell>
          <table:table-cell table:formula="of:=[.I239]/[.I240]" office:value-type="float" office:value="0.976129631497943" calcext:value-type="float">
            <text:p>0.976129631497943</text:p>
          </table:table-cell>
          <table:table-cell table:formula="of:=([.J239]-1)*100" office:value-type="float" office:value="-2.38703685020566" calcext:value-type="float">
            <text:p>-2.38703685020566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-2.38703685020566" calcext:value-type="float">
            <text:p>-2.38703685020566</text:p>
          </table:table-cell>
          <table:table-cell table:formula="of:=[.L239]/1000" office:value-type="float" office:value="0.68" calcext:value-type="float">
            <text:p>0.6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22" calcext:value-type="date">
            <text:p>2017-11-22</text:p>
          </table:table-cell>
          <table:table-cell office:value-type="float" office:value="61.5028" calcext:value-type="float">
            <text:p>61.5028</text:p>
          </table:table-cell>
          <table:table-cell office:value-type="float" office:value="62.075699" calcext:value-type="float">
            <text:p>62.075699</text:p>
          </table:table-cell>
          <table:table-cell office:value-type="float" office:value="58.699001" calcext:value-type="float">
            <text:p>58.699001</text:p>
          </table:table-cell>
          <table:table-cell table:number-columns-repeated="2" office:value-type="float" office:value="59.362301" calcext:value-type="float">
            <text:p>59.362301</text:p>
          </table:table-cell>
          <table:table-cell office:value-type="float" office:value="28254114" calcext:value-type="float">
            <text:p>28254114</text:p>
          </table:table-cell>
          <table:table-cell/>
          <table:table-cell office:value-type="float" office:value="59.362301" calcext:value-type="float">
            <text:p>59.362301</text:p>
          </table:table-cell>
          <table:table-cell table:formula="of:=[.I240]/[.I241]" office:value-type="float" office:value="1.01809733353562" calcext:value-type="float">
            <text:p>1.01809733353562</text:p>
          </table:table-cell>
          <table:table-cell table:formula="of:=([.J240]-1)*100" office:value-type="float" office:value="1.80973335356185" calcext:value-type="float">
            <text:p>1.80973335356185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-2.37972751547831" calcext:value-type="float">
            <text:p>-2.37972751547831</text:p>
          </table:table-cell>
          <table:table-cell table:formula="of:=[.L240]/1000" office:value-type="float" office:value="0.681" calcext:value-type="float">
            <text:p>0.68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26" calcext:value-type="date">
            <text:p>2017-10-26</text:p>
          </table:table-cell>
          <table:table-cell office:value-type="float" office:value="59.1814" calcext:value-type="float">
            <text:p>59.1814</text:p>
          </table:table-cell>
          <table:table-cell office:value-type="float" office:value="60.1763" calcext:value-type="float">
            <text:p>60.1763</text:p>
          </table:table-cell>
          <table:table-cell office:value-type="float" office:value="58.0056" calcext:value-type="float">
            <text:p>58.0056</text:p>
          </table:table-cell>
          <table:table-cell table:number-columns-repeated="2" office:value-type="float" office:value="58.307098" calcext:value-type="float">
            <text:p>58.307098</text:p>
          </table:table-cell>
          <table:table-cell office:value-type="float" office:value="25670670" calcext:value-type="float">
            <text:p>25670670</text:p>
          </table:table-cell>
          <table:table-cell/>
          <table:table-cell office:value-type="float" office:value="58.307098" calcext:value-type="float">
            <text:p>58.307098</text:p>
          </table:table-cell>
          <table:table-cell table:formula="of:=[.I241]/[.I242]" office:value-type="float" office:value="1.80578823110693" calcext:value-type="float">
            <text:p>1.80578823110693</text:p>
          </table:table-cell>
          <table:table-cell table:formula="of:=([.J241]-1)*100" office:value-type="float" office:value="80.5788231106934" calcext:value-type="float">
            <text:p>80.5788231106934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-2.37257664402063" calcext:value-type="float">
            <text:p>-2.37257664402063</text:p>
          </table:table-cell>
          <table:table-cell table:formula="of:=[.L241]/1000" office:value-type="float" office:value="0.7" calcext:value-type="float">
            <text:p>0.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01" calcext:value-type="date">
            <text:p>2018-08-01</text:p>
          </table:table-cell>
          <table:table-cell office:value-type="float" office:value="33.313999" calcext:value-type="float">
            <text:p>33.313999</text:p>
          </table:table-cell>
          <table:table-cell office:value-type="float" office:value="33.464802" calcext:value-type="float">
            <text:p>33.464802</text:p>
          </table:table-cell>
          <table:table-cell office:value-type="float" office:value="31.987499" calcext:value-type="float">
            <text:p>31.987499</text:p>
          </table:table-cell>
          <table:table-cell table:number-columns-repeated="2" office:value-type="float" office:value="32.289001" calcext:value-type="float">
            <text:p>32.289001</text:p>
          </table:table-cell>
          <table:table-cell office:value-type="float" office:value="27600316" calcext:value-type="float">
            <text:p>27600316</text:p>
          </table:table-cell>
          <table:table-cell/>
          <table:table-cell office:value-type="float" office:value="32.289001" calcext:value-type="float">
            <text:p>32.289001</text:p>
          </table:table-cell>
          <table:table-cell table:formula="of:=[.I242]/[.I243]" office:value-type="float" office:value="1.62272587080481" calcext:value-type="float">
            <text:p>1.62272587080481</text:p>
          </table:table-cell>
          <table:table-cell table:formula="of:=([.J242]-1)*100" office:value-type="float" office:value="62.2725870804811" calcext:value-type="float">
            <text:p>62.2725870804811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-2.36992029704168" calcext:value-type="float">
            <text:p>-2.36992029704168</text:p>
          </table:table-cell>
          <table:table-cell table:formula="of:=[.L242]/1000" office:value-type="float" office:value="0.508" calcext:value-type="float">
            <text:p>0.50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10" calcext:value-type="date">
            <text:p>2018-12-10</text:p>
          </table:table-cell>
          <table:table-cell office:value-type="float" office:value="20.0186" calcext:value-type="float">
            <text:p>20.0186</text:p>
          </table:table-cell>
          <table:table-cell office:value-type="float" office:value="20.1693" calcext:value-type="float">
            <text:p>20.1693</text:p>
          </table:table-cell>
          <table:table-cell office:value-type="float" office:value="19.686899" calcext:value-type="float">
            <text:p>19.686899</text:p>
          </table:table-cell>
          <table:table-cell table:number-columns-repeated="2" office:value-type="float" office:value="19.898001" calcext:value-type="float">
            <text:p>19.898001</text:p>
          </table:table-cell>
          <table:table-cell office:value-type="float" office:value="24222161" calcext:value-type="float">
            <text:p>24222161</text:p>
          </table:table-cell>
          <table:table-cell/>
          <table:table-cell office:value-type="float" office:value="19.898001" calcext:value-type="float">
            <text:p>19.898001</text:p>
          </table:table-cell>
          <table:table-cell table:formula="of:=[.I243]/[.I244]" office:value-type="float" office:value="0.307549169417125" calcext:value-type="float">
            <text:p>0.307549169417125</text:p>
          </table:table-cell>
          <table:table-cell table:formula="of:=([.J243]-1)*100" office:value-type="float" office:value="-69.2450830582875" calcext:value-type="float">
            <text:p>-69.2450830582875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-2.36697513297089" calcext:value-type="float">
            <text:p>-2.36697513297089</text:p>
          </table:table-cell>
          <table:table-cell table:formula="of:=[.L243]/1000" office:value-type="float" office:value="0.423" calcext:value-type="float">
            <text:p>0.42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15" calcext:value-type="date">
            <text:p>2017-02-15</text:p>
          </table:table-cell>
          <table:table-cell office:value-type="float" office:value="66.025101" calcext:value-type="float">
            <text:p>66.025101</text:p>
          </table:table-cell>
          <table:table-cell office:value-type="float" office:value="66.175797" calcext:value-type="float">
            <text:p>66.175797</text:p>
          </table:table-cell>
          <table:table-cell office:value-type="float" office:value="64.306602" calcext:value-type="float">
            <text:p>64.306602</text:p>
          </table:table-cell>
          <table:table-cell table:number-columns-repeated="2" office:value-type="float" office:value="64.698601" calcext:value-type="float">
            <text:p>64.698601</text:p>
          </table:table-cell>
          <table:table-cell office:value-type="float" office:value="16221397" calcext:value-type="float">
            <text:p>16221397</text:p>
          </table:table-cell>
          <table:table-cell/>
          <table:table-cell office:value-type="float" office:value="64.698601" calcext:value-type="float">
            <text:p>64.698601</text:p>
          </table:table-cell>
          <table:table-cell table:formula="of:=[.I244]/[.I245]" office:value-type="float" office:value="15.5900243373494" calcext:value-type="float">
            <text:p>15.5900243373494</text:p>
          </table:table-cell>
          <table:table-cell table:formula="of:=([.J244]-1)*100" office:value-type="float" office:value="1459.00243373494" calcext:value-type="float">
            <text:p>1459.00243373494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-2.36575015449785" calcext:value-type="float">
            <text:p>-2.36575015449785</text:p>
          </table:table-cell>
          <table:table-cell table:formula="of:=[.L244]/1000" office:value-type="float" office:value="0.871" calcext:value-type="float">
            <text:p>0.87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4.15" calcext:value-type="float">
            <text:p>4.15</text:p>
          </table:table-cell>
          <table:table-cell office:value-type="float" office:value="160718948" calcext:value-type="float">
            <text:p>160718948</text:p>
          </table:table-cell>
          <table:table-cell/>
          <table:table-cell office:value-type="float" office:value="4.15" calcext:value-type="float">
            <text:p>4.15</text:p>
          </table:table-cell>
          <table:table-cell table:formula="of:=[.I245]/[.I246]" office:value-type="float" office:value="0.494047619047619" calcext:value-type="float">
            <text:p>0.494047619047619</text:p>
          </table:table-cell>
          <table:table-cell table:formula="of:=([.J245]-1)*100" office:value-type="float" office:value="-50.5952380952381" calcext:value-type="float">
            <text:p>-50.595238095238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-2.35294117647058" calcext:value-type="float">
            <text:p>-2.35294117647058</text:p>
          </table:table-cell>
          <table:table-cell table:formula="of:=[.L245]/1000" office:value-type="float" office:value="0.081" calcext:value-type="float">
            <text:p>0.08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float" office:value="8.4" calcext:value-type="float">
            <text:p>8.4</text:p>
          </table:table-cell>
          <table:table-cell office:value-type="float" office:value="8.55" calcext:value-type="float">
            <text:p>8.55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242262782" calcext:value-type="float">
            <text:p>242262782</text:p>
          </table:table-cell>
          <table:table-cell/>
          <table:table-cell office:value-type="float" office:value="8.4" calcext:value-type="float">
            <text:p>8.4</text:p>
          </table:table-cell>
          <table:table-cell table:formula="of:=[.I246]/[.I247]" office:value-type="float" office:value="0.137794821247391" calcext:value-type="float">
            <text:p>0.137794821247391</text:p>
          </table:table-cell>
          <table:table-cell table:formula="of:=([.J246]-1)*100" office:value-type="float" office:value="-86.2205178752609" calcext:value-type="float">
            <text:p>-86.220517875260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-2.32558139534883" calcext:value-type="float">
            <text:p>-2.32558139534883</text:p>
          </table:table-cell>
          <table:table-cell table:formula="of:=[.L246]/1000" office:value-type="float" office:value="0.026" calcext:value-type="float">
            <text:p>0.02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18" calcext:value-type="date">
            <text:p>2018-01-18</text:p>
          </table:table-cell>
          <table:table-cell office:value-type="float" office:value="62.527901" calcext:value-type="float">
            <text:p>62.527901</text:p>
          </table:table-cell>
          <table:table-cell office:value-type="float" office:value="62.9198" calcext:value-type="float">
            <text:p>62.9198</text:p>
          </table:table-cell>
          <table:table-cell office:value-type="float" office:value="59.8447" calcext:value-type="float">
            <text:p>59.8447</text:p>
          </table:table-cell>
          <table:table-cell table:number-columns-repeated="2" office:value-type="float" office:value="60.960201" calcext:value-type="float">
            <text:p>60.960201</text:p>
          </table:table-cell>
          <table:table-cell office:value-type="float" office:value="23237961" calcext:value-type="float">
            <text:p>23237961</text:p>
          </table:table-cell>
          <table:table-cell/>
          <table:table-cell office:value-type="float" office:value="60.960201" calcext:value-type="float">
            <text:p>60.960201</text:p>
          </table:table-cell>
          <table:table-cell table:formula="of:=[.I247]/[.I248]" office:value-type="float" office:value="7.17178835294118" calcext:value-type="float">
            <text:p>7.17178835294118</text:p>
          </table:table-cell>
          <table:table-cell table:formula="of:=([.J247]-1)*100" office:value-type="float" office:value="617.178835294118" calcext:value-type="float">
            <text:p>617.178835294118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-2.31879607543983" calcext:value-type="float">
            <text:p>-2.31879607543983</text:p>
          </table:table-cell>
          <table:table-cell table:formula="of:=[.L247]/1000" office:value-type="float" office:value="0.641" calcext:value-type="float">
            <text:p>0.64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office:value-type="float" office:value="8.45" calcext:value-type="float">
            <text:p>8.45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152580184" calcext:value-type="float">
            <text:p>152580184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I248]/[.I249]" office:value-type="float" office:value="0.473050059826919" calcext:value-type="float">
            <text:p>0.473050059826919</text:p>
          </table:table-cell>
          <table:table-cell table:formula="of:=([.J248]-1)*100" office:value-type="float" office:value="-52.6949940173081" calcext:value-type="float">
            <text:p>-52.694994017308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2.29885057471264" calcext:value-type="float">
            <text:p>-2.29885057471264</text:p>
          </table:table-cell>
          <table:table-cell table:formula="of:=[.L248]/1000" office:value-type="float" office:value="0.007" calcext:value-type="float">
            <text:p>0.00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26" calcext:value-type="date">
            <text:p>2019-02-26</text:p>
          </table:table-cell>
          <table:table-cell office:value-type="float" office:value="18.2097" calcext:value-type="float">
            <text:p>18.2097</text:p>
          </table:table-cell>
          <table:table-cell office:value-type="float" office:value="18.330299" calcext:value-type="float">
            <text:p>18.330299</text:p>
          </table:table-cell>
          <table:table-cell office:value-type="float" office:value="17.606701" calcext:value-type="float">
            <text:p>17.606701</text:p>
          </table:table-cell>
          <table:table-cell table:number-columns-repeated="2" office:value-type="float" office:value="17.9685" calcext:value-type="float">
            <text:p>17.9685</text:p>
          </table:table-cell>
          <table:table-cell office:value-type="float" office:value="35665348" calcext:value-type="float">
            <text:p>35665348</text:p>
          </table:table-cell>
          <table:table-cell/>
          <table:table-cell office:value-type="float" office:value="17.9685" calcext:value-type="float">
            <text:p>17.9685</text:p>
          </table:table-cell>
          <table:table-cell table:formula="of:=[.I249]/[.I250]" office:value-type="float" office:value="2.807578125" calcext:value-type="float">
            <text:p>2.807578125</text:p>
          </table:table-cell>
          <table:table-cell table:formula="of:=([.J249]-1)*100" office:value-type="float" office:value="180.7578125" calcext:value-type="float">
            <text:p>180.7578125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-2.29519428403642" calcext:value-type="float">
            <text:p>-2.29519428403642</text:p>
          </table:table-cell>
          <table:table-cell table:formula="of:=[.L249]/1000" office:value-type="float" office:value="0.369" calcext:value-type="float">
            <text:p>0.36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23" calcext:value-type="date">
            <text:p>2019-12-23</text:p>
          </table:table-cell>
          <table:table-cell office:value-type="float" office:value="6.45" calcext:value-type="float">
            <text:p>6.45</text:p>
          </table:table-cell>
          <table:table-cell office:value-type="float" office:value="6.6" calcext:value-type="float">
            <text:p>6.6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142870617" calcext:value-type="float">
            <text:p>142870617</text:p>
          </table:table-cell>
          <table:table-cell/>
          <table:table-cell office:value-type="float" office:value="6.4" calcext:value-type="float">
            <text:p>6.4</text:p>
          </table:table-cell>
          <table:table-cell table:formula="of:=[.I250]/[.I251]" office:value-type="float" office:value="0.130716012070153" calcext:value-type="float">
            <text:p>0.130716012070153</text:p>
          </table:table-cell>
          <table:table-cell table:formula="of:=([.J250]-1)*100" office:value-type="float" office:value="-86.9283987929847" calcext:value-type="float">
            <text:p>-86.9283987929847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-2.29007633587786" calcext:value-type="float">
            <text:p>-2.29007633587786</text:p>
          </table:table-cell>
          <table:table-cell table:formula="of:=[.L250]/1000" office:value-type="float" office:value="0.171" calcext:value-type="float">
            <text:p>0.17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22" calcext:value-type="date">
            <text:p>2018-02-22</text:p>
          </table:table-cell>
          <table:table-cell office:value-type="float" office:value="50.046398" calcext:value-type="float">
            <text:p>50.046398</text:p>
          </table:table-cell>
          <table:table-cell office:value-type="float" office:value="50.136902" calcext:value-type="float">
            <text:p>50.136902</text:p>
          </table:table-cell>
          <table:table-cell office:value-type="float" office:value="48.629501" calcext:value-type="float">
            <text:p>48.629501</text:p>
          </table:table-cell>
          <table:table-cell table:number-columns-repeated="2" office:value-type="float" office:value="48.961102" calcext:value-type="float">
            <text:p>48.961102</text:p>
          </table:table-cell>
          <table:table-cell office:value-type="float" office:value="16763551" calcext:value-type="float">
            <text:p>16763551</text:p>
          </table:table-cell>
          <table:table-cell/>
          <table:table-cell office:value-type="float" office:value="48.961102" calcext:value-type="float">
            <text:p>48.961102</text:p>
          </table:table-cell>
          <table:table-cell table:formula="of:=[.I251]/[.I252]" office:value-type="float" office:value="3.81020249027237" calcext:value-type="float">
            <text:p>3.81020249027237</text:p>
          </table:table-cell>
          <table:table-cell table:formula="of:=([.J251]-1)*100" office:value-type="float" office:value="281.020249027237" calcext:value-type="float">
            <text:p>281.020249027237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-2.28631894963511" calcext:value-type="float">
            <text:p>-2.28631894963511</text:p>
          </table:table-cell>
          <table:table-cell table:formula="of:=[.L251]/1000" office:value-type="float" office:value="0.618" calcext:value-type="float">
            <text:p>0.61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12" calcext:value-type="date">
            <text:p>2019-06-12</text:p>
          </table:table-cell>
          <table:table-cell office:value-type="float" office:value="13.15" calcext:value-type="float">
            <text:p>13.15</text:p>
          </table:table-cell>
          <table:table-cell office:value-type="float" office:value="13.2" calcext:value-type="float">
            <text:p>13.2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12.85" calcext:value-type="float">
            <text:p>12.85</text:p>
          </table:table-cell>
          <table:table-cell office:value-type="float" office:value="22813410" calcext:value-type="float">
            <text:p>22813410</text:p>
          </table:table-cell>
          <table:table-cell/>
          <table:table-cell office:value-type="float" office:value="12.85" calcext:value-type="float">
            <text:p>12.85</text:p>
          </table:table-cell>
          <table:table-cell table:formula="of:=[.I252]/[.I253]" office:value-type="float" office:value="0.275160593679645" calcext:value-type="float">
            <text:p>0.275160593679645</text:p>
          </table:table-cell>
          <table:table-cell table:formula="of:=([.J252]-1)*100" office:value-type="float" office:value="-72.4839406320355" calcext:value-type="float">
            <text:p>-72.4839406320355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-2.28136882129278" calcext:value-type="float">
            <text:p>-2.28136882129278</text:p>
          </table:table-cell>
          <table:table-cell table:formula="of:=[.L252]/1000" office:value-type="float" office:value="0.301" calcext:value-type="float">
            <text:p>0.30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30" calcext:value-type="date">
            <text:p>2016-11-30</text:p>
          </table:table-cell>
          <table:table-cell office:value-type="float" office:value="47.9963" calcext:value-type="float">
            <text:p>47.9963</text:p>
          </table:table-cell>
          <table:table-cell office:value-type="float" office:value="48.1772" calcext:value-type="float">
            <text:p>48.1772</text:p>
          </table:table-cell>
          <table:table-cell office:value-type="float" office:value="46.187401" calcext:value-type="float">
            <text:p>46.187401</text:p>
          </table:table-cell>
          <table:table-cell table:number-columns-repeated="2" office:value-type="float" office:value="46.700001" calcext:value-type="float">
            <text:p>46.700001</text:p>
          </table:table-cell>
          <table:table-cell office:value-type="float" office:value="18374318" calcext:value-type="float">
            <text:p>18374318</text:p>
          </table:table-cell>
          <table:table-cell/>
          <table:table-cell office:value-type="float" office:value="46.700001" calcext:value-type="float">
            <text:p>46.700001</text:p>
          </table:table-cell>
          <table:table-cell table:formula="of:=[.I253]/[.I254]" office:value-type="float" office:value="1.23920014541363" calcext:value-type="float">
            <text:p>1.23920014541363</text:p>
          </table:table-cell>
          <table:table-cell table:formula="of:=([.J253]-1)*100" office:value-type="float" office:value="23.9200145413633" calcext:value-type="float">
            <text:p>23.9200145413633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-2.27120050996434" calcext:value-type="float">
            <text:p>-2.27120050996434</text:p>
          </table:table-cell>
          <table:table-cell table:formula="of:=[.L253]/1000" office:value-type="float" office:value="0.925" calcext:value-type="float">
            <text:p>0.92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04" calcext:value-type="date">
            <text:p>2018-05-04</text:p>
          </table:table-cell>
          <table:table-cell office:value-type="float" office:value="38.59" calcext:value-type="float">
            <text:p>38.59</text:p>
          </table:table-cell>
          <table:table-cell office:value-type="float" office:value="39.042198" calcext:value-type="float">
            <text:p>39.042198</text:p>
          </table:table-cell>
          <table:table-cell office:value-type="float" office:value="37.0826" calcext:value-type="float">
            <text:p>37.0826</text:p>
          </table:table-cell>
          <table:table-cell table:number-columns-repeated="2" office:value-type="float" office:value="37.6856" calcext:value-type="float">
            <text:p>37.6856</text:p>
          </table:table-cell>
          <table:table-cell office:value-type="float" office:value="36580055" calcext:value-type="float">
            <text:p>36580055</text:p>
          </table:table-cell>
          <table:table-cell/>
          <table:table-cell office:value-type="float" office:value="37.6856" calcext:value-type="float">
            <text:p>37.6856</text:p>
          </table:table-cell>
          <table:table-cell table:formula="of:=[.I254]/[.I255]" office:value-type="float" office:value="0.720877459076437" calcext:value-type="float">
            <text:p>0.720877459076437</text:p>
          </table:table-cell>
          <table:table-cell table:formula="of:=([.J254]-1)*100" office:value-type="float" office:value="-27.9122540923563" calcext:value-type="float">
            <text:p>-27.912254092356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-2.26737632967804" calcext:value-type="float">
            <text:p>-2.26737632967804</text:p>
          </table:table-cell>
          <table:table-cell table:formula="of:=[.L254]/1000" office:value-type="float" office:value="0.571" calcext:value-type="float">
            <text:p>0.57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12" calcext:value-type="date">
            <text:p>2017-04-12</text:p>
          </table:table-cell>
          <table:table-cell office:value-type="float" office:value="53.3326" calcext:value-type="float">
            <text:p>53.3326</text:p>
          </table:table-cell>
          <table:table-cell office:value-type="float" office:value="53.4231" calcext:value-type="float">
            <text:p>53.4231</text:p>
          </table:table-cell>
          <table:table-cell office:value-type="float" office:value="52.0965" calcext:value-type="float">
            <text:p>52.0965</text:p>
          </table:table-cell>
          <table:table-cell table:number-columns-repeated="2" office:value-type="float" office:value="52.277401" calcext:value-type="float">
            <text:p>52.277401</text:p>
          </table:table-cell>
          <table:table-cell office:value-type="float" office:value="11521696" calcext:value-type="float">
            <text:p>11521696</text:p>
          </table:table-cell>
          <table:table-cell/>
          <table:table-cell office:value-type="float" office:value="52.277401" calcext:value-type="float">
            <text:p>52.277401</text:p>
          </table:table-cell>
          <table:table-cell table:formula="of:=[.I255]/[.I256]" office:value-type="float" office:value="0.76556317725158" calcext:value-type="float">
            <text:p>0.76556317725158</text:p>
          </table:table-cell>
          <table:table-cell table:formula="of:=([.J255]-1)*100" office:value-type="float" office:value="-23.443682274842" calcext:value-type="float">
            <text:p>-23.443682274842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-2.25489973542818" calcext:value-type="float">
            <text:p>-2.25489973542818</text:p>
          </table:table-cell>
          <table:table-cell table:formula="of:=[.L255]/1000" office:value-type="float" office:value="0.834" calcext:value-type="float">
            <text:p>0.83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01" calcext:value-type="date">
            <text:p>2017-03-01</text:p>
          </table:table-cell>
          <table:table-cell office:value-type="float" office:value="69.3414" calcext:value-type="float">
            <text:p>69.3414</text:p>
          </table:table-cell>
          <table:table-cell office:value-type="float" office:value="69.884102" calcext:value-type="float">
            <text:p>69.884102</text:p>
          </table:table-cell>
          <table:table-cell office:value-type="float" office:value="67.532501" calcext:value-type="float">
            <text:p>67.532501</text:p>
          </table:table-cell>
          <table:table-cell table:number-columns-repeated="2" office:value-type="float" office:value="68.286201" calcext:value-type="float">
            <text:p>68.286201</text:p>
          </table:table-cell>
          <table:table-cell office:value-type="float" office:value="27706708" calcext:value-type="float">
            <text:p>27706708</text:p>
          </table:table-cell>
          <table:table-cell/>
          <table:table-cell office:value-type="float" office:value="68.286201" calcext:value-type="float">
            <text:p>68.286201</text:p>
          </table:table-cell>
          <table:table-cell table:formula="of:=[.I256]/[.I257]" office:value-type="float" office:value="1.52627949580757" calcext:value-type="float">
            <text:p>1.52627949580757</text:p>
          </table:table-cell>
          <table:table-cell table:formula="of:=([.J256]-1)*100" office:value-type="float" office:value="52.6279495807572" calcext:value-type="float">
            <text:p>52.6279495807572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float" office:value="-2.24438842410675" calcext:value-type="float">
            <text:p>-2.24438842410675</text:p>
          </table:table-cell>
          <table:table-cell table:formula="of:=[.L256]/1000" office:value-type="float" office:value="0.862" calcext:value-type="float">
            <text:p>0.86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04" calcext:value-type="date">
            <text:p>2017-10-04</text:p>
          </table:table-cell>
          <table:table-cell table:number-columns-repeated="2" office:value-type="float" office:value="45.946201" calcext:value-type="float">
            <text:p>45.946201</text:p>
          </table:table-cell>
          <table:table-cell office:value-type="float" office:value="44.197601" calcext:value-type="float">
            <text:p>44.197601</text:p>
          </table:table-cell>
          <table:table-cell table:number-columns-repeated="2" office:value-type="float" office:value="44.740299" calcext:value-type="float">
            <text:p>44.740299</text:p>
          </table:table-cell>
          <table:table-cell office:value-type="float" office:value="10170534" calcext:value-type="float">
            <text:p>10170534</text:p>
          </table:table-cell>
          <table:table-cell/>
          <table:table-cell office:value-type="float" office:value="44.740299" calcext:value-type="float">
            <text:p>44.740299</text:p>
          </table:table-cell>
          <table:table-cell table:formula="of:=[.I257]/[.I258]" office:value-type="float" office:value="0.698681794280939" calcext:value-type="float">
            <text:p>0.698681794280939</text:p>
          </table:table-cell>
          <table:table-cell table:formula="of:=([.J257]-1)*100" office:value-type="float" office:value="-30.1318205719061" calcext:value-type="float">
            <text:p>-30.1318205719061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-2.23969246919189" calcext:value-type="float">
            <text:p>-2.23969246919189</text:p>
          </table:table-cell>
          <table:table-cell table:formula="of:=[.L257]/1000" office:value-type="float" office:value="0.715" calcext:value-type="float">
            <text:p>0.71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08" calcext:value-type="date">
            <text:p>2017-03-08</text:p>
          </table:table-cell>
          <table:table-cell office:value-type="float" office:value="65.331703" calcext:value-type="float">
            <text:p>65.331703</text:p>
          </table:table-cell>
          <table:table-cell office:value-type="float" office:value="65.693497" calcext:value-type="float">
            <text:p>65.693497</text:p>
          </table:table-cell>
          <table:table-cell office:value-type="float" office:value="63.492599" calcext:value-type="float">
            <text:p>63.492599</text:p>
          </table:table-cell>
          <table:table-cell table:number-columns-repeated="2" office:value-type="float" office:value="64.035301" calcext:value-type="float">
            <text:p>64.035301</text:p>
          </table:table-cell>
          <table:table-cell office:value-type="float" office:value="19948495" calcext:value-type="float">
            <text:p>19948495</text:p>
          </table:table-cell>
          <table:table-cell/>
          <table:table-cell office:value-type="float" office:value="64.035301" calcext:value-type="float">
            <text:p>64.035301</text:p>
          </table:table-cell>
          <table:table-cell table:formula="of:=[.I258]/[.I259]" office:value-type="float" office:value="1.09880915283903" calcext:value-type="float">
            <text:p>1.09880915283903</text:p>
          </table:table-cell>
          <table:table-cell table:formula="of:=([.J258]-1)*100" office:value-type="float" office:value="9.88091528390274" calcext:value-type="float">
            <text:p>9.88091528390274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-2.20990376360524" calcext:value-type="float">
            <text:p>-2.20990376360524</text:p>
          </table:table-cell>
          <table:table-cell table:formula="of:=[.L258]/1000" office:value-type="float" office:value="0.857" calcext:value-type="float">
            <text:p>0.85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09" calcext:value-type="date">
            <text:p>2017-11-09</text:p>
          </table:table-cell>
          <table:table-cell office:value-type="float" office:value="61.2617" calcext:value-type="float">
            <text:p>61.2617</text:p>
          </table:table-cell>
          <table:table-cell office:value-type="float" office:value="61.985199" calcext:value-type="float">
            <text:p>61.985199</text:p>
          </table:table-cell>
          <table:table-cell office:value-type="float" office:value="57.040901" calcext:value-type="float">
            <text:p>57.040901</text:p>
          </table:table-cell>
          <table:table-cell table:number-columns-repeated="2" office:value-type="float" office:value="58.277" calcext:value-type="float">
            <text:p>58.277</text:p>
          </table:table-cell>
          <table:table-cell office:value-type="float" office:value="38735068" calcext:value-type="float">
            <text:p>38735068</text:p>
          </table:table-cell>
          <table:table-cell/>
          <table:table-cell office:value-type="float" office:value="58.277" calcext:value-type="float">
            <text:p>58.277</text:p>
          </table:table-cell>
          <table:table-cell table:formula="of:=[.I259]/[.I260]" office:value-type="float" office:value="1.15472031682021" calcext:value-type="float">
            <text:p>1.15472031682021</text:p>
          </table:table-cell>
          <table:table-cell table:formula="of:=([.J259]-1)*100" office:value-type="float" office:value="15.4720316820207" calcext:value-type="float">
            <text:p>15.4720316820207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-2.17597316542768" calcext:value-type="float">
            <text:p>-2.17597316542768</text:p>
          </table:table-cell>
          <table:table-cell table:formula="of:=[.L259]/1000" office:value-type="float" office:value="0.69" calcext:value-type="float">
            <text:p>0.6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09" calcext:value-type="date">
            <text:p>2018-02-09</text:p>
          </table:table-cell>
          <table:table-cell office:value-type="float" office:value="50.800098" calcext:value-type="float">
            <text:p>50.800098</text:p>
          </table:table-cell>
          <table:table-cell office:value-type="float" office:value="51.403099" calcext:value-type="float">
            <text:p>51.403099</text:p>
          </table:table-cell>
          <table:table-cell office:value-type="float" office:value="50.197201" calcext:value-type="float">
            <text:p>50.197201</text:p>
          </table:table-cell>
          <table:table-cell table:number-columns-repeated="2" office:value-type="float" office:value="50.468498" calcext:value-type="float">
            <text:p>50.468498</text:p>
          </table:table-cell>
          <table:table-cell office:value-type="float" office:value="21668728" calcext:value-type="float">
            <text:p>21668728</text:p>
          </table:table-cell>
          <table:table-cell/>
          <table:table-cell office:value-type="float" office:value="50.468498" calcext:value-type="float">
            <text:p>50.468498</text:p>
          </table:table-cell>
          <table:table-cell table:formula="of:=[.I260]/[.I261]" office:value-type="float" office:value="0.943629236122955" calcext:value-type="float">
            <text:p>0.943629236122955</text:p>
          </table:table-cell>
          <table:table-cell table:formula="of:=([.J260]-1)*100" office:value-type="float" office:value="-5.63707638770446" calcext:value-type="float">
            <text:p>-5.63707638770446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-2.16249612282879" calcext:value-type="float">
            <text:p>-2.16249612282879</text:p>
          </table:table-cell>
          <table:table-cell table:formula="of:=[.L260]/1000" office:value-type="float" office:value="0.626" calcext:value-type="float">
            <text:p>0.62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01" calcext:value-type="date">
            <text:p>2017-09-01</text:p>
          </table:table-cell>
          <table:table-cell office:value-type="float" office:value="54.870201" calcext:value-type="float">
            <text:p>54.870201</text:p>
          </table:table-cell>
          <table:table-cell office:value-type="float" office:value="55.051102" calcext:value-type="float">
            <text:p>55.051102</text:p>
          </table:table-cell>
          <table:table-cell office:value-type="float" office:value="53.362801" calcext:value-type="float">
            <text:p>53.362801</text:p>
          </table:table-cell>
          <table:table-cell table:number-columns-repeated="2" office:value-type="float" office:value="53.483398" calcext:value-type="float">
            <text:p>53.483398</text:p>
          </table:table-cell>
          <table:table-cell office:value-type="float" office:value="9790741" calcext:value-type="float">
            <text:p>9790741</text:p>
          </table:table-cell>
          <table:table-cell/>
          <table:table-cell office:value-type="float" office:value="53.483398" calcext:value-type="float">
            <text:p>53.483398</text:p>
          </table:table-cell>
          <table:table-cell table:formula="of:=[.I261]/[.I262]" office:value-type="float" office:value="2.99662133920517" calcext:value-type="float">
            <text:p>2.99662133920517</text:p>
          </table:table-cell>
          <table:table-cell table:formula="of:=([.J261]-1)*100" office:value-type="float" office:value="199.662133920517" calcext:value-type="float">
            <text:p>199.662133920517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float" office:value="-2.15097211626244" calcext:value-type="float">
            <text:p>-2.15097211626244</text:p>
          </table:table-cell>
          <table:table-cell table:formula="of:=[.L261]/1000" office:value-type="float" office:value="0.737" calcext:value-type="float">
            <text:p>0.73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26" calcext:value-type="date">
            <text:p>2019-03-26</text:p>
          </table:table-cell>
          <table:table-cell office:value-type="float" office:value="18.239799" calcext:value-type="float">
            <text:p>18.239799</text:p>
          </table:table-cell>
          <table:table-cell office:value-type="float" office:value="18.360399" calcext:value-type="float">
            <text:p>18.360399</text:p>
          </table:table-cell>
          <table:table-cell office:value-type="float" office:value="17.6971" calcext:value-type="float">
            <text:p>17.6971</text:p>
          </table:table-cell>
          <table:table-cell table:number-columns-repeated="2" office:value-type="float" office:value="17.8479" calcext:value-type="float">
            <text:p>17.8479</text:p>
          </table:table-cell>
          <table:table-cell office:value-type="float" office:value="66811828" calcext:value-type="float">
            <text:p>66811828</text:p>
          </table:table-cell>
          <table:table-cell/>
          <table:table-cell office:value-type="float" office:value="17.8479" calcext:value-type="float">
            <text:p>17.8479</text:p>
          </table:table-cell>
          <table:table-cell table:formula="of:=[.I262]/[.I263]" office:value-type="float" office:value="0.284752690711024" calcext:value-type="float">
            <text:p>0.284752690711024</text:p>
          </table:table-cell>
          <table:table-cell table:formula="of:=([.J262]-1)*100" office:value-type="float" office:value="-71.5247309288976" calcext:value-type="float">
            <text:p>-71.5247309288976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-2.14859275587413" calcext:value-type="float">
            <text:p>-2.14859275587413</text:p>
          </table:table-cell>
          <table:table-cell table:formula="of:=[.L262]/1000" office:value-type="float" office:value="0.351" calcext:value-type="float">
            <text:p>0.35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09" calcext:value-type="date">
            <text:p>2017-03-09</text:p>
          </table:table-cell>
          <table:table-cell table:number-columns-repeated="2" office:value-type="float" office:value="64.035301" calcext:value-type="float">
            <text:p>64.035301</text:p>
          </table:table-cell>
          <table:table-cell office:value-type="float" office:value="62.105801" calcext:value-type="float">
            <text:p>62.105801</text:p>
          </table:table-cell>
          <table:table-cell table:number-columns-repeated="2" office:value-type="float" office:value="62.6786" calcext:value-type="float">
            <text:p>62.6786</text:p>
          </table:table-cell>
          <table:table-cell office:value-type="float" office:value="19677707" calcext:value-type="float">
            <text:p>19677707</text:p>
          </table:table-cell>
          <table:table-cell/>
          <table:table-cell office:value-type="float" office:value="62.6786" calcext:value-type="float">
            <text:p>62.6786</text:p>
          </table:table-cell>
          <table:table-cell table:formula="of:=[.I263]/[.I264]" office:value-type="float" office:value="3.42504139321643" calcext:value-type="float">
            <text:p>3.42504139321643</text:p>
          </table:table-cell>
          <table:table-cell table:formula="of:=([.J263]-1)*100" office:value-type="float" office:value="242.504139321643" calcext:value-type="float">
            <text:p>242.504139321643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-2.11867669678011" calcext:value-type="float">
            <text:p>-2.11867669678011</text:p>
          </table:table-cell>
          <table:table-cell table:formula="of:=[.L263]/1000" office:value-type="float" office:value="0.856" calcext:value-type="float">
            <text:p>0.85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22" calcext:value-type="date">
            <text:p>2019-02-22</text:p>
          </table:table-cell>
          <table:table-cell office:value-type="float" office:value="18.812599" calcext:value-type="float">
            <text:p>18.812599</text:p>
          </table:table-cell>
          <table:table-cell office:value-type="float" office:value="18.933201" calcext:value-type="float">
            <text:p>18.933201</text:p>
          </table:table-cell>
          <table:table-cell office:value-type="float" office:value="18.179501" calcext:value-type="float">
            <text:p>18.179501</text:p>
          </table:table-cell>
          <table:table-cell table:number-columns-repeated="2" office:value-type="float" office:value="18.3001" calcext:value-type="float">
            <text:p>18.3001</text:p>
          </table:table-cell>
          <table:table-cell office:value-type="float" office:value="37953253" calcext:value-type="float">
            <text:p>37953253</text:p>
          </table:table-cell>
          <table:table-cell/>
          <table:table-cell office:value-type="float" office:value="18.3001" calcext:value-type="float">
            <text:p>18.3001</text:p>
          </table:table-cell>
          <table:table-cell table:formula="of:=[.I264]/[.I265]" office:value-type="float" office:value="0.348649710863326" calcext:value-type="float">
            <text:p>0.348649710863326</text:p>
          </table:table-cell>
          <table:table-cell table:formula="of:=([.J264]-1)*100" office:value-type="float" office:value="-65.1350289136674" calcext:value-type="float">
            <text:p>-65.1350289136674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-2.09661363666882" calcext:value-type="float">
            <text:p>-2.09661363666882</text:p>
          </table:table-cell>
          <table:table-cell table:formula="of:=[.L264]/1000" office:value-type="float" office:value="0.371" calcext:value-type="float">
            <text:p>0.37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30" calcext:value-type="date">
            <text:p>2017-03-30</text:p>
          </table:table-cell>
          <table:table-cell office:value-type="float" office:value="53.603901" calcext:value-type="float">
            <text:p>53.603901</text:p>
          </table:table-cell>
          <table:table-cell office:value-type="float" office:value="53.875301" calcext:value-type="float">
            <text:p>53.875301</text:p>
          </table:table-cell>
          <table:table-cell office:value-type="float" office:value="52.126701" calcext:value-type="float">
            <text:p>52.126701</text:p>
          </table:table-cell>
          <table:table-cell table:number-columns-repeated="2" office:value-type="float" office:value="52.488499" calcext:value-type="float">
            <text:p>52.488499</text:p>
          </table:table-cell>
          <table:table-cell office:value-type="float" office:value="73393473" calcext:value-type="float">
            <text:p>73393473</text:p>
          </table:table-cell>
          <table:table-cell/>
          <table:table-cell office:value-type="float" office:value="52.488499" calcext:value-type="float">
            <text:p>52.488499</text:p>
          </table:table-cell>
          <table:table-cell table:formula="of:=[.I265]/[.I266]" office:value-type="float" office:value="1.1859690360365" calcext:value-type="float">
            <text:p>1.1859690360365</text:p>
          </table:table-cell>
          <table:table-cell table:formula="of:=([.J265]-1)*100" office:value-type="float" office:value="18.5969036036504" calcext:value-type="float">
            <text:p>18.5969036036504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-2.08082243865051" calcext:value-type="float">
            <text:p>-2.08082243865051</text:p>
          </table:table-cell>
          <table:table-cell table:formula="of:=[.L265]/1000" office:value-type="float" office:value="0.842" calcext:value-type="float">
            <text:p>0.84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03" calcext:value-type="date">
            <text:p>2017-01-03</text:p>
          </table:table-cell>
          <table:table-cell office:value-type="float" office:value="45.162399" calcext:value-type="float">
            <text:p>45.162399</text:p>
          </table:table-cell>
          <table:table-cell office:value-type="float" office:value="45.493999" calcext:value-type="float">
            <text:p>45.493999</text:p>
          </table:table-cell>
          <table:table-cell office:value-type="float" office:value="43.9263" calcext:value-type="float">
            <text:p>43.9263</text:p>
          </table:table-cell>
          <table:table-cell table:number-columns-repeated="2" office:value-type="float" office:value="44.2579" calcext:value-type="float">
            <text:p>44.2579</text:p>
          </table:table-cell>
          <table:table-cell office:value-type="float" office:value="6718645" calcext:value-type="float">
            <text:p>6718645</text:p>
          </table:table-cell>
          <table:table-cell/>
          <table:table-cell office:value-type="float" office:value="44.2579" calcext:value-type="float">
            <text:p>44.2579</text:p>
          </table:table-cell>
          <table:table-cell table:formula="of:=[.I266]/[.I267]" office:value-type="float" office:value="0.844648666831724" calcext:value-type="float">
            <text:p>0.844648666831724</text:p>
          </table:table-cell>
          <table:table-cell table:formula="of:=([.J266]-1)*100" office:value-type="float" office:value="-15.5351333168276" calcext:value-type="float">
            <text:p>-15.5351333168276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-2.0680444306457" calcext:value-type="float">
            <text:p>-2.0680444306457</text:p>
          </table:table-cell>
          <table:table-cell table:formula="of:=[.L266]/1000" office:value-type="float" office:value="0.901" calcext:value-type="float">
            <text:p>0.90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04" calcext:value-type="date">
            <text:p>2017-09-04</text:p>
          </table:table-cell>
          <table:table-cell office:value-type="float" office:value="53.362801" calcext:value-type="float">
            <text:p>53.362801</text:p>
          </table:table-cell>
          <table:table-cell office:value-type="float" office:value="53.814999" calcext:value-type="float">
            <text:p>53.814999</text:p>
          </table:table-cell>
          <table:table-cell office:value-type="float" office:value="51.7649" calcext:value-type="float">
            <text:p>51.7649</text:p>
          </table:table-cell>
          <table:table-cell table:number-columns-repeated="2" office:value-type="float" office:value="52.397999" calcext:value-type="float">
            <text:p>52.397999</text:p>
          </table:table-cell>
          <table:table-cell office:value-type="float" office:value="15775439" calcext:value-type="float">
            <text:p>15775439</text:p>
          </table:table-cell>
          <table:table-cell/>
          <table:table-cell office:value-type="float" office:value="52.397999" calcext:value-type="float">
            <text:p>52.397999</text:p>
          </table:table-cell>
          <table:table-cell table:formula="of:=[.I267]/[.I268]" office:value-type="float" office:value="3.09132719225208" calcext:value-type="float">
            <text:p>3.09132719225208</text:p>
          </table:table-cell>
          <table:table-cell table:formula="of:=([.J267]-1)*100" office:value-type="float" office:value="209.132719225208" calcext:value-type="float">
            <text:p>209.132719225208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-2.02941294044182" calcext:value-type="float">
            <text:p>-2.02941294044182</text:p>
          </table:table-cell>
          <table:table-cell table:formula="of:=[.L267]/1000" office:value-type="float" office:value="0.736" calcext:value-type="float">
            <text:p>0.73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09" calcext:value-type="date">
            <text:p>2019-04-09</text:p>
          </table:table-cell>
          <table:table-cell office:value-type="float" office:value="17.5" calcext:value-type="float">
            <text:p>17.5</text:p>
          </table:table-cell>
          <table:table-cell office:value-type="float" office:value="17.700001" calcext:value-type="float">
            <text:p>17.700001</text:p>
          </table:table-cell>
          <table:table-cell office:value-type="float" office:value="16.799999" calcext:value-type="float">
            <text:p>16.799999</text:p>
          </table:table-cell>
          <table:table-cell table:number-columns-repeated="2" office:value-type="float" office:value="16.950001" calcext:value-type="float">
            <text:p>16.950001</text:p>
          </table:table-cell>
          <table:table-cell office:value-type="float" office:value="57008691" calcext:value-type="float">
            <text:p>57008691</text:p>
          </table:table-cell>
          <table:table-cell/>
          <table:table-cell office:value-type="float" office:value="16.950001" calcext:value-type="float">
            <text:p>16.950001</text:p>
          </table:table-cell>
          <table:table-cell table:formula="of:=[.I268]/[.I269]" office:value-type="float" office:value="0.302755905575101" calcext:value-type="float">
            <text:p>0.302755905575101</text:p>
          </table:table-cell>
          <table:table-cell table:formula="of:=([.J268]-1)*100" office:value-type="float" office:value="-69.7244094424899" calcext:value-type="float">
            <text:p>-69.7244094424899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-2.02310994353236" calcext:value-type="float">
            <text:p>-2.02310994353236</text:p>
          </table:table-cell>
          <table:table-cell table:formula="of:=[.L268]/1000" office:value-type="float" office:value="0.342" calcext:value-type="float">
            <text:p>0.34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31" calcext:value-type="date">
            <text:p>2017-10-31</text:p>
          </table:table-cell>
          <table:table-cell office:value-type="float" office:value="57.462898" calcext:value-type="float">
            <text:p>57.462898</text:p>
          </table:table-cell>
          <table:table-cell office:value-type="float" office:value="57.5835" calcext:value-type="float">
            <text:p>57.5835</text:p>
          </table:table-cell>
          <table:table-cell office:value-type="float" office:value="55.653999" calcext:value-type="float">
            <text:p>55.653999</text:p>
          </table:table-cell>
          <table:table-cell table:number-columns-repeated="2" office:value-type="float" office:value="55.985699" calcext:value-type="float">
            <text:p>55.985699</text:p>
          </table:table-cell>
          <table:table-cell office:value-type="float" office:value="14299343" calcext:value-type="float">
            <text:p>14299343</text:p>
          </table:table-cell>
          <table:table-cell/>
          <table:table-cell office:value-type="float" office:value="55.985699" calcext:value-type="float">
            <text:p>55.985699</text:p>
          </table:table-cell>
          <table:table-cell table:formula="of:=[.I269]/[.I270]" office:value-type="float" office:value="1.1173295763375" calcext:value-type="float">
            <text:p>1.1173295763375</text:p>
          </table:table-cell>
          <table:table-cell table:formula="of:=([.J269]-1)*100" office:value-type="float" office:value="11.7329576337504" calcext:value-type="float">
            <text:p>11.7329576337504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-2.00521073368851" calcext:value-type="float">
            <text:p>-2.00521073368851</text:p>
          </table:table-cell>
          <table:table-cell table:formula="of:=[.L269]/1000" office:value-type="float" office:value="0.697" calcext:value-type="float">
            <text:p>0.69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15" calcext:value-type="date">
            <text:p>2018-02-15</text:p>
          </table:table-cell>
          <table:table-cell office:value-type="float" office:value="51.553902" calcext:value-type="float">
            <text:p>51.553902</text:p>
          </table:table-cell>
          <table:table-cell office:value-type="float" office:value="51.7649" calcext:value-type="float">
            <text:p>51.7649</text:p>
          </table:table-cell>
          <table:table-cell office:value-type="float" office:value="49.805199" calcext:value-type="float">
            <text:p>49.805199</text:p>
          </table:table-cell>
          <table:table-cell table:number-columns-repeated="2" office:value-type="float" office:value="50.106701" calcext:value-type="float">
            <text:p>50.106701</text:p>
          </table:table-cell>
          <table:table-cell office:value-type="float" office:value="13716233" calcext:value-type="float">
            <text:p>13716233</text:p>
          </table:table-cell>
          <table:table-cell/>
          <table:table-cell office:value-type="float" office:value="50.106701" calcext:value-type="float">
            <text:p>50.106701</text:p>
          </table:table-cell>
          <table:table-cell table:formula="of:=[.I270]/[.I271]" office:value-type="float" office:value="1.35895105287129" calcext:value-type="float">
            <text:p>1.35895105287129</text:p>
          </table:table-cell>
          <table:table-cell table:formula="of:=([.J270]-1)*100" office:value-type="float" office:value="35.8951052871287" calcext:value-type="float">
            <text:p>35.8951052871287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-2.00482079626296" calcext:value-type="float">
            <text:p>-2.00482079626296</text:p>
          </table:table-cell>
          <table:table-cell table:formula="of:=[.L270]/1000" office:value-type="float" office:value="0.623" calcext:value-type="float">
            <text:p>0.62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08" calcext:value-type="date">
            <text:p>2018-05-08</text:p>
          </table:table-cell>
          <table:table-cell table:number-columns-repeated="2" office:value-type="float" office:value="37.866501" calcext:value-type="float">
            <text:p>37.866501</text:p>
          </table:table-cell>
          <table:table-cell office:value-type="float" office:value="36.2384" calcext:value-type="float">
            <text:p>36.2384</text:p>
          </table:table-cell>
          <table:table-cell table:number-columns-repeated="2" office:value-type="float" office:value="36.871601" calcext:value-type="float">
            <text:p>36.871601</text:p>
          </table:table-cell>
          <table:table-cell office:value-type="float" office:value="23283504" calcext:value-type="float">
            <text:p>23283504</text:p>
          </table:table-cell>
          <table:table-cell/>
          <table:table-cell office:value-type="float" office:value="36.871601" calcext:value-type="float">
            <text:p>36.871601</text:p>
          </table:table-cell>
          <table:table-cell table:formula="of:=[.I271]/[.I272]" office:value-type="float" office:value="0.805667180032313" calcext:value-type="float">
            <text:p>0.805667180032313</text:p>
          </table:table-cell>
          <table:table-cell table:formula="of:=([.J271]-1)*100" office:value-type="float" office:value="-19.4332819967687" calcext:value-type="float">
            <text:p>-19.4332819967687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-2.00317334338402" calcext:value-type="float">
            <text:p>-2.00317334338402</text:p>
          </table:table-cell>
          <table:table-cell table:formula="of:=[.L271]/1000" office:value-type="float" office:value="0.569" calcext:value-type="float">
            <text:p>0.56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03" calcext:value-type="date">
            <text:p>2017-10-03</text:p>
          </table:table-cell>
          <table:table-cell table:number-columns-repeated="2" office:value-type="float" office:value="47.453701" calcext:value-type="float">
            <text:p>47.453701</text:p>
          </table:table-cell>
          <table:table-cell office:value-type="float" office:value="45.493999" calcext:value-type="float">
            <text:p>45.493999</text:p>
          </table:table-cell>
          <table:table-cell table:number-columns-repeated="2" office:value-type="float" office:value="45.765301" calcext:value-type="float">
            <text:p>45.765301</text:p>
          </table:table-cell>
          <table:table-cell office:value-type="float" office:value="7819496" calcext:value-type="float">
            <text:p>7819496</text:p>
          </table:table-cell>
          <table:table-cell/>
          <table:table-cell office:value-type="float" office:value="45.765301" calcext:value-type="float">
            <text:p>45.765301</text:p>
          </table:table-cell>
          <table:table-cell table:formula="of:=[.I272]/[.I273]" office:value-type="float" office:value="4.66992867346939" calcext:value-type="float">
            <text:p>4.66992867346939</text:p>
          </table:table-cell>
          <table:table-cell table:formula="of:=([.J272]-1)*100" office:value-type="float" office:value="366.992867346939" calcext:value-type="float">
            <text:p>366.992867346939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-2.00149888647754" calcext:value-type="float">
            <text:p>-2.00149888647754</text:p>
          </table:table-cell>
          <table:table-cell table:formula="of:=[.L272]/1000" office:value-type="float" office:value="0.716" calcext:value-type="float">
            <text:p>0.71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9.75" calcext:value-type="float">
            <text:p>9.75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231233013" calcext:value-type="float">
            <text:p>231233013</text:p>
          </table:table-cell>
          <table:table-cell/>
          <table:table-cell office:value-type="float" office:value="9.8" calcext:value-type="float">
            <text:p>9.8</text:p>
          </table:table-cell>
          <table:table-cell table:formula="of:=[.I273]/[.I274]" office:value-type="float" office:value="0.188548927263384" calcext:value-type="float">
            <text:p>0.188548927263384</text:p>
          </table:table-cell>
          <table:table-cell table:formula="of:=([.J273]-1)*100" office:value-type="float" office:value="-81.1451072736616" calcext:value-type="float">
            <text:p>-81.145107273661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1.99999999999999" calcext:value-type="float">
            <text:p>-1.99999999999999</text:p>
          </table:table-cell>
          <table:table-cell table:formula="of:=[.L273]/1000" office:value-type="float" office:value="0.04" calcext:value-type="float">
            <text:p>0.0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11" calcext:value-type="date">
            <text:p>2017-08-11</text:p>
          </table:table-cell>
          <table:table-cell office:value-type="float" office:value="52.458302" calcext:value-type="float">
            <text:p>52.458302</text:p>
          </table:table-cell>
          <table:table-cell office:value-type="float" office:value="53.603901" calcext:value-type="float">
            <text:p>53.603901</text:p>
          </table:table-cell>
          <table:table-cell office:value-type="float" office:value="51.523701" calcext:value-type="float">
            <text:p>51.523701</text:p>
          </table:table-cell>
          <table:table-cell table:number-columns-repeated="2" office:value-type="float" office:value="51.975899" calcext:value-type="float">
            <text:p>51.975899</text:p>
          </table:table-cell>
          <table:table-cell office:value-type="float" office:value="11774072" calcext:value-type="float">
            <text:p>11774072</text:p>
          </table:table-cell>
          <table:table-cell/>
          <table:table-cell office:value-type="float" office:value="51.975899" calcext:value-type="float">
            <text:p>51.975899</text:p>
          </table:table-cell>
          <table:table-cell table:formula="of:=[.I274]/[.I275]" office:value-type="float" office:value="1.20643838160164" calcext:value-type="float">
            <text:p>1.20643838160164</text:p>
          </table:table-cell>
          <table:table-cell table:formula="of:=([.J274]-1)*100" office:value-type="float" office:value="20.643838160164" calcext:value-type="float">
            <text:p>20.643838160164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-1.98977954464872" calcext:value-type="float">
            <text:p>-1.98977954464872</text:p>
          </table:table-cell>
          <table:table-cell table:formula="of:=[.L274]/1000" office:value-type="float" office:value="0.75" calcext:value-type="float">
            <text:p>0.7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24" calcext:value-type="date">
            <text:p>2016-11-24</text:p>
          </table:table-cell>
          <table:table-cell office:value-type="float" office:value="43.3535" calcext:value-type="float">
            <text:p>43.3535</text:p>
          </table:table-cell>
          <table:table-cell office:value-type="float" office:value="43.986599" calcext:value-type="float">
            <text:p>43.986599</text:p>
          </table:table-cell>
          <table:table-cell office:value-type="float" office:value="42.871101" calcext:value-type="float">
            <text:p>42.871101</text:p>
          </table:table-cell>
          <table:table-cell table:number-columns-repeated="2" office:value-type="float" office:value="43.0821" calcext:value-type="float">
            <text:p>43.0821</text:p>
          </table:table-cell>
          <table:table-cell office:value-type="float" office:value="13995921" calcext:value-type="float">
            <text:p>13995921</text:p>
          </table:table-cell>
          <table:table-cell/>
          <table:table-cell office:value-type="float" office:value="43.0821" calcext:value-type="float">
            <text:p>43.0821</text:p>
          </table:table-cell>
          <table:table-cell table:formula="of:=[.I275]/[.I276]" office:value-type="float" office:value="1.0295368027128" calcext:value-type="float">
            <text:p>1.0295368027128</text:p>
          </table:table-cell>
          <table:table-cell table:formula="of:=([.J275]-1)*100" office:value-type="float" office:value="2.95368027127976" calcext:value-type="float">
            <text:p>2.95368027127976</text:p>
          </table:table-cell>
          <table:table-cell office:value-type="float" office:value="929" calcext:value-type="float">
            <text:p>929</text:p>
          </table:table-cell>
          <table:table-cell/>
          <table:table-cell office:value-type="float" office:value="-1.98902084843068" calcext:value-type="float">
            <text:p>-1.98902084843068</text:p>
          </table:table-cell>
          <table:table-cell table:formula="of:=[.L275]/1000" office:value-type="float" office:value="0.929" calcext:value-type="float">
            <text:p>0.92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26" calcext:value-type="date">
            <text:p>2016-12-26</text:p>
          </table:table-cell>
          <table:table-cell table:number-columns-repeated="2" office:value-type="float" office:value="43.0821" calcext:value-type="float">
            <text:p>43.0821</text:p>
          </table:table-cell>
          <table:table-cell office:value-type="float" office:value="41.665199" calcext:value-type="float">
            <text:p>41.665199</text:p>
          </table:table-cell>
          <table:table-cell table:number-columns-repeated="2" office:value-type="float" office:value="41.8461" calcext:value-type="float">
            <text:p>41.8461</text:p>
          </table:table-cell>
          <table:table-cell office:value-type="float" office:value="5880229" calcext:value-type="float">
            <text:p>5880229</text:p>
          </table:table-cell>
          <table:table-cell/>
          <table:table-cell office:value-type="float" office:value="41.8461" calcext:value-type="float">
            <text:p>41.8461</text:p>
          </table:table-cell>
          <table:table-cell table:formula="of:=[.I276]/[.I277]" office:value-type="float" office:value="8.36922" calcext:value-type="float">
            <text:p>8.36922</text:p>
          </table:table-cell>
          <table:table-cell table:formula="of:=([.J276]-1)*100" office:value-type="float" office:value="736.922" calcext:value-type="float">
            <text:p>736.922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float" office:value="-1.97727108382554" calcext:value-type="float">
            <text:p>-1.97727108382554</text:p>
          </table:table-cell>
          <table:table-cell table:formula="of:=[.L276]/1000" office:value-type="float" office:value="0.907" calcext:value-type="float">
            <text:p>0.90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04" calcext:value-type="date">
            <text:p>2019-09-04</text:p>
          </table:table-cell>
          <table:table-cell office:value-type="float" office:value="5.15" calcext:value-type="float">
            <text:p>5.15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3057113" calcext:value-type="float">
            <text:p>5305711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277]/[.I278]" office:value-type="float" office:value="0.103524388420358" calcext:value-type="float">
            <text:p>0.103524388420358</text:p>
          </table:table-cell>
          <table:table-cell table:formula="of:=([.J277]-1)*100" office:value-type="float" office:value="-89.6475611579642" calcext:value-type="float">
            <text:p>-89.6475611579642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-1.96078431372548" calcext:value-type="float">
            <text:p>-1.96078431372548</text:p>
          </table:table-cell>
          <table:table-cell table:formula="of:=[.L277]/1000" office:value-type="float" office:value="0.244" calcext:value-type="float">
            <text:p>0.24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06" calcext:value-type="date">
            <text:p>2017-06-06</text:p>
          </table:table-cell>
          <table:table-cell office:value-type="float" office:value="49.2626" calcext:value-type="float">
            <text:p>49.2626</text:p>
          </table:table-cell>
          <table:table-cell office:value-type="float" office:value="49.4133" calcext:value-type="float">
            <text:p>49.4133</text:p>
          </table:table-cell>
          <table:table-cell office:value-type="float" office:value="47.9963" calcext:value-type="float">
            <text:p>47.9963</text:p>
          </table:table-cell>
          <table:table-cell table:number-columns-repeated="2" office:value-type="float" office:value="48.297798" calcext:value-type="float">
            <text:p>48.297798</text:p>
          </table:table-cell>
          <table:table-cell office:value-type="float" office:value="7075244" calcext:value-type="float">
            <text:p>7075244</text:p>
          </table:table-cell>
          <table:table-cell/>
          <table:table-cell office:value-type="float" office:value="48.297798" calcext:value-type="float">
            <text:p>48.297798</text:p>
          </table:table-cell>
          <table:table-cell table:formula="of:=[.I278]/[.I279]" office:value-type="float" office:value="1.0322159453175" calcext:value-type="float">
            <text:p>1.0322159453175</text:p>
          </table:table-cell>
          <table:table-cell table:formula="of:=([.J278]-1)*100" office:value-type="float" office:value="3.22159453175022" calcext:value-type="float">
            <text:p>3.22159453175022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-1.9584877777462" calcext:value-type="float">
            <text:p>-1.9584877777462</text:p>
          </table:table-cell>
          <table:table-cell table:formula="of:=[.L278]/1000" office:value-type="float" office:value="0.797" calcext:value-type="float">
            <text:p>0.79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22" calcext:value-type="date">
            <text:p>2018-03-22</text:p>
          </table:table-cell>
          <table:table-cell office:value-type="float" office:value="47.393398" calcext:value-type="float">
            <text:p>47.393398</text:p>
          </table:table-cell>
          <table:table-cell office:value-type="float" office:value="48.0868" calcext:value-type="float">
            <text:p>48.0868</text:p>
          </table:table-cell>
          <table:table-cell office:value-type="float" office:value="46.277901" calcext:value-type="float">
            <text:p>46.277901</text:p>
          </table:table-cell>
          <table:table-cell table:number-columns-repeated="2" office:value-type="float" office:value="46.790401" calcext:value-type="float">
            <text:p>46.790401</text:p>
          </table:table-cell>
          <table:table-cell office:value-type="float" office:value="10906059" calcext:value-type="float">
            <text:p>10906059</text:p>
          </table:table-cell>
          <table:table-cell/>
          <table:table-cell office:value-type="float" office:value="46.790401" calcext:value-type="float">
            <text:p>46.790401</text:p>
          </table:table-cell>
          <table:table-cell table:formula="of:=[.I279]/[.I280]" office:value-type="float" office:value="1.03054387825071" calcext:value-type="float">
            <text:p>1.03054387825071</text:p>
          </table:table-cell>
          <table:table-cell table:formula="of:=([.J279]-1)*100" office:value-type="float" office:value="3.05438782507088" calcext:value-type="float">
            <text:p>3.05438782507088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-1.95829657237492" calcext:value-type="float">
            <text:p>-1.95829657237492</text:p>
          </table:table-cell>
          <table:table-cell table:formula="of:=[.L279]/1000" office:value-type="float" office:value="0.599" calcext:value-type="float">
            <text:p>0.59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25" calcext:value-type="date">
            <text:p>2016-10-25</text:p>
          </table:table-cell>
          <table:table-cell office:value-type="float" office:value="44.649899" calcext:value-type="float">
            <text:p>44.649899</text:p>
          </table:table-cell>
          <table:table-cell office:value-type="float" office:value="46.398499" calcext:value-type="float">
            <text:p>46.398499</text:p>
          </table:table-cell>
          <table:table-cell office:value-type="float" office:value="44.649899" calcext:value-type="float">
            <text:p>44.649899</text:p>
          </table:table-cell>
          <table:table-cell table:number-columns-repeated="2" office:value-type="float" office:value="45.403599" calcext:value-type="float">
            <text:p>45.403599</text:p>
          </table:table-cell>
          <table:table-cell office:value-type="float" office:value="33852679" calcext:value-type="float">
            <text:p>33852679</text:p>
          </table:table-cell>
          <table:table-cell/>
          <table:table-cell office:value-type="float" office:value="45.403599" calcext:value-type="float">
            <text:p>45.403599</text:p>
          </table:table-cell>
          <table:table-cell table:formula="of:=[.I280]/[.I281]" office:value-type="float" office:value="0.806210521566384" calcext:value-type="float">
            <text:p>0.806210521566384</text:p>
          </table:table-cell>
          <table:table-cell table:formula="of:=([.J280]-1)*100" office:value-type="float" office:value="-19.3789478433616" calcext:value-type="float">
            <text:p>-19.3789478433616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-1.95301032117583" calcext:value-type="float">
            <text:p>-1.95301032117583</text:p>
          </table:table-cell>
          <table:table-cell table:formula="of:=[.L280]/1000" office:value-type="float" office:value="0.949" calcext:value-type="float">
            <text:p>0.94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29" calcext:value-type="date">
            <text:p>2017-11-29</text:p>
          </table:table-cell>
          <table:table-cell office:value-type="float" office:value="57.704102" calcext:value-type="float">
            <text:p>57.704102</text:p>
          </table:table-cell>
          <table:table-cell office:value-type="float" office:value="57.794601" calcext:value-type="float">
            <text:p>57.794601</text:p>
          </table:table-cell>
          <table:table-cell office:value-type="float" office:value="56.1063" calcext:value-type="float">
            <text:p>56.1063</text:p>
          </table:table-cell>
          <table:table-cell table:number-columns-repeated="2" office:value-type="float" office:value="56.317299" calcext:value-type="float">
            <text:p>56.317299</text:p>
          </table:table-cell>
          <table:table-cell office:value-type="float" office:value="15907228" calcext:value-type="float">
            <text:p>15907228</text:p>
          </table:table-cell>
          <table:table-cell/>
          <table:table-cell office:value-type="float" office:value="56.317299" calcext:value-type="float">
            <text:p>56.317299</text:p>
          </table:table-cell>
          <table:table-cell table:formula="of:=[.I281]/[.I282]" office:value-type="float" office:value="1.02300039334362" calcext:value-type="float">
            <text:p>1.02300039334362</text:p>
          </table:table-cell>
          <table:table-cell table:formula="of:=([.J281]-1)*100" office:value-type="float" office:value="2.30003933436247" calcext:value-type="float">
            <text:p>2.30003933436247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-1.942271663579" calcext:value-type="float">
            <text:p>-1.942271663579</text:p>
          </table:table-cell>
          <table:table-cell table:formula="of:=[.L281]/1000" office:value-type="float" office:value="0.676" calcext:value-type="float">
            <text:p>0.67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01" calcext:value-type="date">
            <text:p>2018-02-01</text:p>
          </table:table-cell>
          <table:table-cell office:value-type="float" office:value="56.377602" calcext:value-type="float">
            <text:p>56.377602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4.478199" calcext:value-type="float">
            <text:p>54.478199</text:p>
          </table:table-cell>
          <table:table-cell table:number-columns-repeated="2" office:value-type="float" office:value="55.051102" calcext:value-type="float">
            <text:p>55.051102</text:p>
          </table:table-cell>
          <table:table-cell office:value-type="float" office:value="16226034" calcext:value-type="float">
            <text:p>16226034</text:p>
          </table:table-cell>
          <table:table-cell/>
          <table:table-cell office:value-type="float" office:value="55.051102" calcext:value-type="float">
            <text:p>55.051102</text:p>
          </table:table-cell>
          <table:table-cell table:formula="of:=[.I282]/[.I283]" office:value-type="float" office:value="1.04701891912952" calcext:value-type="float">
            <text:p>1.04701891912952</text:p>
          </table:table-cell>
          <table:table-cell table:formula="of:=([.J282]-1)*100" office:value-type="float" office:value="4.70189191295163" calcext:value-type="float">
            <text:p>4.70189191295163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-1.93331962624321" calcext:value-type="float">
            <text:p>-1.93331962624321</text:p>
          </table:table-cell>
          <table:table-cell table:formula="of:=[.L282]/1000" office:value-type="float" office:value="0.632" calcext:value-type="float">
            <text:p>0.63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18" calcext:value-type="date">
            <text:p>2017-07-18</text:p>
          </table:table-cell>
          <table:table-cell office:value-type="float" office:value="53.272301" calcext:value-type="float">
            <text:p>53.272301</text:p>
          </table:table-cell>
          <table:table-cell office:value-type="float" office:value="55.1717" calcext:value-type="float">
            <text:p>55.1717</text:p>
          </table:table-cell>
          <table:table-cell office:value-type="float" office:value="52.247299" calcext:value-type="float">
            <text:p>52.247299</text:p>
          </table:table-cell>
          <table:table-cell table:number-columns-repeated="2" office:value-type="float" office:value="52.578899" calcext:value-type="float">
            <text:p>52.578899</text:p>
          </table:table-cell>
          <table:table-cell office:value-type="float" office:value="16668533" calcext:value-type="float">
            <text:p>16668533</text:p>
          </table:table-cell>
          <table:table-cell/>
          <table:table-cell office:value-type="float" office:value="52.578899" calcext:value-type="float">
            <text:p>52.578899</text:p>
          </table:table-cell>
          <table:table-cell table:formula="of:=[.I283]/[.I284]" office:value-type="float" office:value="10.2094949514563" calcext:value-type="float">
            <text:p>10.2094949514563</text:p>
          </table:table-cell>
          <table:table-cell table:formula="of:=([.J283]-1)*100" office:value-type="float" office:value="920.949495145631" calcext:value-type="float">
            <text:p>920.949495145631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-1.91217799614994" calcext:value-type="float">
            <text:p>-1.91217799614994</text:p>
          </table:table-cell>
          <table:table-cell table:formula="of:=[.L283]/1000" office:value-type="float" office:value="0.768" calcext:value-type="float">
            <text:p>0.76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06" calcext:value-type="date">
            <text:p>2020-02-06</text:p>
          </table:table-cell>
          <table:table-cell office:value-type="float" office:value="5.35" calcext:value-type="float">
            <text:p>5.35</text:p>
          </table:table-cell>
          <table:table-cell office:value-type="float" office:value="5.55" calcext:value-type="float">
            <text:p>5.55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10558196" calcext:value-type="float">
            <text:p>110558196</text:p>
          </table:table-cell>
          <table:table-cell/>
          <table:table-cell office:value-type="float" office:value="5.15" calcext:value-type="float">
            <text:p>5.15</text:p>
          </table:table-cell>
          <table:table-cell table:formula="of:=[.I284]/[.I285]" office:value-type="float" office:value="0.092086958698552" calcext:value-type="float">
            <text:p>0.092086958698552</text:p>
          </table:table-cell>
          <table:table-cell table:formula="of:=([.J284]-1)*100" office:value-type="float" office:value="-90.7913041301448" calcext:value-type="float">
            <text:p>-90.791304130144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-1.9047619047619" calcext:value-type="float">
            <text:p>-1.9047619047619</text:p>
          </table:table-cell>
          <table:table-cell table:formula="of:=[.L284]/1000" office:value-type="float" office:value="0.139" calcext:value-type="float">
            <text:p>0.13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27" calcext:value-type="date">
            <text:p>2017-07-27</text:p>
          </table:table-cell>
          <table:table-cell office:value-type="float" office:value="56.950401" calcext:value-type="float">
            <text:p>56.950401</text:p>
          </table:table-cell>
          <table:table-cell office:value-type="float" office:value="58.910099" calcext:value-type="float">
            <text:p>58.910099</text:p>
          </table:table-cell>
          <table:table-cell office:value-type="float" office:value="54.9305" calcext:value-type="float">
            <text:p>54.9305</text:p>
          </table:table-cell>
          <table:table-cell table:number-columns-repeated="2" office:value-type="float" office:value="55.9254" calcext:value-type="float">
            <text:p>55.9254</text:p>
          </table:table-cell>
          <table:table-cell office:value-type="float" office:value="58738664" calcext:value-type="float">
            <text:p>58738664</text:p>
          </table:table-cell>
          <table:table-cell/>
          <table:table-cell office:value-type="float" office:value="55.9254" calcext:value-type="float">
            <text:p>55.9254</text:p>
          </table:table-cell>
          <table:table-cell table:formula="of:=[.I285]/[.I286]" office:value-type="float" office:value="1.28551726040244" calcext:value-type="float">
            <text:p>1.28551726040244</text:p>
          </table:table-cell>
          <table:table-cell table:formula="of:=([.J285]-1)*100" office:value-type="float" office:value="28.5517260402444" calcext:value-type="float">
            <text:p>28.5517260402444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-1.9036777306716" calcext:value-type="float">
            <text:p>-1.9036777306716</text:p>
          </table:table-cell>
          <table:table-cell table:formula="of:=[.L285]/1000" office:value-type="float" office:value="0.761" calcext:value-type="float">
            <text:p>0.76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04" calcext:value-type="date">
            <text:p>2016-11-04</text:p>
          </table:table-cell>
          <table:table-cell office:value-type="float" office:value="44.4991" calcext:value-type="float">
            <text:p>44.4991</text:p>
          </table:table-cell>
          <table:table-cell office:value-type="float" office:value="44.890999" calcext:value-type="float">
            <text:p>44.890999</text:p>
          </table:table-cell>
          <table:table-cell office:value-type="float" office:value="43.1726" calcext:value-type="float">
            <text:p>43.1726</text:p>
          </table:table-cell>
          <table:table-cell table:number-columns-repeated="2" office:value-type="float" office:value="43.5042" calcext:value-type="float">
            <text:p>43.5042</text:p>
          </table:table-cell>
          <table:table-cell office:value-type="float" office:value="10544344" calcext:value-type="float">
            <text:p>10544344</text:p>
          </table:table-cell>
          <table:table-cell/>
          <table:table-cell office:value-type="float" office:value="43.5042" calcext:value-type="float">
            <text:p>43.5042</text:p>
          </table:table-cell>
          <table:table-cell table:formula="of:=[.I286]/[.I287]" office:value-type="float" office:value="8.36619230769231" calcext:value-type="float">
            <text:p>8.36619230769231</text:p>
          </table:table-cell>
          <table:table-cell table:formula="of:=([.J286]-1)*100" office:value-type="float" office:value="736.619230769231" calcext:value-type="float">
            <text:p>736.619230769231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-1.90356360094164" calcext:value-type="float">
            <text:p>-1.90356360094164</text:p>
          </table:table-cell>
          <table:table-cell table:formula="of:=[.L286]/1000" office:value-type="float" office:value="0.942" calcext:value-type="float">
            <text:p>0.94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26" calcext:value-type="date">
            <text:p>2019-09-26</text:p>
          </table:table-cell>
          <table:table-cell office:value-type="float" office:value="5.35" calcext:value-type="float">
            <text:p>5.35</text:p>
          </table:table-cell>
          <table:table-cell office:value-type="float" office:value="5.45" calcext:value-type="float">
            <text:p>5.45</text:p>
          </table:table-cell>
          <table:table-cell office:value-type="float" office:value="5.15" calcext:value-type="float">
            <text:p>5.15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82845452" calcext:value-type="float">
            <text:p>82845452</text:p>
          </table:table-cell>
          <table:table-cell/>
          <table:table-cell office:value-type="float" office:value="5.2" calcext:value-type="float">
            <text:p>5.2</text:p>
          </table:table-cell>
          <table:table-cell table:formula="of:=[.I287]/[.I288]" office:value-type="float" office:value="0.990476190476191" calcext:value-type="float">
            <text:p>0.990476190476191</text:p>
          </table:table-cell>
          <table:table-cell table:formula="of:=([.J287]-1)*100" office:value-type="float" office:value="-0.952380952380949" calcext:value-type="float">
            <text:p>-0.952380952380949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-1.88679245283018" calcext:value-type="float">
            <text:p>-1.88679245283018</text:p>
          </table:table-cell>
          <table:table-cell table:formula="of:=[.L287]/1000" office:value-type="float" office:value="0.229" calcext:value-type="float">
            <text:p>0.22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04" calcext:value-type="date">
            <text:p>2020-02-04</text:p>
          </table:table-cell>
          <table:table-cell office:value-type="float" office:value="5.35" calcext:value-type="float">
            <text:p>5.35</text:p>
          </table:table-cell>
          <table:table-cell office:value-type="float" office:value="5.45" calcext:value-type="float">
            <text:p>5.45</text:p>
          </table:table-cell>
          <table:table-cell table:number-columns-repeated="3" office:value-type="float" office:value="5.25" calcext:value-type="float">
            <text:p>5.25</text:p>
          </table:table-cell>
          <table:table-cell office:value-type="float" office:value="80865619" calcext:value-type="float">
            <text:p>80865619</text:p>
          </table:table-cell>
          <table:table-cell/>
          <table:table-cell office:value-type="float" office:value="5.25" calcext:value-type="float">
            <text:p>5.25</text:p>
          </table:table-cell>
          <table:table-cell table:formula="of:=[.I288]/[.I289]" office:value-type="float" office:value="1" calcext:value-type="float">
            <text:p>1</text:p>
          </table:table-cell>
          <table:table-cell table:formula="of:=([.J288]-1)*100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-1.86915887850466" calcext:value-type="float">
            <text:p>-1.86915887850466</text:p>
          </table:table-cell>
          <table:table-cell table:formula="of:=[.L288]/1000" office:value-type="float" office:value="0.141" calcext:value-type="float">
            <text:p>0.14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29" calcext:value-type="date">
            <text:p>2020-01-29</text:p>
          </table:table-cell>
          <table:table-cell office:value-type="float" office:value="5.35" calcext:value-type="float">
            <text:p>5.35</text:p>
          </table:table-cell>
          <table:table-cell office:value-type="float" office:value="5.7" calcext:value-type="float">
            <text:p>5.7</text:p>
          </table:table-cell>
          <table:table-cell office:value-type="float" office:value="5.15" calcext:value-type="float">
            <text:p>5.15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200137409" calcext:value-type="float">
            <text:p>200137409</text:p>
          </table:table-cell>
          <table:table-cell/>
          <table:table-cell office:value-type="float" office:value="5.25" calcext:value-type="float">
            <text:p>5.25</text:p>
          </table:table-cell>
          <table:table-cell table:formula="of:=[.I289]/[.I290]" office:value-type="float" office:value="0.497630331753554" calcext:value-type="float">
            <text:p>0.497630331753554</text:p>
          </table:table-cell>
          <table:table-cell table:formula="of:=([.J289]-1)*100" office:value-type="float" office:value="-50.2369668246446" calcext:value-type="float">
            <text:p>-50.236966824644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-1.86915887850466" calcext:value-type="float">
            <text:p>-1.86915887850466</text:p>
          </table:table-cell>
          <table:table-cell table:formula="of:=[.L289]/1000" office:value-type="float" office:value="0.145" calcext:value-type="float">
            <text:p>0.14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23" calcext:value-type="date">
            <text:p>2019-07-23</text:p>
          </table:table-cell>
          <table:table-cell office:value-type="float" office:value="10.85" calcext:value-type="float">
            <text:p>10.85</text:p>
          </table:table-cell>
          <table:table-cell office:value-type="float" office:value="10.95" calcext:value-type="float">
            <text:p>10.95</text:p>
          </table:table-cell>
          <table:table-cell office:value-type="float" office:value="10.45" calcext:value-type="float">
            <text:p>10.45</text:p>
          </table:table-cell>
          <table:table-cell table:number-columns-repeated="2" office:value-type="float" office:value="10.55" calcext:value-type="float">
            <text:p>10.55</text:p>
          </table:table-cell>
          <table:table-cell office:value-type="float" office:value="65505254" calcext:value-type="float">
            <text:p>65505254</text:p>
          </table:table-cell>
          <table:table-cell/>
          <table:table-cell office:value-type="float" office:value="10.55" calcext:value-type="float">
            <text:p>10.55</text:p>
          </table:table-cell>
          <table:table-cell table:formula="of:=[.I290]/[.I291]" office:value-type="float" office:value="0.327961602069111" calcext:value-type="float">
            <text:p>0.327961602069111</text:p>
          </table:table-cell>
          <table:table-cell table:formula="of:=([.J290]-1)*100" office:value-type="float" office:value="-67.2038397930889" calcext:value-type="float">
            <text:p>-67.203839793088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-1.86046511627906" calcext:value-type="float">
            <text:p>-1.86046511627906</text:p>
          </table:table-cell>
          <table:table-cell table:formula="of:=[.L290]/1000" office:value-type="float" office:value="0.272" calcext:value-type="float">
            <text:p>0.27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13" calcext:value-type="date">
            <text:p>2018-07-13</text:p>
          </table:table-cell>
          <table:table-cell office:value-type="float" office:value="32.7714" calcext:value-type="float">
            <text:p>32.7714</text:p>
          </table:table-cell>
          <table:table-cell office:value-type="float" office:value="32.982399" calcext:value-type="float">
            <text:p>32.982399</text:p>
          </table:table-cell>
          <table:table-cell office:value-type="float" office:value="31.866899" calcext:value-type="float">
            <text:p>31.866899</text:p>
          </table:table-cell>
          <table:table-cell table:number-columns-repeated="2" office:value-type="float" office:value="32.1684" calcext:value-type="float">
            <text:p>32.1684</text:p>
          </table:table-cell>
          <table:table-cell office:value-type="float" office:value="31346313" calcext:value-type="float">
            <text:p>31346313</text:p>
          </table:table-cell>
          <table:table-cell/>
          <table:table-cell office:value-type="float" office:value="32.1684" calcext:value-type="float">
            <text:p>32.1684</text:p>
          </table:table-cell>
          <table:table-cell table:formula="of:=[.I291]/[.I292]" office:value-type="float" office:value="2.99240930232558" calcext:value-type="float">
            <text:p>2.99240930232558</text:p>
          </table:table-cell>
          <table:table-cell table:formula="of:=([.J291]-1)*100" office:value-type="float" office:value="199.240930232558" calcext:value-type="float">
            <text:p>199.240930232558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-1.84001904099307" calcext:value-type="float">
            <text:p>-1.84001904099307</text:p>
          </table:table-cell>
          <table:table-cell table:formula="of:=[.L291]/1000" office:value-type="float" office:value="0.521" calcext:value-type="float">
            <text:p>0.52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22" calcext:value-type="date">
            <text:p>2019-07-22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10.65" calcext:value-type="float">
            <text:p>10.65</text:p>
          </table:table-cell>
          <table:table-cell table:number-columns-repeated="2" office:value-type="float" office:value="10.75" calcext:value-type="float">
            <text:p>10.75</text:p>
          </table:table-cell>
          <table:table-cell office:value-type="float" office:value="43637335" calcext:value-type="float">
            <text:p>43637335</text:p>
          </table:table-cell>
          <table:table-cell/>
          <table:table-cell office:value-type="float" office:value="10.75" calcext:value-type="float">
            <text:p>10.75</text:p>
          </table:table-cell>
          <table:table-cell table:formula="of:=[.I292]/[.I293]" office:value-type="float" office:value="0.168351747595283" calcext:value-type="float">
            <text:p>0.168351747595283</text:p>
          </table:table-cell>
          <table:table-cell table:formula="of:=([.J292]-1)*100" office:value-type="float" office:value="-83.1648252404717" calcext:value-type="float">
            <text:p>-83.1648252404717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-1.82648401826483" calcext:value-type="float">
            <text:p>-1.82648401826483</text:p>
          </table:table-cell>
          <table:table-cell table:formula="of:=[.L292]/1000" office:value-type="float" office:value="0.273" calcext:value-type="float">
            <text:p>0.27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17" calcext:value-type="date">
            <text:p>2017-02-17</text:p>
          </table:table-cell>
          <table:table-cell office:value-type="float" office:value="63.5228" calcext:value-type="float">
            <text:p>63.5228</text:p>
          </table:table-cell>
          <table:table-cell office:value-type="float" office:value="65.120697" calcext:value-type="float">
            <text:p>65.120697</text:p>
          </table:table-cell>
          <table:table-cell office:value-type="float" office:value="61.291801" calcext:value-type="float">
            <text:p>61.291801</text:p>
          </table:table-cell>
          <table:table-cell table:number-columns-repeated="2" office:value-type="float" office:value="63.854401" calcext:value-type="float">
            <text:p>63.854401</text:p>
          </table:table-cell>
          <table:table-cell office:value-type="float" office:value="45604180" calcext:value-type="float">
            <text:p>45604180</text:p>
          </table:table-cell>
          <table:table-cell/>
          <table:table-cell office:value-type="float" office:value="63.854401" calcext:value-type="float">
            <text:p>63.854401</text:p>
          </table:table-cell>
          <table:table-cell table:formula="of:=[.I293]/[.I294]" office:value-type="float" office:value="1.25103393718287" calcext:value-type="float">
            <text:p>1.25103393718287</text:p>
          </table:table-cell>
          <table:table-cell table:formula="of:=([.J293]-1)*100" office:value-type="float" office:value="25.1033937182872" calcext:value-type="float">
            <text:p>25.1033937182872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-1.80807694616087" calcext:value-type="float">
            <text:p>-1.80807694616087</text:p>
          </table:table-cell>
          <table:table-cell table:formula="of:=[.L293]/1000" office:value-type="float" office:value="0.869" calcext:value-type="float">
            <text:p>0.86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20" calcext:value-type="date">
            <text:p>2017-04-20</text:p>
          </table:table-cell>
          <table:table-cell office:value-type="float" office:value="51.855301" calcext:value-type="float">
            <text:p>51.855301</text:p>
          </table:table-cell>
          <table:table-cell office:value-type="float" office:value="52.397999" calcext:value-type="float">
            <text:p>52.397999</text:p>
          </table:table-cell>
          <table:table-cell office:value-type="float" office:value="50.830299" calcext:value-type="float">
            <text:p>50.830299</text:p>
          </table:table-cell>
          <table:table-cell table:number-columns-repeated="2" office:value-type="float" office:value="51.041302" calcext:value-type="float">
            <text:p>51.041302</text:p>
          </table:table-cell>
          <table:table-cell office:value-type="float" office:value="9408297" calcext:value-type="float">
            <text:p>9408297</text:p>
          </table:table-cell>
          <table:table-cell/>
          <table:table-cell office:value-type="float" office:value="51.041302" calcext:value-type="float">
            <text:p>51.041302</text:p>
          </table:table-cell>
          <table:table-cell table:formula="of:=[.I294]/[.I295]" office:value-type="float" office:value="0.901011368288023" calcext:value-type="float">
            <text:p>0.901011368288023</text:p>
          </table:table-cell>
          <table:table-cell table:formula="of:=([.J294]-1)*100" office:value-type="float" office:value="-9.89886317119773" calcext:value-type="float">
            <text:p>-9.89886317119773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-1.79813532422016" calcext:value-type="float">
            <text:p>-1.79813532422016</text:p>
          </table:table-cell>
          <table:table-cell table:formula="of:=[.L294]/1000" office:value-type="float" office:value="0.829" calcext:value-type="float">
            <text:p>0.82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26" calcext:value-type="date">
            <text:p>2016-08-26</text:p>
          </table:table-cell>
          <table:table-cell office:value-type="float" office:value="57.372501" calcext:value-type="float">
            <text:p>57.372501</text:p>
          </table:table-cell>
          <table:table-cell office:value-type="float" office:value="57.704102" calcext:value-type="float">
            <text:p>57.704102</text:p>
          </table:table-cell>
          <table:table-cell office:value-type="float" office:value="56.196701" calcext:value-type="float">
            <text:p>56.196701</text:p>
          </table:table-cell>
          <table:table-cell office:value-type="float" office:value="56.648899" calcext:value-type="float">
            <text:p>56.648899</text:p>
          </table:table-cell>
          <table:table-cell office:value-type="float" office:value="55.981403" calcext:value-type="float">
            <text:p>55.981403</text:p>
          </table:table-cell>
          <table:table-cell office:value-type="float" office:value="10066430" calcext:value-type="float">
            <text:p>10066430</text:p>
          </table:table-cell>
          <table:table-cell/>
          <table:table-cell office:value-type="float" office:value="56.648899" calcext:value-type="float">
            <text:p>56.648899</text:p>
          </table:table-cell>
          <table:table-cell table:formula="of:=[.I295]/[.I296]" office:value-type="float" office:value="1.02902388765987" calcext:value-type="float">
            <text:p>1.02902388765987</text:p>
          </table:table-cell>
          <table:table-cell table:formula="of:=([.J295]-1)*100" office:value-type="float" office:value="2.90238876598692" calcext:value-type="float">
            <text:p>2.90238876598692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float" office:value="-1.77740576342893" calcext:value-type="float">
            <text:p>-1.77740576342893</text:p>
          </table:table-cell>
          <table:table-cell table:formula="of:=[.L295]/1000" office:value-type="float" office:value="0.987" calcext:value-type="float">
            <text:p>0.98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22" calcext:value-type="date">
            <text:p>2017-03-22</text:p>
          </table:table-cell>
          <table:table-cell office:value-type="float" office:value="54.598801" calcext:value-type="float">
            <text:p>54.598801</text:p>
          </table:table-cell>
          <table:table-cell office:value-type="float" office:value="56.528301" calcext:value-type="float">
            <text:p>56.528301</text:p>
          </table:table-cell>
          <table:table-cell office:value-type="float" office:value="53.965698" calcext:value-type="float">
            <text:p>53.965698</text:p>
          </table:table-cell>
          <table:table-cell table:number-columns-repeated="2" office:value-type="float" office:value="55.051102" calcext:value-type="float">
            <text:p>55.051102</text:p>
          </table:table-cell>
          <table:table-cell office:value-type="float" office:value="90786943" calcext:value-type="float">
            <text:p>90786943</text:p>
          </table:table-cell>
          <table:table-cell/>
          <table:table-cell office:value-type="float" office:value="55.051102" calcext:value-type="float">
            <text:p>55.051102</text:p>
          </table:table-cell>
          <table:table-cell table:formula="of:=[.I296]/[.I297]" office:value-type="float" office:value="1.22222248617456" calcext:value-type="float">
            <text:p>1.22222248617456</text:p>
          </table:table-cell>
          <table:table-cell table:formula="of:=([.J296]-1)*100" office:value-type="float" office:value="22.2222486174565" calcext:value-type="float">
            <text:p>22.2222486174565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-1.77514716884082" calcext:value-type="float">
            <text:p>-1.77514716884082</text:p>
          </table:table-cell>
          <table:table-cell table:formula="of:=[.L296]/1000" office:value-type="float" office:value="0.848" calcext:value-type="float">
            <text:p>0.84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14" calcext:value-type="date">
            <text:p>2016-10-14</text:p>
          </table:table-cell>
          <table:table-cell office:value-type="float" office:value="46.066799" calcext:value-type="float">
            <text:p>46.066799</text:p>
          </table:table-cell>
          <table:table-cell office:value-type="float" office:value="46.307999" calcext:value-type="float">
            <text:p>46.307999</text:p>
          </table:table-cell>
          <table:table-cell office:value-type="float" office:value="44.890999" calcext:value-type="float">
            <text:p>44.890999</text:p>
          </table:table-cell>
          <table:table-cell table:number-columns-repeated="2" office:value-type="float" office:value="45.041801" calcext:value-type="float">
            <text:p>45.041801</text:p>
          </table:table-cell>
          <table:table-cell office:value-type="float" office:value="12254282" calcext:value-type="float">
            <text:p>12254282</text:p>
          </table:table-cell>
          <table:table-cell/>
          <table:table-cell office:value-type="float" office:value="45.041801" calcext:value-type="float">
            <text:p>45.041801</text:p>
          </table:table-cell>
          <table:table-cell table:formula="of:=[.I297]/[.I298]" office:value-type="float" office:value="8.11563981981982" calcext:value-type="float">
            <text:p>8.11563981981982</text:p>
          </table:table-cell>
          <table:table-cell table:formula="of:=([.J297]-1)*100" office:value-type="float" office:value="711.563981981982" calcext:value-type="float">
            <text:p>711.563981981982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float" office:value="-1.77512982490482" calcext:value-type="float">
            <text:p>-1.77512982490482</text:p>
          </table:table-cell>
          <table:table-cell table:formula="of:=[.L297]/1000" office:value-type="float" office:value="0.956" calcext:value-type="float">
            <text:p>0.95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float" office:value="5.65" calcext:value-type="float">
            <text:p>5.65</text:p>
          </table:table-cell>
          <table:table-cell office:value-type="float" office:value="5.85" calcext:value-type="float">
            <text:p>5.85</text:p>
          </table:table-cell>
          <table:table-cell office:value-type="float" office:value="5.35" calcext:value-type="float">
            <text:p>5.35</text:p>
          </table:table-cell>
          <table:table-cell table:number-columns-repeated="2" office:value-type="float" office:value="5.55" calcext:value-type="float">
            <text:p>5.55</text:p>
          </table:table-cell>
          <table:table-cell office:value-type="float" office:value="400470088" calcext:value-type="float">
            <text:p>400470088</text:p>
          </table:table-cell>
          <table:table-cell/>
          <table:table-cell office:value-type="float" office:value="5.55" calcext:value-type="float">
            <text:p>5.55</text:p>
          </table:table-cell>
          <table:table-cell table:formula="of:=[.I298]/[.I299]" office:value-type="float" office:value="0.254970781726635" calcext:value-type="float">
            <text:p>0.254970781726635</text:p>
          </table:table-cell>
          <table:table-cell table:formula="of:=([.J298]-1)*100" office:value-type="float" office:value="-74.5029218273366" calcext:value-type="float">
            <text:p>-74.50292182733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-1.76991150442479" calcext:value-type="float">
            <text:p>-1.76991150442479</text:p>
          </table:table-cell>
          <table:table-cell table:formula="of:=[.L298]/1000" office:value-type="float" office:value="0.071" calcext:value-type="float">
            <text:p>0.07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03" calcext:value-type="date">
            <text:p>2019-01-03</text:p>
          </table:table-cell>
          <table:table-cell office:value-type="float" office:value="21.556101" calcext:value-type="float">
            <text:p>21.556101</text:p>
          </table:table-cell>
          <table:table-cell office:value-type="float" office:value="21.8878" calcext:value-type="float">
            <text:p>21.8878</text:p>
          </table:table-cell>
          <table:table-cell office:value-type="float" office:value="21.0135" calcext:value-type="float">
            <text:p>21.0135</text:p>
          </table:table-cell>
          <table:table-cell table:number-columns-repeated="2" office:value-type="float" office:value="21.7672" calcext:value-type="float">
            <text:p>21.7672</text:p>
          </table:table-cell>
          <table:table-cell office:value-type="float" office:value="39317592" calcext:value-type="float">
            <text:p>39317592</text:p>
          </table:table-cell>
          <table:table-cell/>
          <table:table-cell office:value-type="float" office:value="21.7672" calcext:value-type="float">
            <text:p>21.7672</text:p>
          </table:table-cell>
          <table:table-cell table:formula="of:=[.I299]/[.I300]" office:value-type="float" office:value="1.29182195845697" calcext:value-type="float">
            <text:p>1.29182195845697</text:p>
          </table:table-cell>
          <table:table-cell table:formula="of:=([.J299]-1)*100" office:value-type="float" office:value="29.1821958456973" calcext:value-type="float">
            <text:p>29.1821958456973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-1.76857363340569" calcext:value-type="float">
            <text:p>-1.76857363340569</text:p>
          </table:table-cell>
          <table:table-cell table:formula="of:=[.L299]/1000" office:value-type="float" office:value="0.406" calcext:value-type="float">
            <text:p>0.40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25" calcext:value-type="date">
            <text:p>2019-04-25</text:p>
          </table:table-cell>
          <table:table-cell office:value-type="float" office:value="16.75" calcext:value-type="float">
            <text:p>16.75</text:p>
          </table:table-cell>
          <table:table-cell office:value-type="float" office:value="17.25" calcext:value-type="float">
            <text:p>17.25</text:p>
          </table:table-cell>
          <table:table-cell office:value-type="float" office:value="16.299999" calcext:value-type="float">
            <text:p>16.299999</text:p>
          </table:table-cell>
          <table:table-cell table:number-columns-repeated="2" office:value-type="float" office:value="16.85" calcext:value-type="float">
            <text:p>16.85</text:p>
          </table:table-cell>
          <table:table-cell office:value-type="float" office:value="69215591" calcext:value-type="float">
            <text:p>69215591</text:p>
          </table:table-cell>
          <table:table-cell/>
          <table:table-cell office:value-type="float" office:value="16.85" calcext:value-type="float">
            <text:p>16.85</text:p>
          </table:table-cell>
          <table:table-cell table:formula="of:=[.I300]/[.I301]" office:value-type="float" office:value="1.19928825622776" calcext:value-type="float">
            <text:p>1.19928825622776</text:p>
          </table:table-cell>
          <table:table-cell table:formula="of:=([.J300]-1)*100" office:value-type="float" office:value="19.9288256227758" calcext:value-type="float">
            <text:p>19.9288256227758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-1.74927113702622" calcext:value-type="float">
            <text:p>-1.74927113702622</text:p>
          </table:table-cell>
          <table:table-cell table:formula="of:=[.L300]/1000" office:value-type="float" office:value="0.332" calcext:value-type="float">
            <text:p>0.33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10" calcext:value-type="date">
            <text:p>2019-05-10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3.55" calcext:value-type="float">
            <text:p>13.55</text:p>
          </table:table-cell>
          <table:table-cell table:number-columns-repeated="2" office:value-type="float" office:value="14.05" calcext:value-type="float">
            <text:p>14.05</text:p>
          </table:table-cell>
          <table:table-cell office:value-type="float" office:value="229057148" calcext:value-type="float">
            <text:p>229057148</text:p>
          </table:table-cell>
          <table:table-cell/>
          <table:table-cell office:value-type="float" office:value="14.05" calcext:value-type="float">
            <text:p>14.05</text:p>
          </table:table-cell>
          <table:table-cell table:formula="of:=[.I301]/[.I302]" office:value-type="float" office:value="0.226667014491637" calcext:value-type="float">
            <text:p>0.226667014491637</text:p>
          </table:table-cell>
          <table:table-cell table:formula="of:=([.J301]-1)*100" office:value-type="float" office:value="-77.3332985508363" calcext:value-type="float">
            <text:p>-77.3332985508363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-1.74825174825175" calcext:value-type="float">
            <text:p>-1.74825174825175</text:p>
          </table:table-cell>
          <table:table-cell table:formula="of:=[.L301]/1000" office:value-type="float" office:value="0.323" calcext:value-type="float">
            <text:p>0.32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16" calcext:value-type="date">
            <text:p>2018-01-16</text:p>
          </table:table-cell>
          <table:table-cell office:value-type="float" office:value="63.3419" calcext:value-type="float">
            <text:p>63.3419</text:p>
          </table:table-cell>
          <table:table-cell office:value-type="float" office:value="64.397102" calcext:value-type="float">
            <text:p>64.397102</text:p>
          </table:table-cell>
          <table:table-cell office:value-type="float" office:value="61.653599" calcext:value-type="float">
            <text:p>61.653599</text:p>
          </table:table-cell>
          <table:table-cell table:number-columns-repeated="2" office:value-type="float" office:value="61.985199" calcext:value-type="float">
            <text:p>61.985199</text:p>
          </table:table-cell>
          <table:table-cell office:value-type="float" office:value="26621036" calcext:value-type="float">
            <text:p>26621036</text:p>
          </table:table-cell>
          <table:table-cell/>
          <table:table-cell office:value-type="float" office:value="61.985199" calcext:value-type="float">
            <text:p>61.985199</text:p>
          </table:table-cell>
          <table:table-cell table:formula="of:=[.I302]/[.I303]" office:value-type="float" office:value="1.43776132477828" calcext:value-type="float">
            <text:p>1.43776132477828</text:p>
          </table:table-cell>
          <table:table-cell table:formula="of:=([.J302]-1)*100" office:value-type="float" office:value="43.7761324778281" calcext:value-type="float">
            <text:p>43.7761324778281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-1.72092863744643" calcext:value-type="float">
            <text:p>-1.72092863744643</text:p>
          </table:table-cell>
          <table:table-cell table:formula="of:=[.L302]/1000" office:value-type="float" office:value="0.643" calcext:value-type="float">
            <text:p>0.64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22" calcext:value-type="date">
            <text:p>2016-12-22</text:p>
          </table:table-cell>
          <table:table-cell office:value-type="float" office:value="43.5947" calcext:value-type="float">
            <text:p>43.5947</text:p>
          </table:table-cell>
          <table:table-cell office:value-type="float" office:value="43.805698" calcext:value-type="float">
            <text:p>43.805698</text:p>
          </table:table-cell>
          <table:table-cell office:value-type="float" office:value="42.871101" calcext:value-type="float">
            <text:p>42.871101</text:p>
          </table:table-cell>
          <table:table-cell table:number-columns-repeated="2" office:value-type="float" office:value="43.112301" calcext:value-type="float">
            <text:p>43.112301</text:p>
          </table:table-cell>
          <table:table-cell office:value-type="float" office:value="7499187" calcext:value-type="float">
            <text:p>7499187</text:p>
          </table:table-cell>
          <table:table-cell/>
          <table:table-cell office:value-type="float" office:value="43.112301" calcext:value-type="float">
            <text:p>43.112301</text:p>
          </table:table-cell>
          <table:table-cell table:formula="of:=[.I303]/[.I304]" office:value-type="float" office:value="0.885450107816435" calcext:value-type="float">
            <text:p>0.885450107816435</text:p>
          </table:table-cell>
          <table:table-cell table:formula="of:=([.J303]-1)*100" office:value-type="float" office:value="-11.4549892183565" calcext:value-type="float">
            <text:p>-11.4549892183565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-1.71818716732349" calcext:value-type="float">
            <text:p>-1.71818716732349</text:p>
          </table:table-cell>
          <table:table-cell table:formula="of:=[.L303]/1000" office:value-type="float" office:value="0.909" calcext:value-type="float">
            <text:p>0.90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21" calcext:value-type="date">
            <text:p>2017-06-21</text:p>
          </table:table-cell>
          <table:table-cell office:value-type="float" office:value="49.081699" calcext:value-type="float">
            <text:p>49.081699</text:p>
          </table:table-cell>
          <table:table-cell office:value-type="float" office:value="50.136902" calcext:value-type="float">
            <text:p>50.136902</text:p>
          </table:table-cell>
          <table:table-cell office:value-type="float" office:value="48.4184" calcext:value-type="float">
            <text:p>48.4184</text:p>
          </table:table-cell>
          <table:table-cell table:number-columns-repeated="2" office:value-type="float" office:value="48.689701" calcext:value-type="float">
            <text:p>48.689701</text:p>
          </table:table-cell>
          <table:table-cell office:value-type="float" office:value="11599741" calcext:value-type="float">
            <text:p>11599741</text:p>
          </table:table-cell>
          <table:table-cell/>
          <table:table-cell office:value-type="float" office:value="48.689701" calcext:value-type="float">
            <text:p>48.689701</text:p>
          </table:table-cell>
          <table:table-cell table:formula="of:=[.I304]/[.I305]" office:value-type="float" office:value="5.59651735632184" calcext:value-type="float">
            <text:p>5.59651735632184</text:p>
          </table:table-cell>
          <table:table-cell table:formula="of:=([.J304]-1)*100" office:value-type="float" office:value="459.651735632184" calcext:value-type="float">
            <text:p>459.651735632184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-1.70428733242715" calcext:value-type="float">
            <text:p>-1.70428733242715</text:p>
          </table:table-cell>
          <table:table-cell table:formula="of:=[.L304]/1000" office:value-type="float" office:value="0.786" calcext:value-type="float">
            <text:p>0.78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float" office:value="8.75" calcext:value-type="float">
            <text:p>8.75</text:p>
          </table:table-cell>
          <table:table-cell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140531839" calcext:value-type="float">
            <text:p>140531839</text:p>
          </table:table-cell>
          <table:table-cell/>
          <table:table-cell office:value-type="float" office:value="8.7" calcext:value-type="float">
            <text:p>8.7</text:p>
          </table:table-cell>
          <table:table-cell table:formula="of:=[.I305]/[.I306]" office:value-type="float" office:value="0.275092725220311" calcext:value-type="float">
            <text:p>0.275092725220311</text:p>
          </table:table-cell>
          <table:table-cell table:formula="of:=([.J305]-1)*100" office:value-type="float" office:value="-72.4907274779689" calcext:value-type="float">
            <text:p>-72.490727477968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1.69491525423729" calcext:value-type="float">
            <text:p>-1.69491525423729</text:p>
          </table:table-cell>
          <table:table-cell table:formula="of:=[.L305]/1000" office:value-type="float" office:value="0.008" calcext:value-type="float">
            <text:p>0.00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16" calcext:value-type="date">
            <text:p>2018-07-16</text:p>
          </table:table-cell>
          <table:table-cell office:value-type="float" office:value="31.957399" calcext:value-type="float">
            <text:p>31.957399</text:p>
          </table:table-cell>
          <table:table-cell office:value-type="float" office:value="32.861801" calcext:value-type="float">
            <text:p>32.861801</text:p>
          </table:table-cell>
          <table:table-cell office:value-type="float" office:value="31.444799" calcext:value-type="float">
            <text:p>31.444799</text:p>
          </table:table-cell>
          <table:table-cell table:number-columns-repeated="2" office:value-type="float" office:value="31.6257" calcext:value-type="float">
            <text:p>31.6257</text:p>
          </table:table-cell>
          <table:table-cell office:value-type="float" office:value="34576486" calcext:value-type="float">
            <text:p>34576486</text:p>
          </table:table-cell>
          <table:table-cell/>
          <table:table-cell office:value-type="float" office:value="31.6257" calcext:value-type="float">
            <text:p>31.6257</text:p>
          </table:table-cell>
          <table:table-cell table:formula="of:=[.I306]/[.I307]" office:value-type="float" office:value="0.71898488901131" calcext:value-type="float">
            <text:p>0.71898488901131</text:p>
          </table:table-cell>
          <table:table-cell table:formula="of:=([.J306]-1)*100" office:value-type="float" office:value="-28.101511098869" calcext:value-type="float">
            <text:p>-28.101511098869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-1.68705935016973" calcext:value-type="float">
            <text:p>-1.68705935016973</text:p>
          </table:table-cell>
          <table:table-cell table:formula="of:=[.L306]/1000" office:value-type="float" office:value="0.52" calcext:value-type="float">
            <text:p>0.5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10" calcext:value-type="date">
            <text:p>2017-10-10</text:p>
          </table:table-cell>
          <table:table-cell office:value-type="float" office:value="45.041801" calcext:value-type="float">
            <text:p>45.041801</text:p>
          </table:table-cell>
          <table:table-cell office:value-type="float" office:value="45.162399" calcext:value-type="float">
            <text:p>45.162399</text:p>
          </table:table-cell>
          <table:table-cell office:value-type="float" office:value="43.0821" calcext:value-type="float">
            <text:p>43.0821</text:p>
          </table:table-cell>
          <table:table-cell table:number-columns-repeated="2" office:value-type="float" office:value="43.986599" calcext:value-type="float">
            <text:p>43.986599</text:p>
          </table:table-cell>
          <table:table-cell office:value-type="float" office:value="11202814" calcext:value-type="float">
            <text:p>11202814</text:p>
          </table:table-cell>
          <table:table-cell/>
          <table:table-cell office:value-type="float" office:value="43.986599" calcext:value-type="float">
            <text:p>43.986599</text:p>
          </table:table-cell>
          <table:table-cell table:formula="of:=[.I307]/[.I308]" office:value-type="float" office:value="0.957350075580786" calcext:value-type="float">
            <text:p>0.957350075580786</text:p>
          </table:table-cell>
          <table:table-cell table:formula="of:=([.J307]-1)*100" office:value-type="float" office:value="-4.26499244192138" calcext:value-type="float">
            <text:p>-4.26499244192138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-1.6846110036055" calcext:value-type="float">
            <text:p>-1.6846110036055</text:p>
          </table:table-cell>
          <table:table-cell table:formula="of:=[.L307]/1000" office:value-type="float" office:value="0.711" calcext:value-type="float">
            <text:p>0.71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28" calcext:value-type="date">
            <text:p>2016-10-28</text:p>
          </table:table-cell>
          <table:table-cell office:value-type="float" office:value="47.031601" calcext:value-type="float">
            <text:p>47.031601</text:p>
          </table:table-cell>
          <table:table-cell office:value-type="float" office:value="47.393398" calcext:value-type="float">
            <text:p>47.393398</text:p>
          </table:table-cell>
          <table:table-cell office:value-type="float" office:value="45.8256" calcext:value-type="float">
            <text:p>45.8256</text:p>
          </table:table-cell>
          <table:table-cell table:number-columns-repeated="2" office:value-type="float" office:value="45.946201" calcext:value-type="float">
            <text:p>45.946201</text:p>
          </table:table-cell>
          <table:table-cell office:value-type="float" office:value="11061140" calcext:value-type="float">
            <text:p>11061140</text:p>
          </table:table-cell>
          <table:table-cell/>
          <table:table-cell office:value-type="float" office:value="45.946201" calcext:value-type="float">
            <text:p>45.946201</text:p>
          </table:table-cell>
          <table:table-cell table:formula="of:=[.I308]/[.I309]" office:value-type="float" office:value="7.78749169491525" calcext:value-type="float">
            <text:p>7.78749169491525</text:p>
          </table:table-cell>
          <table:table-cell table:formula="of:=([.J308]-1)*100" office:value-type="float" office:value="678.749169491525" calcext:value-type="float">
            <text:p>678.749169491525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float" office:value="-1.67750126101809" calcext:value-type="float">
            <text:p>-1.67750126101809</text:p>
          </table:table-cell>
          <table:table-cell table:formula="of:=[.L308]/1000" office:value-type="float" office:value="0.946" calcext:value-type="float">
            <text:p>0.94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27" calcext:value-type="date">
            <text:p>2019-11-27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67839016" calcext:value-type="float">
            <text:p>367839016</text:p>
          </table:table-cell>
          <table:table-cell/>
          <table:table-cell office:value-type="float" office:value="5.9" calcext:value-type="float">
            <text:p>5.9</text:p>
          </table:table-cell>
          <table:table-cell table:formula="of:=[.I309]/[.I310]" office:value-type="float" office:value="0.983333333333333" calcext:value-type="float">
            <text:p>0.983333333333333</text:p>
          </table:table-cell>
          <table:table-cell table:formula="of:=([.J309]-1)*100" office:value-type="float" office:value="-1.66666666666666" calcext:value-type="float">
            <text:p>-1.66666666666666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-1.66666666666666" calcext:value-type="float">
            <text:p>-1.66666666666666</text:p>
          </table:table-cell>
          <table:table-cell table:formula="of:=[.L309]/1000" office:value-type="float" office:value="0.189" calcext:value-type="float">
            <text:p>0.18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15" calcext:value-type="date">
            <text:p>2020-01-15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5.85" calcext:value-type="float">
            <text:p>5.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2769393" calcext:value-type="float">
            <text:p>12276939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310]/[.I311]" office:value-type="float" office:value="1" calcext:value-type="float">
            <text:p>1</text:p>
          </table:table-cell>
          <table:table-cell table:formula="of:=([.J310]-1)*100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-1.63934426229507" calcext:value-type="float">
            <text:p>-1.63934426229507</text:p>
          </table:table-cell>
          <table:table-cell table:formula="of:=[.L310]/1000" office:value-type="float" office:value="0.155" calcext:value-type="float">
            <text:p>0.15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06" calcext:value-type="date">
            <text:p>2020-01-06</text:p>
          </table:table-cell>
          <table:table-cell office:value-type="float" office:value="6.05" calcext:value-type="float">
            <text:p>6.05</text:p>
          </table:table-cell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5911114" calcext:value-type="float">
            <text:p>6591111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311]/[.I312]" office:value-type="float" office:value="0.121350630085843" calcext:value-type="float">
            <text:p>0.121350630085843</text:p>
          </table:table-cell>
          <table:table-cell table:formula="of:=([.J311]-1)*100" office:value-type="float" office:value="-87.8649369914157" calcext:value-type="float">
            <text:p>-87.8649369914157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-1.63934426229507" calcext:value-type="float">
            <text:p>-1.63934426229507</text:p>
          </table:table-cell>
          <table:table-cell table:formula="of:=[.L311]/1000" office:value-type="float" office:value="0.162" calcext:value-type="float">
            <text:p>0.16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05" calcext:value-type="date">
            <text:p>2017-05-05</text:p>
          </table:table-cell>
          <table:table-cell office:value-type="float" office:value="49.8354" calcext:value-type="float">
            <text:p>49.8354</text:p>
          </table:table-cell>
          <table:table-cell office:value-type="float" office:value="49.895699" calcext:value-type="float">
            <text:p>49.895699</text:p>
          </table:table-cell>
          <table:table-cell office:value-type="float" office:value="48.961102" calcext:value-type="float">
            <text:p>48.961102</text:p>
          </table:table-cell>
          <table:table-cell table:number-columns-repeated="2" office:value-type="float" office:value="49.443501" calcext:value-type="float">
            <text:p>49.443501</text:p>
          </table:table-cell>
          <table:table-cell office:value-type="float" office:value="11543491" calcext:value-type="float">
            <text:p>11543491</text:p>
          </table:table-cell>
          <table:table-cell/>
          <table:table-cell office:value-type="float" office:value="49.443501" calcext:value-type="float">
            <text:p>49.443501</text:p>
          </table:table-cell>
          <table:table-cell table:formula="of:=[.I312]/[.I313]" office:value-type="float" office:value="4.06942395061728" calcext:value-type="float">
            <text:p>4.06942395061728</text:p>
          </table:table-cell>
          <table:table-cell table:formula="of:=([.J312]-1)*100" office:value-type="float" office:value="306.942395061728" calcext:value-type="float">
            <text:p>306.942395061728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-1.61965676764663" calcext:value-type="float">
            <text:p>-1.61965676764663</text:p>
          </table:table-cell>
          <table:table-cell table:formula="of:=[.L312]/1000" office:value-type="float" office:value="0.819" calcext:value-type="float">
            <text:p>0.81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28" calcext:value-type="date">
            <text:p>2019-06-28</text:p>
          </table:table-cell>
          <table:table-cell office:value-type="float" office:value="12.3" calcext:value-type="float">
            <text:p>12.3</text:p>
          </table:table-cell>
          <table:table-cell office:value-type="float" office:value="12.4" calcext:value-type="float">
            <text:p>12.4</text:p>
          </table:table-cell>
          <table:table-cell office:value-type="float" office:value="12.05" calcext:value-type="float">
            <text:p>12.05</text:p>
          </table:table-cell>
          <table:table-cell table:number-columns-repeated="2" office:value-type="float" office:value="12.15" calcext:value-type="float">
            <text:p>12.15</text:p>
          </table:table-cell>
          <table:table-cell office:value-type="float" office:value="36562073" calcext:value-type="float">
            <text:p>36562073</text:p>
          </table:table-cell>
          <table:table-cell/>
          <table:table-cell office:value-type="float" office:value="12.15" calcext:value-type="float">
            <text:p>12.15</text:p>
          </table:table-cell>
          <table:table-cell table:formula="of:=[.I313]/[.I314]" office:value-type="float" office:value="3.98360655737705" calcext:value-type="float">
            <text:p>3.98360655737705</text:p>
          </table:table-cell>
          <table:table-cell table:formula="of:=([.J313]-1)*100" office:value-type="float" office:value="298.360655737705" calcext:value-type="float">
            <text:p>298.360655737705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-1.61943319838056" calcext:value-type="float">
            <text:p>-1.61943319838056</text:p>
          </table:table-cell>
          <table:table-cell table:formula="of:=[.L313]/1000" office:value-type="float" office:value="0.289" calcext:value-type="float">
            <text:p>0.28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01" calcext:value-type="date">
            <text:p>2020-04-01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05" calcext:value-type="float">
            <text:p>3.05</text:p>
          </table:table-cell>
          <table:table-cell office:value-type="float" office:value="178196529" calcext:value-type="float">
            <text:p>178196529</text:p>
          </table:table-cell>
          <table:table-cell/>
          <table:table-cell office:value-type="float" office:value="3.05" calcext:value-type="float">
            <text:p>3.05</text:p>
          </table:table-cell>
          <table:table-cell table:formula="of:=[.I314]/[.I315]" office:value-type="float" office:value="0.983870967741935" calcext:value-type="float">
            <text:p>0.983870967741935</text:p>
          </table:table-cell>
          <table:table-cell table:formula="of:=([.J314]-1)*100" office:value-type="float" office:value="-1.61290322580646" calcext:value-type="float">
            <text:p>-1.6129032258064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-1.61290322580646" calcext:value-type="float">
            <text:p>-1.61290322580646</text:p>
          </table:table-cell>
          <table:table-cell table:formula="of:=[.L314]/1000" office:value-type="float" office:value="0.102" calcext:value-type="float">
            <text:p>0.102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31" calcext:value-type="date">
            <text:p>2020-03-31</text:p>
          </table:table-cell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  <table:table-cell office:value-type="float" office:value="3.05" calcext:value-type="float">
            <text:p>3.05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61285617" calcext:value-type="float">
            <text:p>161285617</text:p>
          </table:table-cell>
          <table:table-cell/>
          <table:table-cell office:value-type="float" office:value="3.1" calcext:value-type="float">
            <text:p>3.1</text:p>
          </table:table-cell>
          <table:table-cell table:formula="of:=[.I315]/[.I316]" office:value-type="float" office:value="0.0551337546666722" calcext:value-type="float">
            <text:p>0.055133754666672</text:p>
          </table:table-cell>
          <table:table-cell table:formula="of:=([.J315]-1)*100" office:value-type="float" office:value="-94.4866245333328" calcext:value-type="float">
            <text:p>-94.486624533332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-1.58730158730158" calcext:value-type="float">
            <text:p>-1.58730158730158</text:p>
          </table:table-cell>
          <table:table-cell table:formula="of:=[.L315]/1000" office:value-type="float" office:value="0.103" calcext:value-type="float">
            <text:p>0.10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17" calcext:value-type="date">
            <text:p>2016-08-17</text:p>
          </table:table-cell>
          <table:table-cell office:value-type="float" office:value="57.282101" calcext:value-type="float">
            <text:p>57.282101</text:p>
          </table:table-cell>
          <table:table-cell office:value-type="float" office:value="57.462898" calcext:value-type="float">
            <text:p>57.462898</text:p>
          </table:table-cell>
          <table:table-cell office:value-type="float" office:value="56.0158" calcext:value-type="float">
            <text:p>56.0158</text:p>
          </table:table-cell>
          <table:table-cell office:value-type="float" office:value="56.226898" calcext:value-type="float">
            <text:p>56.226898</text:p>
          </table:table-cell>
          <table:table-cell office:value-type="float" office:value="55.564377" calcext:value-type="float">
            <text:p>55.564377</text:p>
          </table:table-cell>
          <table:table-cell office:value-type="float" office:value="15462869" calcext:value-type="float">
            <text:p>15462869</text:p>
          </table:table-cell>
          <table:table-cell/>
          <table:table-cell office:value-type="float" office:value="56.226898" calcext:value-type="float">
            <text:p>56.226898</text:p>
          </table:table-cell>
          <table:table-cell table:formula="of:=[.I316]/[.I317]" office:value-type="float" office:value="0.996261324459958" calcext:value-type="float">
            <text:p>0.996261324459958</text:p>
          </table:table-cell>
          <table:table-cell table:formula="of:=([.J316]-1)*100" office:value-type="float" office:value="-0.37386755400417" calcext:value-type="float">
            <text:p>-0.37386755400417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float" office:value="-1.58302711182742" calcext:value-type="float">
            <text:p>-1.58302711182742</text:p>
          </table:table-cell>
          <table:table-cell table:formula="of:=[.L316]/1000" office:value-type="float" office:value="0.994" calcext:value-type="float">
            <text:p>0.99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29" calcext:value-type="date">
            <text:p>2018-01-29</text:p>
          </table:table-cell>
          <table:table-cell office:value-type="float" office:value="56.618801" calcext:value-type="float">
            <text:p>56.618801</text:p>
          </table:table-cell>
          <table:table-cell office:value-type="float" office:value="57.613701" calcext:value-type="float">
            <text:p>57.613701</text:p>
          </table:table-cell>
          <table:table-cell office:value-type="float" office:value="54.990799" calcext:value-type="float">
            <text:p>54.990799</text:p>
          </table:table-cell>
          <table:table-cell table:number-columns-repeated="2" office:value-type="float" office:value="56.437901" calcext:value-type="float">
            <text:p>56.437901</text:p>
          </table:table-cell>
          <table:table-cell office:value-type="float" office:value="38613544" calcext:value-type="float">
            <text:p>38613544</text:p>
          </table:table-cell>
          <table:table-cell/>
          <table:table-cell office:value-type="float" office:value="56.437901" calcext:value-type="float">
            <text:p>56.437901</text:p>
          </table:table-cell>
          <table:table-cell table:formula="of:=[.I317]/[.I318]" office:value-type="float" office:value="0.996275338025546" calcext:value-type="float">
            <text:p>0.996275338025546</text:p>
          </table:table-cell>
          <table:table-cell table:formula="of:=([.J317]-1)*100" office:value-type="float" office:value="-0.372466197445431" calcext:value-type="float">
            <text:p>-0.372466197445431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-1.57736509110188" calcext:value-type="float">
            <text:p>-1.57736509110188</text:p>
          </table:table-cell>
          <table:table-cell table:formula="of:=[.L317]/1000" office:value-type="float" office:value="0.635" calcext:value-type="float">
            <text:p>0.63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12" calcext:value-type="date">
            <text:p>2016-08-12</text:p>
          </table:table-cell>
          <table:table-cell table:number-columns-repeated="2" office:value-type="float" office:value="57.884998" calcext:value-type="float">
            <text:p>57.884998</text:p>
          </table:table-cell>
          <table:table-cell office:value-type="float" office:value="56.166599" calcext:value-type="float">
            <text:p>56.166599</text:p>
          </table:table-cell>
          <table:table-cell office:value-type="float" office:value="56.648899" calcext:value-type="float">
            <text:p>56.648899</text:p>
          </table:table-cell>
          <table:table-cell office:value-type="float" office:value="55.981403" calcext:value-type="float">
            <text:p>55.981403</text:p>
          </table:table-cell>
          <table:table-cell office:value-type="float" office:value="16817155" calcext:value-type="float">
            <text:p>16817155</text:p>
          </table:table-cell>
          <table:table-cell/>
          <table:table-cell office:value-type="float" office:value="56.648899" calcext:value-type="float">
            <text:p>56.648899</text:p>
          </table:table-cell>
          <table:table-cell table:formula="of:=[.I318]/[.I319]" office:value-type="float" office:value="17.9837774603175" calcext:value-type="float">
            <text:p>17.9837774603175</text:p>
          </table:table-cell>
          <table:table-cell table:formula="of:=([.J318]-1)*100" office:value-type="float" office:value="1698.37774603175" calcext:value-type="float">
            <text:p>1698.37774603175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-1.57158227217097" calcext:value-type="float">
            <text:p>-1.57158227217097</text:p>
          </table:table-cell>
          <table:table-cell table:formula="of:=[.L318]/1000" office:value-type="float" office:value="0.996" calcext:value-type="float">
            <text:p>0.99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30" calcext:value-type="date">
            <text:p>2020-03-30</text:p>
          </table:table-cell>
          <table:table-cell table:number-columns-repeated="2" office:value-type="float" office:value="3.25" calcext:value-type="float">
            <text:p>3.25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82151641" calcext:value-type="float">
            <text:p>82151641</text:p>
          </table:table-cell>
          <table:table-cell/>
          <table:table-cell office:value-type="float" office:value="3.15" calcext:value-type="float">
            <text:p>3.15</text:p>
          </table:table-cell>
          <table:table-cell table:formula="of:=[.I319]/[.I320]" office:value-type="float" office:value="0.5" calcext:value-type="float">
            <text:p>0.5</text:p>
          </table:table-cell>
          <table:table-cell table:formula="of:=([.J319]-1)*100" office:value-type="float" office:value="-50" calcext:value-type="float">
            <text:p>-5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-1.56250000000001" calcext:value-type="float">
            <text:p>-1.56250000000001</text:p>
          </table:table-cell>
          <table:table-cell table:formula="of:=[.L319]/1000" office:value-type="float" office:value="0.104" calcext:value-type="float">
            <text:p>0.10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24" calcext:value-type="date">
            <text:p>2019-12-24</text:p>
          </table:table-cell>
          <table:table-cell office:value-type="float" office:value="6.35" calcext:value-type="float">
            <text:p>6.35</text:p>
          </table:table-cell>
          <table:table-cell office:value-type="float" office:value="6.5" calcext:value-type="float">
            <text:p>6.5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6.3" calcext:value-type="float">
            <text:p>6.3</text:p>
          </table:table-cell>
          <table:table-cell office:value-type="float" office:value="121125277" calcext:value-type="float">
            <text:p>121125277</text:p>
          </table:table-cell>
          <table:table-cell/>
          <table:table-cell office:value-type="float" office:value="6.3" calcext:value-type="float">
            <text:p>6.3</text:p>
          </table:table-cell>
          <table:table-cell table:formula="of:=[.I320]/[.I321]" office:value-type="float" office:value="0.138204875302019" calcext:value-type="float">
            <text:p>0.138204875302019</text:p>
          </table:table-cell>
          <table:table-cell table:formula="of:=([.J320]-1)*100" office:value-type="float" office:value="-86.1795124697981" calcext:value-type="float">
            <text:p>-86.179512469798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-1.56250000000001" calcext:value-type="float">
            <text:p>-1.56250000000001</text:p>
          </table:table-cell>
          <table:table-cell table:formula="of:=[.L320]/1000" office:value-type="float" office:value="0.17" calcext:value-type="float">
            <text:p>0.1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12" calcext:value-type="date">
            <text:p>2016-12-12</text:p>
          </table:table-cell>
          <table:table-cell office:value-type="float" office:value="45.8256" calcext:value-type="float">
            <text:p>45.8256</text:p>
          </table:table-cell>
          <table:table-cell office:value-type="float" office:value="46.157299" calcext:value-type="float">
            <text:p>46.157299</text:p>
          </table:table-cell>
          <table:table-cell office:value-type="float" office:value="44.9212" calcext:value-type="float">
            <text:p>44.9212</text:p>
          </table:table-cell>
          <table:table-cell table:number-columns-repeated="2" office:value-type="float" office:value="45.584499" calcext:value-type="float">
            <text:p>45.584499</text:p>
          </table:table-cell>
          <table:table-cell office:value-type="float" office:value="10482964" calcext:value-type="float">
            <text:p>10482964</text:p>
          </table:table-cell>
          <table:table-cell/>
          <table:table-cell office:value-type="float" office:value="45.584499" calcext:value-type="float">
            <text:p>45.584499</text:p>
          </table:table-cell>
          <table:table-cell table:formula="of:=[.I321]/[.I322]" office:value-type="float" office:value="0.945591300389747" calcext:value-type="float">
            <text:p>0.945591300389747</text:p>
          </table:table-cell>
          <table:table-cell table:formula="of:=([.J321]-1)*100" office:value-type="float" office:value="-5.44086996102527" calcext:value-type="float">
            <text:p>-5.44086996102527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-1.56236506785793" calcext:value-type="float">
            <text:p>-1.56236506785793</text:p>
          </table:table-cell>
          <table:table-cell table:formula="of:=[.L321]/1000" office:value-type="float" office:value="0.917" calcext:value-type="float">
            <text:p>0.91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05" calcext:value-type="date">
            <text:p>2016-10-05</text:p>
          </table:table-cell>
          <table:table-cell office:value-type="float" office:value="49.624401" calcext:value-type="float">
            <text:p>49.624401</text:p>
          </table:table-cell>
          <table:table-cell office:value-type="float" office:value="49.805199" calcext:value-type="float">
            <text:p>49.805199</text:p>
          </table:table-cell>
          <table:table-cell office:value-type="float" office:value="47.936001" calcext:value-type="float">
            <text:p>47.936001</text:p>
          </table:table-cell>
          <table:table-cell table:number-columns-repeated="2" office:value-type="float" office:value="48.207401" calcext:value-type="float">
            <text:p>48.207401</text:p>
          </table:table-cell>
          <table:table-cell office:value-type="float" office:value="17731670" calcext:value-type="float">
            <text:p>17731670</text:p>
          </table:table-cell>
          <table:table-cell/>
          <table:table-cell office:value-type="float" office:value="48.207401" calcext:value-type="float">
            <text:p>48.207401</text:p>
          </table:table-cell>
          <table:table-cell table:formula="of:=[.I322]/[.I323]" office:value-type="float" office:value="15.0648128125" calcext:value-type="float">
            <text:p>15.0648128125</text:p>
          </table:table-cell>
          <table:table-cell table:formula="of:=([.J322]-1)*100" office:value-type="float" office:value="1406.48128125" calcext:value-type="float">
            <text:p>1406.48128125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float" office:value="-1.5393873283326" calcext:value-type="float">
            <text:p>-1.5393873283326</text:p>
          </table:table-cell>
          <table:table-cell table:formula="of:=[.L322]/1000" office:value-type="float" office:value="0.961" calcext:value-type="float">
            <text:p>0.96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27" calcext:value-type="date">
            <text:p>2020-03-27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3" office:value-type="float" office:value="3.2" calcext:value-type="float">
            <text:p>3.2</text:p>
          </table:table-cell>
          <table:table-cell office:value-type="float" office:value="105883924" calcext:value-type="float">
            <text:p>105883924</text:p>
          </table:table-cell>
          <table:table-cell/>
          <table:table-cell office:value-type="float" office:value="3.2" calcext:value-type="float">
            <text:p>3.2</text:p>
          </table:table-cell>
          <table:table-cell table:formula="of:=[.I323]/[.I324]" office:value-type="float" office:value="0.0684783483981063" calcext:value-type="float">
            <text:p>0.068478348398106</text:p>
          </table:table-cell>
          <table:table-cell table:formula="of:=([.J323]-1)*100" office:value-type="float" office:value="-93.1521651601894" calcext:value-type="float">
            <text:p>-93.152165160189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1.53846153846153" calcext:value-type="float">
            <text:p>-1.53846153846153</text:p>
          </table:table-cell>
          <table:table-cell table:formula="of:=[.L323]/1000" office:value-type="float" office:value="0.105" calcext:value-type="float">
            <text:p>0.10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27" calcext:value-type="date">
            <text:p>2016-10-27</text:p>
          </table:table-cell>
          <table:table-cell office:value-type="float" office:value="47.031601" calcext:value-type="float">
            <text:p>47.031601</text:p>
          </table:table-cell>
          <table:table-cell office:value-type="float" office:value="47.634602" calcext:value-type="float">
            <text:p>47.634602</text:p>
          </table:table-cell>
          <table:table-cell office:value-type="float" office:value="45.946201" calcext:value-type="float">
            <text:p>45.946201</text:p>
          </table:table-cell>
          <table:table-cell table:number-columns-repeated="2" office:value-type="float" office:value="46.730099" calcext:value-type="float">
            <text:p>46.730099</text:p>
          </table:table-cell>
          <table:table-cell office:value-type="float" office:value="31675363" calcext:value-type="float">
            <text:p>31675363</text:p>
          </table:table-cell>
          <table:table-cell/>
          <table:table-cell office:value-type="float" office:value="46.730099" calcext:value-type="float">
            <text:p>46.730099</text:p>
          </table:table-cell>
          <table:table-cell table:formula="of:=[.I324]/[.I325]" office:value-type="float" office:value="0.8456084549809" calcext:value-type="float">
            <text:p>0.8456084549809</text:p>
          </table:table-cell>
          <table:table-cell table:formula="of:=([.J324]-1)*100" office:value-type="float" office:value="-15.43915450191" calcext:value-type="float">
            <text:p>-15.43915450191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-1.52485893566026" calcext:value-type="float">
            <text:p>-1.52485893566026</text:p>
          </table:table-cell>
          <table:table-cell table:formula="of:=[.L324]/1000" office:value-type="float" office:value="0.947" calcext:value-type="float">
            <text:p>0.94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08" calcext:value-type="date">
            <text:p>2017-08-08</text:p>
          </table:table-cell>
          <table:table-cell office:value-type="float" office:value="57.161499" calcext:value-type="float">
            <text:p>57.161499</text:p>
          </table:table-cell>
          <table:table-cell office:value-type="float" office:value="57.282101" calcext:value-type="float">
            <text:p>57.282101</text:p>
          </table:table-cell>
          <table:table-cell office:value-type="float" office:value="54.990799" calcext:value-type="float">
            <text:p>54.990799</text:p>
          </table:table-cell>
          <table:table-cell table:number-columns-repeated="2" office:value-type="float" office:value="55.2621" calcext:value-type="float">
            <text:p>55.2621</text:p>
          </table:table-cell>
          <table:table-cell office:value-type="float" office:value="22242021" calcext:value-type="float">
            <text:p>22242021</text:p>
          </table:table-cell>
          <table:table-cell/>
          <table:table-cell office:value-type="float" office:value="55.2621" calcext:value-type="float">
            <text:p>55.2621</text:p>
          </table:table-cell>
          <table:table-cell table:formula="of:=[.I325]/[.I326]" office:value-type="float" office:value="8.43696183206107" calcext:value-type="float">
            <text:p>8.43696183206107</text:p>
          </table:table-cell>
          <table:table-cell table:formula="of:=([.J325]-1)*100" office:value-type="float" office:value="743.696183206107" calcext:value-type="float">
            <text:p>743.696183206107</text:p>
          </table:table-cell>
          <table:table-cell office:value-type="float" office:value="753" calcext:value-type="float">
            <text:p>753</text:p>
          </table:table-cell>
          <table:table-cell/>
          <table:table-cell office:value-type="float" office:value="-1.50464386352335" calcext:value-type="float">
            <text:p>-1.50464386352335</text:p>
          </table:table-cell>
          <table:table-cell table:formula="of:=[.L325]/1000" office:value-type="float" office:value="0.753" calcext:value-type="float">
            <text:p>0.75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22" calcext:value-type="date">
            <text:p>2019-11-22</text:p>
          </table:table-cell>
          <table:table-cell office:value-type="float" office:value="6.6" calcext:value-type="float">
            <text:p>6.6</text:p>
          </table:table-cell>
          <table:table-cell office:value-type="float" office:value="6.95" calcext:value-type="float">
            <text:p>6.95</text:p>
          </table:table-cell>
          <table:table-cell office:value-type="float" office:value="6.05" calcext:value-type="float">
            <text:p>6.05</text:p>
          </table:table-cell>
          <table:table-cell table:number-columns-repeated="2" office:value-type="float" office:value="6.55" calcext:value-type="float">
            <text:p>6.55</text:p>
          </table:table-cell>
          <table:table-cell office:value-type="float" office:value="455277632" calcext:value-type="float">
            <text:p>455277632</text:p>
          </table:table-cell>
          <table:table-cell/>
          <table:table-cell office:value-type="float" office:value="6.55" calcext:value-type="float">
            <text:p>6.55</text:p>
          </table:table-cell>
          <table:table-cell table:formula="of:=[.I326]/[.I327]" office:value-type="float" office:value="0.137679380204845" calcext:value-type="float">
            <text:p>0.137679380204845</text:p>
          </table:table-cell>
          <table:table-cell table:formula="of:=([.J326]-1)*100" office:value-type="float" office:value="-86.2320619795154" calcext:value-type="float">
            <text:p>-86.232061979515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-1.50375939849625" calcext:value-type="float">
            <text:p>-1.50375939849625</text:p>
          </table:table-cell>
          <table:table-cell table:formula="of:=[.L326]/1000" office:value-type="float" office:value="0.192" calcext:value-type="float">
            <text:p>0.19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07" calcext:value-type="date">
            <text:p>2017-06-07</text:p>
          </table:table-cell>
          <table:table-cell office:value-type="float" office:value="48.297798" calcext:value-type="float">
            <text:p>48.297798</text:p>
          </table:table-cell>
          <table:table-cell office:value-type="float" office:value="48.629501" calcext:value-type="float">
            <text:p>48.629501</text:p>
          </table:table-cell>
          <table:table-cell office:value-type="float" office:value="47.242599" calcext:value-type="float">
            <text:p>47.242599</text:p>
          </table:table-cell>
          <table:table-cell table:number-columns-repeated="2" office:value-type="float" office:value="47.574299" calcext:value-type="float">
            <text:p>47.574299</text:p>
          </table:table-cell>
          <table:table-cell office:value-type="float" office:value="9890330" calcext:value-type="float">
            <text:p>9890330</text:p>
          </table:table-cell>
          <table:table-cell/>
          <table:table-cell office:value-type="float" office:value="47.574299" calcext:value-type="float">
            <text:p>47.574299</text:p>
          </table:table-cell>
          <table:table-cell table:formula="of:=[.I327]/[.I328]" office:value-type="float" office:value="2.62999812041506" calcext:value-type="float">
            <text:p>2.62999812041506</text:p>
          </table:table-cell>
          <table:table-cell table:formula="of:=([.J327]-1)*100" office:value-type="float" office:value="162.999812041506" calcext:value-type="float">
            <text:p>162.999812041506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float" office:value="-1.49799582995481" calcext:value-type="float">
            <text:p>-1.49799582995481</text:p>
          </table:table-cell>
          <table:table-cell table:formula="of:=[.L327]/1000" office:value-type="float" office:value="0.796" calcext:value-type="float">
            <text:p>0.79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06" calcext:value-type="date">
            <text:p>2019-02-06</text:p>
          </table:table-cell>
          <table:table-cell table:number-columns-repeated="2" office:value-type="float" office:value="18.330299" calcext:value-type="float">
            <text:p>18.330299</text:p>
          </table:table-cell>
          <table:table-cell office:value-type="float" office:value="17.365499" calcext:value-type="float">
            <text:p>17.365499</text:p>
          </table:table-cell>
          <table:table-cell table:number-columns-repeated="2" office:value-type="float" office:value="18.0891" calcext:value-type="float">
            <text:p>18.0891</text:p>
          </table:table-cell>
          <table:table-cell office:value-type="float" office:value="43637485" calcext:value-type="float">
            <text:p>43637485</text:p>
          </table:table-cell>
          <table:table-cell/>
          <table:table-cell office:value-type="float" office:value="18.0891" calcext:value-type="float">
            <text:p>18.0891</text:p>
          </table:table-cell>
          <table:table-cell table:formula="of:=[.I328]/[.I329]" office:value-type="float" office:value="0.996677521203041" calcext:value-type="float">
            <text:p>0.996677521203041</text:p>
          </table:table-cell>
          <table:table-cell table:formula="of:=([.J328]-1)*100" office:value-type="float" office:value="-0.332247879695879" calcext:value-type="float">
            <text:p>-0.332247879695879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-1.47763128677108" calcext:value-type="float">
            <text:p>-1.47763128677108</text:p>
          </table:table-cell>
          <table:table-cell table:formula="of:=[.L328]/1000" office:value-type="float" office:value="0.382" calcext:value-type="float">
            <text:p>0.38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31" calcext:value-type="date">
            <text:p>2019-01-31</text:p>
          </table:table-cell>
          <table:table-cell office:value-type="float" office:value="18.5413" calcext:value-type="float">
            <text:p>18.5413</text:p>
          </table:table-cell>
          <table:table-cell office:value-type="float" office:value="18.7523" calcext:value-type="float">
            <text:p>18.7523</text:p>
          </table:table-cell>
          <table:table-cell office:value-type="float" office:value="17.8479" calcext:value-type="float">
            <text:p>17.8479</text:p>
          </table:table-cell>
          <table:table-cell table:number-columns-repeated="2" office:value-type="float" office:value="18.149401" calcext:value-type="float">
            <text:p>18.149401</text:p>
          </table:table-cell>
          <table:table-cell office:value-type="float" office:value="47673704" calcext:value-type="float">
            <text:p>47673704</text:p>
          </table:table-cell>
          <table:table-cell/>
          <table:table-cell office:value-type="float" office:value="18.149401" calcext:value-type="float">
            <text:p>18.149401</text:p>
          </table:table-cell>
          <table:table-cell table:formula="of:=[.I329]/[.I330]" office:value-type="float" office:value="0.897170487939925" calcext:value-type="float">
            <text:p>0.897170487939925</text:p>
          </table:table-cell>
          <table:table-cell table:formula="of:=([.J329]-1)*100" office:value-type="float" office:value="-10.2829512060075" calcext:value-type="float">
            <text:p>-10.2829512060075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-1.47279419348885" calcext:value-type="float">
            <text:p>-1.47279419348885</text:p>
          </table:table-cell>
          <table:table-cell table:formula="of:=[.L329]/1000" office:value-type="float" office:value="0.386" calcext:value-type="float">
            <text:p>0.38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06" calcext:value-type="date">
            <text:p>2018-12-06</text:p>
          </table:table-cell>
          <table:table-cell office:value-type="float" office:value="20.440599" calcext:value-type="float">
            <text:p>20.440599</text:p>
          </table:table-cell>
          <table:table-cell office:value-type="float" office:value="20.4708" calcext:value-type="float">
            <text:p>20.4708</text:p>
          </table:table-cell>
          <table:table-cell office:value-type="float" office:value="19.898001" calcext:value-type="float">
            <text:p>19.898001</text:p>
          </table:table-cell>
          <table:table-cell table:number-columns-repeated="2" office:value-type="float" office:value="20.229601" calcext:value-type="float">
            <text:p>20.229601</text:p>
          </table:table-cell>
          <table:table-cell office:value-type="float" office:value="42070216" calcext:value-type="float">
            <text:p>42070216</text:p>
          </table:table-cell>
          <table:table-cell/>
          <table:table-cell office:value-type="float" office:value="20.229601" calcext:value-type="float">
            <text:p>20.229601</text:p>
          </table:table-cell>
          <table:table-cell table:formula="of:=[.I330]/[.I331]" office:value-type="float" office:value="0.354276284911701" calcext:value-type="float">
            <text:p>0.354276284911701</text:p>
          </table:table-cell>
          <table:table-cell table:formula="of:=([.J330]-1)*100" office:value-type="float" office:value="-64.5723715088299" calcext:value-type="float">
            <text:p>-64.5723715088299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-1.4684942096865" calcext:value-type="float">
            <text:p>-1.4684942096865</text:p>
          </table:table-cell>
          <table:table-cell table:formula="of:=[.L330]/1000" office:value-type="float" office:value="0.425" calcext:value-type="float">
            <text:p>0.42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24" calcext:value-type="date">
            <text:p>2017-11-24</text:p>
          </table:table-cell>
          <table:table-cell office:value-type="float" office:value="57.945301" calcext:value-type="float">
            <text:p>57.945301</text:p>
          </table:table-cell>
          <table:table-cell office:value-type="float" office:value="58.910099" calcext:value-type="float">
            <text:p>58.910099</text:p>
          </table:table-cell>
          <table:table-cell office:value-type="float" office:value="56.6791" calcext:value-type="float">
            <text:p>56.6791</text:p>
          </table:table-cell>
          <table:table-cell table:number-columns-repeated="2" office:value-type="float" office:value="57.1012" calcext:value-type="float">
            <text:p>57.1012</text:p>
          </table:table-cell>
          <table:table-cell office:value-type="float" office:value="22616725" calcext:value-type="float">
            <text:p>22616725</text:p>
          </table:table-cell>
          <table:table-cell/>
          <table:table-cell office:value-type="float" office:value="57.1012" calcext:value-type="float">
            <text:p>57.1012</text:p>
          </table:table-cell>
          <table:table-cell table:formula="of:=[.I331]/[.I332]" office:value-type="float" office:value="1.07674928340635" calcext:value-type="float">
            <text:p>1.07674928340635</text:p>
          </table:table-cell>
          <table:table-cell table:formula="of:=([.J331]-1)*100" office:value-type="float" office:value="7.67492834063543" calcext:value-type="float">
            <text:p>7.67492834063543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-1.45672036460731" calcext:value-type="float">
            <text:p>-1.45672036460731</text:p>
          </table:table-cell>
          <table:table-cell table:formula="of:=[.L331]/1000" office:value-type="float" office:value="0.679" calcext:value-type="float">
            <text:p>0.67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22" calcext:value-type="date">
            <text:p>2017-08-22</text:p>
          </table:table-cell>
          <table:table-cell office:value-type="float" office:value="54.206902" calcext:value-type="float">
            <text:p>54.206902</text:p>
          </table:table-cell>
          <table:table-cell office:value-type="float" office:value="54.417999" calcext:value-type="float">
            <text:p>54.417999</text:p>
          </table:table-cell>
          <table:table-cell office:value-type="float" office:value="52.639198" calcext:value-type="float">
            <text:p>52.639198</text:p>
          </table:table-cell>
          <table:table-cell table:number-columns-repeated="2" office:value-type="float" office:value="53.031101" calcext:value-type="float">
            <text:p>53.031101</text:p>
          </table:table-cell>
          <table:table-cell office:value-type="float" office:value="11910764" calcext:value-type="float">
            <text:p>11910764</text:p>
          </table:table-cell>
          <table:table-cell/>
          <table:table-cell office:value-type="float" office:value="53.031101" calcext:value-type="float">
            <text:p>53.031101</text:p>
          </table:table-cell>
          <table:table-cell table:formula="of:=[.I332]/[.I333]" office:value-type="float" office:value="1.0383697764579" calcext:value-type="float">
            <text:p>1.0383697764579</text:p>
          </table:table-cell>
          <table:table-cell table:formula="of:=([.J332]-1)*100" office:value-type="float" office:value="3.83697764579025" calcext:value-type="float">
            <text:p>3.83697764579025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-1.45665337650569" calcext:value-type="float">
            <text:p>-1.45665337650569</text:p>
          </table:table-cell>
          <table:table-cell table:formula="of:=[.L332]/1000" office:value-type="float" office:value="0.744" calcext:value-type="float">
            <text:p>0.74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02" calcext:value-type="date">
            <text:p>2017-05-02</text:p>
          </table:table-cell>
          <table:table-cell office:value-type="float" office:value="51.855301" calcext:value-type="float">
            <text:p>51.855301</text:p>
          </table:table-cell>
          <table:table-cell office:value-type="float" office:value="51.975899" calcext:value-type="float">
            <text:p>51.975899</text:p>
          </table:table-cell>
          <table:table-cell office:value-type="float" office:value="50.950901" calcext:value-type="float">
            <text:p>50.950901</text:p>
          </table:table-cell>
          <table:table-cell table:number-columns-repeated="2" office:value-type="float" office:value="51.071499" calcext:value-type="float">
            <text:p>51.071499</text:p>
          </table:table-cell>
          <table:table-cell office:value-type="float" office:value="7846238" calcext:value-type="float">
            <text:p>7846238</text:p>
          </table:table-cell>
          <table:table-cell/>
          <table:table-cell office:value-type="float" office:value="51.071499" calcext:value-type="float">
            <text:p>51.071499</text:p>
          </table:table-cell>
          <table:table-cell table:formula="of:=[.I333]/[.I334]" office:value-type="float" office:value="0.954903781543574" calcext:value-type="float">
            <text:p>0.954903781543574</text:p>
          </table:table-cell>
          <table:table-cell table:formula="of:=([.J333]-1)*100" office:value-type="float" office:value="-4.50962184564264" calcext:value-type="float">
            <text:p>-4.50962184564264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-1.45431183004237" calcext:value-type="float">
            <text:p>-1.45431183004237</text:p>
          </table:table-cell>
          <table:table-cell table:formula="of:=[.L333]/1000" office:value-type="float" office:value="0.822" calcext:value-type="float">
            <text:p>0.82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18" calcext:value-type="date">
            <text:p>2017-10-18</text:p>
          </table:table-cell>
          <table:table-cell office:value-type="float" office:value="54.2672" calcext:value-type="float">
            <text:p>54.2672</text:p>
          </table:table-cell>
          <table:table-cell office:value-type="float" office:value="55.292301" calcext:value-type="float">
            <text:p>55.292301</text:p>
          </table:table-cell>
          <table:table-cell office:value-type="float" office:value="52.3377" calcext:value-type="float">
            <text:p>52.3377</text:p>
          </table:table-cell>
          <table:table-cell table:number-columns-repeated="2" office:value-type="float" office:value="53.483398" calcext:value-type="float">
            <text:p>53.483398</text:p>
          </table:table-cell>
          <table:table-cell office:value-type="float" office:value="41522683" calcext:value-type="float">
            <text:p>41522683</text:p>
          </table:table-cell>
          <table:table-cell/>
          <table:table-cell office:value-type="float" office:value="53.483398" calcext:value-type="float">
            <text:p>53.483398</text:p>
          </table:table-cell>
          <table:table-cell table:formula="of:=[.I334]/[.I335]" office:value-type="float" office:value="1.72568289610045" calcext:value-type="float">
            <text:p>1.72568289610045</text:p>
          </table:table-cell>
          <table:table-cell table:formula="of:=([.J334]-1)*100" office:value-type="float" office:value="72.5682896100453" calcext:value-type="float">
            <text:p>72.568289610045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-1.44433838488074" calcext:value-type="float">
            <text:p>-1.44433838488074</text:p>
          </table:table-cell>
          <table:table-cell table:formula="of:=[.L334]/1000" office:value-type="float" office:value="0.705" calcext:value-type="float">
            <text:p>0.70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27" calcext:value-type="date">
            <text:p>2018-08-27</text:p>
          </table:table-cell>
          <table:table-cell office:value-type="float" office:value="31.535299" calcext:value-type="float">
            <text:p>31.535299</text:p>
          </table:table-cell>
          <table:table-cell office:value-type="float" office:value="31.8368" calcext:value-type="float">
            <text:p>31.8368</text:p>
          </table:table-cell>
          <table:table-cell office:value-type="float" office:value="30.811701" calcext:value-type="float">
            <text:p>30.811701</text:p>
          </table:table-cell>
          <table:table-cell table:number-columns-repeated="2" office:value-type="float" office:value="30.992599" calcext:value-type="float">
            <text:p>30.992599</text:p>
          </table:table-cell>
          <table:table-cell office:value-type="float" office:value="17781772" calcext:value-type="float">
            <text:p>17781772</text:p>
          </table:table-cell>
          <table:table-cell/>
          <table:table-cell office:value-type="float" office:value="30.992599" calcext:value-type="float">
            <text:p>30.992599</text:p>
          </table:table-cell>
          <table:table-cell table:formula="of:=[.I335]/[.I336]" office:value-type="float" office:value="0.598718417305935" calcext:value-type="float">
            <text:p>0.598718417305935</text:p>
          </table:table-cell>
          <table:table-cell table:formula="of:=([.J335]-1)*100" office:value-type="float" office:value="-40.1281582694065" calcext:value-type="float">
            <text:p>-40.128158269406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-1.43807565759921" calcext:value-type="float">
            <text:p>-1.43807565759921</text:p>
          </table:table-cell>
          <table:table-cell table:formula="of:=[.L335]/1000" office:value-type="float" office:value="0.492" calcext:value-type="float">
            <text:p>0.49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31" calcext:value-type="date">
            <text:p>2017-03-31</text:p>
          </table:table-cell>
          <table:table-cell office:value-type="float" office:value="52.458302" calcext:value-type="float">
            <text:p>52.458302</text:p>
          </table:table-cell>
          <table:table-cell office:value-type="float" office:value="52.488499" calcext:value-type="float">
            <text:p>52.488499</text:p>
          </table:table-cell>
          <table:table-cell office:value-type="float" office:value="51.4333" calcext:value-type="float">
            <text:p>51.4333</text:p>
          </table:table-cell>
          <table:table-cell table:number-columns-repeated="2" office:value-type="float" office:value="51.7649" calcext:value-type="float">
            <text:p>51.7649</text:p>
          </table:table-cell>
          <table:table-cell office:value-type="float" office:value="45933056" calcext:value-type="float">
            <text:p>45933056</text:p>
          </table:table-cell>
          <table:table-cell/>
          <table:table-cell office:value-type="float" office:value="51.7649" calcext:value-type="float">
            <text:p>51.7649</text:p>
          </table:table-cell>
          <table:table-cell table:formula="of:=[.I336]/[.I337]" office:value-type="float" office:value="14.3791388888889" calcext:value-type="float">
            <text:p>14.3791388888889</text:p>
          </table:table-cell>
          <table:table-cell table:formula="of:=([.J336]-1)*100" office:value-type="float" office:value="1337.91388888889" calcext:value-type="float">
            <text:p>1337.91388888889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-1.3785858117223" calcext:value-type="float">
            <text:p>-1.3785858117223</text:p>
          </table:table-cell>
          <table:table-cell table:formula="of:=[.L336]/1000" office:value-type="float" office:value="0.841" calcext:value-type="float">
            <text:p>0.84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04" calcext:value-type="date">
            <text:p>2020-03-04</text:p>
          </table:table-cell>
          <table:table-cell office:value-type="float" office:value="3.75" calcext:value-type="float">
            <text:p>3.75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215195612" calcext:value-type="float">
            <text:p>215195612</text:p>
          </table:table-cell>
          <table:table-cell/>
          <table:table-cell office:value-type="float" office:value="3.6" calcext:value-type="float">
            <text:p>3.6</text:p>
          </table:table-cell>
          <table:table-cell table:formula="of:=[.I337]/[.I338]" office:value-type="float" office:value="0.0827506309735612" calcext:value-type="float">
            <text:p>0.082750630973561</text:p>
          </table:table-cell>
          <table:table-cell table:formula="of:=([.J337]-1)*100" office:value-type="float" office:value="-91.7249369026439" calcext:value-type="float">
            <text:p>-91.724936902643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-1.36986301369862" calcext:value-type="float">
            <text:p>-1.36986301369862</text:p>
          </table:table-cell>
          <table:table-cell table:formula="of:=[.L337]/1000" office:value-type="float" office:value="0.121" calcext:value-type="float">
            <text:p>0.12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13" calcext:value-type="date">
            <text:p>2018-04-13</text:p>
          </table:table-cell>
          <table:table-cell office:value-type="float" office:value="44.016701" calcext:value-type="float">
            <text:p>44.016701</text:p>
          </table:table-cell>
          <table:table-cell office:value-type="float" office:value="44.800598" calcext:value-type="float">
            <text:p>44.800598</text:p>
          </table:table-cell>
          <table:table-cell office:value-type="float" office:value="43.3535" calcext:value-type="float">
            <text:p>43.3535</text:p>
          </table:table-cell>
          <table:table-cell table:number-columns-repeated="2" office:value-type="float" office:value="43.5042" calcext:value-type="float">
            <text:p>43.5042</text:p>
          </table:table-cell>
          <table:table-cell office:value-type="float" office:value="17108205" calcext:value-type="float">
            <text:p>17108205</text:p>
          </table:table-cell>
          <table:table-cell/>
          <table:table-cell office:value-type="float" office:value="43.5042" calcext:value-type="float">
            <text:p>43.5042</text:p>
          </table:table-cell>
          <table:table-cell table:formula="of:=[.I338]/[.I339]" office:value-type="float" office:value="0.906407368901353" calcext:value-type="float">
            <text:p>0.906407368901353</text:p>
          </table:table-cell>
          <table:table-cell table:formula="of:=([.J338]-1)*100" office:value-type="float" office:value="-9.35926310986472" calcext:value-type="float">
            <text:p>-9.35926310986472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-1.36712597110845" calcext:value-type="float">
            <text:p>-1.36712597110845</text:p>
          </table:table-cell>
          <table:table-cell table:formula="of:=[.L338]/1000" office:value-type="float" office:value="0.585" calcext:value-type="float">
            <text:p>0.58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08" calcext:value-type="date">
            <text:p>2017-09-08</text:p>
          </table:table-cell>
          <table:table-cell office:value-type="float" office:value="49.353001" calcext:value-type="float">
            <text:p>49.353001</text:p>
          </table:table-cell>
          <table:table-cell office:value-type="float" office:value="49.443501" calcext:value-type="float">
            <text:p>49.443501</text:p>
          </table:table-cell>
          <table:table-cell office:value-type="float" office:value="47.815399" calcext:value-type="float">
            <text:p>47.815399</text:p>
          </table:table-cell>
          <table:table-cell table:number-columns-repeated="2" office:value-type="float" office:value="47.9963" calcext:value-type="float">
            <text:p>47.9963</text:p>
          </table:table-cell>
          <table:table-cell office:value-type="float" office:value="14589271" calcext:value-type="float">
            <text:p>14589271</text:p>
          </table:table-cell>
          <table:table-cell/>
          <table:table-cell office:value-type="float" office:value="47.9963" calcext:value-type="float">
            <text:p>47.9963</text:p>
          </table:table-cell>
          <table:table-cell table:formula="of:=[.I339]/[.I340]" office:value-type="float" office:value="0.951015027235405" calcext:value-type="float">
            <text:p>0.951015027235405</text:p>
          </table:table-cell>
          <table:table-cell table:formula="of:=([.J339]-1)*100" office:value-type="float" office:value="-4.89849727645947" calcext:value-type="float">
            <text:p>-4.89849727645947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-1.36314111425374" calcext:value-type="float">
            <text:p>-1.36314111425374</text:p>
          </table:table-cell>
          <table:table-cell table:formula="of:=[.L339]/1000" office:value-type="float" office:value="0.732" calcext:value-type="float">
            <text:p>0.73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07" calcext:value-type="date">
            <text:p>2016-09-07</text:p>
          </table:table-cell>
          <table:table-cell office:value-type="float" office:value="50.4384" calcext:value-type="float">
            <text:p>50.4384</text:p>
          </table:table-cell>
          <table:table-cell office:value-type="float" office:value="51.1619" calcext:value-type="float">
            <text:p>51.1619</text:p>
          </table:table-cell>
          <table:table-cell office:value-type="float" office:value="50.197201" calcext:value-type="float">
            <text:p>50.197201</text:p>
          </table:table-cell>
          <table:table-cell office:value-type="float" office:value="50.468498" calcext:value-type="float">
            <text:p>50.468498</text:p>
          </table:table-cell>
          <table:table-cell office:value-type="float" office:value="49.873829" calcext:value-type="float">
            <text:p>49.873829</text:p>
          </table:table-cell>
          <table:table-cell office:value-type="float" office:value="22970762" calcext:value-type="float">
            <text:p>22970762</text:p>
          </table:table-cell>
          <table:table-cell/>
          <table:table-cell office:value-type="float" office:value="50.468498" calcext:value-type="float">
            <text:p>50.468498</text:p>
          </table:table-cell>
          <table:table-cell table:formula="of:=[.I340]/[.I341]" office:value-type="float" office:value="1.04429107441423" calcext:value-type="float">
            <text:p>1.04429107441423</text:p>
          </table:table-cell>
          <table:table-cell table:formula="of:=([.J340]-1)*100" office:value-type="float" office:value="4.42910744142335" calcext:value-type="float">
            <text:p>4.4291074414233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-1.35530932197594" calcext:value-type="float">
            <text:p>-1.35530932197594</text:p>
          </table:table-cell>
          <table:table-cell table:formula="of:=[.L340]/1000" office:value-type="float" office:value="0.98" calcext:value-type="float">
            <text:p>0.9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15" calcext:value-type="date">
            <text:p>2018-03-15</text:p>
          </table:table-cell>
          <table:table-cell office:value-type="float" office:value="48.8405" calcext:value-type="float">
            <text:p>48.8405</text:p>
          </table:table-cell>
          <table:table-cell office:value-type="float" office:value="49.564098" calcext:value-type="float">
            <text:p>49.564098</text:p>
          </table:table-cell>
          <table:table-cell office:value-type="float" office:value="48.0868" calcext:value-type="float">
            <text:p>48.0868</text:p>
          </table:table-cell>
          <table:table-cell table:number-columns-repeated="2" office:value-type="float" office:value="48.327999" calcext:value-type="float">
            <text:p>48.327999</text:p>
          </table:table-cell>
          <table:table-cell office:value-type="float" office:value="12103368" calcext:value-type="float">
            <text:p>12103368</text:p>
          </table:table-cell>
          <table:table-cell/>
          <table:table-cell office:value-type="float" office:value="48.327999" calcext:value-type="float">
            <text:p>48.327999</text:p>
          </table:table-cell>
          <table:table-cell table:formula="of:=[.I341]/[.I342]" office:value-type="float" office:value="0.993185311699753" calcext:value-type="float">
            <text:p>0.993185311699753</text:p>
          </table:table-cell>
          <table:table-cell table:formula="of:=([.J341]-1)*100" office:value-type="float" office:value="-0.681468830024679" calcext:value-type="float">
            <text:p>-0.681468830024679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-1.35371253110177" calcext:value-type="float">
            <text:p>-1.35371253110177</text:p>
          </table:table-cell>
          <table:table-cell table:formula="of:=[.L341]/1000" office:value-type="float" office:value="0.604" calcext:value-type="float">
            <text:p>0.60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07" calcext:value-type="date">
            <text:p>2017-09-07</text:p>
          </table:table-cell>
          <table:table-cell office:value-type="float" office:value="49.564098" calcext:value-type="float">
            <text:p>49.564098</text:p>
          </table:table-cell>
          <table:table-cell office:value-type="float" office:value="49.805199" calcext:value-type="float">
            <text:p>49.805199</text:p>
          </table:table-cell>
          <table:table-cell office:value-type="float" office:value="48.388302" calcext:value-type="float">
            <text:p>48.388302</text:p>
          </table:table-cell>
          <table:table-cell table:number-columns-repeated="2" office:value-type="float" office:value="48.659599" calcext:value-type="float">
            <text:p>48.659599</text:p>
          </table:table-cell>
          <table:table-cell office:value-type="float" office:value="13045864" calcext:value-type="float">
            <text:p>13045864</text:p>
          </table:table-cell>
          <table:table-cell/>
          <table:table-cell office:value-type="float" office:value="48.659599" calcext:value-type="float">
            <text:p>48.659599</text:p>
          </table:table-cell>
          <table:table-cell table:formula="of:=[.I342]/[.I343]" office:value-type="float" office:value="0.931870993673375" calcext:value-type="float">
            <text:p>0.931870993673375</text:p>
          </table:table-cell>
          <table:table-cell table:formula="of:=([.J342]-1)*100" office:value-type="float" office:value="-6.8129006326625" calcext:value-type="float">
            <text:p>-6.8129006326625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-1.34481146373817" calcext:value-type="float">
            <text:p>-1.34481146373817</text:p>
          </table:table-cell>
          <table:table-cell table:formula="of:=[.L342]/1000" office:value-type="float" office:value="0.733" calcext:value-type="float">
            <text:p>0.73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06" calcext:value-type="date">
            <text:p>2017-04-06</text:p>
          </table:table-cell>
          <table:table-cell office:value-type="float" office:value="53.061298" calcext:value-type="float">
            <text:p>53.061298</text:p>
          </table:table-cell>
          <table:table-cell office:value-type="float" office:value="53.6642" calcext:value-type="float">
            <text:p>53.6642</text:p>
          </table:table-cell>
          <table:table-cell office:value-type="float" office:value="52.0061" calcext:value-type="float">
            <text:p>52.0061</text:p>
          </table:table-cell>
          <table:table-cell table:number-columns-repeated="2" office:value-type="float" office:value="52.217098" calcext:value-type="float">
            <text:p>52.217098</text:p>
          </table:table-cell>
          <table:table-cell office:value-type="float" office:value="19963123" calcext:value-type="float">
            <text:p>19963123</text:p>
          </table:table-cell>
          <table:table-cell/>
          <table:table-cell office:value-type="float" office:value="52.217098" calcext:value-type="float">
            <text:p>52.217098</text:p>
          </table:table-cell>
          <table:table-cell table:formula="of:=[.I343]/[.I344]" office:value-type="float" office:value="1.03899115554892" calcext:value-type="float">
            <text:p>1.03899115554892</text:p>
          </table:table-cell>
          <table:table-cell table:formula="of:=([.J343]-1)*100" office:value-type="float" office:value="3.89911555489231" calcext:value-type="float">
            <text:p>3.89911555489231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float" office:value="-1.31051870611694" calcext:value-type="float">
            <text:p>-1.31051870611694</text:p>
          </table:table-cell>
          <table:table-cell table:formula="of:=[.L343]/1000" office:value-type="float" office:value="0.838" calcext:value-type="float">
            <text:p>0.83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22" calcext:value-type="date">
            <text:p>2016-09-22</text:p>
          </table:table-cell>
          <table:table-cell table:number-columns-repeated="2" office:value-type="float" office:value="51.192101" calcext:value-type="float">
            <text:p>51.192101</text:p>
          </table:table-cell>
          <table:table-cell office:value-type="float" office:value="50.046398" calcext:value-type="float">
            <text:p>50.046398</text:p>
          </table:table-cell>
          <table:table-cell table:number-columns-repeated="2" office:value-type="float" office:value="50.2575" calcext:value-type="float">
            <text:p>50.2575</text:p>
          </table:table-cell>
          <table:table-cell office:value-type="float" office:value="10260704" calcext:value-type="float">
            <text:p>10260704</text:p>
          </table:table-cell>
          <table:table-cell/>
          <table:table-cell office:value-type="float" office:value="50.2575" calcext:value-type="float">
            <text:p>50.2575</text:p>
          </table:table-cell>
          <table:table-cell table:formula="of:=[.I344]/[.I345]" office:value-type="float" office:value="13.2256578947368" calcext:value-type="float">
            <text:p>13.2256578947368</text:p>
          </table:table-cell>
          <table:table-cell table:formula="of:=([.J344]-1)*100" office:value-type="float" office:value="1222.56578947368" calcext:value-type="float">
            <text:p>1222.56578947368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float" office:value="-1.3024172880577" calcext:value-type="float">
            <text:p>-1.3024172880577</text:p>
          </table:table-cell>
          <table:table-cell table:formula="of:=[.L344]/1000" office:value-type="float" office:value="0.97" calcext:value-type="float">
            <text:p>0.9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30" calcext:value-type="date">
            <text:p>2019-10-30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270109253" calcext:value-type="float">
            <text:p>270109253</text:p>
          </table:table-cell>
          <table:table-cell/>
          <table:table-cell office:value-type="float" office:value="3.8" calcext:value-type="float">
            <text:p>3.8</text:p>
          </table:table-cell>
          <table:table-cell table:formula="of:=[.I345]/[.I346]" office:value-type="float" office:value="0.0655109161874026" calcext:value-type="float">
            <text:p>0.065510916187403</text:p>
          </table:table-cell>
          <table:table-cell table:formula="of:=([.J345]-1)*100" office:value-type="float" office:value="-93.4489083812597" calcext:value-type="float">
            <text:p>-93.4489083812597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-1.29870129870131" calcext:value-type="float">
            <text:p>-1.29870129870131</text:p>
          </table:table-cell>
          <table:table-cell table:formula="of:=[.L345]/1000" office:value-type="float" office:value="0.208" calcext:value-type="float">
            <text:p>0.20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08" calcext:value-type="date">
            <text:p>2017-12-08</text:p>
          </table:table-cell>
          <table:table-cell office:value-type="float" office:value="59.091" calcext:value-type="float">
            <text:p>59.091</text:p>
          </table:table-cell>
          <table:table-cell office:value-type="float" office:value="59.663799" calcext:value-type="float">
            <text:p>59.663799</text:p>
          </table:table-cell>
          <table:table-cell office:value-type="float" office:value="57.5835" calcext:value-type="float">
            <text:p>57.5835</text:p>
          </table:table-cell>
          <table:table-cell table:number-columns-repeated="2" office:value-type="float" office:value="58.0056" calcext:value-type="float">
            <text:p>58.0056</text:p>
          </table:table-cell>
          <table:table-cell office:value-type="float" office:value="19950381" calcext:value-type="float">
            <text:p>19950381</text:p>
          </table:table-cell>
          <table:table-cell/>
          <table:table-cell office:value-type="float" office:value="58.0056" calcext:value-type="float">
            <text:p>58.0056</text:p>
          </table:table-cell>
          <table:table-cell table:formula="of:=[.I346]/[.I347]" office:value-type="float" office:value="1.03163436119133" calcext:value-type="float">
            <text:p>1.03163436119133</text:p>
          </table:table-cell>
          <table:table-cell table:formula="of:=([.J346]-1)*100" office:value-type="float" office:value="3.16343611913288" calcext:value-type="float">
            <text:p>3.16343611913288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-1.2826905698332" calcext:value-type="float">
            <text:p>-1.2826905698332</text:p>
          </table:table-cell>
          <table:table-cell table:formula="of:=[.L346]/1000" office:value-type="float" office:value="0.669" calcext:value-type="float">
            <text:p>0.66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01" calcext:value-type="date">
            <text:p>2017-12-01</text:p>
          </table:table-cell>
          <table:table-cell office:value-type="float" office:value="56.980598" calcext:value-type="float">
            <text:p>56.980598</text:p>
          </table:table-cell>
          <table:table-cell office:value-type="float" office:value="57.221802" calcext:value-type="float">
            <text:p>57.221802</text:p>
          </table:table-cell>
          <table:table-cell office:value-type="float" office:value="56.0158" calcext:value-type="float">
            <text:p>56.0158</text:p>
          </table:table-cell>
          <table:table-cell table:number-columns-repeated="2" office:value-type="float" office:value="56.226898" calcext:value-type="float">
            <text:p>56.226898</text:p>
          </table:table-cell>
          <table:table-cell office:value-type="float" office:value="17097261" calcext:value-type="float">
            <text:p>17097261</text:p>
          </table:table-cell>
          <table:table-cell/>
          <table:table-cell office:value-type="float" office:value="56.226898" calcext:value-type="float">
            <text:p>56.226898</text:p>
          </table:table-cell>
          <table:table-cell table:formula="of:=[.I347]/[.I348]" office:value-type="float" office:value="1.13650311020436" calcext:value-type="float">
            <text:p>1.13650311020436</text:p>
          </table:table-cell>
          <table:table-cell table:formula="of:=([.J347]-1)*100" office:value-type="float" office:value="13.6503110204356" calcext:value-type="float">
            <text:p>13.6503110204356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-1.27040896516252" calcext:value-type="float">
            <text:p>-1.27040896516252</text:p>
          </table:table-cell>
          <table:table-cell table:formula="of:=[.L347]/1000" office:value-type="float" office:value="0.674" calcext:value-type="float">
            <text:p>0.67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16" calcext:value-type="date">
            <text:p>2018-02-16</text:p>
          </table:table-cell>
          <table:table-cell office:value-type="float" office:value="50.106701" calcext:value-type="float">
            <text:p>50.106701</text:p>
          </table:table-cell>
          <table:table-cell office:value-type="float" office:value="50.709702" calcext:value-type="float">
            <text:p>50.709702</text:p>
          </table:table-cell>
          <table:table-cell office:value-type="float" office:value="48.930901" calcext:value-type="float">
            <text:p>48.930901</text:p>
          </table:table-cell>
          <table:table-cell table:number-columns-repeated="2" office:value-type="float" office:value="49.473598" calcext:value-type="float">
            <text:p>49.473598</text:p>
          </table:table-cell>
          <table:table-cell office:value-type="float" office:value="14714553" calcext:value-type="float">
            <text:p>14714553</text:p>
          </table:table-cell>
          <table:table-cell/>
          <table:table-cell office:value-type="float" office:value="49.473598" calcext:value-type="float">
            <text:p>49.473598</text:p>
          </table:table-cell>
          <table:table-cell table:formula="of:=[.I348]/[.I349]" office:value-type="float" office:value="2.33096636759564" calcext:value-type="float">
            <text:p>2.33096636759564</text:p>
          </table:table-cell>
          <table:table-cell table:formula="of:=([.J348]-1)*100" office:value-type="float" office:value="133.096636759564" calcext:value-type="float">
            <text:p>133.096636759564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-1.26350964514707" calcext:value-type="float">
            <text:p>-1.26350964514707</text:p>
          </table:table-cell>
          <table:table-cell table:formula="of:=[.L348]/1000" office:value-type="float" office:value="0.622" calcext:value-type="float">
            <text:p>0.62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04" calcext:value-type="date">
            <text:p>2018-12-04</text:p>
          </table:table-cell>
          <table:table-cell office:value-type="float" office:value="21.827499" calcext:value-type="float">
            <text:p>21.827499</text:p>
          </table:table-cell>
          <table:table-cell office:value-type="float" office:value="21.978201" calcext:value-type="float">
            <text:p>21.978201</text:p>
          </table:table-cell>
          <table:table-cell office:value-type="float" office:value="21.0135" calcext:value-type="float">
            <text:p>21.0135</text:p>
          </table:table-cell>
          <table:table-cell table:number-columns-repeated="2" office:value-type="float" office:value="21.224501" calcext:value-type="float">
            <text:p>21.224501</text:p>
          </table:table-cell>
          <table:table-cell office:value-type="float" office:value="40270057" calcext:value-type="float">
            <text:p>40270057</text:p>
          </table:table-cell>
          <table:table-cell/>
          <table:table-cell office:value-type="float" office:value="21.224501" calcext:value-type="float">
            <text:p>21.224501</text:p>
          </table:table-cell>
          <table:table-cell table:formula="of:=[.I349]/[.I350]" office:value-type="float" office:value="0.426666874393154" calcext:value-type="float">
            <text:p>0.426666874393154</text:p>
          </table:table-cell>
          <table:table-cell table:formula="of:=([.J349]-1)*100" office:value-type="float" office:value="-57.3333125606846" calcext:value-type="float">
            <text:p>-57.3333125606846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-1.26210236418277" calcext:value-type="float">
            <text:p>-1.26210236418277</text:p>
          </table:table-cell>
          <table:table-cell table:formula="of:=[.L349]/1000" office:value-type="float" office:value="0.427" calcext:value-type="float">
            <text:p>0.42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06" calcext:value-type="date">
            <text:p>2017-07-06</text:p>
          </table:table-cell>
          <table:table-cell office:value-type="float" office:value="50.498699" calcext:value-type="float">
            <text:p>50.498699</text:p>
          </table:table-cell>
          <table:table-cell office:value-type="float" office:value="50.649399" calcext:value-type="float">
            <text:p>50.649399</text:p>
          </table:table-cell>
          <table:table-cell office:value-type="float" office:value="49.5942" calcext:value-type="float">
            <text:p>49.5942</text:p>
          </table:table-cell>
          <table:table-cell table:number-columns-repeated="2" office:value-type="float" office:value="49.7449" calcext:value-type="float">
            <text:p>49.7449</text:p>
          </table:table-cell>
          <table:table-cell office:value-type="float" office:value="7671263" calcext:value-type="float">
            <text:p>7671263</text:p>
          </table:table-cell>
          <table:table-cell/>
          <table:table-cell office:value-type="float" office:value="49.7449" calcext:value-type="float">
            <text:p>49.7449</text:p>
          </table:table-cell>
          <table:table-cell table:formula="of:=[.I350]/[.I351]" office:value-type="float" office:value="4.16275313807531" calcext:value-type="float">
            <text:p>4.16275313807531</text:p>
          </table:table-cell>
          <table:table-cell table:formula="of:=([.J350]-1)*100" office:value-type="float" office:value="316.275313807531" calcext:value-type="float">
            <text:p>316.275313807531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-1.25689731734826" calcext:value-type="float">
            <text:p>-1.25689731734826</text:p>
          </table:table-cell>
          <table:table-cell table:formula="of:=[.L350]/1000" office:value-type="float" office:value="0.776" calcext:value-type="float">
            <text:p>0.77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18" calcext:value-type="date">
            <text:p>2019-06-18</text:p>
          </table:table-cell>
          <table:table-cell office:value-type="float" office:value="12" calcext:value-type="float">
            <text:p>12</text:p>
          </table:table-cell>
          <table:table-cell office:value-type="float" office:value="12.1" calcext:value-type="float">
            <text:p>12.1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1.95" calcext:value-type="float">
            <text:p>11.95</text:p>
          </table:table-cell>
          <table:table-cell office:value-type="float" office:value="37194394" calcext:value-type="float">
            <text:p>37194394</text:p>
          </table:table-cell>
          <table:table-cell/>
          <table:table-cell office:value-type="float" office:value="11.95" calcext:value-type="float">
            <text:p>11.95</text:p>
          </table:table-cell>
          <table:table-cell table:formula="of:=[.I351]/[.I352]" office:value-type="float" office:value="0.995833333333333" calcext:value-type="float">
            <text:p>0.995833333333333</text:p>
          </table:table-cell>
          <table:table-cell table:formula="of:=([.J351]-1)*100" office:value-type="float" office:value="-0.416666666666676" calcext:value-type="float">
            <text:p>-0.416666666666676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-1.23966942148761" calcext:value-type="float">
            <text:p>-1.23966942148761</text:p>
          </table:table-cell>
          <table:table-cell table:formula="of:=[.L351]/1000" office:value-type="float" office:value="0.297" calcext:value-type="float">
            <text:p>0.29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01" calcext:value-type="date">
            <text:p>2019-07-01</text:p>
          </table:table-cell>
          <table:table-cell office:value-type="float" office:value="12.1" calcext:value-type="float">
            <text:p>12.1</text:p>
          </table:table-cell>
          <table:table-cell office:value-type="float" office:value="12.15" calcext:value-type="float">
            <text:p>12.15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3179163" calcext:value-type="float">
            <text:p>3317916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352]/[.I353]" office:value-type="float" office:value="0.38162113868179" calcext:value-type="float">
            <text:p>0.38162113868179</text:p>
          </table:table-cell>
          <table:table-cell table:formula="of:=([.J352]-1)*100" office:value-type="float" office:value="-61.837886131821" calcext:value-type="float">
            <text:p>-61.837886131821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-1.23456790123457" calcext:value-type="float">
            <text:p>-1.23456790123457</text:p>
          </table:table-cell>
          <table:table-cell table:formula="of:=[.L352]/1000" office:value-type="float" office:value="0.288" calcext:value-type="float">
            <text:p>0.28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24" calcext:value-type="date">
            <text:p>2018-08-24</text:p>
          </table:table-cell>
          <table:table-cell office:value-type="float" office:value="31.8971" calcext:value-type="float">
            <text:p>31.8971</text:p>
          </table:table-cell>
          <table:table-cell office:value-type="float" office:value="32.0177" calcext:value-type="float">
            <text:p>32.0177</text:p>
          </table:table-cell>
          <table:table-cell office:value-type="float" office:value="31.143299" calcext:value-type="float">
            <text:p>31.143299</text:p>
          </table:table-cell>
          <table:table-cell table:number-columns-repeated="2" office:value-type="float" office:value="31.444799" calcext:value-type="float">
            <text:p>31.444799</text:p>
          </table:table-cell>
          <table:table-cell office:value-type="float" office:value="16166863" calcext:value-type="float">
            <text:p>16166863</text:p>
          </table:table-cell>
          <table:table-cell/>
          <table:table-cell office:value-type="float" office:value="31.444799" calcext:value-type="float">
            <text:p>31.444799</text:p>
          </table:table-cell>
          <table:table-cell table:formula="of:=[.I353]/[.I354]" office:value-type="float" office:value="1.9591776298553" calcext:value-type="float">
            <text:p>1.9591776298553</text:p>
          </table:table-cell>
          <table:table-cell table:formula="of:=([.J353]-1)*100" office:value-type="float" office:value="95.9177629855304" calcext:value-type="float">
            <text:p>95.917762985530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-1.23128266659966" calcext:value-type="float">
            <text:p>-1.23128266659966</text:p>
          </table:table-cell>
          <table:table-cell table:formula="of:=[.L353]/1000" office:value-type="float" office:value="0.493" calcext:value-type="float">
            <text:p>0.49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12" calcext:value-type="date">
            <text:p>2019-04-12</text:p>
          </table:table-cell>
          <table:table-cell office:value-type="float" office:value="16.299999" calcext:value-type="float">
            <text:p>16.299999</text:p>
          </table:table-cell>
          <table:table-cell office:value-type="float" office:value="16.450001" calcext:value-type="float">
            <text:p>16.45000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6.049999" calcext:value-type="float">
            <text:p>16.049999</text:p>
          </table:table-cell>
          <table:table-cell office:value-type="float" office:value="42481657" calcext:value-type="float">
            <text:p>42481657</text:p>
          </table:table-cell>
          <table:table-cell/>
          <table:table-cell office:value-type="float" office:value="16.049999" calcext:value-type="float">
            <text:p>16.049999</text:p>
          </table:table-cell>
          <table:table-cell table:formula="of:=[.I354]/[.I355]" office:value-type="float" office:value="0.359949382815724" calcext:value-type="float">
            <text:p>0.359949382815724</text:p>
          </table:table-cell>
          <table:table-cell table:formula="of:=([.J354]-1)*100" office:value-type="float" office:value="-64.0050617184276" calcext:value-type="float">
            <text:p>-64.0050617184276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-1.23077538461539" calcext:value-type="float">
            <text:p>-1.23077538461539</text:p>
          </table:table-cell>
          <table:table-cell table:formula="of:=[.L354]/1000" office:value-type="float" office:value="0.339" calcext:value-type="float">
            <text:p>0.33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10" calcext:value-type="date">
            <text:p>2018-04-10</text:p>
          </table:table-cell>
          <table:table-cell office:value-type="float" office:value="45.3433" calcext:value-type="float">
            <text:p>45.3433</text:p>
          </table:table-cell>
          <table:table-cell office:value-type="float" office:value="45.5242" calcext:value-type="float">
            <text:p>45.5242</text:p>
          </table:table-cell>
          <table:table-cell office:value-type="float" office:value="44.3484" calcext:value-type="float">
            <text:p>44.3484</text:p>
          </table:table-cell>
          <table:table-cell table:number-columns-repeated="2" office:value-type="float" office:value="44.5896" calcext:value-type="float">
            <text:p>44.5896</text:p>
          </table:table-cell>
          <table:table-cell office:value-type="float" office:value="15784731" calcext:value-type="float">
            <text:p>15784731</text:p>
          </table:table-cell>
          <table:table-cell/>
          <table:table-cell office:value-type="float" office:value="44.5896" calcext:value-type="float">
            <text:p>44.5896</text:p>
          </table:table-cell>
          <table:table-cell table:formula="of:=[.I355]/[.I356]" office:value-type="float" office:value="0.940242706674961" calcext:value-type="float">
            <text:p>0.940242706674961</text:p>
          </table:table-cell>
          <table:table-cell table:formula="of:=([.J355]-1)*100" office:value-type="float" office:value="-5.97572933250393" calcext:value-type="float">
            <text:p>-5.97572933250393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-1.20224146849662" calcext:value-type="float">
            <text:p>-1.20224146849662</text:p>
          </table:table-cell>
          <table:table-cell table:formula="of:=[.L355]/1000" office:value-type="float" office:value="0.588" calcext:value-type="float">
            <text:p>0.58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11" calcext:value-type="date">
            <text:p>2017-09-11</text:p>
          </table:table-cell>
          <table:table-cell office:value-type="float" office:value="48.358101" calcext:value-type="float">
            <text:p>48.358101</text:p>
          </table:table-cell>
          <table:table-cell office:value-type="float" office:value="48.569199" calcext:value-type="float">
            <text:p>48.569199</text:p>
          </table:table-cell>
          <table:table-cell office:value-type="float" office:value="47.242599" calcext:value-type="float">
            <text:p>47.242599</text:p>
          </table:table-cell>
          <table:table-cell table:number-columns-repeated="2" office:value-type="float" office:value="47.4235" calcext:value-type="float">
            <text:p>47.4235</text:p>
          </table:table-cell>
          <table:table-cell office:value-type="float" office:value="11030070" calcext:value-type="float">
            <text:p>11030070</text:p>
          </table:table-cell>
          <table:table-cell/>
          <table:table-cell office:value-type="float" office:value="47.4235" calcext:value-type="float">
            <text:p>47.4235</text:p>
          </table:table-cell>
          <table:table-cell table:formula="of:=[.I356]/[.I357]" office:value-type="float" office:value="11.4273493975904" calcext:value-type="float">
            <text:p>11.4273493975904</text:p>
          </table:table-cell>
          <table:table-cell table:formula="of:=([.J356]-1)*100" office:value-type="float" office:value="1042.73493975904" calcext:value-type="float">
            <text:p>1042.73493975904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-1.19342532653559" calcext:value-type="float">
            <text:p>-1.19342532653559</text:p>
          </table:table-cell>
          <table:table-cell table:formula="of:=[.L356]/1000" office:value-type="float" office:value="0.731" calcext:value-type="float">
            <text:p>0.73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04" calcext:value-type="date">
            <text:p>2020-05-04</text:p>
          </table:table-cell>
          <table:table-cell office:value-type="float" office:value="4.05" calcext:value-type="float">
            <text:p>4.05</text:p>
          </table:table-cell>
          <table:table-cell office:value-type="float" office:value="4.35" calcext:value-type="float">
            <text:p>4.35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4.15" calcext:value-type="float">
            <text:p>4.15</text:p>
          </table:table-cell>
          <table:table-cell office:value-type="float" office:value="445004742" calcext:value-type="float">
            <text:p>445004742</text:p>
          </table:table-cell>
          <table:table-cell/>
          <table:table-cell office:value-type="float" office:value="4.15" calcext:value-type="float">
            <text:p>4.15</text:p>
          </table:table-cell>
          <table:table-cell table:formula="of:=[.I357]/[.I358]" office:value-type="float" office:value="0.126286444251793" calcext:value-type="float">
            <text:p>0.126286444251793</text:p>
          </table:table-cell>
          <table:table-cell table:formula="of:=([.J357]-1)*100" office:value-type="float" office:value="-87.3713555748207" calcext:value-type="float">
            <text:p>-87.371355574820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-1.19047619047619" calcext:value-type="float">
            <text:p>-1.19047619047619</text:p>
          </table:table-cell>
          <table:table-cell table:formula="of:=[.L357]/1000" office:value-type="float" office:value="0.084" calcext:value-type="float">
            <text:p>0.08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05" calcext:value-type="date">
            <text:p>2018-07-05</text:p>
          </table:table-cell>
          <table:table-cell office:value-type="float" office:value="32.982399" calcext:value-type="float">
            <text:p>32.982399</text:p>
          </table:table-cell>
          <table:table-cell office:value-type="float" office:value="33.917" calcext:value-type="float">
            <text:p>33.917</text:p>
          </table:table-cell>
          <table:table-cell office:value-type="float" office:value="32.289001" calcext:value-type="float">
            <text:p>32.289001</text:p>
          </table:table-cell>
          <table:table-cell table:number-columns-repeated="2" office:value-type="float" office:value="32.861801" calcext:value-type="float">
            <text:p>32.861801</text:p>
          </table:table-cell>
          <table:table-cell office:value-type="float" office:value="29269770" calcext:value-type="float">
            <text:p>29269770</text:p>
          </table:table-cell>
          <table:table-cell/>
          <table:table-cell office:value-type="float" office:value="32.861801" calcext:value-type="float">
            <text:p>32.861801</text:p>
          </table:table-cell>
          <table:table-cell table:formula="of:=[.I358]/[.I359]" office:value-type="float" office:value="0.764375490254526" calcext:value-type="float">
            <text:p>0.764375490254526</text:p>
          </table:table-cell>
          <table:table-cell table:formula="of:=([.J358]-1)*100" office:value-type="float" office:value="-23.5624509745474" calcext:value-type="float">
            <text:p>-23.5624509745474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-1.17851246628196" calcext:value-type="float">
            <text:p>-1.17851246628196</text:p>
          </table:table-cell>
          <table:table-cell table:formula="of:=[.L358]/1000" office:value-type="float" office:value="0.527" calcext:value-type="float">
            <text:p>0.52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16" calcext:value-type="date">
            <text:p>2018-04-16</text:p>
          </table:table-cell>
          <table:table-cell table:number-columns-repeated="2" office:value-type="float" office:value="43.413799" calcext:value-type="float">
            <text:p>43.413799</text:p>
          </table:table-cell>
          <table:table-cell office:value-type="float" office:value="42.5998" calcext:value-type="float">
            <text:p>42.5998</text:p>
          </table:table-cell>
          <table:table-cell table:number-columns-repeated="2" office:value-type="float" office:value="42.991699" calcext:value-type="float">
            <text:p>42.991699</text:p>
          </table:table-cell>
          <table:table-cell office:value-type="float" office:value="13076270" calcext:value-type="float">
            <text:p>13076270</text:p>
          </table:table-cell>
          <table:table-cell/>
          <table:table-cell office:value-type="float" office:value="42.991699" calcext:value-type="float">
            <text:p>42.991699</text:p>
          </table:table-cell>
          <table:table-cell table:formula="of:=[.I359]/[.I360]" office:value-type="float" office:value="0.798879490827455" calcext:value-type="float">
            <text:p>0.798879490827455</text:p>
          </table:table-cell>
          <table:table-cell table:formula="of:=([.J359]-1)*100" office:value-type="float" office:value="-20.1120509172545" calcext:value-type="float">
            <text:p>-20.1120509172545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-1.17804947568281" calcext:value-type="float">
            <text:p>-1.17804947568281</text:p>
          </table:table-cell>
          <table:table-cell table:formula="of:=[.L359]/1000" office:value-type="float" office:value="0.584" calcext:value-type="float">
            <text:p>0.58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21" calcext:value-type="date">
            <text:p>2017-08-21</text:p>
          </table:table-cell>
          <table:table-cell office:value-type="float" office:value="54.2672" calcext:value-type="float">
            <text:p>54.2672</text:p>
          </table:table-cell>
          <table:table-cell office:value-type="float" office:value="55.0812" calcext:value-type="float">
            <text:p>55.0812</text:p>
          </table:table-cell>
          <table:table-cell office:value-type="float" office:value="53.453201" calcext:value-type="float">
            <text:p>53.453201</text:p>
          </table:table-cell>
          <table:table-cell table:number-columns-repeated="2" office:value-type="float" office:value="53.814999" calcext:value-type="float">
            <text:p>53.814999</text:p>
          </table:table-cell>
          <table:table-cell office:value-type="float" office:value="6834394" calcext:value-type="float">
            <text:p>6834394</text:p>
          </table:table-cell>
          <table:table-cell/>
          <table:table-cell office:value-type="float" office:value="53.814999" calcext:value-type="float">
            <text:p>53.814999</text:p>
          </table:table-cell>
          <table:table-cell table:formula="of:=[.I360]/[.I361]" office:value-type="float" office:value="0.831393181562324" calcext:value-type="float">
            <text:p>0.831393181562324</text:p>
          </table:table-cell>
          <table:table-cell table:formula="of:=([.J360]-1)*100" office:value-type="float" office:value="-16.8606818437676" calcext:value-type="float">
            <text:p>-16.8606818437676</text:p>
          </table:table-cell>
          <table:table-cell office:value-type="float" office:value="745" calcext:value-type="float">
            <text:p>745</text:p>
          </table:table-cell>
          <table:table-cell/>
          <table:table-cell office:value-type="float" office:value="-1.16276231562236" calcext:value-type="float">
            <text:p>-1.16276231562236</text:p>
          </table:table-cell>
          <table:table-cell table:formula="of:=[.L360]/1000" office:value-type="float" office:value="0.745" calcext:value-type="float">
            <text:p>0.74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10" calcext:value-type="date">
            <text:p>2018-01-10</text:p>
          </table:table-cell>
          <table:table-cell office:value-type="float" office:value="68.135498" calcext:value-type="float">
            <text:p>68.135498</text:p>
          </table:table-cell>
          <table:table-cell office:value-type="float" office:value="68.286201" calcext:value-type="float">
            <text:p>68.286201</text:p>
          </table:table-cell>
          <table:table-cell office:value-type="float" office:value="64.005203" calcext:value-type="float">
            <text:p>64.005203</text:p>
          </table:table-cell>
          <table:table-cell table:number-columns-repeated="2" office:value-type="float" office:value="64.728699" calcext:value-type="float">
            <text:p>64.728699</text:p>
          </table:table-cell>
          <table:table-cell office:value-type="float" office:value="38299116" calcext:value-type="float">
            <text:p>38299116</text:p>
          </table:table-cell>
          <table:table-cell/>
          <table:table-cell office:value-type="float" office:value="64.728699" calcext:value-type="float">
            <text:p>64.728699</text:p>
          </table:table-cell>
          <table:table-cell table:formula="of:=[.I361]/[.I362]" office:value-type="float" office:value="1.04172616384298" calcext:value-type="float">
            <text:p>1.04172616384298</text:p>
          </table:table-cell>
          <table:table-cell table:formula="of:=([.J361]-1)*100" office:value-type="float" office:value="4.17261638429844" calcext:value-type="float">
            <text:p>4.17261638429844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-1.15099631581915" calcext:value-type="float">
            <text:p>-1.15099631581915</text:p>
          </table:table-cell>
          <table:table-cell table:formula="of:=[.L361]/1000" office:value-type="float" office:value="0.647" calcext:value-type="float">
            <text:p>0.64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14" calcext:value-type="date">
            <text:p>2017-03-14</text:p>
          </table:table-cell>
          <table:table-cell table:number-columns-repeated="2" office:value-type="float" office:value="65.0905" calcext:value-type="float">
            <text:p>65.0905</text:p>
          </table:table-cell>
          <table:table-cell office:value-type="float" office:value="61.321899" calcext:value-type="float">
            <text:p>61.321899</text:p>
          </table:table-cell>
          <table:table-cell table:number-columns-repeated="2" office:value-type="float" office:value="62.136002" calcext:value-type="float">
            <text:p>62.136002</text:p>
          </table:table-cell>
          <table:table-cell office:value-type="float" office:value="38146085" calcext:value-type="float">
            <text:p>38146085</text:p>
          </table:table-cell>
          <table:table-cell/>
          <table:table-cell office:value-type="float" office:value="62.136002" calcext:value-type="float">
            <text:p>62.136002</text:p>
          </table:table-cell>
          <table:table-cell table:formula="of:=[.I362]/[.I363]" office:value-type="float" office:value="3.40098533114395" calcext:value-type="float">
            <text:p>3.40098533114395</text:p>
          </table:table-cell>
          <table:table-cell table:formula="of:=([.J362]-1)*100" office:value-type="float" office:value="240.098533114395" calcext:value-type="float">
            <text:p>240.098533114395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-1.15097795637926" calcext:value-type="float">
            <text:p>-1.15097795637926</text:p>
          </table:table-cell>
          <table:table-cell table:formula="of:=[.L362]/1000" office:value-type="float" office:value="0.854" calcext:value-type="float">
            <text:p>0.85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19" calcext:value-type="date">
            <text:p>2019-02-19</text:p>
          </table:table-cell>
          <table:table-cell office:value-type="float" office:value="18.360399" calcext:value-type="float">
            <text:p>18.360399</text:p>
          </table:table-cell>
          <table:table-cell office:value-type="float" office:value="18.812599" calcext:value-type="float">
            <text:p>18.812599</text:p>
          </table:table-cell>
          <table:table-cell office:value-type="float" office:value="17.9986" calcext:value-type="float">
            <text:p>17.9986</text:p>
          </table:table-cell>
          <table:table-cell table:number-columns-repeated="2" office:value-type="float" office:value="18.27" calcext:value-type="float">
            <text:p>18.27</text:p>
          </table:table-cell>
          <table:table-cell office:value-type="float" office:value="32926668" calcext:value-type="float">
            <text:p>32926668</text:p>
          </table:table-cell>
          <table:table-cell/>
          <table:table-cell office:value-type="float" office:value="18.27" calcext:value-type="float">
            <text:p>18.27</text:p>
          </table:table-cell>
          <table:table-cell table:formula="of:=[.I363]/[.I364]" office:value-type="float" office:value="0.498356541782027" calcext:value-type="float">
            <text:p>0.498356541782027</text:p>
          </table:table-cell>
          <table:table-cell table:formula="of:=([.J363]-1)*100" office:value-type="float" office:value="-50.1643458217973" calcext:value-type="float">
            <text:p>-50.1643458217973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-1.14171845994705" calcext:value-type="float">
            <text:p>-1.14171845994705</text:p>
          </table:table-cell>
          <table:table-cell table:formula="of:=[.L363]/1000" office:value-type="float" office:value="0.374" calcext:value-type="float">
            <text:p>0.37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21" calcext:value-type="date">
            <text:p>2018-06-21</text:p>
          </table:table-cell>
          <table:table-cell table:number-columns-repeated="2" office:value-type="float" office:value="37.323799" calcext:value-type="float">
            <text:p>37.323799</text:p>
          </table:table-cell>
          <table:table-cell office:value-type="float" office:value="36.359001" calcext:value-type="float">
            <text:p>36.359001</text:p>
          </table:table-cell>
          <table:table-cell table:number-columns-repeated="2" office:value-type="float" office:value="36.6605" calcext:value-type="float">
            <text:p>36.6605</text:p>
          </table:table-cell>
          <table:table-cell office:value-type="float" office:value="10189626" calcext:value-type="float">
            <text:p>10189626</text:p>
          </table:table-cell>
          <table:table-cell/>
          <table:table-cell office:value-type="float" office:value="36.6605" calcext:value-type="float">
            <text:p>36.6605</text:p>
          </table:table-cell>
          <table:table-cell table:formula="of:=[.I364]/[.I365]" office:value-type="float" office:value="1.98046026543748" calcext:value-type="float">
            <text:p>1.98046026543748</text:p>
          </table:table-cell>
          <table:table-cell table:formula="of:=([.J364]-1)*100" office:value-type="float" office:value="98.046026543748" calcext:value-type="float">
            <text:p>98.046026543748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-1.1382697006143" calcext:value-type="float">
            <text:p>-1.1382697006143</text:p>
          </table:table-cell>
          <table:table-cell table:formula="of:=[.L364]/1000" office:value-type="float" office:value="0.537" calcext:value-type="float">
            <text:p>0.53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29" calcext:value-type="date">
            <text:p>2019-01-29</text:p>
          </table:table-cell>
          <table:table-cell office:value-type="float" office:value="18.7222" calcext:value-type="float">
            <text:p>18.7222</text:p>
          </table:table-cell>
          <table:table-cell office:value-type="float" office:value="19.6266" calcext:value-type="float">
            <text:p>19.6266</text:p>
          </table:table-cell>
          <table:table-cell office:value-type="float" office:value="18.1192" calcext:value-type="float">
            <text:p>18.1192</text:p>
          </table:table-cell>
          <table:table-cell table:number-columns-repeated="2" office:value-type="float" office:value="18.511101" calcext:value-type="float">
            <text:p>18.511101</text:p>
          </table:table-cell>
          <table:table-cell office:value-type="float" office:value="51126945" calcext:value-type="float">
            <text:p>51126945</text:p>
          </table:table-cell>
          <table:table-cell/>
          <table:table-cell office:value-type="float" office:value="18.511101" calcext:value-type="float">
            <text:p>18.511101</text:p>
          </table:table-cell>
          <table:table-cell table:formula="of:=[.I365]/[.I366]" office:value-type="float" office:value="0.386892441520223" calcext:value-type="float">
            <text:p>0.386892441520223</text:p>
          </table:table-cell>
          <table:table-cell table:formula="of:=([.J365]-1)*100" office:value-type="float" office:value="-61.3107558479777" calcext:value-type="float">
            <text:p>-61.3107558479777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-1.12753308906005" calcext:value-type="float">
            <text:p>-1.12753308906005</text:p>
          </table:table-cell>
          <table:table-cell table:formula="of:=[.L365]/1000" office:value-type="float" office:value="0.388" calcext:value-type="float">
            <text:p>0.38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23" calcext:value-type="date">
            <text:p>2017-06-23</text:p>
          </table:table-cell>
          <table:table-cell office:value-type="float" office:value="48.5089" calcext:value-type="float">
            <text:p>48.5089</text:p>
          </table:table-cell>
          <table:table-cell office:value-type="float" office:value="48.659599" calcext:value-type="float">
            <text:p>48.659599</text:p>
          </table:table-cell>
          <table:table-cell office:value-type="float" office:value="47.453701" calcext:value-type="float">
            <text:p>47.453701</text:p>
          </table:table-cell>
          <table:table-cell table:number-columns-repeated="2" office:value-type="float" office:value="47.8456" calcext:value-type="float">
            <text:p>47.8456</text:p>
          </table:table-cell>
          <table:table-cell office:value-type="float" office:value="7002807" calcext:value-type="float">
            <text:p>7002807</text:p>
          </table:table-cell>
          <table:table-cell/>
          <table:table-cell office:value-type="float" office:value="47.8456" calcext:value-type="float">
            <text:p>47.8456</text:p>
          </table:table-cell>
          <table:table-cell table:formula="of:=[.I366]/[.I367]" office:value-type="float" office:value="1.12473345655841" calcext:value-type="float">
            <text:p>1.12473345655841</text:p>
          </table:table-cell>
          <table:table-cell table:formula="of:=([.J366]-1)*100" office:value-type="float" office:value="12.4733456558411" calcext:value-type="float">
            <text:p>12.4733456558411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-1.12155619761157" calcext:value-type="float">
            <text:p>-1.12155619761157</text:p>
          </table:table-cell>
          <table:table-cell table:formula="of:=[.L366]/1000" office:value-type="float" office:value="0.784" calcext:value-type="float">
            <text:p>0.78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16" calcext:value-type="date">
            <text:p>2016-11-16</text:p>
          </table:table-cell>
          <table:table-cell table:number-columns-repeated="2" office:value-type="float" office:value="43.896099" calcext:value-type="float">
            <text:p>43.896099</text:p>
          </table:table-cell>
          <table:table-cell office:value-type="float" office:value="41.966599" calcext:value-type="float">
            <text:p>41.966599</text:p>
          </table:table-cell>
          <table:table-cell table:number-columns-repeated="2" office:value-type="float" office:value="42.539501" calcext:value-type="float">
            <text:p>42.539501</text:p>
          </table:table-cell>
          <table:table-cell office:value-type="float" office:value="10724415" calcext:value-type="float">
            <text:p>10724415</text:p>
          </table:table-cell>
          <table:table-cell/>
          <table:table-cell office:value-type="float" office:value="42.539501" calcext:value-type="float">
            <text:p>42.539501</text:p>
          </table:table-cell>
          <table:table-cell table:formula="of:=[.I367]/[.I368]" office:value-type="float" office:value="0.840882739562475" calcext:value-type="float">
            <text:p>0.840882739562475</text:p>
          </table:table-cell>
          <table:table-cell table:formula="of:=([.J367]-1)*100" office:value-type="float" office:value="-15.9117260437525" calcext:value-type="float">
            <text:p>-15.911726043752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-1.12105952979514" calcext:value-type="float">
            <text:p>-1.12105952979514</text:p>
          </table:table-cell>
          <table:table-cell table:formula="of:=[.L367]/1000" office:value-type="float" office:value="0.935" calcext:value-type="float">
            <text:p>0.93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20" calcext:value-type="date">
            <text:p>2016-09-20</text:p>
          </table:table-cell>
          <table:table-cell table:number-columns-repeated="2" office:value-type="float" office:value="51.373001" calcext:value-type="float">
            <text:p>51.373001</text:p>
          </table:table-cell>
          <table:table-cell office:value-type="float" office:value="50.4384" calcext:value-type="float">
            <text:p>50.4384</text:p>
          </table:table-cell>
          <table:table-cell office:value-type="float" office:value="50.5891" calcext:value-type="float">
            <text:p>50.5891</text:p>
          </table:table-cell>
          <table:table-cell office:value-type="float" office:value="49.993008" calcext:value-type="float">
            <text:p>49.993008</text:p>
          </table:table-cell>
          <table:table-cell office:value-type="float" office:value="6250369" calcext:value-type="float">
            <text:p>6250369</text:p>
          </table:table-cell>
          <table:table-cell/>
          <table:table-cell office:value-type="float" office:value="50.5891" calcext:value-type="float">
            <text:p>50.5891</text:p>
          </table:table-cell>
          <table:table-cell table:formula="of:=[.I368]/[.I369]" office:value-type="float" office:value="5.71628248587571" calcext:value-type="float">
            <text:p>5.71628248587571</text:p>
          </table:table-cell>
          <table:table-cell table:formula="of:=([.J368]-1)*100" office:value-type="float" office:value="471.628248587571" calcext:value-type="float">
            <text:p>471.628248587571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float" office:value="-1.11958312728808" calcext:value-type="float">
            <text:p>-1.11958312728808</text:p>
          </table:table-cell>
          <table:table-cell table:formula="of:=[.L368]/1000" office:value-type="float" office:value="0.972" calcext:value-type="float">
            <text:p>0.972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float" office:value="8.95" calcext:value-type="float">
            <text:p>8.95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8.85" calcext:value-type="float">
            <text:p>8.85</text:p>
          </table:table-cell>
          <table:table-cell office:value-type="float" office:value="179567657" calcext:value-type="float">
            <text:p>179567657</text:p>
          </table:table-cell>
          <table:table-cell/>
          <table:table-cell office:value-type="float" office:value="8.85" calcext:value-type="float">
            <text:p>8.85</text:p>
          </table:table-cell>
          <table:table-cell table:formula="of:=[.I369]/[.I370]" office:value-type="float" office:value="0.99438202247191" calcext:value-type="float">
            <text:p>0.99438202247191</text:p>
          </table:table-cell>
          <table:table-cell table:formula="of:=([.J369]-1)*100" office:value-type="float" office:value="-0.561797752809001" calcext:value-type="float">
            <text:p>-0.56179775280900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1.11731843575419" calcext:value-type="float">
            <text:p>-1.11731843575419</text:p>
          </table:table-cell>
          <table:table-cell table:formula="of:=[.L369]/1000" office:value-type="float" office:value="0.009" calcext:value-type="float">
            <text:p>0.00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float" office:value="9" calcext:value-type="float">
            <text:p>9</text:p>
          </table:table-cell>
          <table:table-cell office:value-type="float" office:value="9.05" calcext:value-type="float">
            <text:p>9.05</text:p>
          </table:table-cell>
          <table:table-cell office:value-type="float" office:value="8.85" calcext:value-type="float">
            <text:p>8.85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91976394" calcext:value-type="float">
            <text:p>91976394</text:p>
          </table:table-cell>
          <table:table-cell/>
          <table:table-cell office:value-type="float" office:value="8.9" calcext:value-type="float">
            <text:p>8.9</text:p>
          </table:table-cell>
          <table:table-cell table:formula="of:=[.I370]/[.I371]" office:value-type="float" office:value="0.994413407821229" calcext:value-type="float">
            <text:p>0.994413407821229</text:p>
          </table:table-cell>
          <table:table-cell table:formula="of:=([.J370]-1)*100" office:value-type="float" office:value="-0.558659217877078" calcext:value-type="float">
            <text:p>-0.55865921787707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11111111111111" calcext:value-type="float">
            <text:p>-1.11111111111111</text:p>
          </table:table-cell>
          <table:table-cell table:formula="of:=[.L370]/1000" office:value-type="float" office:value="0.003" calcext:value-type="float">
            <text:p>0.00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float" office:value="9" calcext:value-type="float">
            <text:p>9</text:p>
          </table:table-cell>
          <table:table-cell office:value-type="float" office:value="9.35" calcext:value-type="float">
            <text:p>9.35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8.95" calcext:value-type="float">
            <text:p>8.95</text:p>
          </table:table-cell>
          <table:table-cell office:value-type="float" office:value="332532208" calcext:value-type="float">
            <text:p>332532208</text:p>
          </table:table-cell>
          <table:table-cell/>
          <table:table-cell office:value-type="float" office:value="8.95" calcext:value-type="float">
            <text:p>8.95</text:p>
          </table:table-cell>
          <table:table-cell table:formula="of:=[.I371]/[.I372]" office:value-type="float" office:value="0.994444444444444" calcext:value-type="float">
            <text:p>0.994444444444444</text:p>
          </table:table-cell>
          <table:table-cell table:formula="of:=([.J371]-1)*100" office:value-type="float" office:value="-0.555555555555565" calcext:value-type="float">
            <text:p>-0.555555555555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1.10497237569063" calcext:value-type="float">
            <text:p>-1.10497237569063</text:p>
          </table:table-cell>
          <table:table-cell table:formula="of:=[.L371]/1000" office:value-type="float" office:value="0.011" calcext:value-type="float">
            <text:p>0.01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float" office:value="9.15" calcext:value-type="float">
            <text:p>9.15</text:p>
          </table:table-cell>
          <table:table-cell office:value-type="float" office:value="9.25" calcext:value-type="float">
            <text:p>9.25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7251700" calcext:value-type="float">
            <text:p>1572517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372]/[.I373]" office:value-type="float" office:value="0.182694376667086" calcext:value-type="float">
            <text:p>0.182694376667086</text:p>
          </table:table-cell>
          <table:table-cell table:formula="of:=([.J372]-1)*100" office:value-type="float" office:value="-81.7305623332914" calcext:value-type="float">
            <text:p>-81.73056233329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.0989010989011" calcext:value-type="float">
            <text:p>-1.0989010989011</text:p>
          </table:table-cell>
          <table:table-cell table:formula="of:=[.L372]/1000" office:value-type="float" office:value="0.004" calcext:value-type="float">
            <text:p>0.00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14" calcext:value-type="date">
            <text:p>2017-09-14</text:p>
          </table:table-cell>
          <table:table-cell office:value-type="float" office:value="49.986099" calcext:value-type="float">
            <text:p>49.986099</text:p>
          </table:table-cell>
          <table:table-cell office:value-type="float" office:value="50.287601" calcext:value-type="float">
            <text:p>50.287601</text:p>
          </table:table-cell>
          <table:table-cell office:value-type="float" office:value="48.961102" calcext:value-type="float">
            <text:p>48.961102</text:p>
          </table:table-cell>
          <table:table-cell table:number-columns-repeated="2" office:value-type="float" office:value="49.2626" calcext:value-type="float">
            <text:p>49.2626</text:p>
          </table:table-cell>
          <table:table-cell office:value-type="float" office:value="14025629" calcext:value-type="float">
            <text:p>14025629</text:p>
          </table:table-cell>
          <table:table-cell/>
          <table:table-cell office:value-type="float" office:value="49.2626" calcext:value-type="float">
            <text:p>49.2626</text:p>
          </table:table-cell>
          <table:table-cell table:formula="of:=[.I373]/[.I374]" office:value-type="float" office:value="1.12457059809891" calcext:value-type="float">
            <text:p>1.12457059809891</text:p>
          </table:table-cell>
          <table:table-cell table:formula="of:=([.J373]-1)*100" office:value-type="float" office:value="12.4570598098905" calcext:value-type="float">
            <text:p>12.4570598098905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-1.08944248972884" calcext:value-type="float">
            <text:p>-1.08944248972884</text:p>
          </table:table-cell>
          <table:table-cell table:formula="of:=[.L373]/1000" office:value-type="float" office:value="0.728" calcext:value-type="float">
            <text:p>0.72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05" calcext:value-type="date">
            <text:p>2016-12-05</text:p>
          </table:table-cell>
          <table:table-cell office:value-type="float" office:value="43.805698" calcext:value-type="float">
            <text:p>43.805698</text:p>
          </table:table-cell>
          <table:table-cell office:value-type="float" office:value="44.7705" calcext:value-type="float">
            <text:p>44.7705</text:p>
          </table:table-cell>
          <table:table-cell office:value-type="float" office:value="43.232899" calcext:value-type="float">
            <text:p>43.232899</text:p>
          </table:table-cell>
          <table:table-cell table:number-columns-repeated="2" office:value-type="float" office:value="43.805698" calcext:value-type="float">
            <text:p>43.805698</text:p>
          </table:table-cell>
          <table:table-cell office:value-type="float" office:value="12508491" calcext:value-type="float">
            <text:p>12508491</text:p>
          </table:table-cell>
          <table:table-cell/>
          <table:table-cell office:value-type="float" office:value="43.805698" calcext:value-type="float">
            <text:p>43.805698</text:p>
          </table:table-cell>
          <table:table-cell table:formula="of:=[.I374]/[.I375]" office:value-type="float" office:value="0.993164313464371" calcext:value-type="float">
            <text:p>0.993164313464371</text:p>
          </table:table-cell>
          <table:table-cell table:formula="of:=([.J374]-1)*100" office:value-type="float" office:value="-0.683568653562949" calcext:value-type="float">
            <text:p>-0.683568653562949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-1.08923839385211" calcext:value-type="float">
            <text:p>-1.08923839385211</text:p>
          </table:table-cell>
          <table:table-cell table:formula="of:=[.L374]/1000" office:value-type="float" office:value="0.922" calcext:value-type="float">
            <text:p>0.92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12" calcext:value-type="date">
            <text:p>2018-04-12</text:p>
          </table:table-cell>
          <table:table-cell office:value-type="float" office:value="44.619701" calcext:value-type="float">
            <text:p>44.619701</text:p>
          </table:table-cell>
          <table:table-cell office:value-type="float" office:value="44.740299" calcext:value-type="float">
            <text:p>44.740299</text:p>
          </table:table-cell>
          <table:table-cell office:value-type="float" office:value="43.474098" calcext:value-type="float">
            <text:p>43.474098</text:p>
          </table:table-cell>
          <table:table-cell table:number-columns-repeated="2" office:value-type="float" office:value="44.107201" calcext:value-type="float">
            <text:p>44.107201</text:p>
          </table:table-cell>
          <table:table-cell office:value-type="float" office:value="13446105" calcext:value-type="float">
            <text:p>13446105</text:p>
          </table:table-cell>
          <table:table-cell/>
          <table:table-cell office:value-type="float" office:value="44.107201" calcext:value-type="float">
            <text:p>44.107201</text:p>
          </table:table-cell>
          <table:table-cell table:formula="of:=[.I375]/[.I376]" office:value-type="float" office:value="1.5989096201669" calcext:value-type="float">
            <text:p>1.5989096201669</text:p>
          </table:table-cell>
          <table:table-cell table:formula="of:=([.J375]-1)*100" office:value-type="float" office:value="59.8909620166898" calcext:value-type="float">
            <text:p>59.8909620166898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-1.08186438093186" calcext:value-type="float">
            <text:p>-1.08186438093186</text:p>
          </table:table-cell>
          <table:table-cell table:formula="of:=[.L375]/1000" office:value-type="float" office:value="0.586" calcext:value-type="float">
            <text:p>0.58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19" calcext:value-type="date">
            <text:p>2018-09-19</text:p>
          </table:table-cell>
          <table:table-cell office:value-type="float" office:value="28.038099" calcext:value-type="float">
            <text:p>28.038099</text:p>
          </table:table-cell>
          <table:table-cell office:value-type="float" office:value="28.369699" calcext:value-type="float">
            <text:p>28.369699</text:p>
          </table:table-cell>
          <table:table-cell office:value-type="float" office:value="27.163799" calcext:value-type="float">
            <text:p>27.163799</text:p>
          </table:table-cell>
          <table:table-cell table:number-columns-repeated="2" office:value-type="float" office:value="27.5858" calcext:value-type="float">
            <text:p>27.5858</text:p>
          </table:table-cell>
          <table:table-cell office:value-type="float" office:value="20055954" calcext:value-type="float">
            <text:p>20055954</text:p>
          </table:table-cell>
          <table:table-cell/>
          <table:table-cell office:value-type="float" office:value="27.5858" calcext:value-type="float">
            <text:p>27.5858</text:p>
          </table:table-cell>
          <table:table-cell table:formula="of:=[.I376]/[.I377]" office:value-type="float" office:value="0.550541134208776" calcext:value-type="float">
            <text:p>0.550541134208776</text:p>
          </table:table-cell>
          <table:table-cell table:formula="of:=([.J376]-1)*100" office:value-type="float" office:value="-44.9458865791224" calcext:value-type="float">
            <text:p>-44.9458865791224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-1.08113729188556" calcext:value-type="float">
            <text:p>-1.08113729188556</text:p>
          </table:table-cell>
          <table:table-cell table:formula="of:=[.L376]/1000" office:value-type="float" office:value="0.476" calcext:value-type="float">
            <text:p>0.47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21" calcext:value-type="date">
            <text:p>2018-02-21</text:p>
          </table:table-cell>
          <table:table-cell table:number-columns-repeated="2" office:value-type="float" office:value="51.071499" calcext:value-type="float">
            <text:p>51.071499</text:p>
          </table:table-cell>
          <table:table-cell office:value-type="float" office:value="49.895699" calcext:value-type="float">
            <text:p>49.895699</text:p>
          </table:table-cell>
          <table:table-cell table:number-columns-repeated="2" office:value-type="float" office:value="50.106701" calcext:value-type="float">
            <text:p>50.106701</text:p>
          </table:table-cell>
          <table:table-cell office:value-type="float" office:value="11717344" calcext:value-type="float">
            <text:p>11717344</text:p>
          </table:table-cell>
          <table:table-cell/>
          <table:table-cell office:value-type="float" office:value="50.106701" calcext:value-type="float">
            <text:p>50.106701</text:p>
          </table:table-cell>
          <table:table-cell table:formula="of:=[.I377]/[.I378]" office:value-type="float" office:value="3.6178123465704" calcext:value-type="float">
            <text:p>3.6178123465704</text:p>
          </table:table-cell>
          <table:table-cell table:formula="of:=([.J377]-1)*100" office:value-type="float" office:value="261.78123465704" calcext:value-type="float">
            <text:p>261.78123465704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-1.07147964381572" calcext:value-type="float">
            <text:p>-1.07147964381572</text:p>
          </table:table-cell>
          <table:table-cell table:formula="of:=[.L377]/1000" office:value-type="float" office:value="0.619" calcext:value-type="float">
            <text:p>0.61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04" calcext:value-type="date">
            <text:p>2019-06-04</text:p>
          </table:table-cell>
          <table:table-cell office:value-type="float" office:value="14.05" calcext:value-type="float">
            <text:p>14.05</text:p>
          </table:table-cell>
          <table:table-cell office:value-type="float" office:value="14.4" calcext:value-type="float">
            <text:p>14.4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13.85" calcext:value-type="float">
            <text:p>13.85</text:p>
          </table:table-cell>
          <table:table-cell office:value-type="float" office:value="64187215" calcext:value-type="float">
            <text:p>64187215</text:p>
          </table:table-cell>
          <table:table-cell/>
          <table:table-cell office:value-type="float" office:value="13.85" calcext:value-type="float">
            <text:p>13.85</text:p>
          </table:table-cell>
          <table:table-cell table:formula="of:=[.I378]/[.I379]" office:value-type="float" office:value="0.274756890243192" calcext:value-type="float">
            <text:p>0.274756890243192</text:p>
          </table:table-cell>
          <table:table-cell table:formula="of:=([.J378]-1)*100" office:value-type="float" office:value="-72.5243109756808" calcext:value-type="float">
            <text:p>-72.5243109756808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-1.07142857142858" calcext:value-type="float">
            <text:p>-1.07142857142858</text:p>
          </table:table-cell>
          <table:table-cell table:formula="of:=[.L378]/1000" office:value-type="float" office:value="0.306" calcext:value-type="float">
            <text:p>0.30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09" calcext:value-type="date">
            <text:p>2016-09-09</text:p>
          </table:table-cell>
          <table:table-cell office:value-type="float" office:value="50.950901" calcext:value-type="float">
            <text:p>50.950901</text:p>
          </table:table-cell>
          <table:table-cell office:value-type="float" office:value="51.3428" calcext:value-type="float">
            <text:p>51.3428</text:p>
          </table:table-cell>
          <table:table-cell office:value-type="float" office:value="50.317799" calcext:value-type="float">
            <text:p>50.317799</text:p>
          </table:table-cell>
          <table:table-cell office:value-type="float" office:value="50.408199" calcext:value-type="float">
            <text:p>50.408199</text:p>
          </table:table-cell>
          <table:table-cell office:value-type="float" office:value="49.81424" calcext:value-type="float">
            <text:p>49.81424</text:p>
          </table:table-cell>
          <table:table-cell office:value-type="float" office:value="10506118" calcext:value-type="float">
            <text:p>10506118</text:p>
          </table:table-cell>
          <table:table-cell/>
          <table:table-cell office:value-type="float" office:value="50.408199" calcext:value-type="float">
            <text:p>50.408199</text:p>
          </table:table-cell>
          <table:table-cell table:formula="of:=[.I379]/[.I380]" office:value-type="float" office:value="0.997613202814767" calcext:value-type="float">
            <text:p>0.997613202814767</text:p>
          </table:table-cell>
          <table:table-cell table:formula="of:=([.J379]-1)*100" office:value-type="float" office:value="-0.238679718523305" calcext:value-type="float">
            <text:p>-0.238679718523305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-1.06514701280749" calcext:value-type="float">
            <text:p>-1.06514701280749</text:p>
          </table:table-cell>
          <table:table-cell table:formula="of:=[.L379]/1000" office:value-type="float" office:value="0.978" calcext:value-type="float">
            <text:p>0.97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03" calcext:value-type="date">
            <text:p>2017-05-03</text:p>
          </table:table-cell>
          <table:table-cell office:value-type="float" office:value="51.463402" calcext:value-type="float">
            <text:p>51.463402</text:p>
          </table:table-cell>
          <table:table-cell office:value-type="float" office:value="51.493599" calcext:value-type="float">
            <text:p>51.493599</text:p>
          </table:table-cell>
          <table:table-cell office:value-type="float" office:value="50.227299" calcext:value-type="float">
            <text:p>50.227299</text:p>
          </table:table-cell>
          <table:table-cell table:number-columns-repeated="2" office:value-type="float" office:value="50.528801" calcext:value-type="float">
            <text:p>50.528801</text:p>
          </table:table-cell>
          <table:table-cell office:value-type="float" office:value="9108562" calcext:value-type="float">
            <text:p>9108562</text:p>
          </table:table-cell>
          <table:table-cell/>
          <table:table-cell office:value-type="float" office:value="50.528801" calcext:value-type="float">
            <text:p>50.528801</text:p>
          </table:table-cell>
          <table:table-cell table:formula="of:=[.I380]/[.I381]" office:value-type="float" office:value="0.771639429398425" calcext:value-type="float">
            <text:p>0.771639429398425</text:p>
          </table:table-cell>
          <table:table-cell table:formula="of:=([.J380]-1)*100" office:value-type="float" office:value="-22.8360570601575" calcext:value-type="float">
            <text:p>-22.8360570601575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-1.06262398916468" calcext:value-type="float">
            <text:p>-1.06262398916468</text:p>
          </table:table-cell>
          <table:table-cell table:formula="of:=[.L380]/1000" office:value-type="float" office:value="0.821" calcext:value-type="float">
            <text:p>0.82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07" calcext:value-type="date">
            <text:p>2017-03-07</text:p>
          </table:table-cell>
          <table:table-cell office:value-type="float" office:value="66.326599" calcext:value-type="float">
            <text:p>66.326599</text:p>
          </table:table-cell>
          <table:table-cell office:value-type="float" office:value="66.718498" calcext:value-type="float">
            <text:p>66.718498</text:p>
          </table:table-cell>
          <table:table-cell office:value-type="float" office:value="65.030197" calcext:value-type="float">
            <text:p>65.030197</text:p>
          </table:table-cell>
          <table:table-cell table:number-columns-repeated="2" office:value-type="float" office:value="65.482399" calcext:value-type="float">
            <text:p>65.482399</text:p>
          </table:table-cell>
          <table:table-cell office:value-type="float" office:value="17581337" calcext:value-type="float">
            <text:p>17581337</text:p>
          </table:table-cell>
          <table:table-cell/>
          <table:table-cell office:value-type="float" office:value="65.482399" calcext:value-type="float">
            <text:p>65.482399</text:p>
          </table:table-cell>
          <table:table-cell table:formula="of:=[.I381]/[.I382]" office:value-type="float" office:value="2.0844508780921" calcext:value-type="float">
            <text:p>2.0844508780921</text:p>
          </table:table-cell>
          <table:table-cell table:formula="of:=([.J381]-1)*100" office:value-type="float" office:value="108.44508780921" calcext:value-type="float">
            <text:p>108.44508780921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float" office:value="-1.04781208755219" calcext:value-type="float">
            <text:p>-1.04781208755219</text:p>
          </table:table-cell>
          <table:table-cell table:formula="of:=[.L381]/1000" office:value-type="float" office:value="0.858" calcext:value-type="float">
            <text:p>0.85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18" calcext:value-type="date">
            <text:p>2018-05-18</text:p>
          </table:table-cell>
          <table:table-cell office:value-type="float" office:value="31.957399" calcext:value-type="float">
            <text:p>31.957399</text:p>
          </table:table-cell>
          <table:table-cell office:value-type="float" office:value="32.0779" calcext:value-type="float">
            <text:p>32.0779</text:p>
          </table:table-cell>
          <table:table-cell office:value-type="float" office:value="31.0529" calcext:value-type="float">
            <text:p>31.0529</text:p>
          </table:table-cell>
          <table:table-cell table:number-columns-repeated="2" office:value-type="float" office:value="31.4147" calcext:value-type="float">
            <text:p>31.4147</text:p>
          </table:table-cell>
          <table:table-cell office:value-type="float" office:value="24378952" calcext:value-type="float">
            <text:p>24378952</text:p>
          </table:table-cell>
          <table:table-cell/>
          <table:table-cell office:value-type="float" office:value="31.4147" calcext:value-type="float">
            <text:p>31.4147</text:p>
          </table:table-cell>
          <table:table-cell table:formula="of:=[.I382]/[.I383]" office:value-type="float" office:value="0.631515994604472" calcext:value-type="float">
            <text:p>0.631515994604472</text:p>
          </table:table-cell>
          <table:table-cell table:formula="of:=([.J382]-1)*100" office:value-type="float" office:value="-36.8484005395528" calcext:value-type="float">
            <text:p>-36.8484005395528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-1.04453117371158" calcext:value-type="float">
            <text:p>-1.04453117371158</text:p>
          </table:table-cell>
          <table:table-cell table:formula="of:=[.L382]/1000" office:value-type="float" office:value="0.561" calcext:value-type="float">
            <text:p>0.56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23" calcext:value-type="date">
            <text:p>2016-09-23</text:p>
          </table:table-cell>
          <table:table-cell office:value-type="float" office:value="50.287601" calcext:value-type="float">
            <text:p>50.287601</text:p>
          </table:table-cell>
          <table:table-cell office:value-type="float" office:value="50.3479" calcext:value-type="float">
            <text:p>50.3479</text:p>
          </table:table-cell>
          <table:table-cell office:value-type="float" office:value="49.503799" calcext:value-type="float">
            <text:p>49.503799</text:p>
          </table:table-cell>
          <table:table-cell table:number-columns-repeated="2" office:value-type="float" office:value="49.7449" calcext:value-type="float">
            <text:p>49.7449</text:p>
          </table:table-cell>
          <table:table-cell office:value-type="float" office:value="9574122" calcext:value-type="float">
            <text:p>9574122</text:p>
          </table:table-cell>
          <table:table-cell/>
          <table:table-cell office:value-type="float" office:value="49.7449" calcext:value-type="float">
            <text:p>49.7449</text:p>
          </table:table-cell>
          <table:table-cell table:formula="of:=[.I383]/[.I384]" office:value-type="float" office:value="5.10204102564103" calcext:value-type="float">
            <text:p>5.10204102564103</text:p>
          </table:table-cell>
          <table:table-cell table:formula="of:=([.J383]-1)*100" office:value-type="float" office:value="410.204102564103" calcext:value-type="float">
            <text:p>410.20410256410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-1.0199472715515" calcext:value-type="float">
            <text:p>-1.0199472715515</text:p>
          </table:table-cell>
          <table:table-cell table:formula="of:=[.L383]/1000" office:value-type="float" office:value="0.969" calcext:value-type="float">
            <text:p>0.96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float" office:value="9.85" calcext:value-type="float">
            <text:p>9.85</text:p>
          </table:table-cell>
          <table:table-cell office:value-type="float" office:value="10.35" calcext:value-type="float">
            <text:p>10.35</text:p>
          </table:table-cell>
          <table:table-cell office:value-type="float" office:value="9.05" calcext:value-type="float">
            <text:p>9.05</text:p>
          </table:table-cell>
          <table:table-cell table:number-columns-repeated="2" office:value-type="float" office:value="9.75" calcext:value-type="float">
            <text:p>9.75</text:p>
          </table:table-cell>
          <table:table-cell office:value-type="float" office:value="994738202" calcext:value-type="float">
            <text:p>994738202</text:p>
          </table:table-cell>
          <table:table-cell/>
          <table:table-cell office:value-type="float" office:value="9.75" calcext:value-type="float">
            <text:p>9.75</text:p>
          </table:table-cell>
          <table:table-cell table:formula="of:=[.I384]/[.I385]" office:value-type="float" office:value="0.19470172085768" calcext:value-type="float">
            <text:p>0.19470172085768</text:p>
          </table:table-cell>
          <table:table-cell table:formula="of:=([.J384]-1)*100" office:value-type="float" office:value="-80.529827914232" calcext:value-type="float">
            <text:p>-80.52982791423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-1.01522842639593" calcext:value-type="float">
            <text:p>-1.01522842639593</text:p>
          </table:table-cell>
          <table:table-cell table:formula="of:=[.L384]/1000" office:value-type="float" office:value="0.052" calcext:value-type="float">
            <text:p>0.05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01" calcext:value-type="date">
            <text:p>2018-03-01</text:p>
          </table:table-cell>
          <table:table-cell office:value-type="float" office:value="50.619202" calcext:value-type="float">
            <text:p>50.619202</text:p>
          </table:table-cell>
          <table:table-cell office:value-type="float" office:value="50.77" calcext:value-type="float">
            <text:p>50.77</text:p>
          </table:table-cell>
          <table:table-cell office:value-type="float" office:value="49.805199" calcext:value-type="float">
            <text:p>49.805199</text:p>
          </table:table-cell>
          <table:table-cell table:number-columns-repeated="2" office:value-type="float" office:value="50.076599" calcext:value-type="float">
            <text:p>50.076599</text:p>
          </table:table-cell>
          <table:table-cell office:value-type="float" office:value="25085661" calcext:value-type="float">
            <text:p>25085661</text:p>
          </table:table-cell>
          <table:table-cell/>
          <table:table-cell office:value-type="float" office:value="50.076599" calcext:value-type="float">
            <text:p>50.076599</text:p>
          </table:table-cell>
          <table:table-cell table:formula="of:=[.I385]/[.I386]" office:value-type="float" office:value="10.2197140816327" calcext:value-type="float">
            <text:p>10.2197140816327</text:p>
          </table:table-cell>
          <table:table-cell table:formula="of:=([.J385]-1)*100" office:value-type="float" office:value="921.971408163265" calcext:value-type="float">
            <text:p>921.971408163265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-1.01306605573137" calcext:value-type="float">
            <text:p>-1.01306605573137</text:p>
          </table:table-cell>
          <table:table-cell table:formula="of:=[.L385]/1000" office:value-type="float" office:value="0.613" calcext:value-type="float">
            <text:p>0.61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table:number-columns-repeated="2" office:value-type="float" office:value="5.35" calcext:value-type="float">
            <text:p>5.35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443661451" calcext:value-type="float">
            <text:p>443661451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[.I386]/[.I387]" office:value-type="float" office:value="0.11048876622381" calcext:value-type="float">
            <text:p>0.11048876622381</text:p>
          </table:table-cell>
          <table:table-cell table:formula="of:=([.J386]-1)*100" office:value-type="float" office:value="-88.9511233776191" calcext:value-type="float">
            <text:p>-88.951123377619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-1.01010101010101" calcext:value-type="float">
            <text:p>-1.01010101010101</text:p>
          </table:table-cell>
          <table:table-cell table:formula="of:=[.L386]/1000" office:value-type="float" office:value="0.077" calcext:value-type="float">
            <text:p>0.07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03" calcext:value-type="date">
            <text:p>2016-11-03</text:p>
          </table:table-cell>
          <table:table-cell office:value-type="float" office:value="44.619701" calcext:value-type="float">
            <text:p>44.619701</text:p>
          </table:table-cell>
          <table:table-cell office:value-type="float" office:value="45.795502" calcext:value-type="float">
            <text:p>45.795502</text:p>
          </table:table-cell>
          <table:table-cell office:value-type="float" office:value="44.137299" calcext:value-type="float">
            <text:p>44.137299</text:p>
          </table:table-cell>
          <table:table-cell table:number-columns-repeated="2" office:value-type="float" office:value="44.3484" calcext:value-type="float">
            <text:p>44.3484</text:p>
          </table:table-cell>
          <table:table-cell office:value-type="float" office:value="12284186" calcext:value-type="float">
            <text:p>12284186</text:p>
          </table:table-cell>
          <table:table-cell/>
          <table:table-cell office:value-type="float" office:value="44.3484" calcext:value-type="float">
            <text:p>44.3484</text:p>
          </table:table-cell>
          <table:table-cell table:formula="of:=[.I387]/[.I388]" office:value-type="float" office:value="0.932784470300859" calcext:value-type="float">
            <text:p>0.932784470300859</text:p>
          </table:table-cell>
          <table:table-cell table:formula="of:=([.J387]-1)*100" office:value-type="float" office:value="-6.72155296991414" calcext:value-type="float">
            <text:p>-6.72155296991414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float" office:value="-1.00935706259992" calcext:value-type="float">
            <text:p>-1.00935706259992</text:p>
          </table:table-cell>
          <table:table-cell table:formula="of:=[.L387]/1000" office:value-type="float" office:value="0.943" calcext:value-type="float">
            <text:p>0.94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09" calcext:value-type="date">
            <text:p>2018-03-09</text:p>
          </table:table-cell>
          <table:table-cell office:value-type="float" office:value="48.448601" calcext:value-type="float">
            <text:p>48.448601</text:p>
          </table:table-cell>
          <table:table-cell office:value-type="float" office:value="48.569199" calcext:value-type="float">
            <text:p>48.569199</text:p>
          </table:table-cell>
          <table:table-cell office:value-type="float" office:value="47.333099" calcext:value-type="float">
            <text:p>47.333099</text:p>
          </table:table-cell>
          <table:table-cell table:number-columns-repeated="2" office:value-type="float" office:value="47.544102" calcext:value-type="float">
            <text:p>47.544102</text:p>
          </table:table-cell>
          <table:table-cell office:value-type="float" office:value="12098696" calcext:value-type="float">
            <text:p>12098696</text:p>
          </table:table-cell>
          <table:table-cell/>
          <table:table-cell office:value-type="float" office:value="47.544102" calcext:value-type="float">
            <text:p>47.544102</text:p>
          </table:table-cell>
          <table:table-cell table:formula="of:=[.I388]/[.I389]" office:value-type="float" office:value="1.59777198259204" calcext:value-type="float">
            <text:p>1.59777198259204</text:p>
          </table:table-cell>
          <table:table-cell table:formula="of:=([.J388]-1)*100" office:value-type="float" office:value="59.7771982592039" calcext:value-type="float">
            <text:p>59.7771982592039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-1.00444335930282" calcext:value-type="float">
            <text:p>-1.00444335930282</text:p>
          </table:table-cell>
          <table:table-cell table:formula="of:=[.L388]/1000" office:value-type="float" office:value="0.608" calcext:value-type="float">
            <text:p>0.60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31" calcext:value-type="date">
            <text:p>2018-08-31</text:p>
          </table:table-cell>
          <table:table-cell office:value-type="float" office:value="31.776501" calcext:value-type="float">
            <text:p>31.776501</text:p>
          </table:table-cell>
          <table:table-cell office:value-type="float" office:value="31.8971" calcext:value-type="float">
            <text:p>31.8971</text:p>
          </table:table-cell>
          <table:table-cell office:value-type="float" office:value="29.605801" calcext:value-type="float">
            <text:p>29.605801</text:p>
          </table:table-cell>
          <table:table-cell table:number-columns-repeated="2" office:value-type="float" office:value="29.7565" calcext:value-type="float">
            <text:p>29.7565</text:p>
          </table:table-cell>
          <table:table-cell office:value-type="float" office:value="124109500" calcext:value-type="float">
            <text:p>124109500</text:p>
          </table:table-cell>
          <table:table-cell/>
          <table:table-cell office:value-type="float" office:value="29.7565" calcext:value-type="float">
            <text:p>29.7565</text:p>
          </table:table-cell>
          <table:table-cell table:formula="of:=[.I389]/[.I390]" office:value-type="float" office:value="2.96084577114428" calcext:value-type="float">
            <text:p>2.96084577114428</text:p>
          </table:table-cell>
          <table:table-cell table:formula="of:=([.J389]-1)*100" office:value-type="float" office:value="196.084577114428" calcext:value-type="float">
            <text:p>196.084577114428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-1.00306404274856" calcext:value-type="float">
            <text:p>-1.00306404274856</text:p>
          </table:table-cell>
          <table:table-cell table:formula="of:=[.L389]/1000" office:value-type="float" office:value="0.488" calcext:value-type="float">
            <text:p>0.48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float" office:value="10.2" calcext:value-type="float">
            <text:p>10.2</text:p>
          </table:table-cell>
          <table:table-cell office:value-type="float" office:value="10.45" calcext:value-type="float">
            <text:p>10.45</text:p>
          </table:table-cell>
          <table:table-cell office:value-type="float" office:value="9.75" calcext:value-type="float">
            <text:p>9.75</text:p>
          </table:table-cell>
          <table:table-cell table:number-columns-repeated="2" office:value-type="float" office:value="10.05" calcext:value-type="float">
            <text:p>10.05</text:p>
          </table:table-cell>
          <table:table-cell office:value-type="float" office:value="369159111" calcext:value-type="float">
            <text:p>369159111</text:p>
          </table:table-cell>
          <table:table-cell/>
          <table:table-cell office:value-type="float" office:value="10.05" calcext:value-type="float">
            <text:p>10.05</text:p>
          </table:table-cell>
          <table:table-cell table:formula="of:=[.I390]/[.I391]" office:value-type="float" office:value="1.99009900990099" calcext:value-type="float">
            <text:p>1.99009900990099</text:p>
          </table:table-cell>
          <table:table-cell table:formula="of:=([.J390]-1)*100" office:value-type="float" office:value="99.009900990099" calcext:value-type="float">
            <text:p>99.00990099009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-0.985221674876846" calcext:value-type="float">
            <text:p>-0.985221674876846</text:p>
          </table:table-cell>
          <table:table-cell table:formula="of:=[.L390]/1000" office:value-type="float" office:value="0.042" calcext:value-type="float">
            <text:p>0.04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04" calcext:value-type="date">
            <text:p>2019-10-04</text:p>
          </table:table-cell>
          <table:table-cell office:value-type="float" office:value="5.15" calcext:value-type="float">
            <text:p>5.15</text:p>
          </table:table-cell>
          <table:table-cell office:value-type="float" office:value="5.35" calcext:value-type="float">
            <text:p>5.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05" calcext:value-type="float">
            <text:p>5.05</text:p>
          </table:table-cell>
          <table:table-cell office:value-type="float" office:value="83128782" calcext:value-type="float">
            <text:p>83128782</text:p>
          </table:table-cell>
          <table:table-cell/>
          <table:table-cell office:value-type="float" office:value="5.05" calcext:value-type="float">
            <text:p>5.05</text:p>
          </table:table-cell>
          <table:table-cell table:formula="of:=[.I391]/[.I392]" office:value-type="float" office:value="0.118294125623817" calcext:value-type="float">
            <text:p>0.118294125623817</text:p>
          </table:table-cell>
          <table:table-cell table:formula="of:=([.J391]-1)*100" office:value-type="float" office:value="-88.1705874376183" calcext:value-type="float">
            <text:p>-88.170587437618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-0.980392156862742" calcext:value-type="float">
            <text:p>-0.980392156862742</text:p>
          </table:table-cell>
          <table:table-cell table:formula="of:=[.L391]/1000" office:value-type="float" office:value="0.224" calcext:value-type="float">
            <text:p>0.22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23" calcext:value-type="date">
            <text:p>2016-12-23</text:p>
          </table:table-cell>
          <table:table-cell table:number-columns-repeated="2" office:value-type="float" office:value="43.413799" calcext:value-type="float">
            <text:p>43.413799</text:p>
          </table:table-cell>
          <table:table-cell office:value-type="float" office:value="42.5093" calcext:value-type="float">
            <text:p>42.5093</text:p>
          </table:table-cell>
          <table:table-cell table:number-columns-repeated="2" office:value-type="float" office:value="42.690201" calcext:value-type="float">
            <text:p>42.690201</text:p>
          </table:table-cell>
          <table:table-cell office:value-type="float" office:value="6350747" calcext:value-type="float">
            <text:p>6350747</text:p>
          </table:table-cell>
          <table:table-cell/>
          <table:table-cell office:value-type="float" office:value="42.690201" calcext:value-type="float">
            <text:p>42.690201</text:p>
          </table:table-cell>
          <table:table-cell table:formula="of:=[.I392]/[.I393]" office:value-type="float" office:value="0.929134511033894" calcext:value-type="float">
            <text:p>0.929134511033894</text:p>
          </table:table-cell>
          <table:table-cell table:formula="of:=([.J392]-1)*100" office:value-type="float" office:value="-7.08654889661062" calcext:value-type="float">
            <text:p>-7.08654889661062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-0.979070915282398" calcext:value-type="float">
            <text:p>-0.979070915282398</text:p>
          </table:table-cell>
          <table:table-cell table:formula="of:=[.L392]/1000" office:value-type="float" office:value="0.908" calcext:value-type="float">
            <text:p>0.90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16" calcext:value-type="date">
            <text:p>2016-12-16</text:p>
          </table:table-cell>
          <table:table-cell office:value-type="float" office:value="46.4286" calcext:value-type="float">
            <text:p>46.4286</text:p>
          </table:table-cell>
          <table:table-cell office:value-type="float" office:value="46.549198" calcext:value-type="float">
            <text:p>46.549198</text:p>
          </table:table-cell>
          <table:table-cell office:value-type="float" office:value="45.373402" calcext:value-type="float">
            <text:p>45.373402</text:p>
          </table:table-cell>
          <table:table-cell table:number-columns-repeated="2" office:value-type="float" office:value="45.946201" calcext:value-type="float">
            <text:p>45.946201</text:p>
          </table:table-cell>
          <table:table-cell office:value-type="float" office:value="8598602" calcext:value-type="float">
            <text:p>8598602</text:p>
          </table:table-cell>
          <table:table-cell/>
          <table:table-cell office:value-type="float" office:value="45.946201" calcext:value-type="float">
            <text:p>45.946201</text:p>
          </table:table-cell>
          <table:table-cell table:formula="of:=[.I393]/[.I394]" office:value-type="float" office:value="0.99477779665498" calcext:value-type="float">
            <text:p>0.99477779665498</text:p>
          </table:table-cell>
          <table:table-cell table:formula="of:=([.J393]-1)*100" office:value-type="float" office:value="-0.522220334502044" calcext:value-type="float">
            <text:p>-0.522220334502044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float" office:value="-0.974811706732148" calcext:value-type="float">
            <text:p>-0.974811706732148</text:p>
          </table:table-cell>
          <table:table-cell table:formula="of:=[.L393]/1000" office:value-type="float" office:value="0.913" calcext:value-type="float">
            <text:p>0.91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04" calcext:value-type="date">
            <text:p>2018-04-04</text:p>
          </table:table-cell>
          <table:table-cell office:value-type="float" office:value="47.031601" calcext:value-type="float">
            <text:p>47.031601</text:p>
          </table:table-cell>
          <table:table-cell office:value-type="float" office:value="47.2728" calcext:value-type="float">
            <text:p>47.2728</text:p>
          </table:table-cell>
          <table:table-cell office:value-type="float" office:value="45.584499" calcext:value-type="float">
            <text:p>45.584499</text:p>
          </table:table-cell>
          <table:table-cell table:number-columns-repeated="2" office:value-type="float" office:value="46.187401" calcext:value-type="float">
            <text:p>46.187401</text:p>
          </table:table-cell>
          <table:table-cell office:value-type="float" office:value="12648900" calcext:value-type="float">
            <text:p>12648900</text:p>
          </table:table-cell>
          <table:table-cell/>
          <table:table-cell office:value-type="float" office:value="46.187401" calcext:value-type="float">
            <text:p>46.187401</text:p>
          </table:table-cell>
          <table:table-cell table:formula="of:=[.I394]/[.I395]" office:value-type="float" office:value="0.713553674236524" calcext:value-type="float">
            <text:p>0.713553674236524</text:p>
          </table:table-cell>
          <table:table-cell table:formula="of:=([.J394]-1)*100" office:value-type="float" office:value="-28.6446325763476" calcext:value-type="float">
            <text:p>-28.644632576347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-0.96977677944855" calcext:value-type="float">
            <text:p>-0.96977677944855</text:p>
          </table:table-cell>
          <table:table-cell table:formula="of:=[.L394]/1000" office:value-type="float" office:value="0.592" calcext:value-type="float">
            <text:p>0.59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07" calcext:value-type="date">
            <text:p>2017-02-07</text:p>
          </table:table-cell>
          <table:table-cell office:value-type="float" office:value="65.723602" calcext:value-type="float">
            <text:p>65.723602</text:p>
          </table:table-cell>
          <table:table-cell office:value-type="float" office:value="65.964798" calcext:value-type="float">
            <text:p>65.964798</text:p>
          </table:table-cell>
          <table:table-cell office:value-type="float" office:value="64.3368" calcext:value-type="float">
            <text:p>64.3368</text:p>
          </table:table-cell>
          <table:table-cell table:number-columns-repeated="2" office:value-type="float" office:value="64.728699" calcext:value-type="float">
            <text:p>64.728699</text:p>
          </table:table-cell>
          <table:table-cell office:value-type="float" office:value="27192561" calcext:value-type="float">
            <text:p>27192561</text:p>
          </table:table-cell>
          <table:table-cell/>
          <table:table-cell office:value-type="float" office:value="64.728699" calcext:value-type="float">
            <text:p>64.728699</text:p>
          </table:table-cell>
          <table:table-cell table:formula="of:=[.I395]/[.I396]" office:value-type="float" office:value="0.990313883792768" calcext:value-type="float">
            <text:p>0.990313883792768</text:p>
          </table:table-cell>
          <table:table-cell table:formula="of:=([.J395]-1)*100" office:value-type="float" office:value="-0.968611620723237" calcext:value-type="float">
            <text:p>-0.968611620723237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float" office:value="-0.968611620723237" calcext:value-type="float">
            <text:p>-0.968611620723237</text:p>
          </table:table-cell>
          <table:table-cell table:formula="of:=[.L395]/1000" office:value-type="float" office:value="0.877" calcext:value-type="float">
            <text:p>0.87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06" calcext:value-type="date">
            <text:p>2017-02-06</text:p>
          </table:table-cell>
          <table:table-cell office:value-type="float" office:value="66.929604" calcext:value-type="float">
            <text:p>66.929604</text:p>
          </table:table-cell>
          <table:table-cell office:value-type="float" office:value="67.110497" calcext:value-type="float">
            <text:p>67.110497</text:p>
          </table:table-cell>
          <table:table-cell office:value-type="float" office:value="64.2463" calcext:value-type="float">
            <text:p>64.2463</text:p>
          </table:table-cell>
          <table:table-cell table:number-columns-repeated="2" office:value-type="float" office:value="65.361801" calcext:value-type="float">
            <text:p>65.361801</text:p>
          </table:table-cell>
          <table:table-cell office:value-type="float" office:value="45273903" calcext:value-type="float">
            <text:p>45273903</text:p>
          </table:table-cell>
          <table:table-cell/>
          <table:table-cell office:value-type="float" office:value="65.361801" calcext:value-type="float">
            <text:p>65.361801</text:p>
          </table:table-cell>
          <table:table-cell table:formula="of:=[.I396]/[.I397]" office:value-type="float" office:value="1.4993061312499" calcext:value-type="float">
            <text:p>1.4993061312499</text:p>
          </table:table-cell>
          <table:table-cell table:formula="of:=([.J396]-1)*100" office:value-type="float" office:value="49.93061312499" calcext:value-type="float">
            <text:p>49.93061312499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-0.959469613176622" calcext:value-type="float">
            <text:p>-0.959469613176622</text:p>
          </table:table-cell>
          <table:table-cell table:formula="of:=[.L396]/1000" office:value-type="float" office:value="0.878" calcext:value-type="float">
            <text:p>0.87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09" calcext:value-type="date">
            <text:p>2016-11-09</text:p>
          </table:table-cell>
          <table:table-cell office:value-type="float" office:value="41.6049" calcext:value-type="float">
            <text:p>41.6049</text:p>
          </table:table-cell>
          <table:table-cell office:value-type="float" office:value="43.8358" calcext:value-type="float">
            <text:p>43.8358</text:p>
          </table:table-cell>
          <table:table-cell office:value-type="float" office:value="39.6754" calcext:value-type="float">
            <text:p>39.6754</text:p>
          </table:table-cell>
          <table:table-cell table:number-columns-repeated="2" office:value-type="float" office:value="43.5947" calcext:value-type="float">
            <text:p>43.5947</text:p>
          </table:table-cell>
          <table:table-cell office:value-type="float" office:value="17977553" calcext:value-type="float">
            <text:p>17977553</text:p>
          </table:table-cell>
          <table:table-cell/>
          <table:table-cell office:value-type="float" office:value="43.5947" calcext:value-type="float">
            <text:p>43.5947</text:p>
          </table:table-cell>
          <table:table-cell table:formula="of:=[.I397]/[.I398]" office:value-type="float" office:value="0.77658527360448" calcext:value-type="float">
            <text:p>0.77658527360448</text:p>
          </table:table-cell>
          <table:table-cell table:formula="of:=([.J397]-1)*100" office:value-type="float" office:value="-22.341472639552" calcext:value-type="float">
            <text:p>-22.341472639552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-0.958729278688997" calcext:value-type="float">
            <text:p>-0.958729278688997</text:p>
          </table:table-cell>
          <table:table-cell table:formula="of:=[.L397]/1000" office:value-type="float" office:value="0.939" calcext:value-type="float">
            <text:p>0.93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31" calcext:value-type="date">
            <text:p>2018-01-31</text:p>
          </table:table-cell>
          <table:table-cell office:value-type="float" office:value="56.6791" calcext:value-type="float">
            <text:p>56.6791</text:p>
          </table:table-cell>
          <table:table-cell office:value-type="float" office:value="57.945301" calcext:value-type="float">
            <text:p>57.945301</text:p>
          </table:table-cell>
          <table:table-cell office:value-type="float" office:value="55.473099" calcext:value-type="float">
            <text:p>55.473099</text:p>
          </table:table-cell>
          <table:table-cell table:number-columns-repeated="2" office:value-type="float" office:value="56.136398" calcext:value-type="float">
            <text:p>56.136398</text:p>
          </table:table-cell>
          <table:table-cell office:value-type="float" office:value="25276787" calcext:value-type="float">
            <text:p>25276787</text:p>
          </table:table-cell>
          <table:table-cell/>
          <table:table-cell office:value-type="float" office:value="56.136398" calcext:value-type="float">
            <text:p>56.136398</text:p>
          </table:table-cell>
          <table:table-cell table:formula="of:=[.I398]/[.I399]" office:value-type="float" office:value="1.12439656450172" calcext:value-type="float">
            <text:p>1.12439656450172</text:p>
          </table:table-cell>
          <table:table-cell table:formula="of:=([.J398]-1)*100" office:value-type="float" office:value="12.439656450172" calcext:value-type="float">
            <text:p>12.439656450172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-0.95749932514807" calcext:value-type="float">
            <text:p>-0.95749932514807</text:p>
          </table:table-cell>
          <table:table-cell table:formula="of:=[.L398]/1000" office:value-type="float" office:value="0.633" calcext:value-type="float">
            <text:p>0.63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12" calcext:value-type="date">
            <text:p>2016-09-12</text:p>
          </table:table-cell>
          <table:table-cell office:value-type="float" office:value="49.7449" calcext:value-type="float">
            <text:p>49.7449</text:p>
          </table:table-cell>
          <table:table-cell office:value-type="float" office:value="50.528801" calcext:value-type="float">
            <text:p>50.528801</text:p>
          </table:table-cell>
          <table:table-cell office:value-type="float" office:value="49.473598" calcext:value-type="float">
            <text:p>49.473598</text:p>
          </table:table-cell>
          <table:table-cell office:value-type="float" office:value="49.9258" calcext:value-type="float">
            <text:p>49.9258</text:p>
          </table:table-cell>
          <table:table-cell office:value-type="float" office:value="49.337524" calcext:value-type="float">
            <text:p>49.337524</text:p>
          </table:table-cell>
          <table:table-cell office:value-type="float" office:value="14171353" calcext:value-type="float">
            <text:p>14171353</text:p>
          </table:table-cell>
          <table:table-cell/>
          <table:table-cell office:value-type="float" office:value="49.9258" calcext:value-type="float">
            <text:p>49.9258</text:p>
          </table:table-cell>
          <table:table-cell table:formula="of:=[.I399]/[.I400]" office:value-type="float" office:value="1.59230597325077" calcext:value-type="float">
            <text:p>1.59230597325077</text:p>
          </table:table-cell>
          <table:table-cell table:formula="of:=([.J399]-1)*100" office:value-type="float" office:value="59.2305973250773" calcext:value-type="float">
            <text:p>59.2305973250773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-0.956985192031956" calcext:value-type="float">
            <text:p>-0.956985192031956</text:p>
          </table:table-cell>
          <table:table-cell table:formula="of:=[.L399]/1000" office:value-type="float" office:value="0.977" calcext:value-type="float">
            <text:p>0.97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14" calcext:value-type="date">
            <text:p>2018-08-14</text:p>
          </table:table-cell>
          <table:table-cell office:value-type="float" office:value="31.7162" calcext:value-type="float">
            <text:p>31.7162</text:p>
          </table:table-cell>
          <table:table-cell office:value-type="float" office:value="32.0779" calcext:value-type="float">
            <text:p>32.0779</text:p>
          </table:table-cell>
          <table:table-cell office:value-type="float" office:value="31.233801" calcext:value-type="float">
            <text:p>31.233801</text:p>
          </table:table-cell>
          <table:table-cell table:number-columns-repeated="2" office:value-type="float" office:value="31.354401" calcext:value-type="float">
            <text:p>31.354401</text:p>
          </table:table-cell>
          <table:table-cell office:value-type="float" office:value="14217269" calcext:value-type="float">
            <text:p>14217269</text:p>
          </table:table-cell>
          <table:table-cell/>
          <table:table-cell office:value-type="float" office:value="31.354401" calcext:value-type="float">
            <text:p>31.354401</text:p>
          </table:table-cell>
          <table:table-cell table:formula="of:=[.I400]/[.I401]" office:value-type="float" office:value="6.0296925" calcext:value-type="float">
            <text:p>6.0296925</text:p>
          </table:table-cell>
          <table:table-cell table:formula="of:=([.J400]-1)*100" office:value-type="float" office:value="502.96925" calcext:value-type="float">
            <text:p>502.96925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-0.95242280119735" calcext:value-type="float">
            <text:p>-0.95242280119735</text:p>
          </table:table-cell>
          <table:table-cell table:formula="of:=[.L400]/1000" office:value-type="float" office:value="0.499" calcext:value-type="float">
            <text:p>0.49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30" calcext:value-type="date">
            <text:p>2020-01-30</text:p>
          </table:table-cell>
          <table:table-cell office:value-type="float" office:value="5.25" calcext:value-type="float">
            <text:p>5.25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239078532" calcext:value-type="float">
            <text:p>239078532</text:p>
          </table:table-cell>
          <table:table-cell/>
          <table:table-cell office:value-type="float" office:value="5.2" calcext:value-type="float">
            <text:p>5.2</text:p>
          </table:table-cell>
          <table:table-cell table:formula="of:=[.I401]/[.I402]" office:value-type="float" office:value="0.163024224772785" calcext:value-type="float">
            <text:p>0.163024224772785</text:p>
          </table:table-cell>
          <table:table-cell table:formula="of:=([.J401]-1)*100" office:value-type="float" office:value="-83.6975775227215" calcext:value-type="float">
            <text:p>-83.697577522721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-0.952380952380949" calcext:value-type="float">
            <text:p>-0.952380952380949</text:p>
          </table:table-cell>
          <table:table-cell table:formula="of:=[.L401]/1000" office:value-type="float" office:value="0.144" calcext:value-type="float">
            <text:p>0.14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21" calcext:value-type="date">
            <text:p>2018-08-21</text:p>
          </table:table-cell>
          <table:table-cell office:value-type="float" office:value="32.680901" calcext:value-type="float">
            <text:p>32.680901</text:p>
          </table:table-cell>
          <table:table-cell office:value-type="float" office:value="33.133099" calcext:value-type="float">
            <text:p>33.133099</text:p>
          </table:table-cell>
          <table:table-cell office:value-type="float" office:value="31.535299" calcext:value-type="float">
            <text:p>31.535299</text:p>
          </table:table-cell>
          <table:table-cell table:number-columns-repeated="2" office:value-type="float" office:value="31.8971" calcext:value-type="float">
            <text:p>31.8971</text:p>
          </table:table-cell>
          <table:table-cell office:value-type="float" office:value="38249830" calcext:value-type="float">
            <text:p>38249830</text:p>
          </table:table-cell>
          <table:table-cell/>
          <table:table-cell office:value-type="float" office:value="31.8971" calcext:value-type="float">
            <text:p>31.8971</text:p>
          </table:table-cell>
          <table:table-cell table:formula="of:=[.I402]/[.I403]" office:value-type="float" office:value="0.664991153562669" calcext:value-type="float">
            <text:p>0.664991153562669</text:p>
          </table:table-cell>
          <table:table-cell table:formula="of:=([.J402]-1)*100" office:value-type="float" office:value="-33.5008846437331" calcext:value-type="float">
            <text:p>-33.500884643733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-0.936074603719128" calcext:value-type="float">
            <text:p>-0.936074603719128</text:p>
          </table:table-cell>
          <table:table-cell table:formula="of:=[.L402]/1000" office:value-type="float" office:value="0.495" calcext:value-type="float">
            <text:p>0.49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27" calcext:value-type="date">
            <text:p>2016-09-27</text:p>
          </table:table-cell>
          <table:table-cell office:value-type="float" office:value="48.1772" calcext:value-type="float">
            <text:p>48.1772</text:p>
          </table:table-cell>
          <table:table-cell office:value-type="float" office:value="48.539001" calcext:value-type="float">
            <text:p>48.539001</text:p>
          </table:table-cell>
          <table:table-cell office:value-type="float" office:value="47.724998" calcext:value-type="float">
            <text:p>47.724998</text:p>
          </table:table-cell>
          <table:table-cell table:number-columns-repeated="2" office:value-type="float" office:value="47.966202" calcext:value-type="float">
            <text:p>47.966202</text:p>
          </table:table-cell>
          <table:table-cell office:value-type="float" office:value="16167490" calcext:value-type="float">
            <text:p>16167490</text:p>
          </table:table-cell>
          <table:table-cell/>
          <table:table-cell office:value-type="float" office:value="47.966202" calcext:value-type="float">
            <text:p>47.966202</text:p>
          </table:table-cell>
          <table:table-cell table:formula="of:=[.I403]/[.I404]" office:value-type="float" office:value="1.14873698378182" calcext:value-type="float">
            <text:p>1.14873698378182</text:p>
          </table:table-cell>
          <table:table-cell table:formula="of:=([.J403]-1)*100" office:value-type="float" office:value="14.8736983781816" calcext:value-type="float">
            <text:p>14.8736983781816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float" office:value="-0.933938337491524" calcext:value-type="float">
            <text:p>-0.933938337491524</text:p>
          </table:table-cell>
          <table:table-cell table:formula="of:=[.L403]/1000" office:value-type="float" office:value="0.967" calcext:value-type="float">
            <text:p>0.96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17" calcext:value-type="date">
            <text:p>2017-01-17</text:p>
          </table:table-cell>
          <table:table-cell office:value-type="float" office:value="42.1777" calcext:value-type="float">
            <text:p>42.1777</text:p>
          </table:table-cell>
          <table:table-cell office:value-type="float" office:value="42.358601" calcext:value-type="float">
            <text:p>42.358601</text:p>
          </table:table-cell>
          <table:table-cell office:value-type="float" office:value="41.544601" calcext:value-type="float">
            <text:p>41.544601</text:p>
          </table:table-cell>
          <table:table-cell table:number-columns-repeated="2" office:value-type="float" office:value="41.7556" calcext:value-type="float">
            <text:p>41.7556</text:p>
          </table:table-cell>
          <table:table-cell office:value-type="float" office:value="8963624" calcext:value-type="float">
            <text:p>8963624</text:p>
          </table:table-cell>
          <table:table-cell/>
          <table:table-cell office:value-type="float" office:value="41.7556" calcext:value-type="float">
            <text:p>41.7556</text:p>
          </table:table-cell>
          <table:table-cell table:formula="of:=[.I404]/[.I405]" office:value-type="float" office:value="0.748649013195092" calcext:value-type="float">
            <text:p>0.748649013195092</text:p>
          </table:table-cell>
          <table:table-cell table:formula="of:=([.J404]-1)*100" office:value-type="float" office:value="-25.1350986804908" calcext:value-type="float">
            <text:p>-25.1350986804908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float" office:value="-0.929827413958784" calcext:value-type="float">
            <text:p>-0.929827413958784</text:p>
          </table:table-cell>
          <table:table-cell table:formula="of:=[.L404]/1000" office:value-type="float" office:value="0.891" calcext:value-type="float">
            <text:p>0.89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14" calcext:value-type="date">
            <text:p>2017-11-14</text:p>
          </table:table-cell>
          <table:table-cell office:value-type="float" office:value="56.076099" calcext:value-type="float">
            <text:p>56.076099</text:p>
          </table:table-cell>
          <table:table-cell office:value-type="float" office:value="56.498199" calcext:value-type="float">
            <text:p>56.498199</text:p>
          </table:table-cell>
          <table:table-cell office:value-type="float" office:value="54.900299" calcext:value-type="float">
            <text:p>54.900299</text:p>
          </table:table-cell>
          <table:table-cell table:number-columns-repeated="2" office:value-type="float" office:value="55.774601" calcext:value-type="float">
            <text:p>55.774601</text:p>
          </table:table-cell>
          <table:table-cell office:value-type="float" office:value="26513131" calcext:value-type="float">
            <text:p>26513131</text:p>
          </table:table-cell>
          <table:table-cell/>
          <table:table-cell office:value-type="float" office:value="55.774601" calcext:value-type="float">
            <text:p>55.774601</text:p>
          </table:table-cell>
          <table:table-cell table:formula="of:=[.I405]/[.I406]" office:value-type="float" office:value="10.1408365454545" calcext:value-type="float">
            <text:p>10.1408365454545</text:p>
          </table:table-cell>
          <table:table-cell table:formula="of:=([.J405]-1)*100" office:value-type="float" office:value="914.083654545455" calcext:value-type="float">
            <text:p>914.083654545455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-0.910686605290612" calcext:value-type="float">
            <text:p>-0.910686605290612</text:p>
          </table:table-cell>
          <table:table-cell table:formula="of:=[.L405]/1000" office:value-type="float" office:value="0.687" calcext:value-type="float">
            <text:p>0.687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office:value-type="float" office:value="5.35" calcext:value-type="float">
            <text:p>5.35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350191306" calcext:value-type="float">
            <text:p>350191306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[.I406]/[.I407]" office:value-type="float" office:value="0.236002883526141" calcext:value-type="float">
            <text:p>0.236002883526141</text:p>
          </table:table-cell>
          <table:table-cell table:formula="of:=([.J406]-1)*100" office:value-type="float" office:value="-76.3997116473859" calcext:value-type="float">
            <text:p>-76.399711647385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-0.900900900900903" calcext:value-type="float">
            <text:p>-0.900900900900903</text:p>
          </table:table-cell>
          <table:table-cell table:formula="of:=[.L406]/1000" office:value-type="float" office:value="0.07" calcext:value-type="float">
            <text:p>0.0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31" calcext:value-type="date">
            <text:p>2018-10-31</text:p>
          </table:table-cell>
          <table:table-cell office:value-type="float" office:value="23.5459" calcext:value-type="float">
            <text:p>23.5459</text:p>
          </table:table-cell>
          <table:table-cell office:value-type="float" office:value="23.696699" calcext:value-type="float">
            <text:p>23.696699</text:p>
          </table:table-cell>
          <table:table-cell office:value-type="float" office:value="22.6113" calcext:value-type="float">
            <text:p>22.6113</text:p>
          </table:table-cell>
          <table:table-cell table:number-columns-repeated="2" office:value-type="float" office:value="23.3048" calcext:value-type="float">
            <text:p>23.3048</text:p>
          </table:table-cell>
          <table:table-cell office:value-type="float" office:value="22017234" calcext:value-type="float">
            <text:p>22017234</text:p>
          </table:table-cell>
          <table:table-cell/>
          <table:table-cell office:value-type="float" office:value="23.3048" calcext:value-type="float">
            <text:p>23.3048</text:p>
          </table:table-cell>
          <table:table-cell table:formula="of:=[.I407]/[.I408]" office:value-type="float" office:value="0.384004950106034" calcext:value-type="float">
            <text:p>0.384004950106034</text:p>
          </table:table-cell>
          <table:table-cell table:formula="of:=([.J407]-1)*100" office:value-type="float" office:value="-61.5995049893966" calcext:value-type="float">
            <text:p>-61.5995049893966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-0.897269070157081" calcext:value-type="float">
            <text:p>-0.897269070157081</text:p>
          </table:table-cell>
          <table:table-cell table:formula="of:=[.L407]/1000" office:value-type="float" office:value="0.449" calcext:value-type="float">
            <text:p>0.44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22" calcext:value-type="date">
            <text:p>2017-12-22</text:p>
          </table:table-cell>
          <table:table-cell office:value-type="float" office:value="60.8396" calcext:value-type="float">
            <text:p>60.8396</text:p>
          </table:table-cell>
          <table:table-cell office:value-type="float" office:value="61.231499" calcext:value-type="float">
            <text:p>61.231499</text:p>
          </table:table-cell>
          <table:table-cell office:value-type="float" office:value="60.055698" calcext:value-type="float">
            <text:p>60.055698</text:p>
          </table:table-cell>
          <table:table-cell table:number-columns-repeated="2" office:value-type="float" office:value="60.688801" calcext:value-type="float">
            <text:p>60.688801</text:p>
          </table:table-cell>
          <table:table-cell office:value-type="float" office:value="12747605" calcext:value-type="float">
            <text:p>12747605</text:p>
          </table:table-cell>
          <table:table-cell/>
          <table:table-cell office:value-type="float" office:value="60.688801" calcext:value-type="float">
            <text:p>60.688801</text:p>
          </table:table-cell>
          <table:table-cell table:formula="of:=[.I408]/[.I409]" office:value-type="float" office:value="1.05669236046301" calcext:value-type="float">
            <text:p>1.05669236046301</text:p>
          </table:table-cell>
          <table:table-cell table:formula="of:=([.J408]-1)*100" office:value-type="float" office:value="5.66923604630107" calcext:value-type="float">
            <text:p>5.66923604630107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-0.886305265856713" calcext:value-type="float">
            <text:p>-0.886305265856713</text:p>
          </table:table-cell>
          <table:table-cell table:formula="of:=[.L408]/1000" office:value-type="float" office:value="0.659" calcext:value-type="float">
            <text:p>0.65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28" calcext:value-type="date">
            <text:p>2017-11-28</text:p>
          </table:table-cell>
          <table:table-cell office:value-type="float" office:value="57.945301" calcext:value-type="float">
            <text:p>57.945301</text:p>
          </table:table-cell>
          <table:table-cell office:value-type="float" office:value="58.4277" calcext:value-type="float">
            <text:p>58.4277</text:p>
          </table:table-cell>
          <table:table-cell office:value-type="float" office:value="57.040901" calcext:value-type="float">
            <text:p>57.040901</text:p>
          </table:table-cell>
          <table:table-cell table:number-columns-repeated="2" office:value-type="float" office:value="57.4328" calcext:value-type="float">
            <text:p>57.4328</text:p>
          </table:table-cell>
          <table:table-cell office:value-type="float" office:value="15578510" calcext:value-type="float">
            <text:p>15578510</text:p>
          </table:table-cell>
          <table:table-cell/>
          <table:table-cell office:value-type="float" office:value="57.4328" calcext:value-type="float">
            <text:p>57.4328</text:p>
          </table:table-cell>
          <table:table-cell table:formula="of:=[.I409]/[.I410]" office:value-type="float" office:value="1.54375963509161" calcext:value-type="float">
            <text:p>1.54375963509161</text:p>
          </table:table-cell>
          <table:table-cell table:formula="of:=([.J409]-1)*100" office:value-type="float" office:value="54.3759635091615" calcext:value-type="float">
            <text:p>54.375963509161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-0.884456532549549" calcext:value-type="float">
            <text:p>-0.884456532549549</text:p>
          </table:table-cell>
          <table:table-cell table:formula="of:=[.L409]/1000" office:value-type="float" office:value="0.677" calcext:value-type="float">
            <text:p>0.67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19" calcext:value-type="date">
            <text:p>2018-06-19</text:p>
          </table:table-cell>
          <table:table-cell office:value-type="float" office:value="37.5047" calcext:value-type="float">
            <text:p>37.5047</text:p>
          </table:table-cell>
          <table:table-cell office:value-type="float" office:value="37.6856" calcext:value-type="float">
            <text:p>37.6856</text:p>
          </table:table-cell>
          <table:table-cell office:value-type="float" office:value="36.8414" calcext:value-type="float">
            <text:p>36.8414</text:p>
          </table:table-cell>
          <table:table-cell table:number-columns-repeated="2" office:value-type="float" office:value="37.203201" calcext:value-type="float">
            <text:p>37.203201</text:p>
          </table:table-cell>
          <table:table-cell office:value-type="float" office:value="13384357" calcext:value-type="float">
            <text:p>13384357</text:p>
          </table:table-cell>
          <table:table-cell/>
          <table:table-cell office:value-type="float" office:value="37.203201" calcext:value-type="float">
            <text:p>37.203201</text:p>
          </table:table-cell>
          <table:table-cell table:formula="of:=[.I410]/[.I411]" office:value-type="float" office:value="3.3069512" calcext:value-type="float">
            <text:p>3.3069512</text:p>
          </table:table-cell>
          <table:table-cell table:formula="of:=([.J410]-1)*100" office:value-type="float" office:value="230.69512" calcext:value-type="float">
            <text:p>230.69512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-0.883446804473542" calcext:value-type="float">
            <text:p>-0.883446804473542</text:p>
          </table:table-cell>
          <table:table-cell table:formula="of:=[.L410]/1000" office:value-type="float" office:value="0.539" calcext:value-type="float">
            <text:p>0.53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10" calcext:value-type="date">
            <text:p>2019-07-10</text:p>
          </table:table-cell>
          <table:table-cell office:value-type="float" office:value="11.35" calcext:value-type="float">
            <text:p>11.35</text:p>
          </table:table-cell>
          <table:table-cell office:value-type="float" office:value="11.5" calcext:value-type="float">
            <text:p>11.5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1.25" calcext:value-type="float">
            <text:p>11.25</text:p>
          </table:table-cell>
          <table:table-cell office:value-type="float" office:value="33210775" calcext:value-type="float">
            <text:p>33210775</text:p>
          </table:table-cell>
          <table:table-cell/>
          <table:table-cell office:value-type="float" office:value="11.25" calcext:value-type="float">
            <text:p>11.25</text:p>
          </table:table-cell>
          <table:table-cell table:formula="of:=[.I411]/[.I412]" office:value-type="float" office:value="0.235874765469721" calcext:value-type="float">
            <text:p>0.235874765469721</text:p>
          </table:table-cell>
          <table:table-cell table:formula="of:=([.J411]-1)*100" office:value-type="float" office:value="-76.4125234530279" calcext:value-type="float">
            <text:p>-76.4125234530279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-0.881057268722463" calcext:value-type="float">
            <text:p>-0.881057268722463</text:p>
          </table:table-cell>
          <table:table-cell table:formula="of:=[.L411]/1000" office:value-type="float" office:value="0.281" calcext:value-type="float">
            <text:p>0.28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30" calcext:value-type="date">
            <text:p>2016-09-30</text:p>
          </table:table-cell>
          <table:table-cell office:value-type="float" office:value="47.031601" calcext:value-type="float">
            <text:p>47.031601</text:p>
          </table:table-cell>
          <table:table-cell office:value-type="float" office:value="48.961102" calcext:value-type="float">
            <text:p>48.961102</text:p>
          </table:table-cell>
          <table:table-cell office:value-type="float" office:value="47.031601" calcext:value-type="float">
            <text:p>47.031601</text:p>
          </table:table-cell>
          <table:table-cell table:number-columns-repeated="2" office:value-type="float" office:value="47.694801" calcext:value-type="float">
            <text:p>47.694801</text:p>
          </table:table-cell>
          <table:table-cell office:value-type="float" office:value="16312794" calcext:value-type="float">
            <text:p>16312794</text:p>
          </table:table-cell>
          <table:table-cell/>
          <table:table-cell office:value-type="float" office:value="47.694801" calcext:value-type="float">
            <text:p>47.694801</text:p>
          </table:table-cell>
          <table:table-cell table:formula="of:=[.I412]/[.I413]" office:value-type="float" office:value="0.929493144172618" calcext:value-type="float">
            <text:p>0.929493144172618</text:p>
          </table:table-cell>
          <table:table-cell table:formula="of:=([.J412]-1)*100" office:value-type="float" office:value="-7.05068558273821" calcext:value-type="float">
            <text:p>-7.05068558273821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-0.877238540362357" calcext:value-type="float">
            <text:p>-0.877238540362357</text:p>
          </table:table-cell>
          <table:table-cell table:formula="of:=[.L412]/1000" office:value-type="float" office:value="0.964" calcext:value-type="float">
            <text:p>0.96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03" calcext:value-type="date">
            <text:p>2017-04-03</text:p>
          </table:table-cell>
          <table:table-cell office:value-type="float" office:value="51.6744" calcext:value-type="float">
            <text:p>51.6744</text:p>
          </table:table-cell>
          <table:table-cell office:value-type="float" office:value="51.9156" calcext:value-type="float">
            <text:p>51.9156</text:p>
          </table:table-cell>
          <table:table-cell office:value-type="float" office:value="50.950901" calcext:value-type="float">
            <text:p>50.950901</text:p>
          </table:table-cell>
          <table:table-cell table:number-columns-repeated="2" office:value-type="float" office:value="51.312698" calcext:value-type="float">
            <text:p>51.312698</text:p>
          </table:table-cell>
          <table:table-cell office:value-type="float" office:value="26191191" calcext:value-type="float">
            <text:p>26191191</text:p>
          </table:table-cell>
          <table:table-cell/>
          <table:table-cell office:value-type="float" office:value="51.312698" calcext:value-type="float">
            <text:p>51.312698</text:p>
          </table:table-cell>
          <table:table-cell table:formula="of:=[.I413]/[.I414]" office:value-type="float" office:value="4.52094255506608" calcext:value-type="float">
            <text:p>4.52094255506608</text:p>
          </table:table-cell>
          <table:table-cell table:formula="of:=([.J413]-1)*100" office:value-type="float" office:value="352.094255506608" calcext:value-type="float">
            <text:p>352.094255506608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-0.873568769571664" calcext:value-type="float">
            <text:p>-0.873568769571664</text:p>
          </table:table-cell>
          <table:table-cell table:formula="of:=[.L413]/1000" office:value-type="float" office:value="0.84" calcext:value-type="float">
            <text:p>0.8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09" calcext:value-type="date">
            <text:p>2019-07-09</text:p>
          </table:table-cell>
          <table:table-cell office:value-type="float" office:value="11.4" calcext:value-type="float">
            <text:p>11.4</text:p>
          </table:table-cell>
          <table:table-cell office:value-type="float" office:value="11.55" calcext:value-type="float">
            <text:p>11.55</text:p>
          </table:table-cell>
          <table:table-cell office:value-type="float" office:value="11.25" calcext:value-type="float">
            <text:p>11.25</text:p>
          </table:table-cell>
          <table:table-cell table:number-columns-repeated="2" office:value-type="float" office:value="11.35" calcext:value-type="float">
            <text:p>11.35</text:p>
          </table:table-cell>
          <table:table-cell office:value-type="float" office:value="34589764" calcext:value-type="float">
            <text:p>34589764</text:p>
          </table:table-cell>
          <table:table-cell/>
          <table:table-cell office:value-type="float" office:value="11.35" calcext:value-type="float">
            <text:p>11.35</text:p>
          </table:table-cell>
          <table:table-cell table:formula="of:=[.I414]/[.I415]" office:value-type="float" office:value="0.249648611331249" calcext:value-type="float">
            <text:p>0.249648611331249</text:p>
          </table:table-cell>
          <table:table-cell table:formula="of:=([.J414]-1)*100" office:value-type="float" office:value="-75.0351388668751" calcext:value-type="float">
            <text:p>-75.0351388668751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-0.873362445414849" calcext:value-type="float">
            <text:p>-0.873362445414849</text:p>
          </table:table-cell>
          <table:table-cell table:formula="of:=[.L414]/1000" office:value-type="float" office:value="0.282" calcext:value-type="float">
            <text:p>0.28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27" calcext:value-type="date">
            <text:p>2017-09-27</text:p>
          </table:table-cell>
          <table:table-cell office:value-type="float" office:value="45.5242" calcext:value-type="float">
            <text:p>45.5242</text:p>
          </table:table-cell>
          <table:table-cell office:value-type="float" office:value="46.127102" calcext:value-type="float">
            <text:p>46.127102</text:p>
          </table:table-cell>
          <table:table-cell office:value-type="float" office:value="45.071899" calcext:value-type="float">
            <text:p>45.071899</text:p>
          </table:table-cell>
          <table:table-cell table:number-columns-repeated="2" office:value-type="float" office:value="45.463902" calcext:value-type="float">
            <text:p>45.463902</text:p>
          </table:table-cell>
          <table:table-cell office:value-type="float" office:value="11959242" calcext:value-type="float">
            <text:p>11959242</text:p>
          </table:table-cell>
          <table:table-cell/>
          <table:table-cell office:value-type="float" office:value="45.463902" calcext:value-type="float">
            <text:p>45.463902</text:p>
          </table:table-cell>
          <table:table-cell table:formula="of:=[.I415]/[.I416]" office:value-type="float" office:value="1.07791325747966" calcext:value-type="float">
            <text:p>1.07791325747966</text:p>
          </table:table-cell>
          <table:table-cell table:formula="of:=([.J415]-1)*100" office:value-type="float" office:value="7.79132574796633" calcext:value-type="float">
            <text:p>7.79132574796633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-0.854633419226503" calcext:value-type="float">
            <text:p>-0.854633419226503</text:p>
          </table:table-cell>
          <table:table-cell table:formula="of:=[.L415]/1000" office:value-type="float" office:value="0.719" calcext:value-type="float">
            <text:p>0.71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17" calcext:value-type="date">
            <text:p>2016-11-17</text:p>
          </table:table-cell>
          <table:table-cell office:value-type="float" office:value="42.207802" calcext:value-type="float">
            <text:p>42.207802</text:p>
          </table:table-cell>
          <table:table-cell office:value-type="float" office:value="43.0821" calcext:value-type="float">
            <text:p>43.0821</text:p>
          </table:table-cell>
          <table:table-cell office:value-type="float" office:value="41.9063" calcext:value-type="float">
            <text:p>41.9063</text:p>
          </table:table-cell>
          <table:table-cell table:number-columns-repeated="2" office:value-type="float" office:value="42.1777" calcext:value-type="float">
            <text:p>42.1777</text:p>
          </table:table-cell>
          <table:table-cell office:value-type="float" office:value="7216367" calcext:value-type="float">
            <text:p>7216367</text:p>
          </table:table-cell>
          <table:table-cell/>
          <table:table-cell office:value-type="float" office:value="42.1777" calcext:value-type="float">
            <text:p>42.1777</text:p>
          </table:table-cell>
          <table:table-cell table:formula="of:=[.I416]/[.I417]" office:value-type="float" office:value="0.798972879320746" calcext:value-type="float">
            <text:p>0.798972879320746</text:p>
          </table:table-cell>
          <table:table-cell table:formula="of:=([.J416]-1)*100" office:value-type="float" office:value="-20.1027120679254" calcext:value-type="float">
            <text:p>-20.1027120679254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float" office:value="-0.850505980312277" calcext:value-type="float">
            <text:p>-0.850505980312277</text:p>
          </table:table-cell>
          <table:table-cell table:formula="of:=[.L416]/1000" office:value-type="float" office:value="0.934" calcext:value-type="float">
            <text:p>0.93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05" calcext:value-type="date">
            <text:p>2018-02-05</text:p>
          </table:table-cell>
          <table:table-cell office:value-type="float" office:value="52.458302" calcext:value-type="float">
            <text:p>52.458302</text:p>
          </table:table-cell>
          <table:table-cell office:value-type="float" office:value="53.8451" calcext:value-type="float">
            <text:p>53.8451</text:p>
          </table:table-cell>
          <table:table-cell office:value-type="float" office:value="52.217098" calcext:value-type="float">
            <text:p>52.217098</text:p>
          </table:table-cell>
          <table:table-cell table:number-columns-repeated="2" office:value-type="float" office:value="52.789902" calcext:value-type="float">
            <text:p>52.789902</text:p>
          </table:table-cell>
          <table:table-cell office:value-type="float" office:value="23298439" calcext:value-type="float">
            <text:p>23298439</text:p>
          </table:table-cell>
          <table:table-cell/>
          <table:table-cell office:value-type="float" office:value="52.789902" calcext:value-type="float">
            <text:p>52.789902</text:p>
          </table:table-cell>
          <table:table-cell table:formula="of:=[.I417]/[.I418]" office:value-type="float" office:value="2.96277886387013" calcext:value-type="float">
            <text:p>2.96277886387013</text:p>
          </table:table-cell>
          <table:table-cell table:formula="of:=([.J417]-1)*100" office:value-type="float" office:value="196.277886387013" calcext:value-type="float">
            <text:p>196.277886387013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-0.849508488558115" calcext:value-type="float">
            <text:p>-0.849508488558115</text:p>
          </table:table-cell>
          <table:table-cell table:formula="of:=[.L417]/1000" office:value-type="float" office:value="0.63" calcext:value-type="float">
            <text:p>0.6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office:value-type="float" office:value="18.0891" calcext:value-type="float">
            <text:p>18.0891</text:p>
          </table:table-cell>
          <table:table-cell office:value-type="float" office:value="18.4207" calcext:value-type="float">
            <text:p>18.4207</text:p>
          </table:table-cell>
          <table:table-cell office:value-type="float" office:value="17.727301" calcext:value-type="float">
            <text:p>17.727301</text:p>
          </table:table-cell>
          <table:table-cell table:number-columns-repeated="2" office:value-type="float" office:value="17.817699" calcext:value-type="float">
            <text:p>17.817699</text:p>
          </table:table-cell>
          <table:table-cell office:value-type="float" office:value="28710372" calcext:value-type="float">
            <text:p>28710372</text:p>
          </table:table-cell>
          <table:table-cell/>
          <table:table-cell office:value-type="float" office:value="17.817699" calcext:value-type="float">
            <text:p>17.817699</text:p>
          </table:table-cell>
          <table:table-cell table:formula="of:=[.I418]/[.I419]" office:value-type="float" office:value="0.415903937592348" calcext:value-type="float">
            <text:p>0.415903937592348</text:p>
          </table:table-cell>
          <table:table-cell table:formula="of:=([.J418]-1)*100" office:value-type="float" office:value="-58.4096062407652" calcext:value-type="float">
            <text:p>-58.4096062407652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-0.83925202437598" calcext:value-type="float">
            <text:p>-0.83925202437598</text:p>
          </table:table-cell>
          <table:table-cell table:formula="of:=[.L418]/1000" office:value-type="float" office:value="0.368" calcext:value-type="float">
            <text:p>0.36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24" calcext:value-type="date">
            <text:p>2018-04-24</text:p>
          </table:table-cell>
          <table:table-cell office:value-type="float" office:value="42.991699" calcext:value-type="float">
            <text:p>42.991699</text:p>
          </table:table-cell>
          <table:table-cell office:value-type="float" office:value="43.1726" calcext:value-type="float">
            <text:p>43.1726</text:p>
          </table:table-cell>
          <table:table-cell office:value-type="float" office:value="42.298302" calcext:value-type="float">
            <text:p>42.298302</text:p>
          </table:table-cell>
          <table:table-cell table:number-columns-repeated="2" office:value-type="float" office:value="42.8409" calcext:value-type="float">
            <text:p>42.8409</text:p>
          </table:table-cell>
          <table:table-cell office:value-type="float" office:value="17517487" calcext:value-type="float">
            <text:p>17517487</text:p>
          </table:table-cell>
          <table:table-cell/>
          <table:table-cell office:value-type="float" office:value="42.8409" calcext:value-type="float">
            <text:p>42.8409</text:p>
          </table:table-cell>
          <table:table-cell table:formula="of:=[.I419]/[.I420]" office:value-type="float" office:value="0.920931402370209" calcext:value-type="float">
            <text:p>0.920931402370209</text:p>
          </table:table-cell>
          <table:table-cell table:formula="of:=([.J419]-1)*100" office:value-type="float" office:value="-7.90685976297909" calcext:value-type="float">
            <text:p>-7.90685976297909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-0.837452250093074" calcext:value-type="float">
            <text:p>-0.837452250093074</text:p>
          </table:table-cell>
          <table:table-cell table:formula="of:=[.L419]/1000" office:value-type="float" office:value="0.578" calcext:value-type="float">
            <text:p>0.57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20" calcext:value-type="date">
            <text:p>2018-03-20</text:p>
          </table:table-cell>
          <table:table-cell office:value-type="float" office:value="46.187401" calcext:value-type="float">
            <text:p>46.187401</text:p>
          </table:table-cell>
          <table:table-cell office:value-type="float" office:value="47.122002" calcext:value-type="float">
            <text:p>47.122002</text:p>
          </table:table-cell>
          <table:table-cell office:value-type="float" office:value="45.9161" calcext:value-type="float">
            <text:p>45.9161</text:p>
          </table:table-cell>
          <table:table-cell table:number-columns-repeated="2" office:value-type="float" office:value="46.5191" calcext:value-type="float">
            <text:p>46.5191</text:p>
          </table:table-cell>
          <table:table-cell office:value-type="float" office:value="20595033" calcext:value-type="float">
            <text:p>20595033</text:p>
          </table:table-cell>
          <table:table-cell/>
          <table:table-cell office:value-type="float" office:value="46.5191" calcext:value-type="float">
            <text:p>46.5191</text:p>
          </table:table-cell>
          <table:table-cell table:formula="of:=[.I420]/[.I421]" office:value-type="float" office:value="0.810400588307857" calcext:value-type="float">
            <text:p>0.810400588307857</text:p>
          </table:table-cell>
          <table:table-cell table:formula="of:=([.J420]-1)*100" office:value-type="float" office:value="-18.9599411692143" calcext:value-type="float">
            <text:p>-18.9599411692143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-0.83540962323142" calcext:value-type="float">
            <text:p>-0.83540962323142</text:p>
          </table:table-cell>
          <table:table-cell table:formula="of:=[.L420]/1000" office:value-type="float" office:value="0.601" calcext:value-type="float">
            <text:p>0.60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17" calcext:value-type="date">
            <text:p>2017-11-17</text:p>
          </table:table-cell>
          <table:table-cell office:value-type="float" office:value="57.915199" calcext:value-type="float">
            <text:p>57.915199</text:p>
          </table:table-cell>
          <table:table-cell office:value-type="float" office:value="59.151299" calcext:value-type="float">
            <text:p>59.151299</text:p>
          </table:table-cell>
          <table:table-cell office:value-type="float" office:value="56.769501" calcext:value-type="float">
            <text:p>56.769501</text:p>
          </table:table-cell>
          <table:table-cell table:number-columns-repeated="2" office:value-type="float" office:value="57.402599" calcext:value-type="float">
            <text:p>57.402599</text:p>
          </table:table-cell>
          <table:table-cell office:value-type="float" office:value="20045074" calcext:value-type="float">
            <text:p>20045074</text:p>
          </table:table-cell>
          <table:table-cell/>
          <table:table-cell office:value-type="float" office:value="57.402599" calcext:value-type="float">
            <text:p>57.402599</text:p>
          </table:table-cell>
          <table:table-cell table:formula="of:=[.I421]/[.I422]" office:value-type="float" office:value="1.12929886562343" calcext:value-type="float">
            <text:p>1.12929886562343</text:p>
          </table:table-cell>
          <table:table-cell table:formula="of:=([.J421]-1)*100" office:value-type="float" office:value="12.9298865623435" calcext:value-type="float">
            <text:p>12.9298865623435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-0.833374823646016" calcext:value-type="float">
            <text:p>-0.833374823646016</text:p>
          </table:table-cell>
          <table:table-cell table:formula="of:=[.L421]/1000" office:value-type="float" office:value="0.684" calcext:value-type="float">
            <text:p>0.68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07" calcext:value-type="date">
            <text:p>2018-02-07</text:p>
          </table:table-cell>
          <table:table-cell office:value-type="float" office:value="52.277401" calcext:value-type="float">
            <text:p>52.277401</text:p>
          </table:table-cell>
          <table:table-cell office:value-type="float" office:value="52.609001" calcext:value-type="float">
            <text:p>52.609001</text:p>
          </table:table-cell>
          <table:table-cell office:value-type="float" office:value="50.167" calcext:value-type="float">
            <text:p>50.167</text:p>
          </table:table-cell>
          <table:table-cell table:number-columns-repeated="2" office:value-type="float" office:value="50.830299" calcext:value-type="float">
            <text:p>50.830299</text:p>
          </table:table-cell>
          <table:table-cell office:value-type="float" office:value="23610766" calcext:value-type="float">
            <text:p>23610766</text:p>
          </table:table-cell>
          <table:table-cell/>
          <table:table-cell office:value-type="float" office:value="50.830299" calcext:value-type="float">
            <text:p>50.830299</text:p>
          </table:table-cell>
          <table:table-cell table:formula="of:=[.I422]/[.I423]" office:value-type="float" office:value="1.9905582772354" calcext:value-type="float">
            <text:p>1.9905582772354</text:p>
          </table:table-cell>
          <table:table-cell table:formula="of:=([.J422]-1)*100" office:value-type="float" office:value="99.05582772354" calcext:value-type="float">
            <text:p>99.05582772354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-0.823571204930329" calcext:value-type="float">
            <text:p>-0.823571204930329</text:p>
          </table:table-cell>
          <table:table-cell table:formula="of:=[.L422]/1000" office:value-type="float" office:value="0.628" calcext:value-type="float">
            <text:p>0.62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20" calcext:value-type="date">
            <text:p>2018-11-20</text:p>
          </table:table-cell>
          <table:table-cell office:value-type="float" office:value="25.324699" calcext:value-type="float">
            <text:p>25.324699</text:p>
          </table:table-cell>
          <table:table-cell office:value-type="float" office:value="26.440201" calcext:value-type="float">
            <text:p>26.440201</text:p>
          </table:table-cell>
          <table:table-cell office:value-type="float" office:value="24.782" calcext:value-type="float">
            <text:p>24.782</text:p>
          </table:table-cell>
          <table:table-cell table:number-columns-repeated="2" office:value-type="float" office:value="25.5357" calcext:value-type="float">
            <text:p>25.5357</text:p>
          </table:table-cell>
          <table:table-cell office:value-type="float" office:value="57003384" calcext:value-type="float">
            <text:p>57003384</text:p>
          </table:table-cell>
          <table:table-cell/>
          <table:table-cell office:value-type="float" office:value="25.5357" calcext:value-type="float">
            <text:p>25.5357</text:p>
          </table:table-cell>
          <table:table-cell table:formula="of:=[.I423]/[.I424]" office:value-type="float" office:value="0.69826718270574" calcext:value-type="float">
            <text:p>0.69826718270574</text:p>
          </table:table-cell>
          <table:table-cell table:formula="of:=([.J423]-1)*100" office:value-type="float" office:value="-30.173281729426" calcext:value-type="float">
            <text:p>-30.17328172942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-0.819903864554195" calcext:value-type="float">
            <text:p>-0.819903864554195</text:p>
          </table:table-cell>
          <table:table-cell table:formula="of:=[.L423]/1000" office:value-type="float" office:value="0.436" calcext:value-type="float">
            <text:p>0.43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09" calcext:value-type="date">
            <text:p>2018-05-09</text:p>
          </table:table-cell>
          <table:table-cell office:value-type="float" office:value="36.720798" calcext:value-type="float">
            <text:p>36.720798</text:p>
          </table:table-cell>
          <table:table-cell office:value-type="float" office:value="37.233299" calcext:value-type="float">
            <text:p>37.233299</text:p>
          </table:table-cell>
          <table:table-cell office:value-type="float" office:value="36.359001" calcext:value-type="float">
            <text:p>36.359001</text:p>
          </table:table-cell>
          <table:table-cell table:number-columns-repeated="2" office:value-type="float" office:value="36.570099" calcext:value-type="float">
            <text:p>36.570099</text:p>
          </table:table-cell>
          <table:table-cell office:value-type="float" office:value="14540465" calcext:value-type="float">
            <text:p>14540465</text:p>
          </table:table-cell>
          <table:table-cell/>
          <table:table-cell office:value-type="float" office:value="36.570099" calcext:value-type="float">
            <text:p>36.570099</text:p>
          </table:table-cell>
          <table:table-cell table:formula="of:=[.I424]/[.I425]" office:value-type="float" office:value="5.99509819672131" calcext:value-type="float">
            <text:p>5.99509819672131</text:p>
          </table:table-cell>
          <table:table-cell table:formula="of:=([.J424]-1)*100" office:value-type="float" office:value="499.509819672131" calcext:value-type="float">
            <text:p>499.50981967213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-0.817707915639465" calcext:value-type="float">
            <text:p>-0.817707915639465</text:p>
          </table:table-cell>
          <table:table-cell table:formula="of:=[.L424]/1000" office:value-type="float" office:value="0.568" calcext:value-type="float">
            <text:p>0.56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14" calcext:value-type="date">
            <text:p>2020-01-14</text:p>
          </table:table-cell>
          <table:table-cell office:value-type="float" office:value="6.15" calcext:value-type="float">
            <text:p>6.15</text:p>
          </table:table-cell>
          <table:table-cell office:value-type="float" office:value="6.2" calcext:value-type="float">
            <text:p>6.2</text:p>
          </table:table-cell>
          <table:table-cell office:value-type="float" office:value="6.05" calcext:value-type="float">
            <text:p>6.05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72910162" calcext:value-type="float">
            <text:p>72910162</text:p>
          </table:table-cell>
          <table:table-cell/>
          <table:table-cell office:value-type="float" office:value="6.1" calcext:value-type="float">
            <text:p>6.1</text:p>
          </table:table-cell>
          <table:table-cell table:formula="of:=[.I425]/[.I426]" office:value-type="float" office:value="1" calcext:value-type="float">
            <text:p>1</text:p>
          </table:table-cell>
          <table:table-cell table:formula="of:=([.J425]-1)*100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-0.813008130081316" calcext:value-type="float">
            <text:p>-0.813008130081316</text:p>
          </table:table-cell>
          <table:table-cell table:formula="of:=[.L425]/1000" office:value-type="float" office:value="0.156" calcext:value-type="float">
            <text:p>0.15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01" calcext:value-type="date">
            <text:p>2020-01-01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55777825" calcext:value-type="float">
            <text:p>55777825</text:p>
          </table:table-cell>
          <table:table-cell/>
          <table:table-cell office:value-type="float" office:value="6.1" calcext:value-type="float">
            <text:p>6.1</text:p>
          </table:table-cell>
          <table:table-cell table:formula="of:=[.I426]/[.I427]" office:value-type="float" office:value="0.273791849701381" calcext:value-type="float">
            <text:p>0.273791849701381</text:p>
          </table:table-cell>
          <table:table-cell table:formula="of:=([.J426]-1)*100" office:value-type="float" office:value="-72.6208150298619" calcext:value-type="float">
            <text:p>-72.620815029861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-0.813008130081316" calcext:value-type="float">
            <text:p>-0.813008130081316</text:p>
          </table:table-cell>
          <table:table-cell table:formula="of:=[.L426]/1000" office:value-type="float" office:value="0.165" calcext:value-type="float">
            <text:p>0.16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26" calcext:value-type="date">
            <text:p>2018-10-26</text:p>
          </table:table-cell>
          <table:table-cell office:value-type="float" office:value="22.6113" calcext:value-type="float">
            <text:p>22.6113</text:p>
          </table:table-cell>
          <table:table-cell office:value-type="float" office:value="22.6415" calcext:value-type="float">
            <text:p>22.6415</text:p>
          </table:table-cell>
          <table:table-cell office:value-type="float" office:value="21.9179" calcext:value-type="float">
            <text:p>21.9179</text:p>
          </table:table-cell>
          <table:table-cell table:number-columns-repeated="2" office:value-type="float" office:value="22.279699" calcext:value-type="float">
            <text:p>22.279699</text:p>
          </table:table-cell>
          <table:table-cell office:value-type="float" office:value="26572691" calcext:value-type="float">
            <text:p>26572691</text:p>
          </table:table-cell>
          <table:table-cell/>
          <table:table-cell office:value-type="float" office:value="22.279699" calcext:value-type="float">
            <text:p>22.279699</text:p>
          </table:table-cell>
          <table:table-cell table:formula="of:=[.I427]/[.I428]" office:value-type="float" office:value="0.655723075574665" calcext:value-type="float">
            <text:p>0.655723075574665</text:p>
          </table:table-cell>
          <table:table-cell table:formula="of:=([.J427]-1)*100" office:value-type="float" office:value="-34.4276924425335" calcext:value-type="float">
            <text:p>-34.427692442533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-0.805414815276517" calcext:value-type="float">
            <text:p>-0.805414815276517</text:p>
          </table:table-cell>
          <table:table-cell table:formula="of:=[.L427]/1000" office:value-type="float" office:value="0.452" calcext:value-type="float">
            <text:p>0.45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27" calcext:value-type="date">
            <text:p>2018-07-27</text:p>
          </table:table-cell>
          <table:table-cell office:value-type="float" office:value="34.972198" calcext:value-type="float">
            <text:p>34.972198</text:p>
          </table:table-cell>
          <table:table-cell office:value-type="float" office:value="36.750999" calcext:value-type="float">
            <text:p>36.750999</text:p>
          </table:table-cell>
          <table:table-cell office:value-type="float" office:value="33.7663" calcext:value-type="float">
            <text:p>33.7663</text:p>
          </table:table-cell>
          <table:table-cell table:number-columns-repeated="2" office:value-type="float" office:value="33.977299" calcext:value-type="float">
            <text:p>33.977299</text:p>
          </table:table-cell>
          <table:table-cell office:value-type="float" office:value="77879654" calcext:value-type="float">
            <text:p>77879654</text:p>
          </table:table-cell>
          <table:table-cell/>
          <table:table-cell office:value-type="float" office:value="33.977299" calcext:value-type="float">
            <text:p>33.977299</text:p>
          </table:table-cell>
          <table:table-cell table:formula="of:=[.I428]/[.I429]" office:value-type="float" office:value="0.688033534156007" calcext:value-type="float">
            <text:p>0.688033534156007</text:p>
          </table:table-cell>
          <table:table-cell table:formula="of:=([.J428]-1)*100" office:value-type="float" office:value="-31.1966465843993" calcext:value-type="float">
            <text:p>-31.1966465843993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-0.792152087968567" calcext:value-type="float">
            <text:p>-0.792152087968567</text:p>
          </table:table-cell>
          <table:table-cell table:formula="of:=[.L428]/1000" office:value-type="float" office:value="0.511" calcext:value-type="float">
            <text:p>0.51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06" calcext:value-type="date">
            <text:p>2018-03-06</text:p>
          </table:table-cell>
          <table:table-cell office:value-type="float" office:value="50.046398" calcext:value-type="float">
            <text:p>50.046398</text:p>
          </table:table-cell>
          <table:table-cell office:value-type="float" office:value="50.167" calcext:value-type="float">
            <text:p>50.167</text:p>
          </table:table-cell>
          <table:table-cell office:value-type="float" office:value="48.991199" calcext:value-type="float">
            <text:p>48.991199</text:p>
          </table:table-cell>
          <table:table-cell table:number-columns-repeated="2" office:value-type="float" office:value="49.383202" calcext:value-type="float">
            <text:p>49.383202</text:p>
          </table:table-cell>
          <table:table-cell office:value-type="float" office:value="16314199" calcext:value-type="float">
            <text:p>16314199</text:p>
          </table:table-cell>
          <table:table-cell/>
          <table:table-cell office:value-type="float" office:value="49.383202" calcext:value-type="float">
            <text:p>49.383202</text:p>
          </table:table-cell>
          <table:table-cell table:formula="of:=[.I429]/[.I430]" office:value-type="float" office:value="2.55537870528526" calcext:value-type="float">
            <text:p>2.55537870528526</text:p>
          </table:table-cell>
          <table:table-cell table:formula="of:=([.J429]-1)*100" office:value-type="float" office:value="155.537870528526" calcext:value-type="float">
            <text:p>155.537870528526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-0.787339437041024" calcext:value-type="float">
            <text:p>-0.787339437041024</text:p>
          </table:table-cell>
          <table:table-cell table:formula="of:=[.L429]/1000" office:value-type="float" office:value="0.611" calcext:value-type="float">
            <text:p>0.61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19" calcext:value-type="date">
            <text:p>2019-03-19</text:p>
          </table:table-cell>
          <table:table-cell office:value-type="float" office:value="19.506001" calcext:value-type="float">
            <text:p>19.506001</text:p>
          </table:table-cell>
          <table:table-cell office:value-type="float" office:value="19.656799" calcext:value-type="float">
            <text:p>19.656799</text:p>
          </table:table-cell>
          <table:table-cell office:value-type="float" office:value="18.812599" calcext:value-type="float">
            <text:p>18.812599</text:p>
          </table:table-cell>
          <table:table-cell table:number-columns-repeated="2" office:value-type="float" office:value="19.325199" calcext:value-type="float">
            <text:p>19.325199</text:p>
          </table:table-cell>
          <table:table-cell office:value-type="float" office:value="38790805" calcext:value-type="float">
            <text:p>38790805</text:p>
          </table:table-cell>
          <table:table-cell/>
          <table:table-cell office:value-type="float" office:value="19.325199" calcext:value-type="float">
            <text:p>19.325199</text:p>
          </table:table-cell>
          <table:table-cell table:formula="of:=[.I430]/[.I431]" office:value-type="float" office:value="0.451727029905377" calcext:value-type="float">
            <text:p>0.451727029905377</text:p>
          </table:table-cell>
          <table:table-cell table:formula="of:=([.J430]-1)*100" office:value-type="float" office:value="-54.8272970094623" calcext:value-type="float">
            <text:p>-54.8272970094623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-0.773787050981611" calcext:value-type="float">
            <text:p>-0.773787050981611</text:p>
          </table:table-cell>
          <table:table-cell table:formula="of:=[.L430]/1000" office:value-type="float" office:value="0.355" calcext:value-type="float">
            <text:p>0.35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19" calcext:value-type="date">
            <text:p>2018-04-19</text:p>
          </table:table-cell>
          <table:table-cell office:value-type="float" office:value="43.383598" calcext:value-type="float">
            <text:p>43.383598</text:p>
          </table:table-cell>
          <table:table-cell office:value-type="float" office:value="43.413799" calcext:value-type="float">
            <text:p>43.413799</text:p>
          </table:table-cell>
          <table:table-cell office:value-type="float" office:value="42.268101" calcext:value-type="float">
            <text:p>42.268101</text:p>
          </table:table-cell>
          <table:table-cell table:number-columns-repeated="2" office:value-type="float" office:value="42.780701" calcext:value-type="float">
            <text:p>42.780701</text:p>
          </table:table-cell>
          <table:table-cell office:value-type="float" office:value="21975760" calcext:value-type="float">
            <text:p>21975760</text:p>
          </table:table-cell>
          <table:table-cell/>
          <table:table-cell office:value-type="float" office:value="42.780701" calcext:value-type="float">
            <text:p>42.780701</text:p>
          </table:table-cell>
          <table:table-cell table:formula="of:=[.I431]/[.I432]" office:value-type="float" office:value="0.780528746833282" calcext:value-type="float">
            <text:p>0.780528746833282</text:p>
          </table:table-cell>
          <table:table-cell table:formula="of:=([.J431]-1)*100" office:value-type="float" office:value="-21.9471253166718" calcext:value-type="float">
            <text:p>-21.9471253166718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-0.769154028684305" calcext:value-type="float">
            <text:p>-0.769154028684305</text:p>
          </table:table-cell>
          <table:table-cell table:formula="of:=[.L431]/1000" office:value-type="float" office:value="0.581" calcext:value-type="float">
            <text:p>0.58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24" calcext:value-type="date">
            <text:p>2017-03-24</text:p>
          </table:table-cell>
          <table:table-cell office:value-type="float" office:value="55.5937" calcext:value-type="float">
            <text:p>55.5937</text:p>
          </table:table-cell>
          <table:table-cell office:value-type="float" office:value="55.8349" calcext:value-type="float">
            <text:p>55.8349</text:p>
          </table:table-cell>
          <table:table-cell office:value-type="float" office:value="54.5084" calcext:value-type="float">
            <text:p>54.5084</text:p>
          </table:table-cell>
          <table:table-cell table:number-columns-repeated="2" office:value-type="float" office:value="54.809898" calcext:value-type="float">
            <text:p>54.809898</text:p>
          </table:table-cell>
          <table:table-cell office:value-type="float" office:value="46996293" calcext:value-type="float">
            <text:p>46996293</text:p>
          </table:table-cell>
          <table:table-cell/>
          <table:table-cell office:value-type="float" office:value="54.809898" calcext:value-type="float">
            <text:p>54.809898</text:p>
          </table:table-cell>
          <table:table-cell table:formula="of:=[.I432]/[.I433]" office:value-type="float" office:value="0.928973449377548" calcext:value-type="float">
            <text:p>0.928973449377548</text:p>
          </table:table-cell>
          <table:table-cell table:formula="of:=([.J432]-1)*100" office:value-type="float" office:value="-7.10265506224524" calcext:value-type="float">
            <text:p>-7.10265506224524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float" office:value="-0.764230908322383" calcext:value-type="float">
            <text:p>-0.764230908322383</text:p>
          </table:table-cell>
          <table:table-cell table:formula="of:=[.L432]/1000" office:value-type="float" office:value="0.846" calcext:value-type="float">
            <text:p>0.84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20" calcext:value-type="date">
            <text:p>2017-12-20</text:p>
          </table:table-cell>
          <table:table-cell office:value-type="float" office:value="59.121101" calcext:value-type="float">
            <text:p>59.121101</text:p>
          </table:table-cell>
          <table:table-cell office:value-type="float" office:value="60.236599" calcext:value-type="float">
            <text:p>60.236599</text:p>
          </table:table-cell>
          <table:table-cell office:value-type="float" office:value="58.518101" calcext:value-type="float">
            <text:p>58.518101</text:p>
          </table:table-cell>
          <table:table-cell table:number-columns-repeated="2" office:value-type="float" office:value="59.0005" calcext:value-type="float">
            <text:p>59.0005</text:p>
          </table:table-cell>
          <table:table-cell office:value-type="float" office:value="15424853" calcext:value-type="float">
            <text:p>15424853</text:p>
          </table:table-cell>
          <table:table-cell/>
          <table:table-cell office:value-type="float" office:value="59.0005" calcext:value-type="float">
            <text:p>59.0005</text:p>
          </table:table-cell>
          <table:table-cell table:formula="of:=[.I433]/[.I434]" office:value-type="float" office:value="9.00770992366412" calcext:value-type="float">
            <text:p>9.00770992366412</text:p>
          </table:table-cell>
          <table:table-cell table:formula="of:=([.J433]-1)*100" office:value-type="float" office:value="800.770992366412" calcext:value-type="float">
            <text:p>800.770992366412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-0.760607987169359" calcext:value-type="float">
            <text:p>-0.760607987169359</text:p>
          </table:table-cell>
          <table:table-cell table:formula="of:=[.L433]/1000" office:value-type="float" office:value="0.661" calcext:value-type="float">
            <text:p>0.66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20" calcext:value-type="date">
            <text:p>2019-12-20</text:p>
          </table:table-cell>
          <table:table-cell office:value-type="float" office:value="6.4" calcext:value-type="float">
            <text:p>6.4</text:p>
          </table:table-cell>
          <table:table-cell office:value-type="float" office:value="6.65" calcext:value-type="float">
            <text:p>6.65</text:p>
          </table:table-cell>
          <table:table-cell office:value-type="float" office:value="6.25" calcext:value-type="float">
            <text:p>6.25</text:p>
          </table:table-cell>
          <table:table-cell table:number-columns-repeated="2" office:value-type="float" office:value="6.55" calcext:value-type="float">
            <text:p>6.55</text:p>
          </table:table-cell>
          <table:table-cell office:value-type="float" office:value="174553730" calcext:value-type="float">
            <text:p>174553730</text:p>
          </table:table-cell>
          <table:table-cell/>
          <table:table-cell office:value-type="float" office:value="6.55" calcext:value-type="float">
            <text:p>6.55</text:p>
          </table:table-cell>
          <table:table-cell table:formula="of:=[.I434]/[.I435]" office:value-type="float" office:value="0.32378295548192" calcext:value-type="float">
            <text:p>0.32378295548192</text:p>
          </table:table-cell>
          <table:table-cell table:formula="of:=([.J434]-1)*100" office:value-type="float" office:value="-67.621704451808" calcext:value-type="float">
            <text:p>-67.62170445180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-0.757575757575757" calcext:value-type="float">
            <text:p>-0.757575757575757</text:p>
          </table:table-cell>
          <table:table-cell table:formula="of:=[.L434]/1000" office:value-type="float" office:value="0.172" calcext:value-type="float">
            <text:p>0.17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05" calcext:value-type="date">
            <text:p>2018-10-05</text:p>
          </table:table-cell>
          <table:table-cell office:value-type="float" office:value="20.4105" calcext:value-type="float">
            <text:p>20.4105</text:p>
          </table:table-cell>
          <table:table-cell office:value-type="float" office:value="20.8627" calcext:value-type="float">
            <text:p>20.8627</text:p>
          </table:table-cell>
          <table:table-cell office:value-type="float" office:value="19.8678" calcext:value-type="float">
            <text:p>19.8678</text:p>
          </table:table-cell>
          <table:table-cell table:number-columns-repeated="2" office:value-type="float" office:value="20.229601" calcext:value-type="float">
            <text:p>20.229601</text:p>
          </table:table-cell>
          <table:table-cell office:value-type="float" office:value="60041172" calcext:value-type="float">
            <text:p>60041172</text:p>
          </table:table-cell>
          <table:table-cell/>
          <table:table-cell office:value-type="float" office:value="20.229601" calcext:value-type="float">
            <text:p>20.229601</text:p>
          </table:table-cell>
          <table:table-cell table:formula="of:=[.I435]/[.I436]" office:value-type="float" office:value="0.988217412118725" calcext:value-type="float">
            <text:p>0.988217412118725</text:p>
          </table:table-cell>
          <table:table-cell table:formula="of:=([.J435]-1)*100" office:value-type="float" office:value="-1.17825878812748" calcext:value-type="float">
            <text:p>-1.17825878812748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-0.739921689466361" calcext:value-type="float">
            <text:p>-0.739921689466361</text:p>
          </table:table-cell>
          <table:table-cell table:formula="of:=[.L435]/1000" office:value-type="float" office:value="0.466" calcext:value-type="float">
            <text:p>0.46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13" calcext:value-type="date">
            <text:p>2019-03-13</text:p>
          </table:table-cell>
          <table:table-cell office:value-type="float" office:value="20.772301" calcext:value-type="float">
            <text:p>20.772301</text:p>
          </table:table-cell>
          <table:table-cell office:value-type="float" office:value="21.2848" calcext:value-type="float">
            <text:p>21.2848</text:p>
          </table:table-cell>
          <table:table-cell office:value-type="float" office:value="20.1693" calcext:value-type="float">
            <text:p>20.1693</text:p>
          </table:table-cell>
          <table:table-cell table:number-columns-repeated="2" office:value-type="float" office:value="20.4708" calcext:value-type="float">
            <text:p>20.4708</text:p>
          </table:table-cell>
          <table:table-cell office:value-type="float" office:value="91776033" calcext:value-type="float">
            <text:p>91776033</text:p>
          </table:table-cell>
          <table:table-cell/>
          <table:table-cell office:value-type="float" office:value="20.4708" calcext:value-type="float">
            <text:p>20.4708</text:p>
          </table:table-cell>
          <table:table-cell table:formula="of:=[.I436]/[.I437]" office:value-type="float" office:value="0.309339681998843" calcext:value-type="float">
            <text:p>0.309339681998843</text:p>
          </table:table-cell>
          <table:table-cell table:formula="of:=([.J436]-1)*100" office:value-type="float" office:value="-69.0660318001157" calcext:value-type="float">
            <text:p>-69.0660318001157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-0.730790679630489" calcext:value-type="float">
            <text:p>-0.730790679630489</text:p>
          </table:table-cell>
          <table:table-cell table:formula="of:=[.L436]/1000" office:value-type="float" office:value="0.359" calcext:value-type="float">
            <text:p>0.35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06" calcext:value-type="date">
            <text:p>2017-03-06</text:p>
          </table:table-cell>
          <table:table-cell office:value-type="float" office:value="66.839104" calcext:value-type="float">
            <text:p>66.839104</text:p>
          </table:table-cell>
          <table:table-cell office:value-type="float" office:value="67.442101" calcext:value-type="float">
            <text:p>67.442101</text:p>
          </table:table-cell>
          <table:table-cell office:value-type="float" office:value="64.849297" calcext:value-type="float">
            <text:p>64.849297</text:p>
          </table:table-cell>
          <table:table-cell table:number-columns-repeated="2" office:value-type="float" office:value="66.175797" calcext:value-type="float">
            <text:p>66.175797</text:p>
          </table:table-cell>
          <table:table-cell office:value-type="float" office:value="22520424" calcext:value-type="float">
            <text:p>22520424</text:p>
          </table:table-cell>
          <table:table-cell/>
          <table:table-cell office:value-type="float" office:value="66.175797" calcext:value-type="float">
            <text:p>66.175797</text:p>
          </table:table-cell>
          <table:table-cell table:formula="of:=[.I437]/[.I438]" office:value-type="float" office:value="1.77445461282658" calcext:value-type="float">
            <text:p>1.77445461282658</text:p>
          </table:table-cell>
          <table:table-cell table:formula="of:=([.J437]-1)*100" office:value-type="float" office:value="77.4454612826577" calcext:value-type="float">
            <text:p>77.4454612826577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-0.723700877444888" calcext:value-type="float">
            <text:p>-0.723700877444888</text:p>
          </table:table-cell>
          <table:table-cell table:formula="of:=[.L437]/1000" office:value-type="float" office:value="0.859" calcext:value-type="float">
            <text:p>0.85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30" calcext:value-type="date">
            <text:p>2018-05-30</text:p>
          </table:table-cell>
          <table:table-cell office:value-type="float" office:value="37.384102" calcext:value-type="float">
            <text:p>37.384102</text:p>
          </table:table-cell>
          <table:table-cell office:value-type="float" office:value="37.987" calcext:value-type="float">
            <text:p>37.987</text:p>
          </table:table-cell>
          <table:table-cell office:value-type="float" office:value="36.720798" calcext:value-type="float">
            <text:p>36.720798</text:p>
          </table:table-cell>
          <table:table-cell table:number-columns-repeated="2" office:value-type="float" office:value="37.293598" calcext:value-type="float">
            <text:p>37.293598</text:p>
          </table:table-cell>
          <table:table-cell office:value-type="float" office:value="24563361" calcext:value-type="float">
            <text:p>24563361</text:p>
          </table:table-cell>
          <table:table-cell/>
          <table:table-cell office:value-type="float" office:value="37.293598" calcext:value-type="float">
            <text:p>37.293598</text:p>
          </table:table-cell>
          <table:table-cell table:formula="of:=[.I438]/[.I439]" office:value-type="float" office:value="1.44847512888884" calcext:value-type="float">
            <text:p>1.44847512888884</text:p>
          </table:table-cell>
          <table:table-cell table:formula="of:=([.J438]-1)*100" office:value-type="float" office:value="44.8475128888838" calcext:value-type="float">
            <text:p>44.8475128888838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-0.722483714161681" calcext:value-type="float">
            <text:p>-0.722483714161681</text:p>
          </table:table-cell>
          <table:table-cell table:formula="of:=[.L438]/1000" office:value-type="float" office:value="0.553" calcext:value-type="float">
            <text:p>0.55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19" calcext:value-type="date">
            <text:p>2018-11-19</text:p>
          </table:table-cell>
          <table:table-cell office:value-type="float" office:value="25.475401" calcext:value-type="float">
            <text:p>25.475401</text:p>
          </table:table-cell>
          <table:table-cell office:value-type="float" office:value="26.5306" calcext:value-type="float">
            <text:p>26.5306</text:p>
          </table:table-cell>
          <table:table-cell office:value-type="float" office:value="24.0585" calcext:value-type="float">
            <text:p>24.0585</text:p>
          </table:table-cell>
          <table:table-cell table:number-columns-repeated="2" office:value-type="float" office:value="25.746799" calcext:value-type="float">
            <text:p>25.746799</text:p>
          </table:table-cell>
          <table:table-cell office:value-type="float" office:value="103778345" calcext:value-type="float">
            <text:p>103778345</text:p>
          </table:table-cell>
          <table:table-cell/>
          <table:table-cell office:value-type="float" office:value="25.746799" calcext:value-type="float">
            <text:p>25.746799</text:p>
          </table:table-cell>
          <table:table-cell table:formula="of:=[.I439]/[.I440]" office:value-type="float" office:value="0.455224235268765" calcext:value-type="float">
            <text:p>0.455224235268765</text:p>
          </table:table-cell>
          <table:table-cell table:formula="of:=([.J439]-1)*100" office:value-type="float" office:value="-54.4775764731235" calcext:value-type="float">
            <text:p>-54.4775764731235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-0.697713256478605" calcext:value-type="float">
            <text:p>-0.697713256478605</text:p>
          </table:table-cell>
          <table:table-cell table:formula="of:=[.L439]/1000" office:value-type="float" office:value="0.437" calcext:value-type="float">
            <text:p>0.43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30" calcext:value-type="date">
            <text:p>2016-08-30</text:p>
          </table:table-cell>
          <table:table-cell office:value-type="float" office:value="57.2519" calcext:value-type="float">
            <text:p>57.2519</text:p>
          </table:table-cell>
          <table:table-cell office:value-type="float" office:value="57.402599" calcext:value-type="float">
            <text:p>57.402599</text:p>
          </table:table-cell>
          <table:table-cell office:value-type="float" office:value="56.257" calcext:value-type="float">
            <text:p>56.257</text:p>
          </table:table-cell>
          <table:table-cell office:value-type="float" office:value="56.558498" calcext:value-type="float">
            <text:p>56.558498</text:p>
          </table:table-cell>
          <table:table-cell office:value-type="float" office:value="55.892071" calcext:value-type="float">
            <text:p>55.892071</text:p>
          </table:table-cell>
          <table:table-cell office:value-type="float" office:value="8401677" calcext:value-type="float">
            <text:p>8401677</text:p>
          </table:table-cell>
          <table:table-cell/>
          <table:table-cell office:value-type="float" office:value="56.558498" calcext:value-type="float">
            <text:p>56.558498</text:p>
          </table:table-cell>
          <table:table-cell table:formula="of:=[.I440]/[.I441]" office:value-type="float" office:value="1.07816105065696" calcext:value-type="float">
            <text:p>1.07816105065696</text:p>
          </table:table-cell>
          <table:table-cell table:formula="of:=([.J440]-1)*100" office:value-type="float" office:value="7.81610506569579" calcext:value-type="float">
            <text:p>7.81610506569579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-0.688147920152482" calcext:value-type="float">
            <text:p>-0.688147920152482</text:p>
          </table:table-cell>
          <table:table-cell table:formula="of:=[.L440]/1000" office:value-type="float" office:value="0.985" calcext:value-type="float">
            <text:p>0.98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09" calcext:value-type="date">
            <text:p>2017-05-09</text:p>
          </table:table-cell>
          <table:table-cell office:value-type="float" office:value="52.850201" calcext:value-type="float">
            <text:p>52.850201</text:p>
          </table:table-cell>
          <table:table-cell office:value-type="float" office:value="53.5135" calcext:value-type="float">
            <text:p>53.5135</text:p>
          </table:table-cell>
          <table:table-cell office:value-type="float" office:value="51.614101" calcext:value-type="float">
            <text:p>51.614101</text:p>
          </table:table-cell>
          <table:table-cell table:number-columns-repeated="2" office:value-type="float" office:value="52.458302" calcext:value-type="float">
            <text:p>52.458302</text:p>
          </table:table-cell>
          <table:table-cell office:value-type="float" office:value="14248105" calcext:value-type="float">
            <text:p>14248105</text:p>
          </table:table-cell>
          <table:table-cell/>
          <table:table-cell office:value-type="float" office:value="52.458302" calcext:value-type="float">
            <text:p>52.458302</text:p>
          </table:table-cell>
          <table:table-cell table:formula="of:=[.I441]/[.I442]" office:value-type="float" office:value="0.997706361253399" calcext:value-type="float">
            <text:p>0.997706361253399</text:p>
          </table:table-cell>
          <table:table-cell table:formula="of:=([.J441]-1)*100" office:value-type="float" office:value="-0.229363874660049" calcext:value-type="float">
            <text:p>-0.229363874660049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-0.684960851739402" calcext:value-type="float">
            <text:p>-0.684960851739402</text:p>
          </table:table-cell>
          <table:table-cell table:formula="of:=[.L441]/1000" office:value-type="float" office:value="0.817" calcext:value-type="float">
            <text:p>0.81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17" calcext:value-type="date">
            <text:p>2017-05-17</text:p>
          </table:table-cell>
          <table:table-cell table:number-columns-repeated="2" office:value-type="float" office:value="53.000999" calcext:value-type="float">
            <text:p>53.000999</text:p>
          </table:table-cell>
          <table:table-cell office:value-type="float" office:value="51.975899" calcext:value-type="float">
            <text:p>51.975899</text:p>
          </table:table-cell>
          <table:table-cell table:number-columns-repeated="2" office:value-type="float" office:value="52.578899" calcext:value-type="float">
            <text:p>52.578899</text:p>
          </table:table-cell>
          <table:table-cell office:value-type="float" office:value="19195382" calcext:value-type="float">
            <text:p>19195382</text:p>
          </table:table-cell>
          <table:table-cell/>
          <table:table-cell office:value-type="float" office:value="52.578899" calcext:value-type="float">
            <text:p>52.578899</text:p>
          </table:table-cell>
          <table:table-cell table:formula="of:=[.I442]/[.I443]" office:value-type="float" office:value="1.19862530892661" calcext:value-type="float">
            <text:p>1.19862530892661</text:p>
          </table:table-cell>
          <table:table-cell table:formula="of:=([.J442]-1)*100" office:value-type="float" office:value="19.8625308926611" calcext:value-type="float">
            <text:p>19.8625308926611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-0.683409915558164" calcext:value-type="float">
            <text:p>-0.683409915558164</text:p>
          </table:table-cell>
          <table:table-cell table:formula="of:=[.L442]/1000" office:value-type="float" office:value="0.811" calcext:value-type="float">
            <text:p>0.81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21" calcext:value-type="date">
            <text:p>2016-12-21</text:p>
          </table:table-cell>
          <table:table-cell office:value-type="float" office:value="44.4991" calcext:value-type="float">
            <text:p>44.4991</text:p>
          </table:table-cell>
          <table:table-cell office:value-type="float" office:value="45.0116" calcext:value-type="float">
            <text:p>45.0116</text:p>
          </table:table-cell>
          <table:table-cell office:value-type="float" office:value="43.413799" calcext:value-type="float">
            <text:p>43.413799</text:p>
          </table:table-cell>
          <table:table-cell table:number-columns-repeated="2" office:value-type="float" office:value="43.866001" calcext:value-type="float">
            <text:p>43.866001</text:p>
          </table:table-cell>
          <table:table-cell office:value-type="float" office:value="8829971" calcext:value-type="float">
            <text:p>8829971</text:p>
          </table:table-cell>
          <table:table-cell/>
          <table:table-cell office:value-type="float" office:value="43.866001" calcext:value-type="float">
            <text:p>43.866001</text:p>
          </table:table-cell>
          <table:table-cell table:formula="of:=[.I443]/[.I444]" office:value-type="float" office:value="1.37914771213686" calcext:value-type="float">
            <text:p>1.37914771213686</text:p>
          </table:table-cell>
          <table:table-cell table:formula="of:=([.J443]-1)*100" office:value-type="float" office:value="37.9147712136861" calcext:value-type="float">
            <text:p>37.9147712136861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-0.682626365540273" calcext:value-type="float">
            <text:p>-0.682626365540273</text:p>
          </table:table-cell>
          <table:table-cell table:formula="of:=[.L443]/1000" office:value-type="float" office:value="0.91" calcext:value-type="float">
            <text:p>0.9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16" calcext:value-type="date">
            <text:p>2018-05-16</text:p>
          </table:table-cell>
          <table:table-cell office:value-type="float" office:value="31.957399" calcext:value-type="float">
            <text:p>31.957399</text:p>
          </table:table-cell>
          <table:table-cell office:value-type="float" office:value="32.3493" calcext:value-type="float">
            <text:p>32.3493</text:p>
          </table:table-cell>
          <table:table-cell office:value-type="float" office:value="31.475" calcext:value-type="float">
            <text:p>31.475</text:p>
          </table:table-cell>
          <table:table-cell table:number-columns-repeated="2" office:value-type="float" office:value="31.806601" calcext:value-type="float">
            <text:p>31.806601</text:p>
          </table:table-cell>
          <table:table-cell office:value-type="float" office:value="22120784" calcext:value-type="float">
            <text:p>22120784</text:p>
          </table:table-cell>
          <table:table-cell/>
          <table:table-cell office:value-type="float" office:value="31.806601" calcext:value-type="float">
            <text:p>31.806601</text:p>
          </table:table-cell>
          <table:table-cell table:formula="of:=[.I444]/[.I445]" office:value-type="float" office:value="1.16061729836635" calcext:value-type="float">
            <text:p>1.16061729836635</text:p>
          </table:table-cell>
          <table:table-cell table:formula="of:=([.J444]-1)*100" office:value-type="float" office:value="16.0617298366351" calcext:value-type="float">
            <text:p>16.0617298366351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-0.659319688797122" calcext:value-type="float">
            <text:p>-0.659319688797122</text:p>
          </table:table-cell>
          <table:table-cell table:formula="of:=[.L444]/1000" office:value-type="float" office:value="0.563" calcext:value-type="float">
            <text:p>0.56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21" calcext:value-type="date">
            <text:p>2018-09-21</text:p>
          </table:table-cell>
          <table:table-cell office:value-type="float" office:value="27.7064" calcext:value-type="float">
            <text:p>27.7064</text:p>
          </table:table-cell>
          <table:table-cell office:value-type="float" office:value="27.8873" calcext:value-type="float">
            <text:p>27.8873</text:p>
          </table:table-cell>
          <table:table-cell office:value-type="float" office:value="24.8423" calcext:value-type="float">
            <text:p>24.8423</text:p>
          </table:table-cell>
          <table:table-cell table:number-columns-repeated="2" office:value-type="float" office:value="27.4049" calcext:value-type="float">
            <text:p>27.4049</text:p>
          </table:table-cell>
          <table:table-cell office:value-type="float" office:value="86893900" calcext:value-type="float">
            <text:p>86893900</text:p>
          </table:table-cell>
          <table:table-cell/>
          <table:table-cell office:value-type="float" office:value="27.4049" calcext:value-type="float">
            <text:p>27.4049</text:p>
          </table:table-cell>
          <table:table-cell table:formula="of:=[.I445]/[.I446]" office:value-type="float" office:value="0.499175787731138" calcext:value-type="float">
            <text:p>0.499175787731138</text:p>
          </table:table-cell>
          <table:table-cell table:formula="of:=([.J445]-1)*100" office:value-type="float" office:value="-50.0824212268862" calcext:value-type="float">
            <text:p>-50.0824212268862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-0.655772172639535" calcext:value-type="float">
            <text:p>-0.655772172639535</text:p>
          </table:table-cell>
          <table:table-cell table:formula="of:=[.L445]/1000" office:value-type="float" office:value="0.475" calcext:value-type="float">
            <text:p>0.47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09" calcext:value-type="date">
            <text:p>2017-08-09</text:p>
          </table:table-cell>
          <table:table-cell office:value-type="float" office:value="55.2621" calcext:value-type="float">
            <text:p>55.2621</text:p>
          </table:table-cell>
          <table:table-cell office:value-type="float" office:value="55.895199" calcext:value-type="float">
            <text:p>55.895199</text:p>
          </table:table-cell>
          <table:table-cell office:value-type="float" office:value="54.629002" calcext:value-type="float">
            <text:p>54.629002</text:p>
          </table:table-cell>
          <table:table-cell table:number-columns-repeated="2" office:value-type="float" office:value="54.900299" calcext:value-type="float">
            <text:p>54.900299</text:p>
          </table:table-cell>
          <table:table-cell office:value-type="float" office:value="8525439" calcext:value-type="float">
            <text:p>8525439</text:p>
          </table:table-cell>
          <table:table-cell/>
          <table:table-cell office:value-type="float" office:value="54.900299" calcext:value-type="float">
            <text:p>54.900299</text:p>
          </table:table-cell>
          <table:table-cell table:formula="of:=[.I446]/[.I447]" office:value-type="float" office:value="1.18941749602809" calcext:value-type="float">
            <text:p>1.18941749602809</text:p>
          </table:table-cell>
          <table:table-cell table:formula="of:=([.J446]-1)*100" office:value-type="float" office:value="18.9417496028093" calcext:value-type="float">
            <text:p>18.941749602809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-0.654700056639179" calcext:value-type="float">
            <text:p>-0.654700056639179</text:p>
          </table:table-cell>
          <table:table-cell table:formula="of:=[.L446]/1000" office:value-type="float" office:value="0.752" calcext:value-type="float">
            <text:p>0.75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15" calcext:value-type="date">
            <text:p>2017-06-15</text:p>
          </table:table-cell>
          <table:table-cell office:value-type="float" office:value="46.609501" calcext:value-type="float">
            <text:p>46.609501</text:p>
          </table:table-cell>
          <table:table-cell office:value-type="float" office:value="46.880798" calcext:value-type="float">
            <text:p>46.880798</text:p>
          </table:table-cell>
          <table:table-cell office:value-type="float" office:value="46.0065" calcext:value-type="float">
            <text:p>46.0065</text:p>
          </table:table-cell>
          <table:table-cell table:number-columns-repeated="2" office:value-type="float" office:value="46.157299" calcext:value-type="float">
            <text:p>46.157299</text:p>
          </table:table-cell>
          <table:table-cell office:value-type="float" office:value="8815928" calcext:value-type="float">
            <text:p>8815928</text:p>
          </table:table-cell>
          <table:table-cell/>
          <table:table-cell office:value-type="float" office:value="46.157299" calcext:value-type="float">
            <text:p>46.157299</text:p>
          </table:table-cell>
          <table:table-cell table:formula="of:=[.I447]/[.I448]" office:value-type="float" office:value="0.899002372289786" calcext:value-type="float">
            <text:p>0.899002372289786</text:p>
          </table:table-cell>
          <table:table-cell table:formula="of:=([.J447]-1)*100" office:value-type="float" office:value="-10.0997627710214" calcext:value-type="float">
            <text:p>-10.0997627710214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float" office:value="-0.648966382063965" calcext:value-type="float">
            <text:p>-0.648966382063965</text:p>
          </table:table-cell>
          <table:table-cell table:formula="of:=[.L447]/1000" office:value-type="float" office:value="0.79" calcext:value-type="float">
            <text:p>0.7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27" calcext:value-type="date">
            <text:p>2017-04-27</text:p>
          </table:table-cell>
          <table:table-cell office:value-type="float" office:value="51.794998" calcext:value-type="float">
            <text:p>51.794998</text:p>
          </table:table-cell>
          <table:table-cell office:value-type="float" office:value="52.247299" calcext:value-type="float">
            <text:p>52.247299</text:p>
          </table:table-cell>
          <table:table-cell office:value-type="float" office:value="51.131802" calcext:value-type="float">
            <text:p>51.131802</text:p>
          </table:table-cell>
          <table:table-cell table:number-columns-repeated="2" office:value-type="float" office:value="51.3428" calcext:value-type="float">
            <text:p>51.3428</text:p>
          </table:table-cell>
          <table:table-cell office:value-type="float" office:value="16743447" calcext:value-type="float">
            <text:p>16743447</text:p>
          </table:table-cell>
          <table:table-cell/>
          <table:table-cell office:value-type="float" office:value="51.3428" calcext:value-type="float">
            <text:p>51.3428</text:p>
          </table:table-cell>
          <table:table-cell table:formula="of:=[.I448]/[.I449]" office:value-type="float" office:value="0.840987667311629" calcext:value-type="float">
            <text:p>0.840987667311629</text:p>
          </table:table-cell>
          <table:table-cell table:formula="of:=([.J448]-1)*100" office:value-type="float" office:value="-15.9012332688371" calcext:value-type="float">
            <text:p>-15.9012332688371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-0.641710402055951" calcext:value-type="float">
            <text:p>-0.641710402055951</text:p>
          </table:table-cell>
          <table:table-cell table:formula="of:=[.L448]/1000" office:value-type="float" office:value="0.824" calcext:value-type="float">
            <text:p>0.82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27" calcext:value-type="date">
            <text:p>2017-12-27</text:p>
          </table:table-cell>
          <table:table-cell office:value-type="float" office:value="61.201401" calcext:value-type="float">
            <text:p>61.201401</text:p>
          </table:table-cell>
          <table:table-cell office:value-type="float" office:value="63.2514" calcext:value-type="float">
            <text:p>63.2514</text:p>
          </table:table-cell>
          <table:table-cell office:value-type="float" office:value="60.357201" calcext:value-type="float">
            <text:p>60.357201</text:p>
          </table:table-cell>
          <table:table-cell table:number-columns-repeated="2" office:value-type="float" office:value="61.050598" calcext:value-type="float">
            <text:p>61.050598</text:p>
          </table:table-cell>
          <table:table-cell office:value-type="float" office:value="18923308" calcext:value-type="float">
            <text:p>18923308</text:p>
          </table:table-cell>
          <table:table-cell/>
          <table:table-cell office:value-type="float" office:value="61.050598" calcext:value-type="float">
            <text:p>61.050598</text:p>
          </table:table-cell>
          <table:table-cell table:formula="of:=[.I449]/[.I450]" office:value-type="float" office:value="1.17527493704448" calcext:value-type="float">
            <text:p>1.17527493704448</text:p>
          </table:table-cell>
          <table:table-cell table:formula="of:=([.J449]-1)*100" office:value-type="float" office:value="17.5274937044478" calcext:value-type="float">
            <text:p>17.5274937044478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-0.637836991694074" calcext:value-type="float">
            <text:p>-0.637836991694074</text:p>
          </table:table-cell>
          <table:table-cell table:formula="of:=[.L449]/1000" office:value-type="float" office:value="0.657" calcext:value-type="float">
            <text:p>0.65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13" calcext:value-type="date">
            <text:p>2017-04-13</text:p>
          </table:table-cell>
          <table:table-cell office:value-type="float" office:value="52.458302" calcext:value-type="float">
            <text:p>52.458302</text:p>
          </table:table-cell>
          <table:table-cell office:value-type="float" office:value="52.850201" calcext:value-type="float">
            <text:p>52.850201</text:p>
          </table:table-cell>
          <table:table-cell office:value-type="float" office:value="51.7649" calcext:value-type="float">
            <text:p>51.7649</text:p>
          </table:table-cell>
          <table:table-cell table:number-columns-repeated="2" office:value-type="float" office:value="51.945801" calcext:value-type="float">
            <text:p>51.945801</text:p>
          </table:table-cell>
          <table:table-cell office:value-type="float" office:value="8598591" calcext:value-type="float">
            <text:p>8598591</text:p>
          </table:table-cell>
          <table:table-cell/>
          <table:table-cell office:value-type="float" office:value="51.945801" calcext:value-type="float">
            <text:p>51.945801</text:p>
          </table:table-cell>
          <table:table-cell table:formula="of:=[.I450]/[.I451]" office:value-type="float" office:value="1.0911974504206" calcext:value-type="float">
            <text:p>1.0911974504206</text:p>
          </table:table-cell>
          <table:table-cell table:formula="of:=([.J450]-1)*100" office:value-type="float" office:value="9.1197450420603" calcext:value-type="float">
            <text:p>9.1197450420603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-0.634308503592207" calcext:value-type="float">
            <text:p>-0.634308503592207</text:p>
          </table:table-cell>
          <table:table-cell table:formula="of:=[.L450]/1000" office:value-type="float" office:value="0.833" calcext:value-type="float">
            <text:p>0.83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09" calcext:value-type="date">
            <text:p>2017-06-09</text:p>
          </table:table-cell>
          <table:table-cell office:value-type="float" office:value="47.634602" calcext:value-type="float">
            <text:p>47.634602</text:p>
          </table:table-cell>
          <table:table-cell office:value-type="float" office:value="47.905899" calcext:value-type="float">
            <text:p>47.905899</text:p>
          </table:table-cell>
          <table:table-cell office:value-type="float" office:value="47.212502" calcext:value-type="float">
            <text:p>47.212502</text:p>
          </table:table-cell>
          <table:table-cell table:number-columns-repeated="2" office:value-type="float" office:value="47.604401" calcext:value-type="float">
            <text:p>47.604401</text:p>
          </table:table-cell>
          <table:table-cell office:value-type="float" office:value="5992808" calcext:value-type="float">
            <text:p>5992808</text:p>
          </table:table-cell>
          <table:table-cell/>
          <table:table-cell office:value-type="float" office:value="47.604401" calcext:value-type="float">
            <text:p>47.604401</text:p>
          </table:table-cell>
          <table:table-cell table:formula="of:=[.I451]/[.I452]" office:value-type="float" office:value="0.996214317034437" calcext:value-type="float">
            <text:p>0.996214317034437</text:p>
          </table:table-cell>
          <table:table-cell table:formula="of:=([.J451]-1)*100" office:value-type="float" office:value="-0.378568296556281" calcext:value-type="float">
            <text:p>-0.378568296556281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-0.62935464377778" calcext:value-type="float">
            <text:p>-0.62935464377778</text:p>
          </table:table-cell>
          <table:table-cell table:formula="of:=[.L451]/1000" office:value-type="float" office:value="0.794" calcext:value-type="float">
            <text:p>0.79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29" calcext:value-type="date">
            <text:p>2017-05-29</text:p>
          </table:table-cell>
          <table:table-cell office:value-type="float" office:value="48.8405" calcext:value-type="float">
            <text:p>48.8405</text:p>
          </table:table-cell>
          <table:table-cell office:value-type="float" office:value="49.0214" calcext:value-type="float">
            <text:p>49.0214</text:p>
          </table:table-cell>
          <table:table-cell office:value-type="float" office:value="46.880798" calcext:value-type="float">
            <text:p>46.880798</text:p>
          </table:table-cell>
          <table:table-cell table:number-columns-repeated="2" office:value-type="float" office:value="47.785301" calcext:value-type="float">
            <text:p>47.785301</text:p>
          </table:table-cell>
          <table:table-cell office:value-type="float" office:value="9266205" calcext:value-type="float">
            <text:p>9266205</text:p>
          </table:table-cell>
          <table:table-cell/>
          <table:table-cell office:value-type="float" office:value="47.785301" calcext:value-type="float">
            <text:p>47.785301</text:p>
          </table:table-cell>
          <table:table-cell table:formula="of:=[.I452]/[.I453]" office:value-type="float" office:value="0.996856225032205" calcext:value-type="float">
            <text:p>0.996856225032205</text:p>
          </table:table-cell>
          <table:table-cell table:formula="of:=([.J452]-1)*100" office:value-type="float" office:value="-0.314377496779505" calcext:value-type="float">
            <text:p>-0.314377496779505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-0.626989111356957" calcext:value-type="float">
            <text:p>-0.626989111356957</text:p>
          </table:table-cell>
          <table:table-cell table:formula="of:=[.L452]/1000" office:value-type="float" office:value="0.803" calcext:value-type="float">
            <text:p>0.80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01" calcext:value-type="date">
            <text:p>2017-06-01</text:p>
          </table:table-cell>
          <table:table-cell office:value-type="float" office:value="47.785301" calcext:value-type="float">
            <text:p>47.785301</text:p>
          </table:table-cell>
          <table:table-cell office:value-type="float" office:value="48.689701" calcext:value-type="float">
            <text:p>48.689701</text:p>
          </table:table-cell>
          <table:table-cell office:value-type="float" office:value="47.483799" calcext:value-type="float">
            <text:p>47.483799</text:p>
          </table:table-cell>
          <table:table-cell table:number-columns-repeated="2" office:value-type="float" office:value="47.936001" calcext:value-type="float">
            <text:p>47.936001</text:p>
          </table:table-cell>
          <table:table-cell office:value-type="float" office:value="8759133" calcext:value-type="float">
            <text:p>8759133</text:p>
          </table:table-cell>
          <table:table-cell/>
          <table:table-cell office:value-type="float" office:value="47.936001" calcext:value-type="float">
            <text:p>47.936001</text:p>
          </table:table-cell>
          <table:table-cell table:formula="of:=[.I453]/[.I454]" office:value-type="float" office:value="1.24705704195818" calcext:value-type="float">
            <text:p>1.24705704195818</text:p>
          </table:table-cell>
          <table:table-cell table:formula="of:=([.J453]-1)*100" office:value-type="float" office:value="24.7057041958177" calcext:value-type="float">
            <text:p>24.7057041958177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-0.625028258616811" calcext:value-type="float">
            <text:p>-0.625028258616811</text:p>
          </table:table-cell>
          <table:table-cell table:formula="of:=[.L453]/1000" office:value-type="float" office:value="0.8" calcext:value-type="float">
            <text:p>0.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11" calcext:value-type="date">
            <text:p>2018-06-11</text:p>
          </table:table-cell>
          <table:table-cell office:value-type="float" office:value="39.0121" calcext:value-type="float">
            <text:p>39.0121</text:p>
          </table:table-cell>
          <table:table-cell office:value-type="float" office:value="39.403999" calcext:value-type="float">
            <text:p>39.403999</text:p>
          </table:table-cell>
          <table:table-cell office:value-type="float" office:value="38.047298" calcext:value-type="float">
            <text:p>38.047298</text:p>
          </table:table-cell>
          <table:table-cell table:number-columns-repeated="2" office:value-type="float" office:value="38.439301" calcext:value-type="float">
            <text:p>38.439301</text:p>
          </table:table-cell>
          <table:table-cell office:value-type="float" office:value="20214212" calcext:value-type="float">
            <text:p>20214212</text:p>
          </table:table-cell>
          <table:table-cell/>
          <table:table-cell office:value-type="float" office:value="38.439301" calcext:value-type="float">
            <text:p>38.439301</text:p>
          </table:table-cell>
          <table:table-cell table:formula="of:=[.I454]/[.I455]" office:value-type="float" office:value="0.794392433939922" calcext:value-type="float">
            <text:p>0.794392433939922</text:p>
          </table:table-cell>
          <table:table-cell table:formula="of:=([.J454]-1)*100" office:value-type="float" office:value="-20.5607566060078" calcext:value-type="float">
            <text:p>-20.5607566060078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-0.6235674306175" calcext:value-type="float">
            <text:p>-0.6235674306175</text:p>
          </table:table-cell>
          <table:table-cell table:formula="of:=[.L454]/1000" office:value-type="float" office:value="0.545" calcext:value-type="float">
            <text:p>0.54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22" calcext:value-type="date">
            <text:p>2017-06-22</text:p>
          </table:table-cell>
          <table:table-cell office:value-type="float" office:value="48.810299" calcext:value-type="float">
            <text:p>48.810299</text:p>
          </table:table-cell>
          <table:table-cell office:value-type="float" office:value="49.202301" calcext:value-type="float">
            <text:p>49.202301</text:p>
          </table:table-cell>
          <table:table-cell office:value-type="float" office:value="48.026501" calcext:value-type="float">
            <text:p>48.026501</text:p>
          </table:table-cell>
          <table:table-cell table:number-columns-repeated="2" office:value-type="float" office:value="48.388302" calcext:value-type="float">
            <text:p>48.388302</text:p>
          </table:table-cell>
          <table:table-cell office:value-type="float" office:value="8622199" calcext:value-type="float">
            <text:p>8622199</text:p>
          </table:table-cell>
          <table:table-cell/>
          <table:table-cell office:value-type="float" office:value="48.388302" calcext:value-type="float">
            <text:p>48.388302</text:p>
          </table:table-cell>
          <table:table-cell table:formula="of:=[.I455]/[.I456]" office:value-type="float" office:value="2.97774166153846" calcext:value-type="float">
            <text:p>2.97774166153846</text:p>
          </table:table-cell>
          <table:table-cell table:formula="of:=([.J455]-1)*100" office:value-type="float" office:value="197.774166153846" calcext:value-type="float">
            <text:p>197.774166153846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float" office:value="-0.619020026432282" calcext:value-type="float">
            <text:p>-0.619020026432282</text:p>
          </table:table-cell>
          <table:table-cell table:formula="of:=[.L455]/1000" office:value-type="float" office:value="0.785" calcext:value-type="float">
            <text:p>0.78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11" calcext:value-type="date">
            <text:p>2019-04-11</text:p>
          </table:table-cell>
          <table:table-cell office:value-type="float" office:value="16.4" calcext:value-type="float">
            <text:p>16.4</text:p>
          </table:table-cell>
          <table:table-cell office:value-type="float" office:value="16.450001" calcext:value-type="float">
            <text:p>16.45000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6.25" calcext:value-type="float">
            <text:p>16.25</text:p>
          </table:table-cell>
          <table:table-cell office:value-type="float" office:value="47799330" calcext:value-type="float">
            <text:p>47799330</text:p>
          </table:table-cell>
          <table:table-cell/>
          <table:table-cell office:value-type="float" office:value="16.25" calcext:value-type="float">
            <text:p>16.25</text:p>
          </table:table-cell>
          <table:table-cell table:formula="of:=[.I456]/[.I457]" office:value-type="float" office:value="0.254125031798861" calcext:value-type="float">
            <text:p>0.254125031798861</text:p>
          </table:table-cell>
          <table:table-cell table:formula="of:=([.J456]-1)*100" office:value-type="float" office:value="-74.5874968201139" calcext:value-type="float">
            <text:p>-74.5874968201139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0.611620795107037" calcext:value-type="float">
            <text:p>-0.611620795107037</text:p>
          </table:table-cell>
          <table:table-cell table:formula="of:=[.L456]/1000" office:value-type="float" office:value="0.34" calcext:value-type="float">
            <text:p>0.3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03" calcext:value-type="date">
            <text:p>2017-11-03</text:p>
          </table:table-cell>
          <table:table-cell office:value-type="float" office:value="64.5177" calcext:value-type="float">
            <text:p>64.5177</text:p>
          </table:table-cell>
          <table:table-cell office:value-type="float" office:value="66.808998" calcext:value-type="float">
            <text:p>66.808998</text:p>
          </table:table-cell>
          <table:table-cell office:value-type="float" office:value="63.221298" calcext:value-type="float">
            <text:p>63.221298</text:p>
          </table:table-cell>
          <table:table-cell table:number-columns-repeated="2" office:value-type="float" office:value="63.944901" calcext:value-type="float">
            <text:p>63.944901</text:p>
          </table:table-cell>
          <table:table-cell office:value-type="float" office:value="53788980" calcext:value-type="float">
            <text:p>53788980</text:p>
          </table:table-cell>
          <table:table-cell/>
          <table:table-cell office:value-type="float" office:value="63.944901" calcext:value-type="float">
            <text:p>63.944901</text:p>
          </table:table-cell>
          <table:table-cell table:formula="of:=[.I457]/[.I458]" office:value-type="float" office:value="1.43796573172476" calcext:value-type="float">
            <text:p>1.43796573172476</text:p>
          </table:table-cell>
          <table:table-cell table:formula="of:=([.J457]-1)*100" office:value-type="float" office:value="43.7965731724764" calcext:value-type="float">
            <text:p>43.7965731724764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-0.609136606110339" calcext:value-type="float">
            <text:p>-0.609136606110339</text:p>
          </table:table-cell>
          <table:table-cell table:formula="of:=[.L457]/1000" office:value-type="float" office:value="0.694" calcext:value-type="float">
            <text:p>0.69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05" calcext:value-type="date">
            <text:p>2017-10-05</text:p>
          </table:table-cell>
          <table:table-cell office:value-type="float" office:value="44.740299" calcext:value-type="float">
            <text:p>44.740299</text:p>
          </table:table-cell>
          <table:table-cell office:value-type="float" office:value="45.0116" calcext:value-type="float">
            <text:p>45.0116</text:p>
          </table:table-cell>
          <table:table-cell office:value-type="float" office:value="44.288101" calcext:value-type="float">
            <text:p>44.288101</text:p>
          </table:table-cell>
          <table:table-cell table:number-columns-repeated="2" office:value-type="float" office:value="44.469002" calcext:value-type="float">
            <text:p>44.469002</text:p>
          </table:table-cell>
          <table:table-cell office:value-type="float" office:value="11285906" calcext:value-type="float">
            <text:p>11285906</text:p>
          </table:table-cell>
          <table:table-cell/>
          <table:table-cell office:value-type="float" office:value="44.469002" calcext:value-type="float">
            <text:p>44.469002</text:p>
          </table:table-cell>
          <table:table-cell table:formula="of:=[.I458]/[.I459]" office:value-type="float" office:value="5.39018206060606" calcext:value-type="float">
            <text:p>5.39018206060606</text:p>
          </table:table-cell>
          <table:table-cell table:formula="of:=([.J458]-1)*100" office:value-type="float" office:value="439.018206060606" calcext:value-type="float">
            <text:p>439.018206060606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-0.606381732048766" calcext:value-type="float">
            <text:p>-0.606381732048766</text:p>
          </table:table-cell>
          <table:table-cell table:formula="of:=[.L458]/1000" office:value-type="float" office:value="0.714" calcext:value-type="float">
            <text:p>0.71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float" office:value="8.3" calcext:value-type="float">
            <text:p>8.3</text:p>
          </table:table-cell>
          <table:table-cell office:value-type="float" office:value="8.5" calcext:value-type="float">
            <text:p>8.5</text:p>
          </table:table-cell>
          <table:table-cell office:value-type="float" office:value="8.15" calcext:value-type="float">
            <text:p>8.15</text:p>
          </table:table-cell>
          <table:table-cell table:number-columns-repeated="2" office:value-type="float" office:value="8.25" calcext:value-type="float">
            <text:p>8.25</text:p>
          </table:table-cell>
          <table:table-cell office:value-type="float" office:value="177568336" calcext:value-type="float">
            <text:p>177568336</text:p>
          </table:table-cell>
          <table:table-cell/>
          <table:table-cell office:value-type="float" office:value="8.25" calcext:value-type="float">
            <text:p>8.25</text:p>
          </table:table-cell>
          <table:table-cell table:formula="of:=[.I459]/[.I460]" office:value-type="float" office:value="0.165745520034203" calcext:value-type="float">
            <text:p>0.165745520034203</text:p>
          </table:table-cell>
          <table:table-cell table:formula="of:=([.J459]-1)*100" office:value-type="float" office:value="-83.4254479965797" calcext:value-type="float">
            <text:p>-83.425447996579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-0.602409638554224" calcext:value-type="float">
            <text:p>-0.602409638554224</text:p>
          </table:table-cell>
          <table:table-cell table:formula="of:=[.L459]/1000" office:value-type="float" office:value="0.017" calcext:value-type="float">
            <text:p>0.01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05" calcext:value-type="date">
            <text:p>2018-03-05</text:p>
          </table:table-cell>
          <table:table-cell table:number-columns-repeated="2" office:value-type="float" office:value="50.287601" calcext:value-type="float">
            <text:p>50.287601</text:p>
          </table:table-cell>
          <table:table-cell office:value-type="float" office:value="49.1721" calcext:value-type="float">
            <text:p>49.1721</text:p>
          </table:table-cell>
          <table:table-cell table:number-columns-repeated="2" office:value-type="float" office:value="49.775101" calcext:value-type="float">
            <text:p>49.775101</text:p>
          </table:table-cell>
          <table:table-cell office:value-type="float" office:value="15073917" calcext:value-type="float">
            <text:p>15073917</text:p>
          </table:table-cell>
          <table:table-cell/>
          <table:table-cell office:value-type="float" office:value="49.775101" calcext:value-type="float">
            <text:p>49.775101</text:p>
          </table:table-cell>
          <table:table-cell table:formula="of:=[.I460]/[.I461]" office:value-type="float" office:value="0.890507626603136" calcext:value-type="float">
            <text:p>0.890507626603136</text:p>
          </table:table-cell>
          <table:table-cell table:formula="of:=([.J460]-1)*100" office:value-type="float" office:value="-10.9492373396864" calcext:value-type="float">
            <text:p>-10.949237339686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-0.602073635232303" calcext:value-type="float">
            <text:p>-0.602073635232303</text:p>
          </table:table-cell>
          <table:table-cell table:formula="of:=[.L460]/1000" office:value-type="float" office:value="0.612" calcext:value-type="float">
            <text:p>0.61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04" calcext:value-type="date">
            <text:p>2017-08-04</text:p>
          </table:table-cell>
          <table:table-cell office:value-type="float" office:value="56.076099" calcext:value-type="float">
            <text:p>56.076099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4.538502" calcext:value-type="float">
            <text:p>54.538502</text:p>
          </table:table-cell>
          <table:table-cell table:number-columns-repeated="2" office:value-type="float" office:value="55.895199" calcext:value-type="float">
            <text:p>55.895199</text:p>
          </table:table-cell>
          <table:table-cell office:value-type="float" office:value="15380907" calcext:value-type="float">
            <text:p>15380907</text:p>
          </table:table-cell>
          <table:table-cell/>
          <table:table-cell office:value-type="float" office:value="55.895199" calcext:value-type="float">
            <text:p>55.895199</text:p>
          </table:table-cell>
          <table:table-cell table:formula="of:=[.I461]/[.I462]" office:value-type="float" office:value="0.99892230436964" calcext:value-type="float">
            <text:p>0.99892230436964</text:p>
          </table:table-cell>
          <table:table-cell table:formula="of:=([.J461]-1)*100" office:value-type="float" office:value="-0.107769563036009" calcext:value-type="float">
            <text:p>-0.107769563036009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-0.589929396425182" calcext:value-type="float">
            <text:p>-0.589929396425182</text:p>
          </table:table-cell>
          <table:table-cell table:formula="of:=[.L461]/1000" office:value-type="float" office:value="0.755" calcext:value-type="float">
            <text:p>0.75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13" calcext:value-type="date">
            <text:p>2017-12-13</text:p>
          </table:table-cell>
          <table:table-cell table:number-columns-repeated="2" office:value-type="float" office:value="57.282101" calcext:value-type="float">
            <text:p>57.282101</text:p>
          </table:table-cell>
          <table:table-cell office:value-type="float" office:value="55.623901" calcext:value-type="float">
            <text:p>55.623901</text:p>
          </table:table-cell>
          <table:table-cell table:number-columns-repeated="2" office:value-type="float" office:value="55.955502" calcext:value-type="float">
            <text:p>55.955502</text:p>
          </table:table-cell>
          <table:table-cell office:value-type="float" office:value="10122445" calcext:value-type="float">
            <text:p>10122445</text:p>
          </table:table-cell>
          <table:table-cell/>
          <table:table-cell office:value-type="float" office:value="55.955502" calcext:value-type="float">
            <text:p>55.955502</text:p>
          </table:table-cell>
          <table:table-cell table:formula="of:=[.I462]/[.I463]" office:value-type="float" office:value="1.81604715689017" calcext:value-type="float">
            <text:p>1.81604715689017</text:p>
          </table:table-cell>
          <table:table-cell table:formula="of:=([.J462]-1)*100" office:value-type="float" office:value="81.604715689017" calcext:value-type="float">
            <text:p>81.604715689017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-0.589297378634979" calcext:value-type="float">
            <text:p>-0.589297378634979</text:p>
          </table:table-cell>
          <table:table-cell table:formula="of:=[.L462]/1000" office:value-type="float" office:value="0.666" calcext:value-type="float">
            <text:p>0.66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28" calcext:value-type="date">
            <text:p>2018-08-28</text:p>
          </table:table-cell>
          <table:table-cell office:value-type="float" office:value="31.113199" calcext:value-type="float">
            <text:p>31.113199</text:p>
          </table:table-cell>
          <table:table-cell office:value-type="float" office:value="31.3242" calcext:value-type="float">
            <text:p>31.3242</text:p>
          </table:table-cell>
          <table:table-cell office:value-type="float" office:value="30.6007" calcext:value-type="float">
            <text:p>30.6007</text:p>
          </table:table-cell>
          <table:table-cell table:number-columns-repeated="2" office:value-type="float" office:value="30.811701" calcext:value-type="float">
            <text:p>30.811701</text:p>
          </table:table-cell>
          <table:table-cell office:value-type="float" office:value="20479977" calcext:value-type="float">
            <text:p>20479977</text:p>
          </table:table-cell>
          <table:table-cell/>
          <table:table-cell office:value-type="float" office:value="30.811701" calcext:value-type="float">
            <text:p>30.811701</text:p>
          </table:table-cell>
          <table:table-cell table:formula="of:=[.I463]/[.I464]" office:value-type="float" office:value="1.80713799455355" calcext:value-type="float">
            <text:p>1.80713799455355</text:p>
          </table:table-cell>
          <table:table-cell table:formula="of:=([.J463]-1)*100" office:value-type="float" office:value="80.7137994553548" calcext:value-type="float">
            <text:p>80.7137994553548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-0.583681284683479" calcext:value-type="float">
            <text:p>-0.583681284683479</text:p>
          </table:table-cell>
          <table:table-cell table:formula="of:=[.L463]/1000" office:value-type="float" office:value="0.491" calcext:value-type="float">
            <text:p>0.49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23" calcext:value-type="date">
            <text:p>2019-04-23</text:p>
          </table:table-cell>
          <table:table-cell office:value-type="float" office:value="17.15" calcext:value-type="float">
            <text:p>17.15</text:p>
          </table:table-cell>
          <table:table-cell office:value-type="float" office:value="17.25" calcext:value-type="float">
            <text:p>17.25</text:p>
          </table:table-cell>
          <table:table-cell office:value-type="float" office:value="16.85" calcext:value-type="float">
            <text:p>16.85</text:p>
          </table:table-cell>
          <table:table-cell table:number-columns-repeated="2" office:value-type="float" office:value="17.049999" calcext:value-type="float">
            <text:p>17.049999</text:p>
          </table:table-cell>
          <table:table-cell office:value-type="float" office:value="34255032" calcext:value-type="float">
            <text:p>34255032</text:p>
          </table:table-cell>
          <table:table-cell/>
          <table:table-cell office:value-type="float" office:value="17.049999" calcext:value-type="float">
            <text:p>17.049999</text:p>
          </table:table-cell>
          <table:table-cell table:formula="of:=[.I464]/[.I465]" office:value-type="float" office:value="0.994169037900875" calcext:value-type="float">
            <text:p>0.994169037900875</text:p>
          </table:table-cell>
          <table:table-cell table:formula="of:=([.J464]-1)*100" office:value-type="float" office:value="-0.583096209912526" calcext:value-type="float">
            <text:p>-0.58309620991252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-0.583096209912526" calcext:value-type="float">
            <text:p>-0.583096209912526</text:p>
          </table:table-cell>
          <table:table-cell table:formula="of:=[.L464]/1000" office:value-type="float" office:value="0.334" calcext:value-type="float">
            <text:p>0.33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22" calcext:value-type="date">
            <text:p>2019-04-22</text:p>
          </table:table-cell>
          <table:table-cell office:value-type="float" office:value="17.35" calcext:value-type="float">
            <text:p>17.35</text:p>
          </table:table-cell>
          <table:table-cell office:value-type="float" office:value="17.4" calcext:value-type="float">
            <text:p>17.4</text:p>
          </table:table-cell>
          <table:table-cell office:value-type="float" office:value="16.85" calcext:value-type="float">
            <text:p>16.85</text:p>
          </table:table-cell>
          <table:table-cell table:number-columns-repeated="2" office:value-type="float" office:value="17.15" calcext:value-type="float">
            <text:p>17.15</text:p>
          </table:table-cell>
          <table:table-cell office:value-type="float" office:value="55102622" calcext:value-type="float">
            <text:p>55102622</text:p>
          </table:table-cell>
          <table:table-cell/>
          <table:table-cell office:value-type="float" office:value="17.15" calcext:value-type="float">
            <text:p>17.15</text:p>
          </table:table-cell>
          <table:table-cell table:formula="of:=[.I465]/[.I466]" office:value-type="float" office:value="0.367712469517923" calcext:value-type="float">
            <text:p>0.367712469517923</text:p>
          </table:table-cell>
          <table:table-cell table:formula="of:=([.J465]-1)*100" office:value-type="float" office:value="-63.2287530482077" calcext:value-type="float">
            <text:p>-63.2287530482077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-0.579710144927548" calcext:value-type="float">
            <text:p>-0.579710144927548</text:p>
          </table:table-cell>
          <table:table-cell table:formula="of:=[.L465]/1000" office:value-type="float" office:value="0.335" calcext:value-type="float">
            <text:p>0.33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03" calcext:value-type="date">
            <text:p>2018-04-03</text:p>
          </table:table-cell>
          <table:table-cell office:value-type="float" office:value="46.3382" calcext:value-type="float">
            <text:p>46.3382</text:p>
          </table:table-cell>
          <table:table-cell office:value-type="float" office:value="47.031601" calcext:value-type="float">
            <text:p>47.031601</text:p>
          </table:table-cell>
          <table:table-cell office:value-type="float" office:value="46.127102" calcext:value-type="float">
            <text:p>46.127102</text:p>
          </table:table-cell>
          <table:table-cell table:number-columns-repeated="2" office:value-type="float" office:value="46.639702" calcext:value-type="float">
            <text:p>46.639702</text:p>
          </table:table-cell>
          <table:table-cell office:value-type="float" office:value="11900621" calcext:value-type="float">
            <text:p>11900621</text:p>
          </table:table-cell>
          <table:table-cell/>
          <table:table-cell office:value-type="float" office:value="46.639702" calcext:value-type="float">
            <text:p>46.639702</text:p>
          </table:table-cell>
          <table:table-cell table:formula="of:=[.I466]/[.I467]" office:value-type="float" office:value="5.39187306358382" calcext:value-type="float">
            <text:p>5.39187306358382</text:p>
          </table:table-cell>
          <table:table-cell table:formula="of:=([.J466]-1)*100" office:value-type="float" office:value="439.187306358382" calcext:value-type="float">
            <text:p>439.18730635838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-0.578322793765274" calcext:value-type="float">
            <text:p>-0.578322793765274</text:p>
          </table:table-cell>
          <table:table-cell table:formula="of:=[.L466]/1000" office:value-type="float" office:value="0.593" calcext:value-type="float">
            <text:p>0.59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float" office:value="8.7" calcext:value-type="float">
            <text:p>8.7</text:p>
          </table:table-cell>
          <table:table-cell office:value-type="float" office:value="8.95" calcext:value-type="float">
            <text:p>8.95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8.65" calcext:value-type="float">
            <text:p>8.65</text:p>
          </table:table-cell>
          <table:table-cell office:value-type="float" office:value="328489260" calcext:value-type="float">
            <text:p>328489260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[.I467]/[.I468]" office:value-type="float" office:value="0.233263039808428" calcext:value-type="float">
            <text:p>0.233263039808428</text:p>
          </table:table-cell>
          <table:table-cell table:formula="of:=([.J467]-1)*100" office:value-type="float" office:value="-76.6736960191572" calcext:value-type="float">
            <text:p>-76.673696019157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0.574712643678144" calcext:value-type="float">
            <text:p>-0.574712643678144</text:p>
          </table:table-cell>
          <table:table-cell table:formula="of:=[.L467]/1000" office:value-type="float" office:value="0.019" calcext:value-type="float">
            <text:p>0.01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31" calcext:value-type="date">
            <text:p>2018-05-31</text:p>
          </table:table-cell>
          <table:table-cell office:value-type="float" office:value="37.384102" calcext:value-type="float">
            <text:p>37.384102</text:p>
          </table:table-cell>
          <table:table-cell office:value-type="float" office:value="37.956902" calcext:value-type="float">
            <text:p>37.956902</text:p>
          </table:table-cell>
          <table:table-cell office:value-type="float" office:value="36.449501" calcext:value-type="float">
            <text:p>36.449501</text:p>
          </table:table-cell>
          <table:table-cell table:number-columns-repeated="2" office:value-type="float" office:value="37.0826" calcext:value-type="float">
            <text:p>37.0826</text:p>
          </table:table-cell>
          <table:table-cell office:value-type="float" office:value="39445809" calcext:value-type="float">
            <text:p>39445809</text:p>
          </table:table-cell>
          <table:table-cell/>
          <table:table-cell office:value-type="float" office:value="37.0826" calcext:value-type="float">
            <text:p>37.0826</text:p>
          </table:table-cell>
          <table:table-cell table:formula="of:=[.I468]/[.I469]" office:value-type="float" office:value="4.19012429378531" calcext:value-type="float">
            <text:p>4.19012429378531</text:p>
          </table:table-cell>
          <table:table-cell table:formula="of:=([.J468]-1)*100" office:value-type="float" office:value="319.012429378531" calcext:value-type="float">
            <text:p>319.012429378531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-0.565775391261536" calcext:value-type="float">
            <text:p>-0.565775391261536</text:p>
          </table:table-cell>
          <table:table-cell table:formula="of:=[.L468]/1000" office:value-type="float" office:value="0.552" calcext:value-type="float">
            <text:p>0.552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8.85" calcext:value-type="float">
            <text:p>8.85</text:p>
          </table:table-cell>
          <table:table-cell office:value-type="float" office:value="209574820" calcext:value-type="float">
            <text:p>209574820</text:p>
          </table:table-cell>
          <table:table-cell/>
          <table:table-cell office:value-type="float" office:value="8.85" calcext:value-type="float">
            <text:p>8.85</text:p>
          </table:table-cell>
          <table:table-cell table:formula="of:=[.I469]/[.I470]" office:value-type="float" office:value="0.163081935312675" calcext:value-type="float">
            <text:p>0.163081935312675</text:p>
          </table:table-cell>
          <table:table-cell table:formula="of:=([.J469]-1)*100" office:value-type="float" office:value="-83.6918064687325" calcext:value-type="float">
            <text:p>-83.69180646873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561797752809001" calcext:value-type="float">
            <text:p>-0.561797752809001</text:p>
          </table:table-cell>
          <table:table-cell table:formula="of:=[.L469]/1000" office:value-type="float" office:value="0.002" calcext:value-type="float">
            <text:p>0.00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24" calcext:value-type="date">
            <text:p>2017-08-24</text:p>
          </table:table-cell>
          <table:table-cell office:value-type="float" office:value="54.026001" calcext:value-type="float">
            <text:p>54.026001</text:p>
          </table:table-cell>
          <table:table-cell office:value-type="float" office:value="54.689301" calcext:value-type="float">
            <text:p>54.689301</text:p>
          </table:table-cell>
          <table:table-cell office:value-type="float" office:value="53.814999" calcext:value-type="float">
            <text:p>53.814999</text:p>
          </table:table-cell>
          <table:table-cell table:number-columns-repeated="2" office:value-type="float" office:value="54.2672" calcext:value-type="float">
            <text:p>54.2672</text:p>
          </table:table-cell>
          <table:table-cell office:value-type="float" office:value="5181098" calcext:value-type="float">
            <text:p>5181098</text:p>
          </table:table-cell>
          <table:table-cell/>
          <table:table-cell office:value-type="float" office:value="54.2672" calcext:value-type="float">
            <text:p>54.2672</text:p>
          </table:table-cell>
          <table:table-cell table:formula="of:=[.I470]/[.I471]" office:value-type="float" office:value="1.63934381659234" calcext:value-type="float">
            <text:p>1.63934381659234</text:p>
          </table:table-cell>
          <table:table-cell table:formula="of:=([.J470]-1)*100" office:value-type="float" office:value="63.9343816592339" calcext:value-type="float">
            <text:p>63.9343816592339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float" office:value="-0.552512714294329" calcext:value-type="float">
            <text:p>-0.552512714294329</text:p>
          </table:table-cell>
          <table:table-cell table:formula="of:=[.L470]/1000" office:value-type="float" office:value="0.742" calcext:value-type="float">
            <text:p>0.74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06" calcext:value-type="date">
            <text:p>2018-08-06</text:p>
          </table:table-cell>
          <table:table-cell office:value-type="float" office:value="33.464802" calcext:value-type="float">
            <text:p>33.464802</text:p>
          </table:table-cell>
          <table:table-cell office:value-type="float" office:value="33.706001" calcext:value-type="float">
            <text:p>33.706001</text:p>
          </table:table-cell>
          <table:table-cell office:value-type="float" office:value="32.9221" calcext:value-type="float">
            <text:p>32.9221</text:p>
          </table:table-cell>
          <table:table-cell table:number-columns-repeated="2" office:value-type="float" office:value="33.103001" calcext:value-type="float">
            <text:p>33.103001</text:p>
          </table:table-cell>
          <table:table-cell office:value-type="float" office:value="17173620" calcext:value-type="float">
            <text:p>17173620</text:p>
          </table:table-cell>
          <table:table-cell/>
          <table:table-cell office:value-type="float" office:value="33.103001" calcext:value-type="float">
            <text:p>33.103001</text:p>
          </table:table-cell>
          <table:table-cell table:formula="of:=[.I471]/[.I472]" office:value-type="float" office:value="1.48780213971497" calcext:value-type="float">
            <text:p>1.48780213971497</text:p>
          </table:table-cell>
          <table:table-cell table:formula="of:=([.J471]-1)*100" office:value-type="float" office:value="48.7802139714967" calcext:value-type="float">
            <text:p>48.7802139714967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-0.543506003097416" calcext:value-type="float">
            <text:p>-0.543506003097416</text:p>
          </table:table-cell>
          <table:table-cell table:formula="of:=[.L471]/1000" office:value-type="float" office:value="0.505" calcext:value-type="float">
            <text:p>0.50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11" calcext:value-type="date">
            <text:p>2019-01-11</text:p>
          </table:table-cell>
          <table:table-cell office:value-type="float" office:value="22.34" calcext:value-type="float">
            <text:p>22.34</text:p>
          </table:table-cell>
          <table:table-cell office:value-type="float" office:value="22.4907" calcext:value-type="float">
            <text:p>22.4907</text:p>
          </table:table-cell>
          <table:table-cell office:value-type="float" office:value="22.0385" calcext:value-type="float">
            <text:p>22.0385</text:p>
          </table:table-cell>
          <table:table-cell table:number-columns-repeated="2" office:value-type="float" office:value="22.249599" calcext:value-type="float">
            <text:p>22.249599</text:p>
          </table:table-cell>
          <table:table-cell office:value-type="float" office:value="13759947" calcext:value-type="float">
            <text:p>13759947</text:p>
          </table:table-cell>
          <table:table-cell/>
          <table:table-cell office:value-type="float" office:value="22.249599" calcext:value-type="float">
            <text:p>22.249599</text:p>
          </table:table-cell>
          <table:table-cell table:formula="of:=[.I472]/[.I473]" office:value-type="float" office:value="0.442712013132368" calcext:value-type="float">
            <text:p>0.442712013132368</text:p>
          </table:table-cell>
          <table:table-cell table:formula="of:=([.J472]-1)*100" office:value-type="float" office:value="-55.7287986867632" calcext:value-type="float">
            <text:p>-55.7287986867632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-0.538669921010637" calcext:value-type="float">
            <text:p>-0.538669921010637</text:p>
          </table:table-cell>
          <table:table-cell table:formula="of:=[.L472]/1000" office:value-type="float" office:value="0.4" calcext:value-type="float">
            <text:p>0.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04" calcext:value-type="date">
            <text:p>2017-05-04</text:p>
          </table:table-cell>
          <table:table-cell office:value-type="float" office:value="50.649399" calcext:value-type="float">
            <text:p>50.649399</text:p>
          </table:table-cell>
          <table:table-cell office:value-type="float" office:value="50.950901" calcext:value-type="float">
            <text:p>50.950901</text:p>
          </table:table-cell>
          <table:table-cell office:value-type="float" office:value="49.4133" calcext:value-type="float">
            <text:p>49.4133</text:p>
          </table:table-cell>
          <table:table-cell table:number-columns-repeated="2" office:value-type="float" office:value="50.2575" calcext:value-type="float">
            <text:p>50.2575</text:p>
          </table:table-cell>
          <table:table-cell office:value-type="float" office:value="7338814" calcext:value-type="float">
            <text:p>7338814</text:p>
          </table:table-cell>
          <table:table-cell/>
          <table:table-cell office:value-type="float" office:value="50.2575" calcext:value-type="float">
            <text:p>50.2575</text:p>
          </table:table-cell>
          <table:table-cell table:formula="of:=[.I473]/[.I474]" office:value-type="float" office:value="0.895274755605089" calcext:value-type="float">
            <text:p>0.895274755605089</text:p>
          </table:table-cell>
          <table:table-cell table:formula="of:=([.J473]-1)*100" office:value-type="float" office:value="-10.4725244394911" calcext:value-type="float">
            <text:p>-10.472524439491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-0.536923486468643" calcext:value-type="float">
            <text:p>-0.536923486468643</text:p>
          </table:table-cell>
          <table:table-cell table:formula="of:=[.L473]/1000" office:value-type="float" office:value="0.82" calcext:value-type="float">
            <text:p>0.8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06" calcext:value-type="date">
            <text:p>2017-12-06</text:p>
          </table:table-cell>
          <table:table-cell office:value-type="float" office:value="56.046001" calcext:value-type="float">
            <text:p>56.046001</text:p>
          </table:table-cell>
          <table:table-cell office:value-type="float" office:value="57.070999" calcext:value-type="float">
            <text:p>57.070999</text:p>
          </table:table-cell>
          <table:table-cell office:value-type="float" office:value="55.985699" calcext:value-type="float">
            <text:p>55.985699</text:p>
          </table:table-cell>
          <table:table-cell table:number-columns-repeated="2" office:value-type="float" office:value="56.136398" calcext:value-type="float">
            <text:p>56.136398</text:p>
          </table:table-cell>
          <table:table-cell office:value-type="float" office:value="10910832" calcext:value-type="float">
            <text:p>10910832</text:p>
          </table:table-cell>
          <table:table-cell/>
          <table:table-cell office:value-type="float" office:value="56.136398" calcext:value-type="float">
            <text:p>56.136398</text:p>
          </table:table-cell>
          <table:table-cell table:formula="of:=[.I474]/[.I475]" office:value-type="float" office:value="5.6136398" calcext:value-type="float">
            <text:p>5.6136398</text:p>
          </table:table-cell>
          <table:table-cell table:formula="of:=([.J474]-1)*100" office:value-type="float" office:value="461.36398" calcext:value-type="float">
            <text:p>461.3639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-0.534220788969453" calcext:value-type="float">
            <text:p>-0.534220788969453</text:p>
          </table:table-cell>
          <table:table-cell table:formula="of:=[.L474]/1000" office:value-type="float" office:value="0.671" calcext:value-type="float">
            <text:p>0.67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float" office:value="10.1" calcext:value-type="float">
            <text:p>10.1</text:p>
          </table:table-cell>
          <table:table-cell office:value-type="float" office:value="10.25" calcext:value-type="float">
            <text:p>10.25</text:p>
          </table:table-cell>
          <table:table-cell office:value-type="float" office:value="9.85" calcext:value-type="float">
            <text:p>9.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1979691" calcext:value-type="float">
            <text:p>26197969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475]/[.I476]" office:value-type="float" office:value="0.542867534892811" calcext:value-type="float">
            <text:p>0.542867534892811</text:p>
          </table:table-cell>
          <table:table-cell table:formula="of:=([.J475]-1)*100" office:value-type="float" office:value="-45.7132465107189" calcext:value-type="float">
            <text:p>-45.713246510718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-0.497512437810954" calcext:value-type="float">
            <text:p>-0.497512437810954</text:p>
          </table:table-cell>
          <table:table-cell table:formula="of:=[.L475]/1000" office:value-type="float" office:value="0.041" calcext:value-type="float">
            <text:p>0.04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30" calcext:value-type="date">
            <text:p>2019-01-30</text:p>
          </table:table-cell>
          <table:table-cell office:value-type="float" office:value="18.631701" calcext:value-type="float">
            <text:p>18.631701</text:p>
          </table:table-cell>
          <table:table-cell office:value-type="float" office:value="18.933201" calcext:value-type="float">
            <text:p>18.933201</text:p>
          </table:table-cell>
          <table:table-cell office:value-type="float" office:value="18.2097" calcext:value-type="float">
            <text:p>18.2097</text:p>
          </table:table-cell>
          <table:table-cell table:number-columns-repeated="2" office:value-type="float" office:value="18.4207" calcext:value-type="float">
            <text:p>18.4207</text:p>
          </table:table-cell>
          <table:table-cell office:value-type="float" office:value="27358254" calcext:value-type="float">
            <text:p>27358254</text:p>
          </table:table-cell>
          <table:table-cell/>
          <table:table-cell office:value-type="float" office:value="18.4207" calcext:value-type="float">
            <text:p>18.4207</text:p>
          </table:table-cell>
          <table:table-cell table:formula="of:=[.I476]/[.I477]" office:value-type="float" office:value="0.365648955287139" calcext:value-type="float">
            <text:p>0.365648955287139</text:p>
          </table:table-cell>
          <table:table-cell table:formula="of:=([.J476]-1)*100" office:value-type="float" office:value="-63.435104471286" calcext:value-type="float">
            <text:p>-63.435104471286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-0.488361011049532" calcext:value-type="float">
            <text:p>-0.488361011049532</text:p>
          </table:table-cell>
          <table:table-cell table:formula="of:=[.L476]/1000" office:value-type="float" office:value="0.387" calcext:value-type="float">
            <text:p>0.38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05" calcext:value-type="date">
            <text:p>2017-07-05</text:p>
          </table:table-cell>
          <table:table-cell office:value-type="float" office:value="50.649399" calcext:value-type="float">
            <text:p>50.649399</text:p>
          </table:table-cell>
          <table:table-cell office:value-type="float" office:value="50.77" calcext:value-type="float">
            <text:p>50.77</text:p>
          </table:table-cell>
          <table:table-cell office:value-type="float" office:value="50.106701" calcext:value-type="float">
            <text:p>50.106701</text:p>
          </table:table-cell>
          <table:table-cell table:number-columns-repeated="2" office:value-type="float" office:value="50.378101" calcext:value-type="float">
            <text:p>50.378101</text:p>
          </table:table-cell>
          <table:table-cell office:value-type="float" office:value="8658051" calcext:value-type="float">
            <text:p>8658051</text:p>
          </table:table-cell>
          <table:table-cell/>
          <table:table-cell office:value-type="float" office:value="50.378101" calcext:value-type="float">
            <text:p>50.378101</text:p>
          </table:table-cell>
          <table:table-cell table:formula="of:=[.I477]/[.I478]" office:value-type="float" office:value="0.995829160827135" calcext:value-type="float">
            <text:p>0.995829160827135</text:p>
          </table:table-cell>
          <table:table-cell table:formula="of:=([.J477]-1)*100" office:value-type="float" office:value="-0.417083917286532" calcext:value-type="float">
            <text:p>-0.417083917286532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-0.476303439157344" calcext:value-type="float">
            <text:p>-0.476303439157344</text:p>
          </table:table-cell>
          <table:table-cell table:formula="of:=[.L477]/1000" office:value-type="float" office:value="0.777" calcext:value-type="float">
            <text:p>0.77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28" calcext:value-type="date">
            <text:p>2018-02-28</text:p>
          </table:table-cell>
          <table:table-cell office:value-type="float" office:value="50.830299" calcext:value-type="float">
            <text:p>50.830299</text:p>
          </table:table-cell>
          <table:table-cell office:value-type="float" office:value="51.252399" calcext:value-type="float">
            <text:p>51.252399</text:p>
          </table:table-cell>
          <table:table-cell office:value-type="float" office:value="49.8354" calcext:value-type="float">
            <text:p>49.8354</text:p>
          </table:table-cell>
          <table:table-cell table:number-columns-repeated="2" office:value-type="float" office:value="50.5891" calcext:value-type="float">
            <text:p>50.5891</text:p>
          </table:table-cell>
          <table:table-cell office:value-type="float" office:value="74573821" calcext:value-type="float">
            <text:p>74573821</text:p>
          </table:table-cell>
          <table:table-cell/>
          <table:table-cell office:value-type="float" office:value="50.5891" calcext:value-type="float">
            <text:p>50.5891</text:p>
          </table:table-cell>
          <table:table-cell table:formula="of:=[.I478]/[.I479]" office:value-type="float" office:value="0.876239962660671" calcext:value-type="float">
            <text:p>0.876239962660671</text:p>
          </table:table-cell>
          <table:table-cell table:formula="of:=([.J478]-1)*100" office:value-type="float" office:value="-12.3760037339329" calcext:value-type="float">
            <text:p>-12.3760037339329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-0.474518160910276" calcext:value-type="float">
            <text:p>-0.474518160910276</text:p>
          </table:table-cell>
          <table:table-cell table:formula="of:=[.L478]/1000" office:value-type="float" office:value="0.614" calcext:value-type="float">
            <text:p>0.61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11" calcext:value-type="date">
            <text:p>2017-12-11</text:p>
          </table:table-cell>
          <table:table-cell office:value-type="float" office:value="58.307098" calcext:value-type="float">
            <text:p>58.307098</text:p>
          </table:table-cell>
          <table:table-cell office:value-type="float" office:value="58.910099" calcext:value-type="float">
            <text:p>58.910099</text:p>
          </table:table-cell>
          <table:table-cell office:value-type="float" office:value="57.493099" calcext:value-type="float">
            <text:p>57.493099</text:p>
          </table:table-cell>
          <table:table-cell table:number-columns-repeated="2" office:value-type="float" office:value="57.734299" calcext:value-type="float">
            <text:p>57.734299</text:p>
          </table:table-cell>
          <table:table-cell office:value-type="float" office:value="9730181" calcext:value-type="float">
            <text:p>9730181</text:p>
          </table:table-cell>
          <table:table-cell/>
          <table:table-cell office:value-type="float" office:value="57.734299" calcext:value-type="float">
            <text:p>57.734299</text:p>
          </table:table-cell>
          <table:table-cell table:formula="of:=[.I479]/[.I480]" office:value-type="float" office:value="1.75205667731671" calcext:value-type="float">
            <text:p>1.75205667731671</text:p>
          </table:table-cell>
          <table:table-cell table:formula="of:=([.J479]-1)*100" office:value-type="float" office:value="75.2056677316707" calcext:value-type="float">
            <text:p>75.2056677316707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-0.467715186119966" calcext:value-type="float">
            <text:p>-0.467715186119966</text:p>
          </table:table-cell>
          <table:table-cell table:formula="of:=[.L479]/1000" office:value-type="float" office:value="0.668" calcext:value-type="float">
            <text:p>0.66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23" calcext:value-type="date">
            <text:p>2018-05-23</text:p>
          </table:table-cell>
          <table:table-cell office:value-type="float" office:value="33.1633" calcext:value-type="float">
            <text:p>33.1633</text:p>
          </table:table-cell>
          <table:table-cell office:value-type="float" office:value="33.826599" calcext:value-type="float">
            <text:p>33.826599</text:p>
          </table:table-cell>
          <table:table-cell office:value-type="float" office:value="32.5905" calcext:value-type="float">
            <text:p>32.5905</text:p>
          </table:table-cell>
          <table:table-cell table:number-columns-repeated="2" office:value-type="float" office:value="32.952301" calcext:value-type="float">
            <text:p>32.952301</text:p>
          </table:table-cell>
          <table:table-cell office:value-type="float" office:value="19278657" calcext:value-type="float">
            <text:p>19278657</text:p>
          </table:table-cell>
          <table:table-cell/>
          <table:table-cell office:value-type="float" office:value="32.952301" calcext:value-type="float">
            <text:p>32.952301</text:p>
          </table:table-cell>
          <table:table-cell table:formula="of:=[.I480]/[.I481]" office:value-type="float" office:value="0.696178819814862" calcext:value-type="float">
            <text:p>0.696178819814862</text:p>
          </table:table-cell>
          <table:table-cell table:formula="of:=([.J480]-1)*100" office:value-type="float" office:value="-30.3821180185138" calcext:value-type="float">
            <text:p>-30.3821180185138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-0.455245734367105" calcext:value-type="float">
            <text:p>-0.455245734367105</text:p>
          </table:table-cell>
          <table:table-cell table:formula="of:=[.L480]/1000" office:value-type="float" office:value="0.558" calcext:value-type="float">
            <text:p>0.55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12" calcext:value-type="date">
            <text:p>2018-03-12</text:p>
          </table:table-cell>
          <table:table-cell office:value-type="float" office:value="47.7551" calcext:value-type="float">
            <text:p>47.7551</text:p>
          </table:table-cell>
          <table:table-cell office:value-type="float" office:value="48.207401" calcext:value-type="float">
            <text:p>48.207401</text:p>
          </table:table-cell>
          <table:table-cell office:value-type="float" office:value="46.157299" calcext:value-type="float">
            <text:p>46.157299</text:p>
          </table:table-cell>
          <table:table-cell table:number-columns-repeated="2" office:value-type="float" office:value="47.333099" calcext:value-type="float">
            <text:p>47.333099</text:p>
          </table:table-cell>
          <table:table-cell office:value-type="float" office:value="19049889" calcext:value-type="float">
            <text:p>19049889</text:p>
          </table:table-cell>
          <table:table-cell/>
          <table:table-cell office:value-type="float" office:value="47.333099" calcext:value-type="float">
            <text:p>47.333099</text:p>
          </table:table-cell>
          <table:table-cell table:formula="of:=[.I481]/[.I482]" office:value-type="float" office:value="2.32248135463484" calcext:value-type="float">
            <text:p>2.32248135463484</text:p>
          </table:table-cell>
          <table:table-cell table:formula="of:=([.J481]-1)*100" office:value-type="float" office:value="132.248135463484" calcext:value-type="float">
            <text:p>132.248135463484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-0.443804785712443" calcext:value-type="float">
            <text:p>-0.443804785712443</text:p>
          </table:table-cell>
          <table:table-cell table:formula="of:=[.L481]/1000" office:value-type="float" office:value="0.607" calcext:value-type="float">
            <text:p>0.60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14" calcext:value-type="date">
            <text:p>2019-03-14</text:p>
          </table:table-cell>
          <table:table-cell office:value-type="float" office:value="20.5009" calcext:value-type="float">
            <text:p>20.5009</text:p>
          </table:table-cell>
          <table:table-cell office:value-type="float" office:value="20.7421" calcext:value-type="float">
            <text:p>20.7421</text:p>
          </table:table-cell>
          <table:table-cell office:value-type="float" office:value="20.199499" calcext:value-type="float">
            <text:p>20.199499</text:p>
          </table:table-cell>
          <table:table-cell table:number-columns-repeated="2" office:value-type="float" office:value="20.3804" calcext:value-type="float">
            <text:p>20.3804</text:p>
          </table:table-cell>
          <table:table-cell office:value-type="float" office:value="28746619" calcext:value-type="float">
            <text:p>28746619</text:p>
          </table:table-cell>
          <table:table-cell/>
          <table:table-cell office:value-type="float" office:value="20.3804" calcext:value-type="float">
            <text:p>20.3804</text:p>
          </table:table-cell>
          <table:table-cell table:formula="of:=[.I482]/[.I483]" office:value-type="float" office:value="0.428390967988829" calcext:value-type="float">
            <text:p>0.428390967988829</text:p>
          </table:table-cell>
          <table:table-cell table:formula="of:=([.J482]-1)*100" office:value-type="float" office:value="-57.1609032011171" calcext:value-type="float">
            <text:p>-57.1609032011171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-0.441604627078562" calcext:value-type="float">
            <text:p>-0.441604627078562</text:p>
          </table:table-cell>
          <table:table-cell table:formula="of:=[.L482]/1000" office:value-type="float" office:value="0.358" calcext:value-type="float">
            <text:p>0.35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30" calcext:value-type="date">
            <text:p>2017-05-30</text:p>
          </table:table-cell>
          <table:table-cell office:value-type="float" office:value="48.026501" calcext:value-type="float">
            <text:p>48.026501</text:p>
          </table:table-cell>
          <table:table-cell office:value-type="float" office:value="48.5993" calcext:value-type="float">
            <text:p>48.5993</text:p>
          </table:table-cell>
          <table:table-cell office:value-type="float" office:value="47.031601" calcext:value-type="float">
            <text:p>47.031601</text:p>
          </table:table-cell>
          <table:table-cell table:number-columns-repeated="2" office:value-type="float" office:value="47.574299" calcext:value-type="float">
            <text:p>47.574299</text:p>
          </table:table-cell>
          <table:table-cell office:value-type="float" office:value="18720767" calcext:value-type="float">
            <text:p>18720767</text:p>
          </table:table-cell>
          <table:table-cell/>
          <table:table-cell office:value-type="float" office:value="47.574299" calcext:value-type="float">
            <text:p>47.574299</text:p>
          </table:table-cell>
          <table:table-cell table:formula="of:=[.I483]/[.I484]" office:value-type="float" office:value="1.38908740795244" calcext:value-type="float">
            <text:p>1.38908740795244</text:p>
          </table:table-cell>
          <table:table-cell table:formula="of:=([.J483]-1)*100" office:value-type="float" office:value="38.9087407952442" calcext:value-type="float">
            <text:p>38.9087407952442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float" office:value="-0.441562563349751" calcext:value-type="float">
            <text:p>-0.441562563349751</text:p>
          </table:table-cell>
          <table:table-cell table:formula="of:=[.L483]/1000" office:value-type="float" office:value="0.802" calcext:value-type="float">
            <text:p>0.80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03" calcext:value-type="date">
            <text:p>2018-07-03</text:p>
          </table:table-cell>
          <table:table-cell office:value-type="float" office:value="34.821499" calcext:value-type="float">
            <text:p>34.821499</text:p>
          </table:table-cell>
          <table:table-cell office:value-type="float" office:value="34.942101" calcext:value-type="float">
            <text:p>34.942101</text:p>
          </table:table-cell>
          <table:table-cell office:value-type="float" office:value="33.826599" calcext:value-type="float">
            <text:p>33.826599</text:p>
          </table:table-cell>
          <table:table-cell table:number-columns-repeated="2" office:value-type="float" office:value="34.2486" calcext:value-type="float">
            <text:p>34.2486</text:p>
          </table:table-cell>
          <table:table-cell office:value-type="float" office:value="17076137" calcext:value-type="float">
            <text:p>17076137</text:p>
          </table:table-cell>
          <table:table-cell/>
          <table:table-cell office:value-type="float" office:value="34.2486" calcext:value-type="float">
            <text:p>34.2486</text:p>
          </table:table-cell>
          <table:table-cell table:formula="of:=[.I484]/[.I485]" office:value-type="float" office:value="0.523019933952023" calcext:value-type="float">
            <text:p>0.523019933952023</text:p>
          </table:table-cell>
          <table:table-cell table:formula="of:=([.J484]-1)*100" office:value-type="float" office:value="-47.6980066047977" calcext:value-type="float">
            <text:p>-47.6980066047977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-0.438376844897781" calcext:value-type="float">
            <text:p>-0.438376844897781</text:p>
          </table:table-cell>
          <table:table-cell table:formula="of:=[.L484]/1000" office:value-type="float" office:value="0.529" calcext:value-type="float">
            <text:p>0.52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09" calcext:value-type="date">
            <text:p>2018-01-09</text:p>
          </table:table-cell>
          <table:table-cell office:value-type="float" office:value="66.115601" calcext:value-type="float">
            <text:p>66.115601</text:p>
          </table:table-cell>
          <table:table-cell office:value-type="float" office:value="67.984802" calcext:value-type="float">
            <text:p>67.984802</text:p>
          </table:table-cell>
          <table:table-cell office:value-type="float" office:value="64.728699" calcext:value-type="float">
            <text:p>64.728699</text:p>
          </table:table-cell>
          <table:table-cell table:number-columns-repeated="2" office:value-type="float" office:value="65.482399" calcext:value-type="float">
            <text:p>65.482399</text:p>
          </table:table-cell>
          <table:table-cell office:value-type="float" office:value="45863628" calcext:value-type="float">
            <text:p>45863628</text:p>
          </table:table-cell>
          <table:table-cell/>
          <table:table-cell office:value-type="float" office:value="65.482399" calcext:value-type="float">
            <text:p>65.482399</text:p>
          </table:table-cell>
          <table:table-cell table:formula="of:=[.I485]/[.I486]" office:value-type="float" office:value="5.41176851239669" calcext:value-type="float">
            <text:p>5.41176851239669</text:p>
          </table:table-cell>
          <table:table-cell table:formula="of:=([.J485]-1)*100" office:value-type="float" office:value="441.176851239669" calcext:value-type="float">
            <text:p>441.176851239669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-0.412751816818979" calcext:value-type="float">
            <text:p>-0.412751816818979</text:p>
          </table:table-cell>
          <table:table-cell table:formula="of:=[.L485]/1000" office:value-type="float" office:value="0.648" calcext:value-type="float">
            <text:p>0.64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24" calcext:value-type="date">
            <text:p>2019-06-24</text:p>
          </table:table-cell>
          <table:table-cell office:value-type="float" office:value="12.15" calcext:value-type="float">
            <text:p>12.15</text:p>
          </table:table-cell>
          <table:table-cell office:value-type="float" office:value="12.25" calcext:value-type="float">
            <text:p>12.25</text:p>
          </table:table-cell>
          <table:table-cell office:value-type="float" office:value="11.95" calcext:value-type="float">
            <text:p>11.95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36858260" calcext:value-type="float">
            <text:p>36858260</text:p>
          </table:table-cell>
          <table:table-cell/>
          <table:table-cell office:value-type="float" office:value="12.1" calcext:value-type="float">
            <text:p>12.1</text:p>
          </table:table-cell>
          <table:table-cell table:formula="of:=[.I486]/[.I487]" office:value-type="float" office:value="0.331417865888063" calcext:value-type="float">
            <text:p>0.331417865888063</text:p>
          </table:table-cell>
          <table:table-cell table:formula="of:=([.J486]-1)*100" office:value-type="float" office:value="-66.8582134111937" calcext:value-type="float">
            <text:p>-66.8582134111937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-0.411522633744865" calcext:value-type="float">
            <text:p>-0.411522633744865</text:p>
          </table:table-cell>
          <table:table-cell table:formula="of:=[.L486]/1000" office:value-type="float" office:value="0.293" calcext:value-type="float">
            <text:p>0.29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22" calcext:value-type="date">
            <text:p>2018-06-22</text:p>
          </table:table-cell>
          <table:table-cell office:value-type="float" office:value="36.781101" calcext:value-type="float">
            <text:p>36.781101</text:p>
          </table:table-cell>
          <table:table-cell office:value-type="float" office:value="36.8414" calcext:value-type="float">
            <text:p>36.8414</text:p>
          </table:table-cell>
          <table:table-cell office:value-type="float" office:value="36.2686" calcext:value-type="float">
            <text:p>36.2686</text:p>
          </table:table-cell>
          <table:table-cell table:number-columns-repeated="2" office:value-type="float" office:value="36.5098" calcext:value-type="float">
            <text:p>36.5098</text:p>
          </table:table-cell>
          <table:table-cell office:value-type="float" office:value="9208239" calcext:value-type="float">
            <text:p>9208239</text:p>
          </table:table-cell>
          <table:table-cell/>
          <table:table-cell office:value-type="float" office:value="36.5098" calcext:value-type="float">
            <text:p>36.5098</text:p>
          </table:table-cell>
          <table:table-cell table:formula="of:=[.I487]/[.I488]" office:value-type="float" office:value="0.647940015084964" calcext:value-type="float">
            <text:p>0.647940015084964</text:p>
          </table:table-cell>
          <table:table-cell table:formula="of:=([.J487]-1)*100" office:value-type="float" office:value="-35.2059984915036" calcext:value-type="float">
            <text:p>-35.2059984915036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-0.411069134354414" calcext:value-type="float">
            <text:p>-0.411069134354414</text:p>
          </table:table-cell>
          <table:table-cell table:formula="of:=[.L487]/1000" office:value-type="float" office:value="0.536" calcext:value-type="float">
            <text:p>0.53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31" calcext:value-type="date">
            <text:p>2016-08-31</text:p>
          </table:table-cell>
          <table:table-cell office:value-type="float" office:value="56.498199" calcext:value-type="float">
            <text:p>56.498199</text:p>
          </table:table-cell>
          <table:table-cell office:value-type="float" office:value="56.950401" calcext:value-type="float">
            <text:p>56.950401</text:p>
          </table:table-cell>
          <table:table-cell office:value-type="float" office:value="56.196701" calcext:value-type="float">
            <text:p>56.196701</text:p>
          </table:table-cell>
          <table:table-cell office:value-type="float" office:value="56.3475" calcext:value-type="float">
            <text:p>56.3475</text:p>
          </table:table-cell>
          <table:table-cell office:value-type="float" office:value="55.683556" calcext:value-type="float">
            <text:p>55.683556</text:p>
          </table:table-cell>
          <table:table-cell office:value-type="float" office:value="11699770" calcext:value-type="float">
            <text:p>11699770</text:p>
          </table:table-cell>
          <table:table-cell/>
          <table:table-cell office:value-type="float" office:value="56.3475" calcext:value-type="float">
            <text:p>56.3475</text:p>
          </table:table-cell>
          <table:table-cell table:formula="of:=[.I488]/[.I489]" office:value-type="float" office:value="4.20503731343284" calcext:value-type="float">
            <text:p>4.20503731343284</text:p>
          </table:table-cell>
          <table:table-cell table:formula="of:=([.J488]-1)*100" office:value-type="float" office:value="320.503731343284" calcext:value-type="float">
            <text:p>320.503731343284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-0.373061533564778" calcext:value-type="float">
            <text:p>-0.373061533564778</text:p>
          </table:table-cell>
          <table:table-cell table:formula="of:=[.L488]/1000" office:value-type="float" office:value="0.984" calcext:value-type="float">
            <text:p>0.98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07" calcext:value-type="date">
            <text:p>2019-06-07</text:p>
          </table:table-cell>
          <table:table-cell office:value-type="float" office:value="13.45" calcext:value-type="float">
            <text:p>13.45</text:p>
          </table:table-cell>
          <table:table-cell office:value-type="float" office:value="13.55" calcext:value-type="float">
            <text:p>13.55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13.4" calcext:value-type="float">
            <text:p>13.4</text:p>
          </table:table-cell>
          <table:table-cell office:value-type="float" office:value="35136898" calcext:value-type="float">
            <text:p>35136898</text:p>
          </table:table-cell>
          <table:table-cell/>
          <table:table-cell office:value-type="float" office:value="13.4" calcext:value-type="float">
            <text:p>13.4</text:p>
          </table:table-cell>
          <table:table-cell table:formula="of:=[.I489]/[.I490]" office:value-type="float" office:value="0.261913650587644" calcext:value-type="float">
            <text:p>0.261913650587644</text:p>
          </table:table-cell>
          <table:table-cell table:formula="of:=([.J489]-1)*100" office:value-type="float" office:value="-73.8086349412356" calcext:value-type="float">
            <text:p>-73.8086349412356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-0.371747211895901" calcext:value-type="float">
            <text:p>-0.371747211895901</text:p>
          </table:table-cell>
          <table:table-cell table:formula="of:=[.L489]/1000" office:value-type="float" office:value="0.304" calcext:value-type="float">
            <text:p>0.30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19" calcext:value-type="date">
            <text:p>2016-09-19</text:p>
          </table:table-cell>
          <table:table-cell office:value-type="float" office:value="50.830299" calcext:value-type="float">
            <text:p>50.830299</text:p>
          </table:table-cell>
          <table:table-cell office:value-type="float" office:value="51.6744" calcext:value-type="float">
            <text:p>51.6744</text:p>
          </table:table-cell>
          <table:table-cell office:value-type="float" office:value="50.830299" calcext:value-type="float">
            <text:p>50.830299</text:p>
          </table:table-cell>
          <table:table-cell office:value-type="float" office:value="51.1619" calcext:value-type="float">
            <text:p>51.1619</text:p>
          </table:table-cell>
          <table:table-cell office:value-type="float" office:value="50.559059" calcext:value-type="float">
            <text:p>50.559059</text:p>
          </table:table-cell>
          <table:table-cell office:value-type="float" office:value="5539739" calcext:value-type="float">
            <text:p>5539739</text:p>
          </table:table-cell>
          <table:table-cell/>
          <table:table-cell office:value-type="float" office:value="51.1619" calcext:value-type="float">
            <text:p>51.1619</text:p>
          </table:table-cell>
          <table:table-cell table:formula="of:=[.I490]/[.I491]" office:value-type="float" office:value="0.998234248508055" calcext:value-type="float">
            <text:p>0.998234248508055</text:p>
          </table:table-cell>
          <table:table-cell table:formula="of:=([.J490]-1)*100" office:value-type="float" office:value="-0.176575149194469" calcext:value-type="float">
            <text:p>-0.176575149194469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float" office:value="-0.352337620854326" calcext:value-type="float">
            <text:p>-0.352337620854326</text:p>
          </table:table-cell>
          <table:table-cell table:formula="of:=[.L490]/1000" office:value-type="float" office:value="0.973" calcext:value-type="float">
            <text:p>0.97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24" calcext:value-type="date">
            <text:p>2017-04-24</text:p>
          </table:table-cell>
          <table:table-cell table:number-columns-repeated="2" office:value-type="float" office:value="51.975899" calcext:value-type="float">
            <text:p>51.975899</text:p>
          </table:table-cell>
          <table:table-cell office:value-type="float" office:value="50.950901" calcext:value-type="float">
            <text:p>50.950901</text:p>
          </table:table-cell>
          <table:table-cell table:number-columns-repeated="2" office:value-type="float" office:value="51.252399" calcext:value-type="float">
            <text:p>51.252399</text:p>
          </table:table-cell>
          <table:table-cell office:value-type="float" office:value="6679568" calcext:value-type="float">
            <text:p>6679568</text:p>
          </table:table-cell>
          <table:table-cell/>
          <table:table-cell office:value-type="float" office:value="51.252399" calcext:value-type="float">
            <text:p>51.252399</text:p>
          </table:table-cell>
          <table:table-cell table:formula="of:=[.I491]/[.I492]" office:value-type="float" office:value="2.85234710743802" calcext:value-type="float">
            <text:p>2.85234710743802</text:p>
          </table:table-cell>
          <table:table-cell table:formula="of:=([.J491]-1)*100" office:value-type="float" office:value="185.234710743802" calcext:value-type="float">
            <text:p>185.234710743802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float" office:value="-0.351719605780698" calcext:value-type="float">
            <text:p>-0.351719605780698</text:p>
          </table:table-cell>
          <table:table-cell table:formula="of:=[.L491]/1000" office:value-type="float" office:value="0.827" calcext:value-type="float">
            <text:p>0.82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05" calcext:value-type="date">
            <text:p>2019-03-05</text:p>
          </table:table-cell>
          <table:table-cell office:value-type="float" office:value="18.028799" calcext:value-type="float">
            <text:p>18.028799</text:p>
          </table:table-cell>
          <table:table-cell office:value-type="float" office:value="18.3906" calcext:value-type="float">
            <text:p>18.3906</text:p>
          </table:table-cell>
          <table:table-cell office:value-type="float" office:value="17.8479" calcext:value-type="float">
            <text:p>17.8479</text:p>
          </table:table-cell>
          <table:table-cell table:number-columns-repeated="2" office:value-type="float" office:value="17.9685" calcext:value-type="float">
            <text:p>17.9685</text:p>
          </table:table-cell>
          <table:table-cell office:value-type="float" office:value="49061344" calcext:value-type="float">
            <text:p>49061344</text:p>
          </table:table-cell>
          <table:table-cell/>
          <table:table-cell office:value-type="float" office:value="17.9685" calcext:value-type="float">
            <text:p>17.9685</text:p>
          </table:table-cell>
          <table:table-cell table:formula="of:=[.I492]/[.I493]" office:value-type="float" office:value="0.484553402404362" calcext:value-type="float">
            <text:p>0.484553402404362</text:p>
          </table:table-cell>
          <table:table-cell table:formula="of:=([.J492]-1)*100" office:value-type="float" office:value="-51.5446597595638" calcext:value-type="float">
            <text:p>-51.544659759563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-0.334459328100556" calcext:value-type="float">
            <text:p>-0.334459328100556</text:p>
          </table:table-cell>
          <table:table-cell table:formula="of:=[.L492]/1000" office:value-type="float" office:value="0.365" calcext:value-type="float">
            <text:p>0.36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20" calcext:value-type="date">
            <text:p>2018-06-20</text:p>
          </table:table-cell>
          <table:table-cell office:value-type="float" office:value="37.9268" calcext:value-type="float">
            <text:p>37.9268</text:p>
          </table:table-cell>
          <table:table-cell office:value-type="float" office:value="37.956902" calcext:value-type="float">
            <text:p>37.956902</text:p>
          </table:table-cell>
          <table:table-cell office:value-type="float" office:value="36.9319" calcext:value-type="float">
            <text:p>36.9319</text:p>
          </table:table-cell>
          <table:table-cell table:number-columns-repeated="2" office:value-type="float" office:value="37.0826" calcext:value-type="float">
            <text:p>37.0826</text:p>
          </table:table-cell>
          <table:table-cell office:value-type="float" office:value="14738105" calcext:value-type="float">
            <text:p>14738105</text:p>
          </table:table-cell>
          <table:table-cell/>
          <table:table-cell office:value-type="float" office:value="37.0826" calcext:value-type="float">
            <text:p>37.0826</text:p>
          </table:table-cell>
          <table:table-cell table:formula="of:=[.I493]/[.I494]" office:value-type="float" office:value="0.56190011840745" calcext:value-type="float">
            <text:p>0.56190011840745</text:p>
          </table:table-cell>
          <table:table-cell table:formula="of:=([.J493]-1)*100" office:value-type="float" office:value="-43.809988159255" calcext:value-type="float">
            <text:p>-43.809988159255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-0.324168342396125" calcext:value-type="float">
            <text:p>-0.324168342396125</text:p>
          </table:table-cell>
          <table:table-cell table:formula="of:=[.L493]/1000" office:value-type="float" office:value="0.538" calcext:value-type="float">
            <text:p>0.53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03" calcext:value-type="date">
            <text:p>2017-02-03</text:p>
          </table:table-cell>
          <table:table-cell office:value-type="float" office:value="67.231003" calcext:value-type="float">
            <text:p>67.231003</text:p>
          </table:table-cell>
          <table:table-cell office:value-type="float" office:value="68.708298" calcext:value-type="float">
            <text:p>68.708298</text:p>
          </table:table-cell>
          <table:table-cell office:value-type="float" office:value="65.6633" calcext:value-type="float">
            <text:p>65.6633</text:p>
          </table:table-cell>
          <table:table-cell table:number-columns-repeated="2" office:value-type="float" office:value="65.995003" calcext:value-type="float">
            <text:p>65.995003</text:p>
          </table:table-cell>
          <table:table-cell office:value-type="float" office:value="43953225" calcext:value-type="float">
            <text:p>43953225</text:p>
          </table:table-cell>
          <table:table-cell/>
          <table:table-cell office:value-type="float" office:value="65.995003" calcext:value-type="float">
            <text:p>65.995003</text:p>
          </table:table-cell>
          <table:table-cell table:formula="of:=[.I494]/[.I495]" office:value-type="float" office:value="4.08637789473684" calcext:value-type="float">
            <text:p>4.08637789473684</text:p>
          </table:table-cell>
          <table:table-cell table:formula="of:=([.J494]-1)*100" office:value-type="float" office:value="308.637789473684" calcext:value-type="float">
            <text:p>308.637789473684</text:p>
          </table:table-cell>
          <table:table-cell office:value-type="float" office:value="879" calcext:value-type="float">
            <text:p>879</text:p>
          </table:table-cell>
          <table:table-cell/>
          <table:table-cell office:value-type="float" office:value="-0.318699206738082" calcext:value-type="float">
            <text:p>-0.318699206738082</text:p>
          </table:table-cell>
          <table:table-cell table:formula="of:=[.L494]/1000" office:value-type="float" office:value="0.879" calcext:value-type="float">
            <text:p>0.87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03" calcext:value-type="date">
            <text:p>2019-05-03</text:p>
          </table:table-cell>
          <table:table-cell office:value-type="float" office:value="16.25" calcext:value-type="float">
            <text:p>16.25</text:p>
          </table:table-cell>
          <table:table-cell office:value-type="float" office:value="16.5" calcext:value-type="float">
            <text:p>16.5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6.15" calcext:value-type="float">
            <text:p>16.15</text:p>
          </table:table-cell>
          <table:table-cell office:value-type="float" office:value="26630328" calcext:value-type="float">
            <text:p>26630328</text:p>
          </table:table-cell>
          <table:table-cell/>
          <table:table-cell office:value-type="float" office:value="16.15" calcext:value-type="float">
            <text:p>16.15</text:p>
          </table:table-cell>
          <table:table-cell table:formula="of:=[.I495]/[.I496]" office:value-type="float" office:value="0.366906188630538" calcext:value-type="float">
            <text:p>0.366906188630538</text:p>
          </table:table-cell>
          <table:table-cell table:formula="of:=([.J495]-1)*100" office:value-type="float" office:value="-63.3093811369462" calcext:value-type="float">
            <text:p>-63.3093811369462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-0.308648129095801" calcext:value-type="float">
            <text:p>-0.308648129095801</text:p>
          </table:table-cell>
          <table:table-cell table:formula="of:=[.L495]/1000" office:value-type="float" office:value="0.328" calcext:value-type="float">
            <text:p>0.32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08" calcext:value-type="date">
            <text:p>2016-11-08</text:p>
          </table:table-cell>
          <table:table-cell office:value-type="float" office:value="43.986599" calcext:value-type="float">
            <text:p>43.986599</text:p>
          </table:table-cell>
          <table:table-cell office:value-type="float" office:value="44.438801" calcext:value-type="float">
            <text:p>44.438801</text:p>
          </table:table-cell>
          <table:table-cell office:value-type="float" office:value="43.263" calcext:value-type="float">
            <text:p>43.263</text:p>
          </table:table-cell>
          <table:table-cell table:number-columns-repeated="2" office:value-type="float" office:value="44.016701" calcext:value-type="float">
            <text:p>44.016701</text:p>
          </table:table-cell>
          <table:table-cell office:value-type="float" office:value="8486135" calcext:value-type="float">
            <text:p>8486135</text:p>
          </table:table-cell>
          <table:table-cell/>
          <table:table-cell office:value-type="float" office:value="44.016701" calcext:value-type="float">
            <text:p>44.016701</text:p>
          </table:table-cell>
          <table:table-cell table:formula="of:=[.I496]/[.I497]" office:value-type="float" office:value="1.96500506533417" calcext:value-type="float">
            <text:p>1.96500506533417</text:p>
          </table:table-cell>
          <table:table-cell table:formula="of:=([.J496]-1)*100" office:value-type="float" office:value="96.5005065334172" calcext:value-type="float">
            <text:p>96.5005065334172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-0.273233756329316" calcext:value-type="float">
            <text:p>-0.273233756329316</text:p>
          </table:table-cell>
          <table:table-cell table:formula="of:=[.L496]/1000" office:value-type="float" office:value="0.94" calcext:value-type="float">
            <text:p>0.9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27" calcext:value-type="date">
            <text:p>2018-12-27</text:p>
          </table:table-cell>
          <table:table-cell office:value-type="float" office:value="22.731899" calcext:value-type="float">
            <text:p>22.731899</text:p>
          </table:table-cell>
          <table:table-cell office:value-type="float" office:value="22.9128" calcext:value-type="float">
            <text:p>22.9128</text:p>
          </table:table-cell>
          <table:table-cell office:value-type="float" office:value="22.279699" calcext:value-type="float">
            <text:p>22.279699</text:p>
          </table:table-cell>
          <table:table-cell table:number-columns-repeated="2" office:value-type="float" office:value="22.400299" calcext:value-type="float">
            <text:p>22.400299</text:p>
          </table:table-cell>
          <table:table-cell office:value-type="float" office:value="24583190" calcext:value-type="float">
            <text:p>24583190</text:p>
          </table:table-cell>
          <table:table-cell/>
          <table:table-cell office:value-type="float" office:value="22.400299" calcext:value-type="float">
            <text:p>22.400299</text:p>
          </table:table-cell>
          <table:table-cell table:formula="of:=[.I497]/[.I498]" office:value-type="float" office:value="0.997315254267473" calcext:value-type="float">
            <text:p>0.997315254267473</text:p>
          </table:table-cell>
          <table:table-cell table:formula="of:=([.J497]-1)*100" office:value-type="float" office:value="-0.268474573252719" calcext:value-type="float">
            <text:p>-0.26847457325271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-0.268474573252719" calcext:value-type="float">
            <text:p>-0.268474573252719</text:p>
          </table:table-cell>
          <table:table-cell table:formula="of:=[.L497]/1000" office:value-type="float" office:value="0.411" calcext:value-type="float">
            <text:p>0.41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26" calcext:value-type="date">
            <text:p>2018-12-26</text:p>
          </table:table-cell>
          <table:table-cell office:value-type="float" office:value="22.3701" calcext:value-type="float">
            <text:p>22.3701</text:p>
          </table:table-cell>
          <table:table-cell office:value-type="float" office:value="22.6113" calcext:value-type="float">
            <text:p>22.6113</text:p>
          </table:table-cell>
          <table:table-cell office:value-type="float" office:value="21.9179" calcext:value-type="float">
            <text:p>21.9179</text:p>
          </table:table-cell>
          <table:table-cell table:number-columns-repeated="2" office:value-type="float" office:value="22.4606" calcext:value-type="float">
            <text:p>22.4606</text:p>
          </table:table-cell>
          <table:table-cell office:value-type="float" office:value="28065121" calcext:value-type="float">
            <text:p>28065121</text:p>
          </table:table-cell>
          <table:table-cell/>
          <table:table-cell office:value-type="float" office:value="22.4606" calcext:value-type="float">
            <text:p>22.4606</text:p>
          </table:table-cell>
          <table:table-cell table:formula="of:=[.I498]/[.I499]" office:value-type="float" office:value="0.484080314753285" calcext:value-type="float">
            <text:p>0.484080314753285</text:p>
          </table:table-cell>
          <table:table-cell table:formula="of:=([.J498]-1)*100" office:value-type="float" office:value="-51.5919685246715" calcext:value-type="float">
            <text:p>-51.5919685246715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-0.267755717233509" calcext:value-type="float">
            <text:p>-0.267755717233509</text:p>
          </table:table-cell>
          <table:table-cell table:formula="of:=[.L498]/1000" office:value-type="float" office:value="0.412" calcext:value-type="float">
            <text:p>0.41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15" calcext:value-type="date">
            <text:p>2016-12-15</text:p>
          </table:table-cell>
          <table:table-cell office:value-type="float" office:value="45.584499" calcext:value-type="float">
            <text:p>45.584499</text:p>
          </table:table-cell>
          <table:table-cell office:value-type="float" office:value="46.730099" calcext:value-type="float">
            <text:p>46.730099</text:p>
          </table:table-cell>
          <table:table-cell office:value-type="float" office:value="45.584499" calcext:value-type="float">
            <text:p>45.584499</text:p>
          </table:table-cell>
          <table:table-cell table:number-columns-repeated="2" office:value-type="float" office:value="46.398499" calcext:value-type="float">
            <text:p>46.398499</text:p>
          </table:table-cell>
          <table:table-cell office:value-type="float" office:value="7604637" calcext:value-type="float">
            <text:p>7604637</text:p>
          </table:table-cell>
          <table:table-cell/>
          <table:table-cell office:value-type="float" office:value="46.398499" calcext:value-type="float">
            <text:p>46.398499</text:p>
          </table:table-cell>
          <table:table-cell table:formula="of:=[.I499]/[.I500]" office:value-type="float" office:value="0.763015253612357" calcext:value-type="float">
            <text:p>0.763015253612357</text:p>
          </table:table-cell>
          <table:table-cell table:formula="of:=([.J499]-1)*100" office:value-type="float" office:value="-23.6984746387643" calcext:value-type="float">
            <text:p>-23.6984746387643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float" office:value="-0.259250501406949" calcext:value-type="float">
            <text:p>-0.259250501406949</text:p>
          </table:table-cell>
          <table:table-cell table:formula="of:=[.L499]/1000" office:value-type="float" office:value="0.914" calcext:value-type="float">
            <text:p>0.91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21" calcext:value-type="date">
            <text:p>2017-11-21</text:p>
          </table:table-cell>
          <table:table-cell office:value-type="float" office:value="61.804298" calcext:value-type="float">
            <text:p>61.804298</text:p>
          </table:table-cell>
          <table:table-cell office:value-type="float" office:value="61.9249" calcext:value-type="float">
            <text:p>61.9249</text:p>
          </table:table-cell>
          <table:table-cell office:value-type="float" office:value="59.995399" calcext:value-type="float">
            <text:p>59.995399</text:p>
          </table:table-cell>
          <table:table-cell table:number-columns-repeated="2" office:value-type="float" office:value="60.809399" calcext:value-type="float">
            <text:p>60.809399</text:p>
          </table:table-cell>
          <table:table-cell office:value-type="float" office:value="28758691" calcext:value-type="float">
            <text:p>28758691</text:p>
          </table:table-cell>
          <table:table-cell/>
          <table:table-cell office:value-type="float" office:value="60.809399" calcext:value-type="float">
            <text:p>60.809399</text:p>
          </table:table-cell>
          <table:table-cell table:formula="of:=[.I500]/[.I501]" office:value-type="float" office:value="1.09204045312674" calcext:value-type="float">
            <text:p>1.09204045312674</text:p>
          </table:table-cell>
          <table:table-cell table:formula="of:=([.J500]-1)*100" office:value-type="float" office:value="9.20404531267398" calcext:value-type="float">
            <text:p>9.20404531267398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-0.247377793258918" calcext:value-type="float">
            <text:p>-0.247377793258918</text:p>
          </table:table-cell>
          <table:table-cell table:formula="of:=[.L500]/1000" office:value-type="float" office:value="0.682" calcext:value-type="float">
            <text:p>0.68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02" calcext:value-type="date">
            <text:p>2017-08-02</text:p>
          </table:table-cell>
          <table:table-cell office:value-type="float" office:value="56.046001" calcext:value-type="float">
            <text:p>56.046001</text:p>
          </table:table-cell>
          <table:table-cell office:value-type="float" office:value="56.5886" calcext:value-type="float">
            <text:p>56.5886</text:p>
          </table:table-cell>
          <table:table-cell office:value-type="float" office:value="55.2621" calcext:value-type="float">
            <text:p>55.2621</text:p>
          </table:table-cell>
          <table:table-cell table:number-columns-repeated="2" office:value-type="float" office:value="55.6842" calcext:value-type="float">
            <text:p>55.6842</text:p>
          </table:table-cell>
          <table:table-cell office:value-type="float" office:value="13747431" calcext:value-type="float">
            <text:p>13747431</text:p>
          </table:table-cell>
          <table:table-cell/>
          <table:table-cell office:value-type="float" office:value="55.6842" calcext:value-type="float">
            <text:p>55.6842</text:p>
          </table:table-cell>
          <table:table-cell table:formula="of:=[.I501]/[.I502]" office:value-type="float" office:value="1.30161962516696" calcext:value-type="float">
            <text:p>1.30161962516696</text:p>
          </table:table-cell>
          <table:table-cell table:formula="of:=([.J501]-1)*100" office:value-type="float" office:value="30.1619625166965" calcext:value-type="float">
            <text:p>30.1619625166965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-0.216106865936516" calcext:value-type="float">
            <text:p>-0.216106865936516</text:p>
          </table:table-cell>
          <table:table-cell table:formula="of:=[.L501]/1000" office:value-type="float" office:value="0.757" calcext:value-type="float">
            <text:p>0.75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22" calcext:value-type="date">
            <text:p>2016-11-22</text:p>
          </table:table-cell>
          <table:table-cell office:value-type="float" office:value="43.051998" calcext:value-type="float">
            <text:p>43.051998</text:p>
          </table:table-cell>
          <table:table-cell office:value-type="float" office:value="43.383598" calcext:value-type="float">
            <text:p>43.383598</text:p>
          </table:table-cell>
          <table:table-cell office:value-type="float" office:value="42.479198" calcext:value-type="float">
            <text:p>42.479198</text:p>
          </table:table-cell>
          <table:table-cell table:number-columns-repeated="2" office:value-type="float" office:value="42.780701" calcext:value-type="float">
            <text:p>42.780701</text:p>
          </table:table-cell>
          <table:table-cell office:value-type="float" office:value="15453999" calcext:value-type="float">
            <text:p>15453999</text:p>
          </table:table-cell>
          <table:table-cell/>
          <table:table-cell office:value-type="float" office:value="42.780701" calcext:value-type="float">
            <text:p>42.780701</text:p>
          </table:table-cell>
          <table:table-cell table:formula="of:=[.I502]/[.I503]" office:value-type="float" office:value="1.34758069444313" calcext:value-type="float">
            <text:p>1.34758069444313</text:p>
          </table:table-cell>
          <table:table-cell table:formula="of:=([.J502]-1)*100" office:value-type="float" office:value="34.7580694443132" calcext:value-type="float">
            <text:p>34.7580694443132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float" office:value="-0.210864656823262" calcext:value-type="float">
            <text:p>-0.210864656823262</text:p>
          </table:table-cell>
          <table:table-cell table:formula="of:=[.L502]/1000" office:value-type="float" office:value="0.931" calcext:value-type="float">
            <text:p>0.93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17" calcext:value-type="date">
            <text:p>2018-05-17</text:p>
          </table:table-cell>
          <table:table-cell office:value-type="float" office:value="31.686001" calcext:value-type="float">
            <text:p>31.686001</text:p>
          </table:table-cell>
          <table:table-cell office:value-type="float" office:value="32.319099" calcext:value-type="float">
            <text:p>32.319099</text:p>
          </table:table-cell>
          <table:table-cell office:value-type="float" office:value="31.535299" calcext:value-type="float">
            <text:p>31.535299</text:p>
          </table:table-cell>
          <table:table-cell table:number-columns-repeated="2" office:value-type="float" office:value="31.7463" calcext:value-type="float">
            <text:p>31.7463</text:p>
          </table:table-cell>
          <table:table-cell office:value-type="float" office:value="25520564" calcext:value-type="float">
            <text:p>25520564</text:p>
          </table:table-cell>
          <table:table-cell/>
          <table:table-cell office:value-type="float" office:value="31.7463" calcext:value-type="float">
            <text:p>31.7463</text:p>
          </table:table-cell>
          <table:table-cell table:formula="of:=[.I503]/[.I504]" office:value-type="float" office:value="0.997157377625892" calcext:value-type="float">
            <text:p>0.997157377625892</text:p>
          </table:table-cell>
          <table:table-cell table:formula="of:=([.J503]-1)*100" office:value-type="float" office:value="-0.284262237410793" calcext:value-type="float">
            <text:p>-0.284262237410793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-0.189586432074274" calcext:value-type="float">
            <text:p>-0.189586432074274</text:p>
          </table:table-cell>
          <table:table-cell table:formula="of:=[.L503]/1000" office:value-type="float" office:value="0.562" calcext:value-type="float">
            <text:p>0.56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23" calcext:value-type="date">
            <text:p>2018-08-23</text:p>
          </table:table-cell>
          <table:table-cell office:value-type="float" office:value="32.108101" calcext:value-type="float">
            <text:p>32.108101</text:p>
          </table:table-cell>
          <table:table-cell office:value-type="float" office:value="32.3493" calcext:value-type="float">
            <text:p>32.3493</text:p>
          </table:table-cell>
          <table:table-cell office:value-type="float" office:value="31.6257" calcext:value-type="float">
            <text:p>31.6257</text:p>
          </table:table-cell>
          <table:table-cell table:number-columns-repeated="2" office:value-type="float" office:value="31.8368" calcext:value-type="float">
            <text:p>31.8368</text:p>
          </table:table-cell>
          <table:table-cell office:value-type="float" office:value="19888199" calcext:value-type="float">
            <text:p>19888199</text:p>
          </table:table-cell>
          <table:table-cell/>
          <table:table-cell office:value-type="float" office:value="31.8368" calcext:value-type="float">
            <text:p>31.8368</text:p>
          </table:table-cell>
          <table:table-cell table:formula="of:=[.I504]/[.I505]" office:value-type="float" office:value="0.661240254578993" calcext:value-type="float">
            <text:p>0.661240254578993</text:p>
          </table:table-cell>
          <table:table-cell table:formula="of:=([.J504]-1)*100" office:value-type="float" office:value="-33.8759745421006" calcext:value-type="float">
            <text:p>-33.8759745421006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-0.18904539911152" calcext:value-type="float">
            <text:p>-0.18904539911152</text:p>
          </table:table-cell>
          <table:table-cell table:formula="of:=[.L504]/1000" office:value-type="float" office:value="0.494" calcext:value-type="float">
            <text:p>0.49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10" calcext:value-type="date">
            <text:p>2016-10-10</text:p>
          </table:table-cell>
          <table:table-cell office:value-type="float" office:value="48.539001" calcext:value-type="float">
            <text:p>48.539001</text:p>
          </table:table-cell>
          <table:table-cell office:value-type="float" office:value="48.689701" calcext:value-type="float">
            <text:p>48.689701</text:p>
          </table:table-cell>
          <table:table-cell office:value-type="float" office:value="48.056599" calcext:value-type="float">
            <text:p>48.056599</text:p>
          </table:table-cell>
          <table:table-cell table:number-columns-repeated="2" office:value-type="float" office:value="48.147099" calcext:value-type="float">
            <text:p>48.147099</text:p>
          </table:table-cell>
          <table:table-cell office:value-type="float" office:value="3375145" calcext:value-type="float">
            <text:p>3375145</text:p>
          </table:table-cell>
          <table:table-cell/>
          <table:table-cell office:value-type="float" office:value="48.147099" calcext:value-type="float">
            <text:p>48.147099</text:p>
          </table:table-cell>
          <table:table-cell table:formula="of:=[.I505]/[.I506]" office:value-type="float" office:value="0.745217677888412" calcext:value-type="float">
            <text:p>0.745217677888412</text:p>
          </table:table-cell>
          <table:table-cell table:formula="of:=([.J505]-1)*100" office:value-type="float" office:value="-25.4782322111588" calcext:value-type="float">
            <text:p>-25.4782322111588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float" office:value="-0.187406067632157" calcext:value-type="float">
            <text:p>-0.187406067632157</text:p>
          </table:table-cell>
          <table:table-cell table:formula="of:=[.L505]/1000" office:value-type="float" office:value="0.958" calcext:value-type="float">
            <text:p>0.95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11" calcext:value-type="date">
            <text:p>2018-01-11</text:p>
          </table:table-cell>
          <table:table-cell office:value-type="float" office:value="64.5177" calcext:value-type="float">
            <text:p>64.5177</text:p>
          </table:table-cell>
          <table:table-cell office:value-type="float" office:value="65.723602" calcext:value-type="float">
            <text:p>65.723602</text:p>
          </table:table-cell>
          <table:table-cell office:value-type="float" office:value="64.035301" calcext:value-type="float">
            <text:p>64.035301</text:p>
          </table:table-cell>
          <table:table-cell table:number-columns-repeated="2" office:value-type="float" office:value="64.608101" calcext:value-type="float">
            <text:p>64.608101</text:p>
          </table:table-cell>
          <table:table-cell office:value-type="float" office:value="21678340" calcext:value-type="float">
            <text:p>21678340</text:p>
          </table:table-cell>
          <table:table-cell/>
          <table:table-cell office:value-type="float" office:value="64.608101" calcext:value-type="float">
            <text:p>64.608101</text:p>
          </table:table-cell>
          <table:table-cell table:formula="of:=[.I506]/[.I507]" office:value-type="float" office:value="1.96245382281203" calcext:value-type="float">
            <text:p>1.96245382281203</text:p>
          </table:table-cell>
          <table:table-cell table:formula="of:=([.J506]-1)*100" office:value-type="float" office:value="96.2453822812032" calcext:value-type="float">
            <text:p>96.2453822812032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-0.186313029402929" calcext:value-type="float">
            <text:p>-0.186313029402929</text:p>
          </table:table-cell>
          <table:table-cell table:formula="of:=[.L506]/1000" office:value-type="float" office:value="0.646" calcext:value-type="float">
            <text:p>0.64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09" calcext:value-type="date">
            <text:p>2018-07-09</text:p>
          </table:table-cell>
          <table:table-cell office:value-type="float" office:value="33.283901" calcext:value-type="float">
            <text:p>33.283901</text:p>
          </table:table-cell>
          <table:table-cell office:value-type="float" office:value="33.5854" calcext:value-type="float">
            <text:p>33.5854</text:p>
          </table:table-cell>
          <table:table-cell office:value-type="float" office:value="32.801498" calcext:value-type="float">
            <text:p>32.801498</text:p>
          </table:table-cell>
          <table:table-cell table:number-columns-repeated="2" office:value-type="float" office:value="32.9221" calcext:value-type="float">
            <text:p>32.9221</text:p>
          </table:table-cell>
          <table:table-cell office:value-type="float" office:value="11981756" calcext:value-type="float">
            <text:p>11981756</text:p>
          </table:table-cell>
          <table:table-cell/>
          <table:table-cell office:value-type="float" office:value="32.9221" calcext:value-type="float">
            <text:p>32.9221</text:p>
          </table:table-cell>
          <table:table-cell table:formula="of:=[.I507]/[.I508]" office:value-type="float" office:value="0.627225023142689" calcext:value-type="float">
            <text:p>0.627225023142689</text:p>
          </table:table-cell>
          <table:table-cell table:formula="of:=([.J507]-1)*100" office:value-type="float" office:value="-37.2774976857311" calcext:value-type="float">
            <text:p>-37.2774976857311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-0.182821752899176" calcext:value-type="float">
            <text:p>-0.182821752899176</text:p>
          </table:table-cell>
          <table:table-cell table:formula="of:=[.L507]/1000" office:value-type="float" office:value="0.525" calcext:value-type="float">
            <text:p>0.52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18" calcext:value-type="date">
            <text:p>2017-05-18</text:p>
          </table:table-cell>
          <table:table-cell office:value-type="float" office:value="51.975899" calcext:value-type="float">
            <text:p>51.975899</text:p>
          </table:table-cell>
          <table:table-cell office:value-type="float" office:value="53.031101" calcext:value-type="float">
            <text:p>53.031101</text:p>
          </table:table-cell>
          <table:table-cell office:value-type="float" office:value="51.734699" calcext:value-type="float">
            <text:p>51.734699</text:p>
          </table:table-cell>
          <table:table-cell table:number-columns-repeated="2" office:value-type="float" office:value="52.488499" calcext:value-type="float">
            <text:p>52.488499</text:p>
          </table:table-cell>
          <table:table-cell office:value-type="float" office:value="14244446" calcext:value-type="float">
            <text:p>14244446</text:p>
          </table:table-cell>
          <table:table-cell/>
          <table:table-cell office:value-type="float" office:value="52.488499" calcext:value-type="float">
            <text:p>52.488499</text:p>
          </table:table-cell>
          <table:table-cell table:formula="of:=[.I508]/[.I509]" office:value-type="float" office:value="0.9920242484951" calcext:value-type="float">
            <text:p>0.9920242484951</text:p>
          </table:table-cell>
          <table:table-cell table:formula="of:=([.J508]-1)*100" office:value-type="float" office:value="-0.797575150489982" calcext:value-type="float">
            <text:p>-0.797575150489982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-0.171932090095694" calcext:value-type="float">
            <text:p>-0.171932090095694</text:p>
          </table:table-cell>
          <table:table-cell table:formula="of:=[.L508]/1000" office:value-type="float" office:value="0.81" calcext:value-type="float">
            <text:p>0.8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22" calcext:value-type="date">
            <text:p>2017-05-22</text:p>
          </table:table-cell>
          <table:table-cell office:value-type="float" office:value="53.061298" calcext:value-type="float">
            <text:p>53.061298</text:p>
          </table:table-cell>
          <table:table-cell office:value-type="float" office:value="53.392899" calcext:value-type="float">
            <text:p>53.392899</text:p>
          </table:table-cell>
          <table:table-cell office:value-type="float" office:value="52.5186" calcext:value-type="float">
            <text:p>52.5186</text:p>
          </table:table-cell>
          <table:table-cell table:number-columns-repeated="2" office:value-type="float" office:value="52.9105" calcext:value-type="float">
            <text:p>52.9105</text:p>
          </table:table-cell>
          <table:table-cell office:value-type="float" office:value="8346468" calcext:value-type="float">
            <text:p>8346468</text:p>
          </table:table-cell>
          <table:table-cell/>
          <table:table-cell office:value-type="float" office:value="52.9105" calcext:value-type="float">
            <text:p>52.9105</text:p>
          </table:table-cell>
          <table:table-cell table:formula="of:=[.I509]/[.I510]" office:value-type="float" office:value="0.976626526483661" calcext:value-type="float">
            <text:p>0.976626526483661</text:p>
          </table:table-cell>
          <table:table-cell table:formula="of:=([.J509]-1)*100" office:value-type="float" office:value="-2.33734735163391" calcext:value-type="float">
            <text:p>-2.33734735163391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-0.170749611719589" calcext:value-type="float">
            <text:p>-0.170749611719589</text:p>
          </table:table-cell>
          <table:table-cell table:formula="of:=[.L509]/1000" office:value-type="float" office:value="0.808" calcext:value-type="float">
            <text:p>0.80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28" calcext:value-type="date">
            <text:p>2017-08-28</text:p>
          </table:table-cell>
          <table:table-cell office:value-type="float" office:value="54.056198" calcext:value-type="float">
            <text:p>54.056198</text:p>
          </table:table-cell>
          <table:table-cell office:value-type="float" office:value="54.990799" calcext:value-type="float">
            <text:p>54.990799</text:p>
          </table:table-cell>
          <table:table-cell office:value-type="float" office:value="53.995899" calcext:value-type="float">
            <text:p>53.995899</text:p>
          </table:table-cell>
          <table:table-cell table:number-columns-repeated="2" office:value-type="float" office:value="54.1768" calcext:value-type="float">
            <text:p>54.1768</text:p>
          </table:table-cell>
          <table:table-cell office:value-type="float" office:value="8689262" calcext:value-type="float">
            <text:p>8689262</text:p>
          </table:table-cell>
          <table:table-cell/>
          <table:table-cell office:value-type="float" office:value="54.1768" calcext:value-type="float">
            <text:p>54.1768</text:p>
          </table:table-cell>
          <table:table-cell table:formula="of:=[.I510]/[.I511]" office:value-type="float" office:value="0.978757998720927" calcext:value-type="float">
            <text:p>0.978757998720927</text:p>
          </table:table-cell>
          <table:table-cell table:formula="of:=([.J510]-1)*100" office:value-type="float" office:value="-2.12420012790727" calcext:value-type="float">
            <text:p>-2.12420012790727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float" office:value="-0.166583129404141" calcext:value-type="float">
            <text:p>-0.166583129404141</text:p>
          </table:table-cell>
          <table:table-cell table:formula="of:=[.L510]/1000" office:value-type="float" office:value="0.741" calcext:value-type="float">
            <text:p>0.74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24" calcext:value-type="date">
            <text:p>2017-07-24</text:p>
          </table:table-cell>
          <table:table-cell office:value-type="float" office:value="54.568699" calcext:value-type="float">
            <text:p>54.568699</text:p>
          </table:table-cell>
          <table:table-cell office:value-type="float" office:value="55.985699" calcext:value-type="float">
            <text:p>55.985699</text:p>
          </table:table-cell>
          <table:table-cell office:value-type="float" office:value="53.875301" calcext:value-type="float">
            <text:p>53.875301</text:p>
          </table:table-cell>
          <table:table-cell table:number-columns-repeated="2" office:value-type="float" office:value="55.3526" calcext:value-type="float">
            <text:p>55.3526</text:p>
          </table:table-cell>
          <table:table-cell office:value-type="float" office:value="25302606" calcext:value-type="float">
            <text:p>25302606</text:p>
          </table:table-cell>
          <table:table-cell/>
          <table:table-cell office:value-type="float" office:value="55.3526" calcext:value-type="float">
            <text:p>55.3526</text:p>
          </table:table-cell>
          <table:table-cell table:formula="of:=[.I511]/[.I512]" office:value-type="float" office:value="0.986037615024747" calcext:value-type="float">
            <text:p>0.986037615024747</text:p>
          </table:table-cell>
          <table:table-cell table:formula="of:=([.J511]-1)*100" office:value-type="float" office:value="-1.39623849752526" calcext:value-type="float">
            <text:p>-1.39623849752526</text:p>
          </table:table-cell>
          <table:table-cell office:value-type="float" office:value="764" calcext:value-type="float">
            <text:p>764</text:p>
          </table:table-cell>
          <table:table-cell/>
          <table:table-cell office:value-type="float" office:value="-0.163052140702125" calcext:value-type="float">
            <text:p>-0.163052140702125</text:p>
          </table:table-cell>
          <table:table-cell table:formula="of:=[.L511]/1000" office:value-type="float" office:value="0.764" calcext:value-type="float">
            <text:p>0.76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04" calcext:value-type="date">
            <text:p>2017-12-04</text:p>
          </table:table-cell>
          <table:table-cell office:value-type="float" office:value="56.257" calcext:value-type="float">
            <text:p>56.257</text:p>
          </table:table-cell>
          <table:table-cell office:value-type="float" office:value="56.860001" calcext:value-type="float">
            <text:p>56.860001</text:p>
          </table:table-cell>
          <table:table-cell office:value-type="float" office:value="55.6842" calcext:value-type="float">
            <text:p>55.6842</text:p>
          </table:table-cell>
          <table:table-cell table:number-columns-repeated="2" office:value-type="float" office:value="56.136398" calcext:value-type="float">
            <text:p>56.136398</text:p>
          </table:table-cell>
          <table:table-cell office:value-type="float" office:value="7613870" calcext:value-type="float">
            <text:p>7613870</text:p>
          </table:table-cell>
          <table:table-cell/>
          <table:table-cell office:value-type="float" office:value="56.136398" calcext:value-type="float">
            <text:p>56.136398</text:p>
          </table:table-cell>
          <table:table-cell table:formula="of:=[.I512]/[.I513]" office:value-type="float" office:value="1.49198535315372" calcext:value-type="float">
            <text:p>1.49198535315372</text:p>
          </table:table-cell>
          <table:table-cell table:formula="of:=([.J512]-1)*100" office:value-type="float" office:value="49.1985353153719" calcext:value-type="float">
            <text:p>49.1985353153719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-0.160954993462381" calcext:value-type="float">
            <text:p>-0.160954993462381</text:p>
          </table:table-cell>
          <table:table-cell table:formula="of:=[.L512]/1000" office:value-type="float" office:value="0.673" calcext:value-type="float">
            <text:p>0.67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07" calcext:value-type="date">
            <text:p>2018-05-07</text:p>
          </table:table-cell>
          <table:table-cell office:value-type="float" office:value="38.0172" calcext:value-type="float">
            <text:p>38.0172</text:p>
          </table:table-cell>
          <table:table-cell office:value-type="float" office:value="38.228199" calcext:value-type="float">
            <text:p>38.228199</text:p>
          </table:table-cell>
          <table:table-cell office:value-type="float" office:value="37.444401" calcext:value-type="float">
            <text:p>37.444401</text:p>
          </table:table-cell>
          <table:table-cell table:number-columns-repeated="2" office:value-type="float" office:value="37.625301" calcext:value-type="float">
            <text:p>37.625301</text:p>
          </table:table-cell>
          <table:table-cell office:value-type="float" office:value="16613470" calcext:value-type="float">
            <text:p>16613470</text:p>
          </table:table-cell>
          <table:table-cell/>
          <table:table-cell office:value-type="float" office:value="37.625301" calcext:value-type="float">
            <text:p>37.625301</text:p>
          </table:table-cell>
          <table:table-cell table:formula="of:=[.I513]/[.I514]" office:value-type="float" office:value="0.62808282494087" calcext:value-type="float">
            <text:p>0.62808282494087</text:p>
          </table:table-cell>
          <table:table-cell table:formula="of:=([.J513]-1)*100" office:value-type="float" office:value="-37.191717505913" calcext:value-type="float">
            <text:p>-37.191717505913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-0.160005413208231" calcext:value-type="float">
            <text:p>-0.160005413208231</text:p>
          </table:table-cell>
          <table:table-cell table:formula="of:=[.L513]/1000" office:value-type="float" office:value="0.57" calcext:value-type="float">
            <text:p>0.5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23" calcext:value-type="date">
            <text:p>2018-01-23</text:p>
          </table:table-cell>
          <table:table-cell office:value-type="float" office:value="60.146198" calcext:value-type="float">
            <text:p>60.146198</text:p>
          </table:table-cell>
          <table:table-cell office:value-type="float" office:value="61.382198" calcext:value-type="float">
            <text:p>61.382198</text:p>
          </table:table-cell>
          <table:table-cell office:value-type="float" office:value="59.573299" calcext:value-type="float">
            <text:p>59.573299</text:p>
          </table:table-cell>
          <table:table-cell table:number-columns-repeated="2" office:value-type="float" office:value="59.904999" calcext:value-type="float">
            <text:p>59.904999</text:p>
          </table:table-cell>
          <table:table-cell office:value-type="float" office:value="16250521" calcext:value-type="float">
            <text:p>16250521</text:p>
          </table:table-cell>
          <table:table-cell/>
          <table:table-cell office:value-type="float" office:value="59.904999" calcext:value-type="float">
            <text:p>59.904999</text:p>
          </table:table-cell>
          <table:table-cell table:formula="of:=[.I514]/[.I515]" office:value-type="float" office:value="1.40225738044319" calcext:value-type="float">
            <text:p>1.40225738044319</text:p>
          </table:table-cell>
          <table:table-cell table:formula="of:=([.J514]-1)*100" office:value-type="float" office:value="40.225738044319" calcext:value-type="float">
            <text:p>40.225738044319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-0.150678221174927" calcext:value-type="float">
            <text:p>-0.150678221174927</text:p>
          </table:table-cell>
          <table:table-cell table:formula="of:=[.L514]/1000" office:value-type="float" office:value="0.638" calcext:value-type="float">
            <text:p>0.63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20" calcext:value-type="date">
            <text:p>2018-04-20</text:p>
          </table:table-cell>
          <table:table-cell office:value-type="float" office:value="42.9314" calcext:value-type="float">
            <text:p>42.9314</text:p>
          </table:table-cell>
          <table:table-cell office:value-type="float" office:value="43.383598" calcext:value-type="float">
            <text:p>43.383598</text:p>
          </table:table-cell>
          <table:table-cell office:value-type="float" office:value="42.479198" calcext:value-type="float">
            <text:p>42.479198</text:p>
          </table:table-cell>
          <table:table-cell table:number-columns-repeated="2" office:value-type="float" office:value="42.720402" calcext:value-type="float">
            <text:p>42.720402</text:p>
          </table:table-cell>
          <table:table-cell office:value-type="float" office:value="13604687" calcext:value-type="float">
            <text:p>13604687</text:p>
          </table:table-cell>
          <table:table-cell/>
          <table:table-cell office:value-type="float" office:value="42.720402" calcext:value-type="float">
            <text:p>42.720402</text:p>
          </table:table-cell>
          <table:table-cell table:formula="of:=[.I515]/[.I516]" office:value-type="float" office:value="0.641467703936611" calcext:value-type="float">
            <text:p>0.641467703936611</text:p>
          </table:table-cell>
          <table:table-cell table:formula="of:=([.J515]-1)*100" office:value-type="float" office:value="-35.8532296063389" calcext:value-type="float">
            <text:p>-35.8532296063389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-0.140949069534879" calcext:value-type="float">
            <text:p>-0.140949069534879</text:p>
          </table:table-cell>
          <table:table-cell table:formula="of:=[.L515]/1000" office:value-type="float" office:value="0.58" calcext:value-type="float">
            <text:p>0.5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10" calcext:value-type="date">
            <text:p>2017-02-10</text:p>
          </table:table-cell>
          <table:table-cell office:value-type="float" office:value="67.321503" calcext:value-type="float">
            <text:p>67.321503</text:p>
          </table:table-cell>
          <table:table-cell office:value-type="float" office:value="67.411903" calcext:value-type="float">
            <text:p>67.411903</text:p>
          </table:table-cell>
          <table:table-cell office:value-type="float" office:value="66.145699" calcext:value-type="float">
            <text:p>66.145699</text:p>
          </table:table-cell>
          <table:table-cell table:number-columns-repeated="2" office:value-type="float" office:value="66.5979" calcext:value-type="float">
            <text:p>66.5979</text:p>
          </table:table-cell>
          <table:table-cell office:value-type="float" office:value="19083632" calcext:value-type="float">
            <text:p>19083632</text:p>
          </table:table-cell>
          <table:table-cell/>
          <table:table-cell office:value-type="float" office:value="66.5979" calcext:value-type="float">
            <text:p>66.5979</text:p>
          </table:table-cell>
          <table:table-cell table:formula="of:=[.I516]/[.I517]" office:value-type="float" office:value="1.47561836008962" calcext:value-type="float">
            <text:p>1.47561836008962</text:p>
          </table:table-cell>
          <table:table-cell table:formula="of:=([.J516]-1)*100" office:value-type="float" office:value="47.5618360089619" calcext:value-type="float">
            <text:p>47.5618360089619</text:p>
          </table:table-cell>
          <table:table-cell office:value-type="float" office:value="874" calcext:value-type="float">
            <text:p>874</text:p>
          </table:table-cell>
          <table:table-cell/>
          <table:table-cell office:value-type="float" office:value="-0.135705759922278" calcext:value-type="float">
            <text:p>-0.135705759922278</text:p>
          </table:table-cell>
          <table:table-cell table:formula="of:=[.L516]/1000" office:value-type="float" office:value="0.874" calcext:value-type="float">
            <text:p>0.87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09" calcext:value-type="date">
            <text:p>2018-04-09</text:p>
          </table:table-cell>
          <table:table-cell office:value-type="float" office:value="44.9212" calcext:value-type="float">
            <text:p>44.9212</text:p>
          </table:table-cell>
          <table:table-cell office:value-type="float" office:value="45.433701" calcext:value-type="float">
            <text:p>45.433701</text:p>
          </table:table-cell>
          <table:table-cell office:value-type="float" office:value="44.3484" calcext:value-type="float">
            <text:p>44.3484</text:p>
          </table:table-cell>
          <table:table-cell table:number-columns-repeated="2" office:value-type="float" office:value="45.132198" calcext:value-type="float">
            <text:p>45.132198</text:p>
          </table:table-cell>
          <table:table-cell office:value-type="float" office:value="16454997" calcext:value-type="float">
            <text:p>16454997</text:p>
          </table:table-cell>
          <table:table-cell/>
          <table:table-cell office:value-type="float" office:value="45.132198" calcext:value-type="float">
            <text:p>45.132198</text:p>
          </table:table-cell>
          <table:table-cell table:formula="of:=[.I517]/[.I518]" office:value-type="float" office:value="0.662682600874196" calcext:value-type="float">
            <text:p>0.662682600874196</text:p>
          </table:table-cell>
          <table:table-cell table:formula="of:=([.J517]-1)*100" office:value-type="float" office:value="-33.7317399125804" calcext:value-type="float">
            <text:p>-33.7317399125804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-0.133435854767139" calcext:value-type="float">
            <text:p>-0.133435854767139</text:p>
          </table:table-cell>
          <table:table-cell table:formula="of:=[.L517]/1000" office:value-type="float" office:value="0.589" calcext:value-type="float">
            <text:p>0.58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16" calcext:value-type="date">
            <text:p>2017-03-16</text:p>
          </table:table-cell>
          <table:table-cell office:value-type="float" office:value="68.346497" calcext:value-type="float">
            <text:p>68.346497</text:p>
          </table:table-cell>
          <table:table-cell office:value-type="float" office:value="69.461998" calcext:value-type="float">
            <text:p>69.461998</text:p>
          </table:table-cell>
          <table:table-cell office:value-type="float" office:value="67.110497" calcext:value-type="float">
            <text:p>67.110497</text:p>
          </table:table-cell>
          <table:table-cell table:number-columns-repeated="2" office:value-type="float" office:value="68.105301" calcext:value-type="float">
            <text:p>68.105301</text:p>
          </table:table-cell>
          <table:table-cell office:value-type="float" office:value="61015466" calcext:value-type="float">
            <text:p>61015466</text:p>
          </table:table-cell>
          <table:table-cell/>
          <table:table-cell office:value-type="float" office:value="68.105301" calcext:value-type="float">
            <text:p>68.105301</text:p>
          </table:table-cell>
          <table:table-cell table:formula="of:=[.I518]/[.I519]" office:value-type="float" office:value="2.77177582401106" calcext:value-type="float">
            <text:p>2.77177582401106</text:p>
          </table:table-cell>
          <table:table-cell table:formula="of:=([.J518]-1)*100" office:value-type="float" office:value="177.177582401106" calcext:value-type="float">
            <text:p>177.177582401106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-0.132706117785764" calcext:value-type="float">
            <text:p>-0.132706117785764</text:p>
          </table:table-cell>
          <table:table-cell table:formula="of:=[.L518]/1000" office:value-type="float" office:value="0.852" calcext:value-type="float">
            <text:p>0.85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13" calcext:value-type="date">
            <text:p>2018-11-13</text:p>
          </table:table-cell>
          <table:table-cell office:value-type="float" office:value="24.3901" calcext:value-type="float">
            <text:p>24.3901</text:p>
          </table:table-cell>
          <table:table-cell office:value-type="float" office:value="24.691601" calcext:value-type="float">
            <text:p>24.691601</text:p>
          </table:table-cell>
          <table:table-cell office:value-type="float" office:value="23.425301" calcext:value-type="float">
            <text:p>23.425301</text:p>
          </table:table-cell>
          <table:table-cell table:number-columns-repeated="2" office:value-type="float" office:value="24.570999" calcext:value-type="float">
            <text:p>24.570999</text:p>
          </table:table-cell>
          <table:table-cell office:value-type="float" office:value="20938007" calcext:value-type="float">
            <text:p>20938007</text:p>
          </table:table-cell>
          <table:table-cell/>
          <table:table-cell office:value-type="float" office:value="24.570999" calcext:value-type="float">
            <text:p>24.570999</text:p>
          </table:table-cell>
          <table:table-cell table:formula="of:=[.I519]/[.I520]" office:value-type="float" office:value="0.967933779791215" calcext:value-type="float">
            <text:p>0.967933779791215</text:p>
          </table:table-cell>
          <table:table-cell table:formula="of:=([.J519]-1)*100" office:value-type="float" office:value="-3.20662202087848" calcext:value-type="float">
            <text:p>-3.20662202087848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-0.122360377285546" calcext:value-type="float">
            <text:p>-0.122360377285546</text:p>
          </table:table-cell>
          <table:table-cell table:formula="of:=[.L519]/1000" office:value-type="float" office:value="0.441" calcext:value-type="float">
            <text:p>0.44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07" calcext:value-type="date">
            <text:p>2018-11-07</text:p>
          </table:table-cell>
          <table:table-cell table:number-columns-repeated="2" office:value-type="float" office:value="25.8071" calcext:value-type="float">
            <text:p>25.8071</text:p>
          </table:table-cell>
          <table:table-cell office:value-type="float" office:value="25.2041" calcext:value-type="float">
            <text:p>25.2041</text:p>
          </table:table-cell>
          <table:table-cell table:number-columns-repeated="2" office:value-type="float" office:value="25.385" calcext:value-type="float">
            <text:p>25.385</text:p>
          </table:table-cell>
          <table:table-cell office:value-type="float" office:value="2564038" calcext:value-type="float">
            <text:p>2564038</text:p>
          </table:table-cell>
          <table:table-cell/>
          <table:table-cell office:value-type="float" office:value="25.385" calcext:value-type="float">
            <text:p>25.385</text:p>
          </table:table-cell>
          <table:table-cell table:formula="of:=[.I520]/[.I521]" office:value-type="float" office:value="0.489250349741244" calcext:value-type="float">
            <text:p>0.489250349741244</text:p>
          </table:table-cell>
          <table:table-cell table:formula="of:=([.J520]-1)*100" office:value-type="float" office:value="-51.0749650258756" calcext:value-type="float">
            <text:p>-51.0749650258756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-0.11843352967329" calcext:value-type="float">
            <text:p>-0.11843352967329</text:p>
          </table:table-cell>
          <table:table-cell table:formula="of:=[.L520]/1000" office:value-type="float" office:value="0.444" calcext:value-type="float">
            <text:p>0.44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17" calcext:value-type="date">
            <text:p>2017-04-17</text:p>
          </table:table-cell>
          <table:table-cell table:number-columns-repeated="2" office:value-type="float" office:value="52.277401" calcext:value-type="float">
            <text:p>52.277401</text:p>
          </table:table-cell>
          <table:table-cell office:value-type="float" office:value="51.312698" calcext:value-type="float">
            <text:p>51.312698</text:p>
          </table:table-cell>
          <table:table-cell table:number-columns-repeated="2" office:value-type="float" office:value="51.885502" calcext:value-type="float">
            <text:p>51.885502</text:p>
          </table:table-cell>
          <table:table-cell office:value-type="float" office:value="12023010" calcext:value-type="float">
            <text:p>12023010</text:p>
          </table:table-cell>
          <table:table-cell/>
          <table:table-cell office:value-type="float" office:value="51.885502" calcext:value-type="float">
            <text:p>51.885502</text:p>
          </table:table-cell>
          <table:table-cell table:formula="of:=[.I521]/[.I522]" office:value-type="float" office:value="0.905313404568546" calcext:value-type="float">
            <text:p>0.905313404568546</text:p>
          </table:table-cell>
          <table:table-cell table:formula="of:=([.J521]-1)*100" office:value-type="float" office:value="-9.46865954314543" calcext:value-type="float">
            <text:p>-9.46865954314543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-0.11608060485967" calcext:value-type="float">
            <text:p>-0.11608060485967</text:p>
          </table:table-cell>
          <table:table-cell table:formula="of:=[.L521]/1000" office:value-type="float" office:value="0.832" calcext:value-type="float">
            <text:p>0.83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20" calcext:value-type="date">
            <text:p>2017-07-20</text:p>
          </table:table-cell>
          <table:table-cell office:value-type="float" office:value="57.794601" calcext:value-type="float">
            <text:p>57.794601</text:p>
          </table:table-cell>
          <table:table-cell office:value-type="float" office:value="58.186501" calcext:value-type="float">
            <text:p>58.186501</text:p>
          </table:table-cell>
          <table:table-cell office:value-type="float" office:value="56.709202" calcext:value-type="float">
            <text:p>56.709202</text:p>
          </table:table-cell>
          <table:table-cell table:number-columns-repeated="2" office:value-type="float" office:value="57.312199" calcext:value-type="float">
            <text:p>57.312199</text:p>
          </table:table-cell>
          <table:table-cell office:value-type="float" office:value="23155945" calcext:value-type="float">
            <text:p>23155945</text:p>
          </table:table-cell>
          <table:table-cell/>
          <table:table-cell office:value-type="float" office:value="57.312199" calcext:value-type="float">
            <text:p>57.312199</text:p>
          </table:table-cell>
          <table:table-cell table:formula="of:=[.I522]/[.I523]" office:value-type="float" office:value="0.877249426668091" calcext:value-type="float">
            <text:p>0.877249426668091</text:p>
          </table:table-cell>
          <table:table-cell table:formula="of:=([.J522]-1)*100" office:value-type="float" office:value="-12.2750573331909" calcext:value-type="float">
            <text:p>-12.2750573331909</text:p>
          </table:table-cell>
          <table:table-cell office:value-type="float" office:value="766" calcext:value-type="float">
            <text:p>766</text:p>
          </table:table-cell>
          <table:table-cell/>
          <table:table-cell office:value-type="float" office:value="-0.105106103009178" calcext:value-type="float">
            <text:p>-0.105106103009178</text:p>
          </table:table-cell>
          <table:table-cell table:formula="of:=[.L522]/1000" office:value-type="float" office:value="0.766" calcext:value-type="float">
            <text:p>0.76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21" calcext:value-type="date">
            <text:p>2017-02-21</text:p>
          </table:table-cell>
          <table:table-cell office:value-type="float" office:value="65.723602" calcext:value-type="float">
            <text:p>65.723602</text:p>
          </table:table-cell>
          <table:table-cell office:value-type="float" office:value="66.386902" calcext:value-type="float">
            <text:p>66.386902</text:p>
          </table:table-cell>
          <table:table-cell office:value-type="float" office:value="64.276497" calcext:value-type="float">
            <text:p>64.276497</text:p>
          </table:table-cell>
          <table:table-cell table:number-columns-repeated="2" office:value-type="float" office:value="65.331703" calcext:value-type="float">
            <text:p>65.331703</text:p>
          </table:table-cell>
          <table:table-cell office:value-type="float" office:value="33579416" calcext:value-type="float">
            <text:p>33579416</text:p>
          </table:table-cell>
          <table:table-cell/>
          <table:table-cell office:value-type="float" office:value="65.331703" calcext:value-type="float">
            <text:p>65.331703</text:p>
          </table:table-cell>
          <table:table-cell table:formula="of:=[.I523]/[.I524]" office:value-type="float" office:value="1.36032610412322" calcext:value-type="float">
            <text:p>1.36032610412322</text:p>
          </table:table-cell>
          <table:table-cell table:formula="of:=([.J523]-1)*100" office:value-type="float" office:value="36.0326104123221" calcext:value-type="float">
            <text:p>36.0326104123221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-0.092205471378926" calcext:value-type="float">
            <text:p>-0.092205471378926</text:p>
          </table:table-cell>
          <table:table-cell table:formula="of:=[.L523]/1000" office:value-type="float" office:value="0.867" calcext:value-type="float">
            <text:p>0.86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08" calcext:value-type="date">
            <text:p>2018-03-08</text:p>
          </table:table-cell>
          <table:table-cell office:value-type="float" office:value="49.443501" calcext:value-type="float">
            <text:p>49.443501</text:p>
          </table:table-cell>
          <table:table-cell office:value-type="float" office:value="49.986099" calcext:value-type="float">
            <text:p>49.986099</text:p>
          </table:table-cell>
          <table:table-cell office:value-type="float" office:value="47.363201" calcext:value-type="float">
            <text:p>47.363201</text:p>
          </table:table-cell>
          <table:table-cell table:number-columns-repeated="2" office:value-type="float" office:value="48.026501" calcext:value-type="float">
            <text:p>48.026501</text:p>
          </table:table-cell>
          <table:table-cell office:value-type="float" office:value="33250438" calcext:value-type="float">
            <text:p>33250438</text:p>
          </table:table-cell>
          <table:table-cell/>
          <table:table-cell office:value-type="float" office:value="48.026501" calcext:value-type="float">
            <text:p>48.026501</text:p>
          </table:table-cell>
          <table:table-cell table:formula="of:=[.I524]/[.I525]" office:value-type="float" office:value="0.895951602477588" calcext:value-type="float">
            <text:p>0.895951602477588</text:p>
          </table:table-cell>
          <table:table-cell table:formula="of:=([.J524]-1)*100" office:value-type="float" office:value="-10.4048397522412" calcext:value-type="float">
            <text:p>-10.4048397522412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-0.062630316390044" calcext:value-type="float">
            <text:p>-0.062630316390044</text:p>
          </table:table-cell>
          <table:table-cell table:formula="of:=[.L524]/1000" office:value-type="float" office:value="0.609" calcext:value-type="float">
            <text:p>0.60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17" calcext:value-type="date">
            <text:p>2017-07-17</text:p>
          </table:table-cell>
          <table:table-cell office:value-type="float" office:value="53.6642" calcext:value-type="float">
            <text:p>53.6642</text:p>
          </table:table-cell>
          <table:table-cell office:value-type="float" office:value="53.995899" calcext:value-type="float">
            <text:p>53.995899</text:p>
          </table:table-cell>
          <table:table-cell office:value-type="float" office:value="53.061298" calcext:value-type="float">
            <text:p>53.061298</text:p>
          </table:table-cell>
          <table:table-cell table:number-columns-repeated="2" office:value-type="float" office:value="53.603901" calcext:value-type="float">
            <text:p>53.603901</text:p>
          </table:table-cell>
          <table:table-cell office:value-type="float" office:value="10908009" calcext:value-type="float">
            <text:p>10908009</text:p>
          </table:table-cell>
          <table:table-cell/>
          <table:table-cell office:value-type="float" office:value="53.603901" calcext:value-type="float">
            <text:p>53.603901</text:p>
          </table:table-cell>
          <table:table-cell table:formula="of:=[.I525]/[.I526]" office:value-type="float" office:value="0.949785517360045" calcext:value-type="float">
            <text:p>0.949785517360045</text:p>
          </table:table-cell>
          <table:table-cell table:formula="of:=([.J525]-1)*100" office:value-type="float" office:value="-5.0214482639955" calcext:value-type="float">
            <text:p>-5.0214482639955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-0.056309323497195" calcext:value-type="float">
            <text:p>-0.056309323497195</text:p>
          </table:table-cell>
          <table:table-cell table:formula="of:=[.L525]/1000" office:value-type="float" office:value="0.769" calcext:value-type="float">
            <text:p>0.76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19" calcext:value-type="date">
            <text:p>2016-08-19</text:p>
          </table:table-cell>
          <table:table-cell office:value-type="float" office:value="56.618801" calcext:value-type="float">
            <text:p>56.618801</text:p>
          </table:table-cell>
          <table:table-cell office:value-type="float" office:value="56.799702" calcext:value-type="float">
            <text:p>56.799702</text:p>
          </table:table-cell>
          <table:table-cell office:value-type="float" office:value="56.136398" calcext:value-type="float">
            <text:p>56.136398</text:p>
          </table:table-cell>
          <table:table-cell office:value-type="float" office:value="56.437901" calcext:value-type="float">
            <text:p>56.437901</text:p>
          </table:table-cell>
          <table:table-cell office:value-type="float" office:value="55.772892" calcext:value-type="float">
            <text:p>55.772892</text:p>
          </table:table-cell>
          <table:table-cell office:value-type="float" office:value="7627975" calcext:value-type="float">
            <text:p>7627975</text:p>
          </table:table-cell>
          <table:table-cell/>
          <table:table-cell office:value-type="float" office:value="56.437901" calcext:value-type="float">
            <text:p>56.437901</text:p>
          </table:table-cell>
          <table:table-cell table:formula="of:=[.I526]/[.I527]" office:value-type="float" office:value="0.996804948236187" calcext:value-type="float">
            <text:p>0.996804948236187</text:p>
          </table:table-cell>
          <table:table-cell table:formula="of:=([.J526]-1)*100" office:value-type="float" office:value="-0.319505176381252" calcext:value-type="float">
            <text:p>-0.319505176381252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-0.05330098557238" calcext:value-type="float">
            <text:p>-0.05330098557238</text:p>
          </table:table-cell>
          <table:table-cell table:formula="of:=[.L526]/1000" office:value-type="float" office:value="0.992" calcext:value-type="float">
            <text:p>0.99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15" calcext:value-type="date">
            <text:p>2017-12-15</text:p>
          </table:table-cell>
          <table:table-cell office:value-type="float" office:value="57.2519" calcext:value-type="float">
            <text:p>57.2519</text:p>
          </table:table-cell>
          <table:table-cell office:value-type="float" office:value="57.282101" calcext:value-type="float">
            <text:p>57.282101</text:p>
          </table:table-cell>
          <table:table-cell office:value-type="float" office:value="56.4077" calcext:value-type="float">
            <text:p>56.4077</text:p>
          </table:table-cell>
          <table:table-cell table:number-columns-repeated="2" office:value-type="float" office:value="56.618801" calcext:value-type="float">
            <text:p>56.618801</text:p>
          </table:table-cell>
          <table:table-cell office:value-type="float" office:value="7742079" calcext:value-type="float">
            <text:p>7742079</text:p>
          </table:table-cell>
          <table:table-cell/>
          <table:table-cell office:value-type="float" office:value="56.618801" calcext:value-type="float">
            <text:p>56.618801</text:p>
          </table:table-cell>
          <table:table-cell table:formula="of:=[.I527]/[.I528]" office:value-type="float" office:value="6.66103541176471" calcext:value-type="float">
            <text:p>6.66103541176471</text:p>
          </table:table-cell>
          <table:table-cell table:formula="of:=([.J527]-1)*100" office:value-type="float" office:value="566.103541176471" calcext:value-type="float">
            <text:p>566.103541176471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-0.053130776645816" calcext:value-type="float">
            <text:p>-0.053130776645816</text:p>
          </table:table-cell>
          <table:table-cell table:formula="of:=[.L527]/1000" office:value-type="float" office:value="0.664" calcext:value-type="float">
            <text:p>0.66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float" office:value="8.6" calcext:value-type="float">
            <text:p>8.6</text:p>
          </table:table-cell>
          <table:table-cell office:value-type="float" office:value="8.7" calcext:value-type="float">
            <text:p>8.7</text:p>
          </table:table-cell>
          <table:table-cell office:value-type="float" office:value="8.45" calcext:value-type="float">
            <text:p>8.45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101582302" calcext:value-type="float">
            <text:p>101582302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I528]/[.I529]" office:value-type="float" office:value="0.949720670391062" calcext:value-type="float">
            <text:p>0.949720670391062</text:p>
          </table:table-cell>
          <table:table-cell table:formula="of:=([.J528]-1)*100" office:value-type="float" office:value="-5.02793296089384" calcext:value-type="float">
            <text:p>-5.027932960893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28]/1000" office:value-type="float" office:value="0.006" calcext:value-type="float">
            <text:p>0.00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float" office:value="9.05" calcext:value-type="float">
            <text:p>9.05</text:p>
          </table:table-cell>
          <table:table-cell office:value-type="float" office:value="9.15" calcext:value-type="float">
            <text:p>9.15</text:p>
          </table:table-cell>
          <table:table-cell office:value-type="float" office:value="8.85" calcext:value-type="float">
            <text:p>8.85</text:p>
          </table:table-cell>
          <table:table-cell table:number-columns-repeated="2" office:value-type="float" office:value="8.95" calcext:value-type="float">
            <text:p>8.95</text:p>
          </table:table-cell>
          <table:table-cell office:value-type="float" office:value="108158573" calcext:value-type="float">
            <text:p>108158573</text:p>
          </table:table-cell>
          <table:table-cell/>
          <table:table-cell office:value-type="float" office:value="8.95" calcext:value-type="float">
            <text:p>8.95</text:p>
          </table:table-cell>
          <table:table-cell table:formula="of:=[.I529]/[.I530]" office:value-type="float" office:value="1.11180124223602" calcext:value-type="float">
            <text:p>1.11180124223602</text:p>
          </table:table-cell>
          <table:table-cell table:formula="of:=([.J529]-1)*100" office:value-type="float" office:value="11.1801242236025" calcext:value-type="float">
            <text:p>11.18012422360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29]/1000" office:value-type="float" office:value="0.01" calcext:value-type="float">
            <text:p>0.0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float" office:value="8.05" calcext:value-type="float">
            <text:p>8.05</text:p>
          </table:table-cell>
          <table:table-cell office:value-type="float" office:value="8.15" calcext:value-type="float">
            <text:p>8.15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05" calcext:value-type="float">
            <text:p>8.05</text:p>
          </table:table-cell>
          <table:table-cell office:value-type="float" office:value="189177411" calcext:value-type="float">
            <text:p>189177411</text:p>
          </table:table-cell>
          <table:table-cell/>
          <table:table-cell office:value-type="float" office:value="8.05" calcext:value-type="float">
            <text:p>8.05</text:p>
          </table:table-cell>
          <table:table-cell table:formula="of:=[.I530]/[.I531]" office:value-type="float" office:value="0.825641025641026" calcext:value-type="float">
            <text:p>0.825641025641026</text:p>
          </table:table-cell>
          <table:table-cell table:formula="of:=([.J530]-1)*100" office:value-type="float" office:value="-17.4358974358974" calcext:value-type="float">
            <text:p>-17.435897435897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30]/1000" office:value-type="float" office:value="0.024" calcext:value-type="float">
            <text:p>0.02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9.75" calcext:value-type="float">
            <text:p>9.75</text:p>
          </table:table-cell>
          <table:table-cell office:value-type="float" office:value="378786463" calcext:value-type="float">
            <text:p>378786463</text:p>
          </table:table-cell>
          <table:table-cell/>
          <table:table-cell office:value-type="float" office:value="9.75" calcext:value-type="float">
            <text:p>9.75</text:p>
          </table:table-cell>
          <table:table-cell table:formula="of:=[.I531]/[.I532]" office:value-type="float" office:value="0.960591133004926" calcext:value-type="float">
            <text:p>0.960591133004926</text:p>
          </table:table-cell>
          <table:table-cell table:formula="of:=([.J531]-1)*100" office:value-type="float" office:value="-3.9408866995074" calcext:value-type="float">
            <text:p>-3.940886699507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31]/1000" office:value-type="float" office:value="0.035" calcext:value-type="float">
            <text:p>0.03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10.15" calcext:value-type="float">
            <text:p>10.15</text:p>
          </table:table-cell>
          <table:table-cell office:value-type="float" office:value="860072479" calcext:value-type="float">
            <text:p>860072479</text:p>
          </table:table-cell>
          <table:table-cell/>
          <table:table-cell office:value-type="float" office:value="10.15" calcext:value-type="float">
            <text:p>10.15</text:p>
          </table:table-cell>
          <table:table-cell table:formula="of:=[.I532]/[.I533]" office:value-type="float" office:value="1.54961832061069" calcext:value-type="float">
            <text:p>1.54961832061069</text:p>
          </table:table-cell>
          <table:table-cell table:formula="of:=([.J532]-1)*100" office:value-type="float" office:value="54.9618320610687" calcext:value-type="float">
            <text:p>54.961832061068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32]/1000" office:value-type="float" office:value="0.055" calcext:value-type="float">
            <text:p>0.05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float" office:value="6.45" calcext:value-type="float">
            <text:p>6.45</text:p>
          </table:table-cell>
          <table:table-cell office:value-type="float" office:value="6.9" calcext:value-type="float">
            <text:p>6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55" calcext:value-type="float">
            <text:p>6.55</text:p>
          </table:table-cell>
          <table:table-cell office:value-type="float" office:value="504566767" calcext:value-type="float">
            <text:p>504566767</text:p>
          </table:table-cell>
          <table:table-cell/>
          <table:table-cell office:value-type="float" office:value="6.55" calcext:value-type="float">
            <text:p>6.55</text:p>
          </table:table-cell>
          <table:table-cell table:formula="of:=[.I533]/[.I534]" office:value-type="float" office:value="1.57831325301205" calcext:value-type="float">
            <text:p>1.57831325301205</text:p>
          </table:table-cell>
          <table:table-cell table:formula="of:=([.J533]-1)*100" office:value-type="float" office:value="57.8313253012048" calcext:value-type="float">
            <text:p>57.831325301204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33]/1000" office:value-type="float" office:value="0.065" calcext:value-type="float">
            <text:p>0.06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float" office:value="4.25" calcext:value-type="float">
            <text:p>4.25</text:p>
          </table:table-cell>
          <table:table-cell office:value-type="float" office:value="4.3" calcext:value-type="float">
            <text:p>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4.15" calcext:value-type="float">
            <text:p>4.15</text:p>
          </table:table-cell>
          <table:table-cell office:value-type="float" office:value="184891529" calcext:value-type="float">
            <text:p>184891529</text:p>
          </table:table-cell>
          <table:table-cell/>
          <table:table-cell office:value-type="float" office:value="4.15" calcext:value-type="float">
            <text:p>4.15</text:p>
          </table:table-cell>
          <table:table-cell table:formula="of:=[.I534]/[.I535]" office:value-type="float" office:value="0.988095238095238" calcext:value-type="float">
            <text:p>0.988095238095238</text:p>
          </table:table-cell>
          <table:table-cell table:formula="of:=([.J534]-1)*100" office:value-type="float" office:value="-1.19047619047619" calcext:value-type="float">
            <text:p>-1.1904761904761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34]/1000" office:value-type="float" office:value="0.083" calcext:value-type="float">
            <text:p>0.08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float" office:value="4.35" calcext:value-type="float">
            <text:p>4.35</text:p>
          </table:table-cell>
          <table:table-cell office:value-type="float" office:value="4.4" calcext:value-type="float">
            <text:p>4.4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307532315" calcext:value-type="float">
            <text:p>307532315</text:p>
          </table:table-cell>
          <table:table-cell/>
          <table:table-cell office:value-type="float" office:value="4.2" calcext:value-type="float">
            <text:p>4.2</text:p>
          </table:table-cell>
          <table:table-cell table:formula="of:=[.I535]/[.I536]" office:value-type="float" office:value="0.988235294117647" calcext:value-type="float">
            <text:p>0.988235294117647</text:p>
          </table:table-cell>
          <table:table-cell table:formula="of:=([.J535]-1)*100" office:value-type="float" office:value="-1.17647058823529" calcext:value-type="float">
            <text:p>-1.1764705882352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35]/1000" office:value-type="float" office:value="0.085" calcext:value-type="float">
            <text:p>0.08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16" calcext:value-type="date">
            <text:p>2020-04-16</text:p>
          </table:table-cell>
          <table:table-cell office:value-type="float" office:value="4.5" calcext:value-type="float">
            <text:p>4.5</text:p>
          </table:table-cell>
          <table:table-cell office:value-type="float" office:value="4.65" calcext:value-type="float">
            <text:p>4.65</text:p>
          </table:table-cell>
          <table:table-cell office:value-type="float" office:value="4.15" calcext:value-type="float">
            <text:p>4.15</text:p>
          </table:table-cell>
          <table:table-cell table:number-columns-repeated="2" office:value-type="float" office:value="4.25" calcext:value-type="float">
            <text:p>4.25</text:p>
          </table:table-cell>
          <table:table-cell office:value-type="float" office:value="403023318" calcext:value-type="float">
            <text:p>403023318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[.I536]/[.I537]" office:value-type="float" office:value="1.328125" calcext:value-type="float">
            <text:p>1.328125</text:p>
          </table:table-cell>
          <table:table-cell table:formula="of:=([.J536]-1)*100" office:value-type="float" office:value="32.8125" calcext:value-type="float">
            <text:p>32.812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36]/1000" office:value-type="float" office:value="0.095" calcext:value-type="float">
            <text:p>0.09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08" calcext:value-type="date">
            <text:p>2020-04-08</text:p>
          </table:table-cell>
          <table:table-cell office:value-type="float" office:value="3.2" calcext:value-type="float">
            <text:p>3.2</text:p>
          </table:table-cell>
          <table:table-cell office:value-type="float" office:value="3.25" calcext:value-type="float">
            <text:p>3.25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39785930" calcext:value-type="float">
            <text:p>139785930</text:p>
          </table:table-cell>
          <table:table-cell/>
          <table:table-cell office:value-type="float" office:value="3.2" calcext:value-type="float">
            <text:p>3.2</text:p>
          </table:table-cell>
          <table:table-cell table:formula="of:=[.I537]/[.I538]" office:value-type="float" office:value="0.955223880597015" calcext:value-type="float">
            <text:p>0.955223880597015</text:p>
          </table:table-cell>
          <table:table-cell table:formula="of:=([.J537]-1)*100" office:value-type="float" office:value="-4.47761194029851" calcext:value-type="float">
            <text:p>-4.4776119402985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37]/1000" office:value-type="float" office:value="0.099" calcext:value-type="float">
            <text:p>0.09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25" calcext:value-type="date">
            <text:p>2020-03-25</text:p>
          </table:table-cell>
          <table:table-cell office:value-type="float" office:value="3.35" calcext:value-type="float">
            <text:p>3.35</text:p>
          </table:table-cell>
          <table:table-cell office:value-type="float" office:value="3.45" calcext:value-type="float">
            <text:p>3.45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129150667" calcext:value-type="float">
            <text:p>129150667</text:p>
          </table:table-cell>
          <table:table-cell/>
          <table:table-cell office:value-type="float" office:value="3.35" calcext:value-type="float">
            <text:p>3.35</text:p>
          </table:table-cell>
          <table:table-cell table:formula="of:=[.I538]/[.I539]" office:value-type="float" office:value="0.930555555555556" calcext:value-type="float">
            <text:p>0.930555555555556</text:p>
          </table:table-cell>
          <table:table-cell table:formula="of:=([.J538]-1)*100" office:value-type="float" office:value="-6.94444444444444" calcext:value-type="float">
            <text:p>-6.9444444444444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38]/1000" office:value-type="float" office:value="0.107" calcext:value-type="float">
            <text:p>0.107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05" calcext:value-type="date">
            <text:p>2020-03-05</text:p>
          </table:table-cell>
          <table:table-cell office:value-type="float" office:value="3.45" calcext:value-type="float">
            <text:p>3.45</text:p>
          </table:table-cell>
          <table:table-cell office:value-type="float" office:value="3.85" calcext:value-type="float">
            <text:p>3.85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338216925" calcext:value-type="float">
            <text:p>338216925</text:p>
          </table:table-cell>
          <table:table-cell/>
          <table:table-cell office:value-type="float" office:value="3.6" calcext:value-type="float">
            <text:p>3.6</text:p>
          </table:table-cell>
          <table:table-cell table:formula="of:=[.I539]/[.I540]" office:value-type="float" office:value="1.05882352941176" calcext:value-type="float">
            <text:p>1.05882352941176</text:p>
          </table:table-cell>
          <table:table-cell table:formula="of:=([.J539]-1)*100" office:value-type="float" office:value="5.88235294117647" calcext:value-type="float">
            <text:p>5.88235294117647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39]/1000" office:value-type="float" office:value="0.12" calcext:value-type="float">
            <text:p>0.12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17" calcext:value-type="date">
            <text:p>2020-02-17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814861351" calcext:value-type="float">
            <text:p>814861351</text:p>
          </table:table-cell>
          <table:table-cell/>
          <table:table-cell office:value-type="float" office:value="3.4" calcext:value-type="float">
            <text:p>3.4</text:p>
          </table:table-cell>
          <table:table-cell table:formula="of:=[.I540]/[.I541]" office:value-type="float" office:value="0.755555555555556" calcext:value-type="float">
            <text:p>0.755555555555556</text:p>
          </table:table-cell>
          <table:table-cell table:formula="of:=([.J540]-1)*100" office:value-type="float" office:value="-24.4444444444444" calcext:value-type="float">
            <text:p>-24.444444444444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40]/1000" office:value-type="float" office:value="0.132" calcext:value-type="float">
            <text:p>0.132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13" calcext:value-type="date">
            <text:p>2020-02-13</text:p>
          </table:table-cell>
          <table:table-cell office:value-type="float" office:value="4.5" calcext:value-type="float">
            <text:p>4.5</text:p>
          </table:table-cell>
          <table:table-cell office:value-type="float" office:value="4.55" calcext:value-type="float">
            <text:p>4.55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99786073" calcext:value-type="float">
            <text:p>99786073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[.I541]/[.I542]" office:value-type="float" office:value="0.857142857142857" calcext:value-type="float">
            <text:p>0.857142857142857</text:p>
          </table:table-cell>
          <table:table-cell table:formula="of:=([.J541]-1)*100" office:value-type="float" office:value="-14.2857142857143" calcext:value-type="float">
            <text:p>-14.285714285714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41]/1000" office:value-type="float" office:value="0.134" calcext:value-type="float">
            <text:p>0.13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05" calcext:value-type="date">
            <text:p>2020-02-05</text:p>
          </table:table-cell>
          <table:table-cell office:value-type="float" office:value="5.25" calcext:value-type="float">
            <text:p>5.25</text:p>
          </table:table-cell>
          <table:table-cell office:value-type="float" office:value="5.35" calcext:value-type="float">
            <text:p>5.35</text:p>
          </table:table-cell>
          <table:table-cell office:value-type="float" office:value="4.95" calcext:value-type="float">
            <text:p>4.95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121127246" calcext:value-type="float">
            <text:p>121127246</text:p>
          </table:table-cell>
          <table:table-cell/>
          <table:table-cell office:value-type="float" office:value="5.25" calcext:value-type="float">
            <text:p>5.25</text:p>
          </table:table-cell>
          <table:table-cell table:formula="of:=[.I542]/[.I543]" office:value-type="float" office:value="0.875" calcext:value-type="float">
            <text:p>0.875</text:p>
          </table:table-cell>
          <table:table-cell table:formula="of:=([.J542]-1)*100" office:value-type="float" office:value="-12.5" calcext:value-type="float">
            <text:p>-12.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42]/1000" office:value-type="float" office:value="0.14" calcext:value-type="float">
            <text:p>0.1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16" calcext:value-type="date">
            <text:p>2020-01-16</text:p>
          </table:table-cell>
          <table:table-cell office:value-type="float" office:value="6.05" calcext:value-type="float">
            <text:p>6.05</text:p>
          </table:table-cell>
          <table:table-cell office:value-type="float" office:value="6.35" calcext:value-type="float">
            <text:p>6.35</text:p>
          </table:table-cell>
          <table:table-cell office:value-type="float" office:value="5.95" calcext:value-type="float">
            <text:p>5.9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8015296" calcext:value-type="float">
            <text:p>19801529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543]/[.I544]" office:value-type="float" office:value="1" calcext:value-type="float">
            <text:p>1</text:p>
          </table:table-cell>
          <table:table-cell table:formula="of:=([.J543]-1)*100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43]/1000" office:value-type="float" office:value="0.154" calcext:value-type="float">
            <text:p>0.15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07" calcext:value-type="date">
            <text:p>2020-01-07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5292839" calcext:value-type="float">
            <text:p>8529283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544]/[.I545]" office:value-type="float" office:value="0.983606557377049" calcext:value-type="float">
            <text:p>0.983606557377049</text:p>
          </table:table-cell>
          <table:table-cell table:formula="of:=([.J544]-1)*100" office:value-type="float" office:value="-1.63934426229507" calcext:value-type="float">
            <text:p>-1.63934426229507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44]/1000" office:value-type="float" office:value="0.161" calcext:value-type="float">
            <text:p>0.16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03" calcext:value-type="date">
            <text:p>2020-01-03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77256216" calcext:value-type="float">
            <text:p>77256216</text:p>
          </table:table-cell>
          <table:table-cell/>
          <table:table-cell office:value-type="float" office:value="6.1" calcext:value-type="float">
            <text:p>6.1</text:p>
          </table:table-cell>
          <table:table-cell table:formula="of:=[.I545]/[.I546]" office:value-type="float" office:value="1" calcext:value-type="float">
            <text:p>1</text:p>
          </table:table-cell>
          <table:table-cell table:formula="of:=([.J545]-1)*100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45]/1000" office:value-type="float" office:value="0.163" calcext:value-type="float">
            <text:p>0.16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02" calcext:value-type="date">
            <text:p>2020-01-02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5.95" calcext:value-type="float">
            <text:p>5.95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67004549" calcext:value-type="float">
            <text:p>67004549</text:p>
          </table:table-cell>
          <table:table-cell/>
          <table:table-cell office:value-type="float" office:value="6.1" calcext:value-type="float">
            <text:p>6.1</text:p>
          </table:table-cell>
          <table:table-cell table:formula="of:=[.I546]/[.I547]" office:value-type="float" office:value="0.991869918699187" calcext:value-type="float">
            <text:p>0.991869918699187</text:p>
          </table:table-cell>
          <table:table-cell table:formula="of:=([.J546]-1)*100" office:value-type="float" office:value="-0.813008130081316" calcext:value-type="float">
            <text:p>-0.81300813008131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46]/1000" office:value-type="float" office:value="0.164" calcext:value-type="float">
            <text:p>0.16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31" calcext:value-type="date">
            <text:p>2019-12-31</text:p>
          </table:table-cell>
          <table:table-cell office:value-type="float" office:value="6.15" calcext:value-type="float">
            <text:p>6.15</text:p>
          </table:table-cell>
          <table:table-cell office:value-type="float" office:value="6.25" calcext:value-type="float">
            <text:p>6.25</text:p>
          </table:table-cell>
          <table:table-cell office:value-type="float" office:value="5.95" calcext:value-type="float">
            <text:p>5.95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170099935" calcext:value-type="float">
            <text:p>170099935</text:p>
          </table:table-cell>
          <table:table-cell/>
          <table:table-cell office:value-type="float" office:value="6.15" calcext:value-type="float">
            <text:p>6.15</text:p>
          </table:table-cell>
          <table:table-cell table:formula="of:=[.I547]/[.I548]" office:value-type="float" office:value="1.09821428571429" calcext:value-type="float">
            <text:p>1.09821428571429</text:p>
          </table:table-cell>
          <table:table-cell table:formula="of:=([.J547]-1)*100" office:value-type="float" office:value="9.82142857142858" calcext:value-type="float">
            <text:p>9.8214285714285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47]/1000" office:value-type="float" office:value="0.166" calcext:value-type="float">
            <text:p>0.16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24" calcext:value-type="date">
            <text:p>2019-09-24</text:p>
          </table:table-cell>
          <table:table-cell office:value-type="float" office:value="5.6" calcext:value-type="float">
            <text:p>5.6</text:p>
          </table:table-cell>
          <table:table-cell office:value-type="float" office:value="5.75" calcext:value-type="float">
            <text:p>5.75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91357994" calcext:value-type="float">
            <text:p>91357994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[.I548]/[.I549]" office:value-type="float" office:value="0.453441295546559" calcext:value-type="float">
            <text:p>0.453441295546559</text:p>
          </table:table-cell>
          <table:table-cell table:formula="of:=([.J548]-1)*100" office:value-type="float" office:value="-54.6558704453441" calcext:value-type="float">
            <text:p>-54.6558704453441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48]/1000" office:value-type="float" office:value="0.231" calcext:value-type="float">
            <text:p>0.23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27" calcext:value-type="date">
            <text:p>2019-06-27</text:p>
          </table:table-cell>
          <table:table-cell office:value-type="float" office:value="12.3" calcext:value-type="float">
            <text:p>12.3</text:p>
          </table:table-cell>
          <table:table-cell office:value-type="float" office:value="12.65" calcext:value-type="float">
            <text:p>12.65</text:p>
          </table:table-cell>
          <table:table-cell office:value-type="float" office:value="12.15" calcext:value-type="float">
            <text:p>12.15</text:p>
          </table:table-cell>
          <table:table-cell table:number-columns-repeated="2" office:value-type="float" office:value="12.35" calcext:value-type="float">
            <text:p>12.35</text:p>
          </table:table-cell>
          <table:table-cell office:value-type="float" office:value="156191134" calcext:value-type="float">
            <text:p>156191134</text:p>
          </table:table-cell>
          <table:table-cell/>
          <table:table-cell office:value-type="float" office:value="12.35" calcext:value-type="float">
            <text:p>12.35</text:p>
          </table:table-cell>
          <table:table-cell table:formula="of:=[.I549]/[.I550]" office:value-type="float" office:value="1.02066115702479" calcext:value-type="float">
            <text:p>1.02066115702479</text:p>
          </table:table-cell>
          <table:table-cell table:formula="of:=([.J549]-1)*100" office:value-type="float" office:value="2.06611570247934" calcext:value-type="float">
            <text:p>2.06611570247934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49]/1000" office:value-type="float" office:value="0.29" calcext:value-type="float">
            <text:p>0.2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25" calcext:value-type="date">
            <text:p>2019-06-25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 office:value-type="float" office:value="11.85" calcext:value-type="float">
            <text:p>11.85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34910618" calcext:value-type="float">
            <text:p>34910618</text:p>
          </table:table-cell>
          <table:table-cell/>
          <table:table-cell office:value-type="float" office:value="12.1" calcext:value-type="float">
            <text:p>12.1</text:p>
          </table:table-cell>
          <table:table-cell table:formula="of:=[.I550]/[.I551]" office:value-type="float" office:value="0.846153846153846" calcext:value-type="float">
            <text:p>0.846153846153846</text:p>
          </table:table-cell>
          <table:table-cell table:formula="of:=([.J550]-1)*100" office:value-type="float" office:value="-15.3846153846154" calcext:value-type="float">
            <text:p>-15.3846153846154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50]/1000" office:value-type="float" office:value="0.292" calcext:value-type="float">
            <text:p>0.29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09" calcext:value-type="date">
            <text:p>2019-05-09</text:p>
          </table:table-cell>
          <table:table-cell office:value-type="float" office:value="14.2" calcext:value-type="float">
            <text:p>14.2</text:p>
          </table:table-cell>
          <table:table-cell office:value-type="float" office:value="14.5" calcext:value-type="float">
            <text:p>14.5</text:p>
          </table:table-cell>
          <table:table-cell office:value-type="float" office:value="13.95" calcext:value-type="float">
            <text:p>13.95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57917034" calcext:value-type="float">
            <text:p>157917034</text:p>
          </table:table-cell>
          <table:table-cell/>
          <table:table-cell office:value-type="float" office:value="14.3" calcext:value-type="float">
            <text:p>14.3</text:p>
          </table:table-cell>
          <table:table-cell table:formula="of:=[.I551]/[.I552]" office:value-type="float" office:value="0.693451009868341" calcext:value-type="float">
            <text:p>0.693451009868341</text:p>
          </table:table-cell>
          <table:table-cell table:formula="of:=([.J551]-1)*100" office:value-type="float" office:value="-30.6548990131659" calcext:value-type="float">
            <text:p>-30.6548990131659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51]/1000" office:value-type="float" office:value="0.324" calcext:value-type="float">
            <text:p>0.32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12" calcext:value-type="date">
            <text:p>2019-03-12</text:p>
          </table:table-cell>
          <table:table-cell office:value-type="float" office:value="20.802401" calcext:value-type="float">
            <text:p>20.802401</text:p>
          </table:table-cell>
          <table:table-cell office:value-type="float" office:value="20.953199" calcext:value-type="float">
            <text:p>20.953199</text:p>
          </table:table-cell>
          <table:table-cell office:value-type="float" office:value="20.2899" calcext:value-type="float">
            <text:p>20.2899</text:p>
          </table:table-cell>
          <table:table-cell table:number-columns-repeated="2" office:value-type="float" office:value="20.6215" calcext:value-type="float">
            <text:p>20.6215</text:p>
          </table:table-cell>
          <table:table-cell office:value-type="float" office:value="64190254" calcext:value-type="float">
            <text:p>64190254</text:p>
          </table:table-cell>
          <table:table-cell/>
          <table:table-cell office:value-type="float" office:value="20.6215" calcext:value-type="float">
            <text:p>20.6215</text:p>
          </table:table-cell>
          <table:table-cell table:formula="of:=[.I552]/[.I553]" office:value-type="float" office:value="1.14380885826061" calcext:value-type="float">
            <text:p>1.14380885826061</text:p>
          </table:table-cell>
          <table:table-cell table:formula="of:=([.J552]-1)*100" office:value-type="float" office:value="14.3808858260609" calcext:value-type="float">
            <text:p>14.3808858260609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52]/1000" office:value-type="float" office:value="0.36" calcext:value-type="float">
            <text:p>0.3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01" calcext:value-type="date">
            <text:p>2019-03-01</text:p>
          </table:table-cell>
          <table:table-cell office:value-type="float" office:value="18.330299" calcext:value-type="float">
            <text:p>18.330299</text:p>
          </table:table-cell>
          <table:table-cell office:value-type="float" office:value="18.360399" calcext:value-type="float">
            <text:p>18.360399</text:p>
          </table:table-cell>
          <table:table-cell office:value-type="float" office:value="17.8479" calcext:value-type="float">
            <text:p>17.8479</text:p>
          </table:table-cell>
          <table:table-cell table:number-columns-repeated="2" office:value-type="float" office:value="18.028799" calcext:value-type="float">
            <text:p>18.028799</text:p>
          </table:table-cell>
          <table:table-cell office:value-type="float" office:value="44775494" calcext:value-type="float">
            <text:p>44775494</text:p>
          </table:table-cell>
          <table:table-cell/>
          <table:table-cell office:value-type="float" office:value="18.028799" calcext:value-type="float">
            <text:p>18.028799</text:p>
          </table:table-cell>
          <table:table-cell table:formula="of:=[.I553]/[.I554]" office:value-type="float" office:value="0.809202987885967" calcext:value-type="float">
            <text:p>0.809202987885967</text:p>
          </table:table-cell>
          <table:table-cell table:formula="of:=([.J553]-1)*100" office:value-type="float" office:value="-19.0797012114033" calcext:value-type="float">
            <text:p>-19.0797012114033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53]/1000" office:value-type="float" office:value="0.366" calcext:value-type="float">
            <text:p>0.36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09" calcext:value-type="date">
            <text:p>2019-01-09</text:p>
          </table:table-cell>
          <table:table-cell office:value-type="float" office:value="22.3099" calcext:value-type="float">
            <text:p>22.3099</text:p>
          </table:table-cell>
          <table:table-cell office:value-type="float" office:value="22.551001" calcext:value-type="float">
            <text:p>22.551001</text:p>
          </table:table-cell>
          <table:table-cell office:value-type="float" office:value="21.948099" calcext:value-type="float">
            <text:p>21.948099</text:p>
          </table:table-cell>
          <table:table-cell table:number-columns-repeated="2" office:value-type="float" office:value="22.279699" calcext:value-type="float">
            <text:p>22.279699</text:p>
          </table:table-cell>
          <table:table-cell office:value-type="float" office:value="18790129" calcext:value-type="float">
            <text:p>18790129</text:p>
          </table:table-cell>
          <table:table-cell/>
          <table:table-cell office:value-type="float" office:value="22.279699" calcext:value-type="float">
            <text:p>22.279699</text:p>
          </table:table-cell>
          <table:table-cell table:formula="of:=[.I554]/[.I555]" office:value-type="float" office:value="0.978806832410015" calcext:value-type="float">
            <text:p>0.978806832410015</text:p>
          </table:table-cell>
          <table:table-cell table:formula="of:=([.J554]-1)*100" office:value-type="float" office:value="-2.11931675899851" calcext:value-type="float">
            <text:p>-2.11931675899851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54]/1000" office:value-type="float" office:value="0.402" calcext:value-type="float">
            <text:p>0.40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01" calcext:value-type="date">
            <text:p>2019-01-01</text:p>
          </table:table-cell>
          <table:table-cell office:value-type="float" office:value="22.9128" calcext:value-type="float">
            <text:p>22.9128</text:p>
          </table:table-cell>
          <table:table-cell office:value-type="float" office:value="22.973101" calcext:value-type="float">
            <text:p>22.973101</text:p>
          </table:table-cell>
          <table:table-cell office:value-type="float" office:value="22.3701" calcext:value-type="float">
            <text:p>22.3701</text:p>
          </table:table-cell>
          <table:table-cell table:number-columns-repeated="2" office:value-type="float" office:value="22.7621" calcext:value-type="float">
            <text:p>22.7621</text:p>
          </table:table-cell>
          <table:table-cell office:value-type="float" office:value="14601474" calcext:value-type="float">
            <text:p>14601474</text:p>
          </table:table-cell>
          <table:table-cell/>
          <table:table-cell office:value-type="float" office:value="22.7621" calcext:value-type="float">
            <text:p>22.7621</text:p>
          </table:table-cell>
          <table:table-cell table:formula="of:=[.I555]/[.I556]" office:value-type="float" office:value="0.817099320208085" calcext:value-type="float">
            <text:p>0.817099320208085</text:p>
          </table:table-cell>
          <table:table-cell table:formula="of:=([.J555]-1)*100" office:value-type="float" office:value="-18.2900679791914" calcext:value-type="float">
            <text:p>-18.2900679791914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55]/1000" office:value-type="float" office:value="0.408" calcext:value-type="float">
            <text:p>0.40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12" calcext:value-type="date">
            <text:p>2018-09-12</text:p>
          </table:table-cell>
          <table:table-cell table:number-columns-repeated="2" office:value-type="float" office:value="28.5807" calcext:value-type="float">
            <text:p>28.5807</text:p>
          </table:table-cell>
          <table:table-cell office:value-type="float" office:value="27.0432" calcext:value-type="float">
            <text:p>27.0432</text:p>
          </table:table-cell>
          <table:table-cell table:number-columns-repeated="2" office:value-type="float" office:value="27.857201" calcext:value-type="float">
            <text:p>27.857201</text:p>
          </table:table-cell>
          <table:table-cell office:value-type="float" office:value="39430243" calcext:value-type="float">
            <text:p>39430243</text:p>
          </table:table-cell>
          <table:table-cell/>
          <table:table-cell office:value-type="float" office:value="27.857201" calcext:value-type="float">
            <text:p>27.857201</text:p>
          </table:table-cell>
          <table:table-cell table:formula="of:=[.I556]/[.I557]" office:value-type="float" office:value="0.880840613804596" calcext:value-type="float">
            <text:p>0.880840613804596</text:p>
          </table:table-cell>
          <table:table-cell table:formula="of:=([.J556]-1)*100" office:value-type="float" office:value="-11.9159386195404" calcext:value-type="float">
            <text:p>-11.9159386195404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56]/1000" office:value-type="float" office:value="0.48" calcext:value-type="float">
            <text:p>0.4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17" calcext:value-type="date">
            <text:p>2018-07-17</text:p>
          </table:table-cell>
          <table:table-cell office:value-type="float" office:value="31.655899" calcext:value-type="float">
            <text:p>31.655899</text:p>
          </table:table-cell>
          <table:table-cell office:value-type="float" office:value="32.0779" calcext:value-type="float">
            <text:p>32.0779</text:p>
          </table:table-cell>
          <table:table-cell office:value-type="float" office:value="31.0529" calcext:value-type="float">
            <text:p>31.0529</text:p>
          </table:table-cell>
          <table:table-cell table:number-columns-repeated="2" office:value-type="float" office:value="31.6257" calcext:value-type="float">
            <text:p>31.6257</text:p>
          </table:table-cell>
          <table:table-cell office:value-type="float" office:value="36703816" calcext:value-type="float">
            <text:p>36703816</text:p>
          </table:table-cell>
          <table:table-cell/>
          <table:table-cell office:value-type="float" office:value="31.6257" calcext:value-type="float">
            <text:p>31.6257</text:p>
          </table:table-cell>
          <table:table-cell table:formula="of:=[.I557]/[.I558]" office:value-type="float" office:value="0.709261800958071" calcext:value-type="float">
            <text:p>0.709261800958071</text:p>
          </table:table-cell>
          <table:table-cell table:formula="of:=([.J557]-1)*100" office:value-type="float" office:value="-29.0738199041929" calcext:value-type="float">
            <text:p>-29.0738199041929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57]/1000" office:value-type="float" office:value="0.519" calcext:value-type="float">
            <text:p>0.51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11" calcext:value-type="date">
            <text:p>2018-04-11</text:p>
          </table:table-cell>
          <table:table-cell office:value-type="float" office:value="44.619701" calcext:value-type="float">
            <text:p>44.619701</text:p>
          </table:table-cell>
          <table:table-cell office:value-type="float" office:value="45.3433" calcext:value-type="float">
            <text:p>45.3433</text:p>
          </table:table-cell>
          <table:table-cell office:value-type="float" office:value="44.3484" calcext:value-type="float">
            <text:p>44.3484</text:p>
          </table:table-cell>
          <table:table-cell table:number-columns-repeated="2" office:value-type="float" office:value="44.5896" calcext:value-type="float">
            <text:p>44.5896</text:p>
          </table:table-cell>
          <table:table-cell office:value-type="float" office:value="12530788" calcext:value-type="float">
            <text:p>12530788</text:p>
          </table:table-cell>
          <table:table-cell/>
          <table:table-cell office:value-type="float" office:value="44.5896" calcext:value-type="float">
            <text:p>44.5896</text:p>
          </table:table-cell>
          <table:table-cell table:formula="of:=[.I558]/[.I559]" office:value-type="float" office:value="0.972387332193805" calcext:value-type="float">
            <text:p>0.972387332193805</text:p>
          </table:table-cell>
          <table:table-cell table:formula="of:=([.J558]-1)*100" office:value-type="float" office:value="-2.76126678061954" calcext:value-type="float">
            <text:p>-2.76126678061954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58]/1000" office:value-type="float" office:value="0.587" calcext:value-type="float">
            <text:p>0.58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26" calcext:value-type="date">
            <text:p>2017-09-26</text:p>
          </table:table-cell>
          <table:table-cell office:value-type="float" office:value="45.885899" calcext:value-type="float">
            <text:p>45.885899</text:p>
          </table:table-cell>
          <table:table-cell office:value-type="float" office:value="46.458801" calcext:value-type="float">
            <text:p>46.458801</text:p>
          </table:table-cell>
          <table:table-cell office:value-type="float" office:value="45.584499" calcext:value-type="float">
            <text:p>45.584499</text:p>
          </table:table-cell>
          <table:table-cell table:number-columns-repeated="2" office:value-type="float" office:value="45.855801" calcext:value-type="float">
            <text:p>45.855801</text:p>
          </table:table-cell>
          <table:table-cell office:value-type="float" office:value="6541302" calcext:value-type="float">
            <text:p>6541302</text:p>
          </table:table-cell>
          <table:table-cell/>
          <table:table-cell office:value-type="float" office:value="45.855801" calcext:value-type="float">
            <text:p>45.855801</text:p>
          </table:table-cell>
          <table:table-cell table:formula="of:=[.I559]/[.I560]" office:value-type="float" office:value="0.88225123340339" calcext:value-type="float">
            <text:p>0.88225123340339</text:p>
          </table:table-cell>
          <table:table-cell table:formula="of:=([.J559]-1)*100" office:value-type="float" office:value="-11.774876659661" calcext:value-type="float">
            <text:p>-11.774876659661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59]/1000" office:value-type="float" office:value="0.72" calcext:value-type="float">
            <text:p>0.7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19" calcext:value-type="date">
            <text:p>2017-04-19</text:p>
          </table:table-cell>
          <table:table-cell office:value-type="float" office:value="52.367901" calcext:value-type="float">
            <text:p>52.367901</text:p>
          </table:table-cell>
          <table:table-cell office:value-type="float" office:value="52.458302" calcext:value-type="float">
            <text:p>52.458302</text:p>
          </table:table-cell>
          <table:table-cell office:value-type="float" office:value="51.584" calcext:value-type="float">
            <text:p>51.584</text:p>
          </table:table-cell>
          <table:table-cell table:number-columns-repeated="2" office:value-type="float" office:value="51.975899" calcext:value-type="float">
            <text:p>51.975899</text:p>
          </table:table-cell>
          <table:table-cell office:value-type="float" office:value="8428993" calcext:value-type="float">
            <text:p>8428993</text:p>
          </table:table-cell>
          <table:table-cell/>
          <table:table-cell office:value-type="float" office:value="51.975899" calcext:value-type="float">
            <text:p>51.975899</text:p>
          </table:table-cell>
          <table:table-cell table:formula="of:=[.I560]/[.I561]" office:value-type="float" office:value="1.21237611788883" calcext:value-type="float">
            <text:p>1.21237611788883</text:p>
          </table:table-cell>
          <table:table-cell table:formula="of:=([.J560]-1)*100" office:value-type="float" office:value="21.2376117888831" calcext:value-type="float">
            <text:p>21.2376117888831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60]/1000" office:value-type="float" office:value="0.83" calcext:value-type="float">
            <text:p>0.8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21" calcext:value-type="date">
            <text:p>2016-11-21</text:p>
          </table:table-cell>
          <table:table-cell office:value-type="float" office:value="42.871101" calcext:value-type="float">
            <text:p>42.871101</text:p>
          </table:table-cell>
          <table:table-cell office:value-type="float" office:value="43.654999" calcext:value-type="float">
            <text:p>43.654999</text:p>
          </table:table-cell>
          <table:table-cell office:value-type="float" office:value="42.660099" calcext:value-type="float">
            <text:p>42.660099</text:p>
          </table:table-cell>
          <table:table-cell table:number-columns-repeated="2" office:value-type="float" office:value="42.871101" calcext:value-type="float">
            <text:p>42.871101</text:p>
          </table:table-cell>
          <table:table-cell office:value-type="float" office:value="15559049" calcext:value-type="float">
            <text:p>15559049</text:p>
          </table:table-cell>
          <table:table-cell/>
          <table:table-cell office:value-type="float" office:value="42.871101" calcext:value-type="float">
            <text:p>42.871101</text:p>
          </table:table-cell>
          <table:table-cell table:formula="of:=[.I561]/[.I562]" office:value-type="float" office:value="0.889305378649225" calcext:value-type="float">
            <text:p>0.889305378649225</text:p>
          </table:table-cell>
          <table:table-cell table:formula="of:=([.J561]-1)*100" office:value-type="float" office:value="-11.0694621350775" calcext:value-type="float">
            <text:p>-11.0694621350775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61]/1000" office:value-type="float" office:value="0.932" calcext:value-type="float">
            <text:p>0.93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06" calcext:value-type="date">
            <text:p>2016-10-06</text:p>
          </table:table-cell>
          <table:table-cell office:value-type="float" office:value="48.2677" calcext:value-type="float">
            <text:p>48.2677</text:p>
          </table:table-cell>
          <table:table-cell office:value-type="float" office:value="48.719898" calcext:value-type="float">
            <text:p>48.719898</text:p>
          </table:table-cell>
          <table:table-cell office:value-type="float" office:value="47.966202" calcext:value-type="float">
            <text:p>47.966202</text:p>
          </table:table-cell>
          <table:table-cell table:number-columns-repeated="2" office:value-type="float" office:value="48.207401" calcext:value-type="float">
            <text:p>48.207401</text:p>
          </table:table-cell>
          <table:table-cell office:value-type="float" office:value="7802307" calcext:value-type="float">
            <text:p>7802307</text:p>
          </table:table-cell>
          <table:table-cell/>
          <table:table-cell office:value-type="float" office:value="48.207401" calcext:value-type="float">
            <text:p>48.207401</text:p>
          </table:table-cell>
          <table:table-cell table:formula="of:=[.I562]/[.I563]" office:value-type="float" office:value="0.999376045594735" calcext:value-type="float">
            <text:p>0.999376045594735</text:p>
          </table:table-cell>
          <table:table-cell table:formula="of:=([.J562]-1)*100" office:value-type="float" office:value="-0.0623954405264748" calcext:value-type="float">
            <text:p>-0.062395440526475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562]/1000" office:value-type="float" office:value="0.96" calcext:value-type="float">
            <text:p>0.9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07" calcext:value-type="date">
            <text:p>2016-10-07</text:p>
          </table:table-cell>
          <table:table-cell table:number-columns-repeated="2" office:value-type="float" office:value="48.569199" calcext:value-type="float">
            <text:p>48.569199</text:p>
          </table:table-cell>
          <table:table-cell office:value-type="float" office:value="47.966202" calcext:value-type="float">
            <text:p>47.966202</text:p>
          </table:table-cell>
          <table:table-cell table:number-columns-repeated="2" office:value-type="float" office:value="48.237499" calcext:value-type="float">
            <text:p>48.237499</text:p>
          </table:table-cell>
          <table:table-cell office:value-type="float" office:value="7227553" calcext:value-type="float">
            <text:p>7227553</text:p>
          </table:table-cell>
          <table:table-cell/>
          <table:table-cell office:value-type="float" office:value="48.237499" calcext:value-type="float">
            <text:p>48.237499</text:p>
          </table:table-cell>
          <table:table-cell table:formula="of:=[.I563]/[.I564]" office:value-type="float" office:value="1.01137855675297" calcext:value-type="float">
            <text:p>1.01137855675297</text:p>
          </table:table-cell>
          <table:table-cell table:formula="of:=([.J563]-1)*100" office:value-type="float" office:value="1.13785567529676" calcext:value-type="float">
            <text:p>1.13785567529676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0.062434396743361" calcext:value-type="float">
            <text:p>0.062434396743361</text:p>
          </table:table-cell>
          <table:table-cell table:formula="of:=[.L563]/1000" office:value-type="float" office:value="0.959" calcext:value-type="float">
            <text:p>0.95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13" calcext:value-type="date">
            <text:p>2017-06-13</text:p>
          </table:table-cell>
          <table:table-cell office:value-type="float" office:value="47.634602" calcext:value-type="float">
            <text:p>47.634602</text:p>
          </table:table-cell>
          <table:table-cell office:value-type="float" office:value="47.966202" calcext:value-type="float">
            <text:p>47.966202</text:p>
          </table:table-cell>
          <table:table-cell office:value-type="float" office:value="47.363201" calcext:value-type="float">
            <text:p>47.363201</text:p>
          </table:table-cell>
          <table:table-cell table:number-columns-repeated="2" office:value-type="float" office:value="47.694801" calcext:value-type="float">
            <text:p>47.694801</text:p>
          </table:table-cell>
          <table:table-cell office:value-type="float" office:value="8690932" calcext:value-type="float">
            <text:p>8690932</text:p>
          </table:table-cell>
          <table:table-cell/>
          <table:table-cell office:value-type="float" office:value="47.694801" calcext:value-type="float">
            <text:p>47.694801</text:p>
          </table:table-cell>
          <table:table-cell table:formula="of:=[.I564]/[.I565]" office:value-type="float" office:value="1.00508074175289" calcext:value-type="float">
            <text:p>1.00508074175289</text:p>
          </table:table-cell>
          <table:table-cell table:formula="of:=([.J564]-1)*100" office:value-type="float" office:value="0.508074175289286" calcext:value-type="float">
            <text:p>0.508074175289286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0.063151556602681" calcext:value-type="float">
            <text:p>0.063151556602681</text:p>
          </table:table-cell>
          <table:table-cell table:formula="of:=[.L564]/1000" office:value-type="float" office:value="0.792" calcext:value-type="float">
            <text:p>0.79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12" calcext:value-type="date">
            <text:p>2017-09-12</text:p>
          </table:table-cell>
          <table:table-cell office:value-type="float" office:value="47.453701" calcext:value-type="float">
            <text:p>47.453701</text:p>
          </table:table-cell>
          <table:table-cell office:value-type="float" office:value="48.056599" calcext:value-type="float">
            <text:p>48.056599</text:p>
          </table:table-cell>
          <table:table-cell office:value-type="float" office:value="46.4286" calcext:value-type="float">
            <text:p>46.4286</text:p>
          </table:table-cell>
          <table:table-cell table:number-columns-repeated="2" office:value-type="float" office:value="47.453701" calcext:value-type="float">
            <text:p>47.453701</text:p>
          </table:table-cell>
          <table:table-cell office:value-type="float" office:value="25670910" calcext:value-type="float">
            <text:p>25670910</text:p>
          </table:table-cell>
          <table:table-cell/>
          <table:table-cell office:value-type="float" office:value="47.453701" calcext:value-type="float">
            <text:p>47.453701</text:p>
          </table:table-cell>
          <table:table-cell table:formula="of:=[.I565]/[.I566]" office:value-type="float" office:value="1.01352403356487" calcext:value-type="float">
            <text:p>1.01352403356487</text:p>
          </table:table-cell>
          <table:table-cell table:formula="of:=([.J565]-1)*100" office:value-type="float" office:value="1.3524033564871" calcext:value-type="float">
            <text:p>1.3524033564871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0.063683616772292" calcext:value-type="float">
            <text:p>0.063683616772292</text:p>
          </table:table-cell>
          <table:table-cell table:formula="of:=[.L565]/1000" office:value-type="float" office:value="0.73" calcext:value-type="float">
            <text:p>0.7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23" calcext:value-type="date">
            <text:p>2018-03-23</text:p>
          </table:table-cell>
          <table:table-cell office:value-type="float" office:value="46.700001" calcext:value-type="float">
            <text:p>46.700001</text:p>
          </table:table-cell>
          <table:table-cell office:value-type="float" office:value="47.152199" calcext:value-type="float">
            <text:p>47.152199</text:p>
          </table:table-cell>
          <table:table-cell office:value-type="float" office:value="44.951302" calcext:value-type="float">
            <text:p>44.951302</text:p>
          </table:table-cell>
          <table:table-cell table:number-columns-repeated="2" office:value-type="float" office:value="46.820499" calcext:value-type="float">
            <text:p>46.820499</text:p>
          </table:table-cell>
          <table:table-cell office:value-type="float" office:value="22106109" calcext:value-type="float">
            <text:p>22106109</text:p>
          </table:table-cell>
          <table:table-cell/>
          <table:table-cell office:value-type="float" office:value="46.820499" calcext:value-type="float">
            <text:p>46.820499</text:p>
          </table:table-cell>
          <table:table-cell table:formula="of:=[.I566]/[.I567]" office:value-type="float" office:value="1.08601252807174" calcext:value-type="float">
            <text:p>1.08601252807174</text:p>
          </table:table-cell>
          <table:table-cell table:formula="of:=([.J566]-1)*100" office:value-type="float" office:value="8.60125280717445" calcext:value-type="float">
            <text:p>8.60125280717445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0.06432515934196" calcext:value-type="float">
            <text:p>0.06432515934196</text:p>
          </table:table-cell>
          <table:table-cell table:formula="of:=[.L566]/1000" office:value-type="float" office:value="0.598" calcext:value-type="float">
            <text:p>0.59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18" calcext:value-type="date">
            <text:p>2018-04-18</text:p>
          </table:table-cell>
          <table:table-cell office:value-type="float" office:value="43.413799" calcext:value-type="float">
            <text:p>43.413799</text:p>
          </table:table-cell>
          <table:table-cell office:value-type="float" office:value="43.685101" calcext:value-type="float">
            <text:p>43.685101</text:p>
          </table:table-cell>
          <table:table-cell office:value-type="float" office:value="42.991699" calcext:value-type="float">
            <text:p>42.991699</text:p>
          </table:table-cell>
          <table:table-cell table:number-columns-repeated="2" office:value-type="float" office:value="43.112301" calcext:value-type="float">
            <text:p>43.112301</text:p>
          </table:table-cell>
          <table:table-cell office:value-type="float" office:value="50721897" calcext:value-type="float">
            <text:p>50721897</text:p>
          </table:table-cell>
          <table:table-cell/>
          <table:table-cell office:value-type="float" office:value="43.112301" calcext:value-type="float">
            <text:p>43.112301</text:p>
          </table:table-cell>
          <table:table-cell table:formula="of:=[.I567]/[.I568]" office:value-type="float" office:value="0.772555453027534" calcext:value-type="float">
            <text:p>0.772555453027534</text:p>
          </table:table-cell>
          <table:table-cell table:formula="of:=([.J567]-1)*100" office:value-type="float" office:value="-22.7444546972466" calcext:value-type="float">
            <text:p>-22.7444546972466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0.070101039642934" calcext:value-type="float">
            <text:p>0.070101039642934</text:p>
          </table:table-cell>
          <table:table-cell table:formula="of:=[.L567]/1000" office:value-type="float" office:value="0.582" calcext:value-type="float">
            <text:p>0.58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01" calcext:value-type="date">
            <text:p>2017-08-01</text:p>
          </table:table-cell>
          <table:table-cell table:number-columns-repeated="2" office:value-type="float" office:value="56.618801" calcext:value-type="float">
            <text:p>56.618801</text:p>
          </table:table-cell>
          <table:table-cell office:value-type="float" office:value="55.1717" calcext:value-type="float">
            <text:p>55.1717</text:p>
          </table:table-cell>
          <table:table-cell table:number-columns-repeated="2" office:value-type="float" office:value="55.804798" calcext:value-type="float">
            <text:p>55.804798</text:p>
          </table:table-cell>
          <table:table-cell office:value-type="float" office:value="17048268" calcext:value-type="float">
            <text:p>17048268</text:p>
          </table:table-cell>
          <table:table-cell/>
          <table:table-cell office:value-type="float" office:value="55.804798" calcext:value-type="float">
            <text:p>55.804798</text:p>
          </table:table-cell>
          <table:table-cell table:formula="of:=[.I568]/[.I569]" office:value-type="float" office:value="1.01927318225655" calcext:value-type="float">
            <text:p>1.01927318225655</text:p>
          </table:table-cell>
          <table:table-cell table:formula="of:=([.J568]-1)*100" office:value-type="float" office:value="1.92731822565495" calcext:value-type="float">
            <text:p>1.92731822565495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0.108170314706757" calcext:value-type="float">
            <text:p>0.108170314706757</text:p>
          </table:table-cell>
          <table:table-cell table:formula="of:=[.L568]/1000" office:value-type="float" office:value="0.758" calcext:value-type="float">
            <text:p>0.75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11" calcext:value-type="date">
            <text:p>2017-05-11</text:p>
          </table:table-cell>
          <table:table-cell office:value-type="float" office:value="55.473099" calcext:value-type="float">
            <text:p>55.473099</text:p>
          </table:table-cell>
          <table:table-cell office:value-type="float" office:value="55.653999" calcext:value-type="float">
            <text:p>55.653999</text:p>
          </table:table-cell>
          <table:table-cell office:value-type="float" office:value="52.9105" calcext:value-type="float">
            <text:p>52.9105</text:p>
          </table:table-cell>
          <table:table-cell table:number-columns-repeated="2" office:value-type="float" office:value="54.749599" calcext:value-type="float">
            <text:p>54.749599</text:p>
          </table:table-cell>
          <table:table-cell office:value-type="float" office:value="29239377" calcext:value-type="float">
            <text:p>29239377</text:p>
          </table:table-cell>
          <table:table-cell/>
          <table:table-cell office:value-type="float" office:value="54.749599" calcext:value-type="float">
            <text:p>54.749599</text:p>
          </table:table-cell>
          <table:table-cell table:formula="of:=[.I569]/[.I570]" office:value-type="float" office:value="1.0521444292215" calcext:value-type="float">
            <text:p>1.0521444292215</text:p>
          </table:table-cell>
          <table:table-cell table:formula="of:=([.J569]-1)*100" office:value-type="float" office:value="5.21444292214954" calcext:value-type="float">
            <text:p>5.21444292214954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0.110255569000595" calcext:value-type="float">
            <text:p>0.110255569000595</text:p>
          </table:table-cell>
          <table:table-cell table:formula="of:=[.L569]/1000" office:value-type="float" office:value="0.815" calcext:value-type="float">
            <text:p>0.81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14" calcext:value-type="date">
            <text:p>2017-08-14</text:p>
          </table:table-cell>
          <table:table-cell office:value-type="float" office:value="52.066399" calcext:value-type="float">
            <text:p>52.066399</text:p>
          </table:table-cell>
          <table:table-cell office:value-type="float" office:value="52.970798" calcext:value-type="float">
            <text:p>52.970798</text:p>
          </table:table-cell>
          <table:table-cell office:value-type="float" office:value="51.131802" calcext:value-type="float">
            <text:p>51.131802</text:p>
          </table:table-cell>
          <table:table-cell table:number-columns-repeated="2" office:value-type="float" office:value="52.036201" calcext:value-type="float">
            <text:p>52.036201</text:p>
          </table:table-cell>
          <table:table-cell office:value-type="float" office:value="12622950" calcext:value-type="float">
            <text:p>12622950</text:p>
          </table:table-cell>
          <table:table-cell/>
          <table:table-cell office:value-type="float" office:value="52.036201" calcext:value-type="float">
            <text:p>52.036201</text:p>
          </table:table-cell>
          <table:table-cell table:formula="of:=[.I570]/[.I571]" office:value-type="float" office:value="1.06280698093764" calcext:value-type="float">
            <text:p>1.06280698093764</text:p>
          </table:table-cell>
          <table:table-cell table:formula="of:=([.J570]-1)*100" office:value-type="float" office:value="6.28069809376433" calcext:value-type="float">
            <text:p>6.28069809376433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0.116019157263647" calcext:value-type="float">
            <text:p>0.116019157263647</text:p>
          </table:table-cell>
          <table:table-cell table:formula="of:=[.L570]/1000" office:value-type="float" office:value="0.749" calcext:value-type="float">
            <text:p>0.74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04" calcext:value-type="date">
            <text:p>2016-10-04</text:p>
          </table:table-cell>
          <table:table-cell office:value-type="float" office:value="48.539001" calcext:value-type="float">
            <text:p>48.539001</text:p>
          </table:table-cell>
          <table:table-cell office:value-type="float" office:value="49.383202" calcext:value-type="float">
            <text:p>49.383202</text:p>
          </table:table-cell>
          <table:table-cell office:value-type="float" office:value="48.297798" calcext:value-type="float">
            <text:p>48.297798</text:p>
          </table:table-cell>
          <table:table-cell table:number-columns-repeated="2" office:value-type="float" office:value="48.961102" calcext:value-type="float">
            <text:p>48.961102</text:p>
          </table:table-cell>
          <table:table-cell office:value-type="float" office:value="8822148" calcext:value-type="float">
            <text:p>8822148</text:p>
          </table:table-cell>
          <table:table-cell/>
          <table:table-cell office:value-type="float" office:value="48.961102" calcext:value-type="float">
            <text:p>48.961102</text:p>
          </table:table-cell>
          <table:table-cell table:formula="of:=[.I571]/[.I572]" office:value-type="float" office:value="1.01183757181643" calcext:value-type="float">
            <text:p>1.01183757181643</text:p>
          </table:table-cell>
          <table:table-cell table:formula="of:=([.J571]-1)*100" office:value-type="float" office:value="1.18375718164276" calcext:value-type="float">
            <text:p>1.18375718164276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float" office:value="0.123317003470635" calcext:value-type="float">
            <text:p>0.123317003470635</text:p>
          </table:table-cell>
          <table:table-cell table:formula="of:=[.L571]/1000" office:value-type="float" office:value="0.962" calcext:value-type="float">
            <text:p>0.96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21" calcext:value-type="date">
            <text:p>2017-09-21</text:p>
          </table:table-cell>
          <table:table-cell office:value-type="float" office:value="48.237499" calcext:value-type="float">
            <text:p>48.237499</text:p>
          </table:table-cell>
          <table:table-cell office:value-type="float" office:value="48.991199" calcext:value-type="float">
            <text:p>48.991199</text:p>
          </table:table-cell>
          <table:table-cell office:value-type="float" office:value="47.333099" calcext:value-type="float">
            <text:p>47.333099</text:p>
          </table:table-cell>
          <table:table-cell table:number-columns-repeated="2" office:value-type="float" office:value="48.388302" calcext:value-type="float">
            <text:p>48.388302</text:p>
          </table:table-cell>
          <table:table-cell office:value-type="float" office:value="15369444" calcext:value-type="float">
            <text:p>15369444</text:p>
          </table:table-cell>
          <table:table-cell/>
          <table:table-cell office:value-type="float" office:value="48.388302" calcext:value-type="float">
            <text:p>48.388302</text:p>
          </table:table-cell>
          <table:table-cell table:formula="of:=[.I572]/[.I573]" office:value-type="float" office:value="1.01518108789104" calcext:value-type="float">
            <text:p>1.01518108789104</text:p>
          </table:table-cell>
          <table:table-cell table:formula="of:=([.J572]-1)*100" office:value-type="float" office:value="1.51810878910388" calcext:value-type="float">
            <text:p>1.51810878910388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0.124778598840813" calcext:value-type="float">
            <text:p>0.124778598840813</text:p>
          </table:table-cell>
          <table:table-cell table:formula="of:=[.L572]/1000" office:value-type="float" office:value="0.723" calcext:value-type="float">
            <text:p>0.72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12" calcext:value-type="date">
            <text:p>2017-06-12</text:p>
          </table:table-cell>
          <table:table-cell office:value-type="float" office:value="47.514" calcext:value-type="float">
            <text:p>47.514</text:p>
          </table:table-cell>
          <table:table-cell office:value-type="float" office:value="48.0868" calcext:value-type="float">
            <text:p>48.0868</text:p>
          </table:table-cell>
          <table:table-cell office:value-type="float" office:value="47.152199" calcext:value-type="float">
            <text:p>47.152199</text:p>
          </table:table-cell>
          <table:table-cell table:number-columns-repeated="2" office:value-type="float" office:value="47.6647" calcext:value-type="float">
            <text:p>47.6647</text:p>
          </table:table-cell>
          <table:table-cell office:value-type="float" office:value="7286480" calcext:value-type="float">
            <text:p>7286480</text:p>
          </table:table-cell>
          <table:table-cell/>
          <table:table-cell office:value-type="float" office:value="47.6647" calcext:value-type="float">
            <text:p>47.6647</text:p>
          </table:table-cell>
          <table:table-cell table:formula="of:=[.I573]/[.I574]" office:value-type="float" office:value="1.02462644376181" calcext:value-type="float">
            <text:p>1.02462644376181</text:p>
          </table:table-cell>
          <table:table-cell table:formula="of:=([.J573]-1)*100" office:value-type="float" office:value="2.46264437618098" calcext:value-type="float">
            <text:p>2.46264437618098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0.126666860066149" calcext:value-type="float">
            <text:p>0.126666860066149</text:p>
          </table:table-cell>
          <table:table-cell table:formula="of:=[.L573]/1000" office:value-type="float" office:value="0.793" calcext:value-type="float">
            <text:p>0.79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14" calcext:value-type="date">
            <text:p>2016-12-14</text:p>
          </table:table-cell>
          <table:table-cell office:value-type="float" office:value="46.398499" calcext:value-type="float">
            <text:p>46.398499</text:p>
          </table:table-cell>
          <table:table-cell office:value-type="float" office:value="46.941101" calcext:value-type="float">
            <text:p>46.941101</text:p>
          </table:table-cell>
          <table:table-cell office:value-type="float" office:value="45.795502" calcext:value-type="float">
            <text:p>45.795502</text:p>
          </table:table-cell>
          <table:table-cell table:number-columns-repeated="2" office:value-type="float" office:value="46.5191" calcext:value-type="float">
            <text:p>46.5191</text:p>
          </table:table-cell>
          <table:table-cell office:value-type="float" office:value="11462353" calcext:value-type="float">
            <text:p>11462353</text:p>
          </table:table-cell>
          <table:table-cell/>
          <table:table-cell office:value-type="float" office:value="46.5191" calcext:value-type="float">
            <text:p>46.5191</text:p>
          </table:table-cell>
          <table:table-cell table:formula="of:=[.I574]/[.I575]" office:value-type="float" office:value="2.00129501608101" calcext:value-type="float">
            <text:p>2.00129501608101</text:p>
          </table:table-cell>
          <table:table-cell table:formula="of:=([.J574]-1)*100" office:value-type="float" office:value="100.129501608101" calcext:value-type="float">
            <text:p>100.129501608101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0.129790262990226" calcext:value-type="float">
            <text:p>0.129790262990226</text:p>
          </table:table-cell>
          <table:table-cell table:formula="of:=[.L574]/1000" office:value-type="float" office:value="0.915" calcext:value-type="float">
            <text:p>0.91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28" calcext:value-type="date">
            <text:p>2018-09-28</text:p>
          </table:table-cell>
          <table:table-cell office:value-type="float" office:value="23.2143" calcext:value-type="float">
            <text:p>23.2143</text:p>
          </table:table-cell>
          <table:table-cell office:value-type="float" office:value="23.5158" calcext:value-type="float">
            <text:p>23.5158</text:p>
          </table:table-cell>
          <table:table-cell office:value-type="float" office:value="21.9179" calcext:value-type="float">
            <text:p>21.9179</text:p>
          </table:table-cell>
          <table:table-cell table:number-columns-repeated="2" office:value-type="float" office:value="23.244499" calcext:value-type="float">
            <text:p>23.244499</text:p>
          </table:table-cell>
          <table:table-cell office:value-type="float" office:value="44536873" calcext:value-type="float">
            <text:p>44536873</text:p>
          </table:table-cell>
          <table:table-cell/>
          <table:table-cell office:value-type="float" office:value="23.244499" calcext:value-type="float">
            <text:p>23.244499</text:p>
          </table:table-cell>
          <table:table-cell table:formula="of:=[.I575]/[.I576]" office:value-type="float" office:value="1.01849498819121" calcext:value-type="float">
            <text:p>1.01849498819121</text:p>
          </table:table-cell>
          <table:table-cell table:formula="of:=([.J575]-1)*100" office:value-type="float" office:value="1.84949881912064" calcext:value-type="float">
            <text:p>1.84949881912064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0.130087919945887" calcext:value-type="float">
            <text:p>0.130087919945887</text:p>
          </table:table-cell>
          <table:table-cell table:formula="of:=[.L575]/1000" office:value-type="float" office:value="0.47" calcext:value-type="float">
            <text:p>0.4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29" calcext:value-type="date">
            <text:p>2018-11-29</text:p>
          </table:table-cell>
          <table:table-cell office:value-type="float" office:value="23.0334" calcext:value-type="float">
            <text:p>23.0334</text:p>
          </table:table-cell>
          <table:table-cell office:value-type="float" office:value="23.153999" calcext:value-type="float">
            <text:p>23.153999</text:p>
          </table:table-cell>
          <table:table-cell office:value-type="float" office:value="22.0385" calcext:value-type="float">
            <text:p>22.0385</text:p>
          </table:table-cell>
          <table:table-cell table:number-columns-repeated="2" office:value-type="float" office:value="22.822399" calcext:value-type="float">
            <text:p>22.822399</text:p>
          </table:table-cell>
          <table:table-cell office:value-type="float" office:value="41029630" calcext:value-type="float">
            <text:p>41029630</text:p>
          </table:table-cell>
          <table:table-cell/>
          <table:table-cell office:value-type="float" office:value="22.822399" calcext:value-type="float">
            <text:p>22.822399</text:p>
          </table:table-cell>
          <table:table-cell table:formula="of:=[.I576]/[.I577]" office:value-type="float" office:value="0.507373020183254" calcext:value-type="float">
            <text:p>0.507373020183254</text:p>
          </table:table-cell>
          <table:table-cell table:formula="of:=([.J576]-1)*100" office:value-type="float" office:value="-49.2626979816746" calcext:value-type="float">
            <text:p>-49.2626979816746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0.132497082335181" calcext:value-type="float">
            <text:p>0.132497082335181</text:p>
          </table:table-cell>
          <table:table-cell table:formula="of:=[.L576]/1000" office:value-type="float" office:value="0.43" calcext:value-type="float">
            <text:p>0.4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11" calcext:value-type="date">
            <text:p>2017-01-11</text:p>
          </table:table-cell>
          <table:table-cell office:value-type="float" office:value="45.041801" calcext:value-type="float">
            <text:p>45.041801</text:p>
          </table:table-cell>
          <table:table-cell office:value-type="float" office:value="45.493999" calcext:value-type="float">
            <text:p>45.493999</text:p>
          </table:table-cell>
          <table:table-cell office:value-type="float" office:value="44.7705" calcext:value-type="float">
            <text:p>44.7705</text:p>
          </table:table-cell>
          <table:table-cell table:number-columns-repeated="2" office:value-type="float" office:value="44.981499" calcext:value-type="float">
            <text:p>44.981499</text:p>
          </table:table-cell>
          <table:table-cell office:value-type="float" office:value="4685993" calcext:value-type="float">
            <text:p>4685993</text:p>
          </table:table-cell>
          <table:table-cell/>
          <table:table-cell office:value-type="float" office:value="44.981499" calcext:value-type="float">
            <text:p>44.981499</text:p>
          </table:table-cell>
          <table:table-cell table:formula="of:=[.I577]/[.I578]" office:value-type="float" office:value="1.01015506621135" calcext:value-type="float">
            <text:p>1.01015506621135</text:p>
          </table:table-cell>
          <table:table-cell table:formula="of:=([.J577]-1)*100" office:value-type="float" office:value="1.0155066211347" calcext:value-type="float">
            <text:p>1.0155066211347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0.134232834385539" calcext:value-type="float">
            <text:p>0.134232834385539</text:p>
          </table:table-cell>
          <table:table-cell table:formula="of:=[.L577]/1000" office:value-type="float" office:value="0.895" calcext:value-type="float">
            <text:p>0.89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06" calcext:value-type="date">
            <text:p>2017-10-06</text:p>
          </table:table-cell>
          <table:table-cell office:value-type="float" office:value="44.649899" calcext:value-type="float">
            <text:p>44.649899</text:p>
          </table:table-cell>
          <table:table-cell office:value-type="float" office:value="44.800598" calcext:value-type="float">
            <text:p>44.800598</text:p>
          </table:table-cell>
          <table:table-cell office:value-type="float" office:value="44.197601" calcext:value-type="float">
            <text:p>44.197601</text:p>
          </table:table-cell>
          <table:table-cell table:number-columns-repeated="2" office:value-type="float" office:value="44.529301" calcext:value-type="float">
            <text:p>44.529301</text:p>
          </table:table-cell>
          <table:table-cell office:value-type="float" office:value="6929085" calcext:value-type="float">
            <text:p>6929085</text:p>
          </table:table-cell>
          <table:table-cell/>
          <table:table-cell office:value-type="float" office:value="44.529301" calcext:value-type="float">
            <text:p>44.529301</text:p>
          </table:table-cell>
          <table:table-cell table:formula="of:=[.I578]/[.I579]" office:value-type="float" office:value="0.856729789320239" calcext:value-type="float">
            <text:p>0.856729789320239</text:p>
          </table:table-cell>
          <table:table-cell table:formula="of:=([.J578]-1)*100" office:value-type="float" office:value="-14.3270210679761" calcext:value-type="float">
            <text:p>-14.3270210679761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0.135597826099154" calcext:value-type="float">
            <text:p>0.135597826099154</text:p>
          </table:table-cell>
          <table:table-cell table:formula="of:=[.L578]/1000" office:value-type="float" office:value="0.713" calcext:value-type="float">
            <text:p>0.71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18" calcext:value-type="date">
            <text:p>2017-04-18</text:p>
          </table:table-cell>
          <table:table-cell office:value-type="float" office:value="51.945801" calcext:value-type="float">
            <text:p>51.945801</text:p>
          </table:table-cell>
          <table:table-cell office:value-type="float" office:value="53.1819" calcext:value-type="float">
            <text:p>53.1819</text:p>
          </table:table-cell>
          <table:table-cell office:value-type="float" office:value="51.794998" calcext:value-type="float">
            <text:p>51.794998</text:p>
          </table:table-cell>
          <table:table-cell table:number-columns-repeated="2" office:value-type="float" office:value="51.975899" calcext:value-type="float">
            <text:p>51.975899</text:p>
          </table:table-cell>
          <table:table-cell office:value-type="float" office:value="19029345" calcext:value-type="float">
            <text:p>19029345</text:p>
          </table:table-cell>
          <table:table-cell/>
          <table:table-cell office:value-type="float" office:value="51.975899" calcext:value-type="float">
            <text:p>51.975899</text:p>
          </table:table-cell>
          <table:table-cell table:formula="of:=[.I579]/[.I580]" office:value-type="float" office:value="1.56727162254661" calcext:value-type="float">
            <text:p>1.56727162254661</text:p>
          </table:table-cell>
          <table:table-cell table:formula="of:=([.J579]-1)*100" office:value-type="float" office:value="56.727162254661" calcext:value-type="float">
            <text:p>56.727162254661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float" office:value="0.174224005773316" calcext:value-type="float">
            <text:p>0.174224005773316</text:p>
          </table:table-cell>
          <table:table-cell table:formula="of:=[.L579]/1000" office:value-type="float" office:value="0.831" calcext:value-type="float">
            <text:p>0.83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07" calcext:value-type="date">
            <text:p>2018-08-07</text:p>
          </table:table-cell>
          <table:table-cell office:value-type="float" office:value="33.1633" calcext:value-type="float">
            <text:p>33.1633</text:p>
          </table:table-cell>
          <table:table-cell office:value-type="float" office:value="33.464802" calcext:value-type="float">
            <text:p>33.464802</text:p>
          </table:table-cell>
          <table:table-cell office:value-type="float" office:value="32.650799" calcext:value-type="float">
            <text:p>32.650799</text:p>
          </table:table-cell>
          <table:table-cell table:number-columns-repeated="2" office:value-type="float" office:value="33.1633" calcext:value-type="float">
            <text:p>33.1633</text:p>
          </table:table-cell>
          <table:table-cell office:value-type="float" office:value="13446257" calcext:value-type="float">
            <text:p>13446257</text:p>
          </table:table-cell>
          <table:table-cell/>
          <table:table-cell office:value-type="float" office:value="33.1633" calcext:value-type="float">
            <text:p>33.1633</text:p>
          </table:table-cell>
          <table:table-cell table:formula="of:=[.I580]/[.I581]" office:value-type="float" office:value="0.716146253695825" calcext:value-type="float">
            <text:p>0.716146253695825</text:p>
          </table:table-cell>
          <table:table-cell table:formula="of:=([.J580]-1)*100" office:value-type="float" office:value="-28.3853746304175" calcext:value-type="float">
            <text:p>-28.3853746304175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0.18215569035569" calcext:value-type="float">
            <text:p>0.18215569035569</text:p>
          </table:table-cell>
          <table:table-cell table:formula="of:=[.L580]/1000" office:value-type="float" office:value="0.504" calcext:value-type="float">
            <text:p>0.50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09" calcext:value-type="date">
            <text:p>2016-12-09</text:p>
          </table:table-cell>
          <table:table-cell office:value-type="float" office:value="46.157299" calcext:value-type="float">
            <text:p>46.157299</text:p>
          </table:table-cell>
          <table:table-cell office:value-type="float" office:value="46.6698" calcext:value-type="float">
            <text:p>46.6698</text:p>
          </table:table-cell>
          <table:table-cell office:value-type="float" office:value="45.705101" calcext:value-type="float">
            <text:p>45.705101</text:p>
          </table:table-cell>
          <table:table-cell table:number-columns-repeated="2" office:value-type="float" office:value="46.307999" calcext:value-type="float">
            <text:p>46.307999</text:p>
          </table:table-cell>
          <table:table-cell office:value-type="float" office:value="7292205" calcext:value-type="float">
            <text:p>7292205</text:p>
          </table:table-cell>
          <table:table-cell/>
          <table:table-cell office:value-type="float" office:value="46.307999" calcext:value-type="float">
            <text:p>46.307999</text:p>
          </table:table-cell>
          <table:table-cell table:formula="of:=[.I581]/[.I582]" office:value-type="float" office:value="1.07487794234729" calcext:value-type="float">
            <text:p>1.07487794234729</text:p>
          </table:table-cell>
          <table:table-cell table:formula="of:=([.J581]-1)*100" office:value-type="float" office:value="7.48779423472858" calcext:value-type="float">
            <text:p>7.48779423472858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0.195589983227618" calcext:value-type="float">
            <text:p>0.195589983227618</text:p>
          </table:table-cell>
          <table:table-cell table:formula="of:=[.L581]/1000" office:value-type="float" office:value="0.918" calcext:value-type="float">
            <text:p>0.91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17" calcext:value-type="date">
            <text:p>2018-04-17</text:p>
          </table:table-cell>
          <table:table-cell office:value-type="float" office:value="43.0821" calcext:value-type="float">
            <text:p>43.0821</text:p>
          </table:table-cell>
          <table:table-cell office:value-type="float" office:value="44.5896" calcext:value-type="float">
            <text:p>44.5896</text:p>
          </table:table-cell>
          <table:table-cell office:value-type="float" office:value="42.810799" calcext:value-type="float">
            <text:p>42.810799</text:p>
          </table:table-cell>
          <table:table-cell table:number-columns-repeated="2" office:value-type="float" office:value="43.0821" calcext:value-type="float">
            <text:p>43.0821</text:p>
          </table:table-cell>
          <table:table-cell office:value-type="float" office:value="35393921" calcext:value-type="float">
            <text:p>35393921</text:p>
          </table:table-cell>
          <table:table-cell/>
          <table:table-cell office:value-type="float" office:value="43.0821" calcext:value-type="float">
            <text:p>43.0821</text:p>
          </table:table-cell>
          <table:table-cell table:formula="of:=[.I582]/[.I583]" office:value-type="float" office:value="0.867637391729599" calcext:value-type="float">
            <text:p>0.867637391729599</text:p>
          </table:table-cell>
          <table:table-cell table:formula="of:=([.J582]-1)*100" office:value-type="float" office:value="-13.2362608270401" calcext:value-type="float">
            <text:p>-13.2362608270401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0.210275476668187" calcext:value-type="float">
            <text:p>0.210275476668187</text:p>
          </table:table-cell>
          <table:table-cell table:formula="of:=[.L582]/1000" office:value-type="float" office:value="0.583" calcext:value-type="float">
            <text:p>0.58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26" calcext:value-type="date">
            <text:p>2018-02-26</text:p>
          </table:table-cell>
          <table:table-cell office:value-type="float" office:value="49.805199" calcext:value-type="float">
            <text:p>49.805199</text:p>
          </table:table-cell>
          <table:table-cell office:value-type="float" office:value="50.3479" calcext:value-type="float">
            <text:p>50.3479</text:p>
          </table:table-cell>
          <table:table-cell office:value-type="float" office:value="49.353001" calcext:value-type="float">
            <text:p>49.353001</text:p>
          </table:table-cell>
          <table:table-cell table:number-columns-repeated="2" office:value-type="float" office:value="49.654499" calcext:value-type="float">
            <text:p>49.654499</text:p>
          </table:table-cell>
          <table:table-cell office:value-type="float" office:value="15666153" calcext:value-type="float">
            <text:p>15666153</text:p>
          </table:table-cell>
          <table:table-cell/>
          <table:table-cell office:value-type="float" office:value="49.654499" calcext:value-type="float">
            <text:p>49.654499</text:p>
          </table:table-cell>
          <table:table-cell table:formula="of:=[.I583]/[.I584]" office:value-type="float" office:value="2.15013181084019" calcext:value-type="float">
            <text:p>2.15013181084019</text:p>
          </table:table-cell>
          <table:table-cell table:formula="of:=([.J583]-1)*100" office:value-type="float" office:value="115.013181084019" calcext:value-type="float">
            <text:p>115.013181084019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0.243465581279367" calcext:value-type="float">
            <text:p>0.243465581279367</text:p>
          </table:table-cell>
          <table:table-cell table:formula="of:=[.L583]/1000" office:value-type="float" office:value="0.616" calcext:value-type="float">
            <text:p>0.61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21" calcext:value-type="date">
            <text:p>2018-12-21</text:p>
          </table:table-cell>
          <table:table-cell office:value-type="float" office:value="23.2143" calcext:value-type="float">
            <text:p>23.2143</text:p>
          </table:table-cell>
          <table:table-cell office:value-type="float" office:value="23.425301" calcext:value-type="float">
            <text:p>23.425301</text:p>
          </table:table-cell>
          <table:table-cell office:value-type="float" office:value="22.6113" calcext:value-type="float">
            <text:p>22.6113</text:p>
          </table:table-cell>
          <table:table-cell table:number-columns-repeated="2" office:value-type="float" office:value="23.0937" calcext:value-type="float">
            <text:p>23.0937</text:p>
          </table:table-cell>
          <table:table-cell office:value-type="float" office:value="59019322" calcext:value-type="float">
            <text:p>59019322</text:p>
          </table:table-cell>
          <table:table-cell/>
          <table:table-cell office:value-type="float" office:value="23.0937" calcext:value-type="float">
            <text:p>23.0937</text:p>
          </table:table-cell>
          <table:table-cell table:formula="of:=[.I584]/[.I585]" office:value-type="float" office:value="0.501308979597215" calcext:value-type="float">
            <text:p>0.501308979597215</text:p>
          </table:table-cell>
          <table:table-cell table:formula="of:=([.J584]-1)*100" office:value-type="float" office:value="-49.8691020402785" calcext:value-type="float">
            <text:p>-49.8691020402785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0.261793742999283" calcext:value-type="float">
            <text:p>0.261793742999283</text:p>
          </table:table-cell>
          <table:table-cell table:formula="of:=[.L584]/1000" office:value-type="float" office:value="0.414" calcext:value-type="float">
            <text:p>0.41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19" calcext:value-type="date">
            <text:p>2016-12-19</text:p>
          </table:table-cell>
          <table:table-cell office:value-type="float" office:value="45.8256" calcext:value-type="float">
            <text:p>45.8256</text:p>
          </table:table-cell>
          <table:table-cell office:value-type="float" office:value="46.5191" calcext:value-type="float">
            <text:p>46.5191</text:p>
          </table:table-cell>
          <table:table-cell office:value-type="float" office:value="45.705101" calcext:value-type="float">
            <text:p>45.705101</text:p>
          </table:table-cell>
          <table:table-cell table:number-columns-repeated="2" office:value-type="float" office:value="46.066799" calcext:value-type="float">
            <text:p>46.066799</text:p>
          </table:table-cell>
          <table:table-cell office:value-type="float" office:value="8248994" calcext:value-type="float">
            <text:p>8248994</text:p>
          </table:table-cell>
          <table:table-cell/>
          <table:table-cell office:value-type="float" office:value="46.066799" calcext:value-type="float">
            <text:p>46.066799</text:p>
          </table:table-cell>
          <table:table-cell table:formula="of:=[.I585]/[.I586]" office:value-type="float" office:value="2.11049369421572" calcext:value-type="float">
            <text:p>2.11049369421572</text:p>
          </table:table-cell>
          <table:table-cell table:formula="of:=([.J585]-1)*100" office:value-type="float" office:value="111.049369421572" calcext:value-type="float">
            <text:p>111.049369421572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float" office:value="0.262476542946399" calcext:value-type="float">
            <text:p>0.262476542946399</text:p>
          </table:table-cell>
          <table:table-cell table:formula="of:=[.L585]/1000" office:value-type="float" office:value="0.912" calcext:value-type="float">
            <text:p>0.91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04" calcext:value-type="date">
            <text:p>2019-01-04</text:p>
          </table:table-cell>
          <table:table-cell office:value-type="float" office:value="21.7672" calcext:value-type="float">
            <text:p>21.7672</text:p>
          </table:table-cell>
          <table:table-cell office:value-type="float" office:value="22.0385" calcext:value-type="float">
            <text:p>22.0385</text:p>
          </table:table-cell>
          <table:table-cell office:value-type="float" office:value="21.4657" calcext:value-type="float">
            <text:p>21.4657</text:p>
          </table:table-cell>
          <table:table-cell table:number-columns-repeated="2" office:value-type="float" office:value="21.827499" calcext:value-type="float">
            <text:p>21.827499</text:p>
          </table:table-cell>
          <table:table-cell office:value-type="float" office:value="21164742" calcext:value-type="float">
            <text:p>21164742</text:p>
          </table:table-cell>
          <table:table-cell/>
          <table:table-cell office:value-type="float" office:value="21.827499" calcext:value-type="float">
            <text:p>21.827499</text:p>
          </table:table-cell>
          <table:table-cell table:formula="of:=[.I586]/[.I587]" office:value-type="float" office:value="0.347242638785822" calcext:value-type="float">
            <text:p>0.347242638785822</text:p>
          </table:table-cell>
          <table:table-cell table:formula="of:=([.J586]-1)*100" office:value-type="float" office:value="-65.2757361214178" calcext:value-type="float">
            <text:p>-65.2757361214178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0.277017714726746" calcext:value-type="float">
            <text:p>0.277017714726746</text:p>
          </table:table-cell>
          <table:table-cell table:formula="of:=[.L586]/1000" office:value-type="float" office:value="0.405" calcext:value-type="float">
            <text:p>0.40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10" calcext:value-type="date">
            <text:p>2017-03-10</text:p>
          </table:table-cell>
          <table:table-cell office:value-type="float" office:value="62.708801" calcext:value-type="float">
            <text:p>62.708801</text:p>
          </table:table-cell>
          <table:table-cell office:value-type="float" office:value="64.457397" calcext:value-type="float">
            <text:p>64.457397</text:p>
          </table:table-cell>
          <table:table-cell office:value-type="float" office:value="62.407299" calcext:value-type="float">
            <text:p>62.407299</text:p>
          </table:table-cell>
          <table:table-cell table:number-columns-repeated="2" office:value-type="float" office:value="62.859501" calcext:value-type="float">
            <text:p>62.859501</text:p>
          </table:table-cell>
          <table:table-cell office:value-type="float" office:value="23115081" calcext:value-type="float">
            <text:p>23115081</text:p>
          </table:table-cell>
          <table:table-cell/>
          <table:table-cell office:value-type="float" office:value="62.859501" calcext:value-type="float">
            <text:p>62.859501</text:p>
          </table:table-cell>
          <table:table-cell table:formula="of:=[.I587]/[.I588]" office:value-type="float" office:value="1.22287376097694" calcext:value-type="float">
            <text:p>1.22287376097694</text:p>
          </table:table-cell>
          <table:table-cell table:formula="of:=([.J587]-1)*100" office:value-type="float" office:value="22.287376097694" calcext:value-type="float">
            <text:p>22.287376097694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0.28861684849375" calcext:value-type="float">
            <text:p>0.28861684849375</text:p>
          </table:table-cell>
          <table:table-cell table:formula="of:=[.L587]/1000" office:value-type="float" office:value="0.855" calcext:value-type="float">
            <text:p>0.85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25" calcext:value-type="date">
            <text:p>2017-04-25</text:p>
          </table:table-cell>
          <table:table-cell office:value-type="float" office:value="51.553902" calcext:value-type="float">
            <text:p>51.553902</text:p>
          </table:table-cell>
          <table:table-cell office:value-type="float" office:value="52.126701" calcext:value-type="float">
            <text:p>52.126701</text:p>
          </table:table-cell>
          <table:table-cell office:value-type="float" office:value="51.101601" calcext:value-type="float">
            <text:p>51.101601</text:p>
          </table:table-cell>
          <table:table-cell table:number-columns-repeated="2" office:value-type="float" office:value="51.403099" calcext:value-type="float">
            <text:p>51.403099</text:p>
          </table:table-cell>
          <table:table-cell office:value-type="float" office:value="21650157" calcext:value-type="float">
            <text:p>21650157</text:p>
          </table:table-cell>
          <table:table-cell/>
          <table:table-cell office:value-type="float" office:value="51.403099" calcext:value-type="float">
            <text:p>51.403099</text:p>
          </table:table-cell>
          <table:table-cell table:formula="of:=[.I588]/[.I589]" office:value-type="float" office:value="2.53343284097014" calcext:value-type="float">
            <text:p>2.53343284097014</text:p>
          </table:table-cell>
          <table:table-cell table:formula="of:=([.J588]-1)*100" office:value-type="float" office:value="153.343284097014" calcext:value-type="float">
            <text:p>153.343284097014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0.294035016780381" calcext:value-type="float">
            <text:p>0.294035016780381</text:p>
          </table:table-cell>
          <table:table-cell table:formula="of:=[.L588]/1000" office:value-type="float" office:value="0.826" calcext:value-type="float">
            <text:p>0.82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08" calcext:value-type="date">
            <text:p>2018-10-08</text:p>
          </table:table-cell>
          <table:table-cell office:value-type="float" office:value="20.4105" calcext:value-type="float">
            <text:p>20.4105</text:p>
          </table:table-cell>
          <table:table-cell office:value-type="float" office:value="20.651699" calcext:value-type="float">
            <text:p>20.651699</text:p>
          </table:table-cell>
          <table:table-cell office:value-type="float" office:value="19.6266" calcext:value-type="float">
            <text:p>19.6266</text:p>
          </table:table-cell>
          <table:table-cell table:number-columns-repeated="2" office:value-type="float" office:value="20.2899" calcext:value-type="float">
            <text:p>20.2899</text:p>
          </table:table-cell>
          <table:table-cell office:value-type="float" office:value="36848738" calcext:value-type="float">
            <text:p>36848738</text:p>
          </table:table-cell>
          <table:table-cell/>
          <table:table-cell office:value-type="float" office:value="20.2899" calcext:value-type="float">
            <text:p>20.2899</text:p>
          </table:table-cell>
          <table:table-cell table:formula="of:=[.I589]/[.I590]" office:value-type="float" office:value="0.417493667604266" calcext:value-type="float">
            <text:p>0.417493667604266</text:p>
          </table:table-cell>
          <table:table-cell table:formula="of:=([.J589]-1)*100" office:value-type="float" office:value="-58.2506332395734" calcext:value-type="float">
            <text:p>-58.2506332395734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0.29807310584129" calcext:value-type="float">
            <text:p>0.29807310584129</text:p>
          </table:table-cell>
          <table:table-cell table:formula="of:=[.L589]/1000" office:value-type="float" office:value="0.465" calcext:value-type="float">
            <text:p>0.46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27" calcext:value-type="date">
            <text:p>2018-03-27</text:p>
          </table:table-cell>
          <table:table-cell office:value-type="float" office:value="48.448601" calcext:value-type="float">
            <text:p>48.448601</text:p>
          </table:table-cell>
          <table:table-cell office:value-type="float" office:value="49.232399" calcext:value-type="float">
            <text:p>49.232399</text:p>
          </table:table-cell>
          <table:table-cell office:value-type="float" office:value="48.056599" calcext:value-type="float">
            <text:p>48.056599</text:p>
          </table:table-cell>
          <table:table-cell table:number-columns-repeated="2" office:value-type="float" office:value="48.5993" calcext:value-type="float">
            <text:p>48.5993</text:p>
          </table:table-cell>
          <table:table-cell office:value-type="float" office:value="11045841" calcext:value-type="float">
            <text:p>11045841</text:p>
          </table:table-cell>
          <table:table-cell/>
          <table:table-cell office:value-type="float" office:value="48.5993" calcext:value-type="float">
            <text:p>48.5993</text:p>
          </table:table-cell>
          <table:table-cell table:formula="of:=[.I590]/[.I591]" office:value-type="float" office:value="1.7389436566626" calcext:value-type="float">
            <text:p>1.7389436566626</text:p>
          </table:table-cell>
          <table:table-cell table:formula="of:=([.J590]-1)*100" office:value-type="float" office:value="73.8943656662599" calcext:value-type="float">
            <text:p>73.894365666259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0.311049229264637" calcext:value-type="float">
            <text:p>0.311049229264637</text:p>
          </table:table-cell>
          <table:table-cell table:formula="of:=[.L590]/1000" office:value-type="float" office:value="0.596" calcext:value-type="float">
            <text:p>0.59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14" calcext:value-type="date">
            <text:p>2018-09-14</text:p>
          </table:table-cell>
          <table:table-cell office:value-type="float" office:value="27.947599" calcext:value-type="float">
            <text:p>27.947599</text:p>
          </table:table-cell>
          <table:table-cell office:value-type="float" office:value="28.309401" calcext:value-type="float">
            <text:p>28.309401</text:p>
          </table:table-cell>
          <table:table-cell office:value-type="float" office:value="27.766701" calcext:value-type="float">
            <text:p>27.766701</text:p>
          </table:table-cell>
          <table:table-cell table:number-columns-repeated="2" office:value-type="float" office:value="27.947599" calcext:value-type="float">
            <text:p>27.947599</text:p>
          </table:table-cell>
          <table:table-cell office:value-type="float" office:value="29201158" calcext:value-type="float">
            <text:p>29201158</text:p>
          </table:table-cell>
          <table:table-cell/>
          <table:table-cell office:value-type="float" office:value="27.947599" calcext:value-type="float">
            <text:p>27.947599</text:p>
          </table:table-cell>
          <table:table-cell table:formula="of:=[.I591]/[.I592]" office:value-type="float" office:value="0.506003766150194" calcext:value-type="float">
            <text:p>0.506003766150194</text:p>
          </table:table-cell>
          <table:table-cell table:formula="of:=([.J591]-1)*100" office:value-type="float" office:value="-49.3996233849806" calcext:value-type="float">
            <text:p>-49.3996233849806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0.324504963725536" calcext:value-type="float">
            <text:p>0.324504963725536</text:p>
          </table:table-cell>
          <table:table-cell table:formula="of:=[.L591]/1000" office:value-type="float" office:value="0.479" calcext:value-type="float">
            <text:p>0.47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23" calcext:value-type="date">
            <text:p>2017-03-23</text:p>
          </table:table-cell>
          <table:table-cell office:value-type="float" office:value="55.714298" calcext:value-type="float">
            <text:p>55.714298</text:p>
          </table:table-cell>
          <table:table-cell office:value-type="float" office:value="55.8349" calcext:value-type="float">
            <text:p>55.8349</text:p>
          </table:table-cell>
          <table:table-cell office:value-type="float" office:value="54.9305" calcext:value-type="float">
            <text:p>54.9305</text:p>
          </table:table-cell>
          <table:table-cell table:number-columns-repeated="2" office:value-type="float" office:value="55.231998" calcext:value-type="float">
            <text:p>55.231998</text:p>
          </table:table-cell>
          <table:table-cell office:value-type="float" office:value="49934311" calcext:value-type="float">
            <text:p>49934311</text:p>
          </table:table-cell>
          <table:table-cell/>
          <table:table-cell office:value-type="float" office:value="55.231998" calcext:value-type="float">
            <text:p>55.231998</text:p>
          </table:table-cell>
          <table:table-cell table:formula="of:=[.I592]/[.I593]" office:value-type="float" office:value="1.20288957468078" calcext:value-type="float">
            <text:p>1.20288957468078</text:p>
          </table:table-cell>
          <table:table-cell table:formula="of:=([.J592]-1)*100" office:value-type="float" office:value="20.2889574680776" calcext:value-type="float">
            <text:p>20.2889574680776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float" office:value="0.32859651020245" calcext:value-type="float">
            <text:p>0.32859651020245</text:p>
          </table:table-cell>
          <table:table-cell table:formula="of:=[.L592]/1000" office:value-type="float" office:value="0.847" calcext:value-type="float">
            <text:p>0.84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25" calcext:value-type="date">
            <text:p>2017-01-25</text:p>
          </table:table-cell>
          <table:table-cell office:value-type="float" office:value="45.493999" calcext:value-type="float">
            <text:p>45.493999</text:p>
          </table:table-cell>
          <table:table-cell office:value-type="float" office:value="46.368301" calcext:value-type="float">
            <text:p>46.368301</text:p>
          </table:table-cell>
          <table:table-cell office:value-type="float" office:value="44.469002" calcext:value-type="float">
            <text:p>44.469002</text:p>
          </table:table-cell>
          <table:table-cell table:number-columns-repeated="2" office:value-type="float" office:value="45.9161" calcext:value-type="float">
            <text:p>45.9161</text:p>
          </table:table-cell>
          <table:table-cell office:value-type="float" office:value="41302291" calcext:value-type="float">
            <text:p>41302291</text:p>
          </table:table-cell>
          <table:table-cell/>
          <table:table-cell office:value-type="float" office:value="45.9161" calcext:value-type="float">
            <text:p>45.9161</text:p>
          </table:table-cell>
          <table:table-cell table:formula="of:=[.I593]/[.I594]" office:value-type="float" office:value="1.00660970376569" calcext:value-type="float">
            <text:p>1.00660970376569</text:p>
          </table:table-cell>
          <table:table-cell table:formula="of:=([.J593]-1)*100" office:value-type="float" office:value="0.66097037656867" calcext:value-type="float">
            <text:p>0.66097037656867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float" office:value="0.329505098196559" calcext:value-type="float">
            <text:p>0.329505098196559</text:p>
          </table:table-cell>
          <table:table-cell table:formula="of:=[.L593]/1000" office:value-type="float" office:value="0.885" calcext:value-type="float">
            <text:p>0.88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28" calcext:value-type="date">
            <text:p>2017-09-28</text:p>
          </table:table-cell>
          <table:table-cell office:value-type="float" office:value="45.6749" calcext:value-type="float">
            <text:p>45.6749</text:p>
          </table:table-cell>
          <table:table-cell office:value-type="float" office:value="46.127102" calcext:value-type="float">
            <text:p>46.127102</text:p>
          </table:table-cell>
          <table:table-cell office:value-type="float" office:value="45.192501" calcext:value-type="float">
            <text:p>45.192501</text:p>
          </table:table-cell>
          <table:table-cell table:number-columns-repeated="2" office:value-type="float" office:value="45.614601" calcext:value-type="float">
            <text:p>45.614601</text:p>
          </table:table-cell>
          <table:table-cell office:value-type="float" office:value="10831140" calcext:value-type="float">
            <text:p>10831140</text:p>
          </table:table-cell>
          <table:table-cell/>
          <table:table-cell office:value-type="float" office:value="45.614601" calcext:value-type="float">
            <text:p>45.614601</text:p>
          </table:table-cell>
          <table:table-cell table:formula="of:=[.I594]/[.I595]" office:value-type="float" office:value="1.03347060272084" calcext:value-type="float">
            <text:p>1.03347060272084</text:p>
          </table:table-cell>
          <table:table-cell table:formula="of:=([.J594]-1)*100" office:value-type="float" office:value="3.34706027208416" calcext:value-type="float">
            <text:p>3.34706027208416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0.331469568978049" calcext:value-type="float">
            <text:p>0.331469568978049</text:p>
          </table:table-cell>
          <table:table-cell table:formula="of:=[.L594]/1000" office:value-type="float" office:value="0.718" calcext:value-type="float">
            <text:p>0.71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11" calcext:value-type="date">
            <text:p>2017-10-11</text:p>
          </table:table-cell>
          <table:table-cell office:value-type="float" office:value="44.68" calcext:value-type="float">
            <text:p>44.68</text:p>
          </table:table-cell>
          <table:table-cell office:value-type="float" office:value="45.8256" calcext:value-type="float">
            <text:p>45.8256</text:p>
          </table:table-cell>
          <table:table-cell office:value-type="float" office:value="43.715302" calcext:value-type="float">
            <text:p>43.715302</text:p>
          </table:table-cell>
          <table:table-cell table:number-columns-repeated="2" office:value-type="float" office:value="44.137299" calcext:value-type="float">
            <text:p>44.137299</text:p>
          </table:table-cell>
          <table:table-cell office:value-type="float" office:value="16654966" calcext:value-type="float">
            <text:p>16654966</text:p>
          </table:table-cell>
          <table:table-cell/>
          <table:table-cell office:value-type="float" office:value="44.137299" calcext:value-type="float">
            <text:p>44.137299</text:p>
          </table:table-cell>
          <table:table-cell table:formula="of:=[.I595]/[.I596]" office:value-type="float" office:value="0.863206405281785" calcext:value-type="float">
            <text:p>0.863206405281785</text:p>
          </table:table-cell>
          <table:table-cell table:formula="of:=([.J595]-1)*100" office:value-type="float" office:value="-13.6793594718215" calcext:value-type="float">
            <text:p>-13.6793594718215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0.342604346382869" calcext:value-type="float">
            <text:p>0.342604346382869</text:p>
          </table:table-cell>
          <table:table-cell table:formula="of:=[.L595]/1000" office:value-type="float" office:value="0.71" calcext:value-type="float">
            <text:p>0.7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14" calcext:value-type="date">
            <text:p>2018-02-14</text:p>
          </table:table-cell>
          <table:table-cell office:value-type="float" office:value="52.036201" calcext:value-type="float">
            <text:p>52.036201</text:p>
          </table:table-cell>
          <table:table-cell office:value-type="float" office:value="52.4282" calcext:value-type="float">
            <text:p>52.4282</text:p>
          </table:table-cell>
          <table:table-cell office:value-type="float" office:value="50.950901" calcext:value-type="float">
            <text:p>50.950901</text:p>
          </table:table-cell>
          <table:table-cell table:number-columns-repeated="2" office:value-type="float" office:value="51.131802" calcext:value-type="float">
            <text:p>51.131802</text:p>
          </table:table-cell>
          <table:table-cell office:value-type="float" office:value="22196271" calcext:value-type="float">
            <text:p>22196271</text:p>
          </table:table-cell>
          <table:table-cell/>
          <table:table-cell office:value-type="float" office:value="51.131802" calcext:value-type="float">
            <text:p>51.131802</text:p>
          </table:table-cell>
          <table:table-cell table:formula="of:=[.I596]/[.I597]" office:value-type="float" office:value="2.0071048930692" calcext:value-type="float">
            <text:p>2.0071048930692</text:p>
          </table:table-cell>
          <table:table-cell table:formula="of:=([.J596]-1)*100" office:value-type="float" office:value="100.71048930692" calcext:value-type="float">
            <text:p>100.71048930692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0.355049658493778" calcext:value-type="float">
            <text:p>0.355049658493778</text:p>
          </table:table-cell>
          <table:table-cell table:formula="of:=[.L596]/1000" office:value-type="float" office:value="0.624" calcext:value-type="float">
            <text:p>0.62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09" calcext:value-type="date">
            <text:p>2018-11-09</text:p>
          </table:table-cell>
          <table:table-cell office:value-type="float" office:value="25.445299" calcext:value-type="float">
            <text:p>25.445299</text:p>
          </table:table-cell>
          <table:table-cell office:value-type="float" office:value="25.6262" calcext:value-type="float">
            <text:p>25.6262</text:p>
          </table:table-cell>
          <table:table-cell office:value-type="float" office:value="24.9328" calcext:value-type="float">
            <text:p>24.9328</text:p>
          </table:table-cell>
          <table:table-cell table:number-columns-repeated="2" office:value-type="float" office:value="25.475401" calcext:value-type="float">
            <text:p>25.475401</text:p>
          </table:table-cell>
          <table:table-cell office:value-type="float" office:value="17514651" calcext:value-type="float">
            <text:p>17514651</text:p>
          </table:table-cell>
          <table:table-cell/>
          <table:table-cell office:value-type="float" office:value="25.475401" calcext:value-type="float">
            <text:p>25.475401</text:p>
          </table:table-cell>
          <table:table-cell table:formula="of:=[.I597]/[.I598]" office:value-type="float" office:value="0.428933692339991" calcext:value-type="float">
            <text:p>0.428933692339991</text:p>
          </table:table-cell>
          <table:table-cell table:formula="of:=([.J597]-1)*100" office:value-type="float" office:value="-57.1066307660009" calcext:value-type="float">
            <text:p>-57.1066307660009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0.356119755761286" calcext:value-type="float">
            <text:p>0.356119755761286</text:p>
          </table:table-cell>
          <table:table-cell table:formula="of:=[.L597]/1000" office:value-type="float" office:value="0.443" calcext:value-type="float">
            <text:p>0.44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24" calcext:value-type="date">
            <text:p>2017-10-24</text:p>
          </table:table-cell>
          <table:table-cell office:value-type="float" office:value="59.7542" calcext:value-type="float">
            <text:p>59.7542</text:p>
          </table:table-cell>
          <table:table-cell office:value-type="float" office:value="60.809399" calcext:value-type="float">
            <text:p>60.809399</text:p>
          </table:table-cell>
          <table:table-cell office:value-type="float" office:value="58.246799" calcext:value-type="float">
            <text:p>58.246799</text:p>
          </table:table-cell>
          <table:table-cell table:number-columns-repeated="2" office:value-type="float" office:value="59.392399" calcext:value-type="float">
            <text:p>59.392399</text:p>
          </table:table-cell>
          <table:table-cell office:value-type="float" office:value="49765152" calcext:value-type="float">
            <text:p>49765152</text:p>
          </table:table-cell>
          <table:table-cell/>
          <table:table-cell office:value-type="float" office:value="59.392399" calcext:value-type="float">
            <text:p>59.392399</text:p>
          </table:table-cell>
          <table:table-cell table:formula="of:=[.I598]/[.I599]" office:value-type="float" office:value="4.24231421428571" calcext:value-type="float">
            <text:p>4.24231421428571</text:p>
          </table:table-cell>
          <table:table-cell table:formula="of:=([.J598]-1)*100" office:value-type="float" office:value="324.231421428571" calcext:value-type="float">
            <text:p>324.231421428571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0.35652924736489" calcext:value-type="float">
            <text:p>0.35652924736489</text:p>
          </table:table-cell>
          <table:table-cell table:formula="of:=[.L598]/1000" office:value-type="float" office:value="0.702" calcext:value-type="float">
            <text:p>0.70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03" calcext:value-type="date">
            <text:p>2019-06-03</text:p>
          </table:table-cell>
          <table:table-cell office:value-type="float" office:value="13.95" calcext:value-type="float">
            <text:p>13.95</text:p>
          </table:table-cell>
          <table:table-cell office:value-type="float" office:value="14.15" calcext:value-type="float">
            <text:p>14.15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5031122" calcext:value-type="float">
            <text:p>5503112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599]/[.I600]" office:value-type="float" office:value="0.239365343991337" calcext:value-type="float">
            <text:p>0.239365343991337</text:p>
          </table:table-cell>
          <table:table-cell table:formula="of:=([.J599]-1)*100" office:value-type="float" office:value="-76.0634656008663" calcext:value-type="float">
            <text:p>-76.0634656008663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0.358422939068115" calcext:value-type="float">
            <text:p>0.358422939068115</text:p>
          </table:table-cell>
          <table:table-cell table:formula="of:=[.L599]/1000" office:value-type="float" office:value="0.307" calcext:value-type="float">
            <text:p>0.30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10" calcext:value-type="date">
            <text:p>2017-11-10</text:p>
          </table:table-cell>
          <table:table-cell office:value-type="float" office:value="59.091" calcext:value-type="float">
            <text:p>59.091</text:p>
          </table:table-cell>
          <table:table-cell office:value-type="float" office:value="59.362301" calcext:value-type="float">
            <text:p>59.362301</text:p>
          </table:table-cell>
          <table:table-cell office:value-type="float" office:value="57.4328" calcext:value-type="float">
            <text:p>57.4328</text:p>
          </table:table-cell>
          <table:table-cell table:number-columns-repeated="2" office:value-type="float" office:value="58.487999" calcext:value-type="float">
            <text:p>58.487999</text:p>
          </table:table-cell>
          <table:table-cell office:value-type="float" office:value="23175552" calcext:value-type="float">
            <text:p>23175552</text:p>
          </table:table-cell>
          <table:table-cell/>
          <table:table-cell office:value-type="float" office:value="58.487999" calcext:value-type="float">
            <text:p>58.487999</text:p>
          </table:table-cell>
          <table:table-cell table:formula="of:=[.I600]/[.I601]" office:value-type="float" office:value="1.77330942482383" calcext:value-type="float">
            <text:p>1.77330942482383</text:p>
          </table:table-cell>
          <table:table-cell table:formula="of:=([.J600]-1)*100" office:value-type="float" office:value="77.3309424823828" calcext:value-type="float">
            <text:p>77.3309424823828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0.362062220086834" calcext:value-type="float">
            <text:p>0.362062220086834</text:p>
          </table:table-cell>
          <table:table-cell table:formula="of:=[.L600]/1000" office:value-type="float" office:value="0.689" calcext:value-type="float">
            <text:p>0.68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06" calcext:value-type="date">
            <text:p>2018-07-06</text:p>
          </table:table-cell>
          <table:table-cell office:value-type="float" office:value="32.5" calcext:value-type="float">
            <text:p>32.5</text:p>
          </table:table-cell>
          <table:table-cell office:value-type="float" office:value="33.3442" calcext:value-type="float">
            <text:p>33.3442</text:p>
          </table:table-cell>
          <table:table-cell office:value-type="float" office:value="32.439701" calcext:value-type="float">
            <text:p>32.439701</text:p>
          </table:table-cell>
          <table:table-cell table:number-columns-repeated="2" office:value-type="float" office:value="32.982399" calcext:value-type="float">
            <text:p>32.982399</text:p>
          </table:table-cell>
          <table:table-cell office:value-type="float" office:value="15300192" calcext:value-type="float">
            <text:p>15300192</text:p>
          </table:table-cell>
          <table:table-cell/>
          <table:table-cell office:value-type="float" office:value="32.982399" calcext:value-type="float">
            <text:p>32.982399</text:p>
          </table:table-cell>
          <table:table-cell table:formula="of:=[.I601]/[.I602]" office:value-type="float" office:value="0.587855534939927" calcext:value-type="float">
            <text:p>0.587855534939927</text:p>
          </table:table-cell>
          <table:table-cell table:formula="of:=([.J601]-1)*100" office:value-type="float" office:value="-41.2144465060073" calcext:value-type="float">
            <text:p>-41.2144465060073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0.366985363948857" calcext:value-type="float">
            <text:p>0.366985363948857</text:p>
          </table:table-cell>
          <table:table-cell table:formula="of:=[.L601]/1000" office:value-type="float" office:value="0.526" calcext:value-type="float">
            <text:p>0.52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07" calcext:value-type="date">
            <text:p>2017-08-07</text:p>
          </table:table-cell>
          <table:table-cell office:value-type="float" office:value="55.955502" calcext:value-type="float">
            <text:p>55.955502</text:p>
          </table:table-cell>
          <table:table-cell office:value-type="float" office:value="56.8298" calcext:value-type="float">
            <text:p>56.8298</text:p>
          </table:table-cell>
          <table:table-cell office:value-type="float" office:value="55.9254" calcext:value-type="float">
            <text:p>55.9254</text:p>
          </table:table-cell>
          <table:table-cell table:number-columns-repeated="2" office:value-type="float" office:value="56.1063" calcext:value-type="float">
            <text:p>56.1063</text:p>
          </table:table-cell>
          <table:table-cell office:value-type="float" office:value="8125332" calcext:value-type="float">
            <text:p>8125332</text:p>
          </table:table-cell>
          <table:table-cell/>
          <table:table-cell office:value-type="float" office:value="56.1063" calcext:value-type="float">
            <text:p>56.1063</text:p>
          </table:table-cell>
          <table:table-cell table:formula="of:=[.I602]/[.I603]" office:value-type="float" office:value="1.17636092034434" calcext:value-type="float">
            <text:p>1.17636092034434</text:p>
          </table:table-cell>
          <table:table-cell table:formula="of:=([.J602]-1)*100" office:value-type="float" office:value="17.6360920344337" calcext:value-type="float">
            <text:p>17.6360920344337</text:p>
          </table:table-cell>
          <table:table-cell office:value-type="float" office:value="754" calcext:value-type="float">
            <text:p>754</text:p>
          </table:table-cell>
          <table:table-cell/>
          <table:table-cell office:value-type="float" office:value="0.377672865964751" calcext:value-type="float">
            <text:p>0.377672865964751</text:p>
          </table:table-cell>
          <table:table-cell table:formula="of:=[.L602]/1000" office:value-type="float" office:value="0.754" calcext:value-type="float">
            <text:p>0.75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25" calcext:value-type="date">
            <text:p>2017-05-25</text:p>
          </table:table-cell>
          <table:table-cell office:value-type="float" office:value="47.0919" calcext:value-type="float">
            <text:p>47.0919</text:p>
          </table:table-cell>
          <table:table-cell office:value-type="float" office:value="48.4184" calcext:value-type="float">
            <text:p>48.4184</text:p>
          </table:table-cell>
          <table:table-cell office:value-type="float" office:value="45.705101" calcext:value-type="float">
            <text:p>45.705101</text:p>
          </table:table-cell>
          <table:table-cell table:number-columns-repeated="2" office:value-type="float" office:value="47.694801" calcext:value-type="float">
            <text:p>47.694801</text:p>
          </table:table-cell>
          <table:table-cell office:value-type="float" office:value="25532855" calcext:value-type="float">
            <text:p>25532855</text:p>
          </table:table-cell>
          <table:table-cell/>
          <table:table-cell office:value-type="float" office:value="47.694801" calcext:value-type="float">
            <text:p>47.694801</text:p>
          </table:table-cell>
          <table:table-cell table:formula="of:=[.I603]/[.I604]" office:value-type="float" office:value="2.03865745799748" calcext:value-type="float">
            <text:p>2.03865745799748</text:p>
          </table:table-cell>
          <table:table-cell table:formula="of:=([.J603]-1)*100" office:value-type="float" office:value="103.865745799748" calcext:value-type="float">
            <text:p>103.865745799748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float" office:value="0.380521530496258" calcext:value-type="float">
            <text:p>0.380521530496258</text:p>
          </table:table-cell>
          <table:table-cell table:formula="of:=[.L603]/1000" office:value-type="float" office:value="0.805" calcext:value-type="float">
            <text:p>0.80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01" calcext:value-type="date">
            <text:p>2018-11-01</text:p>
          </table:table-cell>
          <table:table-cell office:value-type="float" office:value="23.4555" calcext:value-type="float">
            <text:p>23.4555</text:p>
          </table:table-cell>
          <table:table-cell office:value-type="float" office:value="23.6364" calcext:value-type="float">
            <text:p>23.6364</text:p>
          </table:table-cell>
          <table:table-cell office:value-type="float" office:value="23.123899" calcext:value-type="float">
            <text:p>23.123899</text:p>
          </table:table-cell>
          <table:table-cell table:number-columns-repeated="2" office:value-type="float" office:value="23.395201" calcext:value-type="float">
            <text:p>23.395201</text:p>
          </table:table-cell>
          <table:table-cell office:value-type="float" office:value="13353397" calcext:value-type="float">
            <text:p>13353397</text:p>
          </table:table-cell>
          <table:table-cell/>
          <table:table-cell office:value-type="float" office:value="23.395201" calcext:value-type="float">
            <text:p>23.395201</text:p>
          </table:table-cell>
          <table:table-cell table:formula="of:=[.I604]/[.I605]" office:value-type="float" office:value="1.81358147286822" calcext:value-type="float">
            <text:p>1.81358147286822</text:p>
          </table:table-cell>
          <table:table-cell table:formula="of:=([.J604]-1)*100" office:value-type="float" office:value="81.3581472868217" calcext:value-type="float">
            <text:p>81.3581472868217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0.387907212248129" calcext:value-type="float">
            <text:p>0.387907212248129</text:p>
          </table:table-cell>
          <table:table-cell table:formula="of:=[.L604]/1000" office:value-type="float" office:value="0.448" calcext:value-type="float">
            <text:p>0.44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13" calcext:value-type="date">
            <text:p>2019-06-13</text:p>
          </table:table-cell>
          <table:table-cell office:value-type="float" office:value="12.8" calcext:value-type="float">
            <text:p>12.8</text:p>
          </table:table-cell>
          <table:table-cell office:value-type="float" office:value="13.05" calcext:value-type="float">
            <text:p>13.05</text:p>
          </table:table-cell>
          <table:table-cell office:value-type="float" office:value="12.75" calcext:value-type="float">
            <text:p>12.75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float" office:value="32447299" calcext:value-type="float">
            <text:p>32447299</text:p>
          </table:table-cell>
          <table:table-cell/>
          <table:table-cell office:value-type="float" office:value="12.9" calcext:value-type="float">
            <text:p>12.9</text:p>
          </table:table-cell>
          <table:table-cell table:formula="of:=[.I605]/[.I606]" office:value-type="float" office:value="0.278207303735369" calcext:value-type="float">
            <text:p>0.278207303735369</text:p>
          </table:table-cell>
          <table:table-cell table:formula="of:=([.J605]-1)*100" office:value-type="float" office:value="-72.1792696264631" calcext:value-type="float">
            <text:p>-72.17926962646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89105058365757" calcext:value-type="float">
            <text:p>0.389105058365757</text:p>
          </table:table-cell>
          <table:table-cell table:formula="of:=[.L605]/1000" office:value-type="float" office:value="0.3" calcext:value-type="float">
            <text:p>0.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05" calcext:value-type="date">
            <text:p>2018-04-05</text:p>
          </table:table-cell>
          <table:table-cell office:value-type="float" office:value="46.458801" calcext:value-type="float">
            <text:p>46.458801</text:p>
          </table:table-cell>
          <table:table-cell office:value-type="float" office:value="46.8507" calcext:value-type="float">
            <text:p>46.8507</text:p>
          </table:table-cell>
          <table:table-cell office:value-type="float" office:value="45.8256" calcext:value-type="float">
            <text:p>45.8256</text:p>
          </table:table-cell>
          <table:table-cell table:number-columns-repeated="2" office:value-type="float" office:value="46.368301" calcext:value-type="float">
            <text:p>46.368301</text:p>
          </table:table-cell>
          <table:table-cell office:value-type="float" office:value="15292566" calcext:value-type="float">
            <text:p>15292566</text:p>
          </table:table-cell>
          <table:table-cell/>
          <table:table-cell office:value-type="float" office:value="46.368301" calcext:value-type="float">
            <text:p>46.368301</text:p>
          </table:table-cell>
          <table:table-cell table:formula="of:=[.I606]/[.I607]" office:value-type="float" office:value="2.07278022896634" calcext:value-type="float">
            <text:p>2.07278022896634</text:p>
          </table:table-cell>
          <table:table-cell table:formula="of:=([.J606]-1)*100" office:value-type="float" office:value="107.278022896634" calcext:value-type="float">
            <text:p>107.278022896634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0.391665250876527" calcext:value-type="float">
            <text:p>0.391665250876527</text:p>
          </table:table-cell>
          <table:table-cell table:formula="of:=[.L606]/1000" office:value-type="float" office:value="0.591" calcext:value-type="float">
            <text:p>0.59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10" calcext:value-type="date">
            <text:p>2019-01-10</text:p>
          </table:table-cell>
          <table:table-cell office:value-type="float" office:value="22.3099" calcext:value-type="float">
            <text:p>22.3099</text:p>
          </table:table-cell>
          <table:table-cell office:value-type="float" office:value="22.6716" calcext:value-type="float">
            <text:p>22.6716</text:p>
          </table:table-cell>
          <table:table-cell office:value-type="float" office:value="22.189301" calcext:value-type="float">
            <text:p>22.189301</text:p>
          </table:table-cell>
          <table:table-cell table:number-columns-repeated="2" office:value-type="float" office:value="22.3701" calcext:value-type="float">
            <text:p>22.3701</text:p>
          </table:table-cell>
          <table:table-cell office:value-type="float" office:value="16847368" calcext:value-type="float">
            <text:p>16847368</text:p>
          </table:table-cell>
          <table:table-cell/>
          <table:table-cell office:value-type="float" office:value="22.3701" calcext:value-type="float">
            <text:p>22.3701</text:p>
          </table:table-cell>
          <table:table-cell table:formula="of:=[.I607]/[.I608]" office:value-type="float" office:value="1.01922722327797" calcext:value-type="float">
            <text:p>1.01922722327797</text:p>
          </table:table-cell>
          <table:table-cell table:formula="of:=([.J607]-1)*100" office:value-type="float" office:value="1.92272232779704" calcext:value-type="float">
            <text:p>1.9227223277970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0.405755032866462" calcext:value-type="float">
            <text:p>0.405755032866462</text:p>
          </table:table-cell>
          <table:table-cell table:formula="of:=[.L607]/1000" office:value-type="float" office:value="0.401" calcext:value-type="float">
            <text:p>0.40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16" calcext:value-type="date">
            <text:p>2019-01-16</text:p>
          </table:table-cell>
          <table:table-cell office:value-type="float" office:value="21.9179" calcext:value-type="float">
            <text:p>21.9179</text:p>
          </table:table-cell>
          <table:table-cell office:value-type="float" office:value="22.279699" calcext:value-type="float">
            <text:p>22.279699</text:p>
          </table:table-cell>
          <table:table-cell office:value-type="float" office:value="21.7672" calcext:value-type="float">
            <text:p>21.7672</text:p>
          </table:table-cell>
          <table:table-cell table:number-columns-repeated="2" office:value-type="float" office:value="21.948099" calcext:value-type="float">
            <text:p>21.948099</text:p>
          </table:table-cell>
          <table:table-cell office:value-type="float" office:value="14704005" calcext:value-type="float">
            <text:p>14704005</text:p>
          </table:table-cell>
          <table:table-cell/>
          <table:table-cell office:value-type="float" office:value="21.948099" calcext:value-type="float">
            <text:p>21.948099</text:p>
          </table:table-cell>
          <table:table-cell table:formula="of:=[.I608]/[.I609]" office:value-type="float" office:value="1.86000838983051" calcext:value-type="float">
            <text:p>1.86000838983051</text:p>
          </table:table-cell>
          <table:table-cell table:formula="of:=([.J608]-1)*100" office:value-type="float" office:value="86.0008389830508" calcext:value-type="float">
            <text:p>86.0008389830508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float" office:value="0.414043646788453" calcext:value-type="float">
            <text:p>0.414043646788453</text:p>
          </table:table-cell>
          <table:table-cell table:formula="of:=[.L608]/1000" office:value-type="float" office:value="0.397" calcext:value-type="float">
            <text:p>0.39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16" calcext:value-type="date">
            <text:p>2019-07-16</text:p>
          </table:table-cell>
          <table:table-cell office:value-type="float" office:value="11.85" calcext:value-type="float">
            <text:p>11.85</text:p>
          </table:table-cell>
          <table:table-cell office:value-type="float" office:value="11.9" calcext:value-type="float">
            <text:p>11.9</text:p>
          </table:table-cell>
          <table:table-cell office:value-type="float" office:value="11.55" calcext:value-type="float">
            <text:p>11.55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27234136" calcext:value-type="float">
            <text:p>27234136</text:p>
          </table:table-cell>
          <table:table-cell/>
          <table:table-cell office:value-type="float" office:value="11.8" calcext:value-type="float">
            <text:p>11.8</text:p>
          </table:table-cell>
          <table:table-cell table:formula="of:=[.I609]/[.I610]" office:value-type="float" office:value="1.00425531914894" calcext:value-type="float">
            <text:p>1.00425531914894</text:p>
          </table:table-cell>
          <table:table-cell table:formula="of:=([.J609]-1)*100" office:value-type="float" office:value="0.425531914893629" calcext:value-type="float">
            <text:p>0.42553191489362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0.425531914893629" calcext:value-type="float">
            <text:p>0.425531914893629</text:p>
          </table:table-cell>
          <table:table-cell table:formula="of:=[.L609]/1000" office:value-type="float" office:value="0.277" calcext:value-type="float">
            <text:p>0.27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15" calcext:value-type="date">
            <text:p>2019-07-15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11.65" calcext:value-type="float">
            <text:p>11.65</text:p>
          </table:table-cell>
          <table:table-cell table:number-columns-repeated="2" office:value-type="float" office:value="11.75" calcext:value-type="float">
            <text:p>11.75</text:p>
          </table:table-cell>
          <table:table-cell office:value-type="float" office:value="24805672" calcext:value-type="float">
            <text:p>24805672</text:p>
          </table:table-cell>
          <table:table-cell/>
          <table:table-cell office:value-type="float" office:value="11.75" calcext:value-type="float">
            <text:p>11.75</text:p>
          </table:table-cell>
          <table:table-cell table:formula="of:=[.I610]/[.I611]" office:value-type="float" office:value="0.207307455481827" calcext:value-type="float">
            <text:p>0.207307455481827</text:p>
          </table:table-cell>
          <table:table-cell table:formula="of:=([.J610]-1)*100" office:value-type="float" office:value="-79.2692544518174" calcext:value-type="float">
            <text:p>-79.2692544518174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0.427350427350426" calcext:value-type="float">
            <text:p>0.427350427350426</text:p>
          </table:table-cell>
          <table:table-cell table:formula="of:=[.L610]/1000" office:value-type="float" office:value="0.278" calcext:value-type="float">
            <text:p>0.27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30" calcext:value-type="date">
            <text:p>2018-01-30</text:p>
          </table:table-cell>
          <table:table-cell office:value-type="float" office:value="56.076099" calcext:value-type="float">
            <text:p>56.076099</text:p>
          </table:table-cell>
          <table:table-cell office:value-type="float" office:value="57.643799" calcext:value-type="float">
            <text:p>57.643799</text:p>
          </table:table-cell>
          <table:table-cell office:value-type="float" office:value="55.5937" calcext:value-type="float">
            <text:p>55.5937</text:p>
          </table:table-cell>
          <table:table-cell table:number-columns-repeated="2" office:value-type="float" office:value="56.6791" calcext:value-type="float">
            <text:p>56.6791</text:p>
          </table:table-cell>
          <table:table-cell office:value-type="float" office:value="23236633" calcext:value-type="float">
            <text:p>23236633</text:p>
          </table:table-cell>
          <table:table-cell/>
          <table:table-cell office:value-type="float" office:value="56.6791" calcext:value-type="float">
            <text:p>56.6791</text:p>
          </table:table-cell>
          <table:table-cell table:formula="of:=[.I611]/[.I612]" office:value-type="float" office:value="1.00373841828537" calcext:value-type="float">
            <text:p>1.00373841828537</text:p>
          </table:table-cell>
          <table:table-cell table:formula="of:=([.J611]-1)*100" office:value-type="float" office:value="0.373841828537258" calcext:value-type="float">
            <text:p>0.373841828537258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0.427370606855138" calcext:value-type="float">
            <text:p>0.427370606855138</text:p>
          </table:table-cell>
          <table:table-cell table:formula="of:=[.L611]/1000" office:value-type="float" office:value="0.634" calcext:value-type="float">
            <text:p>0.63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18" calcext:value-type="date">
            <text:p>2016-08-18</text:p>
          </table:table-cell>
          <table:table-cell office:value-type="float" office:value="56.709202" calcext:value-type="float">
            <text:p>56.709202</text:p>
          </table:table-cell>
          <table:table-cell office:value-type="float" office:value="57.0107" calcext:value-type="float">
            <text:p>57.0107</text:p>
          </table:table-cell>
          <table:table-cell office:value-type="float" office:value="56.3475" calcext:value-type="float">
            <text:p>56.3475</text:p>
          </table:table-cell>
          <table:table-cell office:value-type="float" office:value="56.467999" calcext:value-type="float">
            <text:p>56.467999</text:p>
          </table:table-cell>
          <table:table-cell office:value-type="float" office:value="55.802635" calcext:value-type="float">
            <text:p>55.802635</text:p>
          </table:table-cell>
          <table:table-cell office:value-type="float" office:value="7483492" calcext:value-type="float">
            <text:p>7483492</text:p>
          </table:table-cell>
          <table:table-cell/>
          <table:table-cell office:value-type="float" office:value="56.467999" calcext:value-type="float">
            <text:p>56.467999</text:p>
          </table:table-cell>
          <table:table-cell table:formula="of:=[.I612]/[.I613]" office:value-type="float" office:value="4.8263247008547" calcext:value-type="float">
            <text:p>4.8263247008547</text:p>
          </table:table-cell>
          <table:table-cell table:formula="of:=([.J612]-1)*100" office:value-type="float" office:value="382.63247008547" calcext:value-type="float">
            <text:p>382.63247008547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float" office:value="0.428800109157712" calcext:value-type="float">
            <text:p>0.428800109157712</text:p>
          </table:table-cell>
          <table:table-cell table:formula="of:=[.L612]/1000" office:value-type="float" office:value="0.993" calcext:value-type="float">
            <text:p>0.99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12" calcext:value-type="date">
            <text:p>2019-07-12</text:p>
          </table:table-cell>
          <table:table-cell office:value-type="float" office:value="11.65" calcext:value-type="float">
            <text:p>11.65</text:p>
          </table:table-cell>
          <table:table-cell office:value-type="float" office:value="12.05" calcext:value-type="float">
            <text:p>12.05</text:p>
          </table:table-cell>
          <table:table-cell office:value-type="float" office:value="11.55" calcext:value-type="float">
            <text:p>11.55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31470511" calcext:value-type="float">
            <text:p>31470511</text:p>
          </table:table-cell>
          <table:table-cell/>
          <table:table-cell office:value-type="float" office:value="11.7" calcext:value-type="float">
            <text:p>11.7</text:p>
          </table:table-cell>
          <table:table-cell table:formula="of:=[.I613]/[.I614]" office:value-type="float" office:value="0.569867204868088" calcext:value-type="float">
            <text:p>0.569867204868088</text:p>
          </table:table-cell>
          <table:table-cell table:formula="of:=([.J613]-1)*100" office:value-type="float" office:value="-43.0132795131912" calcext:value-type="float">
            <text:p>-43.0132795131912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0.42918454935621" calcext:value-type="float">
            <text:p>0.42918454935621</text:p>
          </table:table-cell>
          <table:table-cell table:formula="of:=[.L613]/1000" office:value-type="float" office:value="0.279" calcext:value-type="float">
            <text:p>0.27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24" calcext:value-type="date">
            <text:p>2019-01-24</text:p>
          </table:table-cell>
          <table:table-cell office:value-type="float" office:value="20.772301" calcext:value-type="float">
            <text:p>20.772301</text:p>
          </table:table-cell>
          <table:table-cell office:value-type="float" office:value="21.224501" calcext:value-type="float">
            <text:p>21.224501</text:p>
          </table:table-cell>
          <table:table-cell office:value-type="float" office:value="20.0487" calcext:value-type="float">
            <text:p>20.0487</text:p>
          </table:table-cell>
          <table:table-cell table:number-columns-repeated="2" office:value-type="float" office:value="20.531099" calcext:value-type="float">
            <text:p>20.531099</text:p>
          </table:table-cell>
          <table:table-cell office:value-type="float" office:value="56361172" calcext:value-type="float">
            <text:p>56361172</text:p>
          </table:table-cell>
          <table:table-cell/>
          <table:table-cell office:value-type="float" office:value="20.531099" calcext:value-type="float">
            <text:p>20.531099</text:p>
          </table:table-cell>
          <table:table-cell table:formula="of:=[.I614]/[.I615]" office:value-type="float" office:value="1.00294561033277" calcext:value-type="float">
            <text:p>1.00294561033277</text:p>
          </table:table-cell>
          <table:table-cell table:formula="of:=([.J614]-1)*100" office:value-type="float" office:value="0.294561033276675" calcext:value-type="float">
            <text:p>0.294561033276675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0.442746320692478" calcext:value-type="float">
            <text:p>0.442746320692478</text:p>
          </table:table-cell>
          <table:table-cell table:formula="of:=[.L614]/1000" office:value-type="float" office:value="0.391" calcext:value-type="float">
            <text:p>0.39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15" calcext:value-type="date">
            <text:p>2019-03-15</text:p>
          </table:table-cell>
          <table:table-cell office:value-type="float" office:value="20.4708" calcext:value-type="float">
            <text:p>20.4708</text:p>
          </table:table-cell>
          <table:table-cell office:value-type="float" office:value="20.651699" calcext:value-type="float">
            <text:p>20.651699</text:p>
          </table:table-cell>
          <table:table-cell office:value-type="float" office:value="20.2899" calcext:value-type="float">
            <text:p>20.2899</text:p>
          </table:table-cell>
          <table:table-cell table:number-columns-repeated="2" office:value-type="float" office:value="20.4708" calcext:value-type="float">
            <text:p>20.4708</text:p>
          </table:table-cell>
          <table:table-cell office:value-type="float" office:value="27056255" calcext:value-type="float">
            <text:p>27056255</text:p>
          </table:table-cell>
          <table:table-cell/>
          <table:table-cell office:value-type="float" office:value="20.4708" calcext:value-type="float">
            <text:p>20.4708</text:p>
          </table:table-cell>
          <table:table-cell table:formula="of:=[.I615]/[.I616]" office:value-type="float" office:value="0.381890116542078" calcext:value-type="float">
            <text:p>0.381890116542078</text:p>
          </table:table-cell>
          <table:table-cell table:formula="of:=([.J615]-1)*100" office:value-type="float" office:value="-61.8109883457922" calcext:value-type="float">
            <text:p>-61.8109883457922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0.44356342368157" calcext:value-type="float">
            <text:p>0.44356342368157</text:p>
          </table:table-cell>
          <table:table-cell table:formula="of:=[.L615]/1000" office:value-type="float" office:value="0.357" calcext:value-type="float">
            <text:p>0.35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29" calcext:value-type="date">
            <text:p>2017-03-29</text:p>
          </table:table-cell>
          <table:table-cell office:value-type="float" office:value="53.724499" calcext:value-type="float">
            <text:p>53.724499</text:p>
          </table:table-cell>
          <table:table-cell office:value-type="float" office:value="54.0863" calcext:value-type="float">
            <text:p>54.0863</text:p>
          </table:table-cell>
          <table:table-cell office:value-type="float" office:value="53.272301" calcext:value-type="float">
            <text:p>53.272301</text:p>
          </table:table-cell>
          <table:table-cell table:number-columns-repeated="2" office:value-type="float" office:value="53.603901" calcext:value-type="float">
            <text:p>53.603901</text:p>
          </table:table-cell>
          <table:table-cell office:value-type="float" office:value="42318820" calcext:value-type="float">
            <text:p>42318820</text:p>
          </table:table-cell>
          <table:table-cell/>
          <table:table-cell office:value-type="float" office:value="53.603901" calcext:value-type="float">
            <text:p>53.603901</text:p>
          </table:table-cell>
          <table:table-cell table:formula="of:=[.I616]/[.I617]" office:value-type="float" office:value="1.01022596544849" calcext:value-type="float">
            <text:p>1.01022596544849</text:p>
          </table:table-cell>
          <table:table-cell table:formula="of:=([.J616]-1)*100" office:value-type="float" office:value="1.02259654484893" calcext:value-type="float">
            <text:p>1.02259654484893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float" office:value="0.451812864920642" calcext:value-type="float">
            <text:p>0.451812864920642</text:p>
          </table:table-cell>
          <table:table-cell table:formula="of:=[.L616]/1000" office:value-type="float" office:value="0.843" calcext:value-type="float">
            <text:p>0.84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10" calcext:value-type="date">
            <text:p>2017-04-10</text:p>
          </table:table-cell>
          <table:table-cell office:value-type="float" office:value="53.151699" calcext:value-type="float">
            <text:p>53.151699</text:p>
          </table:table-cell>
          <table:table-cell office:value-type="float" office:value="53.302502" calcext:value-type="float">
            <text:p>53.302502</text:p>
          </table:table-cell>
          <table:table-cell office:value-type="float" office:value="52.488499" calcext:value-type="float">
            <text:p>52.488499</text:p>
          </table:table-cell>
          <table:table-cell table:number-columns-repeated="2" office:value-type="float" office:value="53.061298" calcext:value-type="float">
            <text:p>53.061298</text:p>
          </table:table-cell>
          <table:table-cell office:value-type="float" office:value="17118391" calcext:value-type="float">
            <text:p>17118391</text:p>
          </table:table-cell>
          <table:table-cell/>
          <table:table-cell office:value-type="float" office:value="53.061298" calcext:value-type="float">
            <text:p>53.061298</text:p>
          </table:table-cell>
          <table:table-cell table:formula="of:=[.I617]/[.I618]" office:value-type="float" office:value="1.03712524358947" calcext:value-type="float">
            <text:p>1.03712524358947</text:p>
          </table:table-cell>
          <table:table-cell table:formula="of:=([.J617]-1)*100" office:value-type="float" office:value="3.7125243589468" calcext:value-type="float">
            <text:p>3.7125243589468</text:p>
          </table:table-cell>
          <table:table-cell office:value-type="float" office:value="836" calcext:value-type="float">
            <text:p>836</text:p>
          </table:table-cell>
          <table:table-cell/>
          <table:table-cell office:value-type="float" office:value="0.456642461044998" calcext:value-type="float">
            <text:p>0.456642461044998</text:p>
          </table:table-cell>
          <table:table-cell table:formula="of:=[.L617]/1000" office:value-type="float" office:value="0.836" calcext:value-type="float">
            <text:p>0.83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06" calcext:value-type="date">
            <text:p>2016-09-06</text:p>
          </table:table-cell>
          <table:table-cell office:value-type="float" office:value="50.498699" calcext:value-type="float">
            <text:p>50.498699</text:p>
          </table:table-cell>
          <table:table-cell office:value-type="float" office:value="51.4333" calcext:value-type="float">
            <text:p>51.4333</text:p>
          </table:table-cell>
          <table:table-cell office:value-type="float" office:value="49.5942" calcext:value-type="float">
            <text:p>49.5942</text:p>
          </table:table-cell>
          <table:table-cell office:value-type="float" office:value="51.1619" calcext:value-type="float">
            <text:p>51.1619</text:p>
          </table:table-cell>
          <table:table-cell office:value-type="float" office:value="50.559059" calcext:value-type="float">
            <text:p>50.559059</text:p>
          </table:table-cell>
          <table:table-cell office:value-type="float" office:value="39847136" calcext:value-type="float">
            <text:p>39847136</text:p>
          </table:table-cell>
          <table:table-cell/>
          <table:table-cell office:value-type="float" office:value="51.1619" calcext:value-type="float">
            <text:p>51.1619</text:p>
          </table:table-cell>
          <table:table-cell table:formula="of:=[.I618]/[.I619]" office:value-type="float" office:value="1.14353057855067" calcext:value-type="float">
            <text:p>1.14353057855067</text:p>
          </table:table-cell>
          <table:table-cell table:formula="of:=([.J618]-1)*100" office:value-type="float" office:value="14.3530578550671" calcext:value-type="float">
            <text:p>14.3530578550671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0.473677698853336" calcext:value-type="float">
            <text:p>0.473677698853336</text:p>
          </table:table-cell>
          <table:table-cell table:formula="of:=[.L618]/1000" office:value-type="float" office:value="0.981" calcext:value-type="float">
            <text:p>0.98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09" calcext:value-type="date">
            <text:p>2017-10-09</text:p>
          </table:table-cell>
          <table:table-cell office:value-type="float" office:value="44.740299" calcext:value-type="float">
            <text:p>44.740299</text:p>
          </table:table-cell>
          <table:table-cell office:value-type="float" office:value="45.644798" calcext:value-type="float">
            <text:p>45.644798</text:p>
          </table:table-cell>
          <table:table-cell office:value-type="float" office:value="44.559399" calcext:value-type="float">
            <text:p>44.559399</text:p>
          </table:table-cell>
          <table:table-cell table:number-columns-repeated="2" office:value-type="float" office:value="44.740299" calcext:value-type="float">
            <text:p>44.740299</text:p>
          </table:table-cell>
          <table:table-cell office:value-type="float" office:value="6863175" calcext:value-type="float">
            <text:p>6863175</text:p>
          </table:table-cell>
          <table:table-cell/>
          <table:table-cell office:value-type="float" office:value="44.740299" calcext:value-type="float">
            <text:p>44.740299</text:p>
          </table:table-cell>
          <table:table-cell table:formula="of:=[.I619]/[.I620]" office:value-type="float" office:value="1.20064671863888" calcext:value-type="float">
            <text:p>1.20064671863888</text:p>
          </table:table-cell>
          <table:table-cell table:formula="of:=([.J619]-1)*100" office:value-type="float" office:value="20.0646718638882" calcext:value-type="float">
            <text:p>20.0646718638882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float" office:value="0.473840808774439" calcext:value-type="float">
            <text:p>0.473840808774439</text:p>
          </table:table-cell>
          <table:table-cell table:formula="of:=[.L619]/1000" office:value-type="float" office:value="0.712" calcext:value-type="float">
            <text:p>0.71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01" calcext:value-type="date">
            <text:p>2018-06-01</text:p>
          </table:table-cell>
          <table:table-cell table:number-columns-repeated="2" office:value-type="float" office:value="37.987" calcext:value-type="float">
            <text:p>37.987</text:p>
          </table:table-cell>
          <table:table-cell office:value-type="float" office:value="36.750999" calcext:value-type="float">
            <text:p>36.750999</text:p>
          </table:table-cell>
          <table:table-cell table:number-columns-repeated="2" office:value-type="float" office:value="37.2635" calcext:value-type="float">
            <text:p>37.2635</text:p>
          </table:table-cell>
          <table:table-cell office:value-type="float" office:value="21289095" calcext:value-type="float">
            <text:p>21289095</text:p>
          </table:table-cell>
          <table:table-cell/>
          <table:table-cell office:value-type="float" office:value="37.2635" calcext:value-type="float">
            <text:p>37.2635</text:p>
          </table:table-cell>
          <table:table-cell table:formula="of:=[.I620]/[.I621]" office:value-type="float" office:value="0.865546356292221" calcext:value-type="float">
            <text:p>0.865546356292221</text:p>
          </table:table-cell>
          <table:table-cell table:formula="of:=([.J620]-1)*100" office:value-type="float" office:value="-13.4453643707779" calcext:value-type="float">
            <text:p>-13.4453643707779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0.487829871691847" calcext:value-type="float">
            <text:p>0.487829871691847</text:p>
          </table:table-cell>
          <table:table-cell table:formula="of:=[.L620]/1000" office:value-type="float" office:value="0.551" calcext:value-type="float">
            <text:p>0.55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25" calcext:value-type="date">
            <text:p>2018-04-25</text:p>
          </table:table-cell>
          <table:table-cell office:value-type="float" office:value="43.383598" calcext:value-type="float">
            <text:p>43.383598</text:p>
          </table:table-cell>
          <table:table-cell office:value-type="float" office:value="43.8358" calcext:value-type="float">
            <text:p>43.8358</text:p>
          </table:table-cell>
          <table:table-cell office:value-type="float" office:value="42.629902" calcext:value-type="float">
            <text:p>42.629902</text:p>
          </table:table-cell>
          <table:table-cell table:number-columns-repeated="2" office:value-type="float" office:value="43.051998" calcext:value-type="float">
            <text:p>43.051998</text:p>
          </table:table-cell>
          <table:table-cell office:value-type="float" office:value="27365137" calcext:value-type="float">
            <text:p>27365137</text:p>
          </table:table-cell>
          <table:table-cell/>
          <table:table-cell office:value-type="float" office:value="43.051998" calcext:value-type="float">
            <text:p>43.051998</text:p>
          </table:table-cell>
          <table:table-cell table:formula="of:=[.I621]/[.I622]" office:value-type="float" office:value="2.34097843463509" calcext:value-type="float">
            <text:p>2.34097843463509</text:p>
          </table:table-cell>
          <table:table-cell table:formula="of:=([.J621]-1)*100" office:value-type="float" office:value="134.097843463509" calcext:value-type="float">
            <text:p>134.097843463509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0.492748751776917" calcext:value-type="float">
            <text:p>0.492748751776917</text:p>
          </table:table-cell>
          <table:table-cell table:formula="of:=[.L621]/1000" office:value-type="float" office:value="0.577" calcext:value-type="float">
            <text:p>0.57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25" calcext:value-type="date">
            <text:p>2019-02-25</text:p>
          </table:table-cell>
          <table:table-cell office:value-type="float" office:value="18.27" calcext:value-type="float">
            <text:p>18.27</text:p>
          </table:table-cell>
          <table:table-cell office:value-type="float" office:value="18.691999" calcext:value-type="float">
            <text:p>18.691999</text:p>
          </table:table-cell>
          <table:table-cell office:value-type="float" office:value="18.2097" calcext:value-type="float">
            <text:p>18.2097</text:p>
          </table:table-cell>
          <table:table-cell table:number-columns-repeated="2" office:value-type="float" office:value="18.3906" calcext:value-type="float">
            <text:p>18.3906</text:p>
          </table:table-cell>
          <table:table-cell office:value-type="float" office:value="37080649" calcext:value-type="float">
            <text:p>37080649</text:p>
          </table:table-cell>
          <table:table-cell/>
          <table:table-cell office:value-type="float" office:value="18.3906" calcext:value-type="float">
            <text:p>18.3906</text:p>
          </table:table-cell>
          <table:table-cell table:formula="of:=[.I622]/[.I623]" office:value-type="float" office:value="0.441071285227081" calcext:value-type="float">
            <text:p>0.441071285227081</text:p>
          </table:table-cell>
          <table:table-cell table:formula="of:=([.J622]-1)*100" office:value-type="float" office:value="-55.8928714772919" calcext:value-type="float">
            <text:p>-55.892871477291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0.494532816760551" calcext:value-type="float">
            <text:p>0.494532816760551</text:p>
          </table:table-cell>
          <table:table-cell table:formula="of:=[.L622]/1000" office:value-type="float" office:value="0.37" calcext:value-type="float">
            <text:p>0.3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30" calcext:value-type="date">
            <text:p>2018-04-30</text:p>
          </table:table-cell>
          <table:table-cell table:number-columns-repeated="2" office:value-type="float" office:value="43.323299" calcext:value-type="float">
            <text:p>43.323299</text:p>
          </table:table-cell>
          <table:table-cell office:value-type="float" office:value="41.062199" calcext:value-type="float">
            <text:p>41.062199</text:p>
          </table:table-cell>
          <table:table-cell table:number-columns-repeated="2" office:value-type="float" office:value="41.695301" calcext:value-type="float">
            <text:p>41.695301</text:p>
          </table:table-cell>
          <table:table-cell office:value-type="float" office:value="26361750" calcext:value-type="float">
            <text:p>26361750</text:p>
          </table:table-cell>
          <table:table-cell/>
          <table:table-cell office:value-type="float" office:value="41.695301" calcext:value-type="float">
            <text:p>41.695301</text:p>
          </table:table-cell>
          <table:table-cell table:formula="of:=[.I623]/[.I624]" office:value-type="float" office:value="4.2330254822335" calcext:value-type="float">
            <text:p>4.2330254822335</text:p>
          </table:table-cell>
          <table:table-cell table:formula="of:=([.J623]-1)*100" office:value-type="float" office:value="323.30254822335" calcext:value-type="float">
            <text:p>323.30254822335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0.508630988316816" calcext:value-type="float">
            <text:p>0.508630988316816</text:p>
          </table:table-cell>
          <table:table-cell table:formula="of:=[.L623]/1000" office:value-type="float" office:value="0.574" calcext:value-type="float">
            <text:p>0.57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float" office:value="9.4" calcext:value-type="float">
            <text:p>9.4</text:p>
          </table:table-cell>
          <table:table-cell office:value-type="float" office:value="10.1" calcext:value-type="float">
            <text:p>10.1</text:p>
          </table:table-cell>
          <table:table-cell office:value-type="float" office:value="9.25" calcext:value-type="float">
            <text:p>9.25</text:p>
          </table:table-cell>
          <table:table-cell table:number-columns-repeated="2" office:value-type="float" office:value="9.85" calcext:value-type="float">
            <text:p>9.85</text:p>
          </table:table-cell>
          <table:table-cell office:value-type="float" office:value="595177700" calcext:value-type="float">
            <text:p>595177700</text:p>
          </table:table-cell>
          <table:table-cell/>
          <table:table-cell office:value-type="float" office:value="9.85" calcext:value-type="float">
            <text:p>9.85</text:p>
          </table:table-cell>
          <table:table-cell table:formula="of:=[.I624]/[.I625]" office:value-type="float" office:value="0.151468094122489" calcext:value-type="float">
            <text:p>0.151468094122489</text:p>
          </table:table-cell>
          <table:table-cell table:formula="of:=([.J624]-1)*100" office:value-type="float" office:value="-84.8531905877511" calcext:value-type="float">
            <text:p>-84.853190587751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.510204081632648" calcext:value-type="float">
            <text:p>0.510204081632648</text:p>
          </table:table-cell>
          <table:table-cell table:formula="of:=[.L624]/1000" office:value-type="float" office:value="0.047" calcext:value-type="float">
            <text:p>0.04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16" calcext:value-type="date">
            <text:p>2017-02-16</text:p>
          </table:table-cell>
          <table:table-cell office:value-type="float" office:value="64.668404" calcext:value-type="float">
            <text:p>64.668404</text:p>
          </table:table-cell>
          <table:table-cell office:value-type="float" office:value="65.904503" calcext:value-type="float">
            <text:p>65.904503</text:p>
          </table:table-cell>
          <table:table-cell office:value-type="float" office:value="64.005203" calcext:value-type="float">
            <text:p>64.005203</text:p>
          </table:table-cell>
          <table:table-cell table:number-columns-repeated="2" office:value-type="float" office:value="65.030197" calcext:value-type="float">
            <text:p>65.030197</text:p>
          </table:table-cell>
          <table:table-cell office:value-type="float" office:value="12264358" calcext:value-type="float">
            <text:p>12264358</text:p>
          </table:table-cell>
          <table:table-cell/>
          <table:table-cell office:value-type="float" office:value="65.030197" calcext:value-type="float">
            <text:p>65.030197</text:p>
          </table:table-cell>
          <table:table-cell table:formula="of:=[.I625]/[.I626]" office:value-type="float" office:value="2.78323120051359" calcext:value-type="float">
            <text:p>2.78323120051359</text:p>
          </table:table-cell>
          <table:table-cell table:formula="of:=([.J625]-1)*100" office:value-type="float" office:value="178.323120051359" calcext:value-type="float">
            <text:p>178.323120051359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0.512524219805011" calcext:value-type="float">
            <text:p>0.512524219805011</text:p>
          </table:table-cell>
          <table:table-cell table:formula="of:=[.L625]/1000" office:value-type="float" office:value="0.87" calcext:value-type="float">
            <text:p>0.8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01" calcext:value-type="date">
            <text:p>2018-10-01</text:p>
          </table:table-cell>
          <table:table-cell office:value-type="float" office:value="23.365" calcext:value-type="float">
            <text:p>23.365</text:p>
          </table:table-cell>
          <table:table-cell office:value-type="float" office:value="23.5459" calcext:value-type="float">
            <text:p>23.5459</text:p>
          </table:table-cell>
          <table:table-cell office:value-type="float" office:value="22.5812" calcext:value-type="float">
            <text:p>22.5812</text:p>
          </table:table-cell>
          <table:table-cell table:number-columns-repeated="2" office:value-type="float" office:value="23.365" calcext:value-type="float">
            <text:p>23.365</text:p>
          </table:table-cell>
          <table:table-cell office:value-type="float" office:value="31110707" calcext:value-type="float">
            <text:p>31110707</text:p>
          </table:table-cell>
          <table:table-cell/>
          <table:table-cell office:value-type="float" office:value="23.365" calcext:value-type="float">
            <text:p>23.365</text:p>
          </table:table-cell>
          <table:table-cell table:formula="of:=[.I626]/[.I627]" office:value-type="float" office:value="0.505873885391386" calcext:value-type="float">
            <text:p>0.505873885391386</text:p>
          </table:table-cell>
          <table:table-cell table:formula="of:=([.J626]-1)*100" office:value-type="float" office:value="-49.4126114608614" calcext:value-type="float">
            <text:p>-49.4126114608614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0.518406527066895" calcext:value-type="float">
            <text:p>0.518406527066895</text:p>
          </table:table-cell>
          <table:table-cell table:formula="of:=[.L626]/1000" office:value-type="float" office:value="0.469" calcext:value-type="float">
            <text:p>0.46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01" calcext:value-type="date">
            <text:p>2016-11-01</text:p>
          </table:table-cell>
          <table:table-cell office:value-type="float" office:value="46.307999" calcext:value-type="float">
            <text:p>46.307999</text:p>
          </table:table-cell>
          <table:table-cell office:value-type="float" office:value="46.941101" calcext:value-type="float">
            <text:p>46.941101</text:p>
          </table:table-cell>
          <table:table-cell office:value-type="float" office:value="46.036701" calcext:value-type="float">
            <text:p>46.036701</text:p>
          </table:table-cell>
          <table:table-cell table:number-columns-repeated="2" office:value-type="float" office:value="46.187401" calcext:value-type="float">
            <text:p>46.187401</text:p>
          </table:table-cell>
          <table:table-cell office:value-type="float" office:value="7453207" calcext:value-type="float">
            <text:p>7453207</text:p>
          </table:table-cell>
          <table:table-cell/>
          <table:table-cell office:value-type="float" office:value="46.187401" calcext:value-type="float">
            <text:p>46.187401</text:p>
          </table:table-cell>
          <table:table-cell table:formula="of:=[.I627]/[.I628]" office:value-type="float" office:value="0.893815912715" calcext:value-type="float">
            <text:p>0.893815912715</text:p>
          </table:table-cell>
          <table:table-cell table:formula="of:=([.J627]-1)*100" office:value-type="float" office:value="-10.6184087285" calcext:value-type="float">
            <text:p>-10.6184087285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float" office:value="0.524961791726808" calcext:value-type="float">
            <text:p>0.524961791726808</text:p>
          </table:table-cell>
          <table:table-cell table:formula="of:=[.L627]/1000" office:value-type="float" office:value="0.945" calcext:value-type="float">
            <text:p>0.94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26" calcext:value-type="date">
            <text:p>2017-04-26</text:p>
          </table:table-cell>
          <table:table-cell table:number-columns-repeated="2" office:value-type="float" office:value="52.0061" calcext:value-type="float">
            <text:p>52.0061</text:p>
          </table:table-cell>
          <table:table-cell office:value-type="float" office:value="51.403099" calcext:value-type="float">
            <text:p>51.403099</text:p>
          </table:table-cell>
          <table:table-cell table:number-columns-repeated="2" office:value-type="float" office:value="51.6744" calcext:value-type="float">
            <text:p>51.6744</text:p>
          </table:table-cell>
          <table:table-cell office:value-type="float" office:value="10540828" calcext:value-type="float">
            <text:p>10540828</text:p>
          </table:table-cell>
          <table:table-cell/>
          <table:table-cell office:value-type="float" office:value="51.6744" calcext:value-type="float">
            <text:p>51.6744</text:p>
          </table:table-cell>
          <table:table-cell table:formula="of:=[.I628]/[.I629]" office:value-type="float" office:value="0.907357965749881" calcext:value-type="float">
            <text:p>0.907357965749881</text:p>
          </table:table-cell>
          <table:table-cell table:formula="of:=([.J628]-1)*100" office:value-type="float" office:value="-9.26420342501189" calcext:value-type="float">
            <text:p>-9.26420342501189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0.527791135705646" calcext:value-type="float">
            <text:p>0.527791135705646</text:p>
          </table:table-cell>
          <table:table-cell table:formula="of:=[.L628]/1000" office:value-type="float" office:value="0.825" calcext:value-type="float">
            <text:p>0.82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29" calcext:value-type="date">
            <text:p>2016-08-29</text:p>
          </table:table-cell>
          <table:table-cell office:value-type="float" office:value="56.377602" calcext:value-type="float">
            <text:p>56.377602</text:p>
          </table:table-cell>
          <table:table-cell office:value-type="float" office:value="57.4328" calcext:value-type="float">
            <text:p>57.4328</text:p>
          </table:table-cell>
          <table:table-cell office:value-type="float" office:value="56.136398" calcext:value-type="float">
            <text:p>56.136398</text:p>
          </table:table-cell>
          <table:table-cell office:value-type="float" office:value="56.950401" calcext:value-type="float">
            <text:p>56.950401</text:p>
          </table:table-cell>
          <table:table-cell office:value-type="float" office:value="56.279354" calcext:value-type="float">
            <text:p>56.279354</text:p>
          </table:table-cell>
          <table:table-cell office:value-type="float" office:value="7316355" calcext:value-type="float">
            <text:p>7316355</text:p>
          </table:table-cell>
          <table:table-cell/>
          <table:table-cell office:value-type="float" office:value="56.950401" calcext:value-type="float">
            <text:p>56.950401</text:p>
          </table:table-cell>
          <table:table-cell table:formula="of:=[.I629]/[.I630]" office:value-type="float" office:value="1.0090807771182" calcext:value-type="float">
            <text:p>1.0090807771182</text:p>
          </table:table-cell>
          <table:table-cell table:formula="of:=([.J629]-1)*100" office:value-type="float" office:value="0.908077711819932" calcext:value-type="float">
            <text:p>0.908077711819932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float" office:value="0.532229231851433" calcext:value-type="float">
            <text:p>0.532229231851433</text:p>
          </table:table-cell>
          <table:table-cell table:formula="of:=[.L629]/1000" office:value-type="float" office:value="0.986" calcext:value-type="float">
            <text:p>0.98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05" calcext:value-type="date">
            <text:p>2017-12-05</text:p>
          </table:table-cell>
          <table:table-cell office:value-type="float" office:value="56.196701" calcext:value-type="float">
            <text:p>56.196701</text:p>
          </table:table-cell>
          <table:table-cell office:value-type="float" office:value="56.648899" calcext:value-type="float">
            <text:p>56.648899</text:p>
          </table:table-cell>
          <table:table-cell office:value-type="float" office:value="55.473099" calcext:value-type="float">
            <text:p>55.473099</text:p>
          </table:table-cell>
          <table:table-cell table:number-columns-repeated="2" office:value-type="float" office:value="56.437901" calcext:value-type="float">
            <text:p>56.437901</text:p>
          </table:table-cell>
          <table:table-cell office:value-type="float" office:value="9083425" calcext:value-type="float">
            <text:p>9083425</text:p>
          </table:table-cell>
          <table:table-cell/>
          <table:table-cell office:value-type="float" office:value="56.437901" calcext:value-type="float">
            <text:p>56.437901</text:p>
          </table:table-cell>
          <table:table-cell table:formula="of:=[.I630]/[.I631]" office:value-type="float" office:value="6.03613914438503" calcext:value-type="float">
            <text:p>6.03613914438503</text:p>
          </table:table-cell>
          <table:table-cell table:formula="of:=([.J630]-1)*100" office:value-type="float" office:value="503.613914438503" calcext:value-type="float">
            <text:p>503.613914438503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0.537090035595078" calcext:value-type="float">
            <text:p>0.537090035595078</text:p>
          </table:table-cell>
          <table:table-cell table:formula="of:=[.L630]/1000" office:value-type="float" office:value="0.672" calcext:value-type="float">
            <text:p>0.672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float" office:value="9.25" calcext:value-type="float">
            <text:p>9.25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360685550" calcext:value-type="float">
            <text:p>360685550</text:p>
          </table:table-cell>
          <table:table-cell/>
          <table:table-cell office:value-type="float" office:value="9.35" calcext:value-type="float">
            <text:p>9.35</text:p>
          </table:table-cell>
          <table:table-cell table:formula="of:=[.I631]/[.I632]" office:value-type="float" office:value="0.208142257998451" calcext:value-type="float">
            <text:p>0.208142257998451</text:p>
          </table:table-cell>
          <table:table-cell table:formula="of:=([.J631]-1)*100" office:value-type="float" office:value="-79.1857742001549" calcext:value-type="float">
            <text:p>-79.185774200154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53763440860215" calcext:value-type="float">
            <text:p>0.53763440860215</text:p>
          </table:table-cell>
          <table:table-cell table:formula="of:=[.L631]/1000" office:value-type="float" office:value="0.037" calcext:value-type="float">
            <text:p>0.03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10" calcext:value-type="date">
            <text:p>2017-01-10</text:p>
          </table:table-cell>
          <table:table-cell table:number-columns-repeated="2" office:value-type="float" office:value="45.222698" calcext:value-type="float">
            <text:p>45.222698</text:p>
          </table:table-cell>
          <table:table-cell office:value-type="float" office:value="44.438801" calcext:value-type="float">
            <text:p>44.438801</text:p>
          </table:table-cell>
          <table:table-cell table:number-columns-repeated="2" office:value-type="float" office:value="44.9212" calcext:value-type="float">
            <text:p>44.9212</text:p>
          </table:table-cell>
          <table:table-cell office:value-type="float" office:value="3731546" calcext:value-type="float">
            <text:p>3731546</text:p>
          </table:table-cell>
          <table:table-cell/>
          <table:table-cell office:value-type="float" office:value="44.9212" calcext:value-type="float">
            <text:p>44.9212</text:p>
          </table:table-cell>
          <table:table-cell table:formula="of:=[.I632]/[.I633]" office:value-type="float" office:value="0.903031265516666" calcext:value-type="float">
            <text:p>0.903031265516666</text:p>
          </table:table-cell>
          <table:table-cell table:formula="of:=([.J632]-1)*100" office:value-type="float" office:value="-9.6968734483334" calcext:value-type="float">
            <text:p>-9.6968734483334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0.539838854073405" calcext:value-type="float">
            <text:p>0.539838854073405</text:p>
          </table:table-cell>
          <table:table-cell table:formula="of:=[.L632]/1000" office:value-type="float" office:value="0.896" calcext:value-type="float">
            <text:p>0.89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19" calcext:value-type="date">
            <text:p>2018-02-19</text:p>
          </table:table-cell>
          <table:table-cell office:value-type="float" office:value="49.775101" calcext:value-type="float">
            <text:p>49.775101</text:p>
          </table:table-cell>
          <table:table-cell office:value-type="float" office:value="50.0163" calcext:value-type="float">
            <text:p>50.0163</text:p>
          </table:table-cell>
          <table:table-cell office:value-type="float" office:value="48.689701" calcext:value-type="float">
            <text:p>48.689701</text:p>
          </table:table-cell>
          <table:table-cell table:number-columns-repeated="2" office:value-type="float" office:value="49.7449" calcext:value-type="float">
            <text:p>49.7449</text:p>
          </table:table-cell>
          <table:table-cell office:value-type="float" office:value="11469119" calcext:value-type="float">
            <text:p>11469119</text:p>
          </table:table-cell>
          <table:table-cell/>
          <table:table-cell office:value-type="float" office:value="49.7449" calcext:value-type="float">
            <text:p>49.7449</text:p>
          </table:table-cell>
          <table:table-cell table:formula="of:=[.I633]/[.I634]" office:value-type="float" office:value="2.26647875061981" calcext:value-type="float">
            <text:p>2.26647875061981</text:p>
          </table:table-cell>
          <table:table-cell table:formula="of:=([.J633]-1)*100" office:value-type="float" office:value="126.647875061981" calcext:value-type="float">
            <text:p>126.647875061981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0.548377338555395" calcext:value-type="float">
            <text:p>0.548377338555395</text:p>
          </table:table-cell>
          <table:table-cell table:formula="of:=[.L633]/1000" office:value-type="float" office:value="0.621" calcext:value-type="float">
            <text:p>0.62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17" calcext:value-type="date">
            <text:p>2018-12-17</text:p>
          </table:table-cell>
          <table:table-cell office:value-type="float" office:value="21.978201" calcext:value-type="float">
            <text:p>21.978201</text:p>
          </table:table-cell>
          <table:table-cell office:value-type="float" office:value="22.2194" calcext:value-type="float">
            <text:p>22.2194</text:p>
          </table:table-cell>
          <table:table-cell office:value-type="float" office:value="21.556101" calcext:value-type="float">
            <text:p>21.556101</text:p>
          </table:table-cell>
          <table:table-cell table:number-columns-repeated="2" office:value-type="float" office:value="21.948099" calcext:value-type="float">
            <text:p>21.948099</text:p>
          </table:table-cell>
          <table:table-cell office:value-type="float" office:value="30840403" calcext:value-type="float">
            <text:p>30840403</text:p>
          </table:table-cell>
          <table:table-cell/>
          <table:table-cell office:value-type="float" office:value="21.948099" calcext:value-type="float">
            <text:p>21.948099</text:p>
          </table:table-cell>
          <table:table-cell table:formula="of:=[.I634]/[.I635]" office:value-type="float" office:value="0.66973333455391" calcext:value-type="float">
            <text:p>0.66973333455391</text:p>
          </table:table-cell>
          <table:table-cell table:formula="of:=([.J634]-1)*100" office:value-type="float" office:value="-33.026666544609" calcext:value-type="float">
            <text:p>-33.026666544609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0.552514055778897" calcext:value-type="float">
            <text:p>0.552514055778897</text:p>
          </table:table-cell>
          <table:table-cell table:formula="of:=[.L634]/1000" office:value-type="float" office:value="0.418" calcext:value-type="float">
            <text:p>0.41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12" calcext:value-type="date">
            <text:p>2018-07-12</text:p>
          </table:table-cell>
          <table:table-cell office:value-type="float" office:value="32.5905" calcext:value-type="float">
            <text:p>32.5905</text:p>
          </table:table-cell>
          <table:table-cell office:value-type="float" office:value="33.374298" calcext:value-type="float">
            <text:p>33.374298</text:p>
          </table:table-cell>
          <table:table-cell office:value-type="float" office:value="32.409599" calcext:value-type="float">
            <text:p>32.409599</text:p>
          </table:table-cell>
          <table:table-cell table:number-columns-repeated="2" office:value-type="float" office:value="32.7714" calcext:value-type="float">
            <text:p>32.7714</text:p>
          </table:table-cell>
          <table:table-cell office:value-type="float" office:value="23978865" calcext:value-type="float">
            <text:p>23978865</text:p>
          </table:table-cell>
          <table:table-cell/>
          <table:table-cell office:value-type="float" office:value="32.7714" calcext:value-type="float">
            <text:p>32.7714</text:p>
          </table:table-cell>
          <table:table-cell table:formula="of:=[.I635]/[.I636]" office:value-type="float" office:value="0.548713184416783" calcext:value-type="float">
            <text:p>0.548713184416783</text:p>
          </table:table-cell>
          <table:table-cell table:formula="of:=([.J635]-1)*100" office:value-type="float" office:value="-45.1286815583217" calcext:value-type="float">
            <text:p>-45.1286815583217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0.55506972890873" calcext:value-type="float">
            <text:p>0.55506972890873</text:p>
          </table:table-cell>
          <table:table-cell table:formula="of:=[.L635]/1000" office:value-type="float" office:value="0.522" calcext:value-type="float">
            <text:p>0.52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25" calcext:value-type="date">
            <text:p>2017-10-25</text:p>
          </table:table-cell>
          <table:table-cell office:value-type="float" office:value="59.935101" calcext:value-type="float">
            <text:p>59.935101</text:p>
          </table:table-cell>
          <table:table-cell office:value-type="float" office:value="60.538101" calcext:value-type="float">
            <text:p>60.538101</text:p>
          </table:table-cell>
          <table:table-cell office:value-type="float" office:value="57.0107" calcext:value-type="float">
            <text:p>57.0107</text:p>
          </table:table-cell>
          <table:table-cell table:number-columns-repeated="2" office:value-type="float" office:value="59.724098" calcext:value-type="float">
            <text:p>59.724098</text:p>
          </table:table-cell>
          <table:table-cell office:value-type="float" office:value="32948125" calcext:value-type="float">
            <text:p>32948125</text:p>
          </table:table-cell>
          <table:table-cell/>
          <table:table-cell office:value-type="float" office:value="59.724098" calcext:value-type="float">
            <text:p>59.724098</text:p>
          </table:table-cell>
          <table:table-cell table:formula="of:=[.I636]/[.I637]" office:value-type="float" office:value="1.2388989400196" calcext:value-type="float">
            <text:p>1.2388989400196</text:p>
          </table:table-cell>
          <table:table-cell table:formula="of:=([.J636]-1)*100" office:value-type="float" office:value="23.8898940019604" calcext:value-type="float">
            <text:p>23.8898940019604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0.558487290604304" calcext:value-type="float">
            <text:p>0.558487290604304</text:p>
          </table:table-cell>
          <table:table-cell table:formula="of:=[.L636]/1000" office:value-type="float" office:value="0.701" calcext:value-type="float">
            <text:p>0.70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02" calcext:value-type="date">
            <text:p>2017-06-02</text:p>
          </table:table-cell>
          <table:table-cell office:value-type="float" office:value="48.237499" calcext:value-type="float">
            <text:p>48.237499</text:p>
          </table:table-cell>
          <table:table-cell office:value-type="float" office:value="48.8405" calcext:value-type="float">
            <text:p>48.8405</text:p>
          </table:table-cell>
          <table:table-cell office:value-type="float" office:value="47.9963" calcext:value-type="float">
            <text:p>47.9963</text:p>
          </table:table-cell>
          <table:table-cell table:number-columns-repeated="2" office:value-type="float" office:value="48.207401" calcext:value-type="float">
            <text:p>48.207401</text:p>
          </table:table-cell>
          <table:table-cell office:value-type="float" office:value="11689263" calcext:value-type="float">
            <text:p>11689263</text:p>
          </table:table-cell>
          <table:table-cell/>
          <table:table-cell office:value-type="float" office:value="48.207401" calcext:value-type="float">
            <text:p>48.207401</text:p>
          </table:table-cell>
          <table:table-cell table:formula="of:=[.I637]/[.I638]" office:value-type="float" office:value="5.60551174418605" calcext:value-type="float">
            <text:p>5.60551174418605</text:p>
          </table:table-cell>
          <table:table-cell table:formula="of:=([.J637]-1)*100" office:value-type="float" office:value="460.551174418605" calcext:value-type="float">
            <text:p>460.551174418605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0.566171550271788" calcext:value-type="float">
            <text:p>0.566171550271788</text:p>
          </table:table-cell>
          <table:table-cell table:formula="of:=[.L637]/1000" office:value-type="float" office:value="0.799" calcext:value-type="float">
            <text:p>0.79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float" office:value="232008377" calcext:value-type="float">
            <text:p>232008377</text:p>
          </table:table-cell>
          <table:table-cell/>
          <table:table-cell office:value-type="float" office:value="8.6" calcext:value-type="float">
            <text:p>8.6</text:p>
          </table:table-cell>
          <table:table-cell table:formula="of:=[.I638]/[.I639]" office:value-type="float" office:value="0.207307347775118" calcext:value-type="float">
            <text:p>0.207307347775118</text:p>
          </table:table-cell>
          <table:table-cell table:formula="of:=([.J638]-1)*100" office:value-type="float" office:value="-79.2692652224882" calcext:value-type="float">
            <text:p>-79.269265222488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584795321637421" calcext:value-type="float">
            <text:p>0.584795321637421</text:p>
          </table:table-cell>
          <table:table-cell table:formula="of:=[.L638]/1000" office:value-type="float" office:value="0.027" calcext:value-type="float">
            <text:p>0.02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27" calcext:value-type="date">
            <text:p>2018-04-27</text:p>
          </table:table-cell>
          <table:table-cell office:value-type="float" office:value="41.7556" calcext:value-type="float">
            <text:p>41.7556</text:p>
          </table:table-cell>
          <table:table-cell office:value-type="float" office:value="42.268101" calcext:value-type="float">
            <text:p>42.268101</text:p>
          </table:table-cell>
          <table:table-cell office:value-type="float" office:value="41.152599" calcext:value-type="float">
            <text:p>41.152599</text:p>
          </table:table-cell>
          <table:table-cell table:number-columns-repeated="2" office:value-type="float" office:value="41.484299" calcext:value-type="float">
            <text:p>41.484299</text:p>
          </table:table-cell>
          <table:table-cell office:value-type="float" office:value="22499552" calcext:value-type="float">
            <text:p>22499552</text:p>
          </table:table-cell>
          <table:table-cell/>
          <table:table-cell office:value-type="float" office:value="41.484299" calcext:value-type="float">
            <text:p>41.484299</text:p>
          </table:table-cell>
          <table:table-cell table:formula="of:=[.I639]/[.I640]" office:value-type="float" office:value="2.41890956268222" calcext:value-type="float">
            <text:p>2.41890956268222</text:p>
          </table:table-cell>
          <table:table-cell table:formula="of:=([.J639]-1)*100" office:value-type="float" office:value="141.890956268222" calcext:value-type="float">
            <text:p>141.890956268222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float" office:value="0.584825112196352" calcext:value-type="float">
            <text:p>0.584825112196352</text:p>
          </table:table-cell>
          <table:table-cell table:formula="of:=[.L639]/1000" office:value-type="float" office:value="0.575" calcext:value-type="float">
            <text:p>0.57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24" calcext:value-type="date">
            <text:p>2019-04-24</text:p>
          </table:table-cell>
          <table:table-cell office:value-type="float" office:value="17.25" calcext:value-type="float">
            <text:p>17.25</text:p>
          </table:table-cell>
          <table:table-cell office:value-type="float" office:value="17.75" calcext:value-type="float">
            <text:p>17.7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7.15" calcext:value-type="float">
            <text:p>17.15</text:p>
          </table:table-cell>
          <table:table-cell office:value-type="float" office:value="52632586" calcext:value-type="float">
            <text:p>52632586</text:p>
          </table:table-cell>
          <table:table-cell/>
          <table:table-cell office:value-type="float" office:value="17.15" calcext:value-type="float">
            <text:p>17.15</text:p>
          </table:table-cell>
          <table:table-cell table:formula="of:=[.I640]/[.I641]" office:value-type="float" office:value="0.558793935661932" calcext:value-type="float">
            <text:p>0.558793935661932</text:p>
          </table:table-cell>
          <table:table-cell table:formula="of:=([.J640]-1)*100" office:value-type="float" office:value="-44.1206064338068" calcext:value-type="float">
            <text:p>-44.1206064338068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float" office:value="0.586516163432016" calcext:value-type="float">
            <text:p>0.586516163432016</text:p>
          </table:table-cell>
          <table:table-cell table:formula="of:=[.L640]/1000" office:value-type="float" office:value="0.333" calcext:value-type="float">
            <text:p>0.33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17" calcext:value-type="date">
            <text:p>2018-08-17</text:p>
          </table:table-cell>
          <table:table-cell office:value-type="float" office:value="30.6308" calcext:value-type="float">
            <text:p>30.6308</text:p>
          </table:table-cell>
          <table:table-cell office:value-type="float" office:value="31.0529" calcext:value-type="float">
            <text:p>31.0529</text:p>
          </table:table-cell>
          <table:table-cell office:value-type="float" office:value="30.480101" calcext:value-type="float">
            <text:p>30.480101</text:p>
          </table:table-cell>
          <table:table-cell table:number-columns-repeated="2" office:value-type="float" office:value="30.691099" calcext:value-type="float">
            <text:p>30.691099</text:p>
          </table:table-cell>
          <table:table-cell office:value-type="float" office:value="13131507" calcext:value-type="float">
            <text:p>13131507</text:p>
          </table:table-cell>
          <table:table-cell/>
          <table:table-cell office:value-type="float" office:value="30.691099" calcext:value-type="float">
            <text:p>30.691099</text:p>
          </table:table-cell>
          <table:table-cell table:formula="of:=[.I641]/[.I642]" office:value-type="float" office:value="1.02106254504416" calcext:value-type="float">
            <text:p>1.02106254504416</text:p>
          </table:table-cell>
          <table:table-cell table:formula="of:=([.J641]-1)*100" office:value-type="float" office:value="2.1062545044163" calcext:value-type="float">
            <text:p>2.1062545044163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0.592909892661808" calcext:value-type="float">
            <text:p>0.592909892661808</text:p>
          </table:table-cell>
          <table:table-cell table:formula="of:=[.L641]/1000" office:value-type="float" office:value="0.497" calcext:value-type="float">
            <text:p>0.49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30" calcext:value-type="date">
            <text:p>2018-08-30</text:p>
          </table:table-cell>
          <table:table-cell office:value-type="float" office:value="29.937401" calcext:value-type="float">
            <text:p>29.937401</text:p>
          </table:table-cell>
          <table:table-cell office:value-type="float" office:value="30.359501" calcext:value-type="float">
            <text:p>30.359501</text:p>
          </table:table-cell>
          <table:table-cell office:value-type="float" office:value="29.4249" calcext:value-type="float">
            <text:p>29.4249</text:p>
          </table:table-cell>
          <table:table-cell table:number-columns-repeated="2" office:value-type="float" office:value="30.058001" calcext:value-type="float">
            <text:p>30.058001</text:p>
          </table:table-cell>
          <table:table-cell office:value-type="float" office:value="76782643" calcext:value-type="float">
            <text:p>76782643</text:p>
          </table:table-cell>
          <table:table-cell/>
          <table:table-cell office:value-type="float" office:value="30.058001" calcext:value-type="float">
            <text:p>30.058001</text:p>
          </table:table-cell>
          <table:table-cell table:formula="of:=[.I642]/[.I643]" office:value-type="float" office:value="0.566476926365427" calcext:value-type="float">
            <text:p>0.566476926365427</text:p>
          </table:table-cell>
          <table:table-cell table:formula="of:=([.J642]-1)*100" office:value-type="float" office:value="-43.3523073634573" calcext:value-type="float">
            <text:p>-43.3523073634573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0.605483798628392" calcext:value-type="float">
            <text:p>0.605483798628392</text:p>
          </table:table-cell>
          <table:table-cell table:formula="of:=[.L642]/1000" office:value-type="float" office:value="0.489" calcext:value-type="float">
            <text:p>0.48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30" calcext:value-type="date">
            <text:p>2017-08-30</text:p>
          </table:table-cell>
          <table:table-cell office:value-type="float" office:value="53.061298" calcext:value-type="float">
            <text:p>53.061298</text:p>
          </table:table-cell>
          <table:table-cell office:value-type="float" office:value="53.603901" calcext:value-type="float">
            <text:p>53.603901</text:p>
          </table:table-cell>
          <table:table-cell office:value-type="float" office:value="52.7598" calcext:value-type="float">
            <text:p>52.7598</text:p>
          </table:table-cell>
          <table:table-cell table:number-columns-repeated="2" office:value-type="float" office:value="53.061298" calcext:value-type="float">
            <text:p>53.061298</text:p>
          </table:table-cell>
          <table:table-cell office:value-type="float" office:value="5182788" calcext:value-type="float">
            <text:p>5182788</text:p>
          </table:table-cell>
          <table:table-cell/>
          <table:table-cell office:value-type="float" office:value="53.061298" calcext:value-type="float">
            <text:p>53.061298</text:p>
          </table:table-cell>
          <table:table-cell table:formula="of:=[.I643]/[.I644]" office:value-type="float" office:value="1.5898850666462" calcext:value-type="float">
            <text:p>1.5898850666462</text:p>
          </table:table-cell>
          <table:table-cell table:formula="of:=([.J643]-1)*100" office:value-type="float" office:value="58.9885066646196" calcext:value-type="float">
            <text:p>58.9885066646196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0.62905655702028" calcext:value-type="float">
            <text:p>0.62905655702028</text:p>
          </table:table-cell>
          <table:table-cell table:formula="of:=[.L643]/1000" office:value-type="float" office:value="0.739" calcext:value-type="float">
            <text:p>0.73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08" calcext:value-type="date">
            <text:p>2018-08-08</text:p>
          </table:table-cell>
          <table:table-cell office:value-type="float" office:value="33.1633" calcext:value-type="float">
            <text:p>33.1633</text:p>
          </table:table-cell>
          <table:table-cell office:value-type="float" office:value="33.7663" calcext:value-type="float">
            <text:p>33.7663</text:p>
          </table:table-cell>
          <table:table-cell office:value-type="float" office:value="33.042702" calcext:value-type="float">
            <text:p>33.042702</text:p>
          </table:table-cell>
          <table:table-cell table:number-columns-repeated="2" office:value-type="float" office:value="33.374298" calcext:value-type="float">
            <text:p>33.374298</text:p>
          </table:table-cell>
          <table:table-cell office:value-type="float" office:value="13158024" calcext:value-type="float">
            <text:p>13158024</text:p>
          </table:table-cell>
          <table:table-cell/>
          <table:table-cell office:value-type="float" office:value="33.374298" calcext:value-type="float">
            <text:p>33.374298</text:p>
          </table:table-cell>
          <table:table-cell table:formula="of:=[.I644]/[.I645]" office:value-type="float" office:value="0.655417109348458" calcext:value-type="float">
            <text:p>0.655417109348458</text:p>
          </table:table-cell>
          <table:table-cell table:formula="of:=([.J644]-1)*100" office:value-type="float" office:value="-34.4582890651542" calcext:value-type="float">
            <text:p>-34.4582890651542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636239457472576" calcext:value-type="float">
            <text:p>0.636239457472576</text:p>
          </table:table-cell>
          <table:table-cell table:formula="of:=[.L644]/1000" office:value-type="float" office:value="0.503" calcext:value-type="float">
            <text:p>0.50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21" calcext:value-type="date">
            <text:p>2016-09-21</text:p>
          </table:table-cell>
          <table:table-cell office:value-type="float" office:value="50.830299" calcext:value-type="float">
            <text:p>50.830299</text:p>
          </table:table-cell>
          <table:table-cell office:value-type="float" office:value="51.071499" calcext:value-type="float">
            <text:p>51.071499</text:p>
          </table:table-cell>
          <table:table-cell office:value-type="float" office:value="50.528801" calcext:value-type="float">
            <text:p>50.528801</text:p>
          </table:table-cell>
          <table:table-cell office:value-type="float" office:value="50.9207" calcext:value-type="float">
            <text:p>50.9207</text:p>
          </table:table-cell>
          <table:table-cell office:value-type="float" office:value="50.320702" calcext:value-type="float">
            <text:p>50.320702</text:p>
          </table:table-cell>
          <table:table-cell office:value-type="float" office:value="9476525" calcext:value-type="float">
            <text:p>9476525</text:p>
          </table:table-cell>
          <table:table-cell/>
          <table:table-cell office:value-type="float" office:value="50.9207" calcext:value-type="float">
            <text:p>50.9207</text:p>
          </table:table-cell>
          <table:table-cell table:formula="of:=[.I645]/[.I646]" office:value-type="float" office:value="2.23708269447898" calcext:value-type="float">
            <text:p>2.23708269447898</text:p>
          </table:table-cell>
          <table:table-cell table:formula="of:=([.J645]-1)*100" office:value-type="float" office:value="123.708269447898" calcext:value-type="float">
            <text:p>123.708269447898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0.655477168006535" calcext:value-type="float">
            <text:p>0.655477168006535</text:p>
          </table:table-cell>
          <table:table-cell table:formula="of:=[.L645]/1000" office:value-type="float" office:value="0.971" calcext:value-type="float">
            <text:p>0.97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31" calcext:value-type="date">
            <text:p>2018-12-31</text:p>
          </table:table-cell>
          <table:table-cell office:value-type="float" office:value="22.731899" calcext:value-type="float">
            <text:p>22.731899</text:p>
          </table:table-cell>
          <table:table-cell office:value-type="float" office:value="22.973101" calcext:value-type="float">
            <text:p>22.973101</text:p>
          </table:table-cell>
          <table:table-cell office:value-type="float" office:value="22.6716" calcext:value-type="float">
            <text:p>22.6716</text:p>
          </table:table-cell>
          <table:table-cell table:number-columns-repeated="2" office:value-type="float" office:value="22.7621" calcext:value-type="float">
            <text:p>22.7621</text:p>
          </table:table-cell>
          <table:table-cell office:value-type="float" office:value="12132313" calcext:value-type="float">
            <text:p>12132313</text:p>
          </table:table-cell>
          <table:table-cell/>
          <table:table-cell office:value-type="float" office:value="22.7621" calcext:value-type="float">
            <text:p>22.7621</text:p>
          </table:table-cell>
          <table:table-cell table:formula="of:=[.I646]/[.I647]" office:value-type="float" office:value="1.02026902854786" calcext:value-type="float">
            <text:p>1.02026902854786</text:p>
          </table:table-cell>
          <table:table-cell table:formula="of:=([.J646]-1)*100" office:value-type="float" office:value="2.02690285478644" calcext:value-type="float">
            <text:p>2.02690285478644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0.666923175580347" calcext:value-type="float">
            <text:p>0.666923175580347</text:p>
          </table:table-cell>
          <table:table-cell table:formula="of:=[.L646]/1000" office:value-type="float" office:value="0.409" calcext:value-type="float">
            <text:p>0.40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16" calcext:value-type="date">
            <text:p>2018-10-16</text:p>
          </table:table-cell>
          <table:table-cell office:value-type="float" office:value="22.129" calcext:value-type="float">
            <text:p>22.129</text:p>
          </table:table-cell>
          <table:table-cell office:value-type="float" office:value="22.5812" calcext:value-type="float">
            <text:p>22.5812</text:p>
          </table:table-cell>
          <table:table-cell office:value-type="float" office:value="21.9179" calcext:value-type="float">
            <text:p>21.9179</text:p>
          </table:table-cell>
          <table:table-cell table:number-columns-repeated="2" office:value-type="float" office:value="22.3099" calcext:value-type="float">
            <text:p>22.3099</text:p>
          </table:table-cell>
          <table:table-cell office:value-type="float" office:value="16218153" calcext:value-type="float">
            <text:p>16218153</text:p>
          </table:table-cell>
          <table:table-cell/>
          <table:table-cell office:value-type="float" office:value="22.3099" calcext:value-type="float">
            <text:p>22.3099</text:p>
          </table:table-cell>
          <table:table-cell table:formula="of:=[.I647]/[.I648]" office:value-type="float" office:value="0.714978399928213" calcext:value-type="float">
            <text:p>0.714978399928213</text:p>
          </table:table-cell>
          <table:table-cell table:formula="of:=([.J647]-1)*100" office:value-type="float" office:value="-28.5021600071787" calcext:value-type="float">
            <text:p>-28.502160007178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0.680533054140287" calcext:value-type="float">
            <text:p>0.680533054140287</text:p>
          </table:table-cell>
          <table:table-cell table:formula="of:=[.L647]/1000" office:value-type="float" office:value="0.459" calcext:value-type="float">
            <text:p>0.45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14" calcext:value-type="date">
            <text:p>2018-05-14</text:p>
          </table:table-cell>
          <table:table-cell office:value-type="float" office:value="30.932301" calcext:value-type="float">
            <text:p>30.932301</text:p>
          </table:table-cell>
          <table:table-cell office:value-type="float" office:value="32.108101" calcext:value-type="float">
            <text:p>32.108101</text:p>
          </table:table-cell>
          <table:table-cell office:value-type="float" office:value="30.2087" calcext:value-type="float">
            <text:p>30.2087</text:p>
          </table:table-cell>
          <table:table-cell table:number-columns-repeated="2" office:value-type="float" office:value="31.2036" calcext:value-type="float">
            <text:p>31.2036</text:p>
          </table:table-cell>
          <table:table-cell office:value-type="float" office:value="61728660" calcext:value-type="float">
            <text:p>61728660</text:p>
          </table:table-cell>
          <table:table-cell/>
          <table:table-cell office:value-type="float" office:value="31.2036" calcext:value-type="float">
            <text:p>31.2036</text:p>
          </table:table-cell>
          <table:table-cell table:formula="of:=[.I648]/[.I649]" office:value-type="float" office:value="0.499999206823548" calcext:value-type="float">
            <text:p>0.499999206823548</text:p>
          </table:table-cell>
          <table:table-cell table:formula="of:=([.J648]-1)*100" office:value-type="float" office:value="-50.0000793176452" calcext:value-type="float">
            <text:p>-50.0000793176452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0.68081092521477" calcext:value-type="float">
            <text:p>0.68081092521477</text:p>
          </table:table-cell>
          <table:table-cell table:formula="of:=[.L648]/1000" office:value-type="float" office:value="0.565" calcext:value-type="float">
            <text:p>0.56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17" calcext:value-type="date">
            <text:p>2018-01-17</text:p>
          </table:table-cell>
          <table:table-cell office:value-type="float" office:value="62.1661" calcext:value-type="float">
            <text:p>62.1661</text:p>
          </table:table-cell>
          <table:table-cell office:value-type="float" office:value="62.799198" calcext:value-type="float">
            <text:p>62.799198</text:p>
          </table:table-cell>
          <table:table-cell office:value-type="float" office:value="60.809399" calcext:value-type="float">
            <text:p>60.809399</text:p>
          </table:table-cell>
          <table:table-cell table:number-columns-repeated="2" office:value-type="float" office:value="62.407299" calcext:value-type="float">
            <text:p>62.407299</text:p>
          </table:table-cell>
          <table:table-cell office:value-type="float" office:value="17444592" calcext:value-type="float">
            <text:p>17444592</text:p>
          </table:table-cell>
          <table:table-cell/>
          <table:table-cell office:value-type="float" office:value="62.407299" calcext:value-type="float">
            <text:p>62.407299</text:p>
          </table:table-cell>
          <table:table-cell table:formula="of:=[.I649]/[.I650]" office:value-type="float" office:value="1.30270593606854" calcext:value-type="float">
            <text:p>1.30270593606854</text:p>
          </table:table-cell>
          <table:table-cell table:formula="of:=([.J649]-1)*100" office:value-type="float" office:value="30.2705936068542" calcext:value-type="float">
            <text:p>30.2705936068542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0.680969016490529" calcext:value-type="float">
            <text:p>0.680969016490529</text:p>
          </table:table-cell>
          <table:table-cell table:formula="of:=[.L649]/1000" office:value-type="float" office:value="0.642" calcext:value-type="float">
            <text:p>0.64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08" calcext:value-type="date">
            <text:p>2017-06-08</text:p>
          </table:table-cell>
          <table:table-cell office:value-type="float" office:value="47.634602" calcext:value-type="float">
            <text:p>47.634602</text:p>
          </table:table-cell>
          <table:table-cell office:value-type="float" office:value="48.539001" calcext:value-type="float">
            <text:p>48.539001</text:p>
          </table:table-cell>
          <table:table-cell office:value-type="float" office:value="47.242599" calcext:value-type="float">
            <text:p>47.242599</text:p>
          </table:table-cell>
          <table:table-cell table:number-columns-repeated="2" office:value-type="float" office:value="47.905899" calcext:value-type="float">
            <text:p>47.905899</text:p>
          </table:table-cell>
          <table:table-cell office:value-type="float" office:value="11045584" calcext:value-type="float">
            <text:p>11045584</text:p>
          </table:table-cell>
          <table:table-cell/>
          <table:table-cell office:value-type="float" office:value="47.905899" calcext:value-type="float">
            <text:p>47.905899</text:p>
          </table:table-cell>
          <table:table-cell table:formula="of:=[.I650]/[.I651]" office:value-type="float" office:value="2.24435111571274" calcext:value-type="float">
            <text:p>2.24435111571274</text:p>
          </table:table-cell>
          <table:table-cell table:formula="of:=([.J650]-1)*100" office:value-type="float" office:value="124.435111571274" calcext:value-type="float">
            <text:p>124.435111571274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0.697014999632462" calcext:value-type="float">
            <text:p>0.697014999632462</text:p>
          </table:table-cell>
          <table:table-cell table:formula="of:=[.L650]/1000" office:value-type="float" office:value="0.795" calcext:value-type="float">
            <text:p>0.79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23" calcext:value-type="date">
            <text:p>2018-10-23</text:p>
          </table:table-cell>
          <table:table-cell office:value-type="float" office:value="21.194401" calcext:value-type="float">
            <text:p>21.194401</text:p>
          </table:table-cell>
          <table:table-cell office:value-type="float" office:value="21.556101" calcext:value-type="float">
            <text:p>21.556101</text:p>
          </table:table-cell>
          <table:table-cell office:value-type="float" office:value="20.5914" calcext:value-type="float">
            <text:p>20.5914</text:p>
          </table:table-cell>
          <table:table-cell table:number-columns-repeated="2" office:value-type="float" office:value="21.3451" calcext:value-type="float">
            <text:p>21.3451</text:p>
          </table:table-cell>
          <table:table-cell office:value-type="float" office:value="22661109" calcext:value-type="float">
            <text:p>22661109</text:p>
          </table:table-cell>
          <table:table-cell/>
          <table:table-cell office:value-type="float" office:value="21.3451" calcext:value-type="float">
            <text:p>21.3451</text:p>
          </table:table-cell>
          <table:table-cell table:formula="of:=[.I651]/[.I652]" office:value-type="float" office:value="1.01432739645308" calcext:value-type="float">
            <text:p>1.01432739645308</text:p>
          </table:table-cell>
          <table:table-cell table:formula="of:=([.J651]-1)*100" office:value-type="float" office:value="1.43273964530783" calcext:value-type="float">
            <text:p>1.43273964530783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0.711032125890232" calcext:value-type="float">
            <text:p>0.711032125890232</text:p>
          </table:table-cell>
          <table:table-cell table:formula="of:=[.L651]/1000" office:value-type="float" office:value="0.455" calcext:value-type="float">
            <text:p>0.45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13" calcext:value-type="date">
            <text:p>2018-12-13</text:p>
          </table:table-cell>
          <table:table-cell office:value-type="float" office:value="21.0436" calcext:value-type="float">
            <text:p>21.0436</text:p>
          </table:table-cell>
          <table:table-cell office:value-type="float" office:value="21.5863" calcext:value-type="float">
            <text:p>21.5863</text:p>
          </table:table-cell>
          <table:table-cell office:value-type="float" office:value="20.923" calcext:value-type="float">
            <text:p>20.923</text:p>
          </table:table-cell>
          <table:table-cell table:number-columns-repeated="2" office:value-type="float" office:value="21.0436" calcext:value-type="float">
            <text:p>21.0436</text:p>
          </table:table-cell>
          <table:table-cell office:value-type="float" office:value="32173218" calcext:value-type="float">
            <text:p>32173218</text:p>
          </table:table-cell>
          <table:table-cell/>
          <table:table-cell office:value-type="float" office:value="21.0436" calcext:value-type="float">
            <text:p>21.0436</text:p>
          </table:table-cell>
          <table:table-cell table:formula="of:=[.I652]/[.I653]" office:value-type="float" office:value="0.429538374841571" calcext:value-type="float">
            <text:p>0.429538374841571</text:p>
          </table:table-cell>
          <table:table-cell table:formula="of:=([.J652]-1)*100" office:value-type="float" office:value="-57.0461625158429" calcext:value-type="float">
            <text:p>-57.0461625158429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0.721297665714182" calcext:value-type="float">
            <text:p>0.721297665714182</text:p>
          </table:table-cell>
          <table:table-cell table:formula="of:=[.L652]/1000" office:value-type="float" office:value="0.42" calcext:value-type="float">
            <text:p>0.4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14" calcext:value-type="date">
            <text:p>2018-03-14</text:p>
          </table:table-cell>
          <table:table-cell office:value-type="float" office:value="48.75" calcext:value-type="float">
            <text:p>48.75</text:p>
          </table:table-cell>
          <table:table-cell office:value-type="float" office:value="49.141998" calcext:value-type="float">
            <text:p>49.141998</text:p>
          </table:table-cell>
          <table:table-cell office:value-type="float" office:value="47.9963" calcext:value-type="float">
            <text:p>47.9963</text:p>
          </table:table-cell>
          <table:table-cell table:number-columns-repeated="2" office:value-type="float" office:value="48.991199" calcext:value-type="float">
            <text:p>48.991199</text:p>
          </table:table-cell>
          <table:table-cell office:value-type="float" office:value="13815412" calcext:value-type="float">
            <text:p>13815412</text:p>
          </table:table-cell>
          <table:table-cell/>
          <table:table-cell office:value-type="float" office:value="48.991199" calcext:value-type="float">
            <text:p>48.991199</text:p>
          </table:table-cell>
          <table:table-cell table:formula="of:=[.I653]/[.I654]" office:value-type="float" office:value="2.40383893348511" calcext:value-type="float">
            <text:p>2.40383893348511</text:p>
          </table:table-cell>
          <table:table-cell table:formula="of:=([.J653]-1)*100" office:value-type="float" office:value="140.383893348511" calcext:value-type="float">
            <text:p>140.383893348511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0.743783079328741" calcext:value-type="float">
            <text:p>0.743783079328741</text:p>
          </table:table-cell>
          <table:table-cell table:formula="of:=[.L653]/1000" office:value-type="float" office:value="0.605" calcext:value-type="float">
            <text:p>0.60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07" calcext:value-type="date">
            <text:p>2018-12-07</text:p>
          </table:table-cell>
          <table:table-cell office:value-type="float" office:value="20.440599" calcext:value-type="float">
            <text:p>20.440599</text:p>
          </table:table-cell>
          <table:table-cell office:value-type="float" office:value="20.681801" calcext:value-type="float">
            <text:p>20.681801</text:p>
          </table:table-cell>
          <table:table-cell office:value-type="float" office:value="20.0487" calcext:value-type="float">
            <text:p>20.0487</text:p>
          </table:table-cell>
          <table:table-cell table:number-columns-repeated="2" office:value-type="float" office:value="20.3804" calcext:value-type="float">
            <text:p>20.3804</text:p>
          </table:table-cell>
          <table:table-cell office:value-type="float" office:value="37103695" calcext:value-type="float">
            <text:p>37103695</text:p>
          </table:table-cell>
          <table:table-cell/>
          <table:table-cell office:value-type="float" office:value="20.3804" calcext:value-type="float">
            <text:p>20.3804</text:p>
          </table:table-cell>
          <table:table-cell table:formula="of:=[.I654]/[.I655]" office:value-type="float" office:value="0.720685167897253" calcext:value-type="float">
            <text:p>0.720685167897253</text:p>
          </table:table-cell>
          <table:table-cell table:formula="of:=([.J654]-1)*100" office:value-type="float" office:value="-27.9314832102747" calcext:value-type="float">
            <text:p>-27.9314832102747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0.745437342041511" calcext:value-type="float">
            <text:p>0.745437342041511</text:p>
          </table:table-cell>
          <table:table-cell table:formula="of:=[.L654]/1000" office:value-type="float" office:value="0.424" calcext:value-type="float">
            <text:p>0.42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07" calcext:value-type="date">
            <text:p>2018-09-07</text:p>
          </table:table-cell>
          <table:table-cell office:value-type="float" office:value="28.068199" calcext:value-type="float">
            <text:p>28.068199</text:p>
          </table:table-cell>
          <table:table-cell office:value-type="float" office:value="28.7918" calcext:value-type="float">
            <text:p>28.7918</text:p>
          </table:table-cell>
          <table:table-cell office:value-type="float" office:value="27.495399" calcext:value-type="float">
            <text:p>27.495399</text:p>
          </table:table-cell>
          <table:table-cell table:number-columns-repeated="2" office:value-type="float" office:value="28.2792" calcext:value-type="float">
            <text:p>28.2792</text:p>
          </table:table-cell>
          <table:table-cell office:value-type="float" office:value="50878667" calcext:value-type="float">
            <text:p>50878667</text:p>
          </table:table-cell>
          <table:table-cell/>
          <table:table-cell office:value-type="float" office:value="28.2792" calcext:value-type="float">
            <text:p>28.2792</text:p>
          </table:table-cell>
          <table:table-cell table:formula="of:=[.I655]/[.I656]" office:value-type="float" office:value="0.539389107388772" calcext:value-type="float">
            <text:p>0.539389107388772</text:p>
          </table:table-cell>
          <table:table-cell table:formula="of:=([.J655]-1)*100" office:value-type="float" office:value="-46.0610892611228" calcext:value-type="float">
            <text:p>-46.0610892611228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0.751743993264409" calcext:value-type="float">
            <text:p>0.751743993264409</text:p>
          </table:table-cell>
          <table:table-cell table:formula="of:=[.L655]/1000" office:value-type="float" office:value="0.483" calcext:value-type="float">
            <text:p>0.48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16" calcext:value-type="date">
            <text:p>2017-08-16</text:p>
          </table:table-cell>
          <table:table-cell office:value-type="float" office:value="51.704601" calcext:value-type="float">
            <text:p>51.704601</text:p>
          </table:table-cell>
          <table:table-cell office:value-type="float" office:value="52.699501" calcext:value-type="float">
            <text:p>52.699501</text:p>
          </table:table-cell>
          <table:table-cell office:value-type="float" office:value="51.644299" calcext:value-type="float">
            <text:p>51.644299</text:p>
          </table:table-cell>
          <table:table-cell table:number-columns-repeated="2" office:value-type="float" office:value="52.4282" calcext:value-type="float">
            <text:p>52.4282</text:p>
          </table:table-cell>
          <table:table-cell office:value-type="float" office:value="9050478" calcext:value-type="float">
            <text:p>9050478</text:p>
          </table:table-cell>
          <table:table-cell/>
          <table:table-cell office:value-type="float" office:value="52.4282" calcext:value-type="float">
            <text:p>52.4282</text:p>
          </table:table-cell>
          <table:table-cell table:formula="of:=[.I656]/[.I657]" office:value-type="float" office:value="3.94196992481203" calcext:value-type="float">
            <text:p>3.94196992481203</text:p>
          </table:table-cell>
          <table:table-cell table:formula="of:=([.J656]-1)*100" office:value-type="float" office:value="294.196992481203" calcext:value-type="float">
            <text:p>294.196992481203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0.753319789813256" calcext:value-type="float">
            <text:p>0.753319789813256</text:p>
          </table:table-cell>
          <table:table-cell table:formula="of:=[.L656]/1000" office:value-type="float" office:value="0.748" calcext:value-type="float">
            <text:p>0.74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30" calcext:value-type="date">
            <text:p>2019-05-30</text:p>
          </table:table-cell>
          <table:table-cell office:value-type="float" office:value="13.2" calcext:value-type="float">
            <text:p>13.2</text:p>
          </table:table-cell>
          <table:table-cell office:value-type="float" office:value="13.65" calcext:value-type="float">
            <text:p>13.65</text:p>
          </table:table-cell>
          <table:table-cell office:value-type="float" office:value="12.95" calcext:value-type="float">
            <text:p>12.95</text:p>
          </table:table-cell>
          <table:table-cell table:number-columns-repeated="2" office:value-type="float" office:value="13.3" calcext:value-type="float">
            <text:p>13.3</text:p>
          </table:table-cell>
          <table:table-cell office:value-type="float" office:value="273542405" calcext:value-type="float">
            <text:p>273542405</text:p>
          </table:table-cell>
          <table:table-cell/>
          <table:table-cell office:value-type="float" office:value="13.3" calcext:value-type="float">
            <text:p>13.3</text:p>
          </table:table-cell>
          <table:table-cell table:formula="of:=[.I657]/[.I658]" office:value-type="float" office:value="0.302988199475311" calcext:value-type="float">
            <text:p>0.302988199475311</text:p>
          </table:table-cell>
          <table:table-cell table:formula="of:=([.J657]-1)*100" office:value-type="float" office:value="-69.7011800524689" calcext:value-type="float">
            <text:p>-69.7011800524689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0.757575757575779" calcext:value-type="float">
            <text:p>0.757575757575779</text:p>
          </table:table-cell>
          <table:table-cell table:formula="of:=[.L657]/1000" office:value-type="float" office:value="0.309" calcext:value-type="float">
            <text:p>0.30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18" calcext:value-type="date">
            <text:p>2016-10-18</text:p>
          </table:table-cell>
          <table:table-cell office:value-type="float" office:value="43.866001" calcext:value-type="float">
            <text:p>43.866001</text:p>
          </table:table-cell>
          <table:table-cell office:value-type="float" office:value="44.4991" calcext:value-type="float">
            <text:p>44.4991</text:p>
          </table:table-cell>
          <table:table-cell office:value-type="float" office:value="42.871101" calcext:value-type="float">
            <text:p>42.871101</text:p>
          </table:table-cell>
          <table:table-cell table:number-columns-repeated="2" office:value-type="float" office:value="43.896099" calcext:value-type="float">
            <text:p>43.896099</text:p>
          </table:table-cell>
          <table:table-cell office:value-type="float" office:value="20029609" calcext:value-type="float">
            <text:p>20029609</text:p>
          </table:table-cell>
          <table:table-cell/>
          <table:table-cell office:value-type="float" office:value="43.896099" calcext:value-type="float">
            <text:p>43.896099</text:p>
          </table:table-cell>
          <table:table-cell table:formula="of:=[.I658]/[.I659]" office:value-type="float" office:value="0.853456787723129" calcext:value-type="float">
            <text:p>0.853456787723129</text:p>
          </table:table-cell>
          <table:table-cell table:formula="of:=([.J658]-1)*100" office:value-type="float" office:value="-14.6543212276871" calcext:value-type="float">
            <text:p>-14.6543212276871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0.761170236343123" calcext:value-type="float">
            <text:p>0.761170236343123</text:p>
          </table:table-cell>
          <table:table-cell table:formula="of:=[.L658]/1000" office:value-type="float" office:value="0.954" calcext:value-type="float">
            <text:p>0.95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21" calcext:value-type="date">
            <text:p>2017-04-21</text:p>
          </table:table-cell>
          <table:table-cell office:value-type="float" office:value="51.493599" calcext:value-type="float">
            <text:p>51.493599</text:p>
          </table:table-cell>
          <table:table-cell office:value-type="float" office:value="51.975899" calcext:value-type="float">
            <text:p>51.975899</text:p>
          </table:table-cell>
          <table:table-cell office:value-type="float" office:value="51.192101" calcext:value-type="float">
            <text:p>51.192101</text:p>
          </table:table-cell>
          <table:table-cell table:number-columns-repeated="2" office:value-type="float" office:value="51.4333" calcext:value-type="float">
            <text:p>51.4333</text:p>
          </table:table-cell>
          <table:table-cell office:value-type="float" office:value="9483822" calcext:value-type="float">
            <text:p>9483822</text:p>
          </table:table-cell>
          <table:table-cell/>
          <table:table-cell office:value-type="float" office:value="51.4333" calcext:value-type="float">
            <text:p>51.4333</text:p>
          </table:table-cell>
          <table:table-cell table:formula="of:=[.I659]/[.I660]" office:value-type="float" office:value="1.00176266195065" calcext:value-type="float">
            <text:p>1.00176266195065</text:p>
          </table:table-cell>
          <table:table-cell table:formula="of:=([.J659]-1)*100" office:value-type="float" office:value="0.176266195065344" calcext:value-type="float">
            <text:p>0.176266195065344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0.768001568612031" calcext:value-type="float">
            <text:p>0.768001568612031</text:p>
          </table:table-cell>
          <table:table-cell table:formula="of:=[.L659]/1000" office:value-type="float" office:value="0.828" calcext:value-type="float">
            <text:p>0.82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16" calcext:value-type="date">
            <text:p>2016-09-16</text:p>
          </table:table-cell>
          <table:table-cell office:value-type="float" office:value="51.041302" calcext:value-type="float">
            <text:p>51.041302</text:p>
          </table:table-cell>
          <table:table-cell office:value-type="float" office:value="51.885502" calcext:value-type="float">
            <text:p>51.885502</text:p>
          </table:table-cell>
          <table:table-cell office:value-type="float" office:value="50.3479" calcext:value-type="float">
            <text:p>50.3479</text:p>
          </table:table-cell>
          <table:table-cell office:value-type="float" office:value="51.3428" calcext:value-type="float">
            <text:p>51.3428</text:p>
          </table:table-cell>
          <table:table-cell office:value-type="float" office:value="50.737827" calcext:value-type="float">
            <text:p>50.737827</text:p>
          </table:table-cell>
          <table:table-cell office:value-type="float" office:value="15571494" calcext:value-type="float">
            <text:p>15571494</text:p>
          </table:table-cell>
          <table:table-cell/>
          <table:table-cell office:value-type="float" office:value="51.3428" calcext:value-type="float">
            <text:p>51.3428</text:p>
          </table:table-cell>
          <table:table-cell table:formula="of:=[.I660]/[.I661]" office:value-type="float" office:value="7.83859541984733" calcext:value-type="float">
            <text:p>7.83859541984733</text:p>
          </table:table-cell>
          <table:table-cell table:formula="of:=([.J660]-1)*100" office:value-type="float" office:value="683.859541984733" calcext:value-type="float">
            <text:p>683.859541984733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0.769169911244538" calcext:value-type="float">
            <text:p>0.769169911244538</text:p>
          </table:table-cell>
          <table:table-cell table:formula="of:=[.L660]/1000" office:value-type="float" office:value="0.974" calcext:value-type="float">
            <text:p>0.97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10" calcext:value-type="date">
            <text:p>2019-12-10</text:p>
          </table:table-cell>
          <table:table-cell office:value-type="float" office:value="6.25" calcext:value-type="float">
            <text:p>6.25</text:p>
          </table:table-cell>
          <table:table-cell office:value-type="float" office:value="6.85" calcext:value-type="float">
            <text:p>6.85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6.55" calcext:value-type="float">
            <text:p>6.55</text:p>
          </table:table-cell>
          <table:table-cell office:value-type="float" office:value="385014786" calcext:value-type="float">
            <text:p>385014786</text:p>
          </table:table-cell>
          <table:table-cell/>
          <table:table-cell office:value-type="float" office:value="6.55" calcext:value-type="float">
            <text:p>6.55</text:p>
          </table:table-cell>
          <table:table-cell table:formula="of:=[.I661]/[.I662]" office:value-type="float" office:value="0.509727626459144" calcext:value-type="float">
            <text:p>0.509727626459144</text:p>
          </table:table-cell>
          <table:table-cell table:formula="of:=([.J661]-1)*100" office:value-type="float" office:value="-49.0272373540856" calcext:value-type="float">
            <text:p>-49.027237354085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769230769230767" calcext:value-type="float">
            <text:p>0.769230769230767</text:p>
          </table:table-cell>
          <table:table-cell table:formula="of:=[.L661]/1000" office:value-type="float" office:value="0.18" calcext:value-type="float">
            <text:p>0.1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24" calcext:value-type="date">
            <text:p>2019-05-24</text:p>
          </table:table-cell>
          <table:table-cell office:value-type="float" office:value="12.85" calcext:value-type="float">
            <text:p>12.85</text:p>
          </table:table-cell>
          <table:table-cell office:value-type="float" office:value="13.25" calcext:value-type="float">
            <text:p>13.25</text:p>
          </table:table-cell>
          <table:table-cell office:value-type="float" office:value="12.55" calcext:value-type="float">
            <text:p>12.55</text:p>
          </table:table-cell>
          <table:table-cell table:number-columns-repeated="2" office:value-type="float" office:value="12.85" calcext:value-type="float">
            <text:p>12.85</text:p>
          </table:table-cell>
          <table:table-cell office:value-type="float" office:value="91577582" calcext:value-type="float">
            <text:p>91577582</text:p>
          </table:table-cell>
          <table:table-cell/>
          <table:table-cell office:value-type="float" office:value="12.85" calcext:value-type="float">
            <text:p>12.85</text:p>
          </table:table-cell>
          <table:table-cell table:formula="of:=[.I662]/[.I663]" office:value-type="float" office:value="0.256144477445333" calcext:value-type="float">
            <text:p>0.256144477445333</text:p>
          </table:table-cell>
          <table:table-cell table:formula="of:=([.J662]-1)*100" office:value-type="float" office:value="-74.3855522554668" calcext:value-type="float">
            <text:p>-74.3855522554668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0.784313725490193" calcext:value-type="float">
            <text:p>0.784313725490193</text:p>
          </table:table-cell>
          <table:table-cell table:formula="of:=[.L662]/1000" office:value-type="float" office:value="0.313" calcext:value-type="float">
            <text:p>0.31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19" calcext:value-type="date">
            <text:p>2017-09-19</text:p>
          </table:table-cell>
          <table:table-cell office:value-type="float" office:value="49.714802" calcext:value-type="float">
            <text:p>49.714802</text:p>
          </table:table-cell>
          <table:table-cell office:value-type="float" office:value="50.4384" calcext:value-type="float">
            <text:p>50.4384</text:p>
          </table:table-cell>
          <table:table-cell office:value-type="float" office:value="49.473598" calcext:value-type="float">
            <text:p>49.473598</text:p>
          </table:table-cell>
          <table:table-cell table:number-columns-repeated="2" office:value-type="float" office:value="50.167" calcext:value-type="float">
            <text:p>50.167</text:p>
          </table:table-cell>
          <table:table-cell office:value-type="float" office:value="16416193" calcext:value-type="float">
            <text:p>16416193</text:p>
          </table:table-cell>
          <table:table-cell/>
          <table:table-cell office:value-type="float" office:value="50.167" calcext:value-type="float">
            <text:p>50.167</text:p>
          </table:table-cell>
          <table:table-cell table:formula="of:=[.I663]/[.I664]" office:value-type="float" office:value="0.937992010156123" calcext:value-type="float">
            <text:p>0.937992010156123</text:p>
          </table:table-cell>
          <table:table-cell table:formula="of:=([.J663]-1)*100" office:value-type="float" office:value="-6.20079898438765" calcext:value-type="float">
            <text:p>-6.20079898438765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0.787339437041035" calcext:value-type="float">
            <text:p>0.787339437041035</text:p>
          </table:table-cell>
          <table:table-cell table:formula="of:=[.L663]/1000" office:value-type="float" office:value="0.725" calcext:value-type="float">
            <text:p>0.72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11" calcext:value-type="date">
            <text:p>2017-04-11</text:p>
          </table:table-cell>
          <table:table-cell office:value-type="float" office:value="53.061298" calcext:value-type="float">
            <text:p>53.061298</text:p>
          </table:table-cell>
          <table:table-cell office:value-type="float" office:value="53.784801" calcext:value-type="float">
            <text:p>53.784801</text:p>
          </table:table-cell>
          <table:table-cell office:value-type="float" office:value="52.9105" calcext:value-type="float">
            <text:p>52.9105</text:p>
          </table:table-cell>
          <table:table-cell table:number-columns-repeated="2" office:value-type="float" office:value="53.483398" calcext:value-type="float">
            <text:p>53.483398</text:p>
          </table:table-cell>
          <table:table-cell office:value-type="float" office:value="11790051" calcext:value-type="float">
            <text:p>11790051</text:p>
          </table:table-cell>
          <table:table-cell/>
          <table:table-cell office:value-type="float" office:value="53.483398" calcext:value-type="float">
            <text:p>53.483398</text:p>
          </table:table-cell>
          <table:table-cell table:formula="of:=[.I664]/[.I665]" office:value-type="float" office:value="1.75992432411337" calcext:value-type="float">
            <text:p>1.75992432411337</text:p>
          </table:table-cell>
          <table:table-cell table:formula="of:=([.J664]-1)*100" office:value-type="float" office:value="75.992432411337" calcext:value-type="float">
            <text:p>75.992432411337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float" office:value="0.795495051779538" calcext:value-type="float">
            <text:p>0.795495051779538</text:p>
          </table:table-cell>
          <table:table-cell table:formula="of:=[.L664]/1000" office:value-type="float" office:value="0.835" calcext:value-type="float">
            <text:p>0.83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19" calcext:value-type="date">
            <text:p>2018-07-19</text:p>
          </table:table-cell>
          <table:table-cell office:value-type="float" office:value="30.1485" calcext:value-type="float">
            <text:p>30.1485</text:p>
          </table:table-cell>
          <table:table-cell office:value-type="float" office:value="30.6308" calcext:value-type="float">
            <text:p>30.6308</text:p>
          </table:table-cell>
          <table:table-cell office:value-type="float" office:value="29.364599" calcext:value-type="float">
            <text:p>29.364599</text:p>
          </table:table-cell>
          <table:table-cell table:number-columns-repeated="2" office:value-type="float" office:value="30.389601" calcext:value-type="float">
            <text:p>30.389601</text:p>
          </table:table-cell>
          <table:table-cell office:value-type="float" office:value="14120596" calcext:value-type="float">
            <text:p>14120596</text:p>
          </table:table-cell>
          <table:table-cell/>
          <table:table-cell office:value-type="float" office:value="30.389601" calcext:value-type="float">
            <text:p>30.389601</text:p>
          </table:table-cell>
          <table:table-cell table:formula="of:=[.I665]/[.I666]" office:value-type="float" office:value="1.36400410975032" calcext:value-type="float">
            <text:p>1.36400410975032</text:p>
          </table:table-cell>
          <table:table-cell table:formula="of:=([.J665]-1)*100" office:value-type="float" office:value="36.4004109750316" calcext:value-type="float">
            <text:p>36.4004109750316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0.799711428429273" calcext:value-type="float">
            <text:p>0.799711428429273</text:p>
          </table:table-cell>
          <table:table-cell table:formula="of:=[.L665]/1000" office:value-type="float" office:value="0.517" calcext:value-type="float">
            <text:p>0.51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08" calcext:value-type="date">
            <text:p>2019-01-08</text:p>
          </table:table-cell>
          <table:table-cell office:value-type="float" office:value="22.0084" calcext:value-type="float">
            <text:p>22.0084</text:p>
          </table:table-cell>
          <table:table-cell office:value-type="float" office:value="22.4907" calcext:value-type="float">
            <text:p>22.4907</text:p>
          </table:table-cell>
          <table:table-cell office:value-type="float" office:value="21.857599" calcext:value-type="float">
            <text:p>21.857599</text:p>
          </table:table-cell>
          <table:table-cell table:number-columns-repeated="2" office:value-type="float" office:value="22.279699" calcext:value-type="float">
            <text:p>22.279699</text:p>
          </table:table-cell>
          <table:table-cell office:value-type="float" office:value="16086091" calcext:value-type="float">
            <text:p>16086091</text:p>
          </table:table-cell>
          <table:table-cell/>
          <table:table-cell office:value-type="float" office:value="22.279699" calcext:value-type="float">
            <text:p>22.279699</text:p>
          </table:table-cell>
          <table:table-cell table:formula="of:=[.I666]/[.I667]" office:value-type="float" office:value="3.62271528455285" calcext:value-type="float">
            <text:p>3.62271528455285</text:p>
          </table:table-cell>
          <table:table-cell table:formula="of:=([.J666]-1)*100" office:value-type="float" office:value="262.271528455285" calcext:value-type="float">
            <text:p>262.271528455285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0.818587397569659" calcext:value-type="float">
            <text:p>0.818587397569659</text:p>
          </table:table-cell>
          <table:table-cell table:formula="of:=[.L666]/1000" office:value-type="float" office:value="0.403" calcext:value-type="float">
            <text:p>0.40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13" calcext:value-type="date">
            <text:p>2020-01-13</text:p>
          </table:table-cell>
          <table:table-cell office:value-type="float" office:value="6.1" calcext:value-type="float">
            <text:p>6.1</text:p>
          </table:table-cell>
          <table:table-cell office:value-type="float" office:value="6.25" calcext:value-type="float">
            <text:p>6.25</text:p>
          </table:table-cell>
          <table:table-cell office:value-type="float" office:value="5.95" calcext:value-type="float">
            <text:p>5.95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135915222" calcext:value-type="float">
            <text:p>135915222</text:p>
          </table:table-cell>
          <table:table-cell/>
          <table:table-cell office:value-type="float" office:value="6.15" calcext:value-type="float">
            <text:p>6.15</text:p>
          </table:table-cell>
          <table:table-cell table:formula="of:=[.I667]/[.I668]" office:value-type="float" office:value="0.127893725513031" calcext:value-type="float">
            <text:p>0.127893725513031</text:p>
          </table:table-cell>
          <table:table-cell table:formula="of:=([.J667]-1)*100" office:value-type="float" office:value="-87.210627448697" calcext:value-type="float">
            <text:p>-87.210627448697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0.819672131147553" calcext:value-type="float">
            <text:p>0.819672131147553</text:p>
          </table:table-cell>
          <table:table-cell table:formula="of:=[.L667]/1000" office:value-type="float" office:value="0.157" calcext:value-type="float">
            <text:p>0.15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26" calcext:value-type="date">
            <text:p>2017-05-26</text:p>
          </table:table-cell>
          <table:table-cell office:value-type="float" office:value="47.694801" calcext:value-type="float">
            <text:p>47.694801</text:p>
          </table:table-cell>
          <table:table-cell office:value-type="float" office:value="48.870602" calcext:value-type="float">
            <text:p>48.870602</text:p>
          </table:table-cell>
          <table:table-cell office:value-type="float" office:value="47.694801" calcext:value-type="float">
            <text:p>47.694801</text:p>
          </table:table-cell>
          <table:table-cell table:number-columns-repeated="2" office:value-type="float" office:value="48.0868" calcext:value-type="float">
            <text:p>48.0868</text:p>
          </table:table-cell>
          <table:table-cell office:value-type="float" office:value="10181609" calcext:value-type="float">
            <text:p>10181609</text:p>
          </table:table-cell>
          <table:table-cell/>
          <table:table-cell office:value-type="float" office:value="48.0868" calcext:value-type="float">
            <text:p>48.0868</text:p>
          </table:table-cell>
          <table:table-cell table:formula="of:=[.I668]/[.I669]" office:value-type="float" office:value="2.20000376070583" calcext:value-type="float">
            <text:p>2.20000376070583</text:p>
          </table:table-cell>
          <table:table-cell table:formula="of:=([.J668]-1)*100" office:value-type="float" office:value="120.000376070583" calcext:value-type="float">
            <text:p>120.000376070583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0.821890419461013" calcext:value-type="float">
            <text:p>0.821890419461013</text:p>
          </table:table-cell>
          <table:table-cell table:formula="of:=[.L668]/1000" office:value-type="float" office:value="0.804" calcext:value-type="float">
            <text:p>0.80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15" calcext:value-type="date">
            <text:p>2019-01-15</text:p>
          </table:table-cell>
          <table:table-cell office:value-type="float" office:value="21.676701" calcext:value-type="float">
            <text:p>21.676701</text:p>
          </table:table-cell>
          <table:table-cell office:value-type="float" office:value="21.978201" calcext:value-type="float">
            <text:p>21.978201</text:p>
          </table:table-cell>
          <table:table-cell office:value-type="float" office:value="21.4958" calcext:value-type="float">
            <text:p>21.4958</text:p>
          </table:table-cell>
          <table:table-cell table:number-columns-repeated="2" office:value-type="float" office:value="21.857599" calcext:value-type="float">
            <text:p>21.857599</text:p>
          </table:table-cell>
          <table:table-cell office:value-type="float" office:value="15977432" calcext:value-type="float">
            <text:p>15977432</text:p>
          </table:table-cell>
          <table:table-cell/>
          <table:table-cell office:value-type="float" office:value="21.857599" calcext:value-type="float">
            <text:p>21.857599</text:p>
          </table:table-cell>
          <table:table-cell table:formula="of:=[.I669]/[.I670]" office:value-type="float" office:value="0.382585346995943" calcext:value-type="float">
            <text:p>0.382585346995943</text:p>
          </table:table-cell>
          <table:table-cell table:formula="of:=([.J669]-1)*100" office:value-type="float" office:value="-61.7414653004057" calcext:value-type="float">
            <text:p>-61.741465300405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0.83452735727636" calcext:value-type="float">
            <text:p>0.83452735727636</text:p>
          </table:table-cell>
          <table:table-cell table:formula="of:=[.L669]/1000" office:value-type="float" office:value="0.398" calcext:value-type="float">
            <text:p>0.39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16" calcext:value-type="date">
            <text:p>2016-08-16</text:p>
          </table:table-cell>
          <table:table-cell office:value-type="float" office:value="57.161499" calcext:value-type="float">
            <text:p>57.161499</text:p>
          </table:table-cell>
          <table:table-cell office:value-type="float" office:value="57.282101" calcext:value-type="float">
            <text:p>57.282101</text:p>
          </table:table-cell>
          <table:table-cell office:value-type="float" office:value="56.046001" calcext:value-type="float">
            <text:p>56.046001</text:p>
          </table:table-cell>
          <table:table-cell office:value-type="float" office:value="57.131302" calcext:value-type="float">
            <text:p>57.131302</text:p>
          </table:table-cell>
          <table:table-cell office:value-type="float" office:value="56.458122" calcext:value-type="float">
            <text:p>56.458122</text:p>
          </table:table-cell>
          <table:table-cell office:value-type="float" office:value="12652714" calcext:value-type="float">
            <text:p>12652714</text:p>
          </table:table-cell>
          <table:table-cell/>
          <table:table-cell office:value-type="float" office:value="57.131302" calcext:value-type="float">
            <text:p>57.131302</text:p>
          </table:table-cell>
          <table:table-cell table:formula="of:=[.I670]/[.I671]" office:value-type="float" office:value="1.35357207181743" calcext:value-type="float">
            <text:p>1.35357207181743</text:p>
          </table:table-cell>
          <table:table-cell table:formula="of:=([.J670]-1)*100" office:value-type="float" office:value="35.3572071817433" calcext:value-type="float">
            <text:p>35.3572071817433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float" office:value="0.851566417910421" calcext:value-type="float">
            <text:p>0.851566417910421</text:p>
          </table:table-cell>
          <table:table-cell table:formula="of:=[.L670]/1000" office:value-type="float" office:value="0.995" calcext:value-type="float">
            <text:p>0.99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27" calcext:value-type="date">
            <text:p>2016-12-27</text:p>
          </table:table-cell>
          <table:table-cell office:value-type="float" office:value="41.876202" calcext:value-type="float">
            <text:p>41.876202</text:p>
          </table:table-cell>
          <table:table-cell office:value-type="float" office:value="42.4189" calcext:value-type="float">
            <text:p>42.4189</text:p>
          </table:table-cell>
          <table:table-cell office:value-type="float" office:value="41.0923" calcext:value-type="float">
            <text:p>41.0923</text:p>
          </table:table-cell>
          <table:table-cell table:number-columns-repeated="2" office:value-type="float" office:value="42.207802" calcext:value-type="float">
            <text:p>42.207802</text:p>
          </table:table-cell>
          <table:table-cell office:value-type="float" office:value="8138540" calcext:value-type="float">
            <text:p>8138540</text:p>
          </table:table-cell>
          <table:table-cell/>
          <table:table-cell office:value-type="float" office:value="42.207802" calcext:value-type="float">
            <text:p>42.207802</text:p>
          </table:table-cell>
          <table:table-cell table:formula="of:=[.I671]/[.I672]" office:value-type="float" office:value="0.633197417578149" calcext:value-type="float">
            <text:p>0.633197417578149</text:p>
          </table:table-cell>
          <table:table-cell table:formula="of:=([.J671]-1)*100" office:value-type="float" office:value="-36.6802582421851" calcext:value-type="float">
            <text:p>-36.6802582421851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0.864362509290006" calcext:value-type="float">
            <text:p>0.864362509290006</text:p>
          </table:table-cell>
          <table:table-cell table:formula="of:=[.L671]/1000" office:value-type="float" office:value="0.906" calcext:value-type="float">
            <text:p>0.90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03" calcext:value-type="date">
            <text:p>2017-03-03</text:p>
          </table:table-cell>
          <table:table-cell office:value-type="float" office:value="66.326599" calcext:value-type="float">
            <text:p>66.326599</text:p>
          </table:table-cell>
          <table:table-cell office:value-type="float" office:value="68.0149" calcext:value-type="float">
            <text:p>68.0149</text:p>
          </table:table-cell>
          <table:table-cell office:value-type="float" office:value="65.904503" calcext:value-type="float">
            <text:p>65.904503</text:p>
          </table:table-cell>
          <table:table-cell table:number-columns-repeated="2" office:value-type="float" office:value="66.658203" calcext:value-type="float">
            <text:p>66.658203</text:p>
          </table:table-cell>
          <table:table-cell office:value-type="float" office:value="21911326" calcext:value-type="float">
            <text:p>21911326</text:p>
          </table:table-cell>
          <table:table-cell/>
          <table:table-cell office:value-type="float" office:value="66.658203" calcext:value-type="float">
            <text:p>66.658203</text:p>
          </table:table-cell>
          <table:table-cell table:formula="of:=[.I672]/[.I673]" office:value-type="float" office:value="1.47794011808763" calcext:value-type="float">
            <text:p>1.47794011808763</text:p>
          </table:table-cell>
          <table:table-cell table:formula="of:=([.J672]-1)*100" office:value-type="float" office:value="47.7940118087628" calcext:value-type="float">
            <text:p>47.7940118087628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0.866757217172443" calcext:value-type="float">
            <text:p>0.866757217172443</text:p>
          </table:table-cell>
          <table:table-cell table:formula="of:=[.L672]/1000" office:value-type="float" office:value="0.86" calcext:value-type="float">
            <text:p>0.8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05" calcext:value-type="date">
            <text:p>2017-01-05</text:p>
          </table:table-cell>
          <table:table-cell office:value-type="float" office:value="44.619701" calcext:value-type="float">
            <text:p>44.619701</text:p>
          </table:table-cell>
          <table:table-cell office:value-type="float" office:value="45.3433" calcext:value-type="float">
            <text:p>45.3433</text:p>
          </table:table-cell>
          <table:table-cell office:value-type="float" office:value="44.2579" calcext:value-type="float">
            <text:p>44.2579</text:p>
          </table:table-cell>
          <table:table-cell table:number-columns-repeated="2" office:value-type="float" office:value="45.1021" calcext:value-type="float">
            <text:p>45.1021</text:p>
          </table:table-cell>
          <table:table-cell office:value-type="float" office:value="8708757" calcext:value-type="float">
            <text:p>8708757</text:p>
          </table:table-cell>
          <table:table-cell/>
          <table:table-cell office:value-type="float" office:value="45.1021" calcext:value-type="float">
            <text:p>45.1021</text:p>
          </table:table-cell>
          <table:table-cell table:formula="of:=[.I673]/[.I674]" office:value-type="float" office:value="7.98267256637168" calcext:value-type="float">
            <text:p>7.98267256637168</text:p>
          </table:table-cell>
          <table:table-cell table:formula="of:=([.J673]-1)*100" office:value-type="float" office:value="698.267256637168" calcext:value-type="float">
            <text:p>698.267256637168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float" office:value="0.876531510113332" calcext:value-type="float">
            <text:p>0.876531510113332</text:p>
          </table:table-cell>
          <table:table-cell table:formula="of:=[.L673]/1000" office:value-type="float" office:value="0.899" calcext:value-type="float">
            <text:p>0.89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float" office:value="5.65" calcext:value-type="float">
            <text:p>5.65</text:p>
          </table:table-cell>
          <table:table-cell office:value-type="float" office:value="5.7" calcext:value-type="float">
            <text:p>5.7</text:p>
          </table:table-cell>
          <table:table-cell office:value-type="float" office:value="5.55" calcext:value-type="float">
            <text:p>5.55</text:p>
          </table:table-cell>
          <table:table-cell table:number-columns-repeated="2" office:value-type="float" office:value="5.65" calcext:value-type="float">
            <text:p>5.65</text:p>
          </table:table-cell>
          <table:table-cell office:value-type="float" office:value="196436800" calcext:value-type="float">
            <text:p>196436800</text:p>
          </table:table-cell>
          <table:table-cell/>
          <table:table-cell office:value-type="float" office:value="5.65" calcext:value-type="float">
            <text:p>5.65</text:p>
          </table:table-cell>
          <table:table-cell table:formula="of:=[.I674]/[.I675]" office:value-type="float" office:value="0.127573769758157" calcext:value-type="float">
            <text:p>0.127573769758157</text:p>
          </table:table-cell>
          <table:table-cell table:formula="of:=([.J674]-1)*100" office:value-type="float" office:value="-87.2426230241843" calcext:value-type="float">
            <text:p>-87.242623024184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.892857142857162" calcext:value-type="float">
            <text:p>0.892857142857162</text:p>
          </table:table-cell>
          <table:table-cell table:formula="of:=[.L674]/1000" office:value-type="float" office:value="0.068" calcext:value-type="float">
            <text:p>0.06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02" calcext:value-type="date">
            <text:p>2016-12-02</text:p>
          </table:table-cell>
          <table:table-cell office:value-type="float" office:value="42.8409" calcext:value-type="float">
            <text:p>42.8409</text:p>
          </table:table-cell>
          <table:table-cell office:value-type="float" office:value="44.619701" calcext:value-type="float">
            <text:p>44.619701</text:p>
          </table:table-cell>
          <table:table-cell office:value-type="float" office:value="42.8409" calcext:value-type="float">
            <text:p>42.8409</text:p>
          </table:table-cell>
          <table:table-cell table:number-columns-repeated="2" office:value-type="float" office:value="44.288101" calcext:value-type="float">
            <text:p>44.288101</text:p>
          </table:table-cell>
          <table:table-cell office:value-type="float" office:value="20736785" calcext:value-type="float">
            <text:p>20736785</text:p>
          </table:table-cell>
          <table:table-cell/>
          <table:table-cell office:value-type="float" office:value="44.288101" calcext:value-type="float">
            <text:p>44.288101</text:p>
          </table:table-cell>
          <table:table-cell table:formula="of:=[.I675]/[.I676]" office:value-type="float" office:value="0.869230968064726" calcext:value-type="float">
            <text:p>0.869230968064726</text:p>
          </table:table-cell>
          <table:table-cell table:formula="of:=([.J675]-1)*100" office:value-type="float" office:value="-13.0769031935274" calcext:value-type="float">
            <text:p>-13.0769031935274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float" office:value="0.893022407298649" calcext:value-type="float">
            <text:p>0.893022407298649</text:p>
          </table:table-cell>
          <table:table-cell table:formula="of:=[.L675]/1000" office:value-type="float" office:value="0.923" calcext:value-type="float">
            <text:p>0.92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15" calcext:value-type="date">
            <text:p>2016-09-15</text:p>
          </table:table-cell>
          <table:table-cell office:value-type="float" office:value="50.408199" calcext:value-type="float">
            <text:p>50.408199</text:p>
          </table:table-cell>
          <table:table-cell office:value-type="float" office:value="51.312698" calcext:value-type="float">
            <text:p>51.312698</text:p>
          </table:table-cell>
          <table:table-cell office:value-type="float" office:value="50.076599" calcext:value-type="float">
            <text:p>50.076599</text:p>
          </table:table-cell>
          <table:table-cell office:value-type="float" office:value="50.950901" calcext:value-type="float">
            <text:p>50.950901</text:p>
          </table:table-cell>
          <table:table-cell office:value-type="float" office:value="50.350548" calcext:value-type="float">
            <text:p>50.350548</text:p>
          </table:table-cell>
          <table:table-cell office:value-type="float" office:value="10403768" calcext:value-type="float">
            <text:p>10403768</text:p>
          </table:table-cell>
          <table:table-cell/>
          <table:table-cell office:value-type="float" office:value="50.950901" calcext:value-type="float">
            <text:p>50.950901</text:p>
          </table:table-cell>
          <table:table-cell table:formula="of:=[.I676]/[.I677]" office:value-type="float" office:value="0.983129866997713" calcext:value-type="float">
            <text:p>0.983129866997713</text:p>
          </table:table-cell>
          <table:table-cell table:formula="of:=([.J676]-1)*100" office:value-type="float" office:value="-1.68701330022871" calcext:value-type="float">
            <text:p>-1.68701330022871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0.895472574451861" calcext:value-type="float">
            <text:p>0.895472574451861</text:p>
          </table:table-cell>
          <table:table-cell table:formula="of:=[.L676]/1000" office:value-type="float" office:value="0.975" calcext:value-type="float">
            <text:p>0.97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28" calcext:value-type="date">
            <text:p>2017-04-28</text:p>
          </table:table-cell>
          <table:table-cell office:value-type="float" office:value="51.614101" calcext:value-type="float">
            <text:p>51.614101</text:p>
          </table:table-cell>
          <table:table-cell office:value-type="float" office:value="51.975899" calcext:value-type="float">
            <text:p>51.975899</text:p>
          </table:table-cell>
          <table:table-cell office:value-type="float" office:value="51.252399" calcext:value-type="float">
            <text:p>51.252399</text:p>
          </table:table-cell>
          <table:table-cell table:number-columns-repeated="2" office:value-type="float" office:value="51.825199" calcext:value-type="float">
            <text:p>51.825199</text:p>
          </table:table-cell>
          <table:table-cell office:value-type="float" office:value="11416253" calcext:value-type="float">
            <text:p>11416253</text:p>
          </table:table-cell>
          <table:table-cell/>
          <table:table-cell office:value-type="float" office:value="51.825199" calcext:value-type="float">
            <text:p>51.825199</text:p>
          </table:table-cell>
          <table:table-cell table:formula="of:=[.I677]/[.I678]" office:value-type="float" office:value="2.29200439603207" calcext:value-type="float">
            <text:p>2.29200439603207</text:p>
          </table:table-cell>
          <table:table-cell table:formula="of:=([.J677]-1)*100" office:value-type="float" office:value="129.200439603207" calcext:value-type="float">
            <text:p>129.200439603207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float" office:value="0.939565041252144" calcext:value-type="float">
            <text:p>0.939565041252144</text:p>
          </table:table-cell>
          <table:table-cell table:formula="of:=[.L677]/1000" office:value-type="float" office:value="0.823" calcext:value-type="float">
            <text:p>0.82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28" calcext:value-type="date">
            <text:p>2018-12-28</text:p>
          </table:table-cell>
          <table:table-cell office:value-type="float" office:value="22.4606" calcext:value-type="float">
            <text:p>22.4606</text:p>
          </table:table-cell>
          <table:table-cell office:value-type="float" office:value="22.973101" calcext:value-type="float">
            <text:p>22.973101</text:p>
          </table:table-cell>
          <table:table-cell office:value-type="float" office:value="22.4606" calcext:value-type="float">
            <text:p>22.4606</text:p>
          </table:table-cell>
          <table:table-cell table:number-columns-repeated="2" office:value-type="float" office:value="22.6113" calcext:value-type="float">
            <text:p>22.6113</text:p>
          </table:table-cell>
          <table:table-cell office:value-type="float" office:value="19545690" calcext:value-type="float">
            <text:p>19545690</text:p>
          </table:table-cell>
          <table:table-cell/>
          <table:table-cell office:value-type="float" office:value="22.6113" calcext:value-type="float">
            <text:p>22.6113</text:p>
          </table:table-cell>
          <table:table-cell table:formula="of:=[.I678]/[.I679]" office:value-type="float" office:value="4.22641121495327" calcext:value-type="float">
            <text:p>4.22641121495327</text:p>
          </table:table-cell>
          <table:table-cell table:formula="of:=([.J678]-1)*100" office:value-type="float" office:value="322.641121495327" calcext:value-type="float">
            <text:p>322.641121495327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0.941956176567116" calcext:value-type="float">
            <text:p>0.941956176567116</text:p>
          </table:table-cell>
          <table:table-cell table:formula="of:=[.L678]/1000" office:value-type="float" office:value="0.41" calcext:value-type="float">
            <text:p>0.4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03" calcext:value-type="date">
            <text:p>2020-02-03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float" office:value="5.05" calcext:value-type="float">
            <text:p>5.05</text:p>
          </table:table-cell>
          <table:table-cell table:number-columns-repeated="2" office:value-type="float" office:value="5.35" calcext:value-type="float">
            <text:p>5.35</text:p>
          </table:table-cell>
          <table:table-cell office:value-type="float" office:value="116834844" calcext:value-type="float">
            <text:p>116834844</text:p>
          </table:table-cell>
          <table:table-cell/>
          <table:table-cell office:value-type="float" office:value="5.35" calcext:value-type="float">
            <text:p>5.35</text:p>
          </table:table-cell>
          <table:table-cell table:formula="of:=[.I679]/[.I680]" office:value-type="float" office:value="0.105003049896998" calcext:value-type="float">
            <text:p>0.105003049896998</text:p>
          </table:table-cell>
          <table:table-cell table:formula="of:=([.J679]-1)*100" office:value-type="float" office:value="-89.4996950103002" calcext:value-type="float">
            <text:p>-89.499695010300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0.943396226415083" calcext:value-type="float">
            <text:p>0.943396226415083</text:p>
          </table:table-cell>
          <table:table-cell table:formula="of:=[.L679]/1000" office:value-type="float" office:value="0.142" calcext:value-type="float">
            <text:p>0.14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12" calcext:value-type="date">
            <text:p>2018-02-12</text:p>
          </table:table-cell>
          <table:table-cell office:value-type="float" office:value="50.890598" calcext:value-type="float">
            <text:p>50.890598</text:p>
          </table:table-cell>
          <table:table-cell office:value-type="float" office:value="52.036201" calcext:value-type="float">
            <text:p>52.036201</text:p>
          </table:table-cell>
          <table:table-cell office:value-type="float" office:value="50.197201" calcext:value-type="float">
            <text:p>50.197201</text:p>
          </table:table-cell>
          <table:table-cell table:number-columns-repeated="2" office:value-type="float" office:value="50.950901" calcext:value-type="float">
            <text:p>50.950901</text:p>
          </table:table-cell>
          <table:table-cell office:value-type="float" office:value="30448166" calcext:value-type="float">
            <text:p>30448166</text:p>
          </table:table-cell>
          <table:table-cell/>
          <table:table-cell office:value-type="float" office:value="50.950901" calcext:value-type="float">
            <text:p>50.950901</text:p>
          </table:table-cell>
          <table:table-cell table:formula="of:=[.I680]/[.I681]" office:value-type="float" office:value="1" calcext:value-type="float">
            <text:p>1</text:p>
          </table:table-cell>
          <table:table-cell table:formula="of:=([.J680]-1)*100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0.955849726298585" calcext:value-type="float">
            <text:p>0.955849726298585</text:p>
          </table:table-cell>
          <table:table-cell table:formula="of:=[.L680]/1000" office:value-type="float" office:value="0.625" calcext:value-type="float">
            <text:p>0.62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08" calcext:value-type="date">
            <text:p>2016-09-08</text:p>
          </table:table-cell>
          <table:table-cell office:value-type="float" office:value="50.468498" calcext:value-type="float">
            <text:p>50.468498</text:p>
          </table:table-cell>
          <table:table-cell office:value-type="float" office:value="51.463402" calcext:value-type="float">
            <text:p>51.463402</text:p>
          </table:table-cell>
          <table:table-cell office:value-type="float" office:value="50.408199" calcext:value-type="float">
            <text:p>50.408199</text:p>
          </table:table-cell>
          <table:table-cell office:value-type="float" office:value="50.950901" calcext:value-type="float">
            <text:p>50.950901</text:p>
          </table:table-cell>
          <table:table-cell office:value-type="float" office:value="50.350548" calcext:value-type="float">
            <text:p>50.350548</text:p>
          </table:table-cell>
          <table:table-cell office:value-type="float" office:value="20537119" calcext:value-type="float">
            <text:p>20537119</text:p>
          </table:table-cell>
          <table:table-cell/>
          <table:table-cell office:value-type="float" office:value="50.950901" calcext:value-type="float">
            <text:p>50.950901</text:p>
          </table:table-cell>
          <table:table-cell table:formula="of:=[.I681]/[.I682]" office:value-type="float" office:value="1.00059309868089" calcext:value-type="float">
            <text:p>1.00059309868089</text:p>
          </table:table-cell>
          <table:table-cell table:formula="of:=([.J681]-1)*100" office:value-type="float" office:value="0.0593098680890192" calcext:value-type="float">
            <text:p>0.059309868089019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float" office:value="0.955849726298585" calcext:value-type="float">
            <text:p>0.955849726298585</text:p>
          </table:table-cell>
          <table:table-cell table:formula="of:=[.L681]/1000" office:value-type="float" office:value="0.979" calcext:value-type="float">
            <text:p>0.97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02" calcext:value-type="date">
            <text:p>2016-09-02</text:p>
          </table:table-cell>
          <table:table-cell office:value-type="float" office:value="49.503799" calcext:value-type="float">
            <text:p>49.503799</text:p>
          </table:table-cell>
          <table:table-cell office:value-type="float" office:value="51.3428" calcext:value-type="float">
            <text:p>51.3428</text:p>
          </table:table-cell>
          <table:table-cell office:value-type="float" office:value="48.5993" calcext:value-type="float">
            <text:p>48.5993</text:p>
          </table:table-cell>
          <table:table-cell office:value-type="float" office:value="50.9207" calcext:value-type="float">
            <text:p>50.9207</text:p>
          </table:table-cell>
          <table:table-cell office:value-type="float" office:value="50.320702" calcext:value-type="float">
            <text:p>50.320702</text:p>
          </table:table-cell>
          <table:table-cell office:value-type="float" office:value="83667368" calcext:value-type="float">
            <text:p>83667368</text:p>
          </table:table-cell>
          <table:table-cell/>
          <table:table-cell office:value-type="float" office:value="50.9207" calcext:value-type="float">
            <text:p>50.9207</text:p>
          </table:table-cell>
          <table:table-cell table:formula="of:=[.I682]/[.I683]" office:value-type="float" office:value="2.00356087522772" calcext:value-type="float">
            <text:p>2.00356087522772</text:p>
          </table:table-cell>
          <table:table-cell table:formula="of:=([.J682]-1)*100" office:value-type="float" office:value="100.356087522772" calcext:value-type="float">
            <text:p>100.356087522772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0.95621589899757" calcext:value-type="float">
            <text:p>0.95621589899757</text:p>
          </table:table-cell>
          <table:table-cell table:formula="of:=[.L682]/1000" office:value-type="float" office:value="0.982" calcext:value-type="float">
            <text:p>0.98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06" calcext:value-type="date">
            <text:p>2018-11-06</text:p>
          </table:table-cell>
          <table:table-cell office:value-type="float" office:value="25.2945" calcext:value-type="float">
            <text:p>25.2945</text:p>
          </table:table-cell>
          <table:table-cell office:value-type="float" office:value="25.596001" calcext:value-type="float">
            <text:p>25.596001</text:p>
          </table:table-cell>
          <table:table-cell office:value-type="float" office:value="25.023199" calcext:value-type="float">
            <text:p>25.023199</text:p>
          </table:table-cell>
          <table:table-cell table:number-columns-repeated="2" office:value-type="float" office:value="25.4151" calcext:value-type="float">
            <text:p>25.4151</text:p>
          </table:table-cell>
          <table:table-cell office:value-type="float" office:value="18073858" calcext:value-type="float">
            <text:p>18073858</text:p>
          </table:table-cell>
          <table:table-cell/>
          <table:table-cell office:value-type="float" office:value="25.4151" calcext:value-type="float">
            <text:p>25.4151</text:p>
          </table:table-cell>
          <table:table-cell table:formula="of:=[.I683]/[.I684]" office:value-type="float" office:value="0.381102260663024" calcext:value-type="float">
            <text:p>0.381102260663024</text:p>
          </table:table-cell>
          <table:table-cell table:formula="of:=([.J683]-1)*100" office:value-type="float" office:value="-61.8897739336976" calcext:value-type="float">
            <text:p>-61.8897739336976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0.957734170175573" calcext:value-type="float">
            <text:p>0.957734170175573</text:p>
          </table:table-cell>
          <table:table-cell table:formula="of:=[.L683]/1000" office:value-type="float" office:value="0.445" calcext:value-type="float">
            <text:p>0.44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09" calcext:value-type="date">
            <text:p>2017-02-09</text:p>
          </table:table-cell>
          <table:table-cell office:value-type="float" office:value="66.628098" calcext:value-type="float">
            <text:p>66.628098</text:p>
          </table:table-cell>
          <table:table-cell office:value-type="float" office:value="66.929604" calcext:value-type="float">
            <text:p>66.929604</text:p>
          </table:table-cell>
          <table:table-cell office:value-type="float" office:value="65.542702" calcext:value-type="float">
            <text:p>65.542702</text:p>
          </table:table-cell>
          <table:table-cell table:number-columns-repeated="2" office:value-type="float" office:value="66.6884" calcext:value-type="float">
            <text:p>66.6884</text:p>
          </table:table-cell>
          <table:table-cell office:value-type="float" office:value="22629650" calcext:value-type="float">
            <text:p>22629650</text:p>
          </table:table-cell>
          <table:table-cell/>
          <table:table-cell office:value-type="float" office:value="66.6884" calcext:value-type="float">
            <text:p>66.6884</text:p>
          </table:table-cell>
          <table:table-cell table:formula="of:=[.I684]/[.I685]" office:value-type="float" office:value="1.17037030745097" calcext:value-type="float">
            <text:p>1.17037030745097</text:p>
          </table:table-cell>
          <table:table-cell table:formula="of:=([.J684]-1)*100" office:value-type="float" office:value="17.0370307450968" calcext:value-type="float">
            <text:p>17.0370307450968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0.958442425011863" calcext:value-type="float">
            <text:p>0.958442425011863</text:p>
          </table:table-cell>
          <table:table-cell table:formula="of:=[.L684]/1000" office:value-type="float" office:value="0.875" calcext:value-type="float">
            <text:p>0.87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22" calcext:value-type="date">
            <text:p>2016-08-22</text:p>
          </table:table-cell>
          <table:table-cell table:number-columns-repeated="2" office:value-type="float" office:value="57.282101" calcext:value-type="float">
            <text:p>57.282101</text:p>
          </table:table-cell>
          <table:table-cell office:value-type="float" office:value="56.377602" calcext:value-type="float">
            <text:p>56.377602</text:p>
          </table:table-cell>
          <table:table-cell office:value-type="float" office:value="56.980598" calcext:value-type="float">
            <text:p>56.980598</text:p>
          </table:table-cell>
          <table:table-cell office:value-type="float" office:value="56.309196" calcext:value-type="float">
            <text:p>56.309196</text:p>
          </table:table-cell>
          <table:table-cell office:value-type="float" office:value="8438305" calcext:value-type="float">
            <text:p>8438305</text:p>
          </table:table-cell>
          <table:table-cell/>
          <table:table-cell office:value-type="float" office:value="56.980598" calcext:value-type="float">
            <text:p>56.980598</text:p>
          </table:table-cell>
          <table:table-cell table:formula="of:=[.I685]/[.I686]" office:value-type="float" office:value="1.01340461641686" calcext:value-type="float">
            <text:p>1.01340461641686</text:p>
          </table:table-cell>
          <table:table-cell table:formula="of:=([.J685]-1)*100" office:value-type="float" office:value="1.34046164168615" calcext:value-type="float">
            <text:p>1.34046164168615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0.961582536529848" calcext:value-type="float">
            <text:p>0.961582536529848</text:p>
          </table:table-cell>
          <table:table-cell table:formula="of:=[.L685]/1000" office:value-type="float" office:value="0.991" calcext:value-type="float">
            <text:p>0.99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03" calcext:value-type="date">
            <text:p>2017-08-03</text:p>
          </table:table-cell>
          <table:table-cell office:value-type="float" office:value="56.317299" calcext:value-type="float">
            <text:p>56.317299</text:p>
          </table:table-cell>
          <table:table-cell office:value-type="float" office:value="56.980598" calcext:value-type="float">
            <text:p>56.980598</text:p>
          </table:table-cell>
          <table:table-cell office:value-type="float" office:value="55.382702" calcext:value-type="float">
            <text:p>55.382702</text:p>
          </table:table-cell>
          <table:table-cell table:number-columns-repeated="2" office:value-type="float" office:value="56.226898" calcext:value-type="float">
            <text:p>56.226898</text:p>
          </table:table-cell>
          <table:table-cell office:value-type="float" office:value="17089992" calcext:value-type="float">
            <text:p>17089992</text:p>
          </table:table-cell>
          <table:table-cell/>
          <table:table-cell office:value-type="float" office:value="56.226898" calcext:value-type="float">
            <text:p>56.226898</text:p>
          </table:table-cell>
          <table:table-cell table:formula="of:=[.I686]/[.I687]" office:value-type="float" office:value="1.06086487162251" calcext:value-type="float">
            <text:p>1.06086487162251</text:p>
          </table:table-cell>
          <table:table-cell table:formula="of:=([.J686]-1)*100" office:value-type="float" office:value="6.08648716225142" calcext:value-type="float">
            <text:p>6.08648716225142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0.974599617126581" calcext:value-type="float">
            <text:p>0.974599617126581</text:p>
          </table:table-cell>
          <table:table-cell table:formula="of:=[.L686]/1000" office:value-type="float" office:value="0.756" calcext:value-type="float">
            <text:p>0.75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19" calcext:value-type="date">
            <text:p>2017-05-19</text:p>
          </table:table-cell>
          <table:table-cell office:value-type="float" office:value="53.061298" calcext:value-type="float">
            <text:p>53.061298</text:p>
          </table:table-cell>
          <table:table-cell office:value-type="float" office:value="53.6642" calcext:value-type="float">
            <text:p>53.6642</text:p>
          </table:table-cell>
          <table:table-cell office:value-type="float" office:value="52.458302" calcext:value-type="float">
            <text:p>52.458302</text:p>
          </table:table-cell>
          <table:table-cell table:number-columns-repeated="2" office:value-type="float" office:value="53.000999" calcext:value-type="float">
            <text:p>53.000999</text:p>
          </table:table-cell>
          <table:table-cell office:value-type="float" office:value="10998578" calcext:value-type="float">
            <text:p>10998578</text:p>
          </table:table-cell>
          <table:table-cell/>
          <table:table-cell office:value-type="float" office:value="53.000999" calcext:value-type="float">
            <text:p>53.000999</text:p>
          </table:table-cell>
          <table:table-cell table:formula="of:=[.I687]/[.I688]" office:value-type="float" office:value="10.2914561165049" calcext:value-type="float">
            <text:p>10.2914561165049</text:p>
          </table:table-cell>
          <table:table-cell table:formula="of:=([.J687]-1)*100" office:value-type="float" office:value="929.145611650485" calcext:value-type="float">
            <text:p>929.145611650485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0.976404373841988" calcext:value-type="float">
            <text:p>0.976404373841988</text:p>
          </table:table-cell>
          <table:table-cell table:formula="of:=[.L687]/1000" office:value-type="float" office:value="0.809" calcext:value-type="float">
            <text:p>0.80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06" calcext:value-type="date">
            <text:p>2019-09-06</text:p>
          </table:table-cell>
          <table:table-cell office:value-type="float" office:value="5.1" calcext:value-type="float">
            <text:p>5.1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66907745" calcext:value-type="float">
            <text:p>66907745</text:p>
          </table:table-cell>
          <table:table-cell/>
          <table:table-cell office:value-type="float" office:value="5.15" calcext:value-type="float">
            <text:p>5.15</text:p>
          </table:table-cell>
          <table:table-cell table:formula="of:=[.I688]/[.I689]" office:value-type="float" office:value="0.279119190886038" calcext:value-type="float">
            <text:p>0.279119190886038</text:p>
          </table:table-cell>
          <table:table-cell table:formula="of:=([.J688]-1)*100" office:value-type="float" office:value="-72.0880809113963" calcext:value-type="float">
            <text:p>-72.0880809113963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.980392156862764" calcext:value-type="float">
            <text:p>0.980392156862764</text:p>
          </table:table-cell>
          <table:table-cell table:formula="of:=[.L688]/1000" office:value-type="float" office:value="0.242" calcext:value-type="float">
            <text:p>0.24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20" calcext:value-type="date">
            <text:p>2019-02-20</text:p>
          </table:table-cell>
          <table:table-cell office:value-type="float" office:value="18.27" calcext:value-type="float">
            <text:p>18.27</text:p>
          </table:table-cell>
          <table:table-cell office:value-type="float" office:value="18.631701" calcext:value-type="float">
            <text:p>18.631701</text:p>
          </table:table-cell>
          <table:table-cell office:value-type="float" office:value="18.058901" calcext:value-type="float">
            <text:p>18.058901</text:p>
          </table:table-cell>
          <table:table-cell table:number-columns-repeated="2" office:value-type="float" office:value="18.450899" calcext:value-type="float">
            <text:p>18.450899</text:p>
          </table:table-cell>
          <table:table-cell office:value-type="float" office:value="33316627" calcext:value-type="float">
            <text:p>33316627</text:p>
          </table:table-cell>
          <table:table-cell/>
          <table:table-cell office:value-type="float" office:value="18.450899" calcext:value-type="float">
            <text:p>18.450899</text:p>
          </table:table-cell>
          <table:table-cell table:formula="of:=[.I689]/[.I690]" office:value-type="float" office:value="0.858349026321421" calcext:value-type="float">
            <text:p>0.858349026321421</text:p>
          </table:table-cell>
          <table:table-cell table:formula="of:=([.J689]-1)*100" office:value-type="float" office:value="-14.1650973678579" calcext:value-type="float">
            <text:p>-14.1650973678579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0.990142309797482" calcext:value-type="float">
            <text:p>0.990142309797482</text:p>
          </table:table-cell>
          <table:table-cell table:formula="of:=[.L689]/1000" office:value-type="float" office:value="0.373" calcext:value-type="float">
            <text:p>0.37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03" calcext:value-type="date">
            <text:p>2018-12-03</text:p>
          </table:table-cell>
          <table:table-cell office:value-type="float" office:value="21.4958" calcext:value-type="float">
            <text:p>21.4958</text:p>
          </table:table-cell>
          <table:table-cell office:value-type="float" office:value="22.068701" calcext:value-type="float">
            <text:p>22.068701</text:p>
          </table:table-cell>
          <table:table-cell office:value-type="float" office:value="21.1642" calcext:value-type="float">
            <text:p>21.1642</text:p>
          </table:table-cell>
          <table:table-cell table:number-columns-repeated="2" office:value-type="float" office:value="21.4958" calcext:value-type="float">
            <text:p>21.4958</text:p>
          </table:table-cell>
          <table:table-cell office:value-type="float" office:value="49304037" calcext:value-type="float">
            <text:p>49304037</text:p>
          </table:table-cell>
          <table:table-cell/>
          <table:table-cell office:value-type="float" office:value="21.4958" calcext:value-type="float">
            <text:p>21.4958</text:p>
          </table:table-cell>
          <table:table-cell table:formula="of:=[.I690]/[.I691]" office:value-type="float" office:value="0.422643148252016" calcext:value-type="float">
            <text:p>0.422643148252016</text:p>
          </table:table-cell>
          <table:table-cell table:formula="of:=([.J690]-1)*100" office:value-type="float" office:value="-57.7356851747984" calcext:value-type="float">
            <text:p>-57.7356851747984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0.991317747876419" calcext:value-type="float">
            <text:p>0.991317747876419</text:p>
          </table:table-cell>
          <table:table-cell table:formula="of:=[.L690]/1000" office:value-type="float" office:value="0.428" calcext:value-type="float">
            <text:p>0.42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29" calcext:value-type="date">
            <text:p>2017-06-29</text:p>
          </table:table-cell>
          <table:table-cell office:value-type="float" office:value="50.619202" calcext:value-type="float">
            <text:p>50.619202</text:p>
          </table:table-cell>
          <table:table-cell office:value-type="float" office:value="51.523701" calcext:value-type="float">
            <text:p>51.523701</text:p>
          </table:table-cell>
          <table:table-cell office:value-type="float" office:value="50.227299" calcext:value-type="float">
            <text:p>50.227299</text:p>
          </table:table-cell>
          <table:table-cell table:number-columns-repeated="2" office:value-type="float" office:value="50.860401" calcext:value-type="float">
            <text:p>50.860401</text:p>
          </table:table-cell>
          <table:table-cell office:value-type="float" office:value="32724410" calcext:value-type="float">
            <text:p>32724410</text:p>
          </table:table-cell>
          <table:table-cell/>
          <table:table-cell office:value-type="float" office:value="50.860401" calcext:value-type="float">
            <text:p>50.860401</text:p>
          </table:table-cell>
          <table:table-cell table:formula="of:=[.I691]/[.I692]" office:value-type="float" office:value="1.13755697497312" calcext:value-type="float">
            <text:p>1.13755697497312</text:p>
          </table:table-cell>
          <table:table-cell table:formula="of:=([.J691]-1)*100" office:value-type="float" office:value="13.7556974973116" calcext:value-type="float">
            <text:p>13.7556974973116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1.01791931738959" calcext:value-type="float">
            <text:p>1.01791931738959</text:p>
          </table:table-cell>
          <table:table-cell table:formula="of:=[.L691]/1000" office:value-type="float" office:value="0.781" calcext:value-type="float">
            <text:p>0.78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04" calcext:value-type="date">
            <text:p>2017-01-04</text:p>
          </table:table-cell>
          <table:table-cell office:value-type="float" office:value="43.9263" calcext:value-type="float">
            <text:p>43.9263</text:p>
          </table:table-cell>
          <table:table-cell office:value-type="float" office:value="45.1021" calcext:value-type="float">
            <text:p>45.1021</text:p>
          </table:table-cell>
          <table:table-cell office:value-type="float" office:value="43.534401" calcext:value-type="float">
            <text:p>43.534401</text:p>
          </table:table-cell>
          <table:table-cell table:number-columns-repeated="2" office:value-type="float" office:value="44.710201" calcext:value-type="float">
            <text:p>44.710201</text:p>
          </table:table-cell>
          <table:table-cell office:value-type="float" office:value="8028185" calcext:value-type="float">
            <text:p>8028185</text:p>
          </table:table-cell>
          <table:table-cell/>
          <table:table-cell office:value-type="float" office:value="44.710201" calcext:value-type="float">
            <text:p>44.710201</text:p>
          </table:table-cell>
          <table:table-cell table:formula="of:=[.I692]/[.I693]" office:value-type="float" office:value="4.53910670050761" calcext:value-type="float">
            <text:p>4.53910670050761</text:p>
          </table:table-cell>
          <table:table-cell table:formula="of:=([.J692]-1)*100" office:value-type="float" office:value="353.910670050761" calcext:value-type="float">
            <text:p>353.910670050761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.02196669973045" calcext:value-type="float">
            <text:p>1.02196669973045</text:p>
          </table:table-cell>
          <table:table-cell table:formula="of:=[.L692]/1000" office:value-type="float" office:value="0.9" calcext:value-type="float">
            <text:p>0.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float" office:value="9.35" calcext:value-type="float">
            <text:p>9.35</text:p>
          </table:table-cell>
          <table:table-cell office:value-type="float" office:value="10" calcext:value-type="float">
            <text:p>10</text:p>
          </table:table-cell>
          <table:table-cell office:value-type="float" office:value="9.35" calcext:value-type="float">
            <text:p>9.35</text:p>
          </table:table-cell>
          <table:table-cell table:number-columns-repeated="2" office:value-type="float" office:value="9.85" calcext:value-type="float">
            <text:p>9.85</text:p>
          </table:table-cell>
          <table:table-cell office:value-type="float" office:value="449439930" calcext:value-type="float">
            <text:p>449439930</text:p>
          </table:table-cell>
          <table:table-cell/>
          <table:table-cell office:value-type="float" office:value="9.85" calcext:value-type="float">
            <text:p>9.85</text:p>
          </table:table-cell>
          <table:table-cell table:formula="of:=[.I693]/[.I694]" office:value-type="float" office:value="0.184585513043065" calcext:value-type="float">
            <text:p>0.184585513043065</text:p>
          </table:table-cell>
          <table:table-cell table:formula="of:=([.J693]-1)*100" office:value-type="float" office:value="-81.5414486956935" calcext:value-type="float">
            <text:p>-81.541448695693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.02564102564102" calcext:value-type="float">
            <text:p>1.02564102564102</text:p>
          </table:table-cell>
          <table:table-cell table:formula="of:=[.L693]/1000" office:value-type="float" office:value="0.053" calcext:value-type="float">
            <text:p>0.05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28" calcext:value-type="date">
            <text:p>2017-03-28</text:p>
          </table:table-cell>
          <table:table-cell office:value-type="float" office:value="52.940701" calcext:value-type="float">
            <text:p>52.940701</text:p>
          </table:table-cell>
          <table:table-cell office:value-type="float" office:value="54.2672" calcext:value-type="float">
            <text:p>54.2672</text:p>
          </table:table-cell>
          <table:table-cell office:value-type="float" office:value="52.850201" calcext:value-type="float">
            <text:p>52.850201</text:p>
          </table:table-cell>
          <table:table-cell table:number-columns-repeated="2" office:value-type="float" office:value="53.362801" calcext:value-type="float">
            <text:p>53.362801</text:p>
          </table:table-cell>
          <table:table-cell office:value-type="float" office:value="29814410" calcext:value-type="float">
            <text:p>29814410</text:p>
          </table:table-cell>
          <table:table-cell/>
          <table:table-cell office:value-type="float" office:value="53.362801" calcext:value-type="float">
            <text:p>53.362801</text:p>
          </table:table-cell>
          <table:table-cell table:formula="of:=[.I694]/[.I695]" office:value-type="float" office:value="1.06178781276426" calcext:value-type="float">
            <text:p>1.06178781276426</text:p>
          </table:table-cell>
          <table:table-cell table:formula="of:=([.J694]-1)*100" office:value-type="float" office:value="6.17878127642639" calcext:value-type="float">
            <text:p>6.17878127642639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float" office:value="1.02745358353076" calcext:value-type="float">
            <text:p>1.02745358353076</text:p>
          </table:table-cell>
          <table:table-cell table:formula="of:=[.L694]/1000" office:value-type="float" office:value="0.844" calcext:value-type="float">
            <text:p>0.84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07" calcext:value-type="date">
            <text:p>2017-07-07</text:p>
          </table:table-cell>
          <table:table-cell office:value-type="float" office:value="49.684601" calcext:value-type="float">
            <text:p>49.684601</text:p>
          </table:table-cell>
          <table:table-cell office:value-type="float" office:value="50.468498" calcext:value-type="float">
            <text:p>50.468498</text:p>
          </table:table-cell>
          <table:table-cell office:value-type="float" office:value="49.353001" calcext:value-type="float">
            <text:p>49.353001</text:p>
          </table:table-cell>
          <table:table-cell table:number-columns-repeated="2" office:value-type="float" office:value="50.2575" calcext:value-type="float">
            <text:p>50.2575</text:p>
          </table:table-cell>
          <table:table-cell office:value-type="float" office:value="8887748" calcext:value-type="float">
            <text:p>8887748</text:p>
          </table:table-cell>
          <table:table-cell/>
          <table:table-cell office:value-type="float" office:value="50.2575" calcext:value-type="float">
            <text:p>50.2575</text:p>
          </table:table-cell>
          <table:table-cell table:formula="of:=[.I695]/[.I696]" office:value-type="float" office:value="1.14099965532196" calcext:value-type="float">
            <text:p>1.14099965532196</text:p>
          </table:table-cell>
          <table:table-cell table:formula="of:=([.J695]-1)*100" office:value-type="float" office:value="14.0999655321957" calcext:value-type="float">
            <text:p>14.0999655321957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1.03045739362226" calcext:value-type="float">
            <text:p>1.03045739362226</text:p>
          </table:table-cell>
          <table:table-cell table:formula="of:=[.L695]/1000" office:value-type="float" office:value="0.775" calcext:value-type="float">
            <text:p>0.77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10" calcext:value-type="date">
            <text:p>2016-11-10</text:p>
          </table:table-cell>
          <table:table-cell office:value-type="float" office:value="43.956402" calcext:value-type="float">
            <text:p>43.956402</text:p>
          </table:table-cell>
          <table:table-cell office:value-type="float" office:value="44.890999" calcext:value-type="float">
            <text:p>44.890999</text:p>
          </table:table-cell>
          <table:table-cell office:value-type="float" office:value="43.7756" calcext:value-type="float">
            <text:p>43.7756</text:p>
          </table:table-cell>
          <table:table-cell table:number-columns-repeated="2" office:value-type="float" office:value="44.046902" calcext:value-type="float">
            <text:p>44.046902</text:p>
          </table:table-cell>
          <table:table-cell office:value-type="float" office:value="7933789" calcext:value-type="float">
            <text:p>7933789</text:p>
          </table:table-cell>
          <table:table-cell/>
          <table:table-cell office:value-type="float" office:value="44.046902" calcext:value-type="float">
            <text:p>44.046902</text:p>
          </table:table-cell>
          <table:table-cell table:formula="of:=[.I696]/[.I697]" office:value-type="float" office:value="0.847939605359055" calcext:value-type="float">
            <text:p>0.847939605359055</text:p>
          </table:table-cell>
          <table:table-cell table:formula="of:=([.J696]-1)*100" office:value-type="float" office:value="-15.2060394640945" calcext:value-type="float">
            <text:p>-15.2060394640945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1.03728664264233" calcext:value-type="float">
            <text:p>1.03728664264233</text:p>
          </table:table-cell>
          <table:table-cell table:formula="of:=[.L696]/1000" office:value-type="float" office:value="0.938" calcext:value-type="float">
            <text:p>0.93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03" calcext:value-type="date">
            <text:p>2017-07-03</text:p>
          </table:table-cell>
          <table:table-cell office:value-type="float" office:value="51.403099" calcext:value-type="float">
            <text:p>51.403099</text:p>
          </table:table-cell>
          <table:table-cell office:value-type="float" office:value="52.820099" calcext:value-type="float">
            <text:p>52.820099</text:p>
          </table:table-cell>
          <table:table-cell office:value-type="float" office:value="50.739799" calcext:value-type="float">
            <text:p>50.739799</text:p>
          </table:table-cell>
          <table:table-cell table:number-columns-repeated="2" office:value-type="float" office:value="51.945801" calcext:value-type="float">
            <text:p>51.945801</text:p>
          </table:table-cell>
          <table:table-cell office:value-type="float" office:value="16762842" calcext:value-type="float">
            <text:p>16762842</text:p>
          </table:table-cell>
          <table:table-cell/>
          <table:table-cell office:value-type="float" office:value="51.945801" calcext:value-type="float">
            <text:p>51.945801</text:p>
          </table:table-cell>
          <table:table-cell table:formula="of:=[.I697]/[.I698]" office:value-type="float" office:value="0.954042474318801" calcext:value-type="float">
            <text:p>0.954042474318801</text:p>
          </table:table-cell>
          <table:table-cell table:formula="of:=([.J697]-1)*100" office:value-type="float" office:value="-4.59575256811987" calcext:value-type="float">
            <text:p>-4.59575256811987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1.05577681221127" calcext:value-type="float">
            <text:p>1.05577681221127</text:p>
          </table:table-cell>
          <table:table-cell table:formula="of:=[.L697]/1000" office:value-type="float" office:value="0.779" calcext:value-type="float">
            <text:p>0.77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18" calcext:value-type="date">
            <text:p>2017-08-18</text:p>
          </table:table-cell>
          <table:table-cell office:value-type="float" office:value="53.573799" calcext:value-type="float">
            <text:p>53.573799</text:p>
          </table:table-cell>
          <table:table-cell office:value-type="float" office:value="55.533401" calcext:value-type="float">
            <text:p>55.533401</text:p>
          </table:table-cell>
          <table:table-cell office:value-type="float" office:value="53.0914" calcext:value-type="float">
            <text:p>53.0914</text:p>
          </table:table-cell>
          <table:table-cell table:number-columns-repeated="2" office:value-type="float" office:value="54.448101" calcext:value-type="float">
            <text:p>54.448101</text:p>
          </table:table-cell>
          <table:table-cell office:value-type="float" office:value="14900984" calcext:value-type="float">
            <text:p>14900984</text:p>
          </table:table-cell>
          <table:table-cell/>
          <table:table-cell office:value-type="float" office:value="54.448101" calcext:value-type="float">
            <text:p>54.448101</text:p>
          </table:table-cell>
          <table:table-cell table:formula="of:=[.I698]/[.I699]" office:value-type="float" office:value="1.05923771249667" calcext:value-type="float">
            <text:p>1.05923771249667</text:p>
          </table:table-cell>
          <table:table-cell table:formula="of:=([.J698]-1)*100" office:value-type="float" office:value="5.92377124966728" calcext:value-type="float">
            <text:p>5.92377124966728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1.06319591606552" calcext:value-type="float">
            <text:p>1.06319591606552</text:p>
          </table:table-cell>
          <table:table-cell table:formula="of:=[.L698]/1000" office:value-type="float" office:value="0.746" calcext:value-type="float">
            <text:p>0.74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30" calcext:value-type="date">
            <text:p>2017-06-30</text:p>
          </table:table-cell>
          <table:table-cell office:value-type="float" office:value="50.558998" calcext:value-type="float">
            <text:p>50.558998</text:p>
          </table:table-cell>
          <table:table-cell office:value-type="float" office:value="51.6744" calcext:value-type="float">
            <text:p>51.6744</text:p>
          </table:table-cell>
          <table:table-cell office:value-type="float" office:value="49.805199" calcext:value-type="float">
            <text:p>49.805199</text:p>
          </table:table-cell>
          <table:table-cell table:number-columns-repeated="2" office:value-type="float" office:value="51.403099" calcext:value-type="float">
            <text:p>51.403099</text:p>
          </table:table-cell>
          <table:table-cell office:value-type="float" office:value="16390901" calcext:value-type="float">
            <text:p>16390901</text:p>
          </table:table-cell>
          <table:table-cell/>
          <table:table-cell office:value-type="float" office:value="51.403099" calcext:value-type="float">
            <text:p>51.403099</text:p>
          </table:table-cell>
          <table:table-cell table:formula="of:=[.I699]/[.I700]" office:value-type="float" office:value="1.13742541046799" calcext:value-type="float">
            <text:p>1.13742541046799</text:p>
          </table:table-cell>
          <table:table-cell table:formula="of:=([.J699]-1)*100" office:value-type="float" office:value="13.7425410467989" calcext:value-type="float">
            <text:p>13.742541046798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.06703444984635" calcext:value-type="float">
            <text:p>1.06703444984635</text:p>
          </table:table-cell>
          <table:table-cell table:formula="of:=[.L699]/1000" office:value-type="float" office:value="0.78" calcext:value-type="float">
            <text:p>0.7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02" calcext:value-type="date">
            <text:p>2017-01-02</text:p>
          </table:table-cell>
          <table:table-cell office:value-type="float" office:value="44.9212" calcext:value-type="float">
            <text:p>44.9212</text:p>
          </table:table-cell>
          <table:table-cell office:value-type="float" office:value="45.614601" calcext:value-type="float">
            <text:p>45.614601</text:p>
          </table:table-cell>
          <table:table-cell office:value-type="float" office:value="44.2579" calcext:value-type="float">
            <text:p>44.2579</text:p>
          </table:table-cell>
          <table:table-cell table:number-columns-repeated="2" office:value-type="float" office:value="45.192501" calcext:value-type="float">
            <text:p>45.192501</text:p>
          </table:table-cell>
          <table:table-cell office:value-type="float" office:value="5493852" calcext:value-type="float">
            <text:p>5493852</text:p>
          </table:table-cell>
          <table:table-cell/>
          <table:table-cell office:value-type="float" office:value="45.192501" calcext:value-type="float">
            <text:p>45.192501</text:p>
          </table:table-cell>
          <table:table-cell table:formula="of:=[.I700]/[.I701]" office:value-type="float" office:value="0.789362466573162" calcext:value-type="float">
            <text:p>0.789362466573162</text:p>
          </table:table-cell>
          <table:table-cell table:formula="of:=([.J700]-1)*100" office:value-type="float" office:value="-21.0637533426838" calcext:value-type="float">
            <text:p>-21.0637533426838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1.07872474113906" calcext:value-type="float">
            <text:p>1.07872474113906</text:p>
          </table:table-cell>
          <table:table-cell table:formula="of:=[.L700]/1000" office:value-type="float" office:value="0.902" calcext:value-type="float">
            <text:p>0.90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18" calcext:value-type="date">
            <text:p>2017-12-18</text:p>
          </table:table-cell>
          <table:table-cell office:value-type="float" office:value="56.528301" calcext:value-type="float">
            <text:p>56.528301</text:p>
          </table:table-cell>
          <table:table-cell office:value-type="float" office:value="58.0056" calcext:value-type="float">
            <text:p>58.0056</text:p>
          </table:table-cell>
          <table:table-cell office:value-type="float" office:value="53.965698" calcext:value-type="float">
            <text:p>53.965698</text:p>
          </table:table-cell>
          <table:table-cell table:number-columns-repeated="2" office:value-type="float" office:value="57.2519" calcext:value-type="float">
            <text:p>57.2519</text:p>
          </table:table-cell>
          <table:table-cell office:value-type="float" office:value="13102237" calcext:value-type="float">
            <text:p>13102237</text:p>
          </table:table-cell>
          <table:table-cell/>
          <table:table-cell office:value-type="float" office:value="57.2519" calcext:value-type="float">
            <text:p>57.2519</text:p>
          </table:table-cell>
          <table:table-cell table:formula="of:=[.I701]/[.I702]" office:value-type="float" office:value="1.17149979040569" calcext:value-type="float">
            <text:p>1.17149979040569</text:p>
          </table:table-cell>
          <table:table-cell table:formula="of:=([.J701]-1)*100" office:value-type="float" office:value="17.1499790405692" calcext:value-type="float">
            <text:p>17.1499790405692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1.11817804124816" calcext:value-type="float">
            <text:p>1.11817804124816</text:p>
          </table:table-cell>
          <table:table-cell table:formula="of:=[.L701]/1000" office:value-type="float" office:value="0.663" calcext:value-type="float">
            <text:p>0.66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16" calcext:value-type="date">
            <text:p>2018-03-16</text:p>
          </table:table-cell>
          <table:table-cell office:value-type="float" office:value="48.1772" calcext:value-type="float">
            <text:p>48.1772</text:p>
          </table:table-cell>
          <table:table-cell office:value-type="float" office:value="50.046398" calcext:value-type="float">
            <text:p>50.046398</text:p>
          </table:table-cell>
          <table:table-cell office:value-type="float" office:value="47.724998" calcext:value-type="float">
            <text:p>47.724998</text:p>
          </table:table-cell>
          <table:table-cell table:number-columns-repeated="2" office:value-type="float" office:value="48.870602" calcext:value-type="float">
            <text:p>48.870602</text:p>
          </table:table-cell>
          <table:table-cell office:value-type="float" office:value="28101428" calcext:value-type="float">
            <text:p>28101428</text:p>
          </table:table-cell>
          <table:table-cell/>
          <table:table-cell office:value-type="float" office:value="48.870602" calcext:value-type="float">
            <text:p>48.870602</text:p>
          </table:table-cell>
          <table:table-cell table:formula="of:=[.I702]/[.I703]" office:value-type="float" office:value="0.858125687297619" calcext:value-type="float">
            <text:p>0.858125687297619</text:p>
          </table:table-cell>
          <table:table-cell table:formula="of:=([.J702]-1)*100" office:value-type="float" office:value="-14.1874312702381" calcext:value-type="float">
            <text:p>-14.1874312702381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1.12275080952555" calcext:value-type="float">
            <text:p>1.12275080952555</text:p>
          </table:table-cell>
          <table:table-cell table:formula="of:=[.L702]/1000" office:value-type="float" office:value="0.603" calcext:value-type="float">
            <text:p>0.60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30" calcext:value-type="date">
            <text:p>2017-11-30</text:p>
          </table:table-cell>
          <table:table-cell office:value-type="float" office:value="56.1063" calcext:value-type="float">
            <text:p>56.1063</text:p>
          </table:table-cell>
          <table:table-cell office:value-type="float" office:value="57.4328" calcext:value-type="float">
            <text:p>57.4328</text:p>
          </table:table-cell>
          <table:table-cell office:value-type="float" office:value="55.623901" calcext:value-type="float">
            <text:p>55.623901</text:p>
          </table:table-cell>
          <table:table-cell table:number-columns-repeated="2" office:value-type="float" office:value="56.950401" calcext:value-type="float">
            <text:p>56.950401</text:p>
          </table:table-cell>
          <table:table-cell office:value-type="float" office:value="45208972" calcext:value-type="float">
            <text:p>45208972</text:p>
          </table:table-cell>
          <table:table-cell/>
          <table:table-cell office:value-type="float" office:value="56.950401" calcext:value-type="float">
            <text:p>56.950401</text:p>
          </table:table-cell>
          <table:table-cell table:formula="of:=[.I703]/[.I704]" office:value-type="float" office:value="1.31821387004915" calcext:value-type="float">
            <text:p>1.31821387004915</text:p>
          </table:table-cell>
          <table:table-cell table:formula="of:=([.J703]-1)*100" office:value-type="float" office:value="31.8213870049146" calcext:value-type="float">
            <text:p>31.821387004914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.12416968008355" calcext:value-type="float">
            <text:p>1.12416968008355</text:p>
          </table:table-cell>
          <table:table-cell table:formula="of:=[.L703]/1000" office:value-type="float" office:value="0.675" calcext:value-type="float">
            <text:p>0.67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23" calcext:value-type="date">
            <text:p>2018-04-23</text:p>
          </table:table-cell>
          <table:table-cell office:value-type="float" office:value="43.232899" calcext:value-type="float">
            <text:p>43.232899</text:p>
          </table:table-cell>
          <table:table-cell office:value-type="float" office:value="43.5947" calcext:value-type="float">
            <text:p>43.5947</text:p>
          </table:table-cell>
          <table:table-cell office:value-type="float" office:value="42.629902" calcext:value-type="float">
            <text:p>42.629902</text:p>
          </table:table-cell>
          <table:table-cell table:number-columns-repeated="2" office:value-type="float" office:value="43.202702" calcext:value-type="float">
            <text:p>43.202702</text:p>
          </table:table-cell>
          <table:table-cell office:value-type="float" office:value="16682182" calcext:value-type="float">
            <text:p>16682182</text:p>
          </table:table-cell>
          <table:table-cell/>
          <table:table-cell office:value-type="float" office:value="43.202702" calcext:value-type="float">
            <text:p>43.202702</text:p>
          </table:table-cell>
          <table:table-cell table:formula="of:=[.I704]/[.I705]" office:value-type="float" office:value="0.618471447216849" calcext:value-type="float">
            <text:p>0.618471447216849</text:p>
          </table:table-cell>
          <table:table-cell table:formula="of:=([.J704]-1)*100" office:value-type="float" office:value="-38.1528552783151" calcext:value-type="float">
            <text:p>-38.1528552783151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.12896877702602" calcext:value-type="float">
            <text:p>1.12896877702602</text:p>
          </table:table-cell>
          <table:table-cell table:formula="of:=[.L704]/1000" office:value-type="float" office:value="0.579" calcext:value-type="float">
            <text:p>0.57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28" calcext:value-type="date">
            <text:p>2017-02-28</text:p>
          </table:table-cell>
          <table:table-cell office:value-type="float" office:value="66.5075" calcext:value-type="float">
            <text:p>66.5075</text:p>
          </table:table-cell>
          <table:table-cell office:value-type="float" office:value="70.637802" calcext:value-type="float">
            <text:p>70.637802</text:p>
          </table:table-cell>
          <table:table-cell office:value-type="float" office:value="65.783897" calcext:value-type="float">
            <text:p>65.783897</text:p>
          </table:table-cell>
          <table:table-cell table:number-columns-repeated="2" office:value-type="float" office:value="69.853996" calcext:value-type="float">
            <text:p>69.853996</text:p>
          </table:table-cell>
          <table:table-cell office:value-type="float" office:value="91036048" calcext:value-type="float">
            <text:p>91036048</text:p>
          </table:table-cell>
          <table:table-cell/>
          <table:table-cell office:value-type="float" office:value="69.853996" calcext:value-type="float">
            <text:p>69.853996</text:p>
          </table:table-cell>
          <table:table-cell table:formula="of:=[.I705]/[.I706]" office:value-type="float" office:value="1.13134874856421" calcext:value-type="float">
            <text:p>1.13134874856421</text:p>
          </table:table-cell>
          <table:table-cell table:formula="of:=([.J705]-1)*100" office:value-type="float" office:value="13.1348748564213" calcext:value-type="float">
            <text:p>13.1348748564213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float" office:value="1.13492960246082" calcext:value-type="float">
            <text:p>1.13492960246082</text:p>
          </table:table-cell>
          <table:table-cell table:formula="of:=[.L705]/1000" office:value-type="float" office:value="0.863" calcext:value-type="float">
            <text:p>0.86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28" calcext:value-type="date">
            <text:p>2017-12-28</text:p>
          </table:table-cell>
          <table:table-cell office:value-type="float" office:value="61.080799" calcext:value-type="float">
            <text:p>61.080799</text:p>
          </table:table-cell>
          <table:table-cell office:value-type="float" office:value="62.557999" calcext:value-type="float">
            <text:p>62.557999</text:p>
          </table:table-cell>
          <table:table-cell office:value-type="float" office:value="60.5984" calcext:value-type="float">
            <text:p>60.5984</text:p>
          </table:table-cell>
          <table:table-cell table:number-columns-repeated="2" office:value-type="float" office:value="61.743999" calcext:value-type="float">
            <text:p>61.743999</text:p>
          </table:table-cell>
          <table:table-cell office:value-type="float" office:value="24937329" calcext:value-type="float">
            <text:p>24937329</text:p>
          </table:table-cell>
          <table:table-cell/>
          <table:table-cell office:value-type="float" office:value="61.743999" calcext:value-type="float">
            <text:p>61.743999</text:p>
          </table:table-cell>
          <table:table-cell table:formula="of:=[.I706]/[.I707]" office:value-type="float" office:value="1.22268494481412" calcext:value-type="float">
            <text:p>1.22268494481412</text:p>
          </table:table-cell>
          <table:table-cell table:formula="of:=([.J706]-1)*100" office:value-type="float" office:value="22.2684944814123" calcext:value-type="float">
            <text:p>22.2684944814123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1.13578084853485" calcext:value-type="float">
            <text:p>1.13578084853485</text:p>
          </table:table-cell>
          <table:table-cell table:formula="of:=[.L706]/1000" office:value-type="float" office:value="0.656" calcext:value-type="float">
            <text:p>0.65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14" calcext:value-type="date">
            <text:p>2016-09-14</text:p>
          </table:table-cell>
          <table:table-cell office:value-type="float" office:value="49.956001" calcext:value-type="float">
            <text:p>49.956001</text:p>
          </table:table-cell>
          <table:table-cell office:value-type="float" office:value="50.739799" calcext:value-type="float">
            <text:p>50.739799</text:p>
          </table:table-cell>
          <table:table-cell office:value-type="float" office:value="49.9258" calcext:value-type="float">
            <text:p>49.9258</text:p>
          </table:table-cell>
          <table:table-cell office:value-type="float" office:value="50.498699" calcext:value-type="float">
            <text:p>50.498699</text:p>
          </table:table-cell>
          <table:table-cell office:value-type="float" office:value="49.903671" calcext:value-type="float">
            <text:p>49.903671</text:p>
          </table:table-cell>
          <table:table-cell office:value-type="float" office:value="8862503" calcext:value-type="float">
            <text:p>8862503</text:p>
          </table:table-cell>
          <table:table-cell/>
          <table:table-cell office:value-type="float" office:value="50.498699" calcext:value-type="float">
            <text:p>50.498699</text:p>
          </table:table-cell>
          <table:table-cell table:formula="of:=[.I707]/[.I708]" office:value-type="float" office:value="0.956050820730192" calcext:value-type="float">
            <text:p>0.956050820730192</text:p>
          </table:table-cell>
          <table:table-cell table:formula="of:=([.J707]-1)*100" office:value-type="float" office:value="-4.39491792698078" calcext:value-type="float">
            <text:p>-4.39491792698078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float" office:value="1.14750089132272" calcext:value-type="float">
            <text:p>1.14750089132272</text:p>
          </table:table-cell>
          <table:table-cell table:formula="of:=[.L707]/1000" office:value-type="float" office:value="0.976" calcext:value-type="float">
            <text:p>0.97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07" calcext:value-type="date">
            <text:p>2017-04-07</text:p>
          </table:table-cell>
          <table:table-cell office:value-type="float" office:value="52.7598" calcext:value-type="float">
            <text:p>52.7598</text:p>
          </table:table-cell>
          <table:table-cell office:value-type="float" office:value="53.965698" calcext:value-type="float">
            <text:p>53.965698</text:p>
          </table:table-cell>
          <table:table-cell office:value-type="float" office:value="52.548801" calcext:value-type="float">
            <text:p>52.548801</text:p>
          </table:table-cell>
          <table:table-cell table:number-columns-repeated="2" office:value-type="float" office:value="52.820099" calcext:value-type="float">
            <text:p>52.820099</text:p>
          </table:table-cell>
          <table:table-cell office:value-type="float" office:value="47122968" calcext:value-type="float">
            <text:p>47122968</text:p>
          </table:table-cell>
          <table:table-cell/>
          <table:table-cell office:value-type="float" office:value="52.820099" calcext:value-type="float">
            <text:p>52.820099</text:p>
          </table:table-cell>
          <table:table-cell table:formula="of:=[.I708]/[.I709]" office:value-type="float" office:value="2.52813630467767" calcext:value-type="float">
            <text:p>2.52813630467767</text:p>
          </table:table-cell>
          <table:table-cell table:formula="of:=([.J708]-1)*100" office:value-type="float" office:value="152.813630467767" calcext:value-type="float">
            <text:p>152.813630467767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1.15479607847988" calcext:value-type="float">
            <text:p>1.15479607847988</text:p>
          </table:table-cell>
          <table:table-cell table:formula="of:=[.L708]/1000" office:value-type="float" office:value="0.837" calcext:value-type="float">
            <text:p>0.83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12" calcext:value-type="date">
            <text:p>2018-12-12</text:p>
          </table:table-cell>
          <table:table-cell office:value-type="float" office:value="20.6215" calcext:value-type="float">
            <text:p>20.6215</text:p>
          </table:table-cell>
          <table:table-cell office:value-type="float" office:value="21.4958" calcext:value-type="float">
            <text:p>21.4958</text:p>
          </table:table-cell>
          <table:table-cell office:value-type="float" office:value="20.531099" calcext:value-type="float">
            <text:p>20.531099</text:p>
          </table:table-cell>
          <table:table-cell table:number-columns-repeated="2" office:value-type="float" office:value="20.8929" calcext:value-type="float">
            <text:p>20.8929</text:p>
          </table:table-cell>
          <table:table-cell office:value-type="float" office:value="33808728" calcext:value-type="float">
            <text:p>33808728</text:p>
          </table:table-cell>
          <table:table-cell/>
          <table:table-cell office:value-type="float" office:value="20.8929" calcext:value-type="float">
            <text:p>20.8929</text:p>
          </table:table-cell>
          <table:table-cell table:formula="of:=[.I709]/[.I710]" office:value-type="float" office:value="0.42178991717208" calcext:value-type="float">
            <text:p>0.42178991717208</text:p>
          </table:table-cell>
          <table:table-cell table:formula="of:=([.J709]-1)*100" office:value-type="float" office:value="-57.821008282792" calcext:value-type="float">
            <text:p>-57.821008282792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.16794748945352" calcext:value-type="float">
            <text:p>1.16794748945352</text:p>
          </table:table-cell>
          <table:table-cell table:formula="of:=[.L709]/1000" office:value-type="float" office:value="0.421" calcext:value-type="float">
            <text:p>0.42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23" calcext:value-type="date">
            <text:p>2018-02-23</text:p>
          </table:table-cell>
          <table:table-cell office:value-type="float" office:value="49.202301" calcext:value-type="float">
            <text:p>49.202301</text:p>
          </table:table-cell>
          <table:table-cell office:value-type="float" office:value="49.7449" calcext:value-type="float">
            <text:p>49.7449</text:p>
          </table:table-cell>
          <table:table-cell office:value-type="float" office:value="48.930901" calcext:value-type="float">
            <text:p>48.930901</text:p>
          </table:table-cell>
          <table:table-cell table:number-columns-repeated="2" office:value-type="float" office:value="49.533901" calcext:value-type="float">
            <text:p>49.533901</text:p>
          </table:table-cell>
          <table:table-cell office:value-type="float" office:value="13357968" calcext:value-type="float">
            <text:p>13357968</text:p>
          </table:table-cell>
          <table:table-cell/>
          <table:table-cell office:value-type="float" office:value="49.533901" calcext:value-type="float">
            <text:p>49.533901</text:p>
          </table:table-cell>
          <table:table-cell table:formula="of:=[.I710]/[.I711]" office:value-type="float" office:value="2.7474875614288" calcext:value-type="float">
            <text:p>2.7474875614288</text:p>
          </table:table-cell>
          <table:table-cell table:formula="of:=([.J710]-1)*100" office:value-type="float" office:value="174.74875614288" calcext:value-type="float">
            <text:p>174.74875614288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1.16990626559019" calcext:value-type="float">
            <text:p>1.16990626559019</text:p>
          </table:table-cell>
          <table:table-cell table:formula="of:=[.L710]/1000" office:value-type="float" office:value="0.617" calcext:value-type="float">
            <text:p>0.61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28" calcext:value-type="date">
            <text:p>2019-02-28</text:p>
          </table:table-cell>
          <table:table-cell office:value-type="float" office:value="17.8479" calcext:value-type="float">
            <text:p>17.8479</text:p>
          </table:table-cell>
          <table:table-cell office:value-type="float" office:value="18.3001" calcext:value-type="float">
            <text:p>18.3001</text:p>
          </table:table-cell>
          <table:table-cell office:value-type="float" office:value="17.817699" calcext:value-type="float">
            <text:p>17.817699</text:p>
          </table:table-cell>
          <table:table-cell table:number-columns-repeated="2" office:value-type="float" office:value="18.028799" calcext:value-type="float">
            <text:p>18.028799</text:p>
          </table:table-cell>
          <table:table-cell office:value-type="float" office:value="68245473" calcext:value-type="float">
            <text:p>68245473</text:p>
          </table:table-cell>
          <table:table-cell/>
          <table:table-cell office:value-type="float" office:value="18.028799" calcext:value-type="float">
            <text:p>18.028799</text:p>
          </table:table-cell>
          <table:table-cell table:formula="of:=[.I711]/[.I712]" office:value-type="float" office:value="0.292278165993963" calcext:value-type="float">
            <text:p>0.292278165993963</text:p>
          </table:table-cell>
          <table:table-cell table:formula="of:=([.J711]-1)*100" office:value-type="float" office:value="-70.7721834006037" calcext:value-type="float">
            <text:p>-70.7721834006037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.18477700178905" calcext:value-type="float">
            <text:p>1.18477700178905</text:p>
          </table:table-cell>
          <table:table-cell table:formula="of:=[.L711]/1000" office:value-type="float" office:value="0.367" calcext:value-type="float">
            <text:p>0.36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19" calcext:value-type="date">
            <text:p>2018-01-19</text:p>
          </table:table-cell>
          <table:table-cell office:value-type="float" office:value="60.960201" calcext:value-type="float">
            <text:p>60.960201</text:p>
          </table:table-cell>
          <table:table-cell office:value-type="float" office:value="62.316799" calcext:value-type="float">
            <text:p>62.316799</text:p>
          </table:table-cell>
          <table:table-cell office:value-type="float" office:value="59.814499" calcext:value-type="float">
            <text:p>59.814499</text:p>
          </table:table-cell>
          <table:table-cell table:number-columns-repeated="2" office:value-type="float" office:value="61.683701" calcext:value-type="float">
            <text:p>61.683701</text:p>
          </table:table-cell>
          <table:table-cell office:value-type="float" office:value="17381760" calcext:value-type="float">
            <text:p>17381760</text:p>
          </table:table-cell>
          <table:table-cell/>
          <table:table-cell office:value-type="float" office:value="61.683701" calcext:value-type="float">
            <text:p>61.683701</text:p>
          </table:table-cell>
          <table:table-cell table:formula="of:=[.I712]/[.I713]" office:value-type="float" office:value="1.09294817679346" calcext:value-type="float">
            <text:p>1.09294817679346</text:p>
          </table:table-cell>
          <table:table-cell table:formula="of:=([.J712]-1)*100" office:value-type="float" office:value="9.29481767934637" calcext:value-type="float">
            <text:p>9.29481767934637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.18683991872008" calcext:value-type="float">
            <text:p>1.18683991872008</text:p>
          </table:table-cell>
          <table:table-cell table:formula="of:=[.L712]/1000" office:value-type="float" office:value="0.64" calcext:value-type="float">
            <text:p>0.6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15" calcext:value-type="date">
            <text:p>2017-11-15</text:p>
          </table:table-cell>
          <table:table-cell office:value-type="float" office:value="55.774601" calcext:value-type="float">
            <text:p>55.774601</text:p>
          </table:table-cell>
          <table:table-cell office:value-type="float" office:value="57.462898" calcext:value-type="float">
            <text:p>57.462898</text:p>
          </table:table-cell>
          <table:table-cell office:value-type="float" office:value="55.382702" calcext:value-type="float">
            <text:p>55.382702</text:p>
          </table:table-cell>
          <table:table-cell table:number-columns-repeated="2" office:value-type="float" office:value="56.437901" calcext:value-type="float">
            <text:p>56.437901</text:p>
          </table:table-cell>
          <table:table-cell office:value-type="float" office:value="23708249" calcext:value-type="float">
            <text:p>23708249</text:p>
          </table:table-cell>
          <table:table-cell/>
          <table:table-cell office:value-type="float" office:value="56.437901" calcext:value-type="float">
            <text:p>56.437901</text:p>
          </table:table-cell>
          <table:table-cell table:formula="of:=[.I713]/[.I714]" office:value-type="float" office:value="2.45026357376679" calcext:value-type="float">
            <text:p>2.45026357376679</text:p>
          </table:table-cell>
          <table:table-cell table:formula="of:=([.J713]-1)*100" office:value-type="float" office:value="145.026357376679" calcext:value-type="float">
            <text:p>145.026357376679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.18925099975167" calcext:value-type="float">
            <text:p>1.18925099975167</text:p>
          </table:table-cell>
          <table:table-cell table:formula="of:=[.L713]/1000" office:value-type="float" office:value="0.686" calcext:value-type="float">
            <text:p>0.68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20" calcext:value-type="date">
            <text:p>2018-12-20</text:p>
          </table:table-cell>
          <table:table-cell office:value-type="float" office:value="22.520901" calcext:value-type="float">
            <text:p>22.520901</text:p>
          </table:table-cell>
          <table:table-cell office:value-type="float" office:value="23.1842" calcext:value-type="float">
            <text:p>23.1842</text:p>
          </table:table-cell>
          <table:table-cell office:value-type="float" office:value="22.4606" calcext:value-type="float">
            <text:p>22.4606</text:p>
          </table:table-cell>
          <table:table-cell table:number-columns-repeated="2" office:value-type="float" office:value="23.0334" calcext:value-type="float">
            <text:p>23.0334</text:p>
          </table:table-cell>
          <table:table-cell office:value-type="float" office:value="22538376" calcext:value-type="float">
            <text:p>22538376</text:p>
          </table:table-cell>
          <table:table-cell/>
          <table:table-cell office:value-type="float" office:value="23.0334" calcext:value-type="float">
            <text:p>23.0334</text:p>
          </table:table-cell>
          <table:table-cell table:formula="of:=[.I714]/[.I715]" office:value-type="float" office:value="1.1268456467445" calcext:value-type="float">
            <text:p>1.1268456467445</text:p>
          </table:table-cell>
          <table:table-cell table:formula="of:=([.J714]-1)*100" office:value-type="float" office:value="12.6845646744501" calcext:value-type="float">
            <text:p>12.6845646744501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.19189354233573" calcext:value-type="float">
            <text:p>1.19189354233573</text:p>
          </table:table-cell>
          <table:table-cell table:formula="of:=[.L714]/1000" office:value-type="float" office:value="0.415" calcext:value-type="float">
            <text:p>0.41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23" calcext:value-type="date">
            <text:p>2019-01-23</text:p>
          </table:table-cell>
          <table:table-cell office:value-type="float" office:value="20.320101" calcext:value-type="float">
            <text:p>20.320101</text:p>
          </table:table-cell>
          <table:table-cell office:value-type="float" office:value="20.802401" calcext:value-type="float">
            <text:p>20.802401</text:p>
          </table:table-cell>
          <table:table-cell office:value-type="float" office:value="20.078899" calcext:value-type="float">
            <text:p>20.078899</text:p>
          </table:table-cell>
          <table:table-cell table:number-columns-repeated="2" office:value-type="float" office:value="20.440599" calcext:value-type="float">
            <text:p>20.440599</text:p>
          </table:table-cell>
          <table:table-cell office:value-type="float" office:value="21144117" calcext:value-type="float">
            <text:p>21144117</text:p>
          </table:table-cell>
          <table:table-cell/>
          <table:table-cell office:value-type="float" office:value="20.440599" calcext:value-type="float">
            <text:p>20.440599</text:p>
          </table:table-cell>
          <table:table-cell table:formula="of:=[.I715]/[.I716]" office:value-type="float" office:value="4.86680928571429" calcext:value-type="float">
            <text:p>4.86680928571429</text:p>
          </table:table-cell>
          <table:table-cell table:formula="of:=([.J715]-1)*100" office:value-type="float" office:value="386.680928571428" calcext:value-type="float">
            <text:p>386.680928571428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1.1935939599294" calcext:value-type="float">
            <text:p>1.1935939599294</text:p>
          </table:table-cell>
          <table:table-cell table:formula="of:=[.L715]/1000" office:value-type="float" office:value="0.392" calcext:value-type="float">
            <text:p>0.392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72138358" calcext:value-type="float">
            <text:p>172138358</text:p>
          </table:table-cell>
          <table:table-cell/>
          <table:table-cell office:value-type="float" office:value="4.2" calcext:value-type="float">
            <text:p>4.2</text:p>
          </table:table-cell>
          <table:table-cell table:formula="of:=[.I716]/[.I717]" office:value-type="float" office:value="0.184517245772578" calcext:value-type="float">
            <text:p>0.184517245772578</text:p>
          </table:table-cell>
          <table:table-cell table:formula="of:=([.J716]-1)*100" office:value-type="float" office:value="-81.5482754227422" calcext:value-type="float">
            <text:p>-81.548275422742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.20481927710843" calcext:value-type="float">
            <text:p>1.20481927710843</text:p>
          </table:table-cell>
          <table:table-cell table:formula="of:=[.L716]/1000" office:value-type="float" office:value="0.08" calcext:value-type="float">
            <text:p>0.0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19" calcext:value-type="date">
            <text:p>2018-12-19</text:p>
          </table:table-cell>
          <table:table-cell office:value-type="float" office:value="22.6113" calcext:value-type="float">
            <text:p>22.6113</text:p>
          </table:table-cell>
          <table:table-cell office:value-type="float" office:value="22.973101" calcext:value-type="float">
            <text:p>22.973101</text:p>
          </table:table-cell>
          <table:table-cell office:value-type="float" office:value="22.4907" calcext:value-type="float">
            <text:p>22.4907</text:p>
          </table:table-cell>
          <table:table-cell table:number-columns-repeated="2" office:value-type="float" office:value="22.7621" calcext:value-type="float">
            <text:p>22.7621</text:p>
          </table:table-cell>
          <table:table-cell office:value-type="float" office:value="25778284" calcext:value-type="float">
            <text:p>25778284</text:p>
          </table:table-cell>
          <table:table-cell/>
          <table:table-cell office:value-type="float" office:value="22.7621" calcext:value-type="float">
            <text:p>22.7621</text:p>
          </table:table-cell>
          <table:table-cell table:formula="of:=[.I717]/[.I718]" office:value-type="float" office:value="1.39217737003058" calcext:value-type="float">
            <text:p>1.39217737003058</text:p>
          </table:table-cell>
          <table:table-cell table:formula="of:=([.J717]-1)*100" office:value-type="float" office:value="39.2177370030581" calcext:value-type="float">
            <text:p>39.2177370030581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.20672100023564" calcext:value-type="float">
            <text:p>1.20672100023564</text:p>
          </table:table-cell>
          <table:table-cell table:formula="of:=[.L717]/1000" office:value-type="float" office:value="0.416" calcext:value-type="float">
            <text:p>0.41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06" calcext:value-type="date">
            <text:p>2019-05-06</text:p>
          </table:table-cell>
          <table:table-cell table:number-columns-repeated="2" office:value-type="float" office:value="17.15" calcext:value-type="float">
            <text:p>17.1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6.35" calcext:value-type="float">
            <text:p>16.35</text:p>
          </table:table-cell>
          <table:table-cell office:value-type="float" office:value="45839027" calcext:value-type="float">
            <text:p>45839027</text:p>
          </table:table-cell>
          <table:table-cell/>
          <table:table-cell office:value-type="float" office:value="16.35" calcext:value-type="float">
            <text:p>16.35</text:p>
          </table:table-cell>
          <table:table-cell table:formula="of:=[.I718]/[.I719]" office:value-type="float" office:value="0.288619907687879" calcext:value-type="float">
            <text:p>0.288619907687879</text:p>
          </table:table-cell>
          <table:table-cell table:formula="of:=([.J718]-1)*100" office:value-type="float" office:value="-71.1380092312121" calcext:value-type="float">
            <text:p>-71.138009231212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.23839009287927" calcext:value-type="float">
            <text:p>1.23839009287927</text:p>
          </table:table-cell>
          <table:table-cell table:formula="of:=[.L718]/1000" office:value-type="float" office:value="0.327" calcext:value-type="float">
            <text:p>0.32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14" calcext:value-type="date">
            <text:p>2017-12-14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7.0107" calcext:value-type="float">
            <text:p>57.0107</text:p>
          </table:table-cell>
          <table:table-cell office:value-type="float" office:value="54.990799" calcext:value-type="float">
            <text:p>54.990799</text:p>
          </table:table-cell>
          <table:table-cell table:number-columns-repeated="2" office:value-type="float" office:value="56.648899" calcext:value-type="float">
            <text:p>56.648899</text:p>
          </table:table-cell>
          <table:table-cell office:value-type="float" office:value="10724506" calcext:value-type="float">
            <text:p>10724506</text:p>
          </table:table-cell>
          <table:table-cell/>
          <table:table-cell office:value-type="float" office:value="56.648899" calcext:value-type="float">
            <text:p>56.648899</text:p>
          </table:table-cell>
          <table:table-cell table:formula="of:=[.I719]/[.I720]" office:value-type="float" office:value="0.921982309932338" calcext:value-type="float">
            <text:p>0.921982309932338</text:p>
          </table:table-cell>
          <table:table-cell table:formula="of:=([.J719]-1)*100" office:value-type="float" office:value="-7.80176900676618" calcext:value-type="float">
            <text:p>-7.80176900676618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1.2391936006579" calcext:value-type="float">
            <text:p>1.2391936006579</text:p>
          </table:table-cell>
          <table:table-cell table:formula="of:=[.L719]/1000" office:value-type="float" office:value="0.665" calcext:value-type="float">
            <text:p>0.66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26" calcext:value-type="date">
            <text:p>2017-12-26</text:p>
          </table:table-cell>
          <table:table-cell office:value-type="float" office:value="60.477798" calcext:value-type="float">
            <text:p>60.477798</text:p>
          </table:table-cell>
          <table:table-cell office:value-type="float" office:value="61.804298" calcext:value-type="float">
            <text:p>61.804298</text:p>
          </table:table-cell>
          <table:table-cell office:value-type="float" office:value="60.085899" calcext:value-type="float">
            <text:p>60.085899</text:p>
          </table:table-cell>
          <table:table-cell table:number-columns-repeated="2" office:value-type="float" office:value="61.442501" calcext:value-type="float">
            <text:p>61.442501</text:p>
          </table:table-cell>
          <table:table-cell office:value-type="float" office:value="12780396" calcext:value-type="float">
            <text:p>12780396</text:p>
          </table:table-cell>
          <table:table-cell/>
          <table:table-cell office:value-type="float" office:value="61.442501" calcext:value-type="float">
            <text:p>61.442501</text:p>
          </table:table-cell>
          <table:table-cell table:formula="of:=[.I720]/[.I721]" office:value-type="float" office:value="2.78035450882607" calcext:value-type="float">
            <text:p>2.78035450882607</text:p>
          </table:table-cell>
          <table:table-cell table:formula="of:=([.J720]-1)*100" office:value-type="float" office:value="178.035450882607" calcext:value-type="float">
            <text:p>178.035450882607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1.24190952462548" calcext:value-type="float">
            <text:p>1.24190952462548</text:p>
          </table:table-cell>
          <table:table-cell table:formula="of:=[.L720]/1000" office:value-type="float" office:value="0.658" calcext:value-type="float">
            <text:p>0.65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07" calcext:value-type="date">
            <text:p>2019-01-07</text:p>
          </table:table-cell>
          <table:table-cell office:value-type="float" office:value="22.068701" calcext:value-type="float">
            <text:p>22.068701</text:p>
          </table:table-cell>
          <table:table-cell office:value-type="float" office:value="22.279699" calcext:value-type="float">
            <text:p>22.279699</text:p>
          </table:table-cell>
          <table:table-cell office:value-type="float" office:value="21.948099" calcext:value-type="float">
            <text:p>21.948099</text:p>
          </table:table-cell>
          <table:table-cell table:number-columns-repeated="2" office:value-type="float" office:value="22.098801" calcext:value-type="float">
            <text:p>22.098801</text:p>
          </table:table-cell>
          <table:table-cell office:value-type="float" office:value="13701909" calcext:value-type="float">
            <text:p>13701909</text:p>
          </table:table-cell>
          <table:table-cell/>
          <table:table-cell office:value-type="float" office:value="22.098801" calcext:value-type="float">
            <text:p>22.098801</text:p>
          </table:table-cell>
          <table:table-cell table:formula="of:=[.I721]/[.I722]" office:value-type="float" office:value="5.52470025" calcext:value-type="float">
            <text:p>5.52470025</text:p>
          </table:table-cell>
          <table:table-cell table:formula="of:=([.J721]-1)*100" office:value-type="float" office:value="452.470025" calcext:value-type="float">
            <text:p>452.47002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.24293671941069" calcext:value-type="float">
            <text:p>1.24293671941069</text:p>
          </table:table-cell>
          <table:table-cell table:formula="of:=[.L721]/1000" office:value-type="float" office:value="0.404" calcext:value-type="float">
            <text:p>0.40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26" calcext:value-type="date">
            <text:p>2020-02-26</text:p>
          </table:table-cell>
          <table:table-cell office:value-type="float" office:value="3.85" calcext:value-type="float">
            <text:p>3.85</text:p>
          </table:table-cell>
          <table:table-cell office:value-type="float" office:value="4.15" calcext:value-type="float">
            <text:p>4.15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5151192" calcext:value-type="float">
            <text:p>32515119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722]/[.I723]" office:value-type="float" office:value="0.334728033472803" calcext:value-type="float">
            <text:p>0.334728033472803</text:p>
          </table:table-cell>
          <table:table-cell table:formula="of:=([.J722]-1)*100" office:value-type="float" office:value="-66.5271966527197" calcext:value-type="float">
            <text:p>-66.5271966527197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.26582278481011" calcext:value-type="float">
            <text:p>1.26582278481011</text:p>
          </table:table-cell>
          <table:table-cell table:formula="of:=[.L722]/1000" office:value-type="float" office:value="0.126" calcext:value-type="float">
            <text:p>0.12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17" calcext:value-type="date">
            <text:p>2019-07-17</text:p>
          </table:table-cell>
          <table:table-cell office:value-type="float" office:value="11.75" calcext:value-type="float">
            <text:p>11.75</text:p>
          </table:table-cell>
          <table:table-cell office:value-type="float" office:value="12.5" calcext:value-type="float">
            <text:p>12.5</text:p>
          </table:table-cell>
          <table:table-cell office:value-type="float" office:value="11.65" calcext:value-type="float">
            <text:p>11.65</text:p>
          </table:table-cell>
          <table:table-cell table:number-columns-repeated="2" office:value-type="float" office:value="11.95" calcext:value-type="float">
            <text:p>11.95</text:p>
          </table:table-cell>
          <table:table-cell office:value-type="float" office:value="57441442" calcext:value-type="float">
            <text:p>57441442</text:p>
          </table:table-cell>
          <table:table-cell/>
          <table:table-cell office:value-type="float" office:value="11.95" calcext:value-type="float">
            <text:p>11.95</text:p>
          </table:table-cell>
          <table:table-cell table:formula="of:=[.I723]/[.I724]" office:value-type="float" office:value="0.20839727670973" calcext:value-type="float">
            <text:p>0.20839727670973</text:p>
          </table:table-cell>
          <table:table-cell table:formula="of:=([.J723]-1)*100" office:value-type="float" office:value="-79.160272329027" calcext:value-type="float">
            <text:p>-79.160272329027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1.27118644067796" calcext:value-type="float">
            <text:p>1.27118644067796</text:p>
          </table:table-cell>
          <table:table-cell table:formula="of:=[.L723]/1000" office:value-type="float" office:value="0.276" calcext:value-type="float">
            <text:p>0.27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25" calcext:value-type="date">
            <text:p>2018-01-25</text:p>
          </table:table-cell>
          <table:table-cell office:value-type="float" office:value="55.292301" calcext:value-type="float">
            <text:p>55.292301</text:p>
          </table:table-cell>
          <table:table-cell office:value-type="float" office:value="58.7593" calcext:value-type="float">
            <text:p>58.7593</text:p>
          </table:table-cell>
          <table:table-cell office:value-type="float" office:value="55.292301" calcext:value-type="float">
            <text:p>55.292301</text:p>
          </table:table-cell>
          <table:table-cell table:number-columns-repeated="2" office:value-type="float" office:value="57.3424" calcext:value-type="float">
            <text:p>57.3424</text:p>
          </table:table-cell>
          <table:table-cell office:value-type="float" office:value="42117117" calcext:value-type="float">
            <text:p>42117117</text:p>
          </table:table-cell>
          <table:table-cell/>
          <table:table-cell office:value-type="float" office:value="57.3424" calcext:value-type="float">
            <text:p>57.3424</text:p>
          </table:table-cell>
          <table:table-cell table:formula="of:=[.I724]/[.I725]" office:value-type="float" office:value="14.7031794871795" calcext:value-type="float">
            <text:p>14.7031794871795</text:p>
          </table:table-cell>
          <table:table-cell table:formula="of:=([.J724]-1)*100" office:value-type="float" office:value="1370.31794871795" calcext:value-type="float">
            <text:p>1370.31794871795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1.27801893932724" calcext:value-type="float">
            <text:p>1.27801893932724</text:p>
          </table:table-cell>
          <table:table-cell table:formula="of:=[.L724]/1000" office:value-type="float" office:value="0.636" calcext:value-type="float">
            <text:p>0.63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07" calcext:value-type="date">
            <text:p>2019-11-07</text:p>
          </table:table-cell>
          <table:table-cell office:value-type="float" office:value="3.9" calcext:value-type="float">
            <text:p>3.9</text:p>
          </table:table-cell>
          <table:table-cell office:value-type="float" office:value="4.15" calcext:value-type="float">
            <text:p>4.15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71478878" calcext:value-type="float">
            <text:p>171478878</text:p>
          </table:table-cell>
          <table:table-cell/>
          <table:table-cell office:value-type="float" office:value="3.9" calcext:value-type="float">
            <text:p>3.9</text:p>
          </table:table-cell>
          <table:table-cell table:formula="of:=[.I725]/[.I726]" office:value-type="float" office:value="0.208645420963269" calcext:value-type="float">
            <text:p>0.208645420963269</text:p>
          </table:table-cell>
          <table:table-cell table:formula="of:=([.J725]-1)*100" office:value-type="float" office:value="-79.1354579036731" calcext:value-type="float">
            <text:p>-79.1354579036731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1.29870129870129" calcext:value-type="float">
            <text:p>1.29870129870129</text:p>
          </table:table-cell>
          <table:table-cell table:formula="of:=[.L725]/1000" office:value-type="float" office:value="0.202" calcext:value-type="float">
            <text:p>0.20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21" calcext:value-type="date">
            <text:p>2019-02-21</text:p>
          </table:table-cell>
          <table:table-cell office:value-type="float" office:value="18.4207" calcext:value-type="float">
            <text:p>18.4207</text:p>
          </table:table-cell>
          <table:table-cell office:value-type="float" office:value="18.812599" calcext:value-type="float">
            <text:p>18.812599</text:p>
          </table:table-cell>
          <table:table-cell office:value-type="float" office:value="18.239799" calcext:value-type="float">
            <text:p>18.239799</text:p>
          </table:table-cell>
          <table:table-cell table:number-columns-repeated="2" office:value-type="float" office:value="18.691999" calcext:value-type="float">
            <text:p>18.691999</text:p>
          </table:table-cell>
          <table:table-cell office:value-type="float" office:value="52091843" calcext:value-type="float">
            <text:p>52091843</text:p>
          </table:table-cell>
          <table:table-cell/>
          <table:table-cell office:value-type="float" office:value="18.691999" calcext:value-type="float">
            <text:p>18.691999</text:p>
          </table:table-cell>
          <table:table-cell table:formula="of:=[.I726]/[.I727]" office:value-type="float" office:value="0.348509591901063" calcext:value-type="float">
            <text:p>0.348509591901063</text:p>
          </table:table-cell>
          <table:table-cell table:formula="of:=([.J726]-1)*100" office:value-type="float" office:value="-65.1490408098937" calcext:value-type="float">
            <text:p>-65.1490408098937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.3067113965558" calcext:value-type="float">
            <text:p>1.3067113965558</text:p>
          </table:table-cell>
          <table:table-cell table:formula="of:=[.L726]/1000" office:value-type="float" office:value="0.372" calcext:value-type="float">
            <text:p>0.37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14" calcext:value-type="date">
            <text:p>2017-07-14</text:p>
          </table:table-cell>
          <table:table-cell office:value-type="float" office:value="52.7598" calcext:value-type="float">
            <text:p>52.7598</text:p>
          </table:table-cell>
          <table:table-cell office:value-type="float" office:value="54.6591" calcext:value-type="float">
            <text:p>54.6591</text:p>
          </table:table-cell>
          <table:table-cell office:value-type="float" office:value="52.5186" calcext:value-type="float">
            <text:p>52.5186</text:p>
          </table:table-cell>
          <table:table-cell table:number-columns-repeated="2" office:value-type="float" office:value="53.634102" calcext:value-type="float">
            <text:p>53.634102</text:p>
          </table:table-cell>
          <table:table-cell office:value-type="float" office:value="18164382" calcext:value-type="float">
            <text:p>18164382</text:p>
          </table:table-cell>
          <table:table-cell/>
          <table:table-cell office:value-type="float" office:value="53.634102" calcext:value-type="float">
            <text:p>53.634102</text:p>
          </table:table-cell>
          <table:table-cell table:formula="of:=[.I727]/[.I728]" office:value-type="float" office:value="13.9309355844156" calcext:value-type="float">
            <text:p>13.9309355844156</text:p>
          </table:table-cell>
          <table:table-cell table:formula="of:=([.J727]-1)*100" office:value-type="float" office:value="1293.09355844156" calcext:value-type="float">
            <text:p>1293.09355844156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1.30976920762722" calcext:value-type="float">
            <text:p>1.30976920762722</text:p>
          </table:table-cell>
          <table:table-cell table:formula="of:=[.L727]/1000" office:value-type="float" office:value="0.77" calcext:value-type="float">
            <text:p>0.77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28" calcext:value-type="date">
            <text:p>2020-02-28</text:p>
          </table:table-cell>
          <table:table-cell office:value-type="float" office:value="3.8" calcext:value-type="float">
            <text:p>3.8</text:p>
          </table:table-cell>
          <table:table-cell office:value-type="float" office:value="3.95" calcext:value-type="float">
            <text:p>3.95</text:p>
          </table:table-cell>
          <table:table-cell office:value-type="float" office:value="3.55" calcext:value-type="float">
            <text:p>3.55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395445168" calcext:value-type="float">
            <text:p>395445168</text:p>
          </table:table-cell>
          <table:table-cell/>
          <table:table-cell office:value-type="float" office:value="3.85" calcext:value-type="float">
            <text:p>3.85</text:p>
          </table:table-cell>
          <table:table-cell table:formula="of:=[.I728]/[.I729]" office:value-type="float" office:value="0.209690432108801" calcext:value-type="float">
            <text:p>0.209690432108801</text:p>
          </table:table-cell>
          <table:table-cell table:formula="of:=([.J728]-1)*100" office:value-type="float" office:value="-79.0309567891199" calcext:value-type="float">
            <text:p>-79.030956789119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31578947368423" calcext:value-type="float">
            <text:p>1.31578947368423</text:p>
          </table:table-cell>
          <table:table-cell table:formula="of:=[.L728]/1000" office:value-type="float" office:value="0.124" calcext:value-type="float">
            <text:p>0.12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05" calcext:value-type="date">
            <text:p>2019-02-05</text:p>
          </table:table-cell>
          <table:table-cell office:value-type="float" office:value="18.058901" calcext:value-type="float">
            <text:p>18.058901</text:p>
          </table:table-cell>
          <table:table-cell office:value-type="float" office:value="18.481001" calcext:value-type="float">
            <text:p>18.481001</text:p>
          </table:table-cell>
          <table:table-cell office:value-type="float" office:value="17.636801" calcext:value-type="float">
            <text:p>17.636801</text:p>
          </table:table-cell>
          <table:table-cell table:number-columns-repeated="2" office:value-type="float" office:value="18.360399" calcext:value-type="float">
            <text:p>18.360399</text:p>
          </table:table-cell>
          <table:table-cell office:value-type="float" office:value="36435470" calcext:value-type="float">
            <text:p>36435470</text:p>
          </table:table-cell>
          <table:table-cell/>
          <table:table-cell office:value-type="float" office:value="18.360399" calcext:value-type="float">
            <text:p>18.360399</text:p>
          </table:table-cell>
          <table:table-cell table:formula="of:=[.I729]/[.I730]" office:value-type="float" office:value="0.280386779965102" calcext:value-type="float">
            <text:p>0.280386779965102</text:p>
          </table:table-cell>
          <table:table-cell table:formula="of:=([.J729]-1)*100" office:value-type="float" office:value="-71.9613220034898" calcext:value-type="float">
            <text:p>-71.9613220034898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1.33117908075413" calcext:value-type="float">
            <text:p>1.33117908075413</text:p>
          </table:table-cell>
          <table:table-cell table:formula="of:=[.L729]/1000" office:value-type="float" office:value="0.383" calcext:value-type="float">
            <text:p>0.38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12" calcext:value-type="date">
            <text:p>2018-01-12</text:p>
          </table:table-cell>
          <table:table-cell office:value-type="float" office:value="64.638298" calcext:value-type="float">
            <text:p>64.638298</text:p>
          </table:table-cell>
          <table:table-cell office:value-type="float" office:value="66.356697" calcext:value-type="float">
            <text:p>66.356697</text:p>
          </table:table-cell>
          <table:table-cell office:value-type="float" office:value="61.412399" calcext:value-type="float">
            <text:p>61.412399</text:p>
          </table:table-cell>
          <table:table-cell table:number-columns-repeated="2" office:value-type="float" office:value="65.482399" calcext:value-type="float">
            <text:p>65.482399</text:p>
          </table:table-cell>
          <table:table-cell office:value-type="float" office:value="44095180" calcext:value-type="float">
            <text:p>44095180</text:p>
          </table:table-cell>
          <table:table-cell/>
          <table:table-cell office:value-type="float" office:value="65.482399" calcext:value-type="float">
            <text:p>65.482399</text:p>
          </table:table-cell>
          <table:table-cell table:formula="of:=[.I730]/[.I731]" office:value-type="float" office:value="1.27091799946592" calcext:value-type="float">
            <text:p>1.27091799946592</text:p>
          </table:table-cell>
          <table:table-cell table:formula="of:=([.J730]-1)*100" office:value-type="float" office:value="27.0917999465916" calcext:value-type="float">
            <text:p>27.0917999465916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.35323277803816" calcext:value-type="float">
            <text:p>1.35323277803816</text:p>
          </table:table-cell>
          <table:table-cell table:formula="of:=[.L730]/1000" office:value-type="float" office:value="0.645" calcext:value-type="float">
            <text:p>0.64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12" calcext:value-type="date">
            <text:p>2017-07-12</text:p>
          </table:table-cell>
          <table:table-cell office:value-type="float" office:value="51.4333" calcext:value-type="float">
            <text:p>51.4333</text:p>
          </table:table-cell>
          <table:table-cell office:value-type="float" office:value="51.855301" calcext:value-type="float">
            <text:p>51.855301</text:p>
          </table:table-cell>
          <table:table-cell office:value-type="float" office:value="50.860401" calcext:value-type="float">
            <text:p>50.860401</text:p>
          </table:table-cell>
          <table:table-cell table:number-columns-repeated="2" office:value-type="float" office:value="51.523701" calcext:value-type="float">
            <text:p>51.523701</text:p>
          </table:table-cell>
          <table:table-cell office:value-type="float" office:value="15534609" calcext:value-type="float">
            <text:p>15534609</text:p>
          </table:table-cell>
          <table:table-cell/>
          <table:table-cell office:value-type="float" office:value="51.523701" calcext:value-type="float">
            <text:p>51.523701</text:p>
          </table:table-cell>
          <table:table-cell table:formula="of:=[.I731]/[.I732]" office:value-type="float" office:value="1.06812546396736" calcext:value-type="float">
            <text:p>1.06812546396736</text:p>
          </table:table-cell>
          <table:table-cell table:formula="of:=([.J731]-1)*100" office:value-type="float" office:value="6.81254639673587" calcext:value-type="float">
            <text:p>6.8125463967358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1.36415093682609" calcext:value-type="float">
            <text:p>1.36415093682609</text:p>
          </table:table-cell>
          <table:table-cell table:formula="of:=[.L731]/1000" office:value-type="float" office:value="0.772" calcext:value-type="float">
            <text:p>0.77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31" calcext:value-type="date">
            <text:p>2017-05-31</text:p>
          </table:table-cell>
          <table:table-cell office:value-type="float" office:value="47.936001" calcext:value-type="float">
            <text:p>47.936001</text:p>
          </table:table-cell>
          <table:table-cell office:value-type="float" office:value="48.539001" calcext:value-type="float">
            <text:p>48.539001</text:p>
          </table:table-cell>
          <table:table-cell office:value-type="float" office:value="47.333099" calcext:value-type="float">
            <text:p>47.333099</text:p>
          </table:table-cell>
          <table:table-cell table:number-columns-repeated="2" office:value-type="float" office:value="48.237499" calcext:value-type="float">
            <text:p>48.237499</text:p>
          </table:table-cell>
          <table:table-cell office:value-type="float" office:value="27746873" calcext:value-type="float">
            <text:p>27746873</text:p>
          </table:table-cell>
          <table:table-cell/>
          <table:table-cell office:value-type="float" office:value="48.237499" calcext:value-type="float">
            <text:p>48.237499</text:p>
          </table:table-cell>
          <table:table-cell table:formula="of:=[.I732]/[.I733]" office:value-type="float" office:value="1.06030465688453" calcext:value-type="float">
            <text:p>1.06030465688453</text:p>
          </table:table-cell>
          <table:table-cell table:formula="of:=([.J732]-1)*100" office:value-type="float" office:value="6.03046568845267" calcext:value-type="float">
            <text:p>6.03046568845267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.39402999926492" calcext:value-type="float">
            <text:p>1.39402999926492</text:p>
          </table:table-cell>
          <table:table-cell table:formula="of:=[.L732]/1000" office:value-type="float" office:value="0.801" calcext:value-type="float">
            <text:p>0.80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07" calcext:value-type="date">
            <text:p>2016-12-07</text:p>
          </table:table-cell>
          <table:table-cell office:value-type="float" office:value="45.041801" calcext:value-type="float">
            <text:p>45.041801</text:p>
          </table:table-cell>
          <table:table-cell office:value-type="float" office:value="46.187401" calcext:value-type="float">
            <text:p>46.187401</text:p>
          </table:table-cell>
          <table:table-cell office:value-type="float" office:value="44.5896" calcext:value-type="float">
            <text:p>44.5896</text:p>
          </table:table-cell>
          <table:table-cell table:number-columns-repeated="2" office:value-type="float" office:value="45.493999" calcext:value-type="float">
            <text:p>45.493999</text:p>
          </table:table-cell>
          <table:table-cell office:value-type="float" office:value="18938594" calcext:value-type="float">
            <text:p>18938594</text:p>
          </table:table-cell>
          <table:table-cell/>
          <table:table-cell office:value-type="float" office:value="45.493999" calcext:value-type="float">
            <text:p>45.493999</text:p>
          </table:table-cell>
          <table:table-cell table:formula="of:=[.I733]/[.I734]" office:value-type="float" office:value="1.4276255433577" calcext:value-type="float">
            <text:p>1.4276255433577</text:p>
          </table:table-cell>
          <table:table-cell table:formula="of:=([.J733]-1)*100" office:value-type="float" office:value="42.7625543357702" calcext:value-type="float">
            <text:p>42.7625543357702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1.41124673354198" calcext:value-type="float">
            <text:p>1.41124673354198</text:p>
          </table:table-cell>
          <table:table-cell table:formula="of:=[.L733]/1000" office:value-type="float" office:value="0.92" calcext:value-type="float">
            <text:p>0.9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21" calcext:value-type="date">
            <text:p>2018-05-21</text:p>
          </table:table-cell>
          <table:table-cell office:value-type="float" office:value="31.535299" calcext:value-type="float">
            <text:p>31.535299</text:p>
          </table:table-cell>
          <table:table-cell office:value-type="float" office:value="32.1684" calcext:value-type="float">
            <text:p>32.1684</text:p>
          </table:table-cell>
          <table:table-cell office:value-type="float" office:value="31.3242" calcext:value-type="float">
            <text:p>31.3242</text:p>
          </table:table-cell>
          <table:table-cell table:number-columns-repeated="2" office:value-type="float" office:value="31.866899" calcext:value-type="float">
            <text:p>31.866899</text:p>
          </table:table-cell>
          <table:table-cell office:value-type="float" office:value="12623648" calcext:value-type="float">
            <text:p>12623648</text:p>
          </table:table-cell>
          <table:table-cell/>
          <table:table-cell office:value-type="float" office:value="31.866899" calcext:value-type="float">
            <text:p>31.866899</text:p>
          </table:table-cell>
          <table:table-cell table:formula="of:=[.I734]/[.I735]" office:value-type="float" office:value="0.721994769095408" calcext:value-type="float">
            <text:p>0.721994769095408</text:p>
          </table:table-cell>
          <table:table-cell table:formula="of:=([.J734]-1)*100" office:value-type="float" office:value="-27.8005230904592" calcext:value-type="float">
            <text:p>-27.8005230904592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.43945032102806" calcext:value-type="float">
            <text:p>1.43945032102806</text:p>
          </table:table-cell>
          <table:table-cell table:formula="of:=[.L734]/1000" office:value-type="float" office:value="0.56" calcext:value-type="float">
            <text:p>0.5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07" calcext:value-type="date">
            <text:p>2016-11-07</text:p>
          </table:table-cell>
          <table:table-cell office:value-type="float" office:value="44.559399" calcext:value-type="float">
            <text:p>44.559399</text:p>
          </table:table-cell>
          <table:table-cell office:value-type="float" office:value="44.68" calcext:value-type="float">
            <text:p>44.68</text:p>
          </table:table-cell>
          <table:table-cell office:value-type="float" office:value="43.715302" calcext:value-type="float">
            <text:p>43.715302</text:p>
          </table:table-cell>
          <table:table-cell table:number-columns-repeated="2" office:value-type="float" office:value="44.137299" calcext:value-type="float">
            <text:p>44.137299</text:p>
          </table:table-cell>
          <table:table-cell office:value-type="float" office:value="7481258" calcext:value-type="float">
            <text:p>7481258</text:p>
          </table:table-cell>
          <table:table-cell/>
          <table:table-cell office:value-type="float" office:value="44.137299" calcext:value-type="float">
            <text:p>44.137299</text:p>
          </table:table-cell>
          <table:table-cell table:formula="of:=[.I735]/[.I736]" office:value-type="float" office:value="6.39671" calcext:value-type="float">
            <text:p>6.39671</text:p>
          </table:table-cell>
          <table:table-cell table:formula="of:=([.J735]-1)*100" office:value-type="float" office:value="539.671" calcext:value-type="float">
            <text:p>539.671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float" office:value="1.45525949218697" calcext:value-type="float">
            <text:p>1.45525949218697</text:p>
          </table:table-cell>
          <table:table-cell table:formula="of:=[.L735]/1000" office:value-type="float" office:value="0.941" calcext:value-type="float">
            <text:p>0.94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13" calcext:value-type="date">
            <text:p>2019-12-13</text:p>
          </table:table-cell>
          <table:table-cell office:value-type="float" office:value="6.85" calcext:value-type="float">
            <text:p>6.85</text:p>
          </table:table-cell>
          <table:table-cell office:value-type="float" office:value="7.1" calcext:value-type="float">
            <text:p>7.1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6.9" calcext:value-type="float">
            <text:p>6.9</text:p>
          </table:table-cell>
          <table:table-cell office:value-type="float" office:value="264918506" calcext:value-type="float">
            <text:p>264918506</text:p>
          </table:table-cell>
          <table:table-cell/>
          <table:table-cell office:value-type="float" office:value="6.9" calcext:value-type="float">
            <text:p>6.9</text:p>
          </table:table-cell>
          <table:table-cell table:formula="of:=[.I736]/[.I737]" office:value-type="float" office:value="0.207307430700506" calcext:value-type="float">
            <text:p>0.207307430700506</text:p>
          </table:table-cell>
          <table:table-cell table:formula="of:=([.J736]-1)*100" office:value-type="float" office:value="-79.2692569299494" calcext:value-type="float">
            <text:p>-79.269256929949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.47058823529413" calcext:value-type="float">
            <text:p>1.47058823529413</text:p>
          </table:table-cell>
          <table:table-cell table:formula="of:=[.L736]/1000" office:value-type="float" office:value="0.177" calcext:value-type="float">
            <text:p>0.17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03" calcext:value-type="date">
            <text:p>2018-08-03</text:p>
          </table:table-cell>
          <table:table-cell office:value-type="float" office:value="33.1633" calcext:value-type="float">
            <text:p>33.1633</text:p>
          </table:table-cell>
          <table:table-cell office:value-type="float" office:value="33.796398" calcext:value-type="float">
            <text:p>33.796398</text:p>
          </table:table-cell>
          <table:table-cell office:value-type="float" office:value="32.891998" calcext:value-type="float">
            <text:p>32.891998</text:p>
          </table:table-cell>
          <table:table-cell table:number-columns-repeated="2" office:value-type="float" office:value="33.283901" calcext:value-type="float">
            <text:p>33.283901</text:p>
          </table:table-cell>
          <table:table-cell office:value-type="float" office:value="20415952" calcext:value-type="float">
            <text:p>20415952</text:p>
          </table:table-cell>
          <table:table-cell/>
          <table:table-cell office:value-type="float" office:value="33.283901" calcext:value-type="float">
            <text:p>33.283901</text:p>
          </table:table-cell>
          <table:table-cell table:formula="of:=[.I737]/[.I738]" office:value-type="float" office:value="0.57440207274098" calcext:value-type="float">
            <text:p>0.57440207274098</text:p>
          </table:table-cell>
          <table:table-cell table:formula="of:=([.J737]-1)*100" office:value-type="float" office:value="-42.559792725902" calcext:value-type="float">
            <text:p>-42.559792725902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.47067368691514" calcext:value-type="float">
            <text:p>1.47067368691514</text:p>
          </table:table-cell>
          <table:table-cell table:formula="of:=[.L737]/1000" office:value-type="float" office:value="0.506" calcext:value-type="float">
            <text:p>0.50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27" calcext:value-type="date">
            <text:p>2017-11-27</text:p>
          </table:table-cell>
          <table:table-cell office:value-type="float" office:value="56.739399" calcext:value-type="float">
            <text:p>56.739399</text:p>
          </table:table-cell>
          <table:table-cell office:value-type="float" office:value="58.4277" calcext:value-type="float">
            <text:p>58.4277</text:p>
          </table:table-cell>
          <table:table-cell office:value-type="float" office:value="56.166599" calcext:value-type="float">
            <text:p>56.166599</text:p>
          </table:table-cell>
          <table:table-cell table:number-columns-repeated="2" office:value-type="float" office:value="57.945301" calcext:value-type="float">
            <text:p>57.945301</text:p>
          </table:table-cell>
          <table:table-cell office:value-type="float" office:value="26659625" calcext:value-type="float">
            <text:p>26659625</text:p>
          </table:table-cell>
          <table:table-cell/>
          <table:table-cell office:value-type="float" office:value="57.945301" calcext:value-type="float">
            <text:p>57.945301</text:p>
          </table:table-cell>
          <table:table-cell table:formula="of:=[.I738]/[.I739]" office:value-type="float" office:value="1.12331926566377" calcext:value-type="float">
            <text:p>1.12331926566377</text:p>
          </table:table-cell>
          <table:table-cell table:formula="of:=([.J738]-1)*100" office:value-type="float" office:value="12.3319265663772" calcext:value-type="float">
            <text:p>12.3319265663772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1.47825439745575" calcext:value-type="float">
            <text:p>1.47825439745575</text:p>
          </table:table-cell>
          <table:table-cell table:formula="of:=[.L738]/1000" office:value-type="float" office:value="0.678" calcext:value-type="float">
            <text:p>0.67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08" calcext:value-type="date">
            <text:p>2018-02-08</text:p>
          </table:table-cell>
          <table:table-cell office:value-type="float" office:value="50.950901" calcext:value-type="float">
            <text:p>50.950901</text:p>
          </table:table-cell>
          <table:table-cell office:value-type="float" office:value="52.820099" calcext:value-type="float">
            <text:p>52.820099</text:p>
          </table:table-cell>
          <table:table-cell office:value-type="float" office:value="50.649399" calcext:value-type="float">
            <text:p>50.649399</text:p>
          </table:table-cell>
          <table:table-cell table:number-columns-repeated="2" office:value-type="float" office:value="51.584" calcext:value-type="float">
            <text:p>51.584</text:p>
          </table:table-cell>
          <table:table-cell office:value-type="float" office:value="25446848" calcext:value-type="float">
            <text:p>25446848</text:p>
          </table:table-cell>
          <table:table-cell/>
          <table:table-cell office:value-type="float" office:value="51.584" calcext:value-type="float">
            <text:p>51.584</text:p>
          </table:table-cell>
          <table:table-cell table:formula="of:=[.I739]/[.I740]" office:value-type="float" office:value="5.03258536585366" calcext:value-type="float">
            <text:p>5.03258536585366</text:p>
          </table:table-cell>
          <table:table-cell table:formula="of:=([.J739]-1)*100" office:value-type="float" office:value="403.258536585366" calcext:value-type="float">
            <text:p>403.258536585366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float" office:value="1.48277900155576" calcext:value-type="float">
            <text:p>1.48277900155576</text:p>
          </table:table-cell>
          <table:table-cell table:formula="of:=[.L739]/1000" office:value-type="float" office:value="0.627" calcext:value-type="float">
            <text:p>0.627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.25" calcext:value-type="float">
            <text:p>10.25</text:p>
          </table:table-cell>
          <table:table-cell office:value-type="float" office:value="442636336" calcext:value-type="float">
            <text:p>442636336</text:p>
          </table:table-cell>
          <table:table-cell/>
          <table:table-cell office:value-type="float" office:value="10.25" calcext:value-type="float">
            <text:p>10.25</text:p>
          </table:table-cell>
          <table:table-cell table:formula="of:=[.I740]/[.I741]" office:value-type="float" office:value="0.332340095778794" calcext:value-type="float">
            <text:p>0.332340095778794</text:p>
          </table:table-cell>
          <table:table-cell table:formula="of:=([.J740]-1)*100" office:value-type="float" office:value="-66.7659904221206" calcext:value-type="float">
            <text:p>-66.765990422120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.48514851485149" calcext:value-type="float">
            <text:p>1.48514851485149</text:p>
          </table:table-cell>
          <table:table-cell table:formula="of:=[.L740]/1000" office:value-type="float" office:value="0.049" calcext:value-type="float">
            <text:p>0.04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20" calcext:value-type="date">
            <text:p>2018-07-20</text:p>
          </table:table-cell>
          <table:table-cell office:value-type="float" office:value="30.268999" calcext:value-type="float">
            <text:p>30.268999</text:p>
          </table:table-cell>
          <table:table-cell office:value-type="float" office:value="31.143299" calcext:value-type="float">
            <text:p>31.143299</text:p>
          </table:table-cell>
          <table:table-cell office:value-type="float" office:value="29.6661" calcext:value-type="float">
            <text:p>29.6661</text:p>
          </table:table-cell>
          <table:table-cell table:number-columns-repeated="2" office:value-type="float" office:value="30.8419" calcext:value-type="float">
            <text:p>30.8419</text:p>
          </table:table-cell>
          <table:table-cell office:value-type="float" office:value="11940349" calcext:value-type="float">
            <text:p>11940349</text:p>
          </table:table-cell>
          <table:table-cell/>
          <table:table-cell office:value-type="float" office:value="30.8419" calcext:value-type="float">
            <text:p>30.8419</text:p>
          </table:table-cell>
          <table:table-cell table:formula="of:=[.I741]/[.I742]" office:value-type="float" office:value="4.53557352941176" calcext:value-type="float">
            <text:p>4.53557352941176</text:p>
          </table:table-cell>
          <table:table-cell table:formula="of:=([.J741]-1)*100" office:value-type="float" office:value="353.557352941176" calcext:value-type="float">
            <text:p>353.557352941176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.4883347760966" calcext:value-type="float">
            <text:p>1.4883347760966</text:p>
          </table:table-cell>
          <table:table-cell table:formula="of:=[.L741]/1000" office:value-type="float" office:value="0.516" calcext:value-type="float">
            <text:p>0.51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12" calcext:value-type="date">
            <text:p>2019-12-12</text:p>
          </table:table-cell>
          <table:table-cell office:value-type="float" office:value="6.85" calcext:value-type="float">
            <text:p>6.85</text:p>
          </table:table-cell>
          <table:table-cell office:value-type="float" office:value="7" calcext:value-type="float">
            <text:p>7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121366874" calcext:value-type="float">
            <text:p>121366874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[.I742]/[.I743]" office:value-type="float" office:value="0.383098591549296" calcext:value-type="float">
            <text:p>0.383098591549296</text:p>
          </table:table-cell>
          <table:table-cell table:formula="of:=([.J742]-1)*100" office:value-type="float" office:value="-61.6901408450704" calcext:value-type="float">
            <text:p>-61.690140845070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.49253731343284" calcext:value-type="float">
            <text:p>1.49253731343284</text:p>
          </table:table-cell>
          <table:table-cell table:formula="of:=[.L742]/1000" office:value-type="float" office:value="0.178" calcext:value-type="float">
            <text:p>0.17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01" calcext:value-type="date">
            <text:p>2019-04-01</text:p>
          </table:table-cell>
          <table:table-cell table:number-columns-repeated="2" office:value-type="float" office:value="18.25" calcext:value-type="float">
            <text:p>18.25</text:p>
          </table:table-cell>
          <table:table-cell office:value-type="float" office:value="17.65" calcext:value-type="float">
            <text:p>17.65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44374809" calcext:value-type="float">
            <text:p>44374809</text:p>
          </table:table-cell>
          <table:table-cell/>
          <table:table-cell office:value-type="float" office:value="17.75" calcext:value-type="float">
            <text:p>17.75</text:p>
          </table:table-cell>
          <table:table-cell table:formula="of:=[.I743]/[.I744]" office:value-type="float" office:value="0.79668939872123" calcext:value-type="float">
            <text:p>0.79668939872123</text:p>
          </table:table-cell>
          <table:table-cell table:formula="of:=([.J743]-1)*100" office:value-type="float" office:value="-20.331060127877" calcext:value-type="float">
            <text:p>-20.331060127877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.50920454013215" calcext:value-type="float">
            <text:p>1.50920454013215</text:p>
          </table:table-cell>
          <table:table-cell table:formula="of:=[.L743]/1000" office:value-type="float" office:value="0.348" calcext:value-type="float">
            <text:p>0.34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17" calcext:value-type="date">
            <text:p>2019-01-17</text:p>
          </table:table-cell>
          <table:table-cell office:value-type="float" office:value="21.948099" calcext:value-type="float">
            <text:p>21.948099</text:p>
          </table:table-cell>
          <table:table-cell office:value-type="float" office:value="22.400299" calcext:value-type="float">
            <text:p>22.400299</text:p>
          </table:table-cell>
          <table:table-cell office:value-type="float" office:value="21.7069" calcext:value-type="float">
            <text:p>21.7069</text:p>
          </table:table-cell>
          <table:table-cell table:number-columns-repeated="2" office:value-type="float" office:value="22.279699" calcext:value-type="float">
            <text:p>22.279699</text:p>
          </table:table-cell>
          <table:table-cell office:value-type="float" office:value="24736662" calcext:value-type="float">
            <text:p>24736662</text:p>
          </table:table-cell>
          <table:table-cell/>
          <table:table-cell office:value-type="float" office:value="22.279699" calcext:value-type="float">
            <text:p>22.279699</text:p>
          </table:table-cell>
          <table:table-cell table:formula="of:=[.I744]/[.I745]" office:value-type="float" office:value="0.373988000899531" calcext:value-type="float">
            <text:p>0.373988000899531</text:p>
          </table:table-cell>
          <table:table-cell table:formula="of:=([.J744]-1)*100" office:value-type="float" office:value="-62.601199910047" calcext:value-type="float">
            <text:p>-62.601199910047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5108369977737" calcext:value-type="float">
            <text:p>1.5108369977737</text:p>
          </table:table-cell>
          <table:table-cell table:formula="of:=[.L744]/1000" office:value-type="float" office:value="0.396" calcext:value-type="float">
            <text:p>0.39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08" calcext:value-type="date">
            <text:p>2017-11-08</text:p>
          </table:table-cell>
          <table:table-cell office:value-type="float" office:value="58.970402" calcext:value-type="float">
            <text:p>58.970402</text:p>
          </table:table-cell>
          <table:table-cell office:value-type="float" office:value="61.201401" calcext:value-type="float">
            <text:p>61.201401</text:p>
          </table:table-cell>
          <table:table-cell office:value-type="float" office:value="57.7644" calcext:value-type="float">
            <text:p>57.7644</text:p>
          </table:table-cell>
          <table:table-cell table:number-columns-repeated="2" office:value-type="float" office:value="59.573299" calcext:value-type="float">
            <text:p>59.573299</text:p>
          </table:table-cell>
          <table:table-cell office:value-type="float" office:value="27826894" calcext:value-type="float">
            <text:p>27826894</text:p>
          </table:table-cell>
          <table:table-cell/>
          <table:table-cell office:value-type="float" office:value="59.573299" calcext:value-type="float">
            <text:p>59.573299</text:p>
          </table:table-cell>
          <table:table-cell table:formula="of:=[.I745]/[.I746]" office:value-type="float" office:value="1.58587250328424" calcext:value-type="float">
            <text:p>1.58587250328424</text:p>
          </table:table-cell>
          <table:table-cell table:formula="of:=([.J745]-1)*100" office:value-type="float" office:value="58.5872503284241" calcext:value-type="float">
            <text:p>58.5872503284241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.5415305212813" calcext:value-type="float">
            <text:p>1.5415305212813</text:p>
          </table:table-cell>
          <table:table-cell table:formula="of:=[.L745]/1000" office:value-type="float" office:value="0.691" calcext:value-type="float">
            <text:p>0.69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29" calcext:value-type="date">
            <text:p>2018-05-29</text:p>
          </table:table-cell>
          <table:table-cell office:value-type="float" office:value="37.0826" calcext:value-type="float">
            <text:p>37.0826</text:p>
          </table:table-cell>
          <table:table-cell office:value-type="float" office:value="38.107601" calcext:value-type="float">
            <text:p>38.107601</text:p>
          </table:table-cell>
          <table:table-cell office:value-type="float" office:value="36.750999" calcext:value-type="float">
            <text:p>36.750999</text:p>
          </table:table-cell>
          <table:table-cell table:number-columns-repeated="2" office:value-type="float" office:value="37.564999" calcext:value-type="float">
            <text:p>37.564999</text:p>
          </table:table-cell>
          <table:table-cell office:value-type="float" office:value="28158972" calcext:value-type="float">
            <text:p>28158972</text:p>
          </table:table-cell>
          <table:table-cell/>
          <table:table-cell office:value-type="float" office:value="37.564999" calcext:value-type="float">
            <text:p>37.564999</text:p>
          </table:table-cell>
          <table:table-cell table:formula="of:=[.I746]/[.I747]" office:value-type="float" office:value="2.87854398467433" calcext:value-type="float">
            <text:p>2.87854398467433</text:p>
          </table:table-cell>
          <table:table-cell table:formula="of:=([.J746]-1)*100" office:value-type="float" office:value="187.854398467433" calcext:value-type="float">
            <text:p>187.854398467433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.54870634540889" calcext:value-type="float">
            <text:p>1.54870634540889</text:p>
          </table:table-cell>
          <table:table-cell table:formula="of:=[.L746]/1000" office:value-type="float" office:value="0.554" calcext:value-type="float">
            <text:p>0.55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27" calcext:value-type="date">
            <text:p>2019-05-27</text:p>
          </table:table-cell>
          <table:table-cell office:value-type="float" office:value="12.65" calcext:value-type="float">
            <text:p>12.65</text:p>
          </table:table-cell>
          <table:table-cell office:value-type="float" office:value="13.25" calcext:value-type="float">
            <text:p>13.25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13.05" calcext:value-type="float">
            <text:p>13.05</text:p>
          </table:table-cell>
          <table:table-cell office:value-type="float" office:value="99540754" calcext:value-type="float">
            <text:p>99540754</text:p>
          </table:table-cell>
          <table:table-cell/>
          <table:table-cell office:value-type="float" office:value="13.05" calcext:value-type="float">
            <text:p>13.05</text:p>
          </table:table-cell>
          <table:table-cell table:formula="of:=[.I747]/[.I748]" office:value-type="float" office:value="0.278365568777221" calcext:value-type="float">
            <text:p>0.278365568777221</text:p>
          </table:table-cell>
          <table:table-cell table:formula="of:=([.J747]-1)*100" office:value-type="float" office:value="-72.1634431222779" calcext:value-type="float">
            <text:p>-72.1634431222779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1.55642023346305" calcext:value-type="float">
            <text:p>1.55642023346305</text:p>
          </table:table-cell>
          <table:table-cell table:formula="of:=[.L747]/1000" office:value-type="float" office:value="0.312" calcext:value-type="float">
            <text:p>0.31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16" calcext:value-type="date">
            <text:p>2017-06-16</text:p>
          </table:table-cell>
          <table:table-cell office:value-type="float" office:value="46.368301" calcext:value-type="float">
            <text:p>46.368301</text:p>
          </table:table-cell>
          <table:table-cell office:value-type="float" office:value="47.966202" calcext:value-type="float">
            <text:p>47.966202</text:p>
          </table:table-cell>
          <table:table-cell office:value-type="float" office:value="45.885899" calcext:value-type="float">
            <text:p>45.885899</text:p>
          </table:table-cell>
          <table:table-cell table:number-columns-repeated="2" office:value-type="float" office:value="46.880798" calcext:value-type="float">
            <text:p>46.880798</text:p>
          </table:table-cell>
          <table:table-cell office:value-type="float" office:value="30216461" calcext:value-type="float">
            <text:p>30216461</text:p>
          </table:table-cell>
          <table:table-cell/>
          <table:table-cell office:value-type="float" office:value="46.880798" calcext:value-type="float">
            <text:p>46.880798</text:p>
          </table:table-cell>
          <table:table-cell table:formula="of:=[.I748]/[.I749]" office:value-type="float" office:value="1.42922734809246" calcext:value-type="float">
            <text:p>1.42922734809246</text:p>
          </table:table-cell>
          <table:table-cell table:formula="of:=([.J748]-1)*100" office:value-type="float" office:value="42.9227348092456" calcext:value-type="float">
            <text:p>42.9227348092456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1.56746390207971" calcext:value-type="float">
            <text:p>1.56746390207971</text:p>
          </table:table-cell>
          <table:table-cell table:formula="of:=[.L748]/1000" office:value-type="float" office:value="0.789" calcext:value-type="float">
            <text:p>0.78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02" calcext:value-type="date">
            <text:p>2018-08-02</text:p>
          </table:table-cell>
          <table:table-cell office:value-type="float" office:value="32.560299" calcext:value-type="float">
            <text:p>32.560299</text:p>
          </table:table-cell>
          <table:table-cell office:value-type="float" office:value="32.982399" calcext:value-type="float">
            <text:p>32.982399</text:p>
          </table:table-cell>
          <table:table-cell office:value-type="float" office:value="32.0779" calcext:value-type="float">
            <text:p>32.0779</text:p>
          </table:table-cell>
          <table:table-cell table:number-columns-repeated="2" office:value-type="float" office:value="32.801498" calcext:value-type="float">
            <text:p>32.801498</text:p>
          </table:table-cell>
          <table:table-cell office:value-type="float" office:value="28561903" calcext:value-type="float">
            <text:p>28561903</text:p>
          </table:table-cell>
          <table:table-cell/>
          <table:table-cell office:value-type="float" office:value="32.801498" calcext:value-type="float">
            <text:p>32.801498</text:p>
          </table:table-cell>
          <table:table-cell table:formula="of:=[.I749]/[.I750]" office:value-type="float" office:value="10.250468125" calcext:value-type="float">
            <text:p>10.250468125</text:p>
          </table:table-cell>
          <table:table-cell table:formula="of:=([.J749]-1)*100" office:value-type="float" office:value="925.0468125" calcext:value-type="float">
            <text:p>925.046812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.58721850824684" calcext:value-type="float">
            <text:p>1.58721850824684</text:p>
          </table:table-cell>
          <table:table-cell table:formula="of:=[.L749]/1000" office:value-type="float" office:value="0.507" calcext:value-type="float">
            <text:p>0.507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07" calcext:value-type="date">
            <text:p>2020-04-07</text:p>
          </table:table-cell>
          <table:table-cell office:value-type="float" office:value="3.25" calcext:value-type="float">
            <text:p>3.25</text:p>
          </table:table-cell>
          <table:table-cell office:value-type="float" office:value="3.3" calcext:value-type="float">
            <text:p>3.3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26961509" calcext:value-type="float">
            <text:p>126961509</text:p>
          </table:table-cell>
          <table:table-cell/>
          <table:table-cell office:value-type="float" office:value="3.2" calcext:value-type="float">
            <text:p>3.2</text:p>
          </table:table-cell>
          <table:table-cell table:formula="of:=[.I750]/[.I751]" office:value-type="float" office:value="0.5" calcext:value-type="float">
            <text:p>0.5</text:p>
          </table:table-cell>
          <table:table-cell table:formula="of:=([.J750]-1)*100"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.5873015873016" calcext:value-type="float">
            <text:p>1.5873015873016</text:p>
          </table:table-cell>
          <table:table-cell table:formula="of:=[.L750]/1000" office:value-type="float" office:value="0.1" calcext:value-type="float">
            <text:p>0.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18" calcext:value-type="date">
            <text:p>2019-10-18</text:p>
          </table:table-cell>
          <table:table-cell office:value-type="float" office:value="6.35" calcext:value-type="float">
            <text:p>6.35</text:p>
          </table:table-cell>
          <table:table-cell office:value-type="float" office:value="6.6" calcext:value-type="float">
            <text:p>6.6</text:p>
          </table:table-cell>
          <table:table-cell office:value-type="float" office:value="6.25" calcext:value-type="float">
            <text:p>6.25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103591923" calcext:value-type="float">
            <text:p>103591923</text:p>
          </table:table-cell>
          <table:table-cell/>
          <table:table-cell office:value-type="float" office:value="6.4" calcext:value-type="float">
            <text:p>6.4</text:p>
          </table:table-cell>
          <table:table-cell table:formula="of:=[.I751]/[.I752]" office:value-type="float" office:value="0.138475380007816" calcext:value-type="float">
            <text:p>0.138475380007816</text:p>
          </table:table-cell>
          <table:table-cell table:formula="of:=([.J751]-1)*100" office:value-type="float" office:value="-86.1524619992184" calcext:value-type="float">
            <text:p>-86.1524619992184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.5873015873016" calcext:value-type="float">
            <text:p>1.5873015873016</text:p>
          </table:table-cell>
          <table:table-cell table:formula="of:=[.L751]/1000" office:value-type="float" office:value="0.215" calcext:value-type="float">
            <text:p>0.21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08" calcext:value-type="date">
            <text:p>2016-12-08</text:p>
          </table:table-cell>
          <table:table-cell office:value-type="float" office:value="45.855801" calcext:value-type="float">
            <text:p>45.855801</text:p>
          </table:table-cell>
          <table:table-cell office:value-type="float" office:value="46.458801" calcext:value-type="float">
            <text:p>46.458801</text:p>
          </table:table-cell>
          <table:table-cell office:value-type="float" office:value="45.705101" calcext:value-type="float">
            <text:p>45.705101</text:p>
          </table:table-cell>
          <table:table-cell table:number-columns-repeated="2" office:value-type="float" office:value="46.217602" calcext:value-type="float">
            <text:p>46.217602</text:p>
          </table:table-cell>
          <table:table-cell office:value-type="float" office:value="7807429" calcext:value-type="float">
            <text:p>7807429</text:p>
          </table:table-cell>
          <table:table-cell/>
          <table:table-cell office:value-type="float" office:value="46.217602" calcext:value-type="float">
            <text:p>46.217602</text:p>
          </table:table-cell>
          <table:table-cell table:formula="of:=[.I752]/[.I753]" office:value-type="float" office:value="1.85145163422519" calcext:value-type="float">
            <text:p>1.85145163422519</text:p>
          </table:table-cell>
          <table:table-cell table:formula="of:=([.J752]-1)*100" office:value-type="float" office:value="85.145163422519" calcext:value-type="float">
            <text:p>85.145163422519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.5905460410284" calcext:value-type="float">
            <text:p>1.5905460410284</text:p>
          </table:table-cell>
          <table:table-cell table:formula="of:=[.L752]/1000" office:value-type="float" office:value="0.919" calcext:value-type="float">
            <text:p>0.91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14" calcext:value-type="date">
            <text:p>2018-11-14</text:p>
          </table:table-cell>
          <table:table-cell office:value-type="float" office:value="24.3298" calcext:value-type="float">
            <text:p>24.3298</text:p>
          </table:table-cell>
          <table:table-cell office:value-type="float" office:value="25.324699" calcext:value-type="float">
            <text:p>25.324699</text:p>
          </table:table-cell>
          <table:table-cell office:value-type="float" office:value="23.847401" calcext:value-type="float">
            <text:p>23.847401</text:p>
          </table:table-cell>
          <table:table-cell table:number-columns-repeated="2" office:value-type="float" office:value="24.9629" calcext:value-type="float">
            <text:p>24.9629</text:p>
          </table:table-cell>
          <table:table-cell office:value-type="float" office:value="43071531" calcext:value-type="float">
            <text:p>43071531</text:p>
          </table:table-cell>
          <table:table-cell/>
          <table:table-cell office:value-type="float" office:value="24.9629" calcext:value-type="float">
            <text:p>24.9629</text:p>
          </table:table-cell>
          <table:table-cell table:formula="of:=[.I753]/[.I754]" office:value-type="float" office:value="0.592274763444445" calcext:value-type="float">
            <text:p>0.592274763444445</text:p>
          </table:table-cell>
          <table:table-cell table:formula="of:=([.J753]-1)*100" office:value-type="float" office:value="-40.7725236555555" calcext:value-type="float">
            <text:p>-40.7725236555555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.59497381445501" calcext:value-type="float">
            <text:p>1.59497381445501</text:p>
          </table:table-cell>
          <table:table-cell table:formula="of:=[.L753]/1000" office:value-type="float" office:value="0.44" calcext:value-type="float">
            <text:p>0.4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16" calcext:value-type="date">
            <text:p>2017-01-16</text:p>
          </table:table-cell>
          <table:table-cell office:value-type="float" office:value="41.9063" calcext:value-type="float">
            <text:p>41.9063</text:p>
          </table:table-cell>
          <table:table-cell office:value-type="float" office:value="42.4189" calcext:value-type="float">
            <text:p>42.4189</text:p>
          </table:table-cell>
          <table:table-cell office:value-type="float" office:value="41.544601" calcext:value-type="float">
            <text:p>41.544601</text:p>
          </table:table-cell>
          <table:table-cell table:number-columns-repeated="2" office:value-type="float" office:value="42.147499" calcext:value-type="float">
            <text:p>42.147499</text:p>
          </table:table-cell>
          <table:table-cell office:value-type="float" office:value="9097571" calcext:value-type="float">
            <text:p>9097571</text:p>
          </table:table-cell>
          <table:table-cell/>
          <table:table-cell office:value-type="float" office:value="42.147499" calcext:value-type="float">
            <text:p>42.147499</text:p>
          </table:table-cell>
          <table:table-cell table:formula="of:=[.I754]/[.I755]" office:value-type="float" office:value="0.983121450508117" calcext:value-type="float">
            <text:p>0.983121450508117</text:p>
          </table:table-cell>
          <table:table-cell table:formula="of:=([.J754]-1)*100" office:value-type="float" office:value="-1.68785494918826" calcext:value-type="float">
            <text:p>-1.68785494918826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.59867712842394" calcext:value-type="float">
            <text:p>1.59867712842394</text:p>
          </table:table-cell>
          <table:table-cell table:formula="of:=[.L754]/1000" office:value-type="float" office:value="0.892" calcext:value-type="float">
            <text:p>0.89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18" calcext:value-type="date">
            <text:p>2016-11-18</text:p>
          </table:table-cell>
          <table:table-cell office:value-type="float" office:value="42.569599" calcext:value-type="float">
            <text:p>42.569599</text:p>
          </table:table-cell>
          <table:table-cell office:value-type="float" office:value="43.293201" calcext:value-type="float">
            <text:p>43.293201</text:p>
          </table:table-cell>
          <table:table-cell office:value-type="float" office:value="41.785801" calcext:value-type="float">
            <text:p>41.785801</text:p>
          </table:table-cell>
          <table:table-cell table:number-columns-repeated="2" office:value-type="float" office:value="42.871101" calcext:value-type="float">
            <text:p>42.871101</text:p>
          </table:table-cell>
          <table:table-cell office:value-type="float" office:value="7279735" calcext:value-type="float">
            <text:p>7279735</text:p>
          </table:table-cell>
          <table:table-cell/>
          <table:table-cell office:value-type="float" office:value="42.871101" calcext:value-type="float">
            <text:p>42.871101</text:p>
          </table:table-cell>
          <table:table-cell table:formula="of:=[.I755]/[.I756]" office:value-type="float" office:value="0.959514346463742" calcext:value-type="float">
            <text:p>0.959514346463742</text:p>
          </table:table-cell>
          <table:table-cell table:formula="of:=([.J755]-1)*100" office:value-type="float" office:value="-4.04856535362578" calcext:value-type="float">
            <text:p>-4.04856535362578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float" office:value="1.64399908008261" calcext:value-type="float">
            <text:p>1.64399908008261</text:p>
          </table:table-cell>
          <table:table-cell table:formula="of:=[.L755]/1000" office:value-type="float" office:value="0.933" calcext:value-type="float">
            <text:p>0.93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09" calcext:value-type="date">
            <text:p>2017-01-09</text:p>
          </table:table-cell>
          <table:table-cell office:value-type="float" office:value="44.288101" calcext:value-type="float">
            <text:p>44.288101</text:p>
          </table:table-cell>
          <table:table-cell office:value-type="float" office:value="44.9212" calcext:value-type="float">
            <text:p>44.9212</text:p>
          </table:table-cell>
          <table:table-cell office:value-type="float" office:value="44.016701" calcext:value-type="float">
            <text:p>44.016701</text:p>
          </table:table-cell>
          <table:table-cell table:number-columns-repeated="2" office:value-type="float" office:value="44.68" calcext:value-type="float">
            <text:p>44.68</text:p>
          </table:table-cell>
          <table:table-cell office:value-type="float" office:value="4661088" calcext:value-type="float">
            <text:p>4661088</text:p>
          </table:table-cell>
          <table:table-cell/>
          <table:table-cell office:value-type="float" office:value="44.68" calcext:value-type="float">
            <text:p>44.68</text:p>
          </table:table-cell>
          <table:table-cell table:formula="of:=[.I756]/[.I757]" office:value-type="float" office:value="0.802382004231003" calcext:value-type="float">
            <text:p>0.802382004231003</text:p>
          </table:table-cell>
          <table:table-cell table:formula="of:=([.J756]-1)*100" office:value-type="float" office:value="-19.7617995768997" calcext:value-type="float">
            <text:p>-19.7617995768997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float" office:value="1.64617204110564" calcext:value-type="float">
            <text:p>1.64617204110564</text:p>
          </table:table-cell>
          <table:table-cell table:formula="of:=[.L756]/1000" office:value-type="float" office:value="0.897" calcext:value-type="float">
            <text:p>0.89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12" calcext:value-type="date">
            <text:p>2017-05-12</text:p>
          </table:table-cell>
          <table:table-cell office:value-type="float" office:value="54.809898" calcext:value-type="float">
            <text:p>54.809898</text:p>
          </table:table-cell>
          <table:table-cell office:value-type="float" office:value="56.076099" calcext:value-type="float">
            <text:p>56.076099</text:p>
          </table:table-cell>
          <table:table-cell office:value-type="float" office:value="54.448101" calcext:value-type="float">
            <text:p>54.448101</text:p>
          </table:table-cell>
          <table:table-cell table:number-columns-repeated="2" office:value-type="float" office:value="55.6842" calcext:value-type="float">
            <text:p>55.6842</text:p>
          </table:table-cell>
          <table:table-cell office:value-type="float" office:value="26023948" calcext:value-type="float">
            <text:p>26023948</text:p>
          </table:table-cell>
          <table:table-cell/>
          <table:table-cell office:value-type="float" office:value="55.6842" calcext:value-type="float">
            <text:p>55.6842</text:p>
          </table:table-cell>
          <table:table-cell table:formula="of:=[.I757]/[.I758]" office:value-type="float" office:value="2.8371801534652" calcext:value-type="float">
            <text:p>2.8371801534652</text:p>
          </table:table-cell>
          <table:table-cell table:formula="of:=([.J757]-1)*100" office:value-type="float" office:value="183.71801534652" calcext:value-type="float">
            <text:p>183.71801534652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float" office:value="1.70704629270435" calcext:value-type="float">
            <text:p>1.70704629270435</text:p>
          </table:table-cell>
          <table:table-cell table:formula="of:=[.L757]/1000" office:value-type="float" office:value="0.814" calcext:value-type="float">
            <text:p>0.81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08" calcext:value-type="date">
            <text:p>2019-03-08</text:p>
          </table:table-cell>
          <table:table-cell office:value-type="float" office:value="19.295" calcext:value-type="float">
            <text:p>19.295</text:p>
          </table:table-cell>
          <table:table-cell office:value-type="float" office:value="19.7472" calcext:value-type="float">
            <text:p>19.7472</text:p>
          </table:table-cell>
          <table:table-cell office:value-type="float" office:value="19.1141" calcext:value-type="float">
            <text:p>19.1141</text:p>
          </table:table-cell>
          <table:table-cell table:number-columns-repeated="2" office:value-type="float" office:value="19.6266" calcext:value-type="float">
            <text:p>19.6266</text:p>
          </table:table-cell>
          <table:table-cell office:value-type="float" office:value="49120667" calcext:value-type="float">
            <text:p>49120667</text:p>
          </table:table-cell>
          <table:table-cell/>
          <table:table-cell office:value-type="float" office:value="19.6266" calcext:value-type="float">
            <text:p>19.6266</text:p>
          </table:table-cell>
          <table:table-cell table:formula="of:=[.I758]/[.I759]" office:value-type="float" office:value="2.21769491525424" calcext:value-type="float">
            <text:p>2.21769491525424</text:p>
          </table:table-cell>
          <table:table-cell table:formula="of:=([.J758]-1)*100" office:value-type="float" office:value="121.769491525424" calcext:value-type="float">
            <text:p>121.76949152542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.71857994299041" calcext:value-type="float">
            <text:p>1.71857994299041</text:p>
          </table:table-cell>
          <table:table-cell table:formula="of:=[.L758]/1000" office:value-type="float" office:value="0.362" calcext:value-type="float">
            <text:p>0.362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float" office:value="8.6" calcext:value-type="float">
            <text:p>8.6</text:p>
          </table:table-cell>
          <table:table-cell office:value-type="float" office:value="9.05" calcext:value-type="float">
            <text:p>9.05</text:p>
          </table:table-cell>
          <table:table-cell office:value-type="float" office:value="8.55" calcext:value-type="float">
            <text:p>8.55</text:p>
          </table:table-cell>
          <table:table-cell table:number-columns-repeated="2" office:value-type="float" office:value="8.85" calcext:value-type="float">
            <text:p>8.85</text:p>
          </table:table-cell>
          <table:table-cell office:value-type="float" office:value="160016342" calcext:value-type="float">
            <text:p>160016342</text:p>
          </table:table-cell>
          <table:table-cell/>
          <table:table-cell office:value-type="float" office:value="8.85" calcext:value-type="float">
            <text:p>8.85</text:p>
          </table:table-cell>
          <table:table-cell table:formula="of:=[.I759]/[.I760]" office:value-type="float" office:value="0.506116315594462" calcext:value-type="float">
            <text:p>0.506116315594462</text:p>
          </table:table-cell>
          <table:table-cell table:formula="of:=([.J759]-1)*100" office:value-type="float" office:value="-49.3883684405538" calcext:value-type="float">
            <text:p>-49.38836844055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.7241379310345" calcext:value-type="float">
            <text:p>1.7241379310345</text:p>
          </table:table-cell>
          <table:table-cell table:formula="of:=[.L759]/1000" office:value-type="float" office:value="0.013" calcext:value-type="float">
            <text:p>0.01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28" calcext:value-type="date">
            <text:p>2019-03-28</text:p>
          </table:table-cell>
          <table:table-cell office:value-type="float" office:value="17.2148" calcext:value-type="float">
            <text:p>17.2148</text:p>
          </table:table-cell>
          <table:table-cell office:value-type="float" office:value="18.0891" calcext:value-type="float">
            <text:p>18.0891</text:p>
          </table:table-cell>
          <table:table-cell office:value-type="float" office:value="17.033899" calcext:value-type="float">
            <text:p>17.033899</text:p>
          </table:table-cell>
          <table:table-cell table:number-columns-repeated="2" office:value-type="float" office:value="17.486099" calcext:value-type="float">
            <text:p>17.486099</text:p>
          </table:table-cell>
          <table:table-cell office:value-type="float" office:value="207915008" calcext:value-type="float">
            <text:p>207915008</text:p>
          </table:table-cell>
          <table:table-cell/>
          <table:table-cell office:value-type="float" office:value="17.486099" calcext:value-type="float">
            <text:p>17.486099</text:p>
          </table:table-cell>
          <table:table-cell table:formula="of:=[.I760]/[.I761]" office:value-type="float" office:value="0.461048625246528" calcext:value-type="float">
            <text:p>0.461048625246528</text:p>
          </table:table-cell>
          <table:table-cell table:formula="of:=([.J760]-1)*100" office:value-type="float" office:value="-53.8951374753472" calcext:value-type="float">
            <text:p>-53.8951374753472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1.7544661060213" calcext:value-type="float">
            <text:p>1.7544661060213</text:p>
          </table:table-cell>
          <table:table-cell table:formula="of:=[.L760]/1000" office:value-type="float" office:value="0.349" calcext:value-type="float">
            <text:p>0.34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04" calcext:value-type="date">
            <text:p>2018-06-04</text:p>
          </table:table-cell>
          <table:table-cell office:value-type="float" office:value="37.866501" calcext:value-type="float">
            <text:p>37.866501</text:p>
          </table:table-cell>
          <table:table-cell office:value-type="float" office:value="38.4091" calcext:value-type="float">
            <text:p>38.4091</text:p>
          </table:table-cell>
          <table:table-cell office:value-type="float" office:value="37.2635" calcext:value-type="float">
            <text:p>37.2635</text:p>
          </table:table-cell>
          <table:table-cell table:number-columns-repeated="2" office:value-type="float" office:value="37.9268" calcext:value-type="float">
            <text:p>37.9268</text:p>
          </table:table-cell>
          <table:table-cell office:value-type="float" office:value="17778754" calcext:value-type="float">
            <text:p>17778754</text:p>
          </table:table-cell>
          <table:table-cell/>
          <table:table-cell office:value-type="float" office:value="37.9268" calcext:value-type="float">
            <text:p>37.9268</text:p>
          </table:table-cell>
          <table:table-cell table:formula="of:=[.I761]/[.I762]" office:value-type="float" office:value="6.65382456140351" calcext:value-type="float">
            <text:p>6.65382456140351</text:p>
          </table:table-cell>
          <table:table-cell table:formula="of:=([.J761]-1)*100" office:value-type="float" office:value="565.382456140351" calcext:value-type="float">
            <text:p>565.382456140351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.78002603083447" calcext:value-type="float">
            <text:p>1.78002603083447</text:p>
          </table:table-cell>
          <table:table-cell table:formula="of:=[.L761]/1000" office:value-type="float" office:value="0.55" calcext:value-type="float">
            <text:p>0.5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16" calcext:value-type="date">
            <text:p>2020-03-16</text:p>
          </table:table-cell>
          <table:table-cell office:value-type="float" office:value="5.5" calcext:value-type="float">
            <text:p>5.5</text:p>
          </table:table-cell>
          <table:table-cell office:value-type="float" office:value="7.2" calcext:value-type="float">
            <text:p>7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250764659" calcext:value-type="float">
            <text:p>250764659</text:p>
          </table:table-cell>
          <table:table-cell/>
          <table:table-cell office:value-type="float" office:value="5.7" calcext:value-type="float">
            <text:p>5.7</text:p>
          </table:table-cell>
          <table:table-cell table:formula="of:=[.I762]/[.I763]" office:value-type="float" office:value="0.166723698846573" calcext:value-type="float">
            <text:p>0.166723698846573</text:p>
          </table:table-cell>
          <table:table-cell table:formula="of:=([.J762]-1)*100" office:value-type="float" office:value="-83.3276301153427" calcext:value-type="float">
            <text:p>-83.32763011534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.7857142857143" calcext:value-type="float">
            <text:p>1.7857142857143</text:p>
          </table:table-cell>
          <table:table-cell table:formula="of:=[.L762]/1000" office:value-type="float" office:value="0.114" calcext:value-type="float">
            <text:p>0.11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28" calcext:value-type="date">
            <text:p>2018-06-28</text:p>
          </table:table-cell>
          <table:table-cell office:value-type="float" office:value="33.5854" calcext:value-type="float">
            <text:p>33.5854</text:p>
          </table:table-cell>
          <table:table-cell office:value-type="float" office:value="34.610401" calcext:value-type="float">
            <text:p>34.610401</text:p>
          </table:table-cell>
          <table:table-cell office:value-type="float" office:value="33.042702" calcext:value-type="float">
            <text:p>33.042702</text:p>
          </table:table-cell>
          <table:table-cell table:number-columns-repeated="2" office:value-type="float" office:value="34.188301" calcext:value-type="float">
            <text:p>34.188301</text:p>
          </table:table-cell>
          <table:table-cell office:value-type="float" office:value="29327932" calcext:value-type="float">
            <text:p>29327932</text:p>
          </table:table-cell>
          <table:table-cell/>
          <table:table-cell office:value-type="float" office:value="34.188301" calcext:value-type="float">
            <text:p>34.188301</text:p>
          </table:table-cell>
          <table:table-cell table:formula="of:=[.I763]/[.I764]" office:value-type="float" office:value="0.542323660028749" calcext:value-type="float">
            <text:p>0.542323660028749</text:p>
          </table:table-cell>
          <table:table-cell table:formula="of:=([.J763]-1)*100" office:value-type="float" office:value="-45.7676339971251" calcext:value-type="float">
            <text:p>-45.7676339971251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1.79512824024726" calcext:value-type="float">
            <text:p>1.79512824024726</text:p>
          </table:table-cell>
          <table:table-cell table:formula="of:=[.L763]/1000" office:value-type="float" office:value="0.532" calcext:value-type="float">
            <text:p>0.53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04" calcext:value-type="date">
            <text:p>2018-01-04</text:p>
          </table:table-cell>
          <table:table-cell office:value-type="float" office:value="62.377102" calcext:value-type="float">
            <text:p>62.377102</text:p>
          </table:table-cell>
          <table:table-cell office:value-type="float" office:value="63.6735" calcext:value-type="float">
            <text:p>63.6735</text:p>
          </table:table-cell>
          <table:table-cell office:value-type="float" office:value="61.382198" calcext:value-type="float">
            <text:p>61.382198</text:p>
          </table:table-cell>
          <table:table-cell table:number-columns-repeated="2" office:value-type="float" office:value="63.040401" calcext:value-type="float">
            <text:p>63.040401</text:p>
          </table:table-cell>
          <table:table-cell office:value-type="float" office:value="20726950" calcext:value-type="float">
            <text:p>20726950</text:p>
          </table:table-cell>
          <table:table-cell/>
          <table:table-cell office:value-type="float" office:value="63.040401" calcext:value-type="float">
            <text:p>63.040401</text:p>
          </table:table-cell>
          <table:table-cell table:formula="of:=[.I764]/[.I765]" office:value-type="float" office:value="1.85536822688584" calcext:value-type="float">
            <text:p>1.85536822688584</text:p>
          </table:table-cell>
          <table:table-cell table:formula="of:=([.J764]-1)*100" office:value-type="float" office:value="85.5368226885839" calcext:value-type="float">
            <text:p>85.5368226885839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.80137715200186" calcext:value-type="float">
            <text:p>1.80137715200186</text:p>
          </table:table-cell>
          <table:table-cell table:formula="of:=[.L764]/1000" office:value-type="float" office:value="0.651" calcext:value-type="float">
            <text:p>0.65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09" calcext:value-type="date">
            <text:p>2018-08-09</text:p>
          </table:table-cell>
          <table:table-cell office:value-type="float" office:value="33.193401" calcext:value-type="float">
            <text:p>33.193401</text:p>
          </table:table-cell>
          <table:table-cell office:value-type="float" office:value="34.429501" calcext:value-type="float">
            <text:p>34.429501</text:p>
          </table:table-cell>
          <table:table-cell office:value-type="float" office:value="33.1633" calcext:value-type="float">
            <text:p>33.1633</text:p>
          </table:table-cell>
          <table:table-cell table:number-columns-repeated="2" office:value-type="float" office:value="33.977299" calcext:value-type="float">
            <text:p>33.977299</text:p>
          </table:table-cell>
          <table:table-cell office:value-type="float" office:value="19972973" calcext:value-type="float">
            <text:p>19972973</text:p>
          </table:table-cell>
          <table:table-cell/>
          <table:table-cell office:value-type="float" office:value="33.977299" calcext:value-type="float">
            <text:p>33.977299</text:p>
          </table:table-cell>
          <table:table-cell table:formula="of:=[.I765]/[.I766]" office:value-type="float" office:value="1.1801033280309" calcext:value-type="float">
            <text:p>1.1801033280309</text:p>
          </table:table-cell>
          <table:table-cell table:formula="of:=([.J765]-1)*100" office:value-type="float" office:value="18.0103328030898" calcext:value-type="float">
            <text:p>18.0103328030898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.80678257262519" calcext:value-type="float">
            <text:p>1.80678257262519</text:p>
          </table:table-cell>
          <table:table-cell table:formula="of:=[.L765]/1000" office:value-type="float" office:value="0.502" calcext:value-type="float">
            <text:p>0.50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10" calcext:value-type="date">
            <text:p>2018-09-10</text:p>
          </table:table-cell>
          <table:table-cell office:value-type="float" office:value="28.158701" calcext:value-type="float">
            <text:p>28.158701</text:p>
          </table:table-cell>
          <table:table-cell office:value-type="float" office:value="29.364599" calcext:value-type="float">
            <text:p>29.364599</text:p>
          </table:table-cell>
          <table:table-cell office:value-type="float" office:value="27.9175" calcext:value-type="float">
            <text:p>27.9175</text:p>
          </table:table-cell>
          <table:table-cell table:number-columns-repeated="2" office:value-type="float" office:value="28.7918" calcext:value-type="float">
            <text:p>28.7918</text:p>
          </table:table-cell>
          <table:table-cell office:value-type="float" office:value="44041319" calcext:value-type="float">
            <text:p>44041319</text:p>
          </table:table-cell>
          <table:table-cell/>
          <table:table-cell office:value-type="float" office:value="28.7918" calcext:value-type="float">
            <text:p>28.7918</text:p>
          </table:table-cell>
          <table:table-cell table:formula="of:=[.I766]/[.I767]" office:value-type="float" office:value="5.14139285714286" calcext:value-type="float">
            <text:p>5.14139285714286</text:p>
          </table:table-cell>
          <table:table-cell table:formula="of:=([.J766]-1)*100" office:value-type="float" office:value="414.139285714286" calcext:value-type="float">
            <text:p>414.139285714286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1.81263967863305" calcext:value-type="float">
            <text:p>1.81263967863305</text:p>
          </table:table-cell>
          <table:table-cell table:formula="of:=[.L766]/1000" office:value-type="float" office:value="0.482" calcext:value-type="float">
            <text:p>0.482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float" office:value="5.55" calcext:value-type="float">
            <text:p>5.55</text:p>
          </table:table-cell>
          <table:table-cell office:value-type="float" office:value="5.75" calcext:value-type="float">
            <text:p>5.7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54588763" calcext:value-type="float">
            <text:p>254588763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[.I767]/[.I768]" office:value-type="float" office:value="0.11056399701801" calcext:value-type="float">
            <text:p>0.11056399701801</text:p>
          </table:table-cell>
          <table:table-cell table:formula="of:=([.J767]-1)*100" office:value-type="float" office:value="-88.943600298199" calcext:value-type="float">
            <text:p>-88.9436002981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.81818181818181" calcext:value-type="float">
            <text:p>1.81818181818181</text:p>
          </table:table-cell>
          <table:table-cell table:formula="of:=[.L767]/1000" office:value-type="float" office:value="0.069" calcext:value-type="float">
            <text:p>0.06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20" calcext:value-type="date">
            <text:p>2018-02-20</text:p>
          </table:table-cell>
          <table:table-cell office:value-type="float" office:value="50.046398" calcext:value-type="float">
            <text:p>50.046398</text:p>
          </table:table-cell>
          <table:table-cell office:value-type="float" office:value="51.0112" calcext:value-type="float">
            <text:p>51.0112</text:p>
          </table:table-cell>
          <table:table-cell office:value-type="float" office:value="49.7449" calcext:value-type="float">
            <text:p>49.7449</text:p>
          </table:table-cell>
          <table:table-cell table:number-columns-repeated="2" office:value-type="float" office:value="50.649399" calcext:value-type="float">
            <text:p>50.649399</text:p>
          </table:table-cell>
          <table:table-cell office:value-type="float" office:value="12240413" calcext:value-type="float">
            <text:p>12240413</text:p>
          </table:table-cell>
          <table:table-cell/>
          <table:table-cell office:value-type="float" office:value="50.649399" calcext:value-type="float">
            <text:p>50.649399</text:p>
          </table:table-cell>
          <table:table-cell table:formula="of:=[.I768]/[.I769]" office:value-type="float" office:value="1.1267615563171" calcext:value-type="float">
            <text:p>1.1267615563171</text:p>
          </table:table-cell>
          <table:table-cell table:formula="of:=([.J768]-1)*100" office:value-type="float" office:value="12.6761556317101" calcext:value-type="float">
            <text:p>12.6761556317101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1.81827483822463" calcext:value-type="float">
            <text:p>1.81827483822463</text:p>
          </table:table-cell>
          <table:table-cell table:formula="of:=[.L768]/1000" office:value-type="float" office:value="0.62" calcext:value-type="float">
            <text:p>0.6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12" calcext:value-type="date">
            <text:p>2017-10-12</text:p>
          </table:table-cell>
          <table:table-cell office:value-type="float" office:value="44.378502" calcext:value-type="float">
            <text:p>44.378502</text:p>
          </table:table-cell>
          <table:table-cell office:value-type="float" office:value="45.132198" calcext:value-type="float">
            <text:p>45.132198</text:p>
          </table:table-cell>
          <table:table-cell office:value-type="float" office:value="44.016701" calcext:value-type="float">
            <text:p>44.016701</text:p>
          </table:table-cell>
          <table:table-cell table:number-columns-repeated="2" office:value-type="float" office:value="44.951302" calcext:value-type="float">
            <text:p>44.951302</text:p>
          </table:table-cell>
          <table:table-cell office:value-type="float" office:value="8467163" calcext:value-type="float">
            <text:p>8467163</text:p>
          </table:table-cell>
          <table:table-cell/>
          <table:table-cell office:value-type="float" office:value="44.951302" calcext:value-type="float">
            <text:p>44.951302</text:p>
          </table:table-cell>
          <table:table-cell table:formula="of:=[.I769]/[.I770]" office:value-type="float" office:value="0.78680688915509" calcext:value-type="float">
            <text:p>0.78680688915509</text:p>
          </table:table-cell>
          <table:table-cell table:formula="of:=([.J769]-1)*100" office:value-type="float" office:value="-21.319311084491" calcext:value-type="float">
            <text:p>-21.319311084491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.84425195569851" calcext:value-type="float">
            <text:p>1.84425195569851</text:p>
          </table:table-cell>
          <table:table-cell table:formula="of:=[.L769]/1000" office:value-type="float" office:value="0.709" calcext:value-type="float">
            <text:p>0.70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30" calcext:value-type="date">
            <text:p>2017-10-30</text:p>
          </table:table-cell>
          <table:table-cell office:value-type="float" office:value="56.498199" calcext:value-type="float">
            <text:p>56.498199</text:p>
          </table:table-cell>
          <table:table-cell office:value-type="float" office:value="57.5835" calcext:value-type="float">
            <text:p>57.5835</text:p>
          </table:table-cell>
          <table:table-cell office:value-type="float" office:value="56.076099" calcext:value-type="float">
            <text:p>56.076099</text:p>
          </table:table-cell>
          <table:table-cell table:number-columns-repeated="2" office:value-type="float" office:value="57.131302" calcext:value-type="float">
            <text:p>57.131302</text:p>
          </table:table-cell>
          <table:table-cell office:value-type="float" office:value="16623159" calcext:value-type="float">
            <text:p>16623159</text:p>
          </table:table-cell>
          <table:table-cell/>
          <table:table-cell office:value-type="float" office:value="57.131302" calcext:value-type="float">
            <text:p>57.131302</text:p>
          </table:table-cell>
          <table:table-cell table:formula="of:=[.I770]/[.I771]" office:value-type="float" office:value="1.30240506765137" calcext:value-type="float">
            <text:p>1.30240506765137</text:p>
          </table:table-cell>
          <table:table-cell table:formula="of:=([.J770]-1)*100" office:value-type="float" office:value="30.2405067651369" calcext:value-type="float">
            <text:p>30.2405067651369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.88173396298483" calcext:value-type="float">
            <text:p>1.88173396298483</text:p>
          </table:table-cell>
          <table:table-cell table:formula="of:=[.L770]/1000" office:value-type="float" office:value="0.698" calcext:value-type="float">
            <text:p>0.69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29" calcext:value-type="date">
            <text:p>2016-12-29</text:p>
          </table:table-cell>
          <table:table-cell office:value-type="float" office:value="43.051998" calcext:value-type="float">
            <text:p>43.051998</text:p>
          </table:table-cell>
          <table:table-cell office:value-type="float" office:value="44.077" calcext:value-type="float">
            <text:p>44.077</text:p>
          </table:table-cell>
          <table:table-cell office:value-type="float" office:value="42.690201" calcext:value-type="float">
            <text:p>42.690201</text:p>
          </table:table-cell>
          <table:table-cell table:number-columns-repeated="2" office:value-type="float" office:value="43.866001" calcext:value-type="float">
            <text:p>43.866001</text:p>
          </table:table-cell>
          <table:table-cell office:value-type="float" office:value="18444284" calcext:value-type="float">
            <text:p>18444284</text:p>
          </table:table-cell>
          <table:table-cell/>
          <table:table-cell office:value-type="float" office:value="43.866001" calcext:value-type="float">
            <text:p>43.866001</text:p>
          </table:table-cell>
          <table:table-cell table:formula="of:=[.I771]/[.I772]" office:value-type="float" office:value="0.944191413807687" calcext:value-type="float">
            <text:p>0.944191413807687</text:p>
          </table:table-cell>
          <table:table-cell table:formula="of:=([.J771]-1)*100" office:value-type="float" office:value="-5.58085861923127" calcext:value-type="float">
            <text:p>-5.58085861923127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float" office:value="1.89074383957744" calcext:value-type="float">
            <text:p>1.89074383957744</text:p>
          </table:table-cell>
          <table:table-cell table:formula="of:=[.L771]/1000" office:value-type="float" office:value="0.904" calcext:value-type="float">
            <text:p>0.90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13" calcext:value-type="date">
            <text:p>2016-12-13</text:p>
          </table:table-cell>
          <table:table-cell office:value-type="float" office:value="45.584499" calcext:value-type="float">
            <text:p>45.584499</text:p>
          </table:table-cell>
          <table:table-cell office:value-type="float" office:value="46.639702" calcext:value-type="float">
            <text:p>46.639702</text:p>
          </table:table-cell>
          <table:table-cell office:value-type="float" office:value="45.5242" calcext:value-type="float">
            <text:p>45.5242</text:p>
          </table:table-cell>
          <table:table-cell table:number-columns-repeated="2" office:value-type="float" office:value="46.458801" calcext:value-type="float">
            <text:p>46.458801</text:p>
          </table:table-cell>
          <table:table-cell office:value-type="float" office:value="9269643" calcext:value-type="float">
            <text:p>9269643</text:p>
          </table:table-cell>
          <table:table-cell/>
          <table:table-cell office:value-type="float" office:value="46.458801" calcext:value-type="float">
            <text:p>46.458801</text:p>
          </table:table-cell>
          <table:table-cell table:formula="of:=[.I772]/[.I773]" office:value-type="float" office:value="8.76581150943396" calcext:value-type="float">
            <text:p>8.76581150943396</text:p>
          </table:table-cell>
          <table:table-cell table:formula="of:=([.J772]-1)*100" office:value-type="float" office:value="776.581150943396" calcext:value-type="float">
            <text:p>776.581150943396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.91798093470326" calcext:value-type="float">
            <text:p>1.91798093470326</text:p>
          </table:table-cell>
          <table:table-cell table:formula="of:=[.L772]/1000" office:value-type="float" office:value="0.916" calcext:value-type="float">
            <text:p>0.91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31" calcext:value-type="date">
            <text:p>2020-01-31</text:p>
          </table:table-cell>
          <table:table-cell office:value-type="float" office:value="5.3" calcext:value-type="float">
            <text:p>5.3</text:p>
          </table:table-cell>
          <table:table-cell office:value-type="float" office:value="5.45" calcext:value-type="float">
            <text:p>5.45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63363094" calcext:value-type="float">
            <text:p>163363094</text:p>
          </table:table-cell>
          <table:table-cell/>
          <table:table-cell office:value-type="float" office:value="5.3" calcext:value-type="float">
            <text:p>5.3</text:p>
          </table:table-cell>
          <table:table-cell table:formula="of:=[.I773]/[.I774]" office:value-type="float" office:value="0.118541180344951" calcext:value-type="float">
            <text:p>0.118541180344951</text:p>
          </table:table-cell>
          <table:table-cell table:formula="of:=([.J773]-1)*100" office:value-type="float" office:value="-88.1458819655049" calcext:value-type="float">
            <text:p>-88.145881965504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.92307692307692" calcext:value-type="float">
            <text:p>1.92307692307692</text:p>
          </table:table-cell>
          <table:table-cell table:formula="of:=[.L773]/1000" office:value-type="float" office:value="0.143" calcext:value-type="float">
            <text:p>0.14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30" calcext:value-type="date">
            <text:p>2016-12-30</text:p>
          </table:table-cell>
          <table:table-cell office:value-type="float" office:value="44.077" calcext:value-type="float">
            <text:p>44.077</text:p>
          </table:table-cell>
          <table:table-cell office:value-type="float" office:value="44.951302" calcext:value-type="float">
            <text:p>44.951302</text:p>
          </table:table-cell>
          <table:table-cell office:value-type="float" office:value="43.5042" calcext:value-type="float">
            <text:p>43.5042</text:p>
          </table:table-cell>
          <table:table-cell table:number-columns-repeated="2" office:value-type="float" office:value="44.710201" calcext:value-type="float">
            <text:p>44.710201</text:p>
          </table:table-cell>
          <table:table-cell office:value-type="float" office:value="10207703" calcext:value-type="float">
            <text:p>10207703</text:p>
          </table:table-cell>
          <table:table-cell/>
          <table:table-cell office:value-type="float" office:value="44.710201" calcext:value-type="float">
            <text:p>44.710201</text:p>
          </table:table-cell>
          <table:table-cell table:formula="of:=[.I774]/[.I775]" office:value-type="float" office:value="8.51622876190476" calcext:value-type="float">
            <text:p>8.51622876190476</text:p>
          </table:table-cell>
          <table:table-cell table:formula="of:=([.J774]-1)*100" office:value-type="float" office:value="751.622876190476" calcext:value-type="float">
            <text:p>751.622876190476</text:p>
          </table:table-cell>
          <table:table-cell office:value-type="float" office:value="903" calcext:value-type="float">
            <text:p>903</text:p>
          </table:table-cell>
          <table:table-cell/>
          <table:table-cell office:value-type="float" office:value="1.92449728891404" calcext:value-type="float">
            <text:p>1.92449728891404</text:p>
          </table:table-cell>
          <table:table-cell table:formula="of:=[.L774]/1000" office:value-type="float" office:value="0.903" calcext:value-type="float">
            <text:p>0.90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07" calcext:value-type="date">
            <text:p>2020-02-07</text:p>
          </table:table-cell>
          <table:table-cell office:value-type="float" office:value="5.1" calcext:value-type="float">
            <text:p>5.1</text:p>
          </table:table-cell>
          <table:table-cell office:value-type="float" office:value="5.4" calcext:value-type="float">
            <text:p>5.4</text:p>
          </table:table-cell>
          <table:table-cell office:value-type="float" office:value="5.05" calcext:value-type="float">
            <text:p>5.05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113193845" calcext:value-type="float">
            <text:p>113193845</text:p>
          </table:table-cell>
          <table:table-cell/>
          <table:table-cell office:value-type="float" office:value="5.25" calcext:value-type="float">
            <text:p>5.25</text:p>
          </table:table-cell>
          <table:table-cell table:formula="of:=[.I775]/[.I776]" office:value-type="float" office:value="0.279515521337177" calcext:value-type="float">
            <text:p>0.279515521337177</text:p>
          </table:table-cell>
          <table:table-cell table:formula="of:=([.J775]-1)*100" office:value-type="float" office:value="-72.0484478662823" calcext:value-type="float">
            <text:p>-72.048447866282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.94174757281553" calcext:value-type="float">
            <text:p>1.94174757281553</text:p>
          </table:table-cell>
          <table:table-cell table:formula="of:=[.L775]/1000" office:value-type="float" office:value="0.138" calcext:value-type="float">
            <text:p>0.13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11" calcext:value-type="date">
            <text:p>2019-02-11</text:p>
          </table:table-cell>
          <table:table-cell office:value-type="float" office:value="18.511101" calcext:value-type="float">
            <text:p>18.511101</text:p>
          </table:table-cell>
          <table:table-cell office:value-type="float" office:value="19.295" calcext:value-type="float">
            <text:p>19.295</text:p>
          </table:table-cell>
          <table:table-cell office:value-type="float" office:value="17.8479" calcext:value-type="float">
            <text:p>17.8479</text:p>
          </table:table-cell>
          <table:table-cell table:number-columns-repeated="2" office:value-type="float" office:value="18.782499" calcext:value-type="float">
            <text:p>18.782499</text:p>
          </table:table-cell>
          <table:table-cell office:value-type="float" office:value="36408754" calcext:value-type="float">
            <text:p>36408754</text:p>
          </table:table-cell>
          <table:table-cell/>
          <table:table-cell office:value-type="float" office:value="18.782499" calcext:value-type="float">
            <text:p>18.782499</text:p>
          </table:table-cell>
          <table:table-cell table:formula="of:=[.I776]/[.I777]" office:value-type="float" office:value="0.929849745283287" calcext:value-type="float">
            <text:p>0.929849745283287</text:p>
          </table:table-cell>
          <table:table-cell table:formula="of:=([.J776]-1)*100" office:value-type="float" office:value="-7.01502547167134" calcext:value-type="float">
            <text:p>-7.01502547167134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1.96408931256684" calcext:value-type="float">
            <text:p>1.96408931256684</text:p>
          </table:table-cell>
          <table:table-cell table:formula="of:=[.L776]/1000" office:value-type="float" office:value="0.379" calcext:value-type="float">
            <text:p>0.37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1-22" calcext:value-type="date">
            <text:p>2019-01-22</text:p>
          </table:table-cell>
          <table:table-cell office:value-type="float" office:value="19.7472" calcext:value-type="float">
            <text:p>19.7472</text:p>
          </table:table-cell>
          <table:table-cell office:value-type="float" office:value="20.320101" calcext:value-type="float">
            <text:p>20.320101</text:p>
          </table:table-cell>
          <table:table-cell office:value-type="float" office:value="19.656799" calcext:value-type="float">
            <text:p>19.656799</text:p>
          </table:table-cell>
          <table:table-cell table:number-columns-repeated="2" office:value-type="float" office:value="20.199499" calcext:value-type="float">
            <text:p>20.199499</text:p>
          </table:table-cell>
          <table:table-cell office:value-type="float" office:value="32159216" calcext:value-type="float">
            <text:p>32159216</text:p>
          </table:table-cell>
          <table:table-cell/>
          <table:table-cell office:value-type="float" office:value="20.199499" calcext:value-type="float">
            <text:p>20.199499</text:p>
          </table:table-cell>
          <table:table-cell table:formula="of:=[.I777]/[.I778]" office:value-type="float" office:value="3.92223281553398" calcext:value-type="float">
            <text:p>3.92223281553398</text:p>
          </table:table-cell>
          <table:table-cell table:formula="of:=([.J777]-1)*100" office:value-type="float" office:value="292.223281553398" calcext:value-type="float">
            <text:p>292.223281553398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1.97903814317617" calcext:value-type="float">
            <text:p>1.97903814317617</text:p>
          </table:table-cell>
          <table:table-cell table:formula="of:=[.L777]/1000" office:value-type="float" office:value="0.393" calcext:value-type="float">
            <text:p>0.39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07" calcext:value-type="date">
            <text:p>2019-10-07</text:p>
          </table:table-cell>
          <table:table-cell office:value-type="float" office:value="5.1" calcext:value-type="float">
            <text:p>5.1</text:p>
          </table:table-cell>
          <table:table-cell office:value-type="float" office:value="5.55" calcext:value-type="float">
            <text:p>5.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01637294" calcext:value-type="float">
            <text:p>101637294</text:p>
          </table:table-cell>
          <table:table-cell/>
          <table:table-cell office:value-type="float" office:value="5.15" calcext:value-type="float">
            <text:p>5.15</text:p>
          </table:table-cell>
          <table:table-cell table:formula="of:=[.I778]/[.I779]" office:value-type="float" office:value="0.0831652533956454" calcext:value-type="float">
            <text:p>0.083165253395645</text:p>
          </table:table-cell>
          <table:table-cell table:formula="of:=([.J778]-1)*100" office:value-type="float" office:value="-91.6834746604355" calcext:value-type="float">
            <text:p>-91.683474660435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.98019801980198" calcext:value-type="float">
            <text:p>1.98019801980198</text:p>
          </table:table-cell>
          <table:table-cell table:formula="of:=[.L778]/1000" office:value-type="float" office:value="0.223" calcext:value-type="float">
            <text:p>0.22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03" calcext:value-type="date">
            <text:p>2018-01-03</text:p>
          </table:table-cell>
          <table:table-cell office:value-type="float" office:value="60.899899" calcext:value-type="float">
            <text:p>60.899899</text:p>
          </table:table-cell>
          <table:table-cell office:value-type="float" office:value="62.648499" calcext:value-type="float">
            <text:p>62.648499</text:p>
          </table:table-cell>
          <table:table-cell office:value-type="float" office:value="60.899899" calcext:value-type="float">
            <text:p>60.899899</text:p>
          </table:table-cell>
          <table:table-cell table:number-columns-repeated="2" office:value-type="float" office:value="61.9249" calcext:value-type="float">
            <text:p>61.9249</text:p>
          </table:table-cell>
          <table:table-cell office:value-type="float" office:value="18190971" calcext:value-type="float">
            <text:p>18190971</text:p>
          </table:table-cell>
          <table:table-cell/>
          <table:table-cell office:value-type="float" office:value="61.9249" calcext:value-type="float">
            <text:p>61.9249</text:p>
          </table:table-cell>
          <table:table-cell table:formula="of:=[.I779]/[.I780]" office:value-type="float" office:value="12.142137254902" calcext:value-type="float">
            <text:p>12.142137254902</text:p>
          </table:table-cell>
          <table:table-cell table:formula="of:=([.J779]-1)*100" office:value-type="float" office:value="1114.2137254902" calcext:value-type="float">
            <text:p>1114.2137254902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.98603066631431" calcext:value-type="float">
            <text:p>1.98603066631431</text:p>
          </table:table-cell>
          <table:table-cell table:formula="of:=[.L779]/1000" office:value-type="float" office:value="0.652" calcext:value-type="float">
            <text:p>0.65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05" calcext:value-type="date">
            <text:p>2019-09-05</text:p>
          </table:table-cell>
          <table:table-cell office:value-type="float" office:value="5.05" calcext:value-type="float">
            <text:p>5.05</text:p>
          </table:table-cell>
          <table:table-cell office:value-type="float" office:value="5.2" calcext:value-type="float">
            <text:p>5.2</text:p>
          </table:table-cell>
          <table:table-cell office:value-type="float" office:value="4.95" calcext:value-type="float">
            <text:p>4.95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56157581" calcext:value-type="float">
            <text:p>56157581</text:p>
          </table:table-cell>
          <table:table-cell/>
          <table:table-cell office:value-type="float" office:value="5.1" calcext:value-type="float">
            <text:p>5.1</text:p>
          </table:table-cell>
          <table:table-cell table:formula="of:=[.I780]/[.I781]" office:value-type="float" office:value="0.118461401024872" calcext:value-type="float">
            <text:p>0.118461401024872</text:p>
          </table:table-cell>
          <table:table-cell table:formula="of:=([.J780]-1)*100" office:value-type="float" office:value="-88.1538598975128" calcext:value-type="float">
            <text:p>-88.1538598975128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780]/1000" office:value-type="float" office:value="0.243" calcext:value-type="float">
            <text:p>0.24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28" calcext:value-type="date">
            <text:p>2016-12-28</text:p>
          </table:table-cell>
          <table:table-cell office:value-type="float" office:value="42.237999" calcext:value-type="float">
            <text:p>42.237999</text:p>
          </table:table-cell>
          <table:table-cell office:value-type="float" office:value="43.413799" calcext:value-type="float">
            <text:p>43.413799</text:p>
          </table:table-cell>
          <table:table-cell office:value-type="float" office:value="42.237999" calcext:value-type="float">
            <text:p>42.237999</text:p>
          </table:table-cell>
          <table:table-cell table:number-columns-repeated="2" office:value-type="float" office:value="43.051998" calcext:value-type="float">
            <text:p>43.051998</text:p>
          </table:table-cell>
          <table:table-cell office:value-type="float" office:value="11903314" calcext:value-type="float">
            <text:p>11903314</text:p>
          </table:table-cell>
          <table:table-cell/>
          <table:table-cell office:value-type="float" office:value="43.051998" calcext:value-type="float">
            <text:p>43.051998</text:p>
          </table:table-cell>
          <table:table-cell table:formula="of:=[.I781]/[.I782]" office:value-type="float" office:value="1.00070189995068" calcext:value-type="float">
            <text:p>1.00070189995068</text:p>
          </table:table-cell>
          <table:table-cell table:formula="of:=([.J781]-1)*100" office:value-type="float" office:value="0.0701899950678264" calcext:value-type="float">
            <text:p>0.070189995067827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2.00009467443956" calcext:value-type="float">
            <text:p>2.00009467443956</text:p>
          </table:table-cell>
          <table:table-cell table:formula="of:=[.L781]/1000" office:value-type="float" office:value="0.905" calcext:value-type="float">
            <text:p>0.90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15" calcext:value-type="date">
            <text:p>2016-11-15</text:p>
          </table:table-cell>
          <table:table-cell office:value-type="float" office:value="42.7505" calcext:value-type="float">
            <text:p>42.7505</text:p>
          </table:table-cell>
          <table:table-cell office:value-type="float" office:value="43.534401" calcext:value-type="float">
            <text:p>43.534401</text:p>
          </table:table-cell>
          <table:table-cell office:value-type="float" office:value="41.665199" calcext:value-type="float">
            <text:p>41.665199</text:p>
          </table:table-cell>
          <table:table-cell table:number-columns-repeated="2" office:value-type="float" office:value="43.021801" calcext:value-type="float">
            <text:p>43.021801</text:p>
          </table:table-cell>
          <table:table-cell office:value-type="float" office:value="11559476" calcext:value-type="float">
            <text:p>11559476</text:p>
          </table:table-cell>
          <table:table-cell/>
          <table:table-cell office:value-type="float" office:value="43.021801" calcext:value-type="float">
            <text:p>43.021801</text:p>
          </table:table-cell>
          <table:table-cell table:formula="of:=[.I782]/[.I783]" office:value-type="float" office:value="1.89257399920702" calcext:value-type="float">
            <text:p>1.89257399920702</text:p>
          </table:table-cell>
          <table:table-cell table:formula="of:=([.J782]-1)*100" office:value-type="float" office:value="89.2573999207018" calcext:value-type="float">
            <text:p>89.2573999207018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2.00129689385624" calcext:value-type="float">
            <text:p>2.00129689385624</text:p>
          </table:table-cell>
          <table:table-cell table:formula="of:=[.L782]/1000" office:value-type="float" office:value="0.936" calcext:value-type="float">
            <text:p>0.93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29" calcext:value-type="date">
            <text:p>2018-10-29</text:p>
          </table:table-cell>
          <table:table-cell office:value-type="float" office:value="22.4907" calcext:value-type="float">
            <text:p>22.4907</text:p>
          </table:table-cell>
          <table:table-cell office:value-type="float" office:value="22.852501" calcext:value-type="float">
            <text:p>22.852501</text:p>
          </table:table-cell>
          <table:table-cell office:value-type="float" office:value="21.978201" calcext:value-type="float">
            <text:p>21.978201</text:p>
          </table:table-cell>
          <table:table-cell table:number-columns-repeated="2" office:value-type="float" office:value="22.731899" calcext:value-type="float">
            <text:p>22.731899</text:p>
          </table:table-cell>
          <table:table-cell office:value-type="float" office:value="15095059" calcext:value-type="float">
            <text:p>15095059</text:p>
          </table:table-cell>
          <table:table-cell/>
          <table:table-cell office:value-type="float" office:value="22.731899" calcext:value-type="float">
            <text:p>22.731899</text:p>
          </table:table-cell>
          <table:table-cell table:formula="of:=[.I783]/[.I784]" office:value-type="float" office:value="0.429384170791392" calcext:value-type="float">
            <text:p>0.429384170791392</text:p>
          </table:table-cell>
          <table:table-cell table:formula="of:=([.J783]-1)*100" office:value-type="float" office:value="-57.0615829208608" calcext:value-type="float">
            <text:p>-57.0615829208608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2.02965040057317" calcext:value-type="float">
            <text:p>2.02965040057317</text:p>
          </table:table-cell>
          <table:table-cell table:formula="of:=[.L783]/1000" office:value-type="float" office:value="0.451" calcext:value-type="float">
            <text:p>0.45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16" calcext:value-type="date">
            <text:p>2017-05-16</text:p>
          </table:table-cell>
          <table:table-cell office:value-type="float" office:value="52.156799" calcext:value-type="float">
            <text:p>52.156799</text:p>
          </table:table-cell>
          <table:table-cell office:value-type="float" office:value="53.061298" calcext:value-type="float">
            <text:p>53.061298</text:p>
          </table:table-cell>
          <table:table-cell office:value-type="float" office:value="51.282501" calcext:value-type="float">
            <text:p>51.282501</text:p>
          </table:table-cell>
          <table:table-cell table:number-columns-repeated="2" office:value-type="float" office:value="52.940701" calcext:value-type="float">
            <text:p>52.940701</text:p>
          </table:table-cell>
          <table:table-cell office:value-type="float" office:value="24432620" calcext:value-type="float">
            <text:p>24432620</text:p>
          </table:table-cell>
          <table:table-cell/>
          <table:table-cell office:value-type="float" office:value="52.940701" calcext:value-type="float">
            <text:p>52.940701</text:p>
          </table:table-cell>
          <table:table-cell table:formula="of:=[.I784]/[.I785]" office:value-type="float" office:value="0.801460331009331" calcext:value-type="float">
            <text:p>0.801460331009331</text:p>
          </table:table-cell>
          <table:table-cell table:formula="of:=([.J784]-1)*100" office:value-type="float" office:value="-19.8539668990669" calcext:value-type="float">
            <text:p>-19.8539668990669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float" office:value="2.0337068339437" calcext:value-type="float">
            <text:p>2.0337068339437</text:p>
          </table:table-cell>
          <table:table-cell table:formula="of:=[.L784]/1000" office:value-type="float" office:value="0.812" calcext:value-type="float">
            <text:p>0.81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08" calcext:value-type="date">
            <text:p>2017-02-08</text:p>
          </table:table-cell>
          <table:table-cell office:value-type="float" office:value="64.819199" calcext:value-type="float">
            <text:p>64.819199</text:p>
          </table:table-cell>
          <table:table-cell office:value-type="float" office:value="66.929604" calcext:value-type="float">
            <text:p>66.929604</text:p>
          </table:table-cell>
          <table:table-cell office:value-type="float" office:value="64.578003" calcext:value-type="float">
            <text:p>64.578003</text:p>
          </table:table-cell>
          <table:table-cell table:number-columns-repeated="2" office:value-type="float" office:value="66.055298" calcext:value-type="float">
            <text:p>66.055298</text:p>
          </table:table-cell>
          <table:table-cell office:value-type="float" office:value="50019379" calcext:value-type="float">
            <text:p>50019379</text:p>
          </table:table-cell>
          <table:table-cell/>
          <table:table-cell office:value-type="float" office:value="66.055298" calcext:value-type="float">
            <text:p>66.055298</text:p>
          </table:table-cell>
          <table:table-cell table:formula="of:=[.I785]/[.I786]" office:value-type="float" office:value="5.34860712550607" calcext:value-type="float">
            <text:p>5.34860712550607</text:p>
          </table:table-cell>
          <table:table-cell table:formula="of:=([.J785]-1)*100" office:value-type="float" office:value="434.860712550607" calcext:value-type="float">
            <text:p>434.860712550607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float" office:value="2.04947576653749" calcext:value-type="float">
            <text:p>2.04947576653749</text:p>
          </table:table-cell>
          <table:table-cell table:formula="of:=[.L785]/1000" office:value-type="float" office:value="0.876" calcext:value-type="float">
            <text:p>0.87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26" calcext:value-type="date">
            <text:p>2019-06-26</text:p>
          </table:table-cell>
          <table:table-cell office:value-type="float" office:value="12.05" calcext:value-type="float">
            <text:p>12.05</text:p>
          </table:table-cell>
          <table:table-cell office:value-type="float" office:value="12.45" calcext:value-type="float">
            <text:p>12.4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.35" calcext:value-type="float">
            <text:p>12.35</text:p>
          </table:table-cell>
          <table:table-cell office:value-type="float" office:value="50150199" calcext:value-type="float">
            <text:p>50150199</text:p>
          </table:table-cell>
          <table:table-cell/>
          <table:table-cell office:value-type="float" office:value="12.35" calcext:value-type="float">
            <text:p>12.35</text:p>
          </table:table-cell>
          <table:table-cell table:formula="of:=[.I786]/[.I787]" office:value-type="float" office:value="1.01646090534979" calcext:value-type="float">
            <text:p>1.01646090534979</text:p>
          </table:table-cell>
          <table:table-cell table:formula="of:=([.J786]-1)*100" office:value-type="float" office:value="1.64609053497942" calcext:value-type="float">
            <text:p>1.6460905349794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2.06611570247934" calcext:value-type="float">
            <text:p>2.06611570247934</text:p>
          </table:table-cell>
          <table:table-cell table:formula="of:=[.L786]/1000" office:value-type="float" office:value="0.291" calcext:value-type="float">
            <text:p>0.29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21" calcext:value-type="date">
            <text:p>2019-06-21</text:p>
          </table:table-cell>
          <table:table-cell office:value-type="float" office:value="11.9" calcext:value-type="float">
            <text:p>11.9</text:p>
          </table:table-cell>
          <table:table-cell office:value-type="float" office:value="12.4" calcext:value-type="float">
            <text:p>12.4</text:p>
          </table:table-cell>
          <table:table-cell office:value-type="float" office:value="11.75" calcext:value-type="float">
            <text:p>11.75</text:p>
          </table:table-cell>
          <table:table-cell table:number-columns-repeated="2" office:value-type="float" office:value="12.15" calcext:value-type="float">
            <text:p>12.15</text:p>
          </table:table-cell>
          <table:table-cell office:value-type="float" office:value="71979075" calcext:value-type="float">
            <text:p>71979075</text:p>
          </table:table-cell>
          <table:table-cell/>
          <table:table-cell office:value-type="float" office:value="12.15" calcext:value-type="float">
            <text:p>12.15</text:p>
          </table:table-cell>
          <table:table-cell table:formula="of:=[.I787]/[.I788]" office:value-type="float" office:value="2.50515463917526" calcext:value-type="float">
            <text:p>2.50515463917526</text:p>
          </table:table-cell>
          <table:table-cell table:formula="of:=([.J787]-1)*100" office:value-type="float" office:value="150.515463917526" calcext:value-type="float">
            <text:p>150.515463917526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.10084033613445" calcext:value-type="float">
            <text:p>2.10084033613445</text:p>
          </table:table-cell>
          <table:table-cell table:formula="of:=[.L787]/1000" office:value-type="float" office:value="0.294" calcext:value-type="float">
            <text:p>0.29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15" calcext:value-type="date">
            <text:p>2020-05-15</text:p>
          </table:table-cell>
          <table:table-cell office:value-type="float" office:value="4.75" calcext:value-type="float">
            <text:p>4.75</text:p>
          </table:table-cell>
          <table:table-cell office:value-type="float" office:value="5" calcext:value-type="float">
            <text:p>5</text:p>
          </table:table-cell>
          <table:table-cell office:value-type="float" office:value="4.55" calcext:value-type="float">
            <text:p>4.55</text:p>
          </table:table-cell>
          <table:table-cell table:number-columns-repeated="2" office:value-type="float" office:value="4.85" calcext:value-type="float">
            <text:p>4.85</text:p>
          </table:table-cell>
          <table:table-cell office:value-type="float" office:value="232096453" calcext:value-type="float">
            <text:p>232096453</text:p>
          </table:table-cell>
          <table:table-cell/>
          <table:table-cell office:value-type="float" office:value="4.85" calcext:value-type="float">
            <text:p>4.85</text:p>
          </table:table-cell>
          <table:table-cell table:formula="of:=[.I788]/[.I789]" office:value-type="float" office:value="0.128081546272258" calcext:value-type="float">
            <text:p>0.128081546272258</text:p>
          </table:table-cell>
          <table:table-cell table:formula="of:=([.J788]-1)*100" office:value-type="float" office:value="-87.1918453727742" calcext:value-type="float">
            <text:p>-87.191845372774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.10526315789472" calcext:value-type="float">
            <text:p>2.10526315789472</text:p>
          </table:table-cell>
          <table:table-cell table:formula="of:=[.L788]/1000" office:value-type="float" office:value="0.075" calcext:value-type="float">
            <text:p>0.07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14" calcext:value-type="date">
            <text:p>2018-06-14</text:p>
          </table:table-cell>
          <table:table-cell office:value-type="float" office:value="37.112701" calcext:value-type="float">
            <text:p>37.112701</text:p>
          </table:table-cell>
          <table:table-cell office:value-type="float" office:value="38.047298" calcext:value-type="float">
            <text:p>38.047298</text:p>
          </table:table-cell>
          <table:table-cell office:value-type="float" office:value="37.112701" calcext:value-type="float">
            <text:p>37.112701</text:p>
          </table:table-cell>
          <table:table-cell table:number-columns-repeated="2" office:value-type="float" office:value="37.866501" calcext:value-type="float">
            <text:p>37.866501</text:p>
          </table:table-cell>
          <table:table-cell office:value-type="float" office:value="16360180" calcext:value-type="float">
            <text:p>16360180</text:p>
          </table:table-cell>
          <table:table-cell/>
          <table:table-cell office:value-type="float" office:value="37.866501" calcext:value-type="float">
            <text:p>37.866501</text:p>
          </table:table-cell>
          <table:table-cell table:formula="of:=[.I789]/[.I790]" office:value-type="float" office:value="3.16874485355649" calcext:value-type="float">
            <text:p>3.16874485355649</text:p>
          </table:table-cell>
          <table:table-cell table:formula="of:=([.J789]-1)*100" office:value-type="float" office:value="216.874485355649" calcext:value-type="float">
            <text:p>216.874485355649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2.11393214068054" calcext:value-type="float">
            <text:p>2.11393214068054</text:p>
          </table:table-cell>
          <table:table-cell table:formula="of:=[.L789]/1000" office:value-type="float" office:value="0.542" calcext:value-type="float">
            <text:p>0.54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03" calcext:value-type="date">
            <text:p>2019-07-03</text:p>
          </table:table-cell>
          <table:table-cell office:value-type="float" office:value="11.7" calcext:value-type="float">
            <text:p>11.7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1.95" calcext:value-type="float">
            <text:p>11.95</text:p>
          </table:table-cell>
          <table:table-cell office:value-type="float" office:value="29759766" calcext:value-type="float">
            <text:p>29759766</text:p>
          </table:table-cell>
          <table:table-cell/>
          <table:table-cell office:value-type="float" office:value="11.95" calcext:value-type="float">
            <text:p>11.95</text:p>
          </table:table-cell>
          <table:table-cell table:formula="of:=[.I790]/[.I791]" office:value-type="float" office:value="0.524302173550601" calcext:value-type="float">
            <text:p>0.524302173550601</text:p>
          </table:table-cell>
          <table:table-cell table:formula="of:=([.J790]-1)*100" office:value-type="float" office:value="-47.5697826449399" calcext:value-type="float">
            <text:p>-47.5697826449399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.13675213675213" calcext:value-type="float">
            <text:p>2.13675213675213</text:p>
          </table:table-cell>
          <table:table-cell table:formula="of:=[.L790]/1000" office:value-type="float" office:value="0.286" calcext:value-type="float">
            <text:p>0.28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17" calcext:value-type="date">
            <text:p>2018-10-17</text:p>
          </table:table-cell>
          <table:table-cell office:value-type="float" office:value="22.4907" calcext:value-type="float">
            <text:p>22.4907</text:p>
          </table:table-cell>
          <table:table-cell office:value-type="float" office:value="22.9128" calcext:value-type="float">
            <text:p>22.9128</text:p>
          </table:table-cell>
          <table:table-cell office:value-type="float" office:value="22.2194" calcext:value-type="float">
            <text:p>22.2194</text:p>
          </table:table-cell>
          <table:table-cell table:number-columns-repeated="2" office:value-type="float" office:value="22.7922" calcext:value-type="float">
            <text:p>22.7922</text:p>
          </table:table-cell>
          <table:table-cell office:value-type="float" office:value="20761814" calcext:value-type="float">
            <text:p>20761814</text:p>
          </table:table-cell>
          <table:table-cell/>
          <table:table-cell office:value-type="float" office:value="22.7922" calcext:value-type="float">
            <text:p>22.7922</text:p>
          </table:table-cell>
          <table:table-cell table:formula="of:=[.I791]/[.I792]" office:value-type="float" office:value="1.23327735332085" calcext:value-type="float">
            <text:p>1.23327735332085</text:p>
          </table:table-cell>
          <table:table-cell table:formula="of:=([.J791]-1)*100" office:value-type="float" office:value="23.3277353320851" calcext:value-type="float">
            <text:p>23.3277353320851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.16182053707099" calcext:value-type="float">
            <text:p>2.16182053707099</text:p>
          </table:table-cell>
          <table:table-cell table:formula="of:=[.L791]/1000" office:value-type="float" office:value="0.458" calcext:value-type="float">
            <text:p>0.45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18" calcext:value-type="date">
            <text:p>2019-02-18</text:p>
          </table:table-cell>
          <table:table-cell office:value-type="float" office:value="18.330299" calcext:value-type="float">
            <text:p>18.330299</text:p>
          </table:table-cell>
          <table:table-cell office:value-type="float" office:value="18.631701" calcext:value-type="float">
            <text:p>18.631701</text:p>
          </table:table-cell>
          <table:table-cell office:value-type="float" office:value="17.9685" calcext:value-type="float">
            <text:p>17.9685</text:p>
          </table:table-cell>
          <table:table-cell table:number-columns-repeated="2" office:value-type="float" office:value="18.481001" calcext:value-type="float">
            <text:p>18.481001</text:p>
          </table:table-cell>
          <table:table-cell office:value-type="float" office:value="24595646" calcext:value-type="float">
            <text:p>24595646</text:p>
          </table:table-cell>
          <table:table-cell/>
          <table:table-cell office:value-type="float" office:value="18.481001" calcext:value-type="float">
            <text:p>18.481001</text:p>
          </table:table-cell>
          <table:table-cell table:formula="of:=[.I792]/[.I793]" office:value-type="float" office:value="0.383125190632292" calcext:value-type="float">
            <text:p>0.383125190632292</text:p>
          </table:table-cell>
          <table:table-cell table:formula="of:=([.J792]-1)*100" office:value-type="float" office:value="-61.6874809367708" calcext:value-type="float">
            <text:p>-61.6874809367708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2.16650358503188" calcext:value-type="float">
            <text:p>2.16650358503188</text:p>
          </table:table-cell>
          <table:table-cell table:formula="of:=[.L792]/1000" office:value-type="float" office:value="0.375" calcext:value-type="float">
            <text:p>0.37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21" calcext:value-type="date">
            <text:p>2016-10-21</text:p>
          </table:table-cell>
          <table:table-cell office:value-type="float" office:value="47.212502" calcext:value-type="float">
            <text:p>47.212502</text:p>
          </table:table-cell>
          <table:table-cell office:value-type="float" office:value="48.5993" calcext:value-type="float">
            <text:p>48.5993</text:p>
          </table:table-cell>
          <table:table-cell office:value-type="float" office:value="46.6698" calcext:value-type="float">
            <text:p>46.6698</text:p>
          </table:table-cell>
          <table:table-cell table:number-columns-repeated="2" office:value-type="float" office:value="48.237499" calcext:value-type="float">
            <text:p>48.237499</text:p>
          </table:table-cell>
          <table:table-cell office:value-type="float" office:value="15803539" calcext:value-type="float">
            <text:p>15803539</text:p>
          </table:table-cell>
          <table:table-cell/>
          <table:table-cell office:value-type="float" office:value="48.237499" calcext:value-type="float">
            <text:p>48.237499</text:p>
          </table:table-cell>
          <table:table-cell table:formula="of:=[.I793]/[.I794]" office:value-type="float" office:value="0.979191090198244" calcext:value-type="float">
            <text:p>0.979191090198244</text:p>
          </table:table-cell>
          <table:table-cell table:formula="of:=([.J793]-1)*100" office:value-type="float" office:value="-2.08089098017563" calcext:value-type="float">
            <text:p>-2.08089098017563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float" office:value="2.17102876691433" calcext:value-type="float">
            <text:p>2.17102876691433</text:p>
          </table:table-cell>
          <table:table-cell table:formula="of:=[.L793]/1000" office:value-type="float" office:value="0.951" calcext:value-type="float">
            <text:p>0.95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05" calcext:value-type="date">
            <text:p>2017-06-05</text:p>
          </table:table-cell>
          <table:table-cell office:value-type="float" office:value="48.237499" calcext:value-type="float">
            <text:p>48.237499</text:p>
          </table:table-cell>
          <table:table-cell office:value-type="float" office:value="49.503799" calcext:value-type="float">
            <text:p>49.503799</text:p>
          </table:table-cell>
          <table:table-cell office:value-type="float" office:value="48.1772" calcext:value-type="float">
            <text:p>48.1772</text:p>
          </table:table-cell>
          <table:table-cell table:number-columns-repeated="2" office:value-type="float" office:value="49.2626" calcext:value-type="float">
            <text:p>49.2626</text:p>
          </table:table-cell>
          <table:table-cell office:value-type="float" office:value="12229306" calcext:value-type="float">
            <text:p>12229306</text:p>
          </table:table-cell>
          <table:table-cell/>
          <table:table-cell office:value-type="float" office:value="49.2626" calcext:value-type="float">
            <text:p>49.2626</text:p>
          </table:table-cell>
          <table:table-cell table:formula="of:=[.I794]/[.I795]" office:value-type="float" office:value="1.46415742469788" calcext:value-type="float">
            <text:p>1.46415742469788</text:p>
          </table:table-cell>
          <table:table-cell table:formula="of:=([.J794]-1)*100" office:value-type="float" office:value="46.4157424697879" calcext:value-type="float">
            <text:p>46.4157424697879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2.18887344704604" calcext:value-type="float">
            <text:p>2.18887344704604</text:p>
          </table:table-cell>
          <table:table-cell table:formula="of:=[.L794]/1000" office:value-type="float" office:value="0.798" calcext:value-type="float">
            <text:p>0.79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10" calcext:value-type="date">
            <text:p>2018-07-10</text:p>
          </table:table-cell>
          <table:table-cell office:value-type="float" office:value="34.0075" calcext:value-type="float">
            <text:p>34.0075</text:p>
          </table:table-cell>
          <table:table-cell office:value-type="float" office:value="34.369202" calcext:value-type="float">
            <text:p>34.369202</text:p>
          </table:table-cell>
          <table:table-cell office:value-type="float" office:value="33.193401" calcext:value-type="float">
            <text:p>33.193401</text:p>
          </table:table-cell>
          <table:table-cell table:number-columns-repeated="2" office:value-type="float" office:value="33.645699" calcext:value-type="float">
            <text:p>33.645699</text:p>
          </table:table-cell>
          <table:table-cell office:value-type="float" office:value="28328543" calcext:value-type="float">
            <text:p>28328543</text:p>
          </table:table-cell>
          <table:table-cell/>
          <table:table-cell office:value-type="float" office:value="33.645699" calcext:value-type="float">
            <text:p>33.645699</text:p>
          </table:table-cell>
          <table:table-cell table:formula="of:=[.I795]/[.I796]" office:value-type="float" office:value="1.51836938323307" calcext:value-type="float">
            <text:p>1.51836938323307</text:p>
          </table:table-cell>
          <table:table-cell table:formula="of:=([.J795]-1)*100" office:value-type="float" office:value="51.8369383233074" calcext:value-type="float">
            <text:p>51.8369383233074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2.19791264834259" calcext:value-type="float">
            <text:p>2.19791264834259</text:p>
          </table:table-cell>
          <table:table-cell table:formula="of:=[.L795]/1000" office:value-type="float" office:value="0.524" calcext:value-type="float">
            <text:p>0.52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15" calcext:value-type="date">
            <text:p>2018-10-15</text:p>
          </table:table-cell>
          <table:table-cell office:value-type="float" office:value="21.948099" calcext:value-type="float">
            <text:p>21.948099</text:p>
          </table:table-cell>
          <table:table-cell office:value-type="float" office:value="22.520901" calcext:value-type="float">
            <text:p>22.520901</text:p>
          </table:table-cell>
          <table:table-cell office:value-type="float" office:value="21.5863" calcext:value-type="float">
            <text:p>21.5863</text:p>
          </table:table-cell>
          <table:table-cell table:number-columns-repeated="2" office:value-type="float" office:value="22.1591" calcext:value-type="float">
            <text:p>22.1591</text:p>
          </table:table-cell>
          <table:table-cell office:value-type="float" office:value="23337611" calcext:value-type="float">
            <text:p>23337611</text:p>
          </table:table-cell>
          <table:table-cell/>
          <table:table-cell office:value-type="float" office:value="22.1591" calcext:value-type="float">
            <text:p>22.1591</text:p>
          </table:table-cell>
          <table:table-cell table:formula="of:=[.I796]/[.I797]" office:value-type="float" office:value="0.334699266913886" calcext:value-type="float">
            <text:p>0.334699266913886</text:p>
          </table:table-cell>
          <table:table-cell table:formula="of:=([.J796]-1)*100" office:value-type="float" office:value="-66.5300733086114" calcext:value-type="float">
            <text:p>-66.5300733086114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2.22542627681213" calcext:value-type="float">
            <text:p>2.22542627681213</text:p>
          </table:table-cell>
          <table:table-cell table:formula="of:=[.L796]/1000" office:value-type="float" office:value="0.46" calcext:value-type="float">
            <text:p>0.4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02" calcext:value-type="date">
            <text:p>2017-02-02</text:p>
          </table:table-cell>
          <table:table-cell office:value-type="float" office:value="64.487503" calcext:value-type="float">
            <text:p>64.487503</text:p>
          </table:table-cell>
          <table:table-cell office:value-type="float" office:value="69.220802" calcext:value-type="float">
            <text:p>69.220802</text:p>
          </table:table-cell>
          <table:table-cell office:value-type="float" office:value="63.372002" calcext:value-type="float">
            <text:p>63.372002</text:p>
          </table:table-cell>
          <table:table-cell table:number-columns-repeated="2" office:value-type="float" office:value="66.206001" calcext:value-type="float">
            <text:p>66.206001</text:p>
          </table:table-cell>
          <table:table-cell office:value-type="float" office:value="105300886" calcext:value-type="float">
            <text:p>105300886</text:p>
          </table:table-cell>
          <table:table-cell/>
          <table:table-cell office:value-type="float" office:value="66.206001" calcext:value-type="float">
            <text:p>66.206001</text:p>
          </table:table-cell>
          <table:table-cell table:formula="of:=[.I797]/[.I798]" office:value-type="float" office:value="7.27538472527473" calcext:value-type="float">
            <text:p>7.27538472527473</text:p>
          </table:table-cell>
          <table:table-cell table:formula="of:=([.J797]-1)*100" office:value-type="float" office:value="627.538472527473" calcext:value-type="float">
            <text:p>627.538472527473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2.23459155516281" calcext:value-type="float">
            <text:p>2.23459155516281</text:p>
          </table:table-cell>
          <table:table-cell table:formula="of:=[.L797]/1000" office:value-type="float" office:value="0.88" calcext:value-type="float">
            <text:p>0.8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float" office:value="9.4" calcext:value-type="float">
            <text:p>9.4</text:p>
          </table:table-cell>
          <table:table-cell office:value-type="float" office:value="9.7" calcext:value-type="float">
            <text:p>9.7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1034469293" calcext:value-type="float">
            <text:p>1034469293</text:p>
          </table:table-cell>
          <table:table-cell/>
          <table:table-cell office:value-type="float" office:value="9.1" calcext:value-type="float">
            <text:p>9.1</text:p>
          </table:table-cell>
          <table:table-cell table:formula="of:=[.I798]/[.I799]" office:value-type="float" office:value="1.00552486187845" calcext:value-type="float">
            <text:p>1.00552486187845</text:p>
          </table:table-cell>
          <table:table-cell table:formula="of:=([.J798]-1)*100" office:value-type="float" office:value="0.552486187845291" calcext:value-type="float">
            <text:p>0.55248618784529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.24719101123594" calcext:value-type="float">
            <text:p>2.24719101123594</text:p>
          </table:table-cell>
          <table:table-cell table:formula="of:=[.L798]/1000" office:value-type="float" office:value="0.03" calcext:value-type="float">
            <text:p>0.0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float" office:value="8.95" calcext:value-type="float">
            <text:p>8.95</text:p>
          </table:table-cell>
          <table:table-cell office:value-type="float" office:value="9.15" calcext:value-type="float">
            <text:p>9.1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9.05" calcext:value-type="float">
            <text:p>9.05</text:p>
          </table:table-cell>
          <table:table-cell office:value-type="float" office:value="182054082" calcext:value-type="float">
            <text:p>182054082</text:p>
          </table:table-cell>
          <table:table-cell/>
          <table:table-cell office:value-type="float" office:value="9.05" calcext:value-type="float">
            <text:p>9.05</text:p>
          </table:table-cell>
          <table:table-cell table:formula="of:=[.I799]/[.I800]" office:value-type="float" office:value="0.184954697645972" calcext:value-type="float">
            <text:p>0.184954697645972</text:p>
          </table:table-cell>
          <table:table-cell table:formula="of:=([.J799]-1)*100" office:value-type="float" office:value="-81.5045302354028" calcext:value-type="float">
            <text:p>-81.504530235402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25988700564972" calcext:value-type="float">
            <text:p>2.25988700564972</text:p>
          </table:table-cell>
          <table:table-cell table:formula="of:=[.L799]/1000" office:value-type="float" office:value="0.012" calcext:value-type="float">
            <text:p>0.01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27" calcext:value-type="date">
            <text:p>2017-06-27</text:p>
          </table:table-cell>
          <table:table-cell office:value-type="float" office:value="47.936001" calcext:value-type="float">
            <text:p>47.936001</text:p>
          </table:table-cell>
          <table:table-cell office:value-type="float" office:value="49.141998" calcext:value-type="float">
            <text:p>49.141998</text:p>
          </table:table-cell>
          <table:table-cell office:value-type="float" office:value="47.8456" calcext:value-type="float">
            <text:p>47.8456</text:p>
          </table:table-cell>
          <table:table-cell table:number-columns-repeated="2" office:value-type="float" office:value="48.930901" calcext:value-type="float">
            <text:p>48.930901</text:p>
          </table:table-cell>
          <table:table-cell office:value-type="float" office:value="8869473" calcext:value-type="float">
            <text:p>8869473</text:p>
          </table:table-cell>
          <table:table-cell/>
          <table:table-cell office:value-type="float" office:value="48.930901" calcext:value-type="float">
            <text:p>48.930901</text:p>
          </table:table-cell>
          <table:table-cell table:formula="of:=[.I800]/[.I801]" office:value-type="float" office:value="7.30311955223881" calcext:value-type="float">
            <text:p>7.30311955223881</text:p>
          </table:table-cell>
          <table:table-cell table:formula="of:=([.J800]-1)*100" office:value-type="float" office:value="630.311955223881" calcext:value-type="float">
            <text:p>630.311955223881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2.26834024445299" calcext:value-type="float">
            <text:p>2.26834024445299</text:p>
          </table:table-cell>
          <table:table-cell table:formula="of:=[.L800]/1000" office:value-type="float" office:value="0.783" calcext:value-type="float">
            <text:p>0.78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11" calcext:value-type="date">
            <text:p>2019-12-11</text:p>
          </table:table-cell>
          <table:table-cell office:value-type="float" office:value="6.7" calcext:value-type="float">
            <text:p>6.7</text:p>
          </table:table-cell>
          <table:table-cell office:value-type="float" office:value="7.1" calcext:value-type="float">
            <text:p>7.1</text:p>
          </table:table-cell>
          <table:table-cell office:value-type="float" office:value="6.55" calcext:value-type="float">
            <text:p>6.5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242199010" calcext:value-type="float">
            <text:p>242199010</text:p>
          </table:table-cell>
          <table:table-cell/>
          <table:table-cell office:value-type="float" office:value="6.7" calcext:value-type="float">
            <text:p>6.7</text:p>
          </table:table-cell>
          <table:table-cell table:formula="of:=[.I801]/[.I802]" office:value-type="float" office:value="0.268073999146724" calcext:value-type="float">
            <text:p>0.268073999146724</text:p>
          </table:table-cell>
          <table:table-cell table:formula="of:=([.J801]-1)*100" office:value-type="float" office:value="-73.1926000853276" calcext:value-type="float">
            <text:p>-73.192600085327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2.29007633587788" calcext:value-type="float">
            <text:p>2.29007633587788</text:p>
          </table:table-cell>
          <table:table-cell table:formula="of:=[.L801]/1000" office:value-type="float" office:value="0.179" calcext:value-type="float">
            <text:p>0.17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26" calcext:value-type="date">
            <text:p>2018-09-26</text:p>
          </table:table-cell>
          <table:table-cell office:value-type="float" office:value="24.8423" calcext:value-type="float">
            <text:p>24.8423</text:p>
          </table:table-cell>
          <table:table-cell office:value-type="float" office:value="25.2041" calcext:value-type="float">
            <text:p>25.2041</text:p>
          </table:table-cell>
          <table:table-cell office:value-type="float" office:value="24.239401" calcext:value-type="float">
            <text:p>24.239401</text:p>
          </table:table-cell>
          <table:table-cell table:number-columns-repeated="2" office:value-type="float" office:value="24.993099" calcext:value-type="float">
            <text:p>24.993099</text:p>
          </table:table-cell>
          <table:table-cell office:value-type="float" office:value="29852409" calcext:value-type="float">
            <text:p>29852409</text:p>
          </table:table-cell>
          <table:table-cell/>
          <table:table-cell office:value-type="float" office:value="24.993099" calcext:value-type="float">
            <text:p>24.993099</text:p>
          </table:table-cell>
          <table:table-cell table:formula="of:=[.I802]/[.I803]" office:value-type="float" office:value="0.635250345036181" calcext:value-type="float">
            <text:p>0.635250345036181</text:p>
          </table:table-cell>
          <table:table-cell table:formula="of:=([.J802]-1)*100" office:value-type="float" office:value="-36.4749654963819" calcext:value-type="float">
            <text:p>-36.4749654963819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2.34600453722738" calcext:value-type="float">
            <text:p>2.34600453722738</text:p>
          </table:table-cell>
          <table:table-cell table:formula="of:=[.L802]/1000" office:value-type="float" office:value="0.472" calcext:value-type="float">
            <text:p>0.47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12" calcext:value-type="date">
            <text:p>2018-06-12</text:p>
          </table:table-cell>
          <table:table-cell office:value-type="float" office:value="38.4091" calcext:value-type="float">
            <text:p>38.4091</text:p>
          </table:table-cell>
          <table:table-cell office:value-type="float" office:value="39.705502" calcext:value-type="float">
            <text:p>39.705502</text:p>
          </table:table-cell>
          <table:table-cell office:value-type="float" office:value="38.0172" calcext:value-type="float">
            <text:p>38.0172</text:p>
          </table:table-cell>
          <table:table-cell table:number-columns-repeated="2" office:value-type="float" office:value="39.3437" calcext:value-type="float">
            <text:p>39.3437</text:p>
          </table:table-cell>
          <table:table-cell office:value-type="float" office:value="20916973" calcext:value-type="float">
            <text:p>20916973</text:p>
          </table:table-cell>
          <table:table-cell/>
          <table:table-cell office:value-type="float" office:value="39.3437" calcext:value-type="float">
            <text:p>39.3437</text:p>
          </table:table-cell>
          <table:table-cell table:formula="of:=[.I803]/[.I804]" office:value-type="float" office:value="0.774020628916623" calcext:value-type="float">
            <text:p>0.774020628916623</text:p>
          </table:table-cell>
          <table:table-cell table:formula="of:=([.J803]-1)*100" office:value-type="float" office:value="-22.5979371083377" calcext:value-type="float">
            <text:p>-22.597937108337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2.3527977264727" calcext:value-type="float">
            <text:p>2.3527977264727</text:p>
          </table:table-cell>
          <table:table-cell table:formula="of:=[.L803]/1000" office:value-type="float" office:value="0.544" calcext:value-type="float">
            <text:p>0.54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2-27" calcext:value-type="date">
            <text:p>2018-02-27</text:p>
          </table:table-cell>
          <table:table-cell office:value-type="float" office:value="49.895699" calcext:value-type="float">
            <text:p>49.895699</text:p>
          </table:table-cell>
          <table:table-cell office:value-type="float" office:value="51.403099" calcext:value-type="float">
            <text:p>51.403099</text:p>
          </table:table-cell>
          <table:table-cell office:value-type="float" office:value="49.895699" calcext:value-type="float">
            <text:p>49.895699</text:p>
          </table:table-cell>
          <table:table-cell table:number-columns-repeated="2" office:value-type="float" office:value="50.830299" calcext:value-type="float">
            <text:p>50.830299</text:p>
          </table:table-cell>
          <table:table-cell office:value-type="float" office:value="34360196" calcext:value-type="float">
            <text:p>34360196</text:p>
          </table:table-cell>
          <table:table-cell/>
          <table:table-cell office:value-type="float" office:value="50.830299" calcext:value-type="float">
            <text:p>50.830299</text:p>
          </table:table-cell>
          <table:table-cell table:formula="of:=[.I804]/[.I805]" office:value-type="float" office:value="2.44702303322102" calcext:value-type="float">
            <text:p>2.44702303322102</text:p>
          </table:table-cell>
          <table:table-cell table:formula="of:=([.J804]-1)*100" office:value-type="float" office:value="144.702303322102" calcext:value-type="float">
            <text:p>144.702303322102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float" office:value="2.36796266940482" calcext:value-type="float">
            <text:p>2.36796266940482</text:p>
          </table:table-cell>
          <table:table-cell table:formula="of:=[.L804]/1000" office:value-type="float" office:value="0.615" calcext:value-type="float">
            <text:p>0.61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09" calcext:value-type="date">
            <text:p>2018-10-09</text:p>
          </table:table-cell>
          <table:table-cell office:value-type="float" office:value="20.4708" calcext:value-type="float">
            <text:p>20.4708</text:p>
          </table:table-cell>
          <table:table-cell office:value-type="float" office:value="21.1642" calcext:value-type="float">
            <text:p>21.1642</text:p>
          </table:table-cell>
          <table:table-cell office:value-type="float" office:value="20.1693" calcext:value-type="float">
            <text:p>20.1693</text:p>
          </table:table-cell>
          <table:table-cell table:number-columns-repeated="2" office:value-type="float" office:value="20.772301" calcext:value-type="float">
            <text:p>20.772301</text:p>
          </table:table-cell>
          <table:table-cell office:value-type="float" office:value="32218537" calcext:value-type="float">
            <text:p>32218537</text:p>
          </table:table-cell>
          <table:table-cell/>
          <table:table-cell office:value-type="float" office:value="20.772301" calcext:value-type="float">
            <text:p>20.772301</text:p>
          </table:table-cell>
          <table:table-cell table:formula="of:=[.I805]/[.I806]" office:value-type="float" office:value="0.444803009747259" calcext:value-type="float">
            <text:p>0.444803009747259</text:p>
          </table:table-cell>
          <table:table-cell table:formula="of:=([.J805]-1)*100" office:value-type="float" office:value="-55.5196990252741" calcext:value-type="float">
            <text:p>-55.5196990252741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2.37754252115585" calcext:value-type="float">
            <text:p>2.37754252115585</text:p>
          </table:table-cell>
          <table:table-cell table:formula="of:=[.L805]/1000" office:value-type="float" office:value="0.464" calcext:value-type="float">
            <text:p>0.46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29" calcext:value-type="date">
            <text:p>2017-09-29</text:p>
          </table:table-cell>
          <table:table-cell office:value-type="float" office:value="45.705101" calcext:value-type="float">
            <text:p>45.705101</text:p>
          </table:table-cell>
          <table:table-cell office:value-type="float" office:value="47.031601" calcext:value-type="float">
            <text:p>47.031601</text:p>
          </table:table-cell>
          <table:table-cell office:value-type="float" office:value="45.403599" calcext:value-type="float">
            <text:p>45.403599</text:p>
          </table:table-cell>
          <table:table-cell table:number-columns-repeated="2" office:value-type="float" office:value="46.700001" calcext:value-type="float">
            <text:p>46.700001</text:p>
          </table:table-cell>
          <table:table-cell office:value-type="float" office:value="10813137" calcext:value-type="float">
            <text:p>10813137</text:p>
          </table:table-cell>
          <table:table-cell/>
          <table:table-cell office:value-type="float" office:value="46.700001" calcext:value-type="float">
            <text:p>46.700001</text:p>
          </table:table-cell>
          <table:table-cell table:formula="of:=[.I806]/[.I807]" office:value-type="float" office:value="2.42031619590567" calcext:value-type="float">
            <text:p>2.42031619590567</text:p>
          </table:table-cell>
          <table:table-cell table:formula="of:=([.J806]-1)*100" office:value-type="float" office:value="142.031619590567" calcext:value-type="float">
            <text:p>142.031619590567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2.37950124785702" calcext:value-type="float">
            <text:p>2.37950124785702</text:p>
          </table:table-cell>
          <table:table-cell table:formula="of:=[.L806]/1000" office:value-type="float" office:value="0.717" calcext:value-type="float">
            <text:p>0.71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07" calcext:value-type="date">
            <text:p>2019-03-07</text:p>
          </table:table-cell>
          <table:table-cell office:value-type="float" office:value="19.053801" calcext:value-type="float">
            <text:p>19.053801</text:p>
          </table:table-cell>
          <table:table-cell office:value-type="float" office:value="19.9583" calcext:value-type="float">
            <text:p>19.9583</text:p>
          </table:table-cell>
          <table:table-cell office:value-type="float" office:value="18.8729" calcext:value-type="float">
            <text:p>18.8729</text:p>
          </table:table-cell>
          <table:table-cell table:number-columns-repeated="2" office:value-type="float" office:value="19.295" calcext:value-type="float">
            <text:p>19.295</text:p>
          </table:table-cell>
          <table:table-cell office:value-type="float" office:value="108759380" calcext:value-type="float">
            <text:p>108759380</text:p>
          </table:table-cell>
          <table:table-cell/>
          <table:table-cell office:value-type="float" office:value="19.295" calcext:value-type="float">
            <text:p>19.295</text:p>
          </table:table-cell>
          <table:table-cell table:formula="of:=[.I807]/[.I808]" office:value-type="float" office:value="0.882759355224698" calcext:value-type="float">
            <text:p>0.882759355224698</text:p>
          </table:table-cell>
          <table:table-cell table:formula="of:=([.J807]-1)*100" office:value-type="float" office:value="-11.7240644775302" calcext:value-type="float">
            <text:p>-11.7240644775302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2.3998556477806" calcext:value-type="float">
            <text:p>2.3998556477806</text:p>
          </table:table-cell>
          <table:table-cell table:formula="of:=[.L807]/1000" office:value-type="float" office:value="0.363" calcext:value-type="float">
            <text:p>0.36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24" calcext:value-type="date">
            <text:p>2018-10-24</text:p>
          </table:table-cell>
          <table:table-cell office:value-type="float" office:value="21.405399" calcext:value-type="float">
            <text:p>21.405399</text:p>
          </table:table-cell>
          <table:table-cell office:value-type="float" office:value="22.189301" calcext:value-type="float">
            <text:p>22.189301</text:p>
          </table:table-cell>
          <table:table-cell office:value-type="float" office:value="21.224501" calcext:value-type="float">
            <text:p>21.224501</text:p>
          </table:table-cell>
          <table:table-cell table:number-columns-repeated="2" office:value-type="float" office:value="21.857599" calcext:value-type="float">
            <text:p>21.857599</text:p>
          </table:table-cell>
          <table:table-cell office:value-type="float" office:value="32480735" calcext:value-type="float">
            <text:p>32480735</text:p>
          </table:table-cell>
          <table:table-cell/>
          <table:table-cell office:value-type="float" office:value="21.857599" calcext:value-type="float">
            <text:p>21.857599</text:p>
          </table:table-cell>
          <table:table-cell table:formula="of:=[.I808]/[.I809]" office:value-type="float" office:value="0.334254949665248" calcext:value-type="float">
            <text:p>0.334254949665248</text:p>
          </table:table-cell>
          <table:table-cell table:formula="of:=([.J808]-1)*100" office:value-type="float" office:value="-66.5745050334752" calcext:value-type="float">
            <text:p>-66.5745050334752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2.40101475280041" calcext:value-type="float">
            <text:p>2.40101475280041</text:p>
          </table:table-cell>
          <table:table-cell table:formula="of:=[.L808]/1000" office:value-type="float" office:value="0.454" calcext:value-type="float">
            <text:p>0.45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20" calcext:value-type="date">
            <text:p>2017-02-20</text:p>
          </table:table-cell>
          <table:table-cell office:value-type="float" office:value="67.110497" calcext:value-type="float">
            <text:p>67.110497</text:p>
          </table:table-cell>
          <table:table-cell office:value-type="float" office:value="67.381798" calcext:value-type="float">
            <text:p>67.381798</text:p>
          </table:table-cell>
          <table:table-cell office:value-type="float" office:value="64.789001" calcext:value-type="float">
            <text:p>64.789001</text:p>
          </table:table-cell>
          <table:table-cell table:number-columns-repeated="2" office:value-type="float" office:value="65.391998" calcext:value-type="float">
            <text:p>65.391998</text:p>
          </table:table-cell>
          <table:table-cell office:value-type="float" office:value="38531482" calcext:value-type="float">
            <text:p>38531482</text:p>
          </table:table-cell>
          <table:table-cell/>
          <table:table-cell office:value-type="float" office:value="65.391998" calcext:value-type="float">
            <text:p>65.391998</text:p>
          </table:table-cell>
          <table:table-cell table:formula="of:=[.I809]/[.I810]" office:value-type="float" office:value="1.45766127167174" calcext:value-type="float">
            <text:p>1.45766127167174</text:p>
          </table:table-cell>
          <table:table-cell table:formula="of:=([.J809]-1)*100" office:value-type="float" office:value="45.7661271671739" calcext:value-type="float">
            <text:p>45.7661271671739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float" office:value="2.40797341439316" calcext:value-type="float">
            <text:p>2.40797341439316</text:p>
          </table:table-cell>
          <table:table-cell table:formula="of:=[.L809]/1000" office:value-type="float" office:value="0.868" calcext:value-type="float">
            <text:p>0.86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2-06" calcext:value-type="date">
            <text:p>2016-12-06</text:p>
          </table:table-cell>
          <table:table-cell office:value-type="float" office:value="43.805698" calcext:value-type="float">
            <text:p>43.805698</text:p>
          </table:table-cell>
          <table:table-cell office:value-type="float" office:value="45.0116" calcext:value-type="float">
            <text:p>45.0116</text:p>
          </table:table-cell>
          <table:table-cell office:value-type="float" office:value="43.805698" calcext:value-type="float">
            <text:p>43.805698</text:p>
          </table:table-cell>
          <table:table-cell table:number-columns-repeated="2" office:value-type="float" office:value="44.860901" calcext:value-type="float">
            <text:p>44.860901</text:p>
          </table:table-cell>
          <table:table-cell office:value-type="float" office:value="9062100" calcext:value-type="float">
            <text:p>9062100</text:p>
          </table:table-cell>
          <table:table-cell/>
          <table:table-cell office:value-type="float" office:value="44.860901" calcext:value-type="float">
            <text:p>44.860901</text:p>
          </table:table-cell>
          <table:table-cell table:formula="of:=[.I810]/[.I811]" office:value-type="float" office:value="10.5555061176471" calcext:value-type="float">
            <text:p>10.5555061176471</text:p>
          </table:table-cell>
          <table:table-cell table:formula="of:=([.J810]-1)*100" office:value-type="float" office:value="955.550611764706" calcext:value-type="float">
            <text:p>955.550611764706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float" office:value="2.40882590205502" calcext:value-type="float">
            <text:p>2.40882590205502</text:p>
          </table:table-cell>
          <table:table-cell table:formula="of:=[.L810]/1000" office:value-type="float" office:value="0.921" calcext:value-type="float">
            <text:p>0.92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 office:value-type="float" office:value="4.05" calcext:value-type="float">
            <text:p>4.05</text:p>
          </table:table-cell>
          <table:table-cell table:number-columns-repeated="2" office:value-type="float" office:value="4.25" calcext:value-type="float">
            <text:p>4.25</text:p>
          </table:table-cell>
          <table:table-cell office:value-type="float" office:value="434137889" calcext:value-type="float">
            <text:p>434137889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[.I811]/[.I812]" office:value-type="float" office:value="0.0903647741015663" calcext:value-type="float">
            <text:p>0.090364774101566</text:p>
          </table:table-cell>
          <table:table-cell table:formula="of:=([.J811]-1)*100" office:value-type="float" office:value="-90.9635225898434" calcext:value-type="float">
            <text:p>-90.963522589843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.40963855421685" calcext:value-type="float">
            <text:p>2.40963855421685</text:p>
          </table:table-cell>
          <table:table-cell table:formula="of:=[.L811]/1000" office:value-type="float" office:value="0.082" calcext:value-type="float">
            <text:p>0.08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27" calcext:value-type="date">
            <text:p>2017-01-27</text:p>
          </table:table-cell>
          <table:table-cell office:value-type="float" office:value="45.8256" calcext:value-type="float">
            <text:p>45.8256</text:p>
          </table:table-cell>
          <table:table-cell office:value-type="float" office:value="47.182301" calcext:value-type="float">
            <text:p>47.182301</text:p>
          </table:table-cell>
          <table:table-cell office:value-type="float" office:value="45.614601" calcext:value-type="float">
            <text:p>45.614601</text:p>
          </table:table-cell>
          <table:table-cell table:number-columns-repeated="2" office:value-type="float" office:value="47.031601" calcext:value-type="float">
            <text:p>47.031601</text:p>
          </table:table-cell>
          <table:table-cell office:value-type="float" office:value="13221792" calcext:value-type="float">
            <text:p>13221792</text:p>
          </table:table-cell>
          <table:table-cell/>
          <table:table-cell office:value-type="float" office:value="47.031601" calcext:value-type="float">
            <text:p>47.031601</text:p>
          </table:table-cell>
          <table:table-cell table:formula="of:=[.I812]/[.I813]" office:value-type="float" office:value="0.979284353861215" calcext:value-type="float">
            <text:p>0.979284353861215</text:p>
          </table:table-cell>
          <table:table-cell table:formula="of:=([.J812]-1)*100" office:value-type="float" office:value="-2.0715646138785" calcext:value-type="float">
            <text:p>-2.0715646138785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.42943324890399" calcext:value-type="float">
            <text:p>2.42943324890399</text:p>
          </table:table-cell>
          <table:table-cell table:formula="of:=[.L812]/1000" office:value-type="float" office:value="0.884" calcext:value-type="float">
            <text:p>0.88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19" calcext:value-type="date">
            <text:p>2017-06-19</text:p>
          </table:table-cell>
          <table:table-cell office:value-type="float" office:value="47.453701" calcext:value-type="float">
            <text:p>47.453701</text:p>
          </table:table-cell>
          <table:table-cell office:value-type="float" office:value="49.141998" calcext:value-type="float">
            <text:p>49.141998</text:p>
          </table:table-cell>
          <table:table-cell office:value-type="float" office:value="46.730099" calcext:value-type="float">
            <text:p>46.730099</text:p>
          </table:table-cell>
          <table:table-cell table:number-columns-repeated="2" office:value-type="float" office:value="48.026501" calcext:value-type="float">
            <text:p>48.026501</text:p>
          </table:table-cell>
          <table:table-cell office:value-type="float" office:value="18025756" calcext:value-type="float">
            <text:p>18025756</text:p>
          </table:table-cell>
          <table:table-cell/>
          <table:table-cell office:value-type="float" office:value="48.026501" calcext:value-type="float">
            <text:p>48.026501</text:p>
          </table:table-cell>
          <table:table-cell table:formula="of:=[.I813]/[.I814]" office:value-type="float" office:value="0.724750044879527" calcext:value-type="float">
            <text:p>0.724750044879527</text:p>
          </table:table-cell>
          <table:table-cell table:formula="of:=([.J813]-1)*100" office:value-type="float" office:value="-27.5249955120473" calcext:value-type="float">
            <text:p>-27.5249955120473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float" office:value="2.44386411681816" calcext:value-type="float">
            <text:p>2.44386411681816</text:p>
          </table:table-cell>
          <table:table-cell table:formula="of:=[.L813]/1000" office:value-type="float" office:value="0.788" calcext:value-type="float">
            <text:p>0.78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14" calcext:value-type="date">
            <text:p>2017-02-14</text:p>
          </table:table-cell>
          <table:table-cell office:value-type="float" office:value="64.698601" calcext:value-type="float">
            <text:p>64.698601</text:p>
          </table:table-cell>
          <table:table-cell office:value-type="float" office:value="67.653099" calcext:value-type="float">
            <text:p>67.653099</text:p>
          </table:table-cell>
          <table:table-cell office:value-type="float" office:value="63.794102" calcext:value-type="float">
            <text:p>63.794102</text:p>
          </table:table-cell>
          <table:table-cell table:number-columns-repeated="2" office:value-type="float" office:value="66.266296" calcext:value-type="float">
            <text:p>66.266296</text:p>
          </table:table-cell>
          <table:table-cell office:value-type="float" office:value="33262488" calcext:value-type="float">
            <text:p>33262488</text:p>
          </table:table-cell>
          <table:table-cell/>
          <table:table-cell office:value-type="float" office:value="66.266296" calcext:value-type="float">
            <text:p>66.266296</text:p>
          </table:table-cell>
          <table:table-cell table:formula="of:=[.I814]/[.I815]" office:value-type="float" office:value="2.94638655088548" calcext:value-type="float">
            <text:p>2.94638655088548</text:p>
          </table:table-cell>
          <table:table-cell table:formula="of:=([.J814]-1)*100" office:value-type="float" office:value="194.638655088548" calcext:value-type="float">
            <text:p>194.638655088548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2.47090062714397" calcext:value-type="float">
            <text:p>2.47090062714397</text:p>
          </table:table-cell>
          <table:table-cell table:formula="of:=[.L814]/1000" office:value-type="float" office:value="0.872" calcext:value-type="float">
            <text:p>0.87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18" calcext:value-type="date">
            <text:p>2018-12-18</text:p>
          </table:table-cell>
          <table:table-cell office:value-type="float" office:value="21.948099" calcext:value-type="float">
            <text:p>21.948099</text:p>
          </table:table-cell>
          <table:table-cell office:value-type="float" office:value="22.731899" calcext:value-type="float">
            <text:p>22.731899</text:p>
          </table:table-cell>
          <table:table-cell office:value-type="float" office:value="21.737" calcext:value-type="float">
            <text:p>21.737</text:p>
          </table:table-cell>
          <table:table-cell table:number-columns-repeated="2" office:value-type="float" office:value="22.4907" calcext:value-type="float">
            <text:p>22.4907</text:p>
          </table:table-cell>
          <table:table-cell office:value-type="float" office:value="26496425" calcext:value-type="float">
            <text:p>26496425</text:p>
          </table:table-cell>
          <table:table-cell/>
          <table:table-cell office:value-type="float" office:value="22.4907" calcext:value-type="float">
            <text:p>22.4907</text:p>
          </table:table-cell>
          <table:table-cell table:formula="of:=[.I815]/[.I816]" office:value-type="float" office:value="2.72614545454545" calcext:value-type="float">
            <text:p>2.72614545454545</text:p>
          </table:table-cell>
          <table:table-cell table:formula="of:=([.J815]-1)*100" office:value-type="float" office:value="172.614545454545" calcext:value-type="float">
            <text:p>172.614545454545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2.47220043977385" calcext:value-type="float">
            <text:p>2.47220043977385</text:p>
          </table:table-cell>
          <table:table-cell table:formula="of:=[.L815]/1000" office:value-type="float" office:value="0.417" calcext:value-type="float">
            <text:p>0.417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float" office:value="8" calcext:value-type="float">
            <text:p>8</text:p>
          </table:table-cell>
          <table:table-cell office:value-type="float" office:value="8.65" calcext:value-type="float">
            <text:p>8.65</text:p>
          </table:table-cell>
          <table:table-cell office:value-type="float" office:value="7.85" calcext:value-type="float">
            <text:p>7.85</text:p>
          </table:table-cell>
          <table:table-cell table:number-columns-repeated="2" office:value-type="float" office:value="8.25" calcext:value-type="float">
            <text:p>8.25</text:p>
          </table:table-cell>
          <table:table-cell office:value-type="float" office:value="359492082" calcext:value-type="float">
            <text:p>359492082</text:p>
          </table:table-cell>
          <table:table-cell/>
          <table:table-cell office:value-type="float" office:value="8.25" calcext:value-type="float">
            <text:p>8.25</text:p>
          </table:table-cell>
          <table:table-cell table:formula="of:=[.I816]/[.I817]" office:value-type="float" office:value="2.01219512195122" calcext:value-type="float">
            <text:p>2.01219512195122</text:p>
          </table:table-cell>
          <table:table-cell table:formula="of:=([.J816]-1)*100" office:value-type="float" office:value="101.219512195122" calcext:value-type="float">
            <text:p>101.2195121951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.48447204968942" calcext:value-type="float">
            <text:p>2.48447204968942</text:p>
          </table:table-cell>
          <table:table-cell table:formula="of:=[.L816]/1000" office:value-type="float" office:value="0.023" calcext:value-type="float">
            <text:p>0.02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250385306" calcext:value-type="float">
            <text:p>250385306</text:p>
          </table:table-cell>
          <table:table-cell/>
          <table:table-cell office:value-type="float" office:value="4.1" calcext:value-type="float">
            <text:p>4.1</text:p>
          </table:table-cell>
          <table:table-cell table:formula="of:=[.I817]/[.I818]" office:value-type="float" office:value="0.087399545680108" calcext:value-type="float">
            <text:p>0.087399545680108</text:p>
          </table:table-cell>
          <table:table-cell table:formula="of:=([.J817]-1)*100" office:value-type="float" office:value="-91.2600454319892" calcext:value-type="float">
            <text:p>-91.260045431989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.49999999999999" calcext:value-type="float">
            <text:p>2.49999999999999</text:p>
          </table:table-cell>
          <table:table-cell table:formula="of:=[.L817]/1000" office:value-type="float" office:value="0.088" calcext:value-type="float">
            <text:p>0.08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4-02" calcext:value-type="date">
            <text:p>2018-04-02</text:p>
          </table:table-cell>
          <table:table-cell office:value-type="float" office:value="46.2477" calcext:value-type="float">
            <text:p>46.2477</text:p>
          </table:table-cell>
          <table:table-cell office:value-type="float" office:value="47.122002" calcext:value-type="float">
            <text:p>47.122002</text:p>
          </table:table-cell>
          <table:table-cell office:value-type="float" office:value="45.614601" calcext:value-type="float">
            <text:p>45.614601</text:p>
          </table:table-cell>
          <table:table-cell table:number-columns-repeated="2" office:value-type="float" office:value="46.910999" calcext:value-type="float">
            <text:p>46.910999</text:p>
          </table:table-cell>
          <table:table-cell office:value-type="float" office:value="9086088" calcext:value-type="float">
            <text:p>9086088</text:p>
          </table:table-cell>
          <table:table-cell/>
          <table:table-cell office:value-type="float" office:value="46.910999" calcext:value-type="float">
            <text:p>46.910999</text:p>
          </table:table-cell>
          <table:table-cell table:formula="of:=[.I818]/[.I819]" office:value-type="float" office:value="0.959309458317849" calcext:value-type="float">
            <text:p>0.959309458317849</text:p>
          </table:table-cell>
          <table:table-cell table:formula="of:=([.J818]-1)*100" office:value-type="float" office:value="-4.06905416821513" calcext:value-type="float">
            <text:p>-4.0690541682151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2.50342065924574" calcext:value-type="float">
            <text:p>2.50342065924574</text:p>
          </table:table-cell>
          <table:table-cell table:formula="of:=[.L818]/1000" office:value-type="float" office:value="0.594" calcext:value-type="float">
            <text:p>0.59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03" calcext:value-type="date">
            <text:p>2016-10-03</text:p>
          </table:table-cell>
          <table:table-cell office:value-type="float" office:value="48.297798" calcext:value-type="float">
            <text:p>48.297798</text:p>
          </table:table-cell>
          <table:table-cell office:value-type="float" office:value="49.081699" calcext:value-type="float">
            <text:p>49.081699</text:p>
          </table:table-cell>
          <table:table-cell office:value-type="float" office:value="47.634602" calcext:value-type="float">
            <text:p>47.634602</text:p>
          </table:table-cell>
          <table:table-cell table:number-columns-repeated="2" office:value-type="float" office:value="48.900799" calcext:value-type="float">
            <text:p>48.900799</text:p>
          </table:table-cell>
          <table:table-cell office:value-type="float" office:value="10482611" calcext:value-type="float">
            <text:p>10482611</text:p>
          </table:table-cell>
          <table:table-cell/>
          <table:table-cell office:value-type="float" office:value="48.900799" calcext:value-type="float">
            <text:p>48.900799</text:p>
          </table:table-cell>
          <table:table-cell table:formula="of:=[.I819]/[.I820]" office:value-type="float" office:value="8.08277669421488" calcext:value-type="float">
            <text:p>8.08277669421488</text:p>
          </table:table-cell>
          <table:table-cell table:formula="of:=([.J819]-1)*100" office:value-type="float" office:value="708.277669421488" calcext:value-type="float">
            <text:p>708.277669421488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float" office:value="2.52857329250624" calcext:value-type="float">
            <text:p>2.52857329250624</text:p>
          </table:table-cell>
          <table:table-cell table:formula="of:=[.L819]/1000" office:value-type="float" office:value="0.963" calcext:value-type="float">
            <text:p>0.96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24" calcext:value-type="date">
            <text:p>2020-01-24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6.05" calcext:value-type="float">
            <text:p>6.05</text:p>
          </table:table-cell>
          <table:table-cell office:value-type="float" office:value="158798220" calcext:value-type="float">
            <text:p>158798220</text:p>
          </table:table-cell>
          <table:table-cell/>
          <table:table-cell office:value-type="float" office:value="6.05" calcext:value-type="float">
            <text:p>6.05</text:p>
          </table:table-cell>
          <table:table-cell table:formula="of:=[.I820]/[.I821]" office:value-type="float" office:value="0.104517581567507" calcext:value-type="float">
            <text:p>0.104517581567507</text:p>
          </table:table-cell>
          <table:table-cell table:formula="of:=([.J820]-1)*100" office:value-type="float" office:value="-89.5482418432493" calcext:value-type="float">
            <text:p>-89.5482418432493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2.54237288135593" calcext:value-type="float">
            <text:p>2.54237288135593</text:p>
          </table:table-cell>
          <table:table-cell table:formula="of:=[.L820]/1000" office:value-type="float" office:value="0.148" calcext:value-type="float">
            <text:p>0.14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16" calcext:value-type="date">
            <text:p>2017-11-16</text:p>
          </table:table-cell>
          <table:table-cell office:value-type="float" office:value="56.257" calcext:value-type="float">
            <text:p>56.257</text:p>
          </table:table-cell>
          <table:table-cell office:value-type="float" office:value="58.246799" calcext:value-type="float">
            <text:p>58.246799</text:p>
          </table:table-cell>
          <table:table-cell office:value-type="float" office:value="55.804798" calcext:value-type="float">
            <text:p>55.804798</text:p>
          </table:table-cell>
          <table:table-cell table:number-columns-repeated="2" office:value-type="float" office:value="57.884998" calcext:value-type="float">
            <text:p>57.884998</text:p>
          </table:table-cell>
          <table:table-cell office:value-type="float" office:value="15773442" calcext:value-type="float">
            <text:p>15773442</text:p>
          </table:table-cell>
          <table:table-cell/>
          <table:table-cell office:value-type="float" office:value="57.884998" calcext:value-type="float">
            <text:p>57.884998</text:p>
          </table:table-cell>
          <table:table-cell table:formula="of:=[.I821]/[.I822]" office:value-type="float" office:value="1.30879222157974" calcext:value-type="float">
            <text:p>1.30879222157974</text:p>
          </table:table-cell>
          <table:table-cell table:formula="of:=([.J821]-1)*100" office:value-type="float" office:value="30.879222157974" calcext:value-type="float">
            <text:p>30.879222157974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2.56405177081267" calcext:value-type="float">
            <text:p>2.56405177081267</text:p>
          </table:table-cell>
          <table:table-cell table:formula="of:=[.L821]/1000" office:value-type="float" office:value="0.685" calcext:value-type="float">
            <text:p>0.68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23" calcext:value-type="date">
            <text:p>2017-01-23</text:p>
          </table:table-cell>
          <table:table-cell office:value-type="float" office:value="43.051998" calcext:value-type="float">
            <text:p>43.051998</text:p>
          </table:table-cell>
          <table:table-cell office:value-type="float" office:value="44.408699" calcext:value-type="float">
            <text:p>44.408699</text:p>
          </table:table-cell>
          <table:table-cell office:value-type="float" office:value="42.449001" calcext:value-type="float">
            <text:p>42.449001</text:p>
          </table:table-cell>
          <table:table-cell table:number-columns-repeated="2" office:value-type="float" office:value="44.227798" calcext:value-type="float">
            <text:p>44.227798</text:p>
          </table:table-cell>
          <table:table-cell office:value-type="float" office:value="26839368" calcext:value-type="float">
            <text:p>26839368</text:p>
          </table:table-cell>
          <table:table-cell/>
          <table:table-cell office:value-type="float" office:value="44.227798" calcext:value-type="float">
            <text:p>44.227798</text:p>
          </table:table-cell>
          <table:table-cell table:formula="of:=[.I822]/[.I823]" office:value-type="float" office:value="0.926721840826478" calcext:value-type="float">
            <text:p>0.926721840826478</text:p>
          </table:table-cell>
          <table:table-cell table:formula="of:=([.J822]-1)*100" office:value-type="float" office:value="-7.32781591735215" calcext:value-type="float">
            <text:p>-7.32781591735215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float" office:value="2.58742162706649" calcext:value-type="float">
            <text:p>2.58742162706649</text:p>
          </table:table-cell>
          <table:table-cell table:formula="of:=[.L822]/1000" office:value-type="float" office:value="0.887" calcext:value-type="float">
            <text:p>0.88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21" calcext:value-type="date">
            <text:p>2018-03-21</text:p>
          </table:table-cell>
          <table:table-cell office:value-type="float" office:value="47.152199" calcext:value-type="float">
            <text:p>47.152199</text:p>
          </table:table-cell>
          <table:table-cell office:value-type="float" office:value="48.237499" calcext:value-type="float">
            <text:p>48.237499</text:p>
          </table:table-cell>
          <table:table-cell office:value-type="float" office:value="46.760201" calcext:value-type="float">
            <text:p>46.760201</text:p>
          </table:table-cell>
          <table:table-cell table:number-columns-repeated="2" office:value-type="float" office:value="47.724998" calcext:value-type="float">
            <text:p>47.724998</text:p>
          </table:table-cell>
          <table:table-cell office:value-type="float" office:value="11950167" calcext:value-type="float">
            <text:p>11950167</text:p>
          </table:table-cell>
          <table:table-cell/>
          <table:table-cell office:value-type="float" office:value="47.724998" calcext:value-type="float">
            <text:p>47.724998</text:p>
          </table:table-cell>
          <table:table-cell table:formula="of:=[.I823]/[.I824]" office:value-type="float" office:value="12.0822779746835" calcext:value-type="float">
            <text:p>12.0822779746835</text:p>
          </table:table-cell>
          <table:table-cell table:formula="of:=([.J823]-1)*100" office:value-type="float" office:value="1108.22779746835" calcext:value-type="float">
            <text:p>1108.22779746835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.59226425274779" calcext:value-type="float">
            <text:p>2.59226425274779</text:p>
          </table:table-cell>
          <table:table-cell table:formula="of:=[.L823]/1000" office:value-type="float" office:value="0.6" calcext:value-type="float">
            <text:p>0.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25" calcext:value-type="date">
            <text:p>2020-02-25</text:p>
          </table:table-cell>
          <table:table-cell office:value-type="float" office:value="3.95" calcext:value-type="float">
            <text:p>3.95</text:p>
          </table:table-cell>
          <table:table-cell office:value-type="float" office:value="4.3" calcext:value-type="float">
            <text:p>4.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.95" calcext:value-type="float">
            <text:p>3.95</text:p>
          </table:table-cell>
          <table:table-cell office:value-type="float" office:value="598933526" calcext:value-type="float">
            <text:p>598933526</text:p>
          </table:table-cell>
          <table:table-cell/>
          <table:table-cell office:value-type="float" office:value="3.95" calcext:value-type="float">
            <text:p>3.95</text:p>
          </table:table-cell>
          <table:table-cell table:formula="of:=[.I824]/[.I825]" office:value-type="float" office:value="0.123369261377301" calcext:value-type="float">
            <text:p>0.123369261377301</text:p>
          </table:table-cell>
          <table:table-cell table:formula="of:=([.J824]-1)*100" office:value-type="float" office:value="-87.6630738622699" calcext:value-type="float">
            <text:p>-87.663073862269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.5974025974026" calcext:value-type="float">
            <text:p>2.5974025974026</text:p>
          </table:table-cell>
          <table:table-cell table:formula="of:=[.L824]/1000" office:value-type="float" office:value="0.127" calcext:value-type="float">
            <text:p>0.12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15" calcext:value-type="date">
            <text:p>2018-05-15</text:p>
          </table:table-cell>
          <table:table-cell office:value-type="float" office:value="31.0529" calcext:value-type="float">
            <text:p>31.0529</text:p>
          </table:table-cell>
          <table:table-cell office:value-type="float" office:value="32.439701" calcext:value-type="float">
            <text:p>32.439701</text:p>
          </table:table-cell>
          <table:table-cell office:value-type="float" office:value="30.932301" calcext:value-type="float">
            <text:p>30.932301</text:p>
          </table:table-cell>
          <table:table-cell table:number-columns-repeated="2" office:value-type="float" office:value="32.0177" calcext:value-type="float">
            <text:p>32.0177</text:p>
          </table:table-cell>
          <table:table-cell office:value-type="float" office:value="40827212" calcext:value-type="float">
            <text:p>40827212</text:p>
          </table:table-cell>
          <table:table-cell/>
          <table:table-cell office:value-type="float" office:value="32.0177" calcext:value-type="float">
            <text:p>32.0177</text:p>
          </table:table-cell>
          <table:table-cell table:formula="of:=[.I825]/[.I826]" office:value-type="float" office:value="0.678161475110978" calcext:value-type="float">
            <text:p>0.678161475110978</text:p>
          </table:table-cell>
          <table:table-cell table:formula="of:=([.J825]-1)*100" office:value-type="float" office:value="-32.1838524889022" calcext:value-type="float">
            <text:p>-32.1838524889022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2.60899383404478" calcext:value-type="float">
            <text:p>2.60899383404478</text:p>
          </table:table-cell>
          <table:table-cell table:formula="of:=[.L825]/1000" office:value-type="float" office:value="0.564" calcext:value-type="float">
            <text:p>0.56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20" calcext:value-type="date">
            <text:p>2016-10-20</text:p>
          </table:table-cell>
          <table:table-cell office:value-type="float" office:value="47.061699" calcext:value-type="float">
            <text:p>47.061699</text:p>
          </table:table-cell>
          <table:table-cell office:value-type="float" office:value="48.207401" calcext:value-type="float">
            <text:p>48.207401</text:p>
          </table:table-cell>
          <table:table-cell office:value-type="float" office:value="46.760201" calcext:value-type="float">
            <text:p>46.760201</text:p>
          </table:table-cell>
          <table:table-cell table:number-columns-repeated="2" office:value-type="float" office:value="47.212502" calcext:value-type="float">
            <text:p>47.212502</text:p>
          </table:table-cell>
          <table:table-cell office:value-type="float" office:value="19403229" calcext:value-type="float">
            <text:p>19403229</text:p>
          </table:table-cell>
          <table:table-cell/>
          <table:table-cell office:value-type="float" office:value="47.212502" calcext:value-type="float">
            <text:p>47.212502</text:p>
          </table:table-cell>
          <table:table-cell table:formula="of:=[.I826]/[.I827]" office:value-type="float" office:value="12.1057697435897" calcext:value-type="float">
            <text:p>12.1057697435897</text:p>
          </table:table-cell>
          <table:table-cell table:formula="of:=([.J826]-1)*100" office:value-type="float" office:value="1110.57697435897" calcext:value-type="float">
            <text:p>1110.57697435897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float" office:value="2.62137306684924" calcext:value-type="float">
            <text:p>2.62137306684924</text:p>
          </table:table-cell>
          <table:table-cell table:formula="of:=[.L826]/1000" office:value-type="float" office:value="0.952" calcext:value-type="float">
            <text:p>0.95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31" calcext:value-type="date">
            <text:p>2019-10-3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414804276" calcext:value-type="float">
            <text:p>414804276</text:p>
          </table:table-cell>
          <table:table-cell/>
          <table:table-cell office:value-type="float" office:value="3.9" calcext:value-type="float">
            <text:p>3.9</text:p>
          </table:table-cell>
          <table:table-cell table:formula="of:=[.I827]/[.I828]" office:value-type="float" office:value="0.103903574711905" calcext:value-type="float">
            <text:p>0.103903574711905</text:p>
          </table:table-cell>
          <table:table-cell table:formula="of:=([.J827]-1)*100" office:value-type="float" office:value="-89.6096425288095" calcext:value-type="float">
            <text:p>-89.6096425288095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2.63157894736843" calcext:value-type="float">
            <text:p>2.63157894736843</text:p>
          </table:table-cell>
          <table:table-cell table:formula="of:=[.L827]/1000" office:value-type="float" office:value="0.207" calcext:value-type="float">
            <text:p>0.20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18" calcext:value-type="date">
            <text:p>2018-06-18</text:p>
          </table:table-cell>
          <table:table-cell office:value-type="float" office:value="37.806198" calcext:value-type="float">
            <text:p>37.806198</text:p>
          </table:table-cell>
          <table:table-cell office:value-type="float" office:value="38.107601" calcext:value-type="float">
            <text:p>38.107601</text:p>
          </table:table-cell>
          <table:table-cell office:value-type="float" office:value="37.203201" calcext:value-type="float">
            <text:p>37.203201</text:p>
          </table:table-cell>
          <table:table-cell table:number-columns-repeated="2" office:value-type="float" office:value="37.534801" calcext:value-type="float">
            <text:p>37.534801</text:p>
          </table:table-cell>
          <table:table-cell office:value-type="float" office:value="28279930" calcext:value-type="float">
            <text:p>28279930</text:p>
          </table:table-cell>
          <table:table-cell/>
          <table:table-cell office:value-type="float" office:value="37.534801" calcext:value-type="float">
            <text:p>37.534801</text:p>
          </table:table-cell>
          <table:table-cell table:formula="of:=[.I828]/[.I829]" office:value-type="float" office:value="6.4715174137931" calcext:value-type="float">
            <text:p>6.4715174137931</text:p>
          </table:table-cell>
          <table:table-cell table:formula="of:=([.J828]-1)*100" office:value-type="float" office:value="547.151741379311" calcext:value-type="float">
            <text:p>547.15174137931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2.63795293526552" calcext:value-type="float">
            <text:p>2.63795293526552</text:p>
          </table:table-cell>
          <table:table-cell table:formula="of:=[.L828]/1000" office:value-type="float" office:value="0.54" calcext:value-type="float">
            <text:p>0.5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float" office:value="5.7" calcext:value-type="float">
            <text:p>5.7</text:p>
          </table:table-cell>
          <table:table-cell office:value-type="float" office:value="6.05" calcext:value-type="float">
            <text:p>6.05</text:p>
          </table:table-cell>
          <table:table-cell office:value-type="float" office:value="5.65" calcext:value-type="float">
            <text:p>5.65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498436003" calcext:value-type="float">
            <text:p>498436003</text:p>
          </table:table-cell>
          <table:table-cell/>
          <table:table-cell office:value-type="float" office:value="5.8" calcext:value-type="float">
            <text:p>5.8</text:p>
          </table:table-cell>
          <table:table-cell table:formula="of:=[.I829]/[.I830]" office:value-type="float" office:value="0.311297395766495" calcext:value-type="float">
            <text:p>0.311297395766495</text:p>
          </table:table-cell>
          <table:table-cell table:formula="of:=([.J829]-1)*100" office:value-type="float" office:value="-68.8702604233505" calcext:value-type="float">
            <text:p>-68.870260423350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.65486725663715" calcext:value-type="float">
            <text:p>2.65486725663715</text:p>
          </table:table-cell>
          <table:table-cell table:formula="of:=[.L829]/1000" office:value-type="float" office:value="0.067" calcext:value-type="float">
            <text:p>0.06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01" calcext:value-type="date">
            <text:p>2019-02-01</text:p>
          </table:table-cell>
          <table:table-cell office:value-type="float" office:value="18.27" calcext:value-type="float">
            <text:p>18.27</text:p>
          </table:table-cell>
          <table:table-cell office:value-type="float" office:value="18.933201" calcext:value-type="float">
            <text:p>18.933201</text:p>
          </table:table-cell>
          <table:table-cell office:value-type="float" office:value="18.179501" calcext:value-type="float">
            <text:p>18.179501</text:p>
          </table:table-cell>
          <table:table-cell table:number-columns-repeated="2" office:value-type="float" office:value="18.631701" calcext:value-type="float">
            <text:p>18.631701</text:p>
          </table:table-cell>
          <table:table-cell office:value-type="float" office:value="28114499" calcext:value-type="float">
            <text:p>28114499</text:p>
          </table:table-cell>
          <table:table-cell/>
          <table:table-cell office:value-type="float" office:value="18.631701" calcext:value-type="float">
            <text:p>18.631701</text:p>
          </table:table-cell>
          <table:table-cell table:formula="of:=[.I830]/[.I831]" office:value-type="float" office:value="0.503667026202892" calcext:value-type="float">
            <text:p>0.503667026202892</text:p>
          </table:table-cell>
          <table:table-cell table:formula="of:=([.J830]-1)*100" office:value-type="float" office:value="-49.6332973797108" calcext:value-type="float">
            <text:p>-49.6332973797108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2.65738797660595" calcext:value-type="float">
            <text:p>2.65738797660595</text:p>
          </table:table-cell>
          <table:table-cell table:formula="of:=[.L830]/1000" office:value-type="float" office:value="0.385" calcext:value-type="float">
            <text:p>0.38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28" calcext:value-type="date">
            <text:p>2018-05-28</text:p>
          </table:table-cell>
          <table:table-cell office:value-type="float" office:value="36.690701" calcext:value-type="float">
            <text:p>36.690701</text:p>
          </table:table-cell>
          <table:table-cell office:value-type="float" office:value="37.353901" calcext:value-type="float">
            <text:p>37.353901</text:p>
          </table:table-cell>
          <table:table-cell office:value-type="float" office:value="36.057499" calcext:value-type="float">
            <text:p>36.057499</text:p>
          </table:table-cell>
          <table:table-cell table:number-columns-repeated="2" office:value-type="float" office:value="36.9921" calcext:value-type="float">
            <text:p>36.9921</text:p>
          </table:table-cell>
          <table:table-cell office:value-type="float" office:value="17733387" calcext:value-type="float">
            <text:p>17733387</text:p>
          </table:table-cell>
          <table:table-cell/>
          <table:table-cell office:value-type="float" office:value="36.9921" calcext:value-type="float">
            <text:p>36.9921</text:p>
          </table:table-cell>
          <table:table-cell table:formula="of:=[.I831]/[.I832]" office:value-type="float" office:value="0.642743978383344" calcext:value-type="float">
            <text:p>0.642743978383344</text:p>
          </table:table-cell>
          <table:table-cell table:formula="of:=([.J831]-1)*100" office:value-type="float" office:value="-35.7256021616656" calcext:value-type="float">
            <text:p>-35.7256021616656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2.67768135703157" calcext:value-type="float">
            <text:p>2.67768135703157</text:p>
          </table:table-cell>
          <table:table-cell table:formula="of:=[.L831]/1000" office:value-type="float" office:value="0.555" calcext:value-type="float">
            <text:p>0.55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11" calcext:value-type="date">
            <text:p>2016-08-11</text:p>
          </table:table-cell>
          <table:table-cell office:value-type="float" office:value="56.377602" calcext:value-type="float">
            <text:p>56.377602</text:p>
          </table:table-cell>
          <table:table-cell office:value-type="float" office:value="58.0056" calcext:value-type="float">
            <text:p>58.0056</text:p>
          </table:table-cell>
          <table:table-cell office:value-type="float" office:value="56.196701" calcext:value-type="float">
            <text:p>56.196701</text:p>
          </table:table-cell>
          <table:table-cell office:value-type="float" office:value="57.553398" calcext:value-type="float">
            <text:p>57.553398</text:p>
          </table:table-cell>
          <table:table-cell office:value-type="float" office:value="56.875248" calcext:value-type="float">
            <text:p>56.875248</text:p>
          </table:table-cell>
          <table:table-cell office:value-type="float" office:value="24983258" calcext:value-type="float">
            <text:p>24983258</text:p>
          </table:table-cell>
          <table:table-cell/>
          <table:table-cell office:value-type="float" office:value="57.553398" calcext:value-type="float">
            <text:p>57.553398</text:p>
          </table:table-cell>
          <table:table-cell table:formula="of:=[.I832]/[.I833]" office:value-type="float" office:value="4.37668425855513" calcext:value-type="float">
            <text:p>4.37668425855513</text:p>
          </table:table-cell>
          <table:table-cell table:formula="of:=([.J832]-1)*100" office:value-type="float" office:value="337.668425855513" calcext:value-type="float">
            <text:p>337.668425855513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float" office:value="2.68957101863523" calcext:value-type="float">
            <text:p>2.68957101863523</text:p>
          </table:table-cell>
          <table:table-cell table:formula="of:=[.L832]/1000" office:value-type="float" office:value="0.997" calcext:value-type="float">
            <text:p>0.99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11" calcext:value-type="date">
            <text:p>2019-06-11</text:p>
          </table:table-cell>
          <table:table-cell office:value-type="float" office:value="12.95" calcext:value-type="float">
            <text:p>12.95</text:p>
          </table:table-cell>
          <table:table-cell office:value-type="float" office:value="13.25" calcext:value-type="float">
            <text:p>13.25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13.15" calcext:value-type="float">
            <text:p>13.15</text:p>
          </table:table-cell>
          <table:table-cell office:value-type="float" office:value="43370155" calcext:value-type="float">
            <text:p>43370155</text:p>
          </table:table-cell>
          <table:table-cell/>
          <table:table-cell office:value-type="float" office:value="13.15" calcext:value-type="float">
            <text:p>13.15</text:p>
          </table:table-cell>
          <table:table-cell table:formula="of:=[.I833]/[.I834]" office:value-type="float" office:value="0.415009770403024" calcext:value-type="float">
            <text:p>0.415009770403024</text:p>
          </table:table-cell>
          <table:table-cell table:formula="of:=([.J833]-1)*100" office:value-type="float" office:value="-58.4990229596976" calcext:value-type="float">
            <text:p>-58.4990229596976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2.734375" calcext:value-type="float">
            <text:p>2.734375</text:p>
          </table:table-cell>
          <table:table-cell table:formula="of:=[.L833]/1000" office:value-type="float" office:value="0.302" calcext:value-type="float">
            <text:p>0.30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23" calcext:value-type="date">
            <text:p>2018-07-23</text:p>
          </table:table-cell>
          <table:table-cell office:value-type="float" office:value="30.7213" calcext:value-type="float">
            <text:p>30.7213</text:p>
          </table:table-cell>
          <table:table-cell office:value-type="float" office:value="31.9272" calcext:value-type="float">
            <text:p>31.9272</text:p>
          </table:table-cell>
          <table:table-cell office:value-type="float" office:value="30.359501" calcext:value-type="float">
            <text:p>30.359501</text:p>
          </table:table-cell>
          <table:table-cell table:number-columns-repeated="2" office:value-type="float" office:value="31.686001" calcext:value-type="float">
            <text:p>31.686001</text:p>
          </table:table-cell>
          <table:table-cell office:value-type="float" office:value="14340483" calcext:value-type="float">
            <text:p>14340483</text:p>
          </table:table-cell>
          <table:table-cell/>
          <table:table-cell office:value-type="float" office:value="31.686001" calcext:value-type="float">
            <text:p>31.686001</text:p>
          </table:table-cell>
          <table:table-cell table:formula="of:=[.I834]/[.I835]" office:value-type="float" office:value="0.651579809548118" calcext:value-type="float">
            <text:p>0.651579809548118</text:p>
          </table:table-cell>
          <table:table-cell table:formula="of:=([.J834]-1)*100" office:value-type="float" office:value="-34.8420190451882" calcext:value-type="float">
            <text:p>-34.842019045188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2.73686446036074" calcext:value-type="float">
            <text:p>2.73686446036074</text:p>
          </table:table-cell>
          <table:table-cell table:formula="of:=[.L834]/1000" office:value-type="float" office:value="0.515" calcext:value-type="float">
            <text:p>0.51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13" calcext:value-type="date">
            <text:p>2018-03-13</text:p>
          </table:table-cell>
          <table:table-cell office:value-type="float" office:value="47.302898" calcext:value-type="float">
            <text:p>47.302898</text:p>
          </table:table-cell>
          <table:table-cell office:value-type="float" office:value="49.1721" calcext:value-type="float">
            <text:p>49.1721</text:p>
          </table:table-cell>
          <table:table-cell office:value-type="float" office:value="47.0919" calcext:value-type="float">
            <text:p>47.0919</text:p>
          </table:table-cell>
          <table:table-cell table:number-columns-repeated="2" office:value-type="float" office:value="48.629501" calcext:value-type="float">
            <text:p>48.629501</text:p>
          </table:table-cell>
          <table:table-cell office:value-type="float" office:value="25303467" calcext:value-type="float">
            <text:p>25303467</text:p>
          </table:table-cell>
          <table:table-cell/>
          <table:table-cell office:value-type="float" office:value="48.629501" calcext:value-type="float">
            <text:p>48.629501</text:p>
          </table:table-cell>
          <table:table-cell table:formula="of:=[.I835]/[.I836]" office:value-type="float" office:value="1.10631213628449" calcext:value-type="float">
            <text:p>1.10631213628449</text:p>
          </table:table-cell>
          <table:table-cell table:formula="of:=([.J835]-1)*100" office:value-type="float" office:value="10.6312136284494" calcext:value-type="float">
            <text:p>10.6312136284494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2.73889102422811" calcext:value-type="float">
            <text:p>2.73889102422811</text:p>
          </table:table-cell>
          <table:table-cell table:formula="of:=[.L835]/1000" office:value-type="float" office:value="0.606" calcext:value-type="float">
            <text:p>0.60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23" calcext:value-type="date">
            <text:p>2016-11-23</text:p>
          </table:table-cell>
          <table:table-cell office:value-type="float" office:value="43.112301" calcext:value-type="float">
            <text:p>43.112301</text:p>
          </table:table-cell>
          <table:table-cell office:value-type="float" office:value="44.2579" calcext:value-type="float">
            <text:p>44.2579</text:p>
          </table:table-cell>
          <table:table-cell office:value-type="float" office:value="42.810799" calcext:value-type="float">
            <text:p>42.810799</text:p>
          </table:table-cell>
          <table:table-cell table:number-columns-repeated="2" office:value-type="float" office:value="43.956402" calcext:value-type="float">
            <text:p>43.956402</text:p>
          </table:table-cell>
          <table:table-cell office:value-type="float" office:value="7492126" calcext:value-type="float">
            <text:p>7492126</text:p>
          </table:table-cell>
          <table:table-cell/>
          <table:table-cell office:value-type="float" office:value="43.956402" calcext:value-type="float">
            <text:p>43.956402</text:p>
          </table:table-cell>
          <table:table-cell table:formula="of:=[.I836]/[.I837]" office:value-type="float" office:value="0.830295050305435" calcext:value-type="float">
            <text:p>0.830295050305435</text:p>
          </table:table-cell>
          <table:table-cell table:formula="of:=([.J836]-1)*100" office:value-type="float" office:value="-16.9704949694565" calcext:value-type="float">
            <text:p>-16.9704949694565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2.74820414934294" calcext:value-type="float">
            <text:p>2.74820414934294</text:p>
          </table:table-cell>
          <table:table-cell table:formula="of:=[.L836]/1000" office:value-type="float" office:value="0.93" calcext:value-type="float">
            <text:p>0.9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13" calcext:value-type="date">
            <text:p>2017-07-13</text:p>
          </table:table-cell>
          <table:table-cell office:value-type="float" office:value="52.0061" calcext:value-type="float">
            <text:p>52.0061</text:p>
          </table:table-cell>
          <table:table-cell office:value-type="float" office:value="53.242199" calcext:value-type="float">
            <text:p>53.242199</text:p>
          </table:table-cell>
          <table:table-cell office:value-type="float" office:value="52.0061" calcext:value-type="float">
            <text:p>52.0061</text:p>
          </table:table-cell>
          <table:table-cell table:number-columns-repeated="2" office:value-type="float" office:value="52.940701" calcext:value-type="float">
            <text:p>52.940701</text:p>
          </table:table-cell>
          <table:table-cell office:value-type="float" office:value="25497731" calcext:value-type="float">
            <text:p>25497731</text:p>
          </table:table-cell>
          <table:table-cell/>
          <table:table-cell office:value-type="float" office:value="52.940701" calcext:value-type="float">
            <text:p>52.940701</text:p>
          </table:table-cell>
          <table:table-cell table:formula="of:=[.I837]/[.I838]" office:value-type="float" office:value="2.35704749650499" calcext:value-type="float">
            <text:p>2.35704749650499</text:p>
          </table:table-cell>
          <table:table-cell table:formula="of:=([.J837]-1)*100" office:value-type="float" office:value="135.704749650499" calcext:value-type="float">
            <text:p>135.704749650499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2.75019063556787" calcext:value-type="float">
            <text:p>2.75019063556787</text:p>
          </table:table-cell>
          <table:table-cell table:formula="of:=[.L837]/1000" office:value-type="float" office:value="0.771" calcext:value-type="float">
            <text:p>0.77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25" calcext:value-type="date">
            <text:p>2018-10-25</text:p>
          </table:table-cell>
          <table:table-cell office:value-type="float" office:value="21.7672" calcext:value-type="float">
            <text:p>21.7672</text:p>
          </table:table-cell>
          <table:table-cell office:value-type="float" office:value="23.063601" calcext:value-type="float">
            <text:p>23.063601</text:p>
          </table:table-cell>
          <table:table-cell office:value-type="float" office:value="20.802401" calcext:value-type="float">
            <text:p>20.802401</text:p>
          </table:table-cell>
          <table:table-cell table:number-columns-repeated="2" office:value-type="float" office:value="22.4606" calcext:value-type="float">
            <text:p>22.4606</text:p>
          </table:table-cell>
          <table:table-cell office:value-type="float" office:value="36302360" calcext:value-type="float">
            <text:p>36302360</text:p>
          </table:table-cell>
          <table:table-cell/>
          <table:table-cell office:value-type="float" office:value="22.4606" calcext:value-type="float">
            <text:p>22.4606</text:p>
          </table:table-cell>
          <table:table-cell table:formula="of:=[.I838]/[.I839]" office:value-type="float" office:value="0.416899758945198" calcext:value-type="float">
            <text:p>0.416899758945198</text:p>
          </table:table-cell>
          <table:table-cell table:formula="of:=([.J838]-1)*100" office:value-type="float" office:value="-58.3100241054802" calcext:value-type="float">
            <text:p>-58.3100241054802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2.75877053101761" calcext:value-type="float">
            <text:p>2.75877053101761</text:p>
          </table:table-cell>
          <table:table-cell table:formula="of:=[.L838]/1000" office:value-type="float" office:value="0.453" calcext:value-type="float">
            <text:p>0.45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17" calcext:value-type="date">
            <text:p>2017-08-17</text:p>
          </table:table-cell>
          <table:table-cell office:value-type="float" office:value="53.000999" calcext:value-type="float">
            <text:p>53.000999</text:p>
          </table:table-cell>
          <table:table-cell office:value-type="float" office:value="54.387798" calcext:value-type="float">
            <text:p>54.387798</text:p>
          </table:table-cell>
          <table:table-cell office:value-type="float" office:value="52.458302" calcext:value-type="float">
            <text:p>52.458302</text:p>
          </table:table-cell>
          <table:table-cell table:number-columns-repeated="2" office:value-type="float" office:value="53.875301" calcext:value-type="float">
            <text:p>53.875301</text:p>
          </table:table-cell>
          <table:table-cell office:value-type="float" office:value="14729891" calcext:value-type="float">
            <text:p>14729891</text:p>
          </table:table-cell>
          <table:table-cell/>
          <table:table-cell office:value-type="float" office:value="53.875301" calcext:value-type="float">
            <text:p>53.875301</text:p>
          </table:table-cell>
          <table:table-cell table:formula="of:=[.I839]/[.I840]" office:value-type="float" office:value="1.28839274745713" calcext:value-type="float">
            <text:p>1.28839274745713</text:p>
          </table:table-cell>
          <table:table-cell table:formula="of:=([.J839]-1)*100" office:value-type="float" office:value="28.8392747457133" calcext:value-type="float">
            <text:p>28.83927474571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2.76015770138971" calcext:value-type="float">
            <text:p>2.76015770138971</text:p>
          </table:table-cell>
          <table:table-cell table:formula="of:=[.L839]/1000" office:value-type="float" office:value="0.747" calcext:value-type="float">
            <text:p>0.74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19" calcext:value-type="date">
            <text:p>2017-01-19</text:p>
          </table:table-cell>
          <table:table-cell office:value-type="float" office:value="40.5798" calcext:value-type="float">
            <text:p>40.5798</text:p>
          </table:table-cell>
          <table:table-cell office:value-type="float" office:value="42.117401" calcext:value-type="float">
            <text:p>42.117401</text:p>
          </table:table-cell>
          <table:table-cell office:value-type="float" office:value="40.308498" calcext:value-type="float">
            <text:p>40.308498</text:p>
          </table:table-cell>
          <table:table-cell table:number-columns-repeated="2" office:value-type="float" office:value="41.815899" calcext:value-type="float">
            <text:p>41.815899</text:p>
          </table:table-cell>
          <table:table-cell office:value-type="float" office:value="35580405" calcext:value-type="float">
            <text:p>35580405</text:p>
          </table:table-cell>
          <table:table-cell/>
          <table:table-cell office:value-type="float" office:value="41.815899" calcext:value-type="float">
            <text:p>41.815899</text:p>
          </table:table-cell>
          <table:table-cell table:formula="of:=[.I840]/[.I841]" office:value-type="float" office:value="4.59515373626374" calcext:value-type="float">
            <text:p>4.59515373626374</text:p>
          </table:table-cell>
          <table:table-cell table:formula="of:=([.J840]-1)*100" office:value-type="float" office:value="359.515373626374" calcext:value-type="float">
            <text:p>359.515373626374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2.8167950568351" calcext:value-type="float">
            <text:p>2.8167950568351</text:p>
          </table:table-cell>
          <table:table-cell table:formula="of:=[.L840]/1000" office:value-type="float" office:value="0.889" calcext:value-type="float">
            <text:p>0.88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418021584" calcext:value-type="float">
            <text:p>418021584</text:p>
          </table:table-cell>
          <table:table-cell/>
          <table:table-cell office:value-type="float" office:value="9.1" calcext:value-type="float">
            <text:p>9.1</text:p>
          </table:table-cell>
          <table:table-cell table:formula="of:=[.I841]/[.I842]" office:value-type="float" office:value="0.361484070866767" calcext:value-type="float">
            <text:p>0.361484070866767</text:p>
          </table:table-cell>
          <table:table-cell table:formula="of:=([.J841]-1)*100" office:value-type="float" office:value="-63.8515929133233" calcext:value-type="float">
            <text:p>-63.85159291332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82485875706215" calcext:value-type="float">
            <text:p>2.82485875706215</text:p>
          </table:table-cell>
          <table:table-cell table:formula="of:=[.L841]/1000" office:value-type="float" office:value="0.015" calcext:value-type="float">
            <text:p>0.01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05" calcext:value-type="date">
            <text:p>2018-11-05</text:p>
          </table:table-cell>
          <table:table-cell office:value-type="float" office:value="24.601101" calcext:value-type="float">
            <text:p>24.601101</text:p>
          </table:table-cell>
          <table:table-cell office:value-type="float" office:value="25.2945" calcext:value-type="float">
            <text:p>25.2945</text:p>
          </table:table-cell>
          <table:table-cell office:value-type="float" office:value="24.2997" calcext:value-type="float">
            <text:p>24.2997</text:p>
          </table:table-cell>
          <table:table-cell table:number-columns-repeated="2" office:value-type="float" office:value="25.174" calcext:value-type="float">
            <text:p>25.174</text:p>
          </table:table-cell>
          <table:table-cell office:value-type="float" office:value="28505333" calcext:value-type="float">
            <text:p>28505333</text:p>
          </table:table-cell>
          <table:table-cell/>
          <table:table-cell office:value-type="float" office:value="25.174" calcext:value-type="float">
            <text:p>25.174</text:p>
          </table:table-cell>
          <table:table-cell table:formula="of:=[.I842]/[.I843]" office:value-type="float" office:value="1.74214532871972" calcext:value-type="float">
            <text:p>1.74214532871972</text:p>
          </table:table-cell>
          <table:table-cell table:formula="of:=([.J842]-1)*100" office:value-type="float" office:value="74.2145328719723" calcext:value-type="float">
            <text:p>74.2145328719723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2.8328711763596" calcext:value-type="float">
            <text:p>2.8328711763596</text:p>
          </table:table-cell>
          <table:table-cell table:formula="of:=[.L842]/1000" office:value-type="float" office:value="0.446" calcext:value-type="float">
            <text:p>0.44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13" calcext:value-type="date">
            <text:p>2019-05-13</text:p>
          </table:table-cell>
          <table:table-cell office:value-type="float" office:value="14.05" calcext:value-type="float">
            <text:p>14.05</text:p>
          </table:table-cell>
          <table:table-cell office:value-type="float" office:value="15" calcext:value-type="float">
            <text:p>15</text:p>
          </table:table-cell>
          <table:table-cell office:value-type="float" office:value="14.05" calcext:value-type="float">
            <text:p>14.05</text:p>
          </table:table-cell>
          <table:table-cell table:number-columns-repeated="2" office:value-type="float" office:value="14.45" calcext:value-type="float">
            <text:p>14.45</text:p>
          </table:table-cell>
          <table:table-cell office:value-type="float" office:value="200282034" calcext:value-type="float">
            <text:p>200282034</text:p>
          </table:table-cell>
          <table:table-cell/>
          <table:table-cell office:value-type="float" office:value="14.45" calcext:value-type="float">
            <text:p>14.45</text:p>
          </table:table-cell>
          <table:table-cell table:formula="of:=[.I843]/[.I844]" office:value-type="float" office:value="0.262627469513813" calcext:value-type="float">
            <text:p>0.262627469513813</text:p>
          </table:table-cell>
          <table:table-cell table:formula="of:=([.J843]-1)*100" office:value-type="float" office:value="-73.7372530486187" calcext:value-type="float">
            <text:p>-73.7372530486187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2.84697508896796" calcext:value-type="float">
            <text:p>2.84697508896796</text:p>
          </table:table-cell>
          <table:table-cell table:formula="of:=[.L843]/1000" office:value-type="float" office:value="0.322" calcext:value-type="float">
            <text:p>0.32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19" calcext:value-type="date">
            <text:p>2017-10-19</text:p>
          </table:table-cell>
          <table:table-cell office:value-type="float" office:value="53.6642" calcext:value-type="float">
            <text:p>53.6642</text:p>
          </table:table-cell>
          <table:table-cell office:value-type="float" office:value="55.412899" calcext:value-type="float">
            <text:p>55.412899</text:p>
          </table:table-cell>
          <table:table-cell office:value-type="float" office:value="53.6642" calcext:value-type="float">
            <text:p>53.6642</text:p>
          </table:table-cell>
          <table:table-cell table:number-columns-repeated="2" office:value-type="float" office:value="55.020901" calcext:value-type="float">
            <text:p>55.020901</text:p>
          </table:table-cell>
          <table:table-cell office:value-type="float" office:value="13057631" calcext:value-type="float">
            <text:p>13057631</text:p>
          </table:table-cell>
          <table:table-cell/>
          <table:table-cell office:value-type="float" office:value="55.020901" calcext:value-type="float">
            <text:p>55.020901</text:p>
          </table:table-cell>
          <table:table-cell table:formula="of:=[.I844]/[.I845]" office:value-type="float" office:value="1.09281421866652" calcext:value-type="float">
            <text:p>1.09281421866652</text:p>
          </table:table-cell>
          <table:table-cell table:formula="of:=([.J844]-1)*100" office:value-type="float" office:value="9.28142186665184" calcext:value-type="float">
            <text:p>9.28142186665184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2.87472946277647" calcext:value-type="float">
            <text:p>2.87472946277647</text:p>
          </table:table-cell>
          <table:table-cell table:formula="of:=[.L844]/1000" office:value-type="float" office:value="0.704" calcext:value-type="float">
            <text:p>0.70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28" calcext:value-type="date">
            <text:p>2017-06-28</text:p>
          </table:table-cell>
          <table:table-cell office:value-type="float" office:value="49.292702" calcext:value-type="float">
            <text:p>49.292702</text:p>
          </table:table-cell>
          <table:table-cell office:value-type="float" office:value="50.830299" calcext:value-type="float">
            <text:p>50.830299</text:p>
          </table:table-cell>
          <table:table-cell office:value-type="float" office:value="48.659599" calcext:value-type="float">
            <text:p>48.659599</text:p>
          </table:table-cell>
          <table:table-cell table:number-columns-repeated="2" office:value-type="float" office:value="50.3479" calcext:value-type="float">
            <text:p>50.3479</text:p>
          </table:table-cell>
          <table:table-cell office:value-type="float" office:value="13390371" calcext:value-type="float">
            <text:p>13390371</text:p>
          </table:table-cell>
          <table:table-cell/>
          <table:table-cell office:value-type="float" office:value="50.3479" calcext:value-type="float">
            <text:p>50.3479</text:p>
          </table:table-cell>
          <table:table-cell table:formula="of:=[.I845]/[.I846]" office:value-type="float" office:value="0.922651646871772" calcext:value-type="float">
            <text:p>0.922651646871772</text:p>
          </table:table-cell>
          <table:table-cell table:formula="of:=([.J845]-1)*100" office:value-type="float" office:value="-7.73483531282283" calcext:value-type="float">
            <text:p>-7.73483531282283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2.89591847082482" calcext:value-type="float">
            <text:p>2.89591847082482</text:p>
          </table:table-cell>
          <table:table-cell table:formula="of:=[.L845]/1000" office:value-type="float" office:value="0.782" calcext:value-type="float">
            <text:p>0.78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23" calcext:value-type="date">
            <text:p>2017-08-23</text:p>
          </table:table-cell>
          <table:table-cell office:value-type="float" office:value="53.543598" calcext:value-type="float">
            <text:p>53.543598</text:p>
          </table:table-cell>
          <table:table-cell office:value-type="float" office:value="54.9305" calcext:value-type="float">
            <text:p>54.9305</text:p>
          </table:table-cell>
          <table:table-cell office:value-type="float" office:value="52.7598" calcext:value-type="float">
            <text:p>52.7598</text:p>
          </table:table-cell>
          <table:table-cell table:number-columns-repeated="2" office:value-type="float" office:value="54.568699" calcext:value-type="float">
            <text:p>54.568699</text:p>
          </table:table-cell>
          <table:table-cell office:value-type="float" office:value="12117076" calcext:value-type="float">
            <text:p>12117076</text:p>
          </table:table-cell>
          <table:table-cell/>
          <table:table-cell office:value-type="float" office:value="54.568699" calcext:value-type="float">
            <text:p>54.568699</text:p>
          </table:table-cell>
          <table:table-cell table:formula="of:=[.I846]/[.I847]" office:value-type="float" office:value="1.89727619464842" calcext:value-type="float">
            <text:p>1.89727619464842</text:p>
          </table:table-cell>
          <table:table-cell table:formula="of:=([.J846]-1)*100" office:value-type="float" office:value="89.727619464842" calcext:value-type="float">
            <text:p>89.727619464842</text:p>
          </table:table-cell>
          <table:table-cell office:value-type="float" office:value="743" calcext:value-type="float">
            <text:p>743</text:p>
          </table:table-cell>
          <table:table-cell/>
          <table:table-cell office:value-type="float" office:value="2.89942688536677" calcext:value-type="float">
            <text:p>2.89942688536677</text:p>
          </table:table-cell>
          <table:table-cell table:formula="of:=[.L846]/1000" office:value-type="float" office:value="0.743" calcext:value-type="float">
            <text:p>0.74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17" calcext:value-type="date">
            <text:p>2018-09-17</text:p>
          </table:table-cell>
          <table:table-cell office:value-type="float" office:value="27.857201" calcext:value-type="float">
            <text:p>27.857201</text:p>
          </table:table-cell>
          <table:table-cell office:value-type="float" office:value="29.243999" calcext:value-type="float">
            <text:p>29.243999</text:p>
          </table:table-cell>
          <table:table-cell office:value-type="float" office:value="27.525499" calcext:value-type="float">
            <text:p>27.525499</text:p>
          </table:table-cell>
          <table:table-cell table:number-columns-repeated="2" office:value-type="float" office:value="28.7616" calcext:value-type="float">
            <text:p>28.7616</text:p>
          </table:table-cell>
          <table:table-cell office:value-type="float" office:value="33568154" calcext:value-type="float">
            <text:p>33568154</text:p>
          </table:table-cell>
          <table:table-cell/>
          <table:table-cell office:value-type="float" office:value="28.7616" calcext:value-type="float">
            <text:p>28.7616</text:p>
          </table:table-cell>
          <table:table-cell table:formula="of:=[.I847]/[.I848]" office:value-type="float" office:value="5.42671698113208" calcext:value-type="float">
            <text:p>5.42671698113208</text:p>
          </table:table-cell>
          <table:table-cell table:formula="of:=([.J847]-1)*100" office:value-type="float" office:value="442.671698113208" calcext:value-type="float">
            <text:p>442.671698113208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2.91259725030404" calcext:value-type="float">
            <text:p>2.91259725030404</text:p>
          </table:table-cell>
          <table:table-cell table:formula="of:=[.L847]/1000" office:value-type="float" office:value="0.478" calcext:value-type="float">
            <text:p>0.47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09" calcext:value-type="date">
            <text:p>2019-09-09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56036851" calcext:value-type="float">
            <text:p>56036851</text:p>
          </table:table-cell>
          <table:table-cell/>
          <table:table-cell office:value-type="float" office:value="5.3" calcext:value-type="float">
            <text:p>5.3</text:p>
          </table:table-cell>
          <table:table-cell table:formula="of:=[.I848]/[.I849]" office:value-type="float" office:value="0.115960798336273" calcext:value-type="float">
            <text:p>0.115960798336273</text:p>
          </table:table-cell>
          <table:table-cell table:formula="of:=([.J848]-1)*100" office:value-type="float" office:value="-88.4039201663727" calcext:value-type="float">
            <text:p>-88.40392016637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.9126213592233" calcext:value-type="float">
            <text:p>2.9126213592233</text:p>
          </table:table-cell>
          <table:table-cell table:formula="of:=[.L848]/1000" office:value-type="float" office:value="0.241" calcext:value-type="float">
            <text:p>0.24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28" calcext:value-type="date">
            <text:p>2016-11-28</text:p>
          </table:table-cell>
          <table:table-cell office:value-type="float" office:value="44.318199" calcext:value-type="float">
            <text:p>44.318199</text:p>
          </table:table-cell>
          <table:table-cell office:value-type="float" office:value="46.066799" calcext:value-type="float">
            <text:p>46.066799</text:p>
          </table:table-cell>
          <table:table-cell office:value-type="float" office:value="44.227798" calcext:value-type="float">
            <text:p>44.227798</text:p>
          </table:table-cell>
          <table:table-cell table:number-columns-repeated="2" office:value-type="float" office:value="45.705101" calcext:value-type="float">
            <text:p>45.705101</text:p>
          </table:table-cell>
          <table:table-cell office:value-type="float" office:value="11781900" calcext:value-type="float">
            <text:p>11781900</text:p>
          </table:table-cell>
          <table:table-cell/>
          <table:table-cell office:value-type="float" office:value="45.705101" calcext:value-type="float">
            <text:p>45.705101</text:p>
          </table:table-cell>
          <table:table-cell table:formula="of:=[.I849]/[.I850]" office:value-type="float" office:value="3.76173670781893" calcext:value-type="float">
            <text:p>3.76173670781893</text:p>
          </table:table-cell>
          <table:table-cell table:formula="of:=([.J849]-1)*100" office:value-type="float" office:value="276.173670781893" calcext:value-type="float">
            <text:p>276.173670781893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float" office:value="2.91925237440529" calcext:value-type="float">
            <text:p>2.91925237440529</text:p>
          </table:table-cell>
          <table:table-cell table:formula="of:=[.L849]/1000" office:value-type="float" office:value="0.927" calcext:value-type="float">
            <text:p>0.92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22" calcext:value-type="date">
            <text:p>2019-05-22</text:p>
          </table:table-cell>
          <table:table-cell office:value-type="float" office:value="11.85" calcext:value-type="float">
            <text:p>11.85</text:p>
          </table:table-cell>
          <table:table-cell office:value-type="float" office:value="12.3" calcext:value-type="float">
            <text:p>12.3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2.15" calcext:value-type="float">
            <text:p>12.15</text:p>
          </table:table-cell>
          <table:table-cell office:value-type="float" office:value="133499642" calcext:value-type="float">
            <text:p>133499642</text:p>
          </table:table-cell>
          <table:table-cell/>
          <table:table-cell office:value-type="float" office:value="12.15" calcext:value-type="float">
            <text:p>12.15</text:p>
          </table:table-cell>
          <table:table-cell table:formula="of:=[.I850]/[.I851]" office:value-type="float" office:value="0.222286865316114" calcext:value-type="float">
            <text:p>0.222286865316114</text:p>
          </table:table-cell>
          <table:table-cell table:formula="of:=([.J850]-1)*100" office:value-type="float" office:value="-77.7713134683886" calcext:value-type="float">
            <text:p>-77.7713134683886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2.96610169491525" calcext:value-type="float">
            <text:p>2.96610169491525</text:p>
          </table:table-cell>
          <table:table-cell table:formula="of:=[.L850]/1000" office:value-type="float" office:value="0.315" calcext:value-type="float">
            <text:p>0.31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8-31" calcext:value-type="date">
            <text:p>2017-08-31</text:p>
          </table:table-cell>
          <table:table-cell office:value-type="float" office:value="53.061298" calcext:value-type="float">
            <text:p>53.061298</text:p>
          </table:table-cell>
          <table:table-cell office:value-type="float" office:value="55.141499" calcext:value-type="float">
            <text:p>55.141499</text:p>
          </table:table-cell>
          <table:table-cell office:value-type="float" office:value="52.578899" calcext:value-type="float">
            <text:p>52.578899</text:p>
          </table:table-cell>
          <table:table-cell table:number-columns-repeated="2" office:value-type="float" office:value="54.6591" calcext:value-type="float">
            <text:p>54.6591</text:p>
          </table:table-cell>
          <table:table-cell office:value-type="float" office:value="21526762" calcext:value-type="float">
            <text:p>21526762</text:p>
          </table:table-cell>
          <table:table-cell/>
          <table:table-cell office:value-type="float" office:value="54.6591" calcext:value-type="float">
            <text:p>54.6591</text:p>
          </table:table-cell>
          <table:table-cell table:formula="of:=[.I851]/[.I852]" office:value-type="float" office:value="6.39287719298246" calcext:value-type="float">
            <text:p>6.39287719298246</text:p>
          </table:table-cell>
          <table:table-cell table:formula="of:=([.J851]-1)*100" office:value-type="float" office:value="539.287719298246" calcext:value-type="float">
            <text:p>539.287719298246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3.01123805904635" calcext:value-type="float">
            <text:p>3.01123805904635</text:p>
          </table:table-cell>
          <table:table-cell table:formula="of:=[.L851]/1000" office:value-type="float" office:value="0.738" calcext:value-type="float">
            <text:p>0.73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float" office:value="8.45" calcext:value-type="float">
            <text:p>8.45</text:p>
          </table:table-cell>
          <table:table-cell office:value-type="float" office:value="9.05" calcext:value-type="float">
            <text:p>9.05</text:p>
          </table:table-cell>
          <table:table-cell office:value-type="float" office:value="8.35" calcext:value-type="float">
            <text:p>8.35</text:p>
          </table:table-cell>
          <table:table-cell table:number-columns-repeated="2" office:value-type="float" office:value="8.55" calcext:value-type="float">
            <text:p>8.55</text:p>
          </table:table-cell>
          <table:table-cell office:value-type="float" office:value="505614748" calcext:value-type="float">
            <text:p>505614748</text:p>
          </table:table-cell>
          <table:table-cell/>
          <table:table-cell office:value-type="float" office:value="8.55" calcext:value-type="float">
            <text:p>8.55</text:p>
          </table:table-cell>
          <table:table-cell table:formula="of:=[.I852]/[.I853]" office:value-type="float" office:value="0.148402200372443" calcext:value-type="float">
            <text:p>0.148402200372443</text:p>
          </table:table-cell>
          <table:table-cell table:formula="of:=([.J852]-1)*100" office:value-type="float" office:value="-85.1597799627557" calcext:value-type="float">
            <text:p>-85.159779962755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.01204819277108" calcext:value-type="float">
            <text:p>3.01204819277108</text:p>
          </table:table-cell>
          <table:table-cell table:formula="of:=[.L852]/1000" office:value-type="float" office:value="0.028" calcext:value-type="float">
            <text:p>0.02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28" calcext:value-type="date">
            <text:p>2017-07-28</text:p>
          </table:table-cell>
          <table:table-cell office:value-type="float" office:value="52.789902" calcext:value-type="float">
            <text:p>52.789902</text:p>
          </table:table-cell>
          <table:table-cell office:value-type="float" office:value="58.307098" calcext:value-type="float">
            <text:p>58.307098</text:p>
          </table:table-cell>
          <table:table-cell office:value-type="float" office:value="52.789902" calcext:value-type="float">
            <text:p>52.789902</text:p>
          </table:table-cell>
          <table:table-cell table:number-columns-repeated="2" office:value-type="float" office:value="57.613701" calcext:value-type="float">
            <text:p>57.613701</text:p>
          </table:table-cell>
          <table:table-cell office:value-type="float" office:value="59308460" calcext:value-type="float">
            <text:p>59308460</text:p>
          </table:table-cell>
          <table:table-cell/>
          <table:table-cell office:value-type="float" office:value="57.613701" calcext:value-type="float">
            <text:p>57.613701</text:p>
          </table:table-cell>
          <table:table-cell table:formula="of:=[.I853]/[.I854]" office:value-type="float" office:value="1.29735169679256" calcext:value-type="float">
            <text:p>1.29735169679256</text:p>
          </table:table-cell>
          <table:table-cell table:formula="of:=([.J853]-1)*100" office:value-type="float" office:value="29.7351696792559" calcext:value-type="float">
            <text:p>29.7351696792559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3.01884474675191" calcext:value-type="float">
            <text:p>3.01884474675191</text:p>
          </table:table-cell>
          <table:table-cell table:formula="of:=[.L853]/1000" office:value-type="float" office:value="0.76" calcext:value-type="float">
            <text:p>0.7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25" calcext:value-type="date">
            <text:p>2016-11-25</text:p>
          </table:table-cell>
          <table:table-cell office:value-type="float" office:value="43.413799" calcext:value-type="float">
            <text:p>43.413799</text:p>
          </table:table-cell>
          <table:table-cell office:value-type="float" office:value="44.619701" calcext:value-type="float">
            <text:p>44.619701</text:p>
          </table:table-cell>
          <table:table-cell office:value-type="float" office:value="43.263" calcext:value-type="float">
            <text:p>43.263</text:p>
          </table:table-cell>
          <table:table-cell table:number-columns-repeated="2" office:value-type="float" office:value="44.408699" calcext:value-type="float">
            <text:p>44.408699</text:p>
          </table:table-cell>
          <table:table-cell office:value-type="float" office:value="6098288" calcext:value-type="float">
            <text:p>6098288</text:p>
          </table:table-cell>
          <table:table-cell/>
          <table:table-cell office:value-type="float" office:value="44.408699" calcext:value-type="float">
            <text:p>44.408699</text:p>
          </table:table-cell>
          <table:table-cell table:formula="of:=[.I854]/[.I855]" office:value-type="float" office:value="1.03007025767425" calcext:value-type="float">
            <text:p>1.03007025767425</text:p>
          </table:table-cell>
          <table:table-cell table:formula="of:=([.J854]-1)*100" office:value-type="float" office:value="3.0070257674254" calcext:value-type="float">
            <text:p>3.0070257674254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float" office:value="3.07923476339362" calcext:value-type="float">
            <text:p>3.07923476339362</text:p>
          </table:table-cell>
          <table:table-cell table:formula="of:=[.L854]/1000" office:value-type="float" office:value="0.928" calcext:value-type="float">
            <text:p>0.92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20" calcext:value-type="date">
            <text:p>2017-01-20</text:p>
          </table:table-cell>
          <table:table-cell office:value-type="float" office:value="41.9063" calcext:value-type="float">
            <text:p>41.9063</text:p>
          </table:table-cell>
          <table:table-cell office:value-type="float" office:value="43.7756" calcext:value-type="float">
            <text:p>43.7756</text:p>
          </table:table-cell>
          <table:table-cell office:value-type="float" office:value="41.9063" calcext:value-type="float">
            <text:p>41.9063</text:p>
          </table:table-cell>
          <table:table-cell table:number-columns-repeated="2" office:value-type="float" office:value="43.112301" calcext:value-type="float">
            <text:p>43.112301</text:p>
          </table:table-cell>
          <table:table-cell office:value-type="float" office:value="45487096" calcext:value-type="float">
            <text:p>45487096</text:p>
          </table:table-cell>
          <table:table-cell/>
          <table:table-cell office:value-type="float" office:value="43.112301" calcext:value-type="float">
            <text:p>43.112301</text:p>
          </table:table-cell>
          <table:table-cell table:formula="of:=[.I855]/[.I856]" office:value-type="float" office:value="0.814815603708149" calcext:value-type="float">
            <text:p>0.814815603708149</text:p>
          </table:table-cell>
          <table:table-cell table:formula="of:=([.J855]-1)*100" office:value-type="float" office:value="-18.5184396291851" calcext:value-type="float">
            <text:p>-18.5184396291851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3.10026097968143" calcext:value-type="float">
            <text:p>3.10026097968143</text:p>
          </table:table-cell>
          <table:table-cell table:formula="of:=[.L855]/1000" office:value-type="float" office:value="0.888" calcext:value-type="float">
            <text:p>0.88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4-05" calcext:value-type="date">
            <text:p>2017-04-05</text:p>
          </table:table-cell>
          <table:table-cell office:value-type="float" office:value="51.312698" calcext:value-type="float">
            <text:p>51.312698</text:p>
          </table:table-cell>
          <table:table-cell office:value-type="float" office:value="53.242199" calcext:value-type="float">
            <text:p>53.242199</text:p>
          </table:table-cell>
          <table:table-cell office:value-type="float" office:value="51.252399" calcext:value-type="float">
            <text:p>51.252399</text:p>
          </table:table-cell>
          <table:table-cell table:number-columns-repeated="2" office:value-type="float" office:value="52.9105" calcext:value-type="float">
            <text:p>52.9105</text:p>
          </table:table-cell>
          <table:table-cell office:value-type="float" office:value="31850001" calcext:value-type="float">
            <text:p>31850001</text:p>
          </table:table-cell>
          <table:table-cell/>
          <table:table-cell office:value-type="float" office:value="52.9105" calcext:value-type="float">
            <text:p>52.9105</text:p>
          </table:table-cell>
          <table:table-cell table:formula="of:=[.I856]/[.I857]" office:value-type="float" office:value="16.0334848484848" calcext:value-type="float">
            <text:p>16.0334848484848</text:p>
          </table:table-cell>
          <table:table-cell table:formula="of:=([.J856]-1)*100" office:value-type="float" office:value="1503.34848484849" calcext:value-type="float">
            <text:p>1503.34848484849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3.11385302717857" calcext:value-type="float">
            <text:p>3.11385302717857</text:p>
          </table:table-cell>
          <table:table-cell table:formula="of:=[.L856]/1000" office:value-type="float" office:value="0.839" calcext:value-type="float">
            <text:p>0.83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09" calcext:value-type="date">
            <text:p>2020-04-09</text:p>
          </table:table-cell>
          <table:table-cell office:value-type="float" office:value="3.25" calcext:value-type="float">
            <text:p>3.25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16617515" calcext:value-type="float">
            <text:p>116617515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I857]/[.I858]" office:value-type="float" office:value="0.5" calcext:value-type="float">
            <text:p>0.5</text:p>
          </table:table-cell>
          <table:table-cell table:formula="of:=([.J857]-1)*100" office:value-type="float" office:value="-50" calcext:value-type="float">
            <text:p>-5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.12499999999998" calcext:value-type="float">
            <text:p>3.12499999999998</text:p>
          </table:table-cell>
          <table:table-cell table:formula="of:=[.L857]/1000" office:value-type="float" office:value="0.098" calcext:value-type="float">
            <text:p>0.09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19" calcext:value-type="date">
            <text:p>2019-12-19</text:p>
          </table:table-cell>
          <table:table-cell office:value-type="float" office:value="6.5" calcext:value-type="float">
            <text:p>6.5</text:p>
          </table:table-cell>
          <table:table-cell office:value-type="float" office:value="6.75" calcext:value-type="float">
            <text:p>6.75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float" office:value="219012396" calcext:value-type="float">
            <text:p>219012396</text:p>
          </table:table-cell>
          <table:table-cell/>
          <table:table-cell office:value-type="float" office:value="6.6" calcext:value-type="float">
            <text:p>6.6</text:p>
          </table:table-cell>
          <table:table-cell table:formula="of:=[.I858]/[.I859]" office:value-type="float" office:value="0.133242080004965" calcext:value-type="float">
            <text:p>0.133242080004965</text:p>
          </table:table-cell>
          <table:table-cell table:formula="of:=([.J858]-1)*100" office:value-type="float" office:value="-86.6757919995035" calcext:value-type="float">
            <text:p>-86.675791999503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.12499999999998" calcext:value-type="float">
            <text:p>3.12499999999998</text:p>
          </table:table-cell>
          <table:table-cell table:formula="of:=[.L858]/1000" office:value-type="float" office:value="0.173" calcext:value-type="float">
            <text:p>0.17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6-20" calcext:value-type="date">
            <text:p>2017-06-20</text:p>
          </table:table-cell>
          <table:table-cell office:value-type="float" office:value="47.182301" calcext:value-type="float">
            <text:p>47.182301</text:p>
          </table:table-cell>
          <table:table-cell office:value-type="float" office:value="49.684601" calcext:value-type="float">
            <text:p>49.684601</text:p>
          </table:table-cell>
          <table:table-cell office:value-type="float" office:value="47.182301" calcext:value-type="float">
            <text:p>47.182301</text:p>
          </table:table-cell>
          <table:table-cell table:number-columns-repeated="2" office:value-type="float" office:value="49.533901" calcext:value-type="float">
            <text:p>49.533901</text:p>
          </table:table-cell>
          <table:table-cell office:value-type="float" office:value="18819537" calcext:value-type="float">
            <text:p>18819537</text:p>
          </table:table-cell>
          <table:table-cell/>
          <table:table-cell office:value-type="float" office:value="49.533901" calcext:value-type="float">
            <text:p>49.533901</text:p>
          </table:table-cell>
          <table:table-cell table:formula="of:=[.I859]/[.I860]" office:value-type="float" office:value="2.48186974842547" calcext:value-type="float">
            <text:p>2.48186974842547</text:p>
          </table:table-cell>
          <table:table-cell table:formula="of:=([.J859]-1)*100" office:value-type="float" office:value="148.186974842547" calcext:value-type="float">
            <text:p>148.186974842547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3.1386837862704" calcext:value-type="float">
            <text:p>3.1386837862704</text:p>
          </table:table-cell>
          <table:table-cell table:formula="of:=[.L859]/1000" office:value-type="float" office:value="0.787" calcext:value-type="float">
            <text:p>0.78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20" calcext:value-type="date">
            <text:p>2019-03-20</text:p>
          </table:table-cell>
          <table:table-cell office:value-type="float" office:value="19.295" calcext:value-type="float">
            <text:p>19.295</text:p>
          </table:table-cell>
          <table:table-cell office:value-type="float" office:value="20.199499" calcext:value-type="float">
            <text:p>20.199499</text:p>
          </table:table-cell>
          <table:table-cell office:value-type="float" office:value="17.8479" calcext:value-type="float">
            <text:p>17.8479</text:p>
          </table:table-cell>
          <table:table-cell table:number-columns-repeated="2" office:value-type="float" office:value="19.9583" calcext:value-type="float">
            <text:p>19.9583</text:p>
          </table:table-cell>
          <table:table-cell office:value-type="float" office:value="215376684" calcext:value-type="float">
            <text:p>215376684</text:p>
          </table:table-cell>
          <table:table-cell/>
          <table:table-cell office:value-type="float" office:value="19.9583" calcext:value-type="float">
            <text:p>19.9583</text:p>
          </table:table-cell>
          <table:table-cell table:formula="of:=[.I860]/[.I861]" office:value-type="float" office:value="6.33596825396826" calcext:value-type="float">
            <text:p>6.33596825396826</text:p>
          </table:table-cell>
          <table:table-cell table:formula="of:=([.J860]-1)*100" office:value-type="float" office:value="533.596825396826" calcext:value-type="float">
            <text:p>533.596825396826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3.27603870987305" calcext:value-type="float">
            <text:p>3.27603870987305</text:p>
          </table:table-cell>
          <table:table-cell table:formula="of:=[.L860]/1000" office:value-type="float" office:value="0.354" calcext:value-type="float">
            <text:p>0.35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03" calcext:value-type="date">
            <text:p>2020-04-03</text:p>
          </table:table-cell>
          <table:table-cell office:value-type="float" office:value="3.05" calcext:value-type="float">
            <text:p>3.05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186946438" calcext:value-type="float">
            <text:p>186946438</text:p>
          </table:table-cell>
          <table:table-cell/>
          <table:table-cell office:value-type="float" office:value="3.15" calcext:value-type="float">
            <text:p>3.15</text:p>
          </table:table-cell>
          <table:table-cell table:formula="of:=[.I861]/[.I862]" office:value-type="float" office:value="0.255060728744939" calcext:value-type="float">
            <text:p>0.255060728744939</text:p>
          </table:table-cell>
          <table:table-cell table:formula="of:=([.J861]-1)*100" office:value-type="float" office:value="-74.4939271255061" calcext:value-type="float">
            <text:p>-74.493927125506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.27868852459017" calcext:value-type="float">
            <text:p>3.27868852459017</text:p>
          </table:table-cell>
          <table:table-cell table:formula="of:=[.L861]/1000" office:value-type="float" office:value="0.101" calcext:value-type="float">
            <text:p>0.10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04" calcext:value-type="date">
            <text:p>2019-07-04</text:p>
          </table:table-cell>
          <table:table-cell office:value-type="float" office:value="11.95" calcext:value-type="float">
            <text:p>11.95</text:p>
          </table:table-cell>
          <table:table-cell office:value-type="float" office:value="13.15" calcext:value-type="float">
            <text:p>13.15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2.35" calcext:value-type="float">
            <text:p>12.35</text:p>
          </table:table-cell>
          <table:table-cell office:value-type="float" office:value="142320663" calcext:value-type="float">
            <text:p>142320663</text:p>
          </table:table-cell>
          <table:table-cell/>
          <table:table-cell office:value-type="float" office:value="12.35" calcext:value-type="float">
            <text:p>12.35</text:p>
          </table:table-cell>
          <table:table-cell table:formula="of:=[.I862]/[.I863]" office:value-type="float" office:value="0.401213699053535" calcext:value-type="float">
            <text:p>0.401213699053535</text:p>
          </table:table-cell>
          <table:table-cell table:formula="of:=([.J862]-1)*100" office:value-type="float" office:value="-59.8786300946465" calcext:value-type="float">
            <text:p>-59.8786300946465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3.34728033472804" calcext:value-type="float">
            <text:p>3.34728033472804</text:p>
          </table:table-cell>
          <table:table-cell table:formula="of:=[.L862]/1000" office:value-type="float" office:value="0.285" calcext:value-type="float">
            <text:p>0.28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9-03" calcext:value-type="date">
            <text:p>2018-09-03</text:p>
          </table:table-cell>
          <table:table-cell office:value-type="float" office:value="30.4198" calcext:value-type="float">
            <text:p>30.4198</text:p>
          </table:table-cell>
          <table:table-cell office:value-type="float" office:value="31.535299" calcext:value-type="float">
            <text:p>31.535299</text:p>
          </table:table-cell>
          <table:table-cell office:value-type="float" office:value="29.9676" calcext:value-type="float">
            <text:p>29.9676</text:p>
          </table:table-cell>
          <table:table-cell table:number-columns-repeated="2" office:value-type="float" office:value="30.781601" calcext:value-type="float">
            <text:p>30.781601</text:p>
          </table:table-cell>
          <table:table-cell office:value-type="float" office:value="69636317" calcext:value-type="float">
            <text:p>69636317</text:p>
          </table:table-cell>
          <table:table-cell/>
          <table:table-cell office:value-type="float" office:value="30.781601" calcext:value-type="float">
            <text:p>30.781601</text:p>
          </table:table-cell>
          <table:table-cell table:formula="of:=[.I863]/[.I864]" office:value-type="float" office:value="1.3089752847022" calcext:value-type="float">
            <text:p>1.3089752847022</text:p>
          </table:table-cell>
          <table:table-cell table:formula="of:=([.J863]-1)*100" office:value-type="float" office:value="30.89752847022" calcext:value-type="float">
            <text:p>30.89752847022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3.44496496563775" calcext:value-type="float">
            <text:p>3.44496496563775</text:p>
          </table:table-cell>
          <table:table-cell table:formula="of:=[.L863]/1000" office:value-type="float" office:value="0.487" calcext:value-type="float">
            <text:p>0.48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30" calcext:value-type="date">
            <text:p>2018-10-30</text:p>
          </table:table-cell>
          <table:table-cell office:value-type="float" office:value="22.731899" calcext:value-type="float">
            <text:p>22.731899</text:p>
          </table:table-cell>
          <table:table-cell office:value-type="float" office:value="23.726801" calcext:value-type="float">
            <text:p>23.726801</text:p>
          </table:table-cell>
          <table:table-cell office:value-type="float" office:value="22.551001" calcext:value-type="float">
            <text:p>22.551001</text:p>
          </table:table-cell>
          <table:table-cell table:number-columns-repeated="2" office:value-type="float" office:value="23.5158" calcext:value-type="float">
            <text:p>23.5158</text:p>
          </table:table-cell>
          <table:table-cell office:value-type="float" office:value="26352990" calcext:value-type="float">
            <text:p>26352990</text:p>
          </table:table-cell>
          <table:table-cell/>
          <table:table-cell office:value-type="float" office:value="23.5158" calcext:value-type="float">
            <text:p>23.5158</text:p>
          </table:table-cell>
          <table:table-cell table:formula="of:=[.I864]/[.I865]" office:value-type="float" office:value="0.686620766980256" calcext:value-type="float">
            <text:p>0.686620766980256</text:p>
          </table:table-cell>
          <table:table-cell table:formula="of:=([.J864]-1)*100" office:value-type="float" office:value="-31.3379233019744" calcext:value-type="float">
            <text:p>-31.3379233019744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3.44846244477859" calcext:value-type="float">
            <text:p>3.44846244477859</text:p>
          </table:table-cell>
          <table:table-cell table:formula="of:=[.L864]/1000" office:value-type="float" office:value="0.45" calcext:value-type="float">
            <text:p>0.4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26" calcext:value-type="date">
            <text:p>2018-07-26</text:p>
          </table:table-cell>
          <table:table-cell office:value-type="float" office:value="33.1633" calcext:value-type="float">
            <text:p>33.1633</text:p>
          </table:table-cell>
          <table:table-cell office:value-type="float" office:value="34.6707" calcext:value-type="float">
            <text:p>34.6707</text:p>
          </table:table-cell>
          <table:table-cell office:value-type="float" office:value="32.741199" calcext:value-type="float">
            <text:p>32.741199</text:p>
          </table:table-cell>
          <table:table-cell table:number-columns-repeated="2" office:value-type="float" office:value="34.2486" calcext:value-type="float">
            <text:p>34.2486</text:p>
          </table:table-cell>
          <table:table-cell office:value-type="float" office:value="43421229" calcext:value-type="float">
            <text:p>43421229</text:p>
          </table:table-cell>
          <table:table-cell/>
          <table:table-cell office:value-type="float" office:value="34.2486" calcext:value-type="float">
            <text:p>34.2486</text:p>
          </table:table-cell>
          <table:table-cell table:formula="of:=[.I865]/[.I866]" office:value-type="float" office:value="0.748352993461138" calcext:value-type="float">
            <text:p>0.748352993461138</text:p>
          </table:table-cell>
          <table:table-cell table:formula="of:=([.J865]-1)*100" office:value-type="float" office:value="-25.1647006538862" calcext:value-type="float">
            <text:p>-25.164700653886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3.46071040507778" calcext:value-type="float">
            <text:p>3.46071040507778</text:p>
          </table:table-cell>
          <table:table-cell table:formula="of:=[.L865]/1000" office:value-type="float" office:value="0.512" calcext:value-type="float">
            <text:p>0.51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24" calcext:value-type="date">
            <text:p>2017-01-24</text:p>
          </table:table-cell>
          <table:table-cell office:value-type="float" office:value="44.318199" calcext:value-type="float">
            <text:p>44.318199</text:p>
          </table:table-cell>
          <table:table-cell office:value-type="float" office:value="45.976398" calcext:value-type="float">
            <text:p>45.976398</text:p>
          </table:table-cell>
          <table:table-cell office:value-type="float" office:value="44.2579" calcext:value-type="float">
            <text:p>44.2579</text:p>
          </table:table-cell>
          <table:table-cell table:number-columns-repeated="2" office:value-type="float" office:value="45.765301" calcext:value-type="float">
            <text:p>45.765301</text:p>
          </table:table-cell>
          <table:table-cell office:value-type="float" office:value="28162763" calcext:value-type="float">
            <text:p>28162763</text:p>
          </table:table-cell>
          <table:table-cell/>
          <table:table-cell office:value-type="float" office:value="45.765301" calcext:value-type="float">
            <text:p>45.765301</text:p>
          </table:table-cell>
          <table:table-cell table:formula="of:=[.I866]/[.I867]" office:value-type="float" office:value="0.944615531829288" calcext:value-type="float">
            <text:p>0.944615531829288</text:p>
          </table:table-cell>
          <table:table-cell table:formula="of:=([.J866]-1)*100" office:value-type="float" office:value="-5.53844681707114" calcext:value-type="float">
            <text:p>-5.53844681707114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3.47632726368154" calcext:value-type="float">
            <text:p>3.47632726368154</text:p>
          </table:table-cell>
          <table:table-cell table:formula="of:=[.L866]/1000" office:value-type="float" office:value="0.886" calcext:value-type="float">
            <text:p>0.88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3-26" calcext:value-type="date">
            <text:p>2018-03-26</text:p>
          </table:table-cell>
          <table:table-cell office:value-type="float" office:value="46.549198" calcext:value-type="float">
            <text:p>46.549198</text:p>
          </table:table-cell>
          <table:table-cell office:value-type="float" office:value="48.5993" calcext:value-type="float">
            <text:p>48.5993</text:p>
          </table:table-cell>
          <table:table-cell office:value-type="float" office:value="46.368301" calcext:value-type="float">
            <text:p>46.368301</text:p>
          </table:table-cell>
          <table:table-cell table:number-columns-repeated="2" office:value-type="float" office:value="48.448601" calcext:value-type="float">
            <text:p>48.448601</text:p>
          </table:table-cell>
          <table:table-cell office:value-type="float" office:value="14621776" calcext:value-type="float">
            <text:p>14621776</text:p>
          </table:table-cell>
          <table:table-cell/>
          <table:table-cell office:value-type="float" office:value="48.448601" calcext:value-type="float">
            <text:p>48.448601</text:p>
          </table:table-cell>
          <table:table-cell table:formula="of:=[.I867]/[.I868]" office:value-type="float" office:value="1.38653943562237" calcext:value-type="float">
            <text:p>1.38653943562237</text:p>
          </table:table-cell>
          <table:table-cell table:formula="of:=([.J867]-1)*100" office:value-type="float" office:value="38.6539435622374" calcext:value-type="float">
            <text:p>38.6539435622374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3.47732731340604" calcext:value-type="float">
            <text:p>3.47732731340604</text:p>
          </table:table-cell>
          <table:table-cell table:formula="of:=[.L867]/1000" office:value-type="float" office:value="0.597" calcext:value-type="float">
            <text:p>0.59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26" calcext:value-type="date">
            <text:p>2018-06-26</text:p>
          </table:table-cell>
          <table:table-cell office:value-type="float" office:value="33.7663" calcext:value-type="float">
            <text:p>33.7663</text:p>
          </table:table-cell>
          <table:table-cell office:value-type="float" office:value="35.183201" calcext:value-type="float">
            <text:p>35.183201</text:p>
          </table:table-cell>
          <table:table-cell office:value-type="float" office:value="33.283901" calcext:value-type="float">
            <text:p>33.283901</text:p>
          </table:table-cell>
          <table:table-cell table:number-columns-repeated="2" office:value-type="float" office:value="34.942101" calcext:value-type="float">
            <text:p>34.942101</text:p>
          </table:table-cell>
          <table:table-cell office:value-type="float" office:value="42668122" calcext:value-type="float">
            <text:p>42668122</text:p>
          </table:table-cell>
          <table:table-cell/>
          <table:table-cell office:value-type="float" office:value="34.942101" calcext:value-type="float">
            <text:p>34.942101</text:p>
          </table:table-cell>
          <table:table-cell table:formula="of:=[.I868]/[.I869]" office:value-type="float" office:value="2.99932197424893" calcext:value-type="float">
            <text:p>2.99932197424893</text:p>
          </table:table-cell>
          <table:table-cell table:formula="of:=([.J868]-1)*100" office:value-type="float" office:value="199.932197424893" calcext:value-type="float">
            <text:p>199.932197424893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3.482173054199" calcext:value-type="float">
            <text:p>3.482173054199</text:p>
          </table:table-cell>
          <table:table-cell table:formula="of:=[.L868]/1000" office:value-type="float" office:value="0.534" calcext:value-type="float">
            <text:p>0.53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11" calcext:value-type="date">
            <text:p>2019-07-11</text:p>
          </table:table-cell>
          <table:table-cell office:value-type="float" office:value="11.3" calcext:value-type="float">
            <text:p>11.3</text:p>
          </table:table-cell>
          <table:table-cell office:value-type="float" office:value="11.8" calcext:value-type="float">
            <text:p>11.8</text:p>
          </table:table-cell>
          <table:table-cell office:value-type="float" office:value="11.25" calcext:value-type="float">
            <text:p>11.25</text:p>
          </table:table-cell>
          <table:table-cell table:number-columns-repeated="2" office:value-type="float" office:value="11.65" calcext:value-type="float">
            <text:p>11.65</text:p>
          </table:table-cell>
          <table:table-cell office:value-type="float" office:value="30842594" calcext:value-type="float">
            <text:p>30842594</text:p>
          </table:table-cell>
          <table:table-cell/>
          <table:table-cell office:value-type="float" office:value="11.65" calcext:value-type="float">
            <text:p>11.65</text:p>
          </table:table-cell>
          <table:table-cell table:formula="of:=[.I869]/[.I870]" office:value-type="float" office:value="1.33908045977012" calcext:value-type="float">
            <text:p>1.33908045977012</text:p>
          </table:table-cell>
          <table:table-cell table:formula="of:=([.J869]-1)*100" office:value-type="float" office:value="33.9080459770115" calcext:value-type="float">
            <text:p>33.9080459770115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.55555555555556" calcext:value-type="float">
            <text:p>3.55555555555556</text:p>
          </table:table-cell>
          <table:table-cell table:formula="of:=[.L869]/1000" office:value-type="float" office:value="0.28" calcext:value-type="float">
            <text:p>0.2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float" office:value="8.4" calcext:value-type="float">
            <text:p>8.4</text:p>
          </table:table-cell>
          <table:table-cell office:value-type="float" office:value="8.85" calcext:value-type="float">
            <text:p>8.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422266642" calcext:value-type="float">
            <text:p>422266642</text:p>
          </table:table-cell>
          <table:table-cell/>
          <table:table-cell office:value-type="float" office:value="8.7" calcext:value-type="float">
            <text:p>8.7</text:p>
          </table:table-cell>
          <table:table-cell table:formula="of:=[.I870]/[.I871]" office:value-type="float" office:value="0.247065023708871" calcext:value-type="float">
            <text:p>0.247065023708871</text:p>
          </table:table-cell>
          <table:table-cell table:formula="of:=([.J870]-1)*100" office:value-type="float" office:value="-75.2934976291129" calcext:value-type="float">
            <text:p>-75.293497629112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.57142857142856" calcext:value-type="float">
            <text:p>3.57142857142856</text:p>
          </table:table-cell>
          <table:table-cell table:formula="of:=[.L870]/1000" office:value-type="float" office:value="0.02" calcext:value-type="float">
            <text:p>0.0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30" calcext:value-type="date">
            <text:p>2018-07-30</text:p>
          </table:table-cell>
          <table:table-cell office:value-type="float" office:value="34.218498" calcext:value-type="float">
            <text:p>34.218498</text:p>
          </table:table-cell>
          <table:table-cell office:value-type="float" office:value="35.544998" calcext:value-type="float">
            <text:p>35.544998</text:p>
          </table:table-cell>
          <table:table-cell office:value-type="float" office:value="33.464802" calcext:value-type="float">
            <text:p>33.464802</text:p>
          </table:table-cell>
          <table:table-cell table:number-columns-repeated="2" office:value-type="float" office:value="35.213402" calcext:value-type="float">
            <text:p>35.213402</text:p>
          </table:table-cell>
          <table:table-cell office:value-type="float" office:value="45718197" calcext:value-type="float">
            <text:p>45718197</text:p>
          </table:table-cell>
          <table:table-cell/>
          <table:table-cell office:value-type="float" office:value="35.213402" calcext:value-type="float">
            <text:p>35.213402</text:p>
          </table:table-cell>
          <table:table-cell table:formula="of:=[.I871]/[.I872]" office:value-type="float" office:value="0.707450136565268" calcext:value-type="float">
            <text:p>0.707450136565268</text:p>
          </table:table-cell>
          <table:table-cell table:formula="of:=([.J871]-1)*100" office:value-type="float" office:value="-29.2549863434732" calcext:value-type="float">
            <text:p>-29.2549863434732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3.63802608323869" calcext:value-type="float">
            <text:p>3.63802608323869</text:p>
          </table:table-cell>
          <table:table-cell table:formula="of:=[.L871]/1000" office:value-type="float" office:value="0.51" calcext:value-type="float">
            <text:p>0.5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18" calcext:value-type="date">
            <text:p>2017-09-18</text:p>
          </table:table-cell>
          <table:table-cell office:value-type="float" office:value="48.8405" calcext:value-type="float">
            <text:p>48.8405</text:p>
          </table:table-cell>
          <table:table-cell office:value-type="float" office:value="50.136902" calcext:value-type="float">
            <text:p>50.136902</text:p>
          </table:table-cell>
          <table:table-cell office:value-type="float" office:value="48.659599" calcext:value-type="float">
            <text:p>48.659599</text:p>
          </table:table-cell>
          <table:table-cell table:number-columns-repeated="2" office:value-type="float" office:value="49.775101" calcext:value-type="float">
            <text:p>49.775101</text:p>
          </table:table-cell>
          <table:table-cell office:value-type="float" office:value="17173557" calcext:value-type="float">
            <text:p>17173557</text:p>
          </table:table-cell>
          <table:table-cell/>
          <table:table-cell office:value-type="float" office:value="49.775101" calcext:value-type="float">
            <text:p>49.775101</text:p>
          </table:table-cell>
          <table:table-cell table:formula="of:=[.I872]/[.I873]" office:value-type="float" office:value="11.7117884705882" calcext:value-type="float">
            <text:p>11.7117884705882</text:p>
          </table:table-cell>
          <table:table-cell table:formula="of:=([.J872]-1)*100" office:value-type="float" office:value="1071.17884705882" calcext:value-type="float">
            <text:p>1071.17884705882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3.6409065070137" calcext:value-type="float">
            <text:p>3.6409065070137</text:p>
          </table:table-cell>
          <table:table-cell table:formula="of:=[.L872]/1000" office:value-type="float" office:value="0.726" calcext:value-type="float">
            <text:p>0.72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15" calcext:value-type="date">
            <text:p>2020-04-15</text:p>
          </table:table-cell>
          <table:table-cell office:value-type="float" office:value="4.45" calcext:value-type="float">
            <text:p>4.45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25" calcext:value-type="float">
            <text:p>4.25</text:p>
          </table:table-cell>
          <table:table-cell office:value-type="float" office:value="709333130" calcext:value-type="float">
            <text:p>709333130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[.I873]/[.I874]" office:value-type="float" office:value="0.752212389380531" calcext:value-type="float">
            <text:p>0.752212389380531</text:p>
          </table:table-cell>
          <table:table-cell table:formula="of:=([.J873]-1)*100" office:value-type="float" office:value="-24.7787610619469" calcext:value-type="float">
            <text:p>-24.778761061946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.65853658536586" calcext:value-type="float">
            <text:p>3.65853658536586</text:p>
          </table:table-cell>
          <table:table-cell table:formula="of:=[.L873]/1000" office:value-type="float" office:value="0.096" calcext:value-type="float">
            <text:p>0.09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float" office:value="5.65" calcext:value-type="float">
            <text:p>5.65</text:p>
          </table:table-cell>
          <table:table-cell office:value-type="float" office:value="5.95" calcext:value-type="float">
            <text:p>5.9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5.65" calcext:value-type="float">
            <text:p>5.65</text:p>
          </table:table-cell>
          <table:table-cell office:value-type="float" office:value="504593142" calcext:value-type="float">
            <text:p>504593142</text:p>
          </table:table-cell>
          <table:table-cell/>
          <table:table-cell office:value-type="float" office:value="5.65" calcext:value-type="float">
            <text:p>5.65</text:p>
          </table:table-cell>
          <table:table-cell table:formula="of:=[.I874]/[.I875]" office:value-type="float" office:value="0.113579482519816" calcext:value-type="float">
            <text:p>0.113579482519816</text:p>
          </table:table-cell>
          <table:table-cell table:formula="of:=([.J874]-1)*100" office:value-type="float" office:value="-88.6420517480184" calcext:value-type="float">
            <text:p>-88.642051748018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.6697247706422" calcext:value-type="float">
            <text:p>3.6697247706422</text:p>
          </table:table-cell>
          <table:table-cell table:formula="of:=[.L874]/1000" office:value-type="float" office:value="0.072" calcext:value-type="float">
            <text:p>0.07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9-28" calcext:value-type="date">
            <text:p>2016-09-28</text:p>
          </table:table-cell>
          <table:table-cell office:value-type="float" office:value="47.936001" calcext:value-type="float">
            <text:p>47.936001</text:p>
          </table:table-cell>
          <table:table-cell office:value-type="float" office:value="50.167" calcext:value-type="float">
            <text:p>50.167</text:p>
          </table:table-cell>
          <table:table-cell office:value-type="float" office:value="47.936001" calcext:value-type="float">
            <text:p>47.936001</text:p>
          </table:table-cell>
          <table:table-cell table:number-columns-repeated="2" office:value-type="float" office:value="49.7449" calcext:value-type="float">
            <text:p>49.7449</text:p>
          </table:table-cell>
          <table:table-cell office:value-type="float" office:value="16657716" calcext:value-type="float">
            <text:p>16657716</text:p>
          </table:table-cell>
          <table:table-cell/>
          <table:table-cell office:value-type="float" office:value="49.7449" calcext:value-type="float">
            <text:p>49.7449</text:p>
          </table:table-cell>
          <table:table-cell table:formula="of:=[.I875]/[.I876]" office:value-type="float" office:value="2.27900136428823" calcext:value-type="float">
            <text:p>2.27900136428823</text:p>
          </table:table-cell>
          <table:table-cell table:formula="of:=([.J875]-1)*100" office:value-type="float" office:value="127.900136428823" calcext:value-type="float">
            <text:p>127.900136428823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3.70823189211436" calcext:value-type="float">
            <text:p>3.70823189211436</text:p>
          </table:table-cell>
          <table:table-cell table:formula="of:=[.L875]/1000" office:value-type="float" office:value="0.966" calcext:value-type="float">
            <text:p>0.96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14" calcext:value-type="date">
            <text:p>2018-12-14</text:p>
          </table:table-cell>
          <table:table-cell office:value-type="float" office:value="21.3451" calcext:value-type="float">
            <text:p>21.3451</text:p>
          </table:table-cell>
          <table:table-cell office:value-type="float" office:value="22.731899" calcext:value-type="float">
            <text:p>22.731899</text:p>
          </table:table-cell>
          <table:table-cell office:value-type="float" office:value="21.2547" calcext:value-type="float">
            <text:p>21.2547</text:p>
          </table:table-cell>
          <table:table-cell table:number-columns-repeated="2" office:value-type="float" office:value="21.827499" calcext:value-type="float">
            <text:p>21.827499</text:p>
          </table:table-cell>
          <table:table-cell office:value-type="float" office:value="69498640" calcext:value-type="float">
            <text:p>69498640</text:p>
          </table:table-cell>
          <table:table-cell/>
          <table:table-cell office:value-type="float" office:value="21.827499" calcext:value-type="float">
            <text:p>21.827499</text:p>
          </table:table-cell>
          <table:table-cell table:formula="of:=[.I876]/[.I877]" office:value-type="float" office:value="0.356475006434188" calcext:value-type="float">
            <text:p>0.356475006434188</text:p>
          </table:table-cell>
          <table:table-cell table:formula="of:=([.J876]-1)*100" office:value-type="float" office:value="-64.3524993565812" calcext:value-type="float">
            <text:p>-64.3524993565812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3.72511832576174" calcext:value-type="float">
            <text:p>3.72511832576174</text:p>
          </table:table-cell>
          <table:table-cell table:formula="of:=[.L876]/1000" office:value-type="float" office:value="0.419" calcext:value-type="float">
            <text:p>0.41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21" calcext:value-type="date">
            <text:p>2017-12-21</text:p>
          </table:table-cell>
          <table:table-cell office:value-type="float" office:value="59.151299" calcext:value-type="float">
            <text:p>59.151299</text:p>
          </table:table-cell>
          <table:table-cell office:value-type="float" office:value="62.045502" calcext:value-type="float">
            <text:p>62.045502</text:p>
          </table:table-cell>
          <table:table-cell office:value-type="float" office:value="58.638699" calcext:value-type="float">
            <text:p>58.638699</text:p>
          </table:table-cell>
          <table:table-cell table:number-columns-repeated="2" office:value-type="float" office:value="61.231499" calcext:value-type="float">
            <text:p>61.231499</text:p>
          </table:table-cell>
          <table:table-cell office:value-type="float" office:value="27867808" calcext:value-type="float">
            <text:p>27867808</text:p>
          </table:table-cell>
          <table:table-cell/>
          <table:table-cell office:value-type="float" office:value="61.231499" calcext:value-type="float">
            <text:p>61.231499</text:p>
          </table:table-cell>
          <table:table-cell table:formula="of:=[.I877]/[.I878]" office:value-type="float" office:value="2.96496181742722" calcext:value-type="float">
            <text:p>2.96496181742722</text:p>
          </table:table-cell>
          <table:table-cell table:formula="of:=([.J877]-1)*100" office:value-type="float" office:value="196.496181742722" calcext:value-type="float">
            <text:p>196.496181742722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3.78132219218481" calcext:value-type="float">
            <text:p>3.78132219218481</text:p>
          </table:table-cell>
          <table:table-cell table:formula="of:=[.L877]/1000" office:value-type="float" office:value="0.66" calcext:value-type="float">
            <text:p>0.6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2-11" calcext:value-type="date">
            <text:p>2018-12-11</text:p>
          </table:table-cell>
          <table:table-cell office:value-type="float" office:value="19.686899" calcext:value-type="float">
            <text:p>19.686899</text:p>
          </table:table-cell>
          <table:table-cell office:value-type="float" office:value="21.375299" calcext:value-type="float">
            <text:p>21.375299</text:p>
          </table:table-cell>
          <table:table-cell office:value-type="float" office:value="19.295" calcext:value-type="float">
            <text:p>19.295</text:p>
          </table:table-cell>
          <table:table-cell table:number-columns-repeated="2" office:value-type="float" office:value="20.651699" calcext:value-type="float">
            <text:p>20.651699</text:p>
          </table:table-cell>
          <table:table-cell office:value-type="float" office:value="45855813" calcext:value-type="float">
            <text:p>45855813</text:p>
          </table:table-cell>
          <table:table-cell/>
          <table:table-cell office:value-type="float" office:value="20.651699" calcext:value-type="float">
            <text:p>20.651699</text:p>
          </table:table-cell>
          <table:table-cell table:formula="of:=[.I878]/[.I879]" office:value-type="float" office:value="3.01484656934307" calcext:value-type="float">
            <text:p>3.01484656934307</text:p>
          </table:table-cell>
          <table:table-cell table:formula="of:=([.J878]-1)*100" office:value-type="float" office:value="201.484656934307" calcext:value-type="float">
            <text:p>201.484656934307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3.78780762952018" calcext:value-type="float">
            <text:p>3.78780762952018</text:p>
          </table:table-cell>
          <table:table-cell table:formula="of:=[.L878]/1000" office:value-type="float" office:value="0.422" calcext:value-type="float">
            <text:p>0.42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29" calcext:value-type="date">
            <text:p>2019-11-29</text:p>
          </table:table-cell>
          <table:table-cell office:value-type="float" office:value="6.7" calcext:value-type="float">
            <text:p>6.7</text:p>
          </table:table-cell>
          <table:table-cell office:value-type="float" office:value="7.2" calcext:value-type="float">
            <text:p>7.2</text:p>
          </table:table-cell>
          <table:table-cell office:value-type="float" office:value="6.65" calcext:value-type="float">
            <text:p>6.65</text:p>
          </table:table-cell>
          <table:table-cell table:number-columns-repeated="2" office:value-type="float" office:value="6.85" calcext:value-type="float">
            <text:p>6.85</text:p>
          </table:table-cell>
          <table:table-cell office:value-type="float" office:value="399702662" calcext:value-type="float">
            <text:p>399702662</text:p>
          </table:table-cell>
          <table:table-cell/>
          <table:table-cell office:value-type="float" office:value="6.85" calcext:value-type="float">
            <text:p>6.85</text:p>
          </table:table-cell>
          <table:table-cell table:formula="of:=[.I879]/[.I880]" office:value-type="float" office:value="0.177091816289862" calcext:value-type="float">
            <text:p>0.177091816289862</text:p>
          </table:table-cell>
          <table:table-cell table:formula="of:=([.J879]-1)*100" office:value-type="float" office:value="-82.2908183710138" calcext:value-type="float">
            <text:p>-82.2908183710138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3.78787878787878" calcext:value-type="float">
            <text:p>3.78787878787878</text:p>
          </table:table-cell>
          <table:table-cell table:formula="of:=[.L879]/1000" office:value-type="float" office:value="0.187" calcext:value-type="float">
            <text:p>0.18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08" calcext:value-type="date">
            <text:p>2018-06-08</text:p>
          </table:table-cell>
          <table:table-cell office:value-type="float" office:value="37.203201" calcext:value-type="float">
            <text:p>37.203201</text:p>
          </table:table-cell>
          <table:table-cell office:value-type="float" office:value="39.072399" calcext:value-type="float">
            <text:p>39.072399</text:p>
          </table:table-cell>
          <table:table-cell office:value-type="float" office:value="36.6605" calcext:value-type="float">
            <text:p>36.6605</text:p>
          </table:table-cell>
          <table:table-cell table:number-columns-repeated="2" office:value-type="float" office:value="38.6805" calcext:value-type="float">
            <text:p>38.6805</text:p>
          </table:table-cell>
          <table:table-cell office:value-type="float" office:value="34926960" calcext:value-type="float">
            <text:p>34926960</text:p>
          </table:table-cell>
          <table:table-cell/>
          <table:table-cell office:value-type="float" office:value="38.6805" calcext:value-type="float">
            <text:p>38.6805</text:p>
          </table:table-cell>
          <table:table-cell table:formula="of:=[.I880]/[.I881]" office:value-type="float" office:value="0.650609622418843" calcext:value-type="float">
            <text:p>0.650609622418843</text:p>
          </table:table-cell>
          <table:table-cell table:formula="of:=([.J880]-1)*100" office:value-type="float" office:value="-34.9390377581157" calcext:value-type="float">
            <text:p>-34.9390377581157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3.80264870449636" calcext:value-type="float">
            <text:p>3.80264870449636</text:p>
          </table:table-cell>
          <table:table-cell table:formula="of:=[.L880]/1000" office:value-type="float" office:value="0.546" calcext:value-type="float">
            <text:p>0.54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19" calcext:value-type="date">
            <text:p>2017-12-19</text:p>
          </table:table-cell>
          <table:table-cell office:value-type="float" office:value="57.3424" calcext:value-type="float">
            <text:p>57.3424</text:p>
          </table:table-cell>
          <table:table-cell office:value-type="float" office:value="59.784401" calcext:value-type="float">
            <text:p>59.784401</text:p>
          </table:table-cell>
          <table:table-cell office:value-type="float" office:value="56.799702" calcext:value-type="float">
            <text:p>56.799702</text:p>
          </table:table-cell>
          <table:table-cell table:number-columns-repeated="2" office:value-type="float" office:value="59.452702" calcext:value-type="float">
            <text:p>59.452702</text:p>
          </table:table-cell>
          <table:table-cell office:value-type="float" office:value="16761789" calcext:value-type="float">
            <text:p>16761789</text:p>
          </table:table-cell>
          <table:table-cell/>
          <table:table-cell office:value-type="float" office:value="59.452702" calcext:value-type="float">
            <text:p>59.452702</text:p>
          </table:table-cell>
          <table:table-cell table:formula="of:=[.I881]/[.I882]" office:value-type="float" office:value="1.79599130604503" calcext:value-type="float">
            <text:p>1.79599130604503</text:p>
          </table:table-cell>
          <table:table-cell table:formula="of:=([.J881]-1)*100" office:value-type="float" office:value="79.5991306045032" calcext:value-type="float">
            <text:p>79.5991306045032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3.84406805712998" calcext:value-type="float">
            <text:p>3.84406805712998</text:p>
          </table:table-cell>
          <table:table-cell table:formula="of:=[.L881]/1000" office:value-type="float" office:value="0.662" calcext:value-type="float">
            <text:p>0.66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22" calcext:value-type="date">
            <text:p>2018-05-22</text:p>
          </table:table-cell>
          <table:table-cell office:value-type="float" office:value="31.9272" calcext:value-type="float">
            <text:p>31.9272</text:p>
          </table:table-cell>
          <table:table-cell office:value-type="float" office:value="33.706001" calcext:value-type="float">
            <text:p>33.706001</text:p>
          </table:table-cell>
          <table:table-cell office:value-type="float" office:value="31.565399" calcext:value-type="float">
            <text:p>31.565399</text:p>
          </table:table-cell>
          <table:table-cell table:number-columns-repeated="2" office:value-type="float" office:value="33.103001" calcext:value-type="float">
            <text:p>33.103001</text:p>
          </table:table-cell>
          <table:table-cell office:value-type="float" office:value="25035402" calcext:value-type="float">
            <text:p>25035402</text:p>
          </table:table-cell>
          <table:table-cell/>
          <table:table-cell office:value-type="float" office:value="33.103001" calcext:value-type="float">
            <text:p>33.103001</text:p>
          </table:table-cell>
          <table:table-cell table:formula="of:=[.I882]/[.I883]" office:value-type="float" office:value="0.487566703314808" calcext:value-type="float">
            <text:p>0.487566703314808</text:p>
          </table:table-cell>
          <table:table-cell table:formula="of:=([.J882]-1)*100" office:value-type="float" office:value="-51.2433296685192" calcext:value-type="float">
            <text:p>-51.2433296685192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3.87895289089786" calcext:value-type="float">
            <text:p>3.87895289089786</text:p>
          </table:table-cell>
          <table:table-cell table:formula="of:=[.L882]/1000" office:value-type="float" office:value="0.559" calcext:value-type="float">
            <text:p>0.55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22" calcext:value-type="date">
            <text:p>2017-02-22</text:p>
          </table:table-cell>
          <table:table-cell office:value-type="float" office:value="65.120697" calcext:value-type="float">
            <text:p>65.120697</text:p>
          </table:table-cell>
          <table:table-cell office:value-type="float" office:value="68.949501" calcext:value-type="float">
            <text:p>68.949501</text:p>
          </table:table-cell>
          <table:table-cell office:value-type="float" office:value="64.608101" calcext:value-type="float">
            <text:p>64.608101</text:p>
          </table:table-cell>
          <table:table-cell table:number-columns-repeated="2" office:value-type="float" office:value="67.894302" calcext:value-type="float">
            <text:p>67.894302</text:p>
          </table:table-cell>
          <table:table-cell office:value-type="float" office:value="40840187" calcext:value-type="float">
            <text:p>40840187</text:p>
          </table:table-cell>
          <table:table-cell/>
          <table:table-cell office:value-type="float" office:value="67.894302" calcext:value-type="float">
            <text:p>67.894302</text:p>
          </table:table-cell>
          <table:table-cell table:formula="of:=[.I883]/[.I884]" office:value-type="float" office:value="3.13213260634079" calcext:value-type="float">
            <text:p>3.13213260634079</text:p>
          </table:table-cell>
          <table:table-cell table:formula="of:=([.J883]-1)*100" office:value-type="float" office:value="213.213260634079" calcext:value-type="float">
            <text:p>213.213260634079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3.92244328913329" calcext:value-type="float">
            <text:p>3.92244328913329</text:p>
          </table:table-cell>
          <table:table-cell table:formula="of:=[.L883]/1000" office:value-type="float" office:value="0.866" calcext:value-type="float">
            <text:p>0.86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12" calcext:value-type="date">
            <text:p>2018-10-12</text:p>
          </table:table-cell>
          <table:table-cell office:value-type="float" office:value="21.103901" calcext:value-type="float">
            <text:p>21.103901</text:p>
          </table:table-cell>
          <table:table-cell office:value-type="float" office:value="22.0084" calcext:value-type="float">
            <text:p>22.0084</text:p>
          </table:table-cell>
          <table:table-cell office:value-type="float" office:value="21.073799" calcext:value-type="float">
            <text:p>21.073799</text:p>
          </table:table-cell>
          <table:table-cell table:number-columns-repeated="2" office:value-type="float" office:value="21.676701" calcext:value-type="float">
            <text:p>21.676701</text:p>
          </table:table-cell>
          <table:table-cell office:value-type="float" office:value="24723275" calcext:value-type="float">
            <text:p>24723275</text:p>
          </table:table-cell>
          <table:table-cell/>
          <table:table-cell office:value-type="float" office:value="21.676701" calcext:value-type="float">
            <text:p>21.676701</text:p>
          </table:table-cell>
          <table:table-cell table:formula="of:=[.I884]/[.I885]" office:value-type="float" office:value="0.631809869503536" calcext:value-type="float">
            <text:p>0.631809869503536</text:p>
          </table:table-cell>
          <table:table-cell table:formula="of:=([.J884]-1)*100" office:value-type="float" office:value="-36.8190130496464" calcext:value-type="float">
            <text:p>-36.8190130496464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4.05182742432535" calcext:value-type="float">
            <text:p>4.05182742432535</text:p>
          </table:table-cell>
          <table:table-cell table:formula="of:=[.L884]/1000" office:value-type="float" office:value="0.461" calcext:value-type="float">
            <text:p>0.46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24" calcext:value-type="date">
            <text:p>2018-05-24</text:p>
          </table:table-cell>
          <table:table-cell office:value-type="float" office:value="33.133099" calcext:value-type="float">
            <text:p>33.133099</text:p>
          </table:table-cell>
          <table:table-cell office:value-type="float" office:value="34.881802" calcext:value-type="float">
            <text:p>34.881802</text:p>
          </table:table-cell>
          <table:table-cell office:value-type="float" office:value="33.0126" calcext:value-type="float">
            <text:p>33.0126</text:p>
          </table:table-cell>
          <table:table-cell table:number-columns-repeated="2" office:value-type="float" office:value="34.308899" calcext:value-type="float">
            <text:p>34.308899</text:p>
          </table:table-cell>
          <table:table-cell office:value-type="float" office:value="26412670" calcext:value-type="float">
            <text:p>26412670</text:p>
          </table:table-cell>
          <table:table-cell/>
          <table:table-cell office:value-type="float" office:value="34.308899" calcext:value-type="float">
            <text:p>34.308899</text:p>
          </table:table-cell>
          <table:table-cell table:formula="of:=[.I885]/[.I886]" office:value-type="float" office:value="0.965224389659552" calcext:value-type="float">
            <text:p>0.965224389659552</text:p>
          </table:table-cell>
          <table:table-cell table:formula="of:=([.J885]-1)*100" office:value-type="float" office:value="-3.4775610340448" calcext:value-type="float">
            <text:p>-3.4775610340448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4.11685363034284" calcext:value-type="float">
            <text:p>4.11685363034284</text:p>
          </table:table-cell>
          <table:table-cell table:formula="of:=[.L885]/1000" office:value-type="float" office:value="0.557" calcext:value-type="float">
            <text:p>0.55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06" calcext:value-type="date">
            <text:p>2018-06-06</text:p>
          </table:table-cell>
          <table:table-cell office:value-type="float" office:value="33.7663" calcext:value-type="float">
            <text:p>33.7663</text:p>
          </table:table-cell>
          <table:table-cell office:value-type="float" office:value="35.8465" calcext:value-type="float">
            <text:p>35.8465</text:p>
          </table:table-cell>
          <table:table-cell office:value-type="float" office:value="33.374298" calcext:value-type="float">
            <text:p>33.374298</text:p>
          </table:table-cell>
          <table:table-cell table:number-columns-repeated="2" office:value-type="float" office:value="35.544998" calcext:value-type="float">
            <text:p>35.544998</text:p>
          </table:table-cell>
          <table:table-cell office:value-type="float" office:value="35831451" calcext:value-type="float">
            <text:p>35831451</text:p>
          </table:table-cell>
          <table:table-cell/>
          <table:table-cell office:value-type="float" office:value="35.544998" calcext:value-type="float">
            <text:p>35.544998</text:p>
          </table:table-cell>
          <table:table-cell table:formula="of:=[.I886]/[.I887]" office:value-type="float" office:value="0.649944273378078" calcext:value-type="float">
            <text:p>0.649944273378078</text:p>
          </table:table-cell>
          <table:table-cell table:formula="of:=([.J886]-1)*100" office:value-type="float" office:value="-35.0055726621922" calcext:value-type="float">
            <text:p>-35.0055726621922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4.24395050721598" calcext:value-type="float">
            <text:p>4.24395050721598</text:p>
          </table:table-cell>
          <table:table-cell table:formula="of:=[.L886]/1000" office:value-type="float" office:value="0.548" calcext:value-type="float">
            <text:p>0.54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10" calcext:value-type="date">
            <text:p>2017-05-10</text:p>
          </table:table-cell>
          <table:table-cell office:value-type="float" office:value="51.885502" calcext:value-type="float">
            <text:p>51.885502</text:p>
          </table:table-cell>
          <table:table-cell office:value-type="float" office:value="55.714298" calcext:value-type="float">
            <text:p>55.714298</text:p>
          </table:table-cell>
          <table:table-cell office:value-type="float" office:value="51.6744" calcext:value-type="float">
            <text:p>51.6744</text:p>
          </table:table-cell>
          <table:table-cell table:number-columns-repeated="2" office:value-type="float" office:value="54.689301" calcext:value-type="float">
            <text:p>54.689301</text:p>
          </table:table-cell>
          <table:table-cell office:value-type="float" office:value="41110634" calcext:value-type="float">
            <text:p>41110634</text:p>
          </table:table-cell>
          <table:table-cell/>
          <table:table-cell office:value-type="float" office:value="54.689301" calcext:value-type="float">
            <text:p>54.689301</text:p>
          </table:table-cell>
          <table:table-cell table:formula="of:=[.I887]/[.I888]" office:value-type="float" office:value="5.60915907692308" calcext:value-type="float">
            <text:p>5.60915907692308</text:p>
          </table:table-cell>
          <table:table-cell table:formula="of:=([.J887]-1)*100" office:value-type="float" office:value="460.915907692308" calcext:value-type="float">
            <text:p>460.915907692308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4.25289976027055" calcext:value-type="float">
            <text:p>4.25289976027055</text:p>
          </table:table-cell>
          <table:table-cell table:formula="of:=[.L887]/1000" office:value-type="float" office:value="0.816" calcext:value-type="float">
            <text:p>0.81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float" office:value="9.2" calcext:value-type="float">
            <text:p>9.2</text:p>
          </table:table-cell>
          <table:table-cell office:value-type="float" office:value="9.9" calcext:value-type="float">
            <text:p>9.9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9.75" calcext:value-type="float">
            <text:p>9.75</text:p>
          </table:table-cell>
          <table:table-cell office:value-type="float" office:value="924533453" calcext:value-type="float">
            <text:p>924533453</text:p>
          </table:table-cell>
          <table:table-cell/>
          <table:table-cell office:value-type="float" office:value="9.75" calcext:value-type="float">
            <text:p>9.75</text:p>
          </table:table-cell>
          <table:table-cell table:formula="of:=[.I888]/[.I889]" office:value-type="float" office:value="0.819327731092437" calcext:value-type="float">
            <text:p>0.819327731092437</text:p>
          </table:table-cell>
          <table:table-cell table:formula="of:=([.J888]-1)*100" office:value-type="float" office:value="-18.0672268907563" calcext:value-type="float">
            <text:p>-18.067226890756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.27807486631016" calcext:value-type="float">
            <text:p>4.27807486631016</text:p>
          </table:table-cell>
          <table:table-cell table:formula="of:=[.L888]/1000" office:value-type="float" office:value="0.036" calcext:value-type="float">
            <text:p>0.03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6-20" calcext:value-type="date">
            <text:p>2019-06-20</text:p>
          </table:table-cell>
          <table:table-cell office:value-type="float" office:value="11.3" calcext:value-type="float">
            <text:p>11.3</text:p>
          </table:table-cell>
          <table:table-cell office:value-type="float" office:value="11.95" calcext:value-type="float">
            <text:p>11.95</text:p>
          </table:table-cell>
          <table:table-cell office:value-type="float" office:value="11.25" calcext:value-type="float">
            <text:p>11.25</text:p>
          </table:table-cell>
          <table:table-cell table:number-columns-repeated="2" office:value-type="float" office:value="11.9" calcext:value-type="float">
            <text:p>11.9</text:p>
          </table:table-cell>
          <table:table-cell office:value-type="float" office:value="33264078" calcext:value-type="float">
            <text:p>33264078</text:p>
          </table:table-cell>
          <table:table-cell/>
          <table:table-cell office:value-type="float" office:value="11.9" calcext:value-type="float">
            <text:p>11.9</text:p>
          </table:table-cell>
          <table:table-cell table:formula="of:=[.I889]/[.I890]" office:value-type="float" office:value="0.250770745995133" calcext:value-type="float">
            <text:p>0.250770745995133</text:p>
          </table:table-cell>
          <table:table-cell table:formula="of:=([.J889]-1)*100" office:value-type="float" office:value="-74.9229254004867" calcext:value-type="float">
            <text:p>-74.9229254004867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4.38596491228069" calcext:value-type="float">
            <text:p>4.38596491228069</text:p>
          </table:table-cell>
          <table:table-cell table:formula="of:=[.L889]/1000" office:value-type="float" office:value="0.295" calcext:value-type="float">
            <text:p>0.29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26" calcext:value-type="date">
            <text:p>2016-10-26</text:p>
          </table:table-cell>
          <table:table-cell office:value-type="float" office:value="45.795502" calcext:value-type="float">
            <text:p>45.795502</text:p>
          </table:table-cell>
          <table:table-cell office:value-type="float" office:value="48.056599" calcext:value-type="float">
            <text:p>48.056599</text:p>
          </table:table-cell>
          <table:table-cell office:value-type="float" office:value="45.313099" calcext:value-type="float">
            <text:p>45.313099</text:p>
          </table:table-cell>
          <table:table-cell table:number-columns-repeated="2" office:value-type="float" office:value="47.453701" calcext:value-type="float">
            <text:p>47.453701</text:p>
          </table:table-cell>
          <table:table-cell office:value-type="float" office:value="30646073" calcext:value-type="float">
            <text:p>30646073</text:p>
          </table:table-cell>
          <table:table-cell/>
          <table:table-cell office:value-type="float" office:value="47.453701" calcext:value-type="float">
            <text:p>47.453701</text:p>
          </table:table-cell>
          <table:table-cell table:formula="of:=[.I890]/[.I891]" office:value-type="float" office:value="13.754695942029" calcext:value-type="float">
            <text:p>13.754695942029</text:p>
          </table:table-cell>
          <table:table-cell table:formula="of:=([.J890]-1)*100" office:value-type="float" office:value="1275.4695942029" calcext:value-type="float">
            <text:p>1275.4695942029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float" office:value="4.5152852310232" calcext:value-type="float">
            <text:p>4.5152852310232</text:p>
          </table:table-cell>
          <table:table-cell table:formula="of:=[.L890]/1000" office:value-type="float" office:value="0.948" calcext:value-type="float">
            <text:p>0.94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20" calcext:value-type="date">
            <text:p>2020-03-20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386962314" calcext:value-type="float">
            <text:p>386962314</text:p>
          </table:table-cell>
          <table:table-cell/>
          <table:table-cell office:value-type="float" office:value="3.45" calcext:value-type="float">
            <text:p>3.45</text:p>
          </table:table-cell>
          <table:table-cell table:formula="of:=[.I891]/[.I892]" office:value-type="float" office:value="0.5" calcext:value-type="float">
            <text:p>0.5</text:p>
          </table:table-cell>
          <table:table-cell table:formula="of:=([.J891]-1)*100" office:value-type="float" office:value="-50" calcext:value-type="float">
            <text:p>-5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.54545454545456" calcext:value-type="float">
            <text:p>4.54545454545456</text:p>
          </table:table-cell>
          <table:table-cell table:formula="of:=[.L891]/1000" office:value-type="float" office:value="0.11" calcext:value-type="float">
            <text:p>0.1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17" calcext:value-type="date">
            <text:p>2019-12-17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6.9" calcext:value-type="float">
            <text:p>6.9</text:p>
          </table:table-cell>
          <table:table-cell office:value-type="float" office:value="314339768" calcext:value-type="float">
            <text:p>314339768</text:p>
          </table:table-cell>
          <table:table-cell/>
          <table:table-cell office:value-type="float" office:value="6.9" calcext:value-type="float">
            <text:p>6.9</text:p>
          </table:table-cell>
          <table:table-cell table:formula="of:=[.I892]/[.I893]" office:value-type="float" office:value="0.144395867674874" calcext:value-type="float">
            <text:p>0.144395867674874</text:p>
          </table:table-cell>
          <table:table-cell table:formula="of:=([.J892]-1)*100" office:value-type="float" office:value="-85.5604132325126" calcext:value-type="float">
            <text:p>-85.56041323251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4.54545454545456" calcext:value-type="float">
            <text:p>4.54545454545456</text:p>
          </table:table-cell>
          <table:table-cell table:formula="of:=[.L892]/1000" office:value-type="float" office:value="0.175" calcext:value-type="float">
            <text:p>0.17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1-29" calcext:value-type="date">
            <text:p>2016-11-29</text:p>
          </table:table-cell>
          <table:table-cell office:value-type="float" office:value="47.212502" calcext:value-type="float">
            <text:p>47.212502</text:p>
          </table:table-cell>
          <table:table-cell office:value-type="float" office:value="48.056599" calcext:value-type="float">
            <text:p>48.056599</text:p>
          </table:table-cell>
          <table:table-cell office:value-type="float" office:value="46.730099" calcext:value-type="float">
            <text:p>46.730099</text:p>
          </table:table-cell>
          <table:table-cell table:number-columns-repeated="2" office:value-type="float" office:value="47.785301" calcext:value-type="float">
            <text:p>47.785301</text:p>
          </table:table-cell>
          <table:table-cell office:value-type="float" office:value="30401751" calcext:value-type="float">
            <text:p>30401751</text:p>
          </table:table-cell>
          <table:table-cell/>
          <table:table-cell office:value-type="float" office:value="47.785301" calcext:value-type="float">
            <text:p>47.785301</text:p>
          </table:table-cell>
          <table:table-cell table:formula="of:=[.I893]/[.I894]" office:value-type="float" office:value="6.97595635036496" calcext:value-type="float">
            <text:p>6.97595635036496</text:p>
          </table:table-cell>
          <table:table-cell table:formula="of:=([.J893]-1)*100" office:value-type="float" office:value="597.595635036496" calcext:value-type="float">
            <text:p>597.595635036496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4.55135193771916" calcext:value-type="float">
            <text:p>4.55135193771916</text:p>
          </table:table-cell>
          <table:table-cell table:formula="of:=[.L893]/1000" office:value-type="float" office:value="0.926" calcext:value-type="float">
            <text:p>0.92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25" calcext:value-type="date">
            <text:p>2019-11-25</text:p>
          </table:table-cell>
          <table:table-cell office:value-type="float" office:value="6.25" calcext:value-type="float">
            <text:p>6.25</text:p>
          </table:table-cell>
          <table:table-cell office:value-type="float" office:value="7" calcext:value-type="float">
            <text:p>7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6.85" calcext:value-type="float">
            <text:p>6.85</text:p>
          </table:table-cell>
          <table:table-cell office:value-type="float" office:value="538266323" calcext:value-type="float">
            <text:p>538266323</text:p>
          </table:table-cell>
          <table:table-cell/>
          <table:table-cell office:value-type="float" office:value="6.85" calcext:value-type="float">
            <text:p>6.85</text:p>
          </table:table-cell>
          <table:table-cell table:formula="of:=[.I894]/[.I895]" office:value-type="float" office:value="0.501831501831502" calcext:value-type="float">
            <text:p>0.501831501831502</text:p>
          </table:table-cell>
          <table:table-cell table:formula="of:=([.J894]-1)*100" office:value-type="float" office:value="-49.8168498168498" calcext:value-type="float">
            <text:p>-49.8168498168498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4.58015267175573" calcext:value-type="float">
            <text:p>4.58015267175573</text:p>
          </table:table-cell>
          <table:table-cell table:formula="of:=[.L894]/1000" office:value-type="float" office:value="0.191" calcext:value-type="float">
            <text:p>0.19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28" calcext:value-type="date">
            <text:p>2019-05-28</text:p>
          </table:table-cell>
          <table:table-cell office:value-type="float" office:value="13.05" calcext:value-type="float">
            <text:p>13.05</text:p>
          </table:table-cell>
          <table:table-cell office:value-type="float" office:value="13.8" calcext:value-type="float">
            <text:p>13.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3.65" calcext:value-type="float">
            <text:p>13.65</text:p>
          </table:table-cell>
          <table:table-cell office:value-type="float" office:value="170049972" calcext:value-type="float">
            <text:p>170049972</text:p>
          </table:table-cell>
          <table:table-cell/>
          <table:table-cell office:value-type="float" office:value="13.65" calcext:value-type="float">
            <text:p>13.65</text:p>
          </table:table-cell>
          <table:table-cell table:formula="of:=[.I895]/[.I896]" office:value-type="float" office:value="0.259609848429881" calcext:value-type="float">
            <text:p>0.259609848429881</text:p>
          </table:table-cell>
          <table:table-cell table:formula="of:=([.J895]-1)*100" office:value-type="float" office:value="-74.039015157012" calcext:value-type="float">
            <text:p>-74.039015157012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.59770114942528" calcext:value-type="float">
            <text:p>4.59770114942528</text:p>
          </table:table-cell>
          <table:table-cell table:formula="of:=[.L895]/1000" office:value-type="float" office:value="0.311" calcext:value-type="float">
            <text:p>0.31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10" calcext:value-type="date">
            <text:p>2017-07-10</text:p>
          </table:table-cell>
          <table:table-cell office:value-type="float" office:value="51.101601" calcext:value-type="float">
            <text:p>51.101601</text:p>
          </table:table-cell>
          <table:table-cell office:value-type="float" office:value="52.940701" calcext:value-type="float">
            <text:p>52.940701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52.578899" calcext:value-type="float">
            <text:p>52.578899</text:p>
          </table:table-cell>
          <table:table-cell office:value-type="float" office:value="9913915" calcext:value-type="float">
            <text:p>9913915</text:p>
          </table:table-cell>
          <table:table-cell/>
          <table:table-cell office:value-type="float" office:value="52.578899" calcext:value-type="float">
            <text:p>52.578899</text:p>
          </table:table-cell>
          <table:table-cell table:formula="of:=[.I896]/[.I897]" office:value-type="float" office:value="2.14778706103989" calcext:value-type="float">
            <text:p>2.14778706103989</text:p>
          </table:table-cell>
          <table:table-cell table:formula="of:=([.J896]-1)*100" office:value-type="float" office:value="114.778706103989" calcext:value-type="float">
            <text:p>114.778706103989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float" office:value="4.61901009799532" calcext:value-type="float">
            <text:p>4.61901009799532</text:p>
          </table:table-cell>
          <table:table-cell table:formula="of:=[.L896]/1000" office:value-type="float" office:value="0.774" calcext:value-type="float">
            <text:p>0.77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02" calcext:value-type="date">
            <text:p>2018-11-02</text:p>
          </table:table-cell>
          <table:table-cell office:value-type="float" office:value="23.5158" calcext:value-type="float">
            <text:p>23.5158</text:p>
          </table:table-cell>
          <table:table-cell office:value-type="float" office:value="24.6614" calcext:value-type="float">
            <text:p>24.6614</text:p>
          </table:table-cell>
          <table:table-cell office:value-type="float" office:value="23.5158" calcext:value-type="float">
            <text:p>23.5158</text:p>
          </table:table-cell>
          <table:table-cell table:number-columns-repeated="2" office:value-type="float" office:value="24.480499" calcext:value-type="float">
            <text:p>24.480499</text:p>
          </table:table-cell>
          <table:table-cell office:value-type="float" office:value="20560814" calcext:value-type="float">
            <text:p>20560814</text:p>
          </table:table-cell>
          <table:table-cell/>
          <table:table-cell office:value-type="float" office:value="24.480499" calcext:value-type="float">
            <text:p>24.480499</text:p>
          </table:table-cell>
          <table:table-cell table:formula="of:=[.I897]/[.I898]" office:value-type="float" office:value="1.12621332290564" calcext:value-type="float">
            <text:p>1.12621332290564</text:p>
          </table:table-cell>
          <table:table-cell table:formula="of:=([.J897]-1)*100" office:value-type="float" office:value="12.6213322905645" calcext:value-type="float">
            <text:p>12.6213322905645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4.63897702781009" calcext:value-type="float">
            <text:p>4.63897702781009</text:p>
          </table:table-cell>
          <table:table-cell table:formula="of:=[.L897]/1000" office:value-type="float" office:value="0.447" calcext:value-type="float">
            <text:p>0.44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0-10" calcext:value-type="date">
            <text:p>2018-10-10</text:p>
          </table:table-cell>
          <table:table-cell office:value-type="float" office:value="20.651699" calcext:value-type="float">
            <text:p>20.651699</text:p>
          </table:table-cell>
          <table:table-cell office:value-type="float" office:value="21.978201" calcext:value-type="float">
            <text:p>21.978201</text:p>
          </table:table-cell>
          <table:table-cell office:value-type="float" office:value="19.928101" calcext:value-type="float">
            <text:p>19.928101</text:p>
          </table:table-cell>
          <table:table-cell table:number-columns-repeated="2" office:value-type="float" office:value="21.737" calcext:value-type="float">
            <text:p>21.737</text:p>
          </table:table-cell>
          <table:table-cell office:value-type="float" office:value="48172660" calcext:value-type="float">
            <text:p>48172660</text:p>
          </table:table-cell>
          <table:table-cell/>
          <table:table-cell office:value-type="float" office:value="21.737" calcext:value-type="float">
            <text:p>21.737</text:p>
          </table:table-cell>
          <table:table-cell table:formula="of:=[.I898]/[.I899]" office:value-type="float" office:value="4.83044444444444" calcext:value-type="float">
            <text:p>4.83044444444444</text:p>
          </table:table-cell>
          <table:table-cell table:formula="of:=([.J898]-1)*100" office:value-type="float" office:value="383.044444444444" calcext:value-type="float">
            <text:p>383.044444444444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4.64416050970955" calcext:value-type="float">
            <text:p>4.64416050970955</text:p>
          </table:table-cell>
          <table:table-cell table:formula="of:=[.L898]/1000" office:value-type="float" office:value="0.463" calcext:value-type="float">
            <text:p>0.46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04" calcext:value-type="date">
            <text:p>2019-11-04</text:p>
          </table:table-cell>
          <table:table-cell office:value-type="float" office:value="4.5" calcext:value-type="float">
            <text:p>4.5</text:p>
          </table:table-cell>
          <table:table-cell office:value-type="float" office:value="4.75" calcext:value-type="float">
            <text:p>4.75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79149168" calcext:value-type="float">
            <text:p>179149168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[.I899]/[.I900]" office:value-type="float" office:value="0.0765836216564867" calcext:value-type="float">
            <text:p>0.076583621656487</text:p>
          </table:table-cell>
          <table:table-cell table:formula="of:=([.J899]-1)*100" office:value-type="float" office:value="-92.3416378343513" calcext:value-type="float">
            <text:p>-92.3416378343513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4.65116279069768" calcext:value-type="float">
            <text:p>4.65116279069768</text:p>
          </table:table-cell>
          <table:table-cell table:formula="of:=[.L899]/1000" office:value-type="float" office:value="0.205" calcext:value-type="float">
            <text:p>0.20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07" calcext:value-type="date">
            <text:p>2017-12-07</text:p>
          </table:table-cell>
          <table:table-cell office:value-type="float" office:value="56.136398" calcext:value-type="float">
            <text:p>56.136398</text:p>
          </table:table-cell>
          <table:table-cell office:value-type="float" office:value="59.091" calcext:value-type="float">
            <text:p>59.091</text:p>
          </table:table-cell>
          <table:table-cell office:value-type="float" office:value="55.895199" calcext:value-type="float">
            <text:p>55.895199</text:p>
          </table:table-cell>
          <table:table-cell table:number-columns-repeated="2" office:value-type="float" office:value="58.7593" calcext:value-type="float">
            <text:p>58.7593</text:p>
          </table:table-cell>
          <table:table-cell office:value-type="float" office:value="23212076" calcext:value-type="float">
            <text:p>23212076</text:p>
          </table:table-cell>
          <table:table-cell/>
          <table:table-cell office:value-type="float" office:value="58.7593" calcext:value-type="float">
            <text:p>58.7593</text:p>
          </table:table-cell>
          <table:table-cell table:formula="of:=[.I900]/[.I901]" office:value-type="float" office:value="1.64195411521888" calcext:value-type="float">
            <text:p>1.64195411521888</text:p>
          </table:table-cell>
          <table:table-cell table:formula="of:=([.J900]-1)*100" office:value-type="float" office:value="64.195411521888" calcext:value-type="float">
            <text:p>64.195411521888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.67237317221529" calcext:value-type="float">
            <text:p>4.67237317221529</text:p>
          </table:table-cell>
          <table:table-cell table:formula="of:=[.L900]/1000" office:value-type="float" office:value="0.67" calcext:value-type="float">
            <text:p>0.6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29" calcext:value-type="date">
            <text:p>2018-06-29</text:p>
          </table:table-cell>
          <table:table-cell office:value-type="float" office:value="34.972198" calcext:value-type="float">
            <text:p>34.972198</text:p>
          </table:table-cell>
          <table:table-cell office:value-type="float" office:value="36.057499" calcext:value-type="float">
            <text:p>36.057499</text:p>
          </table:table-cell>
          <table:table-cell office:value-type="float" office:value="33.645699" calcext:value-type="float">
            <text:p>33.645699</text:p>
          </table:table-cell>
          <table:table-cell table:number-columns-repeated="2" office:value-type="float" office:value="35.786201" calcext:value-type="float">
            <text:p>35.786201</text:p>
          </table:table-cell>
          <table:table-cell office:value-type="float" office:value="21911326" calcext:value-type="float">
            <text:p>21911326</text:p>
          </table:table-cell>
          <table:table-cell/>
          <table:table-cell office:value-type="float" office:value="35.786201" calcext:value-type="float">
            <text:p>35.786201</text:p>
          </table:table-cell>
          <table:table-cell table:formula="of:=[.I901]/[.I902]" office:value-type="float" office:value="10.8443033333333" calcext:value-type="float">
            <text:p>10.8443033333333</text:p>
          </table:table-cell>
          <table:table-cell table:formula="of:=([.J901]-1)*100" office:value-type="float" office:value="984.430333333333" calcext:value-type="float">
            <text:p>984.430333333333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4.67382102433225" calcext:value-type="float">
            <text:p>4.67382102433225</text:p>
          </table:table-cell>
          <table:table-cell table:formula="of:=[.L901]/1000" office:value-type="float" office:value="0.531" calcext:value-type="float">
            <text:p>0.53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19" calcext:value-type="date">
            <text:p>2020-03-19</text:p>
          </table:table-cell>
          <table:table-cell office:value-type="float" office:value="3.3" calcext:value-type="float">
            <text:p>3.3</text:p>
          </table:table-cell>
          <table:table-cell office:value-type="float" office:value="3.55" calcext:value-type="float">
            <text:p>3.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609053154" calcext:value-type="float">
            <text:p>609053154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I902]/[.I903]" office:value-type="float" office:value="0.75" calcext:value-type="float">
            <text:p>0.75</text:p>
          </table:table-cell>
          <table:table-cell table:formula="of:=([.J902]-1)*100" office:value-type="float" office:value="-25" calcext:value-type="float">
            <text:p>-2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4.76190476190477" calcext:value-type="float">
            <text:p>4.76190476190477</text:p>
          </table:table-cell>
          <table:table-cell table:formula="of:=[.L902]/1000" office:value-type="float" office:value="0.111" calcext:value-type="float">
            <text:p>0.11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20" calcext:value-type="date">
            <text:p>2020-02-20</text:p>
          </table:table-cell>
          <table:table-cell office:value-type="float" office:value="4.45" calcext:value-type="float">
            <text:p>4.45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956876746" calcext:value-type="float">
            <text:p>956876746</text:p>
          </table:table-cell>
          <table:table-cell/>
          <table:table-cell office:value-type="float" office:value="4.4" calcext:value-type="float">
            <text:p>4.4</text:p>
          </table:table-cell>
          <table:table-cell table:formula="of:=[.I903]/[.I904]" office:value-type="float" office:value="0.0956386597545999" calcext:value-type="float">
            <text:p>0.0956386597546</text:p>
          </table:table-cell>
          <table:table-cell table:formula="of:=([.J903]-1)*100" office:value-type="float" office:value="-90.43613402454" calcext:value-type="float">
            <text:p>-90.4361340245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.76190476190477" calcext:value-type="float">
            <text:p>4.76190476190477</text:p>
          </table:table-cell>
          <table:table-cell table:formula="of:=[.L903]/1000" office:value-type="float" office:value="0.129" calcext:value-type="float">
            <text:p>0.12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10-19" calcext:value-type="date">
            <text:p>2016-10-19</text:p>
          </table:table-cell>
          <table:table-cell office:value-type="float" office:value="43.805698" calcext:value-type="float">
            <text:p>43.805698</text:p>
          </table:table-cell>
          <table:table-cell office:value-type="float" office:value="47.152199" calcext:value-type="float">
            <text:p>47.152199</text:p>
          </table:table-cell>
          <table:table-cell office:value-type="float" office:value="43.745399" calcext:value-type="float">
            <text:p>43.745399</text:p>
          </table:table-cell>
          <table:table-cell table:number-columns-repeated="2" office:value-type="float" office:value="46.0065" calcext:value-type="float">
            <text:p>46.0065</text:p>
          </table:table-cell>
          <table:table-cell office:value-type="float" office:value="16064954" calcext:value-type="float">
            <text:p>16064954</text:p>
          </table:table-cell>
          <table:table-cell/>
          <table:table-cell office:value-type="float" office:value="46.0065" calcext:value-type="float">
            <text:p>46.0065</text:p>
          </table:table-cell>
          <table:table-cell table:formula="of:=[.I904]/[.I905]" office:value-type="float" office:value="1.23462637701773" calcext:value-type="float">
            <text:p>1.23462637701773</text:p>
          </table:table-cell>
          <table:table-cell table:formula="of:=([.J904]-1)*100" office:value-type="float" office:value="23.4626377017725" calcext:value-type="float">
            <text:p>23.4626377017725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float" office:value="4.80771879068342" calcext:value-type="float">
            <text:p>4.80771879068342</text:p>
          </table:table-cell>
          <table:table-cell table:formula="of:=[.L904]/1000" office:value-type="float" office:value="0.953" calcext:value-type="float">
            <text:p>0.95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6-07" calcext:value-type="date">
            <text:p>2018-06-07</text:p>
          </table:table-cell>
          <table:table-cell office:value-type="float" office:value="35.575199" calcext:value-type="float">
            <text:p>35.575199</text:p>
          </table:table-cell>
          <table:table-cell office:value-type="float" office:value="37.5951" calcext:value-type="float">
            <text:p>37.5951</text:p>
          </table:table-cell>
          <table:table-cell office:value-type="float" office:value="35.575199" calcext:value-type="float">
            <text:p>35.575199</text:p>
          </table:table-cell>
          <table:table-cell table:number-columns-repeated="2" office:value-type="float" office:value="37.2635" calcext:value-type="float">
            <text:p>37.2635</text:p>
          </table:table-cell>
          <table:table-cell office:value-type="float" office:value="24385838" calcext:value-type="float">
            <text:p>24385838</text:p>
          </table:table-cell>
          <table:table-cell/>
          <table:table-cell office:value-type="float" office:value="37.2635" calcext:value-type="float">
            <text:p>37.2635</text:p>
          </table:table-cell>
          <table:table-cell table:formula="of:=[.I905]/[.I906]" office:value-type="float" office:value="2.30021590739408" calcext:value-type="float">
            <text:p>2.30021590739408</text:p>
          </table:table-cell>
          <table:table-cell table:formula="of:=([.J905]-1)*100" office:value-type="float" office:value="130.021590739408" calcext:value-type="float">
            <text:p>130.021590739408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4.83472245518202" calcext:value-type="float">
            <text:p>4.83472245518202</text:p>
          </table:table-cell>
          <table:table-cell table:formula="of:=[.L905]/1000" office:value-type="float" office:value="0.547" calcext:value-type="float">
            <text:p>0.54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02" calcext:value-type="date">
            <text:p>2019-05-02</text:p>
          </table:table-cell>
          <table:table-cell office:value-type="float" office:value="15.35" calcext:value-type="float">
            <text:p>15.35</text:p>
          </table:table-cell>
          <table:table-cell office:value-type="float" office:value="16.549999" calcext:value-type="float">
            <text:p>16.549999</text:p>
          </table:table-cell>
          <table:table-cell office:value-type="float" office:value="15.15" calcext:value-type="float">
            <text:p>15.15</text:p>
          </table:table-cell>
          <table:table-cell table:number-columns-repeated="2" office:value-type="float" office:value="16.200001" calcext:value-type="float">
            <text:p>16.200001</text:p>
          </table:table-cell>
          <table:table-cell office:value-type="float" office:value="62636435" calcext:value-type="float">
            <text:p>62636435</text:p>
          </table:table-cell>
          <table:table-cell/>
          <table:table-cell office:value-type="float" office:value="16.200001" calcext:value-type="float">
            <text:p>16.200001</text:p>
          </table:table-cell>
          <table:table-cell table:formula="of:=[.I906]/[.I907]" office:value-type="float" office:value="0.859744889294585" calcext:value-type="float">
            <text:p>0.859744889294585</text:p>
          </table:table-cell>
          <table:table-cell table:formula="of:=([.J906]-1)*100" office:value-type="float" office:value="-14.0255110705415" calcext:value-type="float">
            <text:p>-14.025511070541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4.85437540453075" calcext:value-type="float">
            <text:p>4.85437540453075</text:p>
          </table:table-cell>
          <table:table-cell table:formula="of:=[.L906]/1000" office:value-type="float" office:value="0.329" calcext:value-type="float">
            <text:p>0.32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06" calcext:value-type="date">
            <text:p>2019-03-06</text:p>
          </table:table-cell>
          <table:table-cell office:value-type="float" office:value="18.0891" calcext:value-type="float">
            <text:p>18.0891</text:p>
          </table:table-cell>
          <table:table-cell office:value-type="float" office:value="19.234699" calcext:value-type="float">
            <text:p>19.234699</text:p>
          </table:table-cell>
          <table:table-cell office:value-type="float" office:value="18.028799" calcext:value-type="float">
            <text:p>18.028799</text:p>
          </table:table-cell>
          <table:table-cell table:number-columns-repeated="2" office:value-type="float" office:value="18.8428" calcext:value-type="float">
            <text:p>18.8428</text:p>
          </table:table-cell>
          <table:table-cell office:value-type="float" office:value="95280251" calcext:value-type="float">
            <text:p>95280251</text:p>
          </table:table-cell>
          <table:table-cell/>
          <table:table-cell office:value-type="float" office:value="18.8428" calcext:value-type="float">
            <text:p>18.8428</text:p>
          </table:table-cell>
          <table:table-cell table:formula="of:=[.I907]/[.I908]" office:value-type="float" office:value="1.35073835125448" calcext:value-type="float">
            <text:p>1.35073835125448</text:p>
          </table:table-cell>
          <table:table-cell table:formula="of:=([.J907]-1)*100" office:value-type="float" office:value="35.073835125448" calcext:value-type="float">
            <text:p>35.073835125448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4.86573726243149" calcext:value-type="float">
            <text:p>4.86573726243149</text:p>
          </table:table-cell>
          <table:table-cell table:formula="of:=[.L907]/1000" office:value-type="float" office:value="0.364" calcext:value-type="float">
            <text:p>0.36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31" calcext:value-type="date">
            <text:p>2019-05-31</text:p>
          </table:table-cell>
          <table:table-cell office:value-type="float" office:value="13.6" calcext:value-type="float">
            <text:p>13.6</text:p>
          </table:table-cell>
          <table:table-cell office:value-type="float" office:value="14.05" calcext:value-type="float">
            <text:p>14.05</text:p>
          </table:table-cell>
          <table:table-cell office:value-type="float" office:value="13.45" calcext:value-type="float">
            <text:p>13.45</text:p>
          </table:table-cell>
          <table:table-cell table:number-columns-repeated="2" office:value-type="float" office:value="13.95" calcext:value-type="float">
            <text:p>13.95</text:p>
          </table:table-cell>
          <table:table-cell office:value-type="float" office:value="151171664" calcext:value-type="float">
            <text:p>151171664</text:p>
          </table:table-cell>
          <table:table-cell/>
          <table:table-cell office:value-type="float" office:value="13.95" calcext:value-type="float">
            <text:p>13.95</text:p>
          </table:table-cell>
          <table:table-cell table:formula="of:=[.I908]/[.I909]" office:value-type="float" office:value="0.433249969206642" calcext:value-type="float">
            <text:p>0.433249969206642</text:p>
          </table:table-cell>
          <table:table-cell table:formula="of:=([.J908]-1)*100" office:value-type="float" office:value="-56.6750030793358" calcext:value-type="float">
            <text:p>-56.6750030793358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4.88721804511276" calcext:value-type="float">
            <text:p>4.88721804511276</text:p>
          </table:table-cell>
          <table:table-cell table:formula="of:=[.L908]/1000" office:value-type="float" office:value="0.308" calcext:value-type="float">
            <text:p>0.30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8-20" calcext:value-type="date">
            <text:p>2018-08-20</text:p>
          </table:table-cell>
          <table:table-cell office:value-type="float" office:value="31.0529" calcext:value-type="float">
            <text:p>31.0529</text:p>
          </table:table-cell>
          <table:table-cell office:value-type="float" office:value="32.5905" calcext:value-type="float">
            <text:p>32.5905</text:p>
          </table:table-cell>
          <table:table-cell office:value-type="float" office:value="30.932301" calcext:value-type="float">
            <text:p>30.932301</text:p>
          </table:table-cell>
          <table:table-cell table:number-columns-repeated="2" office:value-type="float" office:value="32.198502" calcext:value-type="float">
            <text:p>32.198502</text:p>
          </table:table-cell>
          <table:table-cell office:value-type="float" office:value="42678698" calcext:value-type="float">
            <text:p>42678698</text:p>
          </table:table-cell>
          <table:table-cell/>
          <table:table-cell office:value-type="float" office:value="32.198502" calcext:value-type="float">
            <text:p>32.198502</text:p>
          </table:table-cell>
          <table:table-cell table:formula="of:=[.I909]/[.I910]" office:value-type="float" office:value="2.52537270588235" calcext:value-type="float">
            <text:p>2.52537270588235</text:p>
          </table:table-cell>
          <table:table-cell table:formula="of:=([.J909]-1)*100" office:value-type="float" office:value="152.537270588235" calcext:value-type="float">
            <text:p>152.537270588235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4.91153151602684" calcext:value-type="float">
            <text:p>4.91153151602684</text:p>
          </table:table-cell>
          <table:table-cell table:formula="of:=[.L909]/1000" office:value-type="float" office:value="0.496" calcext:value-type="float">
            <text:p>0.49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23" calcext:value-type="date">
            <text:p>2019-05-23</text:p>
          </table:table-cell>
          <table:table-cell office:value-type="float" office:value="12.3" calcext:value-type="float">
            <text:p>12.3</text:p>
          </table:table-cell>
          <table:table-cell office:value-type="float" office:value="13" calcext:value-type="float">
            <text:p>13</text:p>
          </table:table-cell>
          <table:table-cell office:value-type="float" office:value="12.25" calcext:value-type="float">
            <text:p>12.25</text:p>
          </table:table-cell>
          <table:table-cell table:number-columns-repeated="2" office:value-type="float" office:value="12.75" calcext:value-type="float">
            <text:p>12.75</text:p>
          </table:table-cell>
          <table:table-cell office:value-type="float" office:value="132685065" calcext:value-type="float">
            <text:p>132685065</text:p>
          </table:table-cell>
          <table:table-cell/>
          <table:table-cell office:value-type="float" office:value="12.75" calcext:value-type="float">
            <text:p>12.75</text:p>
          </table:table-cell>
          <table:table-cell table:formula="of:=[.I910]/[.I911]" office:value-type="float" office:value="0.255997370876884" calcext:value-type="float">
            <text:p>0.255997370876884</text:p>
          </table:table-cell>
          <table:table-cell table:formula="of:=([.J910]-1)*100" office:value-type="float" office:value="-74.4002629123116" calcext:value-type="float">
            <text:p>-74.4002629123116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4.93827160493827" calcext:value-type="float">
            <text:p>4.93827160493827</text:p>
          </table:table-cell>
          <table:table-cell table:formula="of:=[.L910]/1000" office:value-type="float" office:value="0.314" calcext:value-type="float">
            <text:p>0.31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9-13" calcext:value-type="date">
            <text:p>2017-09-13</text:p>
          </table:table-cell>
          <table:table-cell office:value-type="float" office:value="47.8456" calcext:value-type="float">
            <text:p>47.8456</text:p>
          </table:table-cell>
          <table:table-cell office:value-type="float" office:value="50.9207" calcext:value-type="float">
            <text:p>50.9207</text:p>
          </table:table-cell>
          <table:table-cell office:value-type="float" office:value="47.393398" calcext:value-type="float">
            <text:p>47.393398</text:p>
          </table:table-cell>
          <table:table-cell table:number-columns-repeated="2" office:value-type="float" office:value="49.805199" calcext:value-type="float">
            <text:p>49.805199</text:p>
          </table:table-cell>
          <table:table-cell office:value-type="float" office:value="52454751" calcext:value-type="float">
            <text:p>52454751</text:p>
          </table:table-cell>
          <table:table-cell/>
          <table:table-cell office:value-type="float" office:value="49.805199" calcext:value-type="float">
            <text:p>49.805199</text:p>
          </table:table-cell>
          <table:table-cell table:formula="of:=[.I911]/[.I912]" office:value-type="float" office:value="5.92919035714286" calcext:value-type="float">
            <text:p>5.92919035714286</text:p>
          </table:table-cell>
          <table:table-cell table:formula="of:=([.J911]-1)*100" office:value-type="float" office:value="492.919035714286" calcext:value-type="float">
            <text:p>492.919035714286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4.95535216526104" calcext:value-type="float">
            <text:p>4.95535216526104</text:p>
          </table:table-cell>
          <table:table-cell table:formula="of:=[.L911]/1000" office:value-type="float" office:value="0.729" calcext:value-type="float">
            <text:p>0.72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float" office:value="8.1" calcext:value-type="float">
            <text:p>8.1</text:p>
          </table:table-cell>
          <table:table-cell office:value-type="float" office:value="8.5" calcext:value-type="float">
            <text:p>8.5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340455059" calcext:value-type="float">
            <text:p>340455059</text:p>
          </table:table-cell>
          <table:table-cell/>
          <table:table-cell office:value-type="float" office:value="8.4" calcext:value-type="float">
            <text:p>8.4</text:p>
          </table:table-cell>
          <table:table-cell table:formula="of:=[.I912]/[.I913]" office:value-type="float" office:value="2" calcext:value-type="float">
            <text:p>2</text:p>
          </table:table-cell>
          <table:table-cell table:formula="of:=([.J912]-1)*10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L912]/1000" office:value-type="float" office:value="0.021" calcext:value-type="float">
            <text:p>0.02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float" office:value="4.05" calcext:value-type="float">
            <text:p>4.05</text:p>
          </table:table-cell>
          <table:table-cell office:value-type="float" office:value="4.3" calcext:value-type="float">
            <text:p>4.3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346339567" calcext:value-type="float">
            <text:p>346339567</text:p>
          </table:table-cell>
          <table:table-cell/>
          <table:table-cell office:value-type="float" office:value="4.2" calcext:value-type="float">
            <text:p>4.2</text:p>
          </table:table-cell>
          <table:table-cell table:formula="of:=[.I913]/[.I914]" office:value-type="float" office:value="0.116577934667005" calcext:value-type="float">
            <text:p>0.116577934667005</text:p>
          </table:table-cell>
          <table:table-cell table:formula="of:=([.J913]-1)*100" office:value-type="float" office:value="-88.3422065332995" calcext:value-type="float">
            <text:p>-88.342206533299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L913]/1000" office:value-type="float" office:value="0.086" calcext:value-type="float">
            <text:p>0.08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5-25" calcext:value-type="date">
            <text:p>2018-05-25</text:p>
          </table:table-cell>
          <table:table-cell office:value-type="float" office:value="34.881802" calcext:value-type="float">
            <text:p>34.881802</text:p>
          </table:table-cell>
          <table:table-cell office:value-type="float" office:value="36.9319" calcext:value-type="float">
            <text:p>36.9319</text:p>
          </table:table-cell>
          <table:table-cell office:value-type="float" office:value="34.369202" calcext:value-type="float">
            <text:p>34.369202</text:p>
          </table:table-cell>
          <table:table-cell table:number-columns-repeated="2" office:value-type="float" office:value="36.027401" calcext:value-type="float">
            <text:p>36.027401</text:p>
          </table:table-cell>
          <table:table-cell office:value-type="float" office:value="47339433" calcext:value-type="float">
            <text:p>47339433</text:p>
          </table:table-cell>
          <table:table-cell/>
          <table:table-cell office:value-type="float" office:value="36.027401" calcext:value-type="float">
            <text:p>36.027401</text:p>
          </table:table-cell>
          <table:table-cell table:formula="of:=[.I914]/[.I915]" office:value-type="float" office:value="1.74707955289382" calcext:value-type="float">
            <text:p>1.74707955289382</text:p>
          </table:table-cell>
          <table:table-cell table:formula="of:=([.J914]-1)*100" office:value-type="float" office:value="74.7079552893824" calcext:value-type="float">
            <text:p>74.7079552893824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5.00891037045521" calcext:value-type="float">
            <text:p>5.00891037045521</text:p>
          </table:table-cell>
          <table:table-cell table:formula="of:=[.L914]/1000" office:value-type="float" office:value="0.556" calcext:value-type="float">
            <text:p>0.55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3-11" calcext:value-type="date">
            <text:p>2019-03-11</text:p>
          </table:table-cell>
          <table:table-cell office:value-type="float" office:value="19.7472" calcext:value-type="float">
            <text:p>19.7472</text:p>
          </table:table-cell>
          <table:table-cell office:value-type="float" office:value="20.923" calcext:value-type="float">
            <text:p>20.923</text:p>
          </table:table-cell>
          <table:table-cell office:value-type="float" office:value="19.656799" calcext:value-type="float">
            <text:p>19.656799</text:p>
          </table:table-cell>
          <table:table-cell table:number-columns-repeated="2" office:value-type="float" office:value="20.6215" calcext:value-type="float">
            <text:p>20.6215</text:p>
          </table:table-cell>
          <table:table-cell office:value-type="float" office:value="75926468" calcext:value-type="float">
            <text:p>75926468</text:p>
          </table:table-cell>
          <table:table-cell/>
          <table:table-cell office:value-type="float" office:value="20.6215" calcext:value-type="float">
            <text:p>20.6215</text:p>
          </table:table-cell>
          <table:table-cell table:formula="of:=[.I915]/[.I916]" office:value-type="float" office:value="2.54586419753086" calcext:value-type="float">
            <text:p>2.54586419753086</text:p>
          </table:table-cell>
          <table:table-cell table:formula="of:=([.J915]-1)*100" office:value-type="float" office:value="154.586419753086" calcext:value-type="float">
            <text:p>154.586419753086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5.06914085985346" calcext:value-type="float">
            <text:p>5.06914085985346</text:p>
          </table:table-cell>
          <table:table-cell table:formula="of:=[.L915]/1000" office:value-type="float" office:value="0.361" calcext:value-type="float">
            <text:p>0.36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float" office:value="8" calcext:value-type="float">
            <text:p>8</text:p>
          </table:table-cell>
          <table:table-cell office:value-type="float" office:value="8.85" calcext:value-type="float">
            <text:p>8.85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1" calcext:value-type="float">
            <text:p>8.1</text:p>
          </table:table-cell>
          <table:table-cell office:value-type="float" office:value="963452004" calcext:value-type="float">
            <text:p>963452004</text:p>
          </table:table-cell>
          <table:table-cell/>
          <table:table-cell office:value-type="float" office:value="8.1" calcext:value-type="float">
            <text:p>8.1</text:p>
          </table:table-cell>
          <table:table-cell table:formula="of:=[.I916]/[.I917]" office:value-type="float" office:value="0.301537831773979" calcext:value-type="float">
            <text:p>0.301537831773979</text:p>
          </table:table-cell>
          <table:table-cell table:formula="of:=([.J916]-1)*100" office:value-type="float" office:value="-69.8462168226021" calcext:value-type="float">
            <text:p>-69.846216822602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5.1948051948052" calcext:value-type="float">
            <text:p>5.1948051948052</text:p>
          </table:table-cell>
          <table:table-cell table:formula="of:=[.L916]/1000" office:value-type="float" office:value="0.063" calcext:value-type="float">
            <text:p>0.06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21" calcext:value-type="date">
            <text:p>2018-11-21</text:p>
          </table:table-cell>
          <table:table-cell office:value-type="float" office:value="25.5357" calcext:value-type="float">
            <text:p>25.5357</text:p>
          </table:table-cell>
          <table:table-cell office:value-type="float" office:value="27.4652" calcext:value-type="float">
            <text:p>27.4652</text:p>
          </table:table-cell>
          <table:table-cell office:value-type="float" office:value="25.475401" calcext:value-type="float">
            <text:p>25.475401</text:p>
          </table:table-cell>
          <table:table-cell table:number-columns-repeated="2" office:value-type="float" office:value="26.862301" calcext:value-type="float">
            <text:p>26.862301</text:p>
          </table:table-cell>
          <table:table-cell office:value-type="float" office:value="80890207" calcext:value-type="float">
            <text:p>80890207</text:p>
          </table:table-cell>
          <table:table-cell/>
          <table:table-cell office:value-type="float" office:value="26.862301" calcext:value-type="float">
            <text:p>26.862301</text:p>
          </table:table-cell>
          <table:table-cell table:formula="of:=[.I917]/[.I918]" office:value-type="float" office:value="0.536101967678934" calcext:value-type="float">
            <text:p>0.536101967678934</text:p>
          </table:table-cell>
          <table:table-cell table:formula="of:=([.J917]-1)*100" office:value-type="float" office:value="-46.3898032321066" calcext:value-type="float">
            <text:p>-46.389803232106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5.19508374550139" calcext:value-type="float">
            <text:p>5.19508374550139</text:p>
          </table:table-cell>
          <table:table-cell table:formula="of:=[.L917]/1000" office:value-type="float" office:value="0.435" calcext:value-type="float">
            <text:p>0.43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16" calcext:value-type="date">
            <text:p>2017-10-16</text:p>
          </table:table-cell>
          <table:table-cell office:value-type="float" office:value="47.634602" calcext:value-type="float">
            <text:p>47.634602</text:p>
          </table:table-cell>
          <table:table-cell office:value-type="float" office:value="50.378101" calcext:value-type="float">
            <text:p>50.378101</text:p>
          </table:table-cell>
          <table:table-cell office:value-type="float" office:value="47.634602" calcext:value-type="float">
            <text:p>47.634602</text:p>
          </table:table-cell>
          <table:table-cell table:number-columns-repeated="2" office:value-type="float" office:value="50.106701" calcext:value-type="float">
            <text:p>50.106701</text:p>
          </table:table-cell>
          <table:table-cell office:value-type="float" office:value="49089525" calcext:value-type="float">
            <text:p>49089525</text:p>
          </table:table-cell>
          <table:table-cell/>
          <table:table-cell office:value-type="float" office:value="50.106701" calcext:value-type="float">
            <text:p>50.106701</text:p>
          </table:table-cell>
          <table:table-cell table:formula="of:=[.I918]/[.I919]" office:value-type="float" office:value="8.49266118644068" calcext:value-type="float">
            <text:p>8.49266118644068</text:p>
          </table:table-cell>
          <table:table-cell table:formula="of:=([.J918]-1)*100" office:value-type="float" office:value="749.266118644068" calcext:value-type="float">
            <text:p>749.266118644068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float" office:value="5.32304637846581" calcext:value-type="float">
            <text:p>5.32304637846581</text:p>
          </table:table-cell>
          <table:table-cell table:formula="of:=[.L918]/1000" office:value-type="float" office:value="0.707" calcext:value-type="float">
            <text:p>0.707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23" calcext:value-type="date">
            <text:p>2020-01-23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46152243" calcext:value-type="float">
            <text:p>346152243</text:p>
          </table:table-cell>
          <table:table-cell/>
          <table:table-cell office:value-type="float" office:value="5.9" calcext:value-type="float">
            <text:p>5.9</text:p>
          </table:table-cell>
          <table:table-cell table:formula="of:=[.I919]/[.I920]" office:value-type="float" office:value="0.861313868613139" calcext:value-type="float">
            <text:p>0.861313868613139</text:p>
          </table:table-cell>
          <table:table-cell table:formula="of:=([.J919]-1)*100" office:value-type="float" office:value="-13.8686131386861" calcext:value-type="float">
            <text:p>-13.868613138686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.35714285714286" calcext:value-type="float">
            <text:p>5.35714285714286</text:p>
          </table:table-cell>
          <table:table-cell table:formula="of:=[.L919]/1000" office:value-type="float" office:value="0.149" calcext:value-type="float">
            <text:p>0.14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7-31" calcext:value-type="date">
            <text:p>2019-07-31</text:p>
          </table:table-cell>
          <table:table-cell office:value-type="float" office:value="6.85" calcext:value-type="float">
            <text:p>6.85</text:p>
          </table:table-cell>
          <table:table-cell office:value-type="float" office:value="7.1" calcext:value-type="float">
            <text:p>7.1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6.85" calcext:value-type="float">
            <text:p>6.85</text:p>
          </table:table-cell>
          <table:table-cell office:value-type="float" office:value="157323663" calcext:value-type="float">
            <text:p>157323663</text:p>
          </table:table-cell>
          <table:table-cell/>
          <table:table-cell office:value-type="float" office:value="6.85" calcext:value-type="float">
            <text:p>6.85</text:p>
          </table:table-cell>
          <table:table-cell table:formula="of:=[.I920]/[.I921]" office:value-type="float" office:value="0.658653846153846" calcext:value-type="float">
            <text:p>0.658653846153846</text:p>
          </table:table-cell>
          <table:table-cell table:formula="of:=([.J920]-1)*100" office:value-type="float" office:value="-34.1346153846154" calcext:value-type="float">
            <text:p>-34.1346153846154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5.38461538461539" calcext:value-type="float">
            <text:p>5.38461538461539</text:p>
          </table:table-cell>
          <table:table-cell table:formula="of:=[.L920]/1000" office:value-type="float" office:value="0.266" calcext:value-type="float">
            <text:p>0.26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float" office:value="9.8" calcext:value-type="float">
            <text:p>9.8</text:p>
          </table:table-cell>
          <table:table-cell office:value-type="float" office:value="10.75" calcext:value-type="float">
            <text:p>10.75</text:p>
          </table:table-cell>
          <table:table-cell office:value-type="float" office:value="9.75" calcext:value-type="float">
            <text:p>9.75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9946693" calcext:value-type="float">
            <text:p>19946693</text:p>
          </table:table-cell>
          <table:table-cell/>
          <table:table-cell office:value-type="float" office:value="10.4" calcext:value-type="float">
            <text:p>10.4</text:p>
          </table:table-cell>
          <table:table-cell table:formula="of:=[.I921]/[.I922]" office:value-type="float" office:value="0.57938715435169" calcext:value-type="float">
            <text:p>0.57938715435169</text:p>
          </table:table-cell>
          <table:table-cell table:formula="of:=([.J921]-1)*100" office:value-type="float" office:value="-42.0612845648309" calcext:value-type="float">
            <text:p>-42.06128456483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.58375634517767" calcext:value-type="float">
            <text:p>5.58375634517767</text:p>
          </table:table-cell>
          <table:table-cell table:formula="of:=[.L921]/1000" office:value-type="float" office:value="0.046" calcext:value-type="float">
            <text:p>0.04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16" calcext:value-type="date">
            <text:p>2019-04-16</text:p>
          </table:table-cell>
          <table:table-cell office:value-type="float" office:value="17" calcext:value-type="float">
            <text:p>17</text:p>
          </table:table-cell>
          <table:table-cell office:value-type="float" office:value="18.15" calcext:value-type="float">
            <text:p>18.15</text:p>
          </table:table-cell>
          <table:table-cell office:value-type="float" office:value="16.75" calcext:value-type="float">
            <text:p>16.75</text:p>
          </table:table-cell>
          <table:table-cell table:number-columns-repeated="2" office:value-type="float" office:value="17.950001" calcext:value-type="float">
            <text:p>17.950001</text:p>
          </table:table-cell>
          <table:table-cell office:value-type="float" office:value="119864982" calcext:value-type="float">
            <text:p>119864982</text:p>
          </table:table-cell>
          <table:table-cell/>
          <table:table-cell office:value-type="float" office:value="17.950001" calcext:value-type="float">
            <text:p>17.950001</text:p>
          </table:table-cell>
          <table:table-cell table:formula="of:=[.I922]/[.I923]" office:value-type="float" office:value="3.17699132743363" calcext:value-type="float">
            <text:p>3.17699132743363</text:p>
          </table:table-cell>
          <table:table-cell table:formula="of:=([.J922]-1)*100" office:value-type="float" office:value="217.699132743363" calcext:value-type="float">
            <text:p>217.699132743363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5.58824117647059" calcext:value-type="float">
            <text:p>5.58824117647059</text:p>
          </table:table-cell>
          <table:table-cell table:formula="of:=[.L922]/1000" office:value-type="float" office:value="0.337" calcext:value-type="float">
            <text:p>0.33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08" calcext:value-type="date">
            <text:p>2019-08-08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5.65" calcext:value-type="float">
            <text:p>5.65</text:p>
          </table:table-cell>
          <table:table-cell office:value-type="float" office:value="151450330" calcext:value-type="float">
            <text:p>151450330</text:p>
          </table:table-cell>
          <table:table-cell/>
          <table:table-cell office:value-type="float" office:value="5.65" calcext:value-type="float">
            <text:p>5.65</text:p>
          </table:table-cell>
          <table:table-cell table:formula="of:=[.I923]/[.I924]" office:value-type="float" office:value="0.0866416940257623" calcext:value-type="float">
            <text:p>0.086641694025762</text:p>
          </table:table-cell>
          <table:table-cell table:formula="of:=([.J923]-1)*100" office:value-type="float" office:value="-91.3358305974238" calcext:value-type="float">
            <text:p>-91.3358305974238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5.60747663551404" calcext:value-type="float">
            <text:p>5.60747663551404</text:p>
          </table:table-cell>
          <table:table-cell table:formula="of:=[.L923]/1000" office:value-type="float" office:value="0.26" calcext:value-type="float">
            <text:p>0.2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2-29" calcext:value-type="date">
            <text:p>2017-12-29</text:p>
          </table:table-cell>
          <table:table-cell office:value-type="float" office:value="62.105801" calcext:value-type="float">
            <text:p>62.105801</text:p>
          </table:table-cell>
          <table:table-cell office:value-type="float" office:value="65.6633" calcext:value-type="float">
            <text:p>65.6633</text:p>
          </table:table-cell>
          <table:table-cell office:value-type="float" office:value="61.653599" calcext:value-type="float">
            <text:p>61.653599</text:p>
          </table:table-cell>
          <table:table-cell table:number-columns-repeated="2" office:value-type="float" office:value="65.211098" calcext:value-type="float">
            <text:p>65.211098</text:p>
          </table:table-cell>
          <table:table-cell office:value-type="float" office:value="38445641" calcext:value-type="float">
            <text:p>38445641</text:p>
          </table:table-cell>
          <table:table-cell/>
          <table:table-cell office:value-type="float" office:value="65.211098" calcext:value-type="float">
            <text:p>65.211098</text:p>
          </table:table-cell>
          <table:table-cell table:formula="of:=[.I924]/[.I925]" office:value-type="float" office:value="17.8660542465753" calcext:value-type="float">
            <text:p>17.8660542465753</text:p>
          </table:table-cell>
          <table:table-cell table:formula="of:=([.J924]-1)*100" office:value-type="float" office:value="1686.60542465753" calcext:value-type="float">
            <text:p>1686.60542465753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5.61528092794896" calcext:value-type="float">
            <text:p>5.61528092794896</text:p>
          </table:table-cell>
          <table:table-cell table:formula="of:=[.L924]/1000" office:value-type="float" office:value="0.655" calcext:value-type="float">
            <text:p>0.65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03" calcext:value-type="date">
            <text:p>2020-03-03</text:p>
          </table:table-cell>
          <table:table-cell office:value-type="float" office:value="3.6" calcext:value-type="float">
            <text:p>3.6</text:p>
          </table:table-cell>
          <table:table-cell office:value-type="float" office:value="3.9" calcext:value-type="float">
            <text:p>3.9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3.65" calcext:value-type="float">
            <text:p>3.65</text:p>
          </table:table-cell>
          <table:table-cell office:value-type="float" office:value="317086505" calcext:value-type="float">
            <text:p>317086505</text:p>
          </table:table-cell>
          <table:table-cell/>
          <table:table-cell office:value-type="float" office:value="3.65" calcext:value-type="float">
            <text:p>3.65</text:p>
          </table:table-cell>
          <table:table-cell table:formula="of:=[.I925]/[.I926]" office:value-type="float" office:value="0.0767220973660589" calcext:value-type="float">
            <text:p>0.076722097366059</text:p>
          </table:table-cell>
          <table:table-cell table:formula="of:=([.J925]-1)*100" office:value-type="float" office:value="-92.3277902633941" calcext:value-type="float">
            <text:p>-92.327790263394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5.79710144927534" calcext:value-type="float">
            <text:p>5.79710144927534</text:p>
          </table:table-cell>
          <table:table-cell table:formula="of:=[.L925]/1000" office:value-type="float" office:value="0.122" calcext:value-type="float">
            <text:p>0.12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13" calcext:value-type="date">
            <text:p>2017-10-13</text:p>
          </table:table-cell>
          <table:table-cell office:value-type="float" office:value="45.614601" calcext:value-type="float">
            <text:p>45.614601</text:p>
          </table:table-cell>
          <table:table-cell office:value-type="float" office:value="48.5993" calcext:value-type="float">
            <text:p>48.5993</text:p>
          </table:table-cell>
          <table:table-cell office:value-type="float" office:value="45.403599" calcext:value-type="float">
            <text:p>45.403599</text:p>
          </table:table-cell>
          <table:table-cell table:number-columns-repeated="2" office:value-type="float" office:value="47.574299" calcext:value-type="float">
            <text:p>47.574299</text:p>
          </table:table-cell>
          <table:table-cell office:value-type="float" office:value="46243573" calcext:value-type="float">
            <text:p>46243573</text:p>
          </table:table-cell>
          <table:table-cell/>
          <table:table-cell office:value-type="float" office:value="47.574299" calcext:value-type="float">
            <text:p>47.574299</text:p>
          </table:table-cell>
          <table:table-cell table:formula="of:=[.I926]/[.I927]" office:value-type="float" office:value="3.79078079681275" calcext:value-type="float">
            <text:p>3.79078079681275</text:p>
          </table:table-cell>
          <table:table-cell table:formula="of:=([.J926]-1)*100" office:value-type="float" office:value="279.078079681275" calcext:value-type="float">
            <text:p>279.078079681275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5.83519694268255" calcext:value-type="float">
            <text:p>5.83519694268255</text:p>
          </table:table-cell>
          <table:table-cell table:formula="of:=[.L926]/1000" office:value-type="float" office:value="0.708" calcext:value-type="float">
            <text:p>0.70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5-20" calcext:value-type="date">
            <text:p>2019-05-20</text:p>
          </table:table-cell>
          <table:table-cell office:value-type="float" office:value="12.25" calcext:value-type="float">
            <text:p>12.25</text:p>
          </table:table-cell>
          <table:table-cell office:value-type="float" office:value="13" calcext:value-type="float">
            <text:p>13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2.55" calcext:value-type="float">
            <text:p>12.55</text:p>
          </table:table-cell>
          <table:table-cell office:value-type="float" office:value="137707027" calcext:value-type="float">
            <text:p>137707027</text:p>
          </table:table-cell>
          <table:table-cell/>
          <table:table-cell office:value-type="float" office:value="12.55" calcext:value-type="float">
            <text:p>12.55</text:p>
          </table:table-cell>
          <table:table-cell table:formula="of:=[.I927]/[.I928]" office:value-type="float" office:value="0.738235294117647" calcext:value-type="float">
            <text:p>0.738235294117647</text:p>
          </table:table-cell>
          <table:table-cell table:formula="of:=([.J927]-1)*100" office:value-type="float" office:value="-26.1764705882353" calcext:value-type="float">
            <text:p>-26.176470588235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5.90717299578061" calcext:value-type="float">
            <text:p>5.90717299578061</text:p>
          </table:table-cell>
          <table:table-cell table:formula="of:=[.L927]/1000" office:value-type="float" office:value="0.317" calcext:value-type="float">
            <text:p>0.31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15" calcext:value-type="date">
            <text:p>2019-04-15</text:p>
          </table:table-cell>
          <table:table-cell office:value-type="float" office:value="16.049999" calcext:value-type="float">
            <text:p>16.049999</text:p>
          </table:table-cell>
          <table:table-cell office:value-type="float" office:value="17.35" calcext:value-type="float">
            <text:p>17.35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3466485" calcext:value-type="float">
            <text:p>7346648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928]/[.I929]" office:value-type="float" office:value="2.74193548387097" calcext:value-type="float">
            <text:p>2.74193548387097</text:p>
          </table:table-cell>
          <table:table-cell table:formula="of:=([.J928]-1)*100" office:value-type="float" office:value="174.193548387097" calcext:value-type="float">
            <text:p>174.193548387097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5.91900971458004" calcext:value-type="float">
            <text:p>5.91900971458004</text:p>
          </table:table-cell>
          <table:table-cell table:formula="of:=[.L928]/1000" office:value-type="float" office:value="0.338" calcext:value-type="float">
            <text:p>0.33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10" calcext:value-type="date">
            <text:p>2019-10-10</text:p>
          </table:table-cell>
          <table:table-cell office:value-type="float" office:value="6.4" calcext:value-type="float">
            <text:p>6.4</text:p>
          </table:table-cell>
          <table:table-cell office:value-type="float" office:value="6.9" calcext:value-type="float">
            <text:p>6.9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422660153" calcext:value-type="float">
            <text:p>422660153</text:p>
          </table:table-cell>
          <table:table-cell/>
          <table:table-cell office:value-type="float" office:value="6.2" calcext:value-type="float">
            <text:p>6.2</text:p>
          </table:table-cell>
          <table:table-cell table:formula="of:=[.I929]/[.I930]" office:value-type="float" office:value="1.00813008130081" calcext:value-type="float">
            <text:p>1.00813008130081</text:p>
          </table:table-cell>
          <table:table-cell table:formula="of:=([.J929]-1)*100" office:value-type="float" office:value="0.813008130081294" calcext:value-type="float">
            <text:p>0.813008130081294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5.98290598290598" calcext:value-type="float">
            <text:p>5.98290598290598</text:p>
          </table:table-cell>
          <table:table-cell table:formula="of:=[.L929]/1000" office:value-type="float" office:value="0.221" calcext:value-type="float">
            <text:p>0.22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30" calcext:value-type="date">
            <text:p>2019-12-30</text:p>
          </table:table-cell>
          <table:table-cell office:value-type="float" office:value="5.8" calcext:value-type="float">
            <text:p>5.8</text:p>
          </table:table-cell>
          <table:table-cell office:value-type="float" office:value="6.35" calcext:value-type="float">
            <text:p>6.35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170381694" calcext:value-type="float">
            <text:p>170381694</text:p>
          </table:table-cell>
          <table:table-cell/>
          <table:table-cell office:value-type="float" office:value="6.15" calcext:value-type="float">
            <text:p>6.15</text:p>
          </table:table-cell>
          <table:table-cell table:formula="of:=[.I930]/[.I931]" office:value-type="float" office:value="0.355491350028402" calcext:value-type="float">
            <text:p>0.355491350028402</text:p>
          </table:table-cell>
          <table:table-cell table:formula="of:=([.J930]-1)*100" office:value-type="float" office:value="-64.4508649971598" calcext:value-type="float">
            <text:p>-64.4508649971598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6.03448275862071" calcext:value-type="float">
            <text:p>6.03448275862071</text:p>
          </table:table-cell>
          <table:table-cell table:formula="of:=[.L930]/1000" office:value-type="float" office:value="0.167" calcext:value-type="float">
            <text:p>0.16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08" calcext:value-type="date">
            <text:p>2019-04-08</text:p>
          </table:table-cell>
          <table:table-cell office:value-type="float" office:value="16.700001" calcext:value-type="float">
            <text:p>16.700001</text:p>
          </table:table-cell>
          <table:table-cell office:value-type="float" office:value="17.450001" calcext:value-type="float">
            <text:p>17.450001</text:p>
          </table:table-cell>
          <table:table-cell office:value-type="float" office:value="16.549999" calcext:value-type="float">
            <text:p>16.549999</text:p>
          </table:table-cell>
          <table:table-cell table:number-columns-repeated="2" office:value-type="float" office:value="17.299999" calcext:value-type="float">
            <text:p>17.299999</text:p>
          </table:table-cell>
          <table:table-cell office:value-type="float" office:value="109448159" calcext:value-type="float">
            <text:p>109448159</text:p>
          </table:table-cell>
          <table:table-cell/>
          <table:table-cell office:value-type="float" office:value="17.299999" calcext:value-type="float">
            <text:p>17.299999</text:p>
          </table:table-cell>
          <table:table-cell table:formula="of:=[.I931]/[.I932]" office:value-type="float" office:value="2.01162779069767" calcext:value-type="float">
            <text:p>2.01162779069767</text:p>
          </table:table-cell>
          <table:table-cell table:formula="of:=([.J931]-1)*100" office:value-type="float" office:value="101.162779069767" calcext:value-type="float">
            <text:p>101.162779069767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6.13496970153189" calcext:value-type="float">
            <text:p>6.13496970153189</text:p>
          </table:table-cell>
          <table:table-cell table:formula="of:=[.L931]/1000" office:value-type="float" office:value="0.343" calcext:value-type="float">
            <text:p>0.34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float" office:value="8.2" calcext:value-type="float">
            <text:p>8.2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float" office:value="870345865" calcext:value-type="float">
            <text:p>870345865</text:p>
          </table:table-cell>
          <table:table-cell/>
          <table:table-cell office:value-type="float" office:value="8.6" calcext:value-type="float">
            <text:p>8.6</text:p>
          </table:table-cell>
          <table:table-cell table:formula="of:=[.I932]/[.I933]" office:value-type="float" office:value="0.141075650324709" calcext:value-type="float">
            <text:p>0.141075650324709</text:p>
          </table:table-cell>
          <table:table-cell table:formula="of:=([.J932]-1)*100" office:value-type="float" office:value="-85.8924349675291" calcext:value-type="float">
            <text:p>-85.892434967529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.17283950617285" calcext:value-type="float">
            <text:p>6.17283950617285</text:p>
          </table:table-cell>
          <table:table-cell table:formula="of:=[.L932]/1000" office:value-type="float" office:value="0.062" calcext:value-type="float">
            <text:p>0.06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20" calcext:value-type="date">
            <text:p>2017-11-20</text:p>
          </table:table-cell>
          <table:table-cell office:value-type="float" office:value="57.282101" calcext:value-type="float">
            <text:p>57.282101</text:p>
          </table:table-cell>
          <table:table-cell office:value-type="float" office:value="61.472698" calcext:value-type="float">
            <text:p>61.472698</text:p>
          </table:table-cell>
          <table:table-cell office:value-type="float" office:value="56.980598" calcext:value-type="float">
            <text:p>56.980598</text:p>
          </table:table-cell>
          <table:table-cell table:number-columns-repeated="2" office:value-type="float" office:value="60.960201" calcext:value-type="float">
            <text:p>60.960201</text:p>
          </table:table-cell>
          <table:table-cell office:value-type="float" office:value="43786057" calcext:value-type="float">
            <text:p>43786057</text:p>
          </table:table-cell>
          <table:table-cell/>
          <table:table-cell office:value-type="float" office:value="60.960201" calcext:value-type="float">
            <text:p>60.960201</text:p>
          </table:table-cell>
          <table:table-cell table:formula="of:=[.I933]/[.I934]" office:value-type="float" office:value="0.845318158554234" calcext:value-type="float">
            <text:p>0.845318158554234</text:p>
          </table:table-cell>
          <table:table-cell table:formula="of:=([.J933]-1)*100" office:value-type="float" office:value="-15.4681841445766" calcext:value-type="float">
            <text:p>-15.4681841445766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6.19763227097085" calcext:value-type="float">
            <text:p>6.19763227097085</text:p>
          </table:table-cell>
          <table:table-cell table:formula="of:=[.L933]/1000" office:value-type="float" office:value="0.683" calcext:value-type="float">
            <text:p>0.68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2-23" calcext:value-type="date">
            <text:p>2017-02-23</text:p>
          </table:table-cell>
          <table:table-cell office:value-type="float" office:value="69.401703" calcext:value-type="float">
            <text:p>69.401703</text:p>
          </table:table-cell>
          <table:table-cell office:value-type="float" office:value="73.803398" calcext:value-type="float">
            <text:p>73.803398</text:p>
          </table:table-cell>
          <table:table-cell office:value-type="float" office:value="69.401703" calcext:value-type="float">
            <text:p>69.401703</text:p>
          </table:table-cell>
          <table:table-cell table:number-columns-repeated="2" office:value-type="float" office:value="72.115097" calcext:value-type="float">
            <text:p>72.115097</text:p>
          </table:table-cell>
          <table:table-cell office:value-type="float" office:value="151788854" calcext:value-type="float">
            <text:p>151788854</text:p>
          </table:table-cell>
          <table:table-cell/>
          <table:table-cell office:value-type="float" office:value="72.115097" calcext:value-type="float">
            <text:p>72.115097</text:p>
          </table:table-cell>
          <table:table-cell table:formula="of:=[.I934]/[.I935]" office:value-type="float" office:value="21.5268946268657" calcext:value-type="float">
            <text:p>21.5268946268657</text:p>
          </table:table-cell>
          <table:table-cell table:formula="of:=([.J934]-1)*100" office:value-type="float" office:value="2052.68946268657" calcext:value-type="float">
            <text:p>2052.68946268657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6.2167146220901" calcext:value-type="float">
            <text:p>6.2167146220901</text:p>
          </table:table-cell>
          <table:table-cell table:formula="of:=[.L934]/1000" office:value-type="float" office:value="0.865" calcext:value-type="float">
            <text:p>0.86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24" calcext:value-type="date">
            <text:p>2020-03-24</text:p>
          </table:table-cell>
          <table:table-cell office:value-type="float" office:value="3.35" calcext:value-type="float">
            <text:p>3.35</text:p>
          </table:table-cell>
          <table:table-cell office:value-type="float" office:value="3.45" calcext:value-type="float">
            <text:p>3.45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283473341" calcext:value-type="float">
            <text:p>283473341</text:p>
          </table:table-cell>
          <table:table-cell/>
          <table:table-cell office:value-type="float" office:value="3.35" calcext:value-type="float">
            <text:p>3.35</text:p>
          </table:table-cell>
          <table:table-cell table:formula="of:=[.I935]/[.I936]" office:value-type="float" office:value="0.175539719136449" calcext:value-type="float">
            <text:p>0.175539719136449</text:p>
          </table:table-cell>
          <table:table-cell table:formula="of:=([.J935]-1)*100" office:value-type="float" office:value="-82.4460280863551" calcext:value-type="float">
            <text:p>-82.446028086355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.34920634920635" calcext:value-type="float">
            <text:p>6.34920634920635</text:p>
          </table:table-cell>
          <table:table-cell table:formula="of:=[.L935]/1000" office:value-type="float" office:value="0.108" calcext:value-type="float">
            <text:p>0.10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14" calcext:value-type="date">
            <text:p>2019-02-14</text:p>
          </table:table-cell>
          <table:table-cell office:value-type="float" office:value="18.360399" calcext:value-type="float">
            <text:p>18.360399</text:p>
          </table:table-cell>
          <table:table-cell office:value-type="float" office:value="19.2649" calcext:value-type="float">
            <text:p>19.2649</text:p>
          </table:table-cell>
          <table:table-cell office:value-type="float" office:value="17.9685" calcext:value-type="float">
            <text:p>17.9685</text:p>
          </table:table-cell>
          <table:table-cell table:number-columns-repeated="2" office:value-type="float" office:value="19.084" calcext:value-type="float">
            <text:p>19.084</text:p>
          </table:table-cell>
          <table:table-cell office:value-type="float" office:value="31976928" calcext:value-type="float">
            <text:p>31976928</text:p>
          </table:table-cell>
          <table:table-cell/>
          <table:table-cell office:value-type="float" office:value="19.084" calcext:value-type="float">
            <text:p>19.084</text:p>
          </table:table-cell>
          <table:table-cell table:formula="of:=[.I936]/[.I937]" office:value-type="float" office:value="0.323951246457759" calcext:value-type="float">
            <text:p>0.323951246457759</text:p>
          </table:table-cell>
          <table:table-cell table:formula="of:=([.J936]-1)*100" office:value-type="float" office:value="-67.6048753542241" calcext:value-type="float">
            <text:p>-67.6048753542241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6.38689878009058" calcext:value-type="float">
            <text:p>6.38689878009058</text:p>
          </table:table-cell>
          <table:table-cell table:formula="of:=[.L936]/1000" office:value-type="float" office:value="0.377" calcext:value-type="float">
            <text:p>0.37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25" calcext:value-type="date">
            <text:p>2017-07-25</text:p>
          </table:table-cell>
          <table:table-cell office:value-type="float" office:value="56.980598" calcext:value-type="float">
            <text:p>56.980598</text:p>
          </table:table-cell>
          <table:table-cell office:value-type="float" office:value="60.116001" calcext:value-type="float">
            <text:p>60.116001</text:p>
          </table:table-cell>
          <table:table-cell office:value-type="float" office:value="56.6791" calcext:value-type="float">
            <text:p>56.6791</text:p>
          </table:table-cell>
          <table:table-cell table:number-columns-repeated="2" office:value-type="float" office:value="58.910099" calcext:value-type="float">
            <text:p>58.910099</text:p>
          </table:table-cell>
          <table:table-cell office:value-type="float" office:value="89275240" calcext:value-type="float">
            <text:p>89275240</text:p>
          </table:table-cell>
          <table:table-cell/>
          <table:table-cell office:value-type="float" office:value="58.910099" calcext:value-type="float">
            <text:p>58.910099</text:p>
          </table:table-cell>
          <table:table-cell table:formula="of:=[.I937]/[.I938]" office:value-type="float" office:value="8.99390824427481" calcext:value-type="float">
            <text:p>8.99390824427481</text:p>
          </table:table-cell>
          <table:table-cell table:formula="of:=([.J937]-1)*100" office:value-type="float" office:value="799.390824427481" calcext:value-type="float">
            <text:p>799.390824427481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6.42697723322843" calcext:value-type="float">
            <text:p>6.42697723322843</text:p>
          </table:table-cell>
          <table:table-cell table:formula="of:=[.L937]/1000" office:value-type="float" office:value="0.763" calcext:value-type="float">
            <text:p>0.76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16" calcext:value-type="date">
            <text:p>2019-10-16</text:p>
          </table:table-cell>
          <table:table-cell office:value-type="float" office:value="6.2" calcext:value-type="float">
            <text:p>6.2</text:p>
          </table:table-cell>
          <table:table-cell office:value-type="float" office:value="6.75" calcext:value-type="float">
            <text:p>6.75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6.55" calcext:value-type="float">
            <text:p>6.55</text:p>
          </table:table-cell>
          <table:table-cell office:value-type="float" office:value="292185105" calcext:value-type="float">
            <text:p>292185105</text:p>
          </table:table-cell>
          <table:table-cell/>
          <table:table-cell office:value-type="float" office:value="6.55" calcext:value-type="float">
            <text:p>6.55</text:p>
          </table:table-cell>
          <table:table-cell table:formula="of:=[.I938]/[.I939]" office:value-type="float" office:value="0.109726452623694" calcext:value-type="float">
            <text:p>0.109726452623694</text:p>
          </table:table-cell>
          <table:table-cell table:formula="of:=([.J938]-1)*100" office:value-type="float" office:value="-89.0273547376306" calcext:value-type="float">
            <text:p>-89.027354737630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6.5040650406504" calcext:value-type="float">
            <text:p>6.5040650406504</text:p>
          </table:table-cell>
          <table:table-cell table:formula="of:=[.L938]/1000" office:value-type="float" office:value="0.217" calcext:value-type="float">
            <text:p>0.21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01" calcext:value-type="date">
            <text:p>2017-11-01</text:p>
          </table:table-cell>
          <table:table-cell office:value-type="float" office:value="56.860001" calcext:value-type="float">
            <text:p>56.860001</text:p>
          </table:table-cell>
          <table:table-cell office:value-type="float" office:value="60.4175" calcext:value-type="float">
            <text:p>60.4175</text:p>
          </table:table-cell>
          <table:table-cell office:value-type="float" office:value="56.467999" calcext:value-type="float">
            <text:p>56.467999</text:p>
          </table:table-cell>
          <table:table-cell table:number-columns-repeated="2" office:value-type="float" office:value="59.693901" calcext:value-type="float">
            <text:p>59.693901</text:p>
          </table:table-cell>
          <table:table-cell office:value-type="float" office:value="63878684" calcext:value-type="float">
            <text:p>63878684</text:p>
          </table:table-cell>
          <table:table-cell/>
          <table:table-cell office:value-type="float" office:value="59.693901" calcext:value-type="float">
            <text:p>59.693901</text:p>
          </table:table-cell>
          <table:table-cell table:formula="of:=[.I939]/[.I940]" office:value-type="float" office:value="3.09374972790878" calcext:value-type="float">
            <text:p>3.09374972790878</text:p>
          </table:table-cell>
          <table:table-cell table:formula="of:=([.J939]-1)*100" office:value-type="float" office:value="209.374972790878" calcext:value-type="float">
            <text:p>209.37497279087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6.62348075711263" calcext:value-type="float">
            <text:p>6.62348075711263</text:p>
          </table:table-cell>
          <table:table-cell table:formula="of:=[.L939]/1000" office:value-type="float" office:value="0.696" calcext:value-type="float">
            <text:p>0.69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2-07" calcext:value-type="date">
            <text:p>2019-02-07</text:p>
          </table:table-cell>
          <table:table-cell office:value-type="float" office:value="17.7876" calcext:value-type="float">
            <text:p>17.7876</text:p>
          </table:table-cell>
          <table:table-cell office:value-type="float" office:value="19.8678" calcext:value-type="float">
            <text:p>19.8678</text:p>
          </table:table-cell>
          <table:table-cell office:value-type="float" office:value="17.667" calcext:value-type="float">
            <text:p>17.667</text:p>
          </table:table-cell>
          <table:table-cell table:number-columns-repeated="2" office:value-type="float" office:value="19.295" calcext:value-type="float">
            <text:p>19.295</text:p>
          </table:table-cell>
          <table:table-cell office:value-type="float" office:value="87846199" calcext:value-type="float">
            <text:p>87846199</text:p>
          </table:table-cell>
          <table:table-cell/>
          <table:table-cell office:value-type="float" office:value="19.295" calcext:value-type="float">
            <text:p>19.295</text:p>
          </table:table-cell>
          <table:table-cell table:formula="of:=[.I940]/[.I941]" office:value-type="float" office:value="4.82375" calcext:value-type="float">
            <text:p>4.82375</text:p>
          </table:table-cell>
          <table:table-cell table:formula="of:=([.J940]-1)*100" office:value-type="float" office:value="382.375" calcext:value-type="float">
            <text:p>382.375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6.66644553902629" calcext:value-type="float">
            <text:p>6.66644553902629</text:p>
          </table:table-cell>
          <table:table-cell table:formula="of:=[.L940]/1000" office:value-type="float" office:value="0.381" calcext:value-type="float">
            <text:p>0.38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11" calcext:value-type="date">
            <text:p>2019-11-11</text:p>
          </table:table-cell>
          <table:table-cell office:value-type="float" office:value="3.8" calcext:value-type="float">
            <text:p>3.8</text:p>
          </table:table-cell>
          <table:table-cell office:value-type="float" office:value="4.05" calcext:value-type="float">
            <text:p>4.05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6625599" calcext:value-type="float">
            <text:p>10662559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941]/[.I942]" office:value-type="float" office:value="0.625" calcext:value-type="float">
            <text:p>0.625</text:p>
          </table:table-cell>
          <table:table-cell table:formula="of:=([.J941]-1)*100" office:value-type="float" office:value="-37.5" calcext:value-type="float">
            <text:p>-37.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.66666666666667" calcext:value-type="float">
            <text:p>6.66666666666667</text:p>
          </table:table-cell>
          <table:table-cell table:formula="of:=[.L941]/1000" office:value-type="float" office:value="0.2" calcext:value-type="float">
            <text:p>0.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14" calcext:value-type="date">
            <text:p>2019-10-14</text:p>
          </table:table-cell>
          <table:table-cell office:value-type="float" office:value="6.05" calcext:value-type="float">
            <text:p>6.05</text:p>
          </table:table-cell>
          <table:table-cell office:value-type="float" office:value="6.5" calcext:value-type="float">
            <text:p>6.5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135922704" calcext:value-type="float">
            <text:p>135922704</text:p>
          </table:table-cell>
          <table:table-cell/>
          <table:table-cell office:value-type="float" office:value="6.4" calcext:value-type="float">
            <text:p>6.4</text:p>
          </table:table-cell>
          <table:table-cell table:formula="of:=[.I942]/[.I943]" office:value-type="float" office:value="0.576576576576577" calcext:value-type="float">
            <text:p>0.576576576576577</text:p>
          </table:table-cell>
          <table:table-cell table:formula="of:=([.J942]-1)*100" office:value-type="float" office:value="-42.3423423423423" calcext:value-type="float">
            <text:p>-42.3423423423423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6.66666666666667" calcext:value-type="float">
            <text:p>6.66666666666667</text:p>
          </table:table-cell>
          <table:table-cell table:formula="of:=[.L942]/1000" office:value-type="float" office:value="0.219" calcext:value-type="float">
            <text:p>0.21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float" office:value="10.6" calcext:value-type="float">
            <text:p>10.6</text:p>
          </table:table-cell>
          <table:table-cell office:value-type="float" office:value="11.25" calcext:value-type="float">
            <text:p>11.25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994232174" calcext:value-type="float">
            <text:p>994232174</text:p>
          </table:table-cell>
          <table:table-cell/>
          <table:table-cell office:value-type="float" office:value="11.1" calcext:value-type="float">
            <text:p>11.1</text:p>
          </table:table-cell>
          <table:table-cell table:formula="of:=[.I943]/[.I944]" office:value-type="float" office:value="2.81012658227848" calcext:value-type="float">
            <text:p>2.81012658227848</text:p>
          </table:table-cell>
          <table:table-cell table:formula="of:=([.J943]-1)*100" office:value-type="float" office:value="181.012658227848" calcext:value-type="float">
            <text:p>181.01265822784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.73076923076923" calcext:value-type="float">
            <text:p>6.73076923076923</text:p>
          </table:table-cell>
          <table:table-cell table:formula="of:=[.L943]/1000" office:value-type="float" office:value="0.045" calcext:value-type="float">
            <text:p>0.04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22" calcext:value-type="date">
            <text:p>2020-04-22</text:p>
          </table:table-cell>
          <table:table-cell office:value-type="float" office:value="3.9" calcext:value-type="float">
            <text:p>3.9</text:p>
          </table:table-cell>
          <table:table-cell office:value-type="float" office:value="4.05" calcext:value-type="float">
            <text:p>4.05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3.95" calcext:value-type="float">
            <text:p>3.95</text:p>
          </table:table-cell>
          <table:table-cell office:value-type="float" office:value="437696779" calcext:value-type="float">
            <text:p>437696779</text:p>
          </table:table-cell>
          <table:table-cell/>
          <table:table-cell office:value-type="float" office:value="3.95" calcext:value-type="float">
            <text:p>3.95</text:p>
          </table:table-cell>
          <table:table-cell table:formula="of:=[.I944]/[.I945]" office:value-type="float" office:value="0.0747821392761873" calcext:value-type="float">
            <text:p>0.074782139276187</text:p>
          </table:table-cell>
          <table:table-cell table:formula="of:=([.J944]-1)*100" office:value-type="float" office:value="-92.5217860723813" calcext:value-type="float">
            <text:p>-92.521786072381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.75675675675675" calcext:value-type="float">
            <text:p>6.75675675675675</text:p>
          </table:table-cell>
          <table:table-cell table:formula="of:=[.L944]/1000" office:value-type="float" office:value="0.091" calcext:value-type="float">
            <text:p>0.09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5-08" calcext:value-type="date">
            <text:p>2017-05-08</text:p>
          </table:table-cell>
          <table:table-cell office:value-type="float" office:value="48.539001" calcext:value-type="float">
            <text:p>48.539001</text:p>
          </table:table-cell>
          <table:table-cell office:value-type="float" office:value="55.111401" calcext:value-type="float">
            <text:p>55.111401</text:p>
          </table:table-cell>
          <table:table-cell office:value-type="float" office:value="48.539001" calcext:value-type="float">
            <text:p>48.539001</text:p>
          </table:table-cell>
          <table:table-cell table:number-columns-repeated="2" office:value-type="float" office:value="52.820099" calcext:value-type="float">
            <text:p>52.820099</text:p>
          </table:table-cell>
          <table:table-cell office:value-type="float" office:value="31060277" calcext:value-type="float">
            <text:p>31060277</text:p>
          </table:table-cell>
          <table:table-cell/>
          <table:table-cell office:value-type="float" office:value="52.820099" calcext:value-type="float">
            <text:p>52.820099</text:p>
          </table:table-cell>
          <table:table-cell table:formula="of:=[.I945]/[.I946]" office:value-type="float" office:value="0.867326545155682" calcext:value-type="float">
            <text:p>0.867326545155682</text:p>
          </table:table-cell>
          <table:table-cell table:formula="of:=([.J945]-1)*100" office:value-type="float" office:value="-13.2673454844318" calcext:value-type="float">
            <text:p>-13.2673454844318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6.82920491410994" calcext:value-type="float">
            <text:p>6.82920491410994</text:p>
          </table:table-cell>
          <table:table-cell table:formula="of:=[.L945]/1000" office:value-type="float" office:value="0.818" calcext:value-type="float">
            <text:p>0.81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23" calcext:value-type="date">
            <text:p>2016-08-23</text:p>
          </table:table-cell>
          <table:table-cell office:value-type="float" office:value="57.282101" calcext:value-type="float">
            <text:p>57.282101</text:p>
          </table:table-cell>
          <table:table-cell office:value-type="float" office:value="61.5028" calcext:value-type="float">
            <text:p>61.5028</text:p>
          </table:table-cell>
          <table:table-cell office:value-type="float" office:value="57.0107" calcext:value-type="float">
            <text:p>57.0107</text:p>
          </table:table-cell>
          <table:table-cell office:value-type="float" office:value="60.899899" calcext:value-type="float">
            <text:p>60.899899</text:p>
          </table:table-cell>
          <table:table-cell office:value-type="float" office:value="60.182316" calcext:value-type="float">
            <text:p>60.182316</text:p>
          </table:table-cell>
          <table:table-cell office:value-type="float" office:value="43487254" calcext:value-type="float">
            <text:p>43487254</text:p>
          </table:table-cell>
          <table:table-cell/>
          <table:table-cell office:value-type="float" office:value="60.899899" calcext:value-type="float">
            <text:p>60.899899</text:p>
          </table:table-cell>
          <table:table-cell table:formula="of:=[.I946]/[.I947]" office:value-type="float" office:value="6.69229659340659" calcext:value-type="float">
            <text:p>6.69229659340659</text:p>
          </table:table-cell>
          <table:table-cell table:formula="of:=([.J946]-1)*100" office:value-type="float" office:value="569.229659340659" calcext:value-type="float">
            <text:p>569.229659340659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6.87830794615387" calcext:value-type="float">
            <text:p>6.87830794615387</text:p>
          </table:table-cell>
          <table:table-cell table:formula="of:=[.L946]/1000" office:value-type="float" office:value="0.99" calcext:value-type="float">
            <text:p>0.99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float" office:value="8.65" calcext:value-type="float">
            <text:p>8.65</text:p>
          </table:table-cell>
          <table:table-cell office:value-type="float" office:value="9.25" calcext:value-type="float">
            <text:p>9.25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531620523" calcext:value-type="float">
            <text:p>531620523</text:p>
          </table:table-cell>
          <table:table-cell/>
          <table:table-cell office:value-type="float" office:value="9.1" calcext:value-type="float">
            <text:p>9.1</text:p>
          </table:table-cell>
          <table:table-cell table:formula="of:=[.I947]/[.I948]" office:value-type="float" office:value="1.02824858757062" calcext:value-type="float">
            <text:p>1.02824858757062</text:p>
          </table:table-cell>
          <table:table-cell table:formula="of:=([.J947]-1)*100" office:value-type="float" office:value="2.82485875706215" calcext:value-type="float">
            <text:p>2.824858757062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05882352941176" calcext:value-type="float">
            <text:p>7.05882352941176</text:p>
          </table:table-cell>
          <table:table-cell table:formula="of:=[.L947]/1000" office:value-type="float" office:value="0.005" calcext:value-type="float">
            <text:p>0.00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float" office:value="7.9" calcext:value-type="float">
            <text:p>7.9</text:p>
          </table:table-cell>
          <table:table-cell office:value-type="float" office:value="8.95" calcext:value-type="float">
            <text:p>8.95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8.85" calcext:value-type="float">
            <text:p>8.85</text:p>
          </table:table-cell>
          <table:table-cell office:value-type="float" office:value="686898461" calcext:value-type="float">
            <text:p>686898461</text:p>
          </table:table-cell>
          <table:table-cell/>
          <table:table-cell office:value-type="float" office:value="8.85" calcext:value-type="float">
            <text:p>8.85</text:p>
          </table:table-cell>
          <table:table-cell table:formula="of:=[.I948]/[.I949]" office:value-type="float" office:value="0.260236712489892" calcext:value-type="float">
            <text:p>0.260236712489892</text:p>
          </table:table-cell>
          <table:table-cell table:formula="of:=([.J948]-1)*100" office:value-type="float" office:value="-73.9763287510108" calcext:value-type="float">
            <text:p>-73.976328751010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27272727272728" calcext:value-type="float">
            <text:p>7.27272727272728</text:p>
          </table:table-cell>
          <table:table-cell table:formula="of:=[.L948]/1000" office:value-type="float" office:value="0.016" calcext:value-type="float">
            <text:p>0.01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7-24" calcext:value-type="date">
            <text:p>2018-07-24</text:p>
          </table:table-cell>
          <table:table-cell office:value-type="float" office:value="32.560299" calcext:value-type="float">
            <text:p>32.560299</text:p>
          </table:table-cell>
          <table:table-cell office:value-type="float" office:value="36.9319" calcext:value-type="float">
            <text:p>36.9319</text:p>
          </table:table-cell>
          <table:table-cell office:value-type="float" office:value="32.439701" calcext:value-type="float">
            <text:p>32.439701</text:p>
          </table:table-cell>
          <table:table-cell table:number-columns-repeated="2" office:value-type="float" office:value="34.0075" calcext:value-type="float">
            <text:p>34.0075</text:p>
          </table:table-cell>
          <table:table-cell office:value-type="float" office:value="128891779" calcext:value-type="float">
            <text:p>128891779</text:p>
          </table:table-cell>
          <table:table-cell/>
          <table:table-cell office:value-type="float" office:value="34.0075" calcext:value-type="float">
            <text:p>34.0075</text:p>
          </table:table-cell>
          <table:table-cell table:formula="of:=[.I949]/[.I950]" office:value-type="float" office:value="5.81324786324786" calcext:value-type="float">
            <text:p>5.81324786324786</text:p>
          </table:table-cell>
          <table:table-cell table:formula="of:=([.J949]-1)*100" office:value-type="float" office:value="481.324786324786" calcext:value-type="float">
            <text:p>481.324786324786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7.32657617475931" calcext:value-type="float">
            <text:p>7.32657617475931</text:p>
          </table:table-cell>
          <table:table-cell table:formula="of:=[.L949]/1000" office:value-type="float" office:value="0.514" calcext:value-type="float">
            <text:p>0.51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20" calcext:value-type="date">
            <text:p>2019-09-20</text:p>
          </table:table-cell>
          <table:table-cell office:value-type="float" office:value="5.5" calcext:value-type="float">
            <text:p>5.5</text:p>
          </table:table-cell>
          <table:table-cell office:value-type="float" office:value="5.95" calcext:value-type="float">
            <text:p>5.95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86422247" calcext:value-type="float">
            <text:p>186422247</text:p>
          </table:table-cell>
          <table:table-cell/>
          <table:table-cell office:value-type="float" office:value="5.85" calcext:value-type="float">
            <text:p>5.85</text:p>
          </table:table-cell>
          <table:table-cell table:formula="of:=[.I950]/[.I951]" office:value-type="float" office:value="0.0988486247368261" calcext:value-type="float">
            <text:p>0.098848624736826</text:p>
          </table:table-cell>
          <table:table-cell table:formula="of:=([.J950]-1)*100" office:value-type="float" office:value="-90.1151375263174" calcext:value-type="float">
            <text:p>-90.115137526317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7.3394495412844" calcext:value-type="float">
            <text:p>7.3394495412844</text:p>
          </table:table-cell>
          <table:table-cell table:formula="of:=[.L950]/1000" office:value-type="float" office:value="0.233" calcext:value-type="float">
            <text:p>0.23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23" calcext:value-type="date">
            <text:p>2017-10-23</text:p>
          </table:table-cell>
          <table:table-cell office:value-type="float" office:value="55.231998" calcext:value-type="float">
            <text:p>55.231998</text:p>
          </table:table-cell>
          <table:table-cell office:value-type="float" office:value="59.8447" calcext:value-type="float">
            <text:p>59.8447</text:p>
          </table:table-cell>
          <table:table-cell office:value-type="float" office:value="55.231998" calcext:value-type="float">
            <text:p>55.231998</text:p>
          </table:table-cell>
          <table:table-cell table:number-columns-repeated="2" office:value-type="float" office:value="59.1814" calcext:value-type="float">
            <text:p>59.1814</text:p>
          </table:table-cell>
          <table:table-cell office:value-type="float" office:value="99587599" calcext:value-type="float">
            <text:p>99587599</text:p>
          </table:table-cell>
          <table:table-cell/>
          <table:table-cell office:value-type="float" office:value="59.1814" calcext:value-type="float">
            <text:p>59.1814</text:p>
          </table:table-cell>
          <table:table-cell table:formula="of:=[.I951]/[.I952]" office:value-type="float" office:value="3.63076095894239" calcext:value-type="float">
            <text:p>3.63076095894239</text:p>
          </table:table-cell>
          <table:table-cell table:formula="of:=([.J951]-1)*100" office:value-type="float" office:value="263.076095894239" calcext:value-type="float">
            <text:p>263.076095894239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7.5616700642543" calcext:value-type="float">
            <text:p>7.5616700642543</text:p>
          </table:table-cell>
          <table:table-cell table:formula="of:=[.L951]/1000" office:value-type="float" office:value="0.703" calcext:value-type="float">
            <text:p>0.70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4-05" calcext:value-type="date">
            <text:p>2019-04-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700001" calcext:value-type="float">
            <text:p>16.700001</text:p>
          </table:table-cell>
          <table:table-cell office:value-type="float" office:value="15.05" calcext:value-type="float">
            <text:p>15.05</text:p>
          </table:table-cell>
          <table:table-cell table:number-columns-repeated="2" office:value-type="float" office:value="16.299999" calcext:value-type="float">
            <text:p>16.299999</text:p>
          </table:table-cell>
          <table:table-cell office:value-type="float" office:value="163072526" calcext:value-type="float">
            <text:p>163072526</text:p>
          </table:table-cell>
          <table:table-cell/>
          <table:table-cell office:value-type="float" office:value="16.299999" calcext:value-type="float">
            <text:p>16.299999</text:p>
          </table:table-cell>
          <table:table-cell table:formula="of:=[.I952]/[.I953]" office:value-type="float" office:value="3.29292909090909" calcext:value-type="float">
            <text:p>3.29292909090909</text:p>
          </table:table-cell>
          <table:table-cell table:formula="of:=([.J952]-1)*100" office:value-type="float" office:value="229.292909090909" calcext:value-type="float">
            <text:p>229.292909090909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7.59075247524752" calcext:value-type="float">
            <text:p>7.59075247524752</text:p>
          </table:table-cell>
          <table:table-cell table:formula="of:=[.L952]/1000" office:value-type="float" office:value="0.344" calcext:value-type="float">
            <text:p>0.34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float" office:value="4.65" calcext:value-type="float">
            <text:p>4.6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.95" calcext:value-type="float">
            <text:p>4.95</text:p>
          </table:table-cell>
          <table:table-cell office:value-type="float" office:value="587127838" calcext:value-type="float">
            <text:p>587127838</text:p>
          </table:table-cell>
          <table:table-cell/>
          <table:table-cell office:value-type="float" office:value="4.95" calcext:value-type="float">
            <text:p>4.95</text:p>
          </table:table-cell>
          <table:table-cell table:formula="of:=[.I953]/[.I954]" office:value-type="float" office:value="1.02061855670103" calcext:value-type="float">
            <text:p>1.02061855670103</text:p>
          </table:table-cell>
          <table:table-cell table:formula="of:=([.J953]-1)*100" office:value-type="float" office:value="2.06185567010311" calcext:value-type="float">
            <text:p>2.0618556701031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.60869565217392" calcext:value-type="float">
            <text:p>7.60869565217392</text:p>
          </table:table-cell>
          <table:table-cell table:formula="of:=[.L953]/1000" office:value-type="float" office:value="0.078" calcext:value-type="float">
            <text:p>0.07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20" calcext:value-type="date">
            <text:p>2020-01-20</text:p>
          </table:table-cell>
          <table:table-cell office:value-type="float" office:value="4.7" calcext:value-type="float">
            <text:p>4.7</text:p>
          </table:table-cell>
          <table:table-cell office:value-type="float" office:value="5.15" calcext:value-type="float">
            <text:p>5.15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4.85" calcext:value-type="float">
            <text:p>4.85</text:p>
          </table:table-cell>
          <table:table-cell office:value-type="float" office:value="323839417" calcext:value-type="float">
            <text:p>323839417</text:p>
          </table:table-cell>
          <table:table-cell/>
          <table:table-cell office:value-type="float" office:value="4.85" calcext:value-type="float">
            <text:p>4.85</text:p>
          </table:table-cell>
          <table:table-cell table:formula="of:=[.I954]/[.I955]" office:value-type="float" office:value="0.075384538864227" calcext:value-type="float">
            <text:p>0.075384538864227</text:p>
          </table:table-cell>
          <table:table-cell table:formula="of:=([.J954]-1)*100" office:value-type="float" office:value="-92.4615461135773" calcext:value-type="float">
            <text:p>-92.4615461135773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7.77777777777777" calcext:value-type="float">
            <text:p>7.77777777777777</text:p>
          </table:table-cell>
          <table:table-cell table:formula="of:=[.L954]/1000" office:value-type="float" office:value="0.152" calcext:value-type="float">
            <text:p>0.15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1-02" calcext:value-type="date">
            <text:p>2017-11-02</text:p>
          </table:table-cell>
          <table:table-cell office:value-type="float" office:value="60.296902" calcext:value-type="float">
            <text:p>60.296902</text:p>
          </table:table-cell>
          <table:table-cell office:value-type="float" office:value="64.819199" calcext:value-type="float">
            <text:p>64.819199</text:p>
          </table:table-cell>
          <table:table-cell office:value-type="float" office:value="60.055698" calcext:value-type="float">
            <text:p>60.055698</text:p>
          </table:table-cell>
          <table:table-cell table:number-columns-repeated="2" office:value-type="float" office:value="64.3368" calcext:value-type="float">
            <text:p>64.3368</text:p>
          </table:table-cell>
          <table:table-cell office:value-type="float" office:value="76280957" calcext:value-type="float">
            <text:p>76280957</text:p>
          </table:table-cell>
          <table:table-cell/>
          <table:table-cell office:value-type="float" office:value="64.3368" calcext:value-type="float">
            <text:p>64.3368</text:p>
          </table:table-cell>
          <table:table-cell table:formula="of:=[.I955]/[.I956]" office:value-type="float" office:value="5.92965898617512" calcext:value-type="float">
            <text:p>5.92965898617512</text:p>
          </table:table-cell>
          <table:table-cell table:formula="of:=([.J955]-1)*100" office:value-type="float" office:value="492.965898617512" calcext:value-type="float">
            <text:p>492.965898617512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7.7778448421389" calcext:value-type="float">
            <text:p>7.7778448421389</text:p>
          </table:table-cell>
          <table:table-cell table:formula="of:=[.L955]/1000" office:value-type="float" office:value="0.695" calcext:value-type="float">
            <text:p>0.69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float" office:value="9.7" calcext:value-type="float">
            <text:p>9.7</text:p>
          </table:table-cell>
          <table:table-cell office:value-type="float" office:value="11" calcext:value-type="float">
            <text:p>11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float" office:value="10.85" calcext:value-type="float">
            <text:p>10.85</text:p>
          </table:table-cell>
          <table:table-cell office:value-type="float" office:value="21663710" calcext:value-type="float">
            <text:p>21663710</text:p>
          </table:table-cell>
          <table:table-cell/>
          <table:table-cell office:value-type="float" office:value="10.85" calcext:value-type="float">
            <text:p>10.85</text:p>
          </table:table-cell>
          <table:table-cell table:formula="of:=[.I956]/[.I957]" office:value-type="float" office:value="1.06896551724138" calcext:value-type="float">
            <text:p>1.06896551724138</text:p>
          </table:table-cell>
          <table:table-cell table:formula="of:=([.J956]-1)*100" office:value-type="float" office:value="6.89655172413792" calcext:value-type="float">
            <text:p>6.8965517241379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.96019900497511" calcext:value-type="float">
            <text:p>7.96019900497511</text:p>
          </table:table-cell>
          <table:table-cell table:formula="of:=[.L956]/1000" office:value-type="float" office:value="0.058" calcext:value-type="float">
            <text:p>0.05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float" office:value="8.5" calcext:value-type="float">
            <text:p>8.5</text:p>
          </table:table-cell>
          <table:table-cell office:value-type="float" office:value="10.3" calcext:value-type="float">
            <text:p>10.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.15" calcext:value-type="float">
            <text:p>10.15</text:p>
          </table:table-cell>
          <table:table-cell office:value-type="float" office:value="428987207" calcext:value-type="float">
            <text:p>428987207</text:p>
          </table:table-cell>
          <table:table-cell/>
          <table:table-cell office:value-type="float" office:value="10.15" calcext:value-type="float">
            <text:p>10.15</text:p>
          </table:table-cell>
          <table:table-cell table:formula="of:=[.I957]/[.I958]" office:value-type="float" office:value="0.187037473833181" calcext:value-type="float">
            <text:p>0.187037473833181</text:p>
          </table:table-cell>
          <table:table-cell table:formula="of:=([.J957]-1)*100" office:value-type="float" office:value="-81.2962526166819" calcext:value-type="float">
            <text:p>-81.296252616681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.97872340425532" calcext:value-type="float">
            <text:p>7.97872340425532</text:p>
          </table:table-cell>
          <table:table-cell table:formula="of:=[.L957]/1000" office:value-type="float" office:value="0.056" calcext:value-type="float">
            <text:p>0.05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10-17" calcext:value-type="date">
            <text:p>2017-10-17</text:p>
          </table:table-cell>
          <table:table-cell office:value-type="float" office:value="50.5891" calcext:value-type="float">
            <text:p>50.5891</text:p>
          </table:table-cell>
          <table:table-cell office:value-type="float" office:value="54.870201" calcext:value-type="float">
            <text:p>54.870201</text:p>
          </table:table-cell>
          <table:table-cell office:value-type="float" office:value="49.775101" calcext:value-type="float">
            <text:p>49.775101</text:p>
          </table:table-cell>
          <table:table-cell table:number-columns-repeated="2" office:value-type="float" office:value="54.2672" calcext:value-type="float">
            <text:p>54.2672</text:p>
          </table:table-cell>
          <table:table-cell office:value-type="float" office:value="70609667" calcext:value-type="float">
            <text:p>70609667</text:p>
          </table:table-cell>
          <table:table-cell/>
          <table:table-cell office:value-type="float" office:value="54.2672" calcext:value-type="float">
            <text:p>54.2672</text:p>
          </table:table-cell>
          <table:table-cell table:formula="of:=[.I958]/[.I959]" office:value-type="float" office:value="8.3488" calcext:value-type="float">
            <text:p>8.3488</text:p>
          </table:table-cell>
          <table:table-cell table:formula="of:=([.J958]-1)*100" office:value-type="float" office:value="734.88" calcext:value-type="float">
            <text:p>734.88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8.30327863732239" calcext:value-type="float">
            <text:p>8.30327863732239</text:p>
          </table:table-cell>
          <table:table-cell table:formula="of:=[.L958]/1000" office:value-type="float" office:value="0.706" calcext:value-type="float">
            <text:p>0.70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08" calcext:value-type="date">
            <text:p>2020-01-08</text:p>
          </table:table-cell>
          <table:table-cell office:value-type="float" office:value="5.95" calcext:value-type="float">
            <text:p>5.95</text:p>
          </table:table-cell>
          <table:table-cell office:value-type="float" office:value="6.6" calcext:value-type="float">
            <text:p>6.6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329769716" calcext:value-type="float">
            <text:p>329769716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[.I959]/[.I960]" office:value-type="float" office:value="1.1304347826087" calcext:value-type="float">
            <text:p>1.1304347826087</text:p>
          </table:table-cell>
          <table:table-cell table:formula="of:=([.J959]-1)*100" office:value-type="float" office:value="13.0434782608696" calcext:value-type="float">
            <text:p>13.0434782608696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8.33333333333333" calcext:value-type="float">
            <text:p>8.33333333333333</text:p>
          </table:table-cell>
          <table:table-cell table:formula="of:=[.L959]/1000" office:value-type="float" office:value="0.16" calcext:value-type="float">
            <text:p>0.1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11" calcext:value-type="date">
            <text:p>2019-09-11</text:p>
          </table:table-cell>
          <table:table-cell office:value-type="float" office:value="5.35" calcext:value-type="float">
            <text:p>5.35</text:p>
          </table:table-cell>
          <table:table-cell office:value-type="float" office:value="5.85" calcext:value-type="float">
            <text:p>5.85</text:p>
          </table:table-cell>
          <table:table-cell office:value-type="float" office:value="5.35" calcext:value-type="float">
            <text:p>5.35</text:p>
          </table:table-cell>
          <table:table-cell table:number-columns-repeated="2" office:value-type="float" office:value="5.75" calcext:value-type="float">
            <text:p>5.75</text:p>
          </table:table-cell>
          <table:table-cell office:value-type="float" office:value="108222094" calcext:value-type="float">
            <text:p>108222094</text:p>
          </table:table-cell>
          <table:table-cell/>
          <table:table-cell office:value-type="float" office:value="5.75" calcext:value-type="float">
            <text:p>5.75</text:p>
          </table:table-cell>
          <table:table-cell table:formula="of:=[.I960]/[.I961]" office:value-type="float" office:value="1" calcext:value-type="float">
            <text:p>1</text:p>
          </table:table-cell>
          <table:table-cell table:formula="of:=([.J960]-1)*100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8.49056603773586" calcext:value-type="float">
            <text:p>8.49056603773586</text:p>
          </table:table-cell>
          <table:table-cell table:formula="of:=[.L960]/1000" office:value-type="float" office:value="0.24" calcext:value-type="float">
            <text:p>0.2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23" calcext:value-type="date">
            <text:p>2019-08-23</text:p>
          </table:table-cell>
          <table:table-cell office:value-type="float" office:value="5.2" calcext:value-type="float">
            <text:p>5.2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75" calcext:value-type="float">
            <text:p>5.75</text:p>
          </table:table-cell>
          <table:table-cell office:value-type="float" office:value="138118662" calcext:value-type="float">
            <text:p>138118662</text:p>
          </table:table-cell>
          <table:table-cell/>
          <table:table-cell office:value-type="float" office:value="5.75" calcext:value-type="float">
            <text:p>5.75</text:p>
          </table:table-cell>
          <table:table-cell table:formula="of:=[.I961]/[.I962]" office:value-type="float" office:value="1.01769911504425" calcext:value-type="float">
            <text:p>1.01769911504425</text:p>
          </table:table-cell>
          <table:table-cell table:formula="of:=([.J961]-1)*100" office:value-type="float" office:value="1.76991150442478" calcext:value-type="float">
            <text:p>1.7699115044247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8.49056603773586" calcext:value-type="float">
            <text:p>8.49056603773586</text:p>
          </table:table-cell>
          <table:table-cell table:formula="of:=[.L961]/1000" office:value-type="float" office:value="0.251" calcext:value-type="float">
            <text:p>0.25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27" calcext:value-type="date">
            <text:p>2019-09-27</text:p>
          </table:table-cell>
          <table:table-cell office:value-type="float" office:value="5.25" calcext:value-type="float">
            <text:p>5.25</text:p>
          </table:table-cell>
          <table:table-cell office:value-type="float" office:value="5.8" calcext:value-type="float">
            <text:p>5.8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5.65" calcext:value-type="float">
            <text:p>5.65</text:p>
          </table:table-cell>
          <table:table-cell office:value-type="float" office:value="107327275" calcext:value-type="float">
            <text:p>107327275</text:p>
          </table:table-cell>
          <table:table-cell/>
          <table:table-cell office:value-type="float" office:value="5.65" calcext:value-type="float">
            <text:p>5.65</text:p>
          </table:table-cell>
          <table:table-cell table:formula="of:=[.I962]/[.I963]" office:value-type="float" office:value="1.29885057471264" calcext:value-type="float">
            <text:p>1.29885057471264</text:p>
          </table:table-cell>
          <table:table-cell table:formula="of:=([.J962]-1)*100" office:value-type="float" office:value="29.8850574712644" calcext:value-type="float">
            <text:p>29.8850574712644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8.65384615384617" calcext:value-type="float">
            <text:p>8.65384615384617</text:p>
          </table:table-cell>
          <table:table-cell table:formula="of:=[.L962]/1000" office:value-type="float" office:value="0.228" calcext:value-type="float">
            <text:p>0.22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11" calcext:value-type="date">
            <text:p>2020-03-11</text:p>
          </table:table-cell>
          <table:table-cell office:value-type="float" office:value="4.4" calcext:value-type="float">
            <text:p>4.4</text:p>
          </table:table-cell>
          <table:table-cell office:value-type="float" office:value="4.95" calcext:value-type="float">
            <text:p>4.95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4.35" calcext:value-type="float">
            <text:p>4.35</text:p>
          </table:table-cell>
          <table:table-cell office:value-type="float" office:value="721115533" calcext:value-type="float">
            <text:p>721115533</text:p>
          </table:table-cell>
          <table:table-cell/>
          <table:table-cell office:value-type="float" office:value="4.35" calcext:value-type="float">
            <text:p>4.35</text:p>
          </table:table-cell>
          <table:table-cell table:formula="of:=[.I963]/[.I964]" office:value-type="float" office:value="0.707317073170732" calcext:value-type="float">
            <text:p>0.707317073170732</text:p>
          </table:table-cell>
          <table:table-cell table:formula="of:=([.J963]-1)*100" office:value-type="float" office:value="-29.2682926829268" calcext:value-type="float">
            <text:p>-29.268292682926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8.74999999999999" calcext:value-type="float">
            <text:p>8.74999999999999</text:p>
          </table:table-cell>
          <table:table-cell table:formula="of:=[.L963]/1000" office:value-type="float" office:value="0.117" calcext:value-type="float">
            <text:p>0.11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30" calcext:value-type="date">
            <text:p>2019-09-30</text:p>
          </table:table-cell>
          <table:table-cell office:value-type="float" office:value="5.7" calcext:value-type="float">
            <text:p>5.7</text:p>
          </table:table-cell>
          <table:table-cell office:value-type="float" office:value="6.45" calcext:value-type="float">
            <text:p>6.45</text:p>
          </table:table-cell>
          <table:table-cell office:value-type="float" office:value="4.95" calcext:value-type="float">
            <text:p>4.95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381241840" calcext:value-type="float">
            <text:p>381241840</text:p>
          </table:table-cell>
          <table:table-cell/>
          <table:table-cell office:value-type="float" office:value="6.15" calcext:value-type="float">
            <text:p>6.15</text:p>
          </table:table-cell>
          <table:table-cell table:formula="of:=[.I964]/[.I965]" office:value-type="float" office:value="0.107194211387089" calcext:value-type="float">
            <text:p>0.107194211387089</text:p>
          </table:table-cell>
          <table:table-cell table:formula="of:=([.J964]-1)*100" office:value-type="float" office:value="-89.2805788612911" calcext:value-type="float">
            <text:p>-89.2805788612911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8.84955752212388" calcext:value-type="float">
            <text:p>8.84955752212388</text:p>
          </table:table-cell>
          <table:table-cell table:formula="of:=[.L964]/1000" office:value-type="float" office:value="0.227" calcext:value-type="float">
            <text:p>0.22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7-19" calcext:value-type="date">
            <text:p>2017-07-19</text:p>
          </table:table-cell>
          <table:table-cell office:value-type="float" office:value="53.061298" calcext:value-type="float">
            <text:p>53.061298</text:p>
          </table:table-cell>
          <table:table-cell office:value-type="float" office:value="58.065899" calcext:value-type="float">
            <text:p>58.065899</text:p>
          </table:table-cell>
          <table:table-cell office:value-type="float" office:value="52.9105" calcext:value-type="float">
            <text:p>52.9105</text:p>
          </table:table-cell>
          <table:table-cell table:number-columns-repeated="2" office:value-type="float" office:value="57.372501" calcext:value-type="float">
            <text:p>57.372501</text:p>
          </table:table-cell>
          <table:table-cell office:value-type="float" office:value="64719553" calcext:value-type="float">
            <text:p>64719553</text:p>
          </table:table-cell>
          <table:table-cell/>
          <table:table-cell office:value-type="float" office:value="57.372501" calcext:value-type="float">
            <text:p>57.372501</text:p>
          </table:table-cell>
          <table:table-cell table:formula="of:=[.I965]/[.I966]" office:value-type="float" office:value="12.472282826087" calcext:value-type="float">
            <text:p>12.472282826087</text:p>
          </table:table-cell>
          <table:table-cell table:formula="of:=([.J965]-1)*100" office:value-type="float" office:value="1147.2282826087" calcext:value-type="float">
            <text:p>1147.2282826087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9.11696914764228" calcext:value-type="float">
            <text:p>9.11696914764228</text:p>
          </table:table-cell>
          <table:table-cell table:formula="of:=[.L965]/1000" office:value-type="float" office:value="0.767" calcext:value-type="float">
            <text:p>0.767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float" office:value="4.25" calcext:value-type="float">
            <text:p>4.25</text:p>
          </table:table-cell>
          <table:table-cell office:value-type="float" office:value="4.8" calcext:value-type="float">
            <text:p>4.8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924169681" calcext:value-type="float">
            <text:p>924169681</text:p>
          </table:table-cell>
          <table:table-cell/>
          <table:table-cell office:value-type="float" office:value="4.6" calcext:value-type="float">
            <text:p>4.6</text:p>
          </table:table-cell>
          <table:table-cell table:formula="of:=[.I966]/[.I967]" office:value-type="float" office:value="0.0674528333496662" calcext:value-type="float">
            <text:p>0.067452833349666</text:p>
          </table:table-cell>
          <table:table-cell table:formula="of:=([.J966]-1)*100" office:value-type="float" office:value="-93.2547166650334" calcext:value-type="float">
            <text:p>-93.254716665033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.52380952380951" calcext:value-type="float">
            <text:p>9.52380952380951</text:p>
          </table:table-cell>
          <table:table-cell table:formula="of:=[.L966]/1000" office:value-type="float" office:value="0.079" calcext:value-type="float">
            <text:p>0.07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3-15" calcext:value-type="date">
            <text:p>2017-03-15</text:p>
          </table:table-cell>
          <table:table-cell office:value-type="float" office:value="62.226398" calcext:value-type="float">
            <text:p>62.226398</text:p>
          </table:table-cell>
          <table:table-cell office:value-type="float" office:value="70.215698" calcext:value-type="float">
            <text:p>70.215698</text:p>
          </table:table-cell>
          <table:table-cell office:value-type="float" office:value="62.1661" calcext:value-type="float">
            <text:p>62.1661</text:p>
          </table:table-cell>
          <table:table-cell table:number-columns-repeated="2" office:value-type="float" office:value="68.195801" calcext:value-type="float">
            <text:p>68.195801</text:p>
          </table:table-cell>
          <table:table-cell office:value-type="float" office:value="104480406" calcext:value-type="float">
            <text:p>104480406</text:p>
          </table:table-cell>
          <table:table-cell/>
          <table:table-cell office:value-type="float" office:value="68.195801" calcext:value-type="float">
            <text:p>68.195801</text:p>
          </table:table-cell>
          <table:table-cell table:formula="of:=[.I967]/[.I968]" office:value-type="float" office:value="8.79945819354839" calcext:value-type="float">
            <text:p>8.79945819354839</text:p>
          </table:table-cell>
          <table:table-cell table:formula="of:=([.J967]-1)*100" office:value-type="float" office:value="779.945819354839" calcext:value-type="float">
            <text:p>779.945819354839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9.75247651112152" calcext:value-type="float">
            <text:p>9.75247651112152</text:p>
          </table:table-cell>
          <table:table-cell table:formula="of:=[.L967]/1000" office:value-type="float" office:value="0.853" calcext:value-type="float">
            <text:p>0.85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04" calcext:value-type="date">
            <text:p>2019-12-04</text:p>
          </table:table-cell>
          <table:table-cell office:value-type="float" office:value="7.2" calcext:value-type="float">
            <text:p>7.2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75" calcext:value-type="float">
            <text:p>7.75</text:p>
          </table:table-cell>
          <table:table-cell office:value-type="float" office:value="708398144" calcext:value-type="float">
            <text:p>708398144</text:p>
          </table:table-cell>
          <table:table-cell/>
          <table:table-cell office:value-type="float" office:value="7.75" calcext:value-type="float">
            <text:p>7.75</text:p>
          </table:table-cell>
          <table:table-cell table:formula="of:=[.I968]/[.I969]" office:value-type="float" office:value="1.7816091954023" calcext:value-type="float">
            <text:p>1.7816091954023</text:p>
          </table:table-cell>
          <table:table-cell table:formula="of:=([.J968]-1)*100" office:value-type="float" office:value="78.1609195402299" calcext:value-type="float">
            <text:p>78.1609195402299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9.92907801418439" calcext:value-type="float">
            <text:p>9.92907801418439</text:p>
          </table:table-cell>
          <table:table-cell table:formula="of:=[.L968]/1000" office:value-type="float" office:value="0.184" calcext:value-type="float">
            <text:p>0.18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23" calcext:value-type="date">
            <text:p>2020-04-23</text:p>
          </table:table-cell>
          <table:table-cell office:value-type="float" office:value="4.3" calcext:value-type="float">
            <text:p>4.3</text:p>
          </table:table-cell>
          <table:table-cell office:value-type="float" office:value="4.5" calcext:value-type="float">
            <text:p>4.5</text:p>
          </table:table-cell>
          <table:table-cell office:value-type="float" office:value="4.15" calcext:value-type="float">
            <text:p>4.15</text:p>
          </table:table-cell>
          <table:table-cell table:number-columns-repeated="2" office:value-type="float" office:value="4.35" calcext:value-type="float">
            <text:p>4.35</text:p>
          </table:table-cell>
          <table:table-cell office:value-type="float" office:value="690926109" calcext:value-type="float">
            <text:p>690926109</text:p>
          </table:table-cell>
          <table:table-cell/>
          <table:table-cell office:value-type="float" office:value="4.35" calcext:value-type="float">
            <text:p>4.35</text:p>
          </table:table-cell>
          <table:table-cell table:formula="of:=[.I969]/[.I970]" office:value-type="float" office:value="1.01162790697674" calcext:value-type="float">
            <text:p>1.01162790697674</text:p>
          </table:table-cell>
          <table:table-cell table:formula="of:=([.J969]-1)*100" office:value-type="float" office:value="1.16279069767442" calcext:value-type="float">
            <text:p>1.1627906976744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.126582278481" calcext:value-type="float">
            <text:p>10.126582278481</text:p>
          </table:table-cell>
          <table:table-cell table:formula="of:=[.L969]/1000" office:value-type="float" office:value="0.09" calcext:value-type="float">
            <text:p>0.0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01" calcext:value-type="date">
            <text:p>2019-11-01</text:p>
          </table:table-cell>
          <table:table-cell office:value-type="float" office:value="3.85" calcext:value-type="float">
            <text:p>3.85</text:p>
          </table:table-cell>
          <table:table-cell office:value-type="float" office:value="4.8" calcext:value-type="float">
            <text:p>4.8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794271990" calcext:value-type="float">
            <text:p>794271990</text:p>
          </table:table-cell>
          <table:table-cell/>
          <table:table-cell office:value-type="float" office:value="4.3" calcext:value-type="float">
            <text:p>4.3</text:p>
          </table:table-cell>
          <table:table-cell table:formula="of:=[.I970]/[.I971]" office:value-type="float" office:value="0.803738317757009" calcext:value-type="float">
            <text:p>0.803738317757009</text:p>
          </table:table-cell>
          <table:table-cell table:formula="of:=([.J970]-1)*100" office:value-type="float" office:value="-19.6261682242991" calcext:value-type="float">
            <text:p>-19.6261682242991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0.2564102564103" calcext:value-type="float">
            <text:p>10.2564102564103</text:p>
          </table:table-cell>
          <table:table-cell table:formula="of:=[.L970]/1000" office:value-type="float" office:value="0.206" calcext:value-type="float">
            <text:p>0.20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30" calcext:value-type="date">
            <text:p>2019-08-30</text:p>
          </table:table-cell>
          <table:table-cell office:value-type="float" office:value="4.9" calcext:value-type="float">
            <text:p>4.9</text:p>
          </table:table-cell>
          <table:table-cell office:value-type="float" office:value="5.45" calcext:value-type="float">
            <text:p>5.45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5.35" calcext:value-type="float">
            <text:p>5.35</text:p>
          </table:table-cell>
          <table:table-cell office:value-type="float" office:value="126453633" calcext:value-type="float">
            <text:p>126453633</text:p>
          </table:table-cell>
          <table:table-cell/>
          <table:table-cell office:value-type="float" office:value="5.35" calcext:value-type="float">
            <text:p>5.35</text:p>
          </table:table-cell>
          <table:table-cell table:formula="of:=[.I971]/[.I972]" office:value-type="float" office:value="0.52970297029703" calcext:value-type="float">
            <text:p>0.52970297029703</text:p>
          </table:table-cell>
          <table:table-cell table:formula="of:=([.J971]-1)*100" office:value-type="float" office:value="-47.029702970297" calcext:value-type="float">
            <text:p>-47.029702970297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0.3092783505155" calcext:value-type="float">
            <text:p>10.3092783505155</text:p>
          </table:table-cell>
          <table:table-cell table:formula="of:=[.L971]/1000" office:value-type="float" office:value="0.246" calcext:value-type="float">
            <text:p>0.24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float" office:value="9.2" calcext:value-type="float">
            <text:p>9.2</text:p>
          </table:table-cell>
          <table:table-cell office:value-type="float" office:value="10.5" calcext:value-type="float">
            <text:p>10.5</text:p>
          </table:table-cell>
          <table:table-cell office:value-type="float" office:value="9.05" calcext:value-type="float">
            <text:p>9.05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125582495" calcext:value-type="float">
            <text:p>125582495</text:p>
          </table:table-cell>
          <table:table-cell/>
          <table:table-cell office:value-type="float" office:value="10.1" calcext:value-type="float">
            <text:p>10.1</text:p>
          </table:table-cell>
          <table:table-cell table:formula="of:=[.I972]/[.I973]" office:value-type="float" office:value="0.144649820614888" calcext:value-type="float">
            <text:p>0.144649820614888</text:p>
          </table:table-cell>
          <table:table-cell table:formula="of:=([.J972]-1)*100" office:value-type="float" office:value="-85.5350179385112" calcext:value-type="float">
            <text:p>-85.535017938511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.3825136612022" calcext:value-type="float">
            <text:p>10.3825136612022</text:p>
          </table:table-cell>
          <table:table-cell table:formula="of:=[.L972]/1000" office:value-type="float" office:value="0.05" calcext:value-type="float">
            <text:p>0.0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01-05" calcext:value-type="date">
            <text:p>2018-01-05</text:p>
          </table:table-cell>
          <table:table-cell office:value-type="float" office:value="65.120697" calcext:value-type="float">
            <text:p>65.120697</text:p>
          </table:table-cell>
          <table:table-cell office:value-type="float" office:value="71.693001" calcext:value-type="float">
            <text:p>71.693001</text:p>
          </table:table-cell>
          <table:table-cell office:value-type="float" office:value="64.819199" calcext:value-type="float">
            <text:p>64.819199</text:p>
          </table:table-cell>
          <table:table-cell table:number-columns-repeated="2" office:value-type="float" office:value="69.823799" calcext:value-type="float">
            <text:p>69.823799</text:p>
          </table:table-cell>
          <table:table-cell office:value-type="float" office:value="131617408" calcext:value-type="float">
            <text:p>131617408</text:p>
          </table:table-cell>
          <table:table-cell/>
          <table:table-cell office:value-type="float" office:value="69.823799" calcext:value-type="float">
            <text:p>69.823799</text:p>
          </table:table-cell>
          <table:table-cell table:formula="of:=[.I973]/[.I974]" office:value-type="float" office:value="10.5793634848485" calcext:value-type="float">
            <text:p>10.5793634848485</text:p>
          </table:table-cell>
          <table:table-cell table:formula="of:=([.J973]-1)*100" office:value-type="float" office:value="957.936348484848" calcext:value-type="float">
            <text:p>957.936348484848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.7603979232302" calcext:value-type="float">
            <text:p>10.7603979232302</text:p>
          </table:table-cell>
          <table:table-cell table:formula="of:=[.L973]/1000" office:value-type="float" office:value="0.65" calcext:value-type="float">
            <text:p>0.6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28" calcext:value-type="date">
            <text:p>2019-11-28</text:p>
          </table:table-cell>
          <table:table-cell office:value-type="float" office:value="5.9" calcext:value-type="float">
            <text:p>5.9</text:p>
          </table:table-cell>
          <table:table-cell office:value-type="float" office:value="6.85" calcext:value-type="float">
            <text:p>6.85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float" office:value="559329516" calcext:value-type="float">
            <text:p>559329516</text:p>
          </table:table-cell>
          <table:table-cell/>
          <table:table-cell office:value-type="float" office:value="6.6" calcext:value-type="float">
            <text:p>6.6</text:p>
          </table:table-cell>
          <table:table-cell table:formula="of:=[.I974]/[.I975]" office:value-type="float" office:value="1.21100917431193" calcext:value-type="float">
            <text:p>1.21100917431193</text:p>
          </table:table-cell>
          <table:table-cell table:formula="of:=([.J974]-1)*100" office:value-type="float" office:value="21.1009174311926" calcext:value-type="float">
            <text:p>21.1009174311926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1.864406779661" calcext:value-type="float">
            <text:p>11.864406779661</text:p>
          </table:table-cell>
          <table:table-cell table:formula="of:=[.L974]/1000" office:value-type="float" office:value="0.188" calcext:value-type="float">
            <text:p>0.18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9-19" calcext:value-type="date">
            <text:p>2019-09-19</text:p>
          </table:table-cell>
          <table:table-cell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5.45" calcext:value-type="float">
            <text:p>5.45</text:p>
          </table:table-cell>
          <table:table-cell office:value-type="float" office:value="320602203" calcext:value-type="float">
            <text:p>320602203</text:p>
          </table:table-cell>
          <table:table-cell/>
          <table:table-cell office:value-type="float" office:value="5.45" calcext:value-type="float">
            <text:p>5.45</text:p>
          </table:table-cell>
          <table:table-cell table:formula="of:=[.I975]/[.I976]" office:value-type="float" office:value="0.0820945071363625" calcext:value-type="float">
            <text:p>0.082094507136363</text:p>
          </table:table-cell>
          <table:table-cell table:formula="of:=([.J975]-1)*100" office:value-type="float" office:value="-91.7905492863637" calcext:value-type="float">
            <text:p>-91.7905492863637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2.3711340206186" calcext:value-type="float">
            <text:p>12.3711340206186</text:p>
          </table:table-cell>
          <table:table-cell table:formula="of:=[.L975]/1000" office:value-type="float" office:value="0.234" calcext:value-type="float">
            <text:p>0.23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31" calcext:value-type="date">
            <text:p>2017-01-31</text:p>
          </table:table-cell>
          <table:table-cell office:value-type="float" office:value="61.0205" calcext:value-type="float">
            <text:p>61.0205</text:p>
          </table:table-cell>
          <table:table-cell office:value-type="float" office:value="71.753304" calcext:value-type="float">
            <text:p>71.753304</text:p>
          </table:table-cell>
          <table:table-cell office:value-type="float" office:value="58.970402" calcext:value-type="float">
            <text:p>58.970402</text:p>
          </table:table-cell>
          <table:table-cell table:number-columns-repeated="2" office:value-type="float" office:value="66.386902" calcext:value-type="float">
            <text:p>66.386902</text:p>
          </table:table-cell>
          <table:table-cell office:value-type="float" office:value="469432154" calcext:value-type="float">
            <text:p>469432154</text:p>
          </table:table-cell>
          <table:table-cell/>
          <table:table-cell office:value-type="float" office:value="66.386902" calcext:value-type="float">
            <text:p>66.386902</text:p>
          </table:table-cell>
          <table:table-cell table:formula="of:=[.I976]/[.I977]" office:value-type="float" office:value="10.1354048854962" calcext:value-type="float">
            <text:p>10.1354048854962</text:p>
          </table:table-cell>
          <table:table-cell table:formula="of:=([.J976]-1)*100" office:value-type="float" office:value="913.540488549618" calcext:value-type="float">
            <text:p>913.540488549618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12.6918866661555" calcext:value-type="float">
            <text:p>12.6918866661555</text:p>
          </table:table-cell>
          <table:table-cell table:formula="of:=[.L976]/1000" office:value-type="float" office:value="0.882" calcext:value-type="float">
            <text:p>0.882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float" office:value="6.35" calcext:value-type="float">
            <text:p>6.35</text:p>
          </table:table-cell>
          <table:table-cell office:value-type="float" office:value="7.8" calcext:value-type="float">
            <text:p>7.8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6.55" calcext:value-type="float">
            <text:p>6.55</text:p>
          </table:table-cell>
          <table:table-cell office:value-type="float" office:value="1073741823" calcext:value-type="float">
            <text:p>1073741823</text:p>
          </table:table-cell>
          <table:table-cell/>
          <table:table-cell office:value-type="float" office:value="6.55" calcext:value-type="float">
            <text:p>6.55</text:p>
          </table:table-cell>
          <table:table-cell table:formula="of:=[.I977]/[.I978]" office:value-type="float" office:value="1.15929203539823" calcext:value-type="float">
            <text:p>1.15929203539823</text:p>
          </table:table-cell>
          <table:table-cell table:formula="of:=([.J977]-1)*100" office:value-type="float" office:value="15.929203539823" calcext:value-type="float">
            <text:p>15.9292035398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2.9310344827586" calcext:value-type="float">
            <text:p>12.9310344827586</text:p>
          </table:table-cell>
          <table:table-cell table:formula="of:=[.L977]/1000" office:value-type="float" office:value="0.066" calcext:value-type="float">
            <text:p>0.06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14" calcext:value-type="date">
            <text:p>2019-08-14</text:p>
          </table:table-cell>
          <table:table-cell office:value-type="float" office:value="5.1" calcext:value-type="float">
            <text:p>5.1</text:p>
          </table:table-cell>
          <table:table-cell office:value-type="float" office:value="5.8" calcext:value-type="float">
            <text:p>5.8</text:p>
          </table:table-cell>
          <table:table-cell office:value-type="float" office:value="5.05" calcext:value-type="float">
            <text:p>5.05</text:p>
          </table:table-cell>
          <table:table-cell table:number-columns-repeated="2" office:value-type="float" office:value="5.65" calcext:value-type="float">
            <text:p>5.65</text:p>
          </table:table-cell>
          <table:table-cell office:value-type="float" office:value="137424280" calcext:value-type="float">
            <text:p>137424280</text:p>
          </table:table-cell>
          <table:table-cell/>
          <table:table-cell office:value-type="float" office:value="5.65" calcext:value-type="float">
            <text:p>5.65</text:p>
          </table:table-cell>
          <table:table-cell table:formula="of:=[.I978]/[.I979]" office:value-type="float" office:value="0.634831460674157" calcext:value-type="float">
            <text:p>0.634831460674157</text:p>
          </table:table-cell>
          <table:table-cell table:formula="of:=([.J978]-1)*100" office:value-type="float" office:value="-36.5168539325843" calcext:value-type="float">
            <text:p>-36.5168539325843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L978]/1000" office:value-type="float" office:value="0.257" calcext:value-type="float">
            <text:p>0.257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float" office:value="7.6" calcext:value-type="float">
            <text:p>7.6</text:p>
          </table:table-cell>
          <table:table-cell office:value-type="float" office:value="9" calcext:value-type="float">
            <text:p>9</text:p>
          </table:table-cell>
          <table:table-cell office:value-type="float" office:value="7.45" calcext:value-type="float">
            <text:p>7.45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764115052" calcext:value-type="float">
            <text:p>764115052</text:p>
          </table:table-cell>
          <table:table-cell/>
          <table:table-cell office:value-type="float" office:value="8.9" calcext:value-type="float">
            <text:p>8.9</text:p>
          </table:table-cell>
          <table:table-cell table:formula="of:=[.I979]/[.I980]" office:value-type="float" office:value="1.52136752136752" calcext:value-type="float">
            <text:p>1.52136752136752</text:p>
          </table:table-cell>
          <table:table-cell table:formula="of:=([.J979]-1)*100" office:value-type="float" office:value="52.1367521367522" calcext:value-type="float">
            <text:p>52.136752136752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.375796178344" calcext:value-type="float">
            <text:p>13.375796178344</text:p>
          </table:table-cell>
          <table:table-cell table:formula="of:=[.L979]/1000" office:value-type="float" office:value="0.031" calcext:value-type="float">
            <text:p>0.03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09" calcext:value-type="date">
            <text:p>2019-10-09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5.15" calcext:value-type="float">
            <text:p>5.15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207235307" calcext:value-type="float">
            <text:p>207235307</text:p>
          </table:table-cell>
          <table:table-cell/>
          <table:table-cell office:value-type="float" office:value="5.85" calcext:value-type="float">
            <text:p>5.85</text:p>
          </table:table-cell>
          <table:table-cell table:formula="of:=[.I980]/[.I981]" office:value-type="float" office:value="0.75" calcext:value-type="float">
            <text:p>0.75</text:p>
          </table:table-cell>
          <table:table-cell table:formula="of:=([.J980]-1)*100" office:value-type="float" office:value="-25" calcext:value-type="float">
            <text:p>-25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.5922330097087" calcext:value-type="float">
            <text:p>13.5922330097087</text:p>
          </table:table-cell>
          <table:table-cell table:formula="of:=[.L980]/1000" office:value-type="float" office:value="0.222" calcext:value-type="float">
            <text:p>0.222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2-02" calcext:value-type="date">
            <text:p>2019-12-02</text:p>
          </table:table-cell>
          <table:table-cell office:value-type="float" office:value="7.5" calcext:value-type="float">
            <text:p>7.5</text:p>
          </table:table-cell>
          <table:table-cell office:value-type="float" office:value="8.8" calcext:value-type="float">
            <text:p>8.8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394808648" calcext:value-type="float">
            <text:p>394808648</text:p>
          </table:table-cell>
          <table:table-cell/>
          <table:table-cell office:value-type="float" office:value="7.8" calcext:value-type="float">
            <text:p>7.8</text:p>
          </table:table-cell>
          <table:table-cell table:formula="of:=[.I981]/[.I982]" office:value-type="float" office:value="0.772277227722772" calcext:value-type="float">
            <text:p>0.772277227722772</text:p>
          </table:table-cell>
          <table:table-cell table:formula="of:=([.J981]-1)*100" office:value-type="float" office:value="-22.7722772277228" calcext:value-type="float">
            <text:p>-22.7722772277228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3.8686131386861" calcext:value-type="float">
            <text:p>13.8686131386861</text:p>
          </table:table-cell>
          <table:table-cell table:formula="of:=[.L981]/1000" office:value-type="float" office:value="0.186" calcext:value-type="float">
            <text:p>0.18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float" office:value="8.95" calcext:value-type="float">
            <text:p>8.95</text:p>
          </table:table-cell>
          <table:table-cell office:value-type="float" office:value="10.45" calcext:value-type="float">
            <text:p>10.45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214288640" calcext:value-type="float">
            <text:p>214288640</text:p>
          </table:table-cell>
          <table:table-cell/>
          <table:table-cell office:value-type="float" office:value="10.1" calcext:value-type="float">
            <text:p>10.1</text:p>
          </table:table-cell>
          <table:table-cell table:formula="of:=[.I982]/[.I983]" office:value-type="float" office:value="1.56589147286822" calcext:value-type="float">
            <text:p>1.56589147286822</text:p>
          </table:table-cell>
          <table:table-cell table:formula="of:=([.J982]-1)*100" office:value-type="float" office:value="56.5891472868217" calcext:value-type="float">
            <text:p>56.5891472868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.1242937853107" calcext:value-type="float">
            <text:p>14.1242937853107</text:p>
          </table:table-cell>
          <table:table-cell table:formula="of:=[.L982]/1000" office:value-type="float" office:value="0.001" calcext:value-type="float">
            <text:p>0.00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08-16" calcext:value-type="date">
            <text:p>2019-08-16</text:p>
          </table:table-cell>
          <table:table-cell office:value-type="float" office:value="5.65" calcext:value-type="float">
            <text:p>5.65</text:p>
          </table:table-cell>
          <table:table-cell office:value-type="float" office:value="6.85" calcext:value-type="float">
            <text:p>6.85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6.45" calcext:value-type="float">
            <text:p>6.45</text:p>
          </table:table-cell>
          <table:table-cell office:value-type="float" office:value="253502013" calcext:value-type="float">
            <text:p>253502013</text:p>
          </table:table-cell>
          <table:table-cell/>
          <table:table-cell office:value-type="float" office:value="6.45" calcext:value-type="float">
            <text:p>6.45</text:p>
          </table:table-cell>
          <table:table-cell table:formula="of:=[.I983]/[.I984]" office:value-type="float" office:value="0.5375" calcext:value-type="float">
            <text:p>0.5375</text:p>
          </table:table-cell>
          <table:table-cell table:formula="of:=([.J983]-1)*100" office:value-type="float" office:value="-46.25" calcext:value-type="float">
            <text:p>-46.25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4.1592920353982" calcext:value-type="float">
            <text:p>14.1592920353982</text:p>
          </table:table-cell>
          <table:table-cell table:formula="of:=[.L983]/1000" office:value-type="float" office:value="0.256" calcext:value-type="float">
            <text:p>0.25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float" office:value="11.55" calcext:value-type="float">
            <text:p>11.55</text:p>
          </table:table-cell>
          <table:table-cell office:value-type="float" office:value="12.6" calcext:value-type="float">
            <text:p>12.6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75540832" calcext:value-type="float">
            <text:p>87554083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984]/[.I985]" office:value-type="float" office:value="1.70212765957447" calcext:value-type="float">
            <text:p>1.70212765957447</text:p>
          </table:table-cell>
          <table:table-cell table:formula="of:=([.J984]-1)*100" office:value-type="float" office:value="70.2127659574468" calcext:value-type="float">
            <text:p>70.212765957446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4.2857142857143" calcext:value-type="float">
            <text:p>14.2857142857143</text:p>
          </table:table-cell>
          <table:table-cell table:formula="of:=[.L984]/1000" office:value-type="float" office:value="0.06" calcext:value-type="float">
            <text:p>0.06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20" calcext:value-type="date">
            <text:p>2019-11-20</text:p>
          </table:table-cell>
          <table:table-cell office:value-type="float" office:value="6.65" calcext:value-type="float">
            <text:p>6.65</text:p>
          </table:table-cell>
          <table:table-cell office:value-type="float" office:value="8.15" calcext:value-type="float">
            <text:p>8.15</text:p>
          </table:table-cell>
          <table:table-cell office:value-type="float" office:value="6.65" calcext:value-type="float">
            <text:p>6.65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749246924" calcext:value-type="float">
            <text:p>749246924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I985]/[.I986]" office:value-type="float" office:value="0.271909965018108" calcext:value-type="float">
            <text:p>0.271909965018108</text:p>
          </table:table-cell>
          <table:table-cell table:formula="of:=([.J985]-1)*100" office:value-type="float" office:value="-72.8090034981892" calcext:value-type="float">
            <text:p>-72.8090034981892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6.5289256198347" calcext:value-type="float">
            <text:p>16.5289256198347</text:p>
          </table:table-cell>
          <table:table-cell table:formula="of:=[.L985]/1000" office:value-type="float" office:value="0.194" calcext:value-type="float">
            <text:p>0.194</text:p>
          </table:table-cell>
          <table:table-cell table:number-columns-repeated="49"/>
        </table:table-row>
        <table:table-row table:style-name="ro1">
          <table:table-cell table:style-name="ce1" office:value-type="date" office:date-value="2018-11-16" calcext:value-type="date">
            <text:p>2018-11-16</text:p>
          </table:table-cell>
          <table:table-cell office:value-type="float" office:value="22.3099" calcext:value-type="float">
            <text:p>22.3099</text:p>
          </table:table-cell>
          <table:table-cell office:value-type="float" office:value="26.470301" calcext:value-type="float">
            <text:p>26.470301</text:p>
          </table:table-cell>
          <table:table-cell office:value-type="float" office:value="21.827499" calcext:value-type="float">
            <text:p>21.827499</text:p>
          </table:table-cell>
          <table:table-cell table:number-columns-repeated="2" office:value-type="float" office:value="25.9277" calcext:value-type="float">
            <text:p>25.9277</text:p>
          </table:table-cell>
          <table:table-cell office:value-type="float" office:value="161233620" calcext:value-type="float">
            <text:p>161233620</text:p>
          </table:table-cell>
          <table:table-cell/>
          <table:table-cell office:value-type="float" office:value="25.9277" calcext:value-type="float">
            <text:p>25.9277</text:p>
          </table:table-cell>
          <table:table-cell table:formula="of:=[.I986]/[.I987]" office:value-type="float" office:value="4.75737614678899" calcext:value-type="float">
            <text:p>4.75737614678899</text:p>
          </table:table-cell>
          <table:table-cell table:formula="of:=([.J986]-1)*100" office:value-type="float" office:value="375.737614678899" calcext:value-type="float">
            <text:p>375.737614678899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6.5310889423221" calcext:value-type="float">
            <text:p>16.5310889423221</text:p>
          </table:table-cell>
          <table:table-cell table:formula="of:=[.L986]/1000" office:value-type="float" office:value="0.438" calcext:value-type="float">
            <text:p>0.438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float" office:value="4.85" calcext:value-type="float">
            <text:p>4.85</text:p>
          </table:table-cell>
          <table:table-cell office:value-type="float" office:value="5.65" calcext:value-type="float">
            <text:p>5.65</text:p>
          </table:table-cell>
          <table:table-cell office:value-type="float" office:value="4.65" calcext:value-type="float">
            <text:p>4.65</text:p>
          </table:table-cell>
          <table:table-cell table:number-columns-repeated="2" office:value-type="float" office:value="5.45" calcext:value-type="float">
            <text:p>5.45</text:p>
          </table:table-cell>
          <table:table-cell office:value-type="float" office:value="883191828" calcext:value-type="float">
            <text:p>883191828</text:p>
          </table:table-cell>
          <table:table-cell/>
          <table:table-cell office:value-type="float" office:value="5.45" calcext:value-type="float">
            <text:p>5.45</text:p>
          </table:table-cell>
          <table:table-cell table:formula="of:=[.I987]/[.I988]" office:value-type="float" office:value="0.707792207792208" calcext:value-type="float">
            <text:p>0.707792207792208</text:p>
          </table:table-cell>
          <table:table-cell table:formula="of:=([.J987]-1)*100" office:value-type="float" office:value="-29.2207792207792" calcext:value-type="float">
            <text:p>-29.220779220779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7.2043010752688" calcext:value-type="float">
            <text:p>17.2043010752688</text:p>
          </table:table-cell>
          <table:table-cell table:formula="of:=[.L987]/1000" office:value-type="float" office:value="0.073" calcext:value-type="float">
            <text:p>0.07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float" office:value="6.65" calcext:value-type="float">
            <text:p>6.65</text:p>
          </table:table-cell>
          <table:table-cell office:value-type="float" office:value="7.85" calcext:value-type="float">
            <text:p>7.85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940712269" calcext:value-type="float">
            <text:p>940712269</text:p>
          </table:table-cell>
          <table:table-cell/>
          <table:table-cell office:value-type="float" office:value="7.7" calcext:value-type="float">
            <text:p>7.7</text:p>
          </table:table-cell>
          <table:table-cell table:formula="of:=[.I988]/[.I989]" office:value-type="float" office:value="1.925" calcext:value-type="float">
            <text:p>1.925</text:p>
          </table:table-cell>
          <table:table-cell table:formula="of:=([.J988]-1)*100" office:value-type="float" office:value="92.5" calcext:value-type="float">
            <text:p>92.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7.5572519083969" calcext:value-type="float">
            <text:p>17.5572519083969</text:p>
          </table:table-cell>
          <table:table-cell table:formula="of:=[.L988]/1000" office:value-type="float" office:value="0.064" calcext:value-type="float">
            <text:p>0.064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09" calcext:value-type="date">
            <text:p>2020-03-09</text:p>
          </table:table-cell>
          <table:table-cell office:value-type="float" office:value="3.4" calcext:value-type="float">
            <text:p>3.4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92949436" calcext:value-type="float">
            <text:p>69294943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989]/[.I990]" office:value-type="float" office:value="0.898876404494382" calcext:value-type="float">
            <text:p>0.898876404494382</text:p>
          </table:table-cell>
          <table:table-cell table:formula="of:=([.J989]-1)*100" office:value-type="float" office:value="-10.1123595505618" calcext:value-type="float">
            <text:p>-10.112359550561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1.2121212121212" calcext:value-type="float">
            <text:p>21.2121212121212</text:p>
          </table:table-cell>
          <table:table-cell table:formula="of:=[.L989]/1000" office:value-type="float" office:value="0.118" calcext:value-type="float">
            <text:p>0.118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18" calcext:value-type="date">
            <text:p>2019-11-18</text:p>
          </table:table-cell>
          <table:table-cell office:value-type="float" office:value="3.95" calcext:value-type="float">
            <text:p>3.95</text:p>
          </table:table-cell>
          <table:table-cell office:value-type="float" office:value="4.55" calcext:value-type="float">
            <text:p>4.55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4.45" calcext:value-type="float">
            <text:p>4.45</text:p>
          </table:table-cell>
          <table:table-cell office:value-type="float" office:value="553187407" calcext:value-type="float">
            <text:p>553187407</text:p>
          </table:table-cell>
          <table:table-cell/>
          <table:table-cell office:value-type="float" office:value="4.45" calcext:value-type="float">
            <text:p>4.45</text:p>
          </table:table-cell>
          <table:table-cell table:formula="of:=[.I990]/[.I991]" office:value-type="float" office:value="0.423809523809524" calcext:value-type="float">
            <text:p>0.423809523809524</text:p>
          </table:table-cell>
          <table:table-cell table:formula="of:=([.J990]-1)*100" office:value-type="float" office:value="-57.6190476190476" calcext:value-type="float">
            <text:p>-57.619047619047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21.9178082191781" calcext:value-type="float">
            <text:p>21.9178082191781</text:p>
          </table:table-cell>
          <table:table-cell table:formula="of:=[.L990]/1000" office:value-type="float" office:value="0.196" calcext:value-type="float">
            <text:p>0.196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float" office:value="9.2" calcext:value-type="float">
            <text:p>9.2</text:p>
          </table:table-cell>
          <table:table-cell office:value-type="float" office:value="10.75" calcext:value-type="float">
            <text:p>10.7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722961400" calcext:value-type="float">
            <text:p>722961400</text:p>
          </table:table-cell>
          <table:table-cell/>
          <table:table-cell office:value-type="float" office:value="10.5" calcext:value-type="float">
            <text:p>10.5</text:p>
          </table:table-cell>
          <table:table-cell table:formula="of:=[.I991]/[.I992]" office:value-type="float" office:value="1.76470588235294" calcext:value-type="float">
            <text:p>1.76470588235294</text:p>
          </table:table-cell>
          <table:table-cell table:formula="of:=([.J991]-1)*100" office:value-type="float" office:value="76.4705882352941" calcext:value-type="float">
            <text:p>76.470588235294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2.0930232558139" calcext:value-type="float">
            <text:p>22.0930232558139</text:p>
          </table:table-cell>
          <table:table-cell table:formula="of:=[.L991]/1000" office:value-type="float" office:value="0.061" calcext:value-type="float">
            <text:p>0.06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1-21" calcext:value-type="date">
            <text:p>2020-01-21</text:p>
          </table:table-cell>
          <table:table-cell office:value-type="float" office:value="5.3" calcext:value-type="float">
            <text:p>5.3</text:p>
          </table:table-cell>
          <table:table-cell office:value-type="float" office:value="6.05" calcext:value-type="float">
            <text:p>6.05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5.95" calcext:value-type="float">
            <text:p>5.95</text:p>
          </table:table-cell>
          <table:table-cell office:value-type="float" office:value="640960977" calcext:value-type="float">
            <text:p>640960977</text:p>
          </table:table-cell>
          <table:table-cell/>
          <table:table-cell office:value-type="float" office:value="5.95" calcext:value-type="float">
            <text:p>5.95</text:p>
          </table:table-cell>
          <table:table-cell table:formula="of:=[.I992]/[.I993]" office:value-type="float" office:value="1.63013698630137" calcext:value-type="float">
            <text:p>1.63013698630137</text:p>
          </table:table-cell>
          <table:table-cell table:formula="of:=([.J992]-1)*100" office:value-type="float" office:value="63.013698630137" calcext:value-type="float">
            <text:p>63.01369863013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2.680412371134" calcext:value-type="float">
            <text:p>22.680412371134</text:p>
          </table:table-cell>
          <table:table-cell table:formula="of:=[.L992]/1000" office:value-type="float" office:value="0.151" calcext:value-type="float">
            <text:p>0.151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15" calcext:value-type="date">
            <text:p>2019-11-15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65" calcext:value-type="float">
            <text:p>3.65</text:p>
          </table:table-cell>
          <table:table-cell office:value-type="float" office:value="826173911" calcext:value-type="float">
            <text:p>826173911</text:p>
          </table:table-cell>
          <table:table-cell/>
          <table:table-cell office:value-type="float" office:value="3.65" calcext:value-type="float">
            <text:p>3.65</text:p>
          </table:table-cell>
          <table:table-cell table:formula="of:=[.I993]/[.I994]" office:value-type="float" office:value="0.890243902439024" calcext:value-type="float">
            <text:p>0.890243902439024</text:p>
          </table:table-cell>
          <table:table-cell table:formula="of:=([.J993]-1)*100" office:value-type="float" office:value="-10.9756097560976" calcext:value-type="float">
            <text:p>-10.9756097560976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3.728813559322" calcext:value-type="float">
            <text:p>23.728813559322</text:p>
          </table:table-cell>
          <table:table-cell table:formula="of:=[.L993]/1000" office:value-type="float" office:value="0.197" calcext:value-type="float">
            <text:p>0.197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4-13" calcext:value-type="date">
            <text:p>2020-04-13</text:p>
          </table:table-cell>
          <table:table-cell office:value-type="float" office:value="3.3" calcext:value-type="float">
            <text:p>3.3</text:p>
          </table:table-cell>
          <table:table-cell office:value-type="float" office:value="4.25" calcext:value-type="float">
            <text:p>4.25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804216919" calcext:value-type="float">
            <text:p>804216919</text:p>
          </table:table-cell>
          <table:table-cell/>
          <table:table-cell office:value-type="float" office:value="4.1" calcext:value-type="float">
            <text:p>4.1</text:p>
          </table:table-cell>
          <table:table-cell table:formula="of:=[.I994]/[.I995]" office:value-type="float" office:value="0.0695975744328659" calcext:value-type="float">
            <text:p>0.069597574432866</text:p>
          </table:table-cell>
          <table:table-cell table:formula="of:=([.J994]-1)*100" office:value-type="float" office:value="-93.0402425567134" calcext:value-type="float">
            <text:p>-93.040242556713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4.2424242424242" calcext:value-type="float">
            <text:p>24.2424242424242</text:p>
          </table:table-cell>
          <table:table-cell table:formula="of:=[.L994]/1000" office:value-type="float" office:value="0.097" calcext:value-type="float">
            <text:p>0.097</text:p>
          </table:table-cell>
          <table:table-cell table:number-columns-repeated="49"/>
        </table:table-row>
        <table:table-row table:style-name="ro1">
          <table:table-cell table:style-name="ce1" office:value-type="date" office:date-value="2017-01-30" calcext:value-type="date">
            <text:p>2017-01-30</text:p>
          </table:table-cell>
          <table:table-cell office:value-type="float" office:value="48.116901" calcext:value-type="float">
            <text:p>48.116901</text:p>
          </table:table-cell>
          <table:table-cell office:value-type="float" office:value="60.779301" calcext:value-type="float">
            <text:p>60.779301</text:p>
          </table:table-cell>
          <table:table-cell office:value-type="float" office:value="47.936001" calcext:value-type="float">
            <text:p>47.936001</text:p>
          </table:table-cell>
          <table:table-cell table:number-columns-repeated="2" office:value-type="float" office:value="58.910099" calcext:value-type="float">
            <text:p>58.910099</text:p>
          </table:table-cell>
          <table:table-cell office:value-type="float" office:value="256834964" calcext:value-type="float">
            <text:p>256834964</text:p>
          </table:table-cell>
          <table:table-cell/>
          <table:table-cell office:value-type="float" office:value="58.910099" calcext:value-type="float">
            <text:p>58.910099</text:p>
          </table:table-cell>
          <table:table-cell table:formula="of:=[.I995]/[.I996]" office:value-type="float" office:value="10.5196605357143" calcext:value-type="float">
            <text:p>10.5196605357143</text:p>
          </table:table-cell>
          <table:table-cell table:formula="of:=([.J995]-1)*100" office:value-type="float" office:value="951.966053571429" calcext:value-type="float">
            <text:p>951.966053571429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float" office:value="25.2564185514331" calcext:value-type="float">
            <text:p>25.2564185514331</text:p>
          </table:table-cell>
          <table:table-cell table:formula="of:=[.L995]/1000" office:value-type="float" office:value="0.883" calcext:value-type="float">
            <text:p>0.883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3-13" calcext:value-type="date">
            <text:p>2020-03-13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47274071" calcext:value-type="float">
            <text:p>347274071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[.I996]/[.I997]" office:value-type="float" office:value="0.925619834710744" calcext:value-type="float">
            <text:p>0.925619834710744</text:p>
          </table:table-cell>
          <table:table-cell table:formula="of:=([.J996]-1)*100" office:value-type="float" office:value="-7.43801652892563" calcext:value-type="float">
            <text:p>-7.4380165289256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3.3333333333333" calcext:value-type="float">
            <text:p>33.3333333333333</text:p>
          </table:table-cell>
          <table:table-cell table:formula="of:=[.L996]/1000" office:value-type="float" office:value="0.115" calcext:value-type="float">
            <text:p>0.115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1-19" calcext:value-type="date">
            <text:p>2019-11-19</text:p>
          </table:table-cell>
          <table:table-cell office:value-type="float" office:value="4.85" calcext:value-type="float">
            <text:p>4.85</text:p>
          </table:table-cell>
          <table:table-cell office:value-type="float" office:value="6.4" calcext:value-type="float">
            <text:p>6.4</text:p>
          </table:table-cell>
          <table:table-cell office:value-type="float" office:value="4.85" calcext:value-type="float">
            <text:p>4.85</text:p>
          </table:table-cell>
          <table:table-cell table:number-columns-repeated="2" office:value-type="float" office:value="6.05" calcext:value-type="float">
            <text:p>6.05</text:p>
          </table:table-cell>
          <table:table-cell office:value-type="float" office:value="1030107961" calcext:value-type="float">
            <text:p>1030107961</text:p>
          </table:table-cell>
          <table:table-cell/>
          <table:table-cell office:value-type="float" office:value="6.05" calcext:value-type="float">
            <text:p>6.05</text:p>
          </table:table-cell>
          <table:table-cell table:formula="of:=[.I997]/[.I998]" office:value-type="float" office:value="1.44047619047619" calcext:value-type="float">
            <text:p>1.44047619047619</text:p>
          </table:table-cell>
          <table:table-cell table:formula="of:=([.J997]-1)*100" office:value-type="float" office:value="44.047619047619" calcext:value-type="float">
            <text:p>44.047619047619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35.9550561797753" calcext:value-type="float">
            <text:p>35.9550561797753</text:p>
          </table:table-cell>
          <table:table-cell table:formula="of:=[.L997]/1000" office:value-type="float" office:value="0.195" calcext:value-type="float">
            <text:p>0.195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2-19" calcext:value-type="date">
            <text:p>2020-02-19</text:p>
          </table:table-cell>
          <table:table-cell office:value-type="float" office:value="3.15" calcext:value-type="float">
            <text:p>3.15</text:p>
          </table:table-cell>
          <table:table-cell office:value-type="float" office:value="4.45" calcext:value-type="float">
            <text:p>4.45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015559671" calcext:value-type="float">
            <text:p>1015559671</text:p>
          </table:table-cell>
          <table:table-cell/>
          <table:table-cell office:value-type="float" office:value="4.2" calcext:value-type="float">
            <text:p>4.2</text:p>
          </table:table-cell>
          <table:table-cell table:formula="of:=[.I998]/[.I999]" office:value-type="float" office:value="0.067560937552782" calcext:value-type="float">
            <text:p>0.067560937552782</text:p>
          </table:table-cell>
          <table:table-cell table:formula="of:=([.J998]-1)*100" office:value-type="float" office:value="-93.2439062447218" calcext:value-type="float">
            <text:p>-93.243906244721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998]/1000" office:value-type="float" office:value="0.13" calcext:value-type="float">
            <text:p>0.13</text:p>
          </table:table-cell>
          <table:table-cell table:number-columns-repeated="49"/>
        </table:table-row>
        <table:table-row table:style-name="ro1">
          <table:table-cell table:style-name="ce1" office:value-type="date" office:date-value="2016-08-08" calcext:value-type="date">
            <text:p>2016-08-08</text:p>
          </table:table-cell>
          <table:table-cell office:value-type="float" office:value="64.035301" calcext:value-type="float">
            <text:p>64.035301</text:p>
          </table:table-cell>
          <table:table-cell office:value-type="float" office:value="64.065498" calcext:value-type="float">
            <text:p>64.065498</text:p>
          </table:table-cell>
          <table:table-cell office:value-type="float" office:value="61.804298" calcext:value-type="float">
            <text:p>61.804298</text:p>
          </table:table-cell>
          <table:table-cell office:value-type="float" office:value="62.1661" calcext:value-type="float">
            <text:p>62.1661</text:p>
          </table:table-cell>
          <table:table-cell office:value-type="float" office:value="61.433598" calcext:value-type="float">
            <text:p>61.433598</text:p>
          </table:table-cell>
          <table:table-cell office:value-type="float" office:value="17229454" calcext:value-type="float">
            <text:p>17229454</text:p>
          </table:table-cell>
          <table:table-cell/>
          <table:table-cell office:value-type="float" office:value="62.1661" calcext:value-type="float">
            <text:p>62.1661</text:p>
          </table:table-cell>
          <table:table-cell table:formula="of:=[.I999]/[.I1000]" office:value-type="float" office:value="6.09471568627451" calcext:value-type="float">
            <text:p>6.09471568627451</text:p>
          </table:table-cell>
          <table:table-cell table:formula="of:=([.J999]-1)*100" office:value-type="float" office:value="509.471568627451" calcext:value-type="float">
            <text:p>509.47156862745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#DIV/0!</text:p>
          </table:table-cell>
          <table:table-cell table:formula="of:=[.L999]/1000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float" office:value="10.5" calcext:value-type="float">
            <text:p>10.5</text:p>
          </table:table-cell>
          <table:table-cell office:value-type="float" office:value="11.1" calcext:value-type="float">
            <text:p>11.1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687026051" calcext:value-type="float">
            <text:p>687026051</text:p>
          </table:table-cell>
          <table:table-cell/>
          <table:table-cell office:value-type="float" office:value="10.2" calcext:value-type="float">
            <text:p>10.2</text:p>
          </table:table-cell>
          <table:table-cell table:formula="of:=[.I1000]/[.I1001]" office:value-type="float" office:value="2.64935064935065" calcext:value-type="float">
            <text:p>2.64935064935065</text:p>
          </table:table-cell>
          <table:table-cell table:formula="of:=([.J1000]-1)*100" office:value-type="float" office:value="164.935064935065" calcext:value-type="float">
            <text:p>164.935064935065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 table:number-columns-repeated="50"/>
        </table:table-row>
        <table:table-row table:style-name="ro1">
          <table:table-cell table:style-name="ce1" office:value-type="date" office:date-value="2019-10-29" calcext:value-type="date">
            <text:p>2019-10-29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343083942" calcext:value-type="float">
            <text:p>343083942</text:p>
          </table:table-cell>
          <table:table-cell/>
          <table:table-cell office:value-type="float" office:value="3.85" calcext:value-type="float">
            <text:p>3.85</text:p>
          </table:table-cell>
          <table:table-cell table:formula="of:=[.I1001]/[.I1002]" office:value-type="string" office:string-value="" calcext:value-type="error">
            <text:p>#VALUE!</text:p>
          </table:table-cell>
          <table:table-cell table:formula="of:=([.J1001]-1)*100" office:value-type="string" office:string-value="" calcext:value-type="error">
            <text:p>#VALUE!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#VALUE!</text:p>
          </table:table-cell>
          <table:table-cell table:formula="of:=[.L1001]/1000" office:value-type="float" office:value="0.209" calcext:value-type="float">
            <text:p>0.209</text:p>
          </table:table-cell>
          <table:table-cell table:number-columns-repeated="49"/>
        </table:table-row>
        <table:table-row table:style-name="ro1">
          <table:table-cell table:style-name="ce1" office:value-type="date" office:date-value="2019-10-27" calcext:value-type="date">
            <text:p>2019-10-27</text:p>
          </table:table-cell>
          <table:table-cell table:number-columns-repeated="6"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table:formula="of:=[.I1002]/[.I1003]" office:value-type="string" office:string-value="" calcext:value-type="error">
            <text:p>#VALUE!</text:p>
          </table:table-cell>
          <table:table-cell table:formula="of:=([.J1002]-1)*100" office:value-type="string" office:string-value="" calcext:value-type="error">
            <text:p>#VALUE!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#VALUE!</text:p>
          </table:table-cell>
          <table:table-cell table:formula="of:=[.L1002]/1000" office:value-type="float" office:value="0.21" calcext:value-type="float">
            <text:p>0.21</text:p>
          </table:table-cell>
          <table:table-cell table:number-columns-repeated="49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 Close</text:p>
          </table:table-cell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Close</text:p>
          </table:table-cell>
          <table:table-cell table:number-columns-repeated="55"/>
        </table:table-row>
        <table:table-row table:style-name="ro1" table:number-rows-repeated="1047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3" table:data-type="automatic"/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8:02:43.949750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7:03:40.595189464</meta:creation-date>
    <dc:date>2020-09-01T18:54:04.954180972</dc:date>
    <meta:editing-duration>PT20M5S</meta:editing-duration>
    <meta:editing-cycles>2</meta:editing-cycles>
    <meta:generator>LibreOffice/6.4.5.2$Linux_X86_64 LibreOffice_project/40$Build-2</meta:generator>
    <meta:document-statistic meta:table-count="1" meta:cell-count="130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96cm" xlink:href=".." xlink:type="simple" chart:class="chart:line" chart:style-name="ch1">
        <chart:plot-area chart:style-name="ch2" table:cell-range-address="Sheet1.N1:Sheet1.O1002" chart:data-source-has-labels="row" svg:x="0.317cm" svg:y="0.359cm" svg:width="14.347cm" svg:height="8.637cm">
          <chartooo:coordinate-region svg:x="0.576cm" svg:y="0.359cm" svg:width="14.088cm" svg:height="8.637cm"/>
          <chart:axis chart:dimension="x" chart:name="primary-x" chart:style-name="ch3"/>
          <chart:axis chart:dimension="y" chart:name="primary-y" chart:style-name="ch4">
            <chart:title svg:x="0cm" svg:y="5.528cm" chart:style-name="ch5">
              <text:p>Y Axis Title</text:p>
            </chart:title>
          </chart:axis>
          <chart:series chart:style-name="ch6" chart:values-cell-range-address="Sheet1.N2:Sheet1.N1002" chart:label-cell-address="Sheet1.N1:Sheet1.N1" chart:class="chart:line">
            <chart:data-point chart:repeated="1001"/>
          </chart:series>
          <chart:series chart:style-name="ch7" chart:values-cell-range-address="Sheet1.O2:Sheet1.O1002" chart:label-cell-address="Sheet1.O1:Sheet1.O1" chart:class="chart:line"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CHANGE</text:p>
                <draw:g>
                  <svg:desc>Sheet1.N1:Sheet1.N1</svg:desc>
                </draw:g>
              </table:table-cell>
              <table:table-cell office:value-type="string">
                <text:p>CDF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5.0515463917526">
                <text:p>-35.0515463917526</text:p>
                <draw:g>
                  <svg:desc>Sheet1.N2:Sheet1.N1002</svg:desc>
                </draw:g>
              </table:table-cell>
              <table:table-cell office:value-type="float" office:value="0.112">
                <text:p>0.112</text:p>
                <draw:g>
                  <svg:desc>Sheet1.O2:Sheet1.O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7.027027027027">
                <text:p>-27.027027027027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4.4444444444444">
                <text:p>-24.4444444444444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3.0088495575221">
                <text:p>-23.0088495575221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.2702702702703">
                <text:p>-20.2702702702703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6.25">
                <text:p>-16.2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9122807017544">
                <text:p>-14.912280701754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3.3640552995392">
                <text:p>-13.364055299539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.5">
                <text:p>-12.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.4087591240876">
                <text:p>-12.408759124087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.1951219512195">
                <text:p>-12.1951219512195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.9108036815638">
                <text:p>-11.9108036815638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.7647058823529">
                <text:p>-11.764705882352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.8693340917922">
                <text:p>-10.8693340917922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.486889391721">
                <text:p>-10.486889391721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3896103896104">
                <text:p>-10.389610389610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.0954997521541">
                <text:p>-10.0954997521541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.6207499117841">
                <text:p>-9.620749911784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.61538461538462">
                <text:p>-9.61538461538462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.2485549132948">
                <text:p>-9.248554913294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.79120879120878">
                <text:p>-8.7912087912087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69565217391305">
                <text:p>-8.69565217391305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.33333333333334">
                <text:p>-8.33333333333334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.33333333333334">
                <text:p>-8.33333333333334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.04597701149424">
                <text:p>-8.04597701149424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90184825342311">
                <text:p>-7.90184825342311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85714285714285">
                <text:p>-7.8571428571428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75862068965517">
                <text:p>-7.75862068965517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.51442078565207">
                <text:p>-7.51442078565207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.5">
                <text:p>-7.5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.48663101604278">
                <text:p>-7.48663101604278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.37704918032786">
                <text:p>-7.3770491803278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.26074534116162">
                <text:p>-7.26074534116162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.2463768115942">
                <text:p>-7.2463768115942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.21649484536082">
                <text:p>-7.2164948453608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.11716062101783">
                <text:p>-7.11716062101783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97674418604651">
                <text:p>-6.97674418604651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95845824972328">
                <text:p>-6.95845824972328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.82185970167479">
                <text:p>-6.82185970167479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.80057093428081">
                <text:p>-6.80057093428081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.73723651926338">
                <text:p>-6.73723651926338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.6762464757122">
                <text:p>-6.6762464757122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.66666666666667">
                <text:p>-6.66666666666667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.54205607476635">
                <text:p>-6.5420560747663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.15384615384615">
                <text:p>-6.1538461538461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.07894119403744">
                <text:p>-6.07894119403744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.05596015575104">
                <text:p>-6.05596015575104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.00407267657233">
                <text:p>-6.00407267657233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97609561752988">
                <text:p>-5.9760956175298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88235294117648">
                <text:p>-5.882352941176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.83333333333332">
                <text:p>-5.83333333333332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.83135765329953">
                <text:p>-5.83135765329953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82895811784746">
                <text:p>-5.82895811784746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80645161290323">
                <text:p>-5.80645161290323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.79710144927537">
                <text:p>-5.79710144927537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77115180138371">
                <text:p>-5.77115180138371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.74712643678161">
                <text:p>-5.74712643678161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74704463484623">
                <text:p>-5.74704463484623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.68720379146921">
                <text:p>-5.68720379146921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.67375886524822">
                <text:p>-5.67375886524822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.66037735849057">
                <text:p>-5.66037735849057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63380281690141">
                <text:p>-5.63380281690141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55555555555557">
                <text:p>-5.55555555555557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51181102362204">
                <text:p>-5.51181102362204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48568242192943">
                <text:p>-5.48568242192943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47945205479451">
                <text:p>-5.47945205479451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.47924243446963">
                <text:p>-5.47924243446963</text:p>
              </table:table-cell>
              <table:table-cell office:value-type="float" office:value="0.389">
                <text:p>0.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.43933054393304">
                <text:p>-5.4393305439330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.4263565891473">
                <text:p>-5.4263565891473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.35714285714285">
                <text:p>-5.3571428571428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35714285714285">
                <text:p>-5.35714285714285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30973451327434">
                <text:p>-5.30973451327434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30973451327434">
                <text:p>-5.30973451327434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28996362080033">
                <text:p>-5.28996362080033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21326765877175">
                <text:p>-5.21326765877175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18633846973976">
                <text:p>-5.18633846973976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.12820512820512">
                <text:p>-5.12820512820512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.07462686567164">
                <text:p>-5.07462686567164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">
                <text:p>-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92307692307693">
                <text:p>-4.9230769230769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.90707428626728">
                <text:p>-4.90707428626728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.90196078431373">
                <text:p>-4.90196078431373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.8780487804878">
                <text:p>-4.878048780487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.86181155458593">
                <text:p>-4.8618115545859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86008851632569">
                <text:p>-4.86008851632569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75895338990205">
                <text:p>-4.75895338990205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73614118395406">
                <text:p>-4.73614118395406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71698113207547">
                <text:p>-4.71698113207547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68750000000001">
                <text:p>-4.68750000000001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67289719626168">
                <text:p>-4.6728971962616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.67088475512004">
                <text:p>-4.67088475512004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.64300228483686">
                <text:p>-4.64300228483686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.63917525773195">
                <text:p>-4.63917525773195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.60251046025104">
                <text:p>-4.60251046025104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.58715596330276">
                <text:p>-4.58715596330276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.58333333333334">
                <text:p>-4.58333333333334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.53122570614149">
                <text:p>-4.531225706141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51127819548873">
                <text:p>-4.5112781954887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.5045045045045">
                <text:p>-4.504504504504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.49460958310181">
                <text:p>-4.49460958310181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.47761194029851">
                <text:p>-4.47761194029851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.3956043956044">
                <text:p>-4.395604395604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.39024390243902">
                <text:p>-4.3902439024390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.34782608695653">
                <text:p>-4.3478260869565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.34782608695652">
                <text:p>-4.3478260869565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.32309349521326">
                <text:p>-4.32309349521326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.29379351836358">
                <text:p>-4.29379351836358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.27350427350427">
                <text:p>-4.27350427350427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.27350427350427">
                <text:p>-4.27350427350427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.24528301886792">
                <text:p>-4.2452830188679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.24366281197257">
                <text:p>-4.24366281197257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.22241406677996">
                <text:p>-4.22241406677996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.20166097749981">
                <text:p>-4.20166097749981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.16666666666666">
                <text:p>-4.1666666666666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.16064774347885">
                <text:p>-4.16064774347885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.13223140495868">
                <text:p>-4.13223140495868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13223140495868">
                <text:p>-4.1322314049586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.12371134020617">
                <text:p>-4.1237113402061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.12292375686881">
                <text:p>-4.12292375686881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.10256410256411">
                <text:p>-4.10256410256411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.04624277456647">
                <text:p>-4.0462427745664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.0097787213671">
                <text:p>-4.0097787213671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.00000008292304">
                <text:p>-4.0000000829230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96825396825397">
                <text:p>-3.96825396825397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.96039603960396">
                <text:p>-3.9603960396039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.9408866995074">
                <text:p>-3.940886699507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9146019492349">
                <text:p>-3.9146019492349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.90625">
                <text:p>-3.90625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.89972680224363">
                <text:p>-3.89972680224363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.88271157478481">
                <text:p>-3.88271157478481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.8752423035907">
                <text:p>-3.875242303590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.86026558771283">
                <text:p>-3.86026558771283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.84615384615384">
                <text:p>-3.84615384615384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.84615384615384">
                <text:p>-3.84615384615384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8262905830093">
                <text:p>-3.8262905830093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81679389312977">
                <text:p>-3.81679389312977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80952380952382">
                <text:p>-3.80952380952382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79243709457828">
                <text:p>-3.79243709457828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76281978803891">
                <text:p>-3.76281978803891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728515405411">
                <text:p>-3.72851540541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.71639800760873">
                <text:p>-3.7163980076087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70370370370371">
                <text:p>-3.70370370370371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.6985832682067">
                <text:p>-3.6985832682067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68312712550437">
                <text:p>-3.68312712550437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66575836705405">
                <text:p>-3.66575836705405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.64672607516466">
                <text:p>-3.64672607516466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63636363636364">
                <text:p>-3.63636363636364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.63036435499295">
                <text:p>-3.63036435499295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.56083086053414">
                <text:p>-3.56083086053414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.53982869971512">
                <text:p>-3.53982869971512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.52941176470589">
                <text:p>-3.52941176470589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.52439974109522">
                <text:p>-3.5243997410952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49252037208788">
                <text:p>-3.492520372087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.47826086956522">
                <text:p>-3.47826086956522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.46054876227801">
                <text:p>-3.4605487622780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44827586206895">
                <text:p>-3.4482758620689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.43889576258545">
                <text:p>-3.43889576258545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43193812729387">
                <text:p>-3.43193812729387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42361180928759">
                <text:p>-3.42361180928759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40471369746091">
                <text:p>-3.40471369746091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36669115533142">
                <text:p>-3.36669115533142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32566872501457">
                <text:p>-3.32566872501457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29670329670331">
                <text:p>-3.296703296703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28586156186301">
                <text:p>-3.2858615618630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28423692594149">
                <text:p>-3.28423692594149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28241521098143">
                <text:p>-3.28241521098143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27984664733988">
                <text:p>-3.27984664733988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2726952913766">
                <text:p>-3.2726952913766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.26698846771474">
                <text:p>-3.26698846771474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.26143130540149">
                <text:p>-3.26143130540149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24605964198139">
                <text:p>-3.24605964198139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.24437064024059">
                <text:p>-3.24437064024059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.23214649110083">
                <text:p>-3.23214649110083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.23213207786041">
                <text:p>-3.23213207786041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22580645161291">
                <text:p>-3.2258064516129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.22423325073686">
                <text:p>-3.22423325073686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.22290296981085">
                <text:p>-3.22290296981085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.2">
                <text:p>-3.2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.13620769180631">
                <text:p>-3.13620769180631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.11418685121106">
                <text:p>-3.11418685121106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.10077519379846">
                <text:p>-3.10077519379846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.09734513274338">
                <text:p>-3.09734513274338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06122448979592">
                <text:p>-3.0612244897959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03981697819315">
                <text:p>-3.03981697819315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03658690075056">
                <text:p>-3.03658690075056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03326648535244">
                <text:p>-3.0332664853524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03030303030303">
                <text:p>-3.0303030303030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0025569094048">
                <text:p>-3.0025569094048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">
                <text:p>-3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.98507462686567">
                <text:p>-2.9850746268656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91970802919707">
                <text:p>-2.91970802919707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.91249451457591">
                <text:p>-2.91249451457591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.9049362601683">
                <text:p>-2.9049362601683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89723249531892">
                <text:p>-2.89723249531892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88808664259929">
                <text:p>-2.88808664259929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.86885245901639">
                <text:p>-2.86885245901639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.85714285714287">
                <text:p>-2.85714285714287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.83400809716599">
                <text:p>-2.83400809716599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.81834832526608">
                <text:p>-2.81834832526608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.77777777777778">
                <text:p>-2.77777777777778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.7604908695368">
                <text:p>-2.7604908695368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.75069356254698">
                <text:p>-2.75069356254698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.74939033066094">
                <text:p>-2.74939033066094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.74754941809869">
                <text:p>-2.74754941809869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.74526669404966">
                <text:p>-2.74526669404966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73703097030445">
                <text:p>-2.73703097030445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.71916946834149">
                <text:p>-2.71916946834149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.7027027027027">
                <text:p>-2.7027027027027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.69244499360712">
                <text:p>-2.69244499360712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68634464002556">
                <text:p>-2.6863446400255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.67125596196157">
                <text:p>-2.6712559619615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.66660501880596">
                <text:p>-2.66660501880596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.65970447695362">
                <text:p>-2.65970447695362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.64914045716345">
                <text:p>-2.64914045716345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.62381551732951">
                <text:p>-2.62381551732951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.61780104712042">
                <text:p>-2.61780104712042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.59917232658614">
                <text:p>-2.5991723265861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.591477423294">
                <text:p>-2.591477423294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58921528663718">
                <text:p>-2.58921528663718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.57486887741212">
                <text:p>-2.57486887741212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.55454923795425">
                <text:p>-2.55454923795425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.55381373366444">
                <text:p>-2.55381373366444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55102040816326">
                <text:p>-2.5510204081632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.54023205127921">
                <text:p>-2.54023205127921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.5357840909461">
                <text:p>-2.535784090946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.51256281407035">
                <text:p>-2.512562814070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.50920373670898">
                <text:p>-2.50920373670898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.50647886103198">
                <text:p>-2.50647886103198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.5">
                <text:p>-2.5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.5">
                <text:p>-2.5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.48032580314111">
                <text:p>-2.48032580314111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4522879528254">
                <text:p>-2.4522879528254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45153006633853">
                <text:p>-2.45153006633853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.43902439024389">
                <text:p>-2.43902439024389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4">
                <text:p>-2.4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.38703685020566">
                <text:p>-2.3870368502056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.37972751547831">
                <text:p>-2.37972751547831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.37257664402063">
                <text:p>-2.372576644020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.36992029704168">
                <text:p>-2.36992029704168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36697513297089">
                <text:p>-2.36697513297089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.36575015449785">
                <text:p>-2.36575015449785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.35294117647058">
                <text:p>-2.35294117647058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.32558139534883">
                <text:p>-2.3255813953488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.31879607543983">
                <text:p>-2.31879607543983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.29885057471264">
                <text:p>-2.2988505747126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.29519428403642">
                <text:p>-2.29519428403642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.29007633587786">
                <text:p>-2.29007633587786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.28631894963511">
                <text:p>-2.28631894963511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.28136882129278">
                <text:p>-2.28136882129278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.27120050996434">
                <text:p>-2.27120050996434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.26737632967804">
                <text:p>-2.26737632967804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.25489973542818">
                <text:p>-2.25489973542818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.24438842410675">
                <text:p>-2.24438842410675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.23969246919189">
                <text:p>-2.23969246919189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.20990376360524">
                <text:p>-2.20990376360524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.17597316542768">
                <text:p>-2.1759731654276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.16249612282879">
                <text:p>-2.16249612282879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.15097211626244">
                <text:p>-2.15097211626244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.14859275587413">
                <text:p>-2.14859275587413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.11867669678011">
                <text:p>-2.11867669678011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.09661363666882">
                <text:p>-2.09661363666882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.08082243865051">
                <text:p>-2.08082243865051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.0680444306457">
                <text:p>-2.0680444306457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.02941294044182">
                <text:p>-2.02941294044182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.02310994353236">
                <text:p>-2.02310994353236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.00521073368851">
                <text:p>-2.00521073368851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.00482079626296">
                <text:p>-2.00482079626296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.00317334338402">
                <text:p>-2.00317334338402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00149888647754">
                <text:p>-2.00149888647754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99999999999999">
                <text:p>-1.9999999999999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98977954464872">
                <text:p>-1.9897795446487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98902084843068">
                <text:p>-1.98902084843068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97727108382554">
                <text:p>-1.97727108382554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96078431372548">
                <text:p>-1.96078431372548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9584877777462">
                <text:p>-1.9584877777462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95829657237492">
                <text:p>-1.95829657237492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95301032117583">
                <text:p>-1.95301032117583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942271663579">
                <text:p>-1.942271663579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93331962624321">
                <text:p>-1.93331962624321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91217799614994">
                <text:p>-1.91217799614994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9047619047619">
                <text:p>-1.9047619047619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9036777306716">
                <text:p>-1.9036777306716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90356360094164">
                <text:p>-1.90356360094164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88679245283018">
                <text:p>-1.88679245283018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86915887850466">
                <text:p>-1.86915887850466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86915887850466">
                <text:p>-1.8691588785046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86046511627906">
                <text:p>-1.86046511627906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84001904099307">
                <text:p>-1.84001904099307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82648401826483">
                <text:p>-1.82648401826483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80807694616087">
                <text:p>-1.80807694616087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79813532422016">
                <text:p>-1.79813532422016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77740576342893">
                <text:p>-1.77740576342893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77514716884082">
                <text:p>-1.7751471688408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77512982490482">
                <text:p>-1.77512982490482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76991150442479">
                <text:p>-1.76991150442479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76857363340569">
                <text:p>-1.76857363340569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74927113702622">
                <text:p>-1.74927113702622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74825174825175">
                <text:p>-1.74825174825175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72092863744643">
                <text:p>-1.72092863744643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71818716732349">
                <text:p>-1.71818716732349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70428733242715">
                <text:p>-1.70428733242715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69491525423729">
                <text:p>-1.6949152542372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68705935016973">
                <text:p>-1.6870593501697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6846110036055">
                <text:p>-1.6846110036055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67750126101809">
                <text:p>-1.67750126101809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66666666666666">
                <text:p>-1.66666666666666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63934426229507">
                <text:p>-1.63934426229507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63934426229507">
                <text:p>-1.63934426229507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61965676764663">
                <text:p>-1.61965676764663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61943319838056">
                <text:p>-1.61943319838056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61290322580646">
                <text:p>-1.6129032258064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58730158730158">
                <text:p>-1.58730158730158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58302711182742">
                <text:p>-1.58302711182742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57736509110188">
                <text:p>-1.57736509110188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57158227217097">
                <text:p>-1.57158227217097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56250000000001">
                <text:p>-1.56250000000001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56250000000001">
                <text:p>-1.5625000000000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56236506785793">
                <text:p>-1.56236506785793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5393873283326">
                <text:p>-1.5393873283326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53846153846153">
                <text:p>-1.53846153846153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52485893566026">
                <text:p>-1.52485893566026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50464386352335">
                <text:p>-1.50464386352335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50375939849625">
                <text:p>-1.50375939849625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49799582995481">
                <text:p>-1.49799582995481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47763128677108">
                <text:p>-1.47763128677108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47279419348885">
                <text:p>-1.47279419348885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4684942096865">
                <text:p>-1.468494209686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45672036460731">
                <text:p>-1.45672036460731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45665337650569">
                <text:p>-1.45665337650569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45431183004237">
                <text:p>-1.45431183004237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44433838488074">
                <text:p>-1.44433838488074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43807565759921">
                <text:p>-1.43807565759921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3785858117223">
                <text:p>-1.3785858117223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36986301369862">
                <text:p>-1.3698630136986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36712597110845">
                <text:p>-1.36712597110845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36314111425374">
                <text:p>-1.36314111425374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35530932197594">
                <text:p>-1.3553093219759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35371253110177">
                <text:p>-1.35371253110177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34481146373817">
                <text:p>-1.34481146373817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31051870611694">
                <text:p>-1.31051870611694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3024172880577">
                <text:p>-1.302417288057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29870129870131">
                <text:p>-1.29870129870131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2826905698332">
                <text:p>-1.2826905698332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27040896516252">
                <text:p>-1.27040896516252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26350964514707">
                <text:p>-1.26350964514707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26210236418277">
                <text:p>-1.26210236418277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25689731734826">
                <text:p>-1.25689731734826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23966942148761">
                <text:p>-1.23966942148761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23456790123457">
                <text:p>-1.23456790123457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23128266659966">
                <text:p>-1.23128266659966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23077538461539">
                <text:p>-1.23077538461539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20224146849662">
                <text:p>-1.20224146849662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19342532653559">
                <text:p>-1.19342532653559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19047619047619">
                <text:p>-1.1904761904761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17851246628196">
                <text:p>-1.17851246628196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17804947568281">
                <text:p>-1.17804947568281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16276231562236">
                <text:p>-1.16276231562236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15099631581915">
                <text:p>-1.15099631581915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15097795637926">
                <text:p>-1.15097795637926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14171845994705">
                <text:p>-1.14171845994705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1382697006143">
                <text:p>-1.1382697006143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12753308906005">
                <text:p>-1.12753308906005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12155619761157">
                <text:p>-1.1215561976115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12105952979514">
                <text:p>-1.12105952979514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11958312728808">
                <text:p>-1.11958312728808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11731843575419">
                <text:p>-1.1173184357541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11111111111111">
                <text:p>-1.1111111111111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10497237569063">
                <text:p>-1.1049723756906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0989010989011">
                <text:p>-1.098901098901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08944248972884">
                <text:p>-1.08944248972884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08923839385211">
                <text:p>-1.08923839385211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08186438093186">
                <text:p>-1.08186438093186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08113729188556">
                <text:p>-1.08113729188556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07147964381572">
                <text:p>-1.07147964381572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07142857142858">
                <text:p>-1.07142857142858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06514701280749">
                <text:p>-1.06514701280749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06262398916468">
                <text:p>-1.06262398916468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04781208755219">
                <text:p>-1.04781208755219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04453117371158">
                <text:p>-1.04453117371158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0199472715515">
                <text:p>-1.0199472715515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01522842639593">
                <text:p>-1.0152284263959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01306605573137">
                <text:p>-1.01306605573137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01010101010101">
                <text:p>-1.01010101010101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00935706259992">
                <text:p>-1.00935706259992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00444335930282">
                <text:p>-1.00444335930282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00306404274856">
                <text:p>-1.00306404274856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985221674876846">
                <text:p>-0.98522167487684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980392156862742">
                <text:p>-0.980392156862742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979070915282398">
                <text:p>-0.979070915282398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974811706732148">
                <text:p>-0.974811706732148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96977677944855">
                <text:p>-0.96977677944855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968611620723237">
                <text:p>-0.968611620723237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959469613176622">
                <text:p>-0.959469613176622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958729278688997">
                <text:p>-0.958729278688997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95749932514807">
                <text:p>-0.95749932514807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956985192031956">
                <text:p>-0.956985192031956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95242280119735">
                <text:p>-0.95242280119735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952380952380949">
                <text:p>-0.95238095238094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936074603719128">
                <text:p>-0.936074603719128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933938337491524">
                <text:p>-0.933938337491524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929827413958784">
                <text:p>-0.929827413958784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910686605290612">
                <text:p>-0.910686605290612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900900900900903">
                <text:p>-0.90090090090090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897269070157081">
                <text:p>-0.897269070157081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886305265856713">
                <text:p>-0.886305265856713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884456532549549">
                <text:p>-0.884456532549549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883446804473542">
                <text:p>-0.883446804473542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881057268722463">
                <text:p>-0.881057268722463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877238540362357">
                <text:p>-0.877238540362357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873568769571664">
                <text:p>-0.87356876957166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873362445414849">
                <text:p>-0.873362445414849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854633419226503">
                <text:p>-0.854633419226503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850505980312277">
                <text:p>-0.850505980312277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849508488558115">
                <text:p>-0.84950848855811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83925202437598">
                <text:p>-0.83925202437598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837452250093074">
                <text:p>-0.837452250093074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83540962323142">
                <text:p>-0.83540962323142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833374823646016">
                <text:p>-0.833374823646016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823571204930329">
                <text:p>-0.823571204930329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819903864554195">
                <text:p>-0.819903864554195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817707915639465">
                <text:p>-0.817707915639465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813008130081316">
                <text:p>-0.813008130081316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813008130081316">
                <text:p>-0.813008130081316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805414815276517">
                <text:p>-0.805414815276517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792152087968567">
                <text:p>-0.792152087968567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787339437041024">
                <text:p>-0.787339437041024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773787050981611">
                <text:p>-0.773787050981611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769154028684305">
                <text:p>-0.769154028684305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764230908322383">
                <text:p>-0.764230908322383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760607987169359">
                <text:p>-0.760607987169359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757575757575757">
                <text:p>-0.757575757575757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739921689466361">
                <text:p>-0.739921689466361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730790679630489">
                <text:p>-0.730790679630489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723700877444888">
                <text:p>-0.723700877444888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722483714161681">
                <text:p>-0.722483714161681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697713256478605">
                <text:p>-0.697713256478605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688147920152482">
                <text:p>-0.688147920152482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684960851739402">
                <text:p>-0.684960851739402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683409915558164">
                <text:p>-0.683409915558164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682626365540273">
                <text:p>-0.68262636554027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659319688797122">
                <text:p>-0.659319688797122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655772172639535">
                <text:p>-0.65577217263953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654700056639179">
                <text:p>-0.654700056639179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648966382063965">
                <text:p>-0.64896638206396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641710402055951">
                <text:p>-0.641710402055951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637836991694074">
                <text:p>-0.637836991694074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634308503592207">
                <text:p>-0.634308503592207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62935464377778">
                <text:p>-0.62935464377778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626989111356957">
                <text:p>-0.626989111356957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625028258616811">
                <text:p>-0.62502825861681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6235674306175">
                <text:p>-0.6235674306175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619020026432282">
                <text:p>-0.619020026432282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611620795107037">
                <text:p>-0.61162079510703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609136606110339">
                <text:p>-0.609136606110339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606381732048766">
                <text:p>-0.606381732048766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602409638554224">
                <text:p>-0.60240963855422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602073635232303">
                <text:p>-0.602073635232303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589929396425182">
                <text:p>-0.58992939642518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589297378634979">
                <text:p>-0.589297378634979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583681284683479">
                <text:p>-0.583681284683479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583096209912526">
                <text:p>-0.583096209912526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579710144927548">
                <text:p>-0.579710144927548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578322793765274">
                <text:p>-0.57832279376527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574712643678144">
                <text:p>-0.5747126436781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565775391261536">
                <text:p>-0.565775391261536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561797752809001">
                <text:p>-0.561797752809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552512714294329">
                <text:p>-0.552512714294329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543506003097416">
                <text:p>-0.543506003097416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538669921010637">
                <text:p>-0.5386699210106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536923486468643">
                <text:p>-0.53692348646864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534220788969453">
                <text:p>-0.534220788969453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497512437810954">
                <text:p>-0.497512437810954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488361011049532">
                <text:p>-0.488361011049532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476303439157344">
                <text:p>-0.476303439157344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474518160910276">
                <text:p>-0.474518160910276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467715186119966">
                <text:p>-0.467715186119966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455245734367105">
                <text:p>-0.455245734367105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443804785712443">
                <text:p>-0.443804785712443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441604627078562">
                <text:p>-0.441604627078562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441562563349751">
                <text:p>-0.441562563349751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438376844897781">
                <text:p>-0.438376844897781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412751816818979">
                <text:p>-0.412751816818979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411522633744865">
                <text:p>-0.411522633744865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411069134354414">
                <text:p>-0.411069134354414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373061533564778">
                <text:p>-0.373061533564778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371747211895901">
                <text:p>-0.371747211895901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352337620854326">
                <text:p>-0.352337620854326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351719605780698">
                <text:p>-0.351719605780698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334459328100556">
                <text:p>-0.334459328100556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324168342396125">
                <text:p>-0.324168342396125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318699206738082">
                <text:p>-0.318699206738082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308648129095801">
                <text:p>-0.308648129095801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273233756329316">
                <text:p>-0.27323375632931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268474573252719">
                <text:p>-0.268474573252719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267755717233509">
                <text:p>-0.267755717233509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259250501406949">
                <text:p>-0.259250501406949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247377793258918">
                <text:p>-0.247377793258918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216106865936516">
                <text:p>-0.216106865936516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210864656823262">
                <text:p>-0.210864656823262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189586432074274">
                <text:p>-0.189586432074274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18904539911152">
                <text:p>-0.18904539911152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187406067632157">
                <text:p>-0.187406067632157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186313029402929">
                <text:p>-0.186313029402929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182821752899176">
                <text:p>-0.182821752899176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171932090095694">
                <text:p>-0.17193209009569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170749611719589">
                <text:p>-0.170749611719589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66583129404141">
                <text:p>-0.166583129404141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163052140702125">
                <text:p>-0.163052140702125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160954993462381">
                <text:p>-0.160954993462381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160005413208231">
                <text:p>-0.16000541320823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150678221174927">
                <text:p>-0.150678221174927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140949069534879">
                <text:p>-0.14094906953487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135705759922278">
                <text:p>-0.135705759922278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133435854767139">
                <text:p>-0.133435854767139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132706117785764">
                <text:p>-0.132706117785764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122360377285546">
                <text:p>-0.122360377285546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11843352967329">
                <text:p>-0.11843352967329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11608060485967">
                <text:p>-0.11608060485967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105106103009178">
                <text:p>-0.105106103009178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92205471378926">
                <text:p>-0.092205471378926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62630316390044">
                <text:p>-0.062630316390044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56309323497195">
                <text:p>-0.056309323497195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5330098557238">
                <text:p>-0.05330098557238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53130776645816">
                <text:p>-0.053130776645816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62434396743361">
                <text:p>0.062434396743361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63151556602681">
                <text:p>0.063151556602681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63683616772292">
                <text:p>0.06368361677229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6432515934196">
                <text:p>0.06432515934196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70101039642934">
                <text:p>0.070101039642934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08170314706757">
                <text:p>0.108170314706757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10255569000595">
                <text:p>0.110255569000595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16019157263647">
                <text:p>0.116019157263647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23317003470635">
                <text:p>0.123317003470635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24778598840813">
                <text:p>0.124778598840813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26666860066149">
                <text:p>0.126666860066149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29790262990226">
                <text:p>0.129790262990226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30087919945887">
                <text:p>0.13008791994588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32497082335181">
                <text:p>0.13249708233518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34232834385539">
                <text:p>0.134232834385539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35597826099154">
                <text:p>0.135597826099154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74224005773316">
                <text:p>0.174224005773316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8215569035569">
                <text:p>0.18215569035569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95589983227618">
                <text:p>0.195589983227618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10275476668187">
                <text:p>0.210275476668187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43465581279367">
                <text:p>0.243465581279367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61793742999283">
                <text:p>0.261793742999283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62476542946399">
                <text:p>0.262476542946399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77017714726746">
                <text:p>0.277017714726746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8861684849375">
                <text:p>0.28861684849375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94035016780381">
                <text:p>0.294035016780381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9807310584129">
                <text:p>0.29807310584129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11049229264637">
                <text:p>0.311049229264637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24504963725536">
                <text:p>0.324504963725536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2859651020245">
                <text:p>0.32859651020245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29505098196559">
                <text:p>0.329505098196559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31469568978049">
                <text:p>0.331469568978049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42604346382869">
                <text:p>0.34260434638286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55049658493778">
                <text:p>0.355049658493778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56119755761286">
                <text:p>0.356119755761286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5652924736489">
                <text:p>0.35652924736489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58422939068115">
                <text:p>0.358422939068115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62062220086834">
                <text:p>0.362062220086834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66985363948857">
                <text:p>0.366985363948857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77672865964751">
                <text:p>0.377672865964751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80521530496258">
                <text:p>0.380521530496258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87907212248129">
                <text:p>0.387907212248129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89105058365757">
                <text:p>0.3891050583657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91665250876527">
                <text:p>0.391665250876527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05755032866462">
                <text:p>0.405755032866462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14043646788453">
                <text:p>0.414043646788453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25531914893629">
                <text:p>0.425531914893629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27350427350426">
                <text:p>0.427350427350426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27370606855138">
                <text:p>0.427370606855138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28800109157712">
                <text:p>0.428800109157712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2918454935621">
                <text:p>0.42918454935621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42746320692478">
                <text:p>0.442746320692478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4356342368157">
                <text:p>0.44356342368157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51812864920642">
                <text:p>0.451812864920642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56642461044998">
                <text:p>0.456642461044998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73677698853336">
                <text:p>0.473677698853336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73840808774439">
                <text:p>0.473840808774439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87829871691847">
                <text:p>0.487829871691847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92748751776917">
                <text:p>0.492748751776917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94532816760551">
                <text:p>0.49453281676055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508630988316816">
                <text:p>0.508630988316816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510204081632648">
                <text:p>0.51020408163264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512524219805011">
                <text:p>0.51252421980501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518406527066895">
                <text:p>0.518406527066895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524961791726808">
                <text:p>0.524961791726808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527791135705646">
                <text:p>0.527791135705646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32229231851433">
                <text:p>0.532229231851433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537090035595078">
                <text:p>0.537090035595078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53763440860215">
                <text:p>0.5376344086021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539838854073405">
                <text:p>0.53983885407340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548377338555395">
                <text:p>0.548377338555395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552514055778897">
                <text:p>0.552514055778897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55506972890873">
                <text:p>0.55506972890873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558487290604304">
                <text:p>0.558487290604304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566171550271788">
                <text:p>0.566171550271788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584795321637421">
                <text:p>0.58479532163742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584825112196352">
                <text:p>0.584825112196352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586516163432016">
                <text:p>0.58651616343201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592909892661808">
                <text:p>0.592909892661808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05483798628392">
                <text:p>0.605483798628392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2905655702028">
                <text:p>0.62905655702028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36239457472576">
                <text:p>0.636239457472576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55477168006535">
                <text:p>0.655477168006535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66923175580347">
                <text:p>0.666923175580347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80533054140287">
                <text:p>0.680533054140287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8081092521477">
                <text:p>0.68081092521477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80969016490529">
                <text:p>0.680969016490529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97014999632462">
                <text:p>0.69701499963246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711032125890232">
                <text:p>0.711032125890232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721297665714182">
                <text:p>0.72129766571418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43783079328741">
                <text:p>0.743783079328741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745437342041511">
                <text:p>0.745437342041511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751743993264409">
                <text:p>0.751743993264409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753319789813256">
                <text:p>0.753319789813256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57575757575779">
                <text:p>0.757575757575779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61170236343123">
                <text:p>0.761170236343123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768001568612031">
                <text:p>0.768001568612031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769169911244538">
                <text:p>0.769169911244538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769230769230767">
                <text:p>0.76923076923076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784313725490193">
                <text:p>0.784313725490193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787339437041035">
                <text:p>0.78733943704103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795495051779538">
                <text:p>0.795495051779538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799711428429273">
                <text:p>0.799711428429273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818587397569659">
                <text:p>0.818587397569659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19672131147553">
                <text:p>0.819672131147553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821890419461013">
                <text:p>0.821890419461013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3452735727636">
                <text:p>0.83452735727636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51566417910421">
                <text:p>0.851566417910421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64362509290006">
                <text:p>0.864362509290006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866757217172443">
                <text:p>0.86675721717244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876531510113332">
                <text:p>0.876531510113332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892857142857162">
                <text:p>0.89285714285716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93022407298649">
                <text:p>0.89302240729864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95472574451861">
                <text:p>0.895472574451861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39565041252144">
                <text:p>0.939565041252144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41956176567116">
                <text:p>0.94195617656711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43396226415083">
                <text:p>0.943396226415083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55849726298585">
                <text:p>0.95584972629858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55849726298585">
                <text:p>0.955849726298585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5621589899757">
                <text:p>0.95621589899757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57734170175573">
                <text:p>0.957734170175573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58442425011863">
                <text:p>0.95844242501186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61582536529848">
                <text:p>0.961582536529848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74599617126581">
                <text:p>0.974599617126581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76404373841988">
                <text:p>0.976404373841988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80392156862764">
                <text:p>0.98039215686276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90142309797482">
                <text:p>0.990142309797482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91317747876419">
                <text:p>0.991317747876419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01791931738959">
                <text:p>1.01791931738959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02196669973045">
                <text:p>1.021966699730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02564102564102">
                <text:p>1.0256410256410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02745358353076">
                <text:p>1.02745358353076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03045739362226">
                <text:p>1.03045739362226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3728664264233">
                <text:p>1.03728664264233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05577681221127">
                <text:p>1.05577681221127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06319591606552">
                <text:p>1.06319591606552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06703444984635">
                <text:p>1.0670344498463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07872474113906">
                <text:p>1.07872474113906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11817804124816">
                <text:p>1.11817804124816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12275080952555">
                <text:p>1.12275080952555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12416968008355">
                <text:p>1.1241696800835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12896877702602">
                <text:p>1.12896877702602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13492960246082">
                <text:p>1.13492960246082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13578084853485">
                <text:p>1.13578084853485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14750089132272">
                <text:p>1.14750089132272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15479607847988">
                <text:p>1.15479607847988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16794748945352">
                <text:p>1.16794748945352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16990626559019">
                <text:p>1.16990626559019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18477700178905">
                <text:p>1.18477700178905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18683991872008">
                <text:p>1.1868399187200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18925099975167">
                <text:p>1.18925099975167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19189354233573">
                <text:p>1.19189354233573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1935939599294">
                <text:p>1.1935939599294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20481927710843">
                <text:p>1.2048192771084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20672100023564">
                <text:p>1.20672100023564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23839009287927">
                <text:p>1.23839009287927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2391936006579">
                <text:p>1.2391936006579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24190952462548">
                <text:p>1.24190952462548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24293671941069">
                <text:p>1.24293671941069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26582278481011">
                <text:p>1.26582278481011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27118644067796">
                <text:p>1.27118644067796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27801893932724">
                <text:p>1.27801893932724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29870129870129">
                <text:p>1.29870129870129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3067113965558">
                <text:p>1.3067113965558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30976920762722">
                <text:p>1.3097692076272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31578947368423">
                <text:p>1.31578947368423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33117908075413">
                <text:p>1.33117908075413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35323277803816">
                <text:p>1.35323277803816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36415093682609">
                <text:p>1.36415093682609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39402999926492">
                <text:p>1.39402999926492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41124673354198">
                <text:p>1.4112467335419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43945032102806">
                <text:p>1.4394503210280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45525949218697">
                <text:p>1.45525949218697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47058823529413">
                <text:p>1.47058823529413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47067368691514">
                <text:p>1.47067368691514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47825439745575">
                <text:p>1.47825439745575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48277900155576">
                <text:p>1.48277900155576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48514851485149">
                <text:p>1.48514851485149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4883347760966">
                <text:p>1.4883347760966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49253731343284">
                <text:p>1.49253731343284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50920454013215">
                <text:p>1.50920454013215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5108369977737">
                <text:p>1.5108369977737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5415305212813">
                <text:p>1.5415305212813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54870634540889">
                <text:p>1.54870634540889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55642023346305">
                <text:p>1.55642023346305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56746390207971">
                <text:p>1.56746390207971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58721850824684">
                <text:p>1.58721850824684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5873015873016">
                <text:p>1.58730158730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5873015873016">
                <text:p>1.5873015873016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5905460410284">
                <text:p>1.5905460410284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59497381445501">
                <text:p>1.5949738144550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59867712842394">
                <text:p>1.5986771284239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64399908008261">
                <text:p>1.64399908008261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64617204110564">
                <text:p>1.64617204110564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70704629270435">
                <text:p>1.70704629270435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71857994299041">
                <text:p>1.71857994299041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7241379310345">
                <text:p>1.724137931034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7544661060213">
                <text:p>1.7544661060213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78002603083447">
                <text:p>1.7800260308344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7857142857143">
                <text:p>1.7857142857143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79512824024726">
                <text:p>1.79512824024726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80137715200186">
                <text:p>1.80137715200186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80678257262519">
                <text:p>1.80678257262519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81263967863305">
                <text:p>1.81263967863305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81818181818181">
                <text:p>1.81818181818181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81827483822463">
                <text:p>1.8182748382246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84425195569851">
                <text:p>1.84425195569851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88173396298483">
                <text:p>1.88173396298483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89074383957744">
                <text:p>1.89074383957744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91798093470326">
                <text:p>1.91798093470326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92449728891404">
                <text:p>1.92449728891404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94174757281553">
                <text:p>1.9417475728155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96408931256684">
                <text:p>1.96408931256684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97903814317617">
                <text:p>1.97903814317617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98019801980198">
                <text:p>1.98019801980198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98603066631431">
                <text:p>1.98603066631431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">
                <text:p>2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00009467443956">
                <text:p>2.00009467443956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00129689385624">
                <text:p>2.00129689385624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02965040057317">
                <text:p>2.02965040057317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0337068339437">
                <text:p>2.0337068339437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04947576653749">
                <text:p>2.04947576653749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06611570247934">
                <text:p>2.06611570247934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10084033613445">
                <text:p>2.1008403361344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10526315789472">
                <text:p>2.1052631578947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11393214068054">
                <text:p>2.11393214068054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13675213675213">
                <text:p>2.13675213675213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16182053707099">
                <text:p>2.16182053707099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16650358503188">
                <text:p>2.1665035850318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17102876691433">
                <text:p>2.17102876691433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18887344704604">
                <text:p>2.18887344704604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19791264834259">
                <text:p>2.19791264834259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22542627681213">
                <text:p>2.2254262768121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23459155516281">
                <text:p>2.2345915551628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24719101123594">
                <text:p>2.247191011235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25988700564972">
                <text:p>2.2598870056497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26834024445299">
                <text:p>2.26834024445299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29007633587788">
                <text:p>2.29007633587788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34600453722738">
                <text:p>2.34600453722738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3527977264727">
                <text:p>2.3527977264727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36796266940482">
                <text:p>2.36796266940482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37754252115585">
                <text:p>2.37754252115585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37950124785702">
                <text:p>2.37950124785702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3998556477806">
                <text:p>2.3998556477806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40101475280041">
                <text:p>2.40101475280041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40797341439316">
                <text:p>2.40797341439316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40882590205502">
                <text:p>2.40882590205502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40963855421685">
                <text:p>2.40963855421685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42943324890399">
                <text:p>2.42943324890399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44386411681816">
                <text:p>2.44386411681816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47090062714397">
                <text:p>2.47090062714397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47220043977385">
                <text:p>2.47220043977385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48447204968942">
                <text:p>2.4844720496894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50342065924574">
                <text:p>2.50342065924574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2857329250624">
                <text:p>2.52857329250624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54237288135593">
                <text:p>2.54237288135593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56405177081267">
                <text:p>2.56405177081267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58742162706649">
                <text:p>2.58742162706649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59226425274779">
                <text:p>2.5922642527477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60899383404478">
                <text:p>2.60899383404478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62137306684924">
                <text:p>2.6213730668492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63157894736843">
                <text:p>2.63157894736843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63795293526552">
                <text:p>2.6379529352655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65486725663715">
                <text:p>2.65486725663715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65738797660595">
                <text:p>2.6573879766059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67768135703157">
                <text:p>2.67768135703157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68957101863523">
                <text:p>2.68957101863523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734375">
                <text:p>2.734375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73686446036074">
                <text:p>2.73686446036074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73889102422811">
                <text:p>2.73889102422811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74820414934294">
                <text:p>2.7482041493429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75019063556787">
                <text:p>2.75019063556787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75877053101761">
                <text:p>2.75877053101761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76015770138971">
                <text:p>2.76015770138971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8167950568351">
                <text:p>2.8167950568351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82485875706215">
                <text:p>2.824858757062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8328711763596">
                <text:p>2.8328711763596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84697508896796">
                <text:p>2.84697508896796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87472946277647">
                <text:p>2.87472946277647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89591847082482">
                <text:p>2.89591847082482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89942688536677">
                <text:p>2.89942688536677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91259725030404">
                <text:p>2.91259725030404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9126213592233">
                <text:p>2.9126213592233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91925237440529">
                <text:p>2.91925237440529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96610169491525">
                <text:p>2.96610169491525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01123805904635">
                <text:p>3.01123805904635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01204819277108">
                <text:p>3.0120481927710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01884474675191">
                <text:p>3.0188447467519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07923476339362">
                <text:p>3.07923476339362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10026097968143">
                <text:p>3.10026097968143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11385302717857">
                <text:p>3.11385302717857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12499999999998">
                <text:p>3.1249999999999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12499999999998">
                <text:p>3.12499999999998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1386837862704">
                <text:p>3.1386837862704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27603870987305">
                <text:p>3.27603870987305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27868852459017">
                <text:p>3.2786885245901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34728033472804">
                <text:p>3.34728033472804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44496496563775">
                <text:p>3.44496496563775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44846244477859">
                <text:p>3.4484624447785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46071040507778">
                <text:p>3.46071040507778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47632726368154">
                <text:p>3.47632726368154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47732731340604">
                <text:p>3.47732731340604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482173054199">
                <text:p>3.482173054199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57142857142856">
                <text:p>3.571428571428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63802608323869">
                <text:p>3.6380260832386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6409065070137">
                <text:p>3.6409065070137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65853658536586">
                <text:p>3.6585365853658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6697247706422">
                <text:p>3.6697247706422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70823189211436">
                <text:p>3.70823189211436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72511832576174">
                <text:p>3.72511832576174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78132219218481">
                <text:p>3.7813221921848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78780762952018">
                <text:p>3.78780762952018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78787878787878">
                <text:p>3.78787878787878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80264870449636">
                <text:p>3.80264870449636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84406805712998">
                <text:p>3.84406805712998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87895289089786">
                <text:p>3.87895289089786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92244328913329">
                <text:p>3.92244328913329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.05182742432535">
                <text:p>4.05182742432535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.11685363034284">
                <text:p>4.11685363034284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.24395050721598">
                <text:p>4.24395050721598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.25289976027055">
                <text:p>4.25289976027055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.27807486631016">
                <text:p>4.2780748663101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.38596491228069">
                <text:p>4.38596491228069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.5152852310232">
                <text:p>4.5152852310232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.54545454545456">
                <text:p>4.5454545454545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.54545454545456">
                <text:p>4.5454545454545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55135193771916">
                <text:p>4.55135193771916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.58015267175573">
                <text:p>4.58015267175573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.59770114942528">
                <text:p>4.59770114942528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61901009799532">
                <text:p>4.61901009799532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63897702781009">
                <text:p>4.63897702781009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64416050970955">
                <text:p>4.6441605097095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.65116279069768">
                <text:p>4.65116279069768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.67237317221529">
                <text:p>4.6723731722152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.67382102433225">
                <text:p>4.67382102433225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.76190476190477">
                <text:p>4.76190476190477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76190476190477">
                <text:p>4.76190476190477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.80771879068342">
                <text:p>4.80771879068342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.83472245518202">
                <text:p>4.83472245518202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.85437540453075">
                <text:p>4.85437540453075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86573726243149">
                <text:p>4.8657372624314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.88721804511276">
                <text:p>4.8872180451127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91153151602684">
                <text:p>4.91153151602684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.93827160493827">
                <text:p>4.93827160493827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.95535216526104">
                <text:p>4.95535216526104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">
                <text:p>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">
                <text:p>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.00891037045521">
                <text:p>5.00891037045521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.06914085985346">
                <text:p>5.06914085985346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.1948051948052">
                <text:p>5.1948051948052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.19508374550139">
                <text:p>5.19508374550139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.32304637846581">
                <text:p>5.32304637846581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.35714285714286">
                <text:p>5.35714285714286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.58375634517767">
                <text:p>5.5837563451776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.58824117647059">
                <text:p>5.58824117647059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.60747663551404">
                <text:p>5.6074766355140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.61528092794896">
                <text:p>5.61528092794896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.79710144927534">
                <text:p>5.79710144927534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.83519694268255">
                <text:p>5.83519694268255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.90717299578061">
                <text:p>5.90717299578061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.91900971458004">
                <text:p>5.91900971458004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.98290598290598">
                <text:p>5.98290598290598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.03448275862071">
                <text:p>6.03448275862071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.13496970153189">
                <text:p>6.13496970153189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.17283950617285">
                <text:p>6.1728395061728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.19763227097085">
                <text:p>6.19763227097085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.2167146220901">
                <text:p>6.2167146220901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.34920634920635">
                <text:p>6.3492063492063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.38689878009058">
                <text:p>6.38689878009058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.42697723322843">
                <text:p>6.42697723322843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.5040650406504">
                <text:p>6.5040650406504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.62348075711263">
                <text:p>6.62348075711263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.66644553902629">
                <text:p>6.66644553902629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.75675675675675">
                <text:p>6.7567567567567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.82920491410994">
                <text:p>6.82920491410994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.87830794615387">
                <text:p>6.8783079461538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.05882352941176">
                <text:p>7.0588235294117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.27272727272728">
                <text:p>7.2727272727272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.32657617475931">
                <text:p>7.32657617475931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.3394495412844">
                <text:p>7.3394495412844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.5616700642543">
                <text:p>7.5616700642543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.59075247524752">
                <text:p>7.59075247524752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.60869565217392">
                <text:p>7.6086956521739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.77777777777777">
                <text:p>7.77777777777777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.7778448421389">
                <text:p>7.7778448421389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.96019900497511">
                <text:p>7.960199004975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.97872340425532">
                <text:p>7.97872340425532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.30327863732239">
                <text:p>8.30327863732239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.49056603773586">
                <text:p>8.4905660377358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.49056603773586">
                <text:p>8.49056603773586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.65384615384617">
                <text:p>8.65384615384617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.84955752212388">
                <text:p>8.84955752212388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11696914764228">
                <text:p>9.11696914764228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52380952380951">
                <text:p>9.52380952380951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75247651112152">
                <text:p>9.75247651112152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92907801418439">
                <text:p>9.9290780141843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.126582278481">
                <text:p>10.12658227848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.2564102564103">
                <text:p>10.2564102564103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.3092783505155">
                <text:p>10.3092783505155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.3825136612022">
                <text:p>10.38251366120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.7603979232302">
                <text:p>10.760397923230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.864406779661">
                <text:p>11.864406779661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.3711340206186">
                <text:p>12.3711340206186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.6918866661555">
                <text:p>12.6918866661555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.9310344827586">
                <text:p>12.931034482758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">
                <text:p>13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3.375796178344">
                <text:p>13.37579617834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3.5922330097087">
                <text:p>13.5922330097087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.8686131386861">
                <text:p>13.8686131386861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.1242937853107">
                <text:p>14.124293785310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.1592920353982">
                <text:p>14.1592920353982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.5289256198347">
                <text:p>16.5289256198347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.5310889423221">
                <text:p>16.5310889423221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.2043010752688">
                <text:p>17.2043010752688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7.5572519083969">
                <text:p>17.5572519083969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1.2121212121212">
                <text:p>21.2121212121212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1.9178082191781">
                <text:p>21.9178082191781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2.0930232558139">
                <text:p>22.0930232558139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2.680412371134">
                <text:p>22.680412371134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3.728813559322">
                <text:p>23.728813559322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.2424242424242">
                <text:p>24.242424242424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5.2564185514331">
                <text:p>25.2564185514331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5.9550561797753">
                <text:p>35.955056179775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0">
                <text:p>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